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ll-results">
      <style:table-properties table:display="true" style:writing-mode="lr-tb"/>
    </style:style>
    <style:style style:name="ta2" style:family="table" style:master-page-name="PageStyle_5f_sp-analyses">
      <style:table-properties table:display="true" style:writing-mode="lr-tb"/>
    </style:style>
    <style:style style:name="ta3" style:family="table" style:master-page-name="PageStyle_5f_sp-analyser">
      <style:table-properties table:display="true" style:writing-mode="lr-tb"/>
    </style:style>
    <style:style style:name="ta4" style:family="table" style:master-page-name="PageStyle_5f_sp-runtime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7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-result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header (head)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header (sample)</text:p>
          </table:table-cell>
          <table:covered-table-cell table:number-columns-repeated="3" table:style-name="ce1"/>
          <table:table-cell table:style-name="ce1" office:value-type="string" calcext:value-type="string" table:number-columns-spanned="7" table:number-rows-spanned="1">
            <text:p>header (tail)</text:p>
          </table:table-cell>
          <table:covered-table-cell table:number-columns-repeated="6" table:style-name="ce1"/>
          <table:table-cell table:style-name="ce1" office:value-type="string" calcext:value-type="string" table:number-columns-spanned="3" table:number-rows-spanned="1">
            <text:p>sample stats</text:p>
          </table:table-cell>
          <table:covered-table-cell table:number-columns-repeated="2" table:style-name="ce1"/>
          <table:table-cell table:style-name="ce1" office:value-type="string" calcext:value-type="string" table:number-columns-spanned="8" table:number-rows-spanned="1">
            <text:p>parameters</text:p>
          </table:table-cell>
          <table:covered-table-cell table:number-columns-repeated="7" table:style-name="ce1"/>
          <table:table-cell table:style-name="ce1" office:value-type="string" calcext:value-type="string" table:number-columns-spanned="4" table:number-rows-spanned="1">
            <text:p>run output</text:p>
          </table:table-cell>
          <table:covered-table-cell table:number-columns-repeated="3" table:style-name="ce1"/>
          <table:table-cell table:style-name="ce1" office:value-type="string" calcext:value-type="string" table:number-columns-spanned="11" table:number-rows-spanned="1">
            <text:p>encounter rate</text:p>
          </table:table-cell>
          <table:covered-table-cell table:number-columns-repeated="10" table:style-name="ce1"/>
          <table:table-cell table:style-name="ce1" office:value-type="string" calcext:value-type="string" table:number-columns-spanned="38" table:number-rows-spanned="1">
            <text:p>detection probability</text:p>
          </table:table-cell>
          <table:covered-table-cell table:number-columns-repeated="37" table:style-name="ce1"/>
          <table:table-cell table:style-name="ce1" office:value-type="string" calcext:value-type="string" table:number-columns-spanned="16" table:number-rows-spanned="1">
            <text:p>density/abundance</text:p>
          </table:table-cell>
          <table:covered-table-cell table:number-columns-repeated="15" table:style-name="ce1"/>
          <table:table-cell table:style-name="ce1" office:value-type="string" calcext:value-type="string" table:number-columns-spanned="6" table:number-rows-spanned="1">
            <text:p>combined quality</text:p>
          </table:table-cell>
          <table:covered-table-cell table:number-columns-repeated="5" table:style-name="ce1"/>
          <table:table-cell table:style-name="ce1" office:value-type="string" calcext:value-type="string" table:number-columns-spanned="19" table:number-rows-spanned="1">
            <text:p>auto filter sort</text:p>
          </table:table-cell>
          <table:covered-table-cell table:number-columns-repeated="18" table:style-name="ce1"/>
          <table:table-cell table:number-columns-repeated="16265"/>
        </table:table-row>
        <table:table-row table:style-name="ro1">
          <table:table-cell table:style-name="ce1"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FonctionClé</text:p>
          </table:table-cell>
          <table:table-cell table:style-name="ce1" office:value-type="string" calcext:value-type="string">
            <text:p>SérieAjust</text:p>
          </table:table-cell>
          <table:table-cell table:style-name="ce1" office:value-type="string" calcext:value-type="string">
            <text:p>TrGche</text:p>
          </table:table-cell>
          <table:table-cell table:style-name="ce1" office:value-type="string" calcext:value-type="string">
            <text:p>TrDrte</text:p>
          </table:table-cell>
          <table:table-cell table:style-name="ce1" office:value-type="string" calcext:value-type="string">
            <text:p>NbTrchMod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OptimTrunc</text:p>
          </table:table-cell>
          <table:table-cell table:style-name="ce1" office:value-type="string" calcext:value-type="string">
            <text:p>total number of observations</text:p>
          </table:table-cell>
          <table:table-cell table:style-name="ce1" office:value-type="string" calcext:value-type="string">
            <text:p>minimal observation distance</text:p>
          </table:table-cell>
          <table:table-cell table:style-name="ce1" office:value-type="string" calcext:value-type="string">
            <text:p>maximal observation distance</text:p>
          </table:table-cell>
          <table:table-cell table:style-name="ce1" office:value-type="string" calcext:value-type="string">
            <text:p>estimator key function</text:p>
          </table:table-cell>
          <table:table-cell table:style-name="ce1" office:value-type="string" calcext:value-type="string">
            <text:p>estimator adjustment series</text:p>
          </table:table-cell>
          <table:table-cell table:style-name="ce1" office:value-type="string" calcext:value-type="string">
            <text:p>estimator selection criterion</text:p>
          </table:table-cell>
          <table:table-cell table:style-name="ce1" office:value-type="string" calcext:value-type="string">
            <text:p>CV interval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model fitting distance cut points</text:p>
          </table:table-cell>
          <table:table-cell table:style-name="ce1" office:value-type="string" calcext:value-type="string">
            <text:p>distance discretisation cut points</text:p>
          </table:table-cell>
          <table:table-cell table:style-name="ce1" office:value-type="string" calcext:value-type="string">
            <text:p>run statu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lapsed time</text:p>
          </table:table-cell>
          <table:table-cell table:style-name="ce1" office:value-type="string" calcext:value-type="string">
            <text:p>run folder</text:p>
          </table:table-cell>
          <table:table-cell table:style-name="ce1" office:value-type="string" calcext:value-type="string">
            <text:p>number of observations (n)</text:p>
          </table:table-cell>
          <table:table-cell table:style-name="ce1" office:value-type="string" calcext:value-type="string">
            <text:p>number of samples (k)</text:p>
          </table:table-cell>
          <table:table-cell table:style-name="ce1" office:value-type="string" calcext:value-type="string">
            <text:p>effort (L or K or T)</text:p>
          </table:table-cell>
          <table:table-cell table:style-name="ce1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1"/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 (w)</text:p>
          </table:table-cell>
          <table:table-cell table:style-name="ce1" office:value-type="string" calcext:value-type="string">
            <text:p>observation rate</text:p>
          </table:table-cell>
          <table:table-cell table:style-name="ce1" office:value-type="string" calcext:value-type="string">
            <text:p>total number of parameters (m)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 value</text:p>
          </table:table-cell>
          <table:table-cell table:style-name="ce1" office:value-type="string" calcext:value-type="string">
            <text:p>chi-square test probability determined</text:p>
          </table:table-cell>
          <table:table-cell table:style-name="ce1" office:value-type="string" calcext:value-type="string">
            <text:p>chi-square test probability (distance set 1)</text:p>
          </table:table-cell>
          <table:table-cell table:style-name="ce1" office:value-type="string" calcext:value-type="string">
            <text:p>chi-square test probability (distance set 2)</text:p>
          </table:table-cell>
          <table:table-cell table:style-name="ce1" office:value-type="string" calcext:value-type="string">
            <text:p>chi-square test probability (distance set 3)</text:p>
          </table:table-cell>
          <table:table-cell table:style-name="ce1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1"/>
          <table:table-cell table:style-name="ce1" office:value-type="string" calcext:value-type="string">
            <text:p>AICc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Log likelihood</text:p>
          </table:table-cell>
          <table:table-cell table:style-name="ce1" office:value-type="string" calcext:value-type="string">
            <text:p>Kolmogorov-Smirnov test probability</text:p>
          </table:table-cell>
          <table:table-cell table:style-name="ce1" office:value-type="string" calcext:value-type="string">
            <text:p>Cramér-von Mises (uniform weighting) test probability</text:p>
          </table:table-cell>
          <table:table-cell table:style-name="ce1" office:value-type="string" calcext:value-type="string">
            <text:p>Cramér-von Mises (cosine weighting) test probability</text:p>
          </table:table-cell>
          <table:table-cell table:style-name="ce1" office:value-type="string" calcext:value-type="string">
            <text:p>key function type</text:p>
          </table:table-cell>
          <table:table-cell table:style-name="ce1" office:value-type="string" calcext:value-type="string">
            <text:p>adjustment series type</text:p>
          </table:table-cell>
          <table:table-cell table:style-name="ce1" office:value-type="string" calcext:value-type="string">
            <text:p>number of key function parameters (NKP)</text:p>
          </table:table-cell>
          <table:table-cell table:style-name="ce1" office:value-type="string" calcext:value-type="string">
            <text:p>number of adjustment term parameters (NAP)</text:p>
          </table:table-cell>
          <table:table-cell table:style-name="ce1" office:value-type="string" calcext:value-type="string">
            <text:p>number of covariate parameters (NCP)</text:p>
          </table:table-cell>
          <table:table-cell table:style-name="ce1" office:value-type="string" calcext:value-type="string">
            <text:p>estimated value of A(1) adjustment term parameter</text:p>
          </table:table-cell>
          <table:table-cell table:style-name="ce1" office:value-type="string" calcext:value-type="string">
            <text:p>estimated value of A(2) adjustment term parameter</text:p>
          </table:table-cell>
          <table:table-cell table:style-name="ce1" office:value-type="string" calcext:value-type="string">
            <text:p>estimated value of A(3) adjustment term parameter</text:p>
          </table:table-cell>
          <table:table-cell table:style-name="ce1" office:value-type="string" calcext:value-type="string">
            <text:p>estimated value of A(4) adjustment term parameter</text:p>
          </table:table-cell>
          <table:table-cell table:style-name="ce1" office:value-type="string" calcext:value-type="string">
            <text:p>estimated value of A(5) adjustment term parameter</text:p>
          </table:table-cell>
          <table:table-cell table:style-name="ce1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1"/>
          <table:table-cell table:style-name="ce1" office:value-type="string" calcext:value-type="string" table:number-columns-spanned="6" table:number-rows-spanned="1">
            <text:p>density of animals</text:p>
          </table:table-cell>
          <table:covered-table-cell table:number-columns-repeated="5" table:style-name="ce1"/>
          <table:table-cell table:style-name="ce1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1"/>
          <table:table-cell table:style-name="ce1" office:value-type="string" calcext:value-type="string">
            <text:p>balanced 1</text:p>
          </table:table-cell>
          <table:table-cell table:style-name="ce1" office:value-type="string" calcext:value-type="string">
            <text:p>balanced 2</text:p>
          </table:table-cell>
          <table:table-cell table:style-name="ce1" office:value-type="string" calcext:value-type="string">
            <text:p>balanced 3</text:p>
          </table:table-cell>
          <table:table-cell table:style-name="ce1" office:value-type="string" calcext:value-type="string">
            <text:p>more Chi2</text:p>
          </table:table-cell>
          <table:table-cell table:style-name="ce1" office:value-type="string" calcext:value-type="string">
            <text:p>more KS</text:p>
          </table:table-cell>
          <table:table-cell table:style-name="ce1" office:value-type="string" calcext:value-type="string">
            <text:p>more DCv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AIC (same trunc)</text:p>
          </table:table-cell>
          <table:table-cell table:style-name="ce1" office:value-type="string" calcext:value-type="string">
            <text:p>Chi2 KS DCv (close trunc)</text:p>
          </table:table-cell>
          <table:table-cell table:style-name="ce1" office:value-type="string" calcext:value-type="string">
            <text:p>DCv (close trunc)</text:p>
          </table:table-cell>
          <table:table-cell table:style-name="ce1" office:value-type="string" calcext:value-type="string">
            <text:p>Bal. quality 1 (close trunc)</text:p>
          </table:table-cell>
          <table:table-cell table:style-name="ce1" office:value-type="string" calcext:value-type="string">
            <text:p>Bal. quality 2 (close trunc)</text:p>
          </table:table-cell>
          <table:table-cell table:style-name="ce1" office:value-type="string" calcext:value-type="string">
            <text:p>Bal. quality 3 (close trunc)</text:p>
          </table:table-cell>
          <table:table-cell table:style-name="ce1" office:value-type="string" calcext:value-type="string">
            <text:p>Bal. quality Chi2+ (close trunc)</text:p>
          </table:table-cell>
          <table:table-cell table:style-name="ce1" office:value-type="string" calcext:value-type="string">
            <text:p>Bal. quality KS+ (close trunc)</text:p>
          </table:table-cell>
          <table:table-cell table:style-name="ce1" office:value-type="string" calcext:value-type="string">
            <text:p>Bal. quality DCv+ (close trunc)</text:p>
          </table:table-cell>
          <table:table-cell table:style-name="ce1" office:value-type="string" calcext:value-type="string">
            <text:p>Chi2 KS DCv (global)</text:p>
          </table:table-cell>
          <table:table-cell table:style-name="ce1" office:value-type="string" calcext:value-type="string">
            <text:p>Bal. quality 1 (global)</text:p>
          </table:table-cell>
          <table:table-cell table:style-name="ce1" office:value-type="string" calcext:value-type="string">
            <text:p>Bal. quality 2 (global)</text:p>
          </table:table-cell>
          <table:table-cell table:style-name="ce1" office:value-type="string" calcext:value-type="string">
            <text:p>Bal. quality 3 (global)</text:p>
          </table:table-cell>
          <table:table-cell table:style-name="ce1" office:value-type="string" calcext:value-type="string">
            <text:p>Bal. quality Chi2+ (global)</text:p>
          </table:table-cell>
          <table:table-cell table:style-name="ce1" office:value-type="string" calcext:value-type="string">
            <text:p>Bal. quality KS+ (global)</text:p>
          </table:table-cell>
          <table:table-cell table:style-name="ce1" office:value-type="string" calcext:value-type="string">
            <text:p>Bal. quality DCv+ (global)</text:p>
          </table:table-cell>
          <table:table-cell table:style-name="ce1" office:value-type="string" calcext:value-type="string">
            <text:p>DeltaAIC Chi2 KS DCv (global)</text:p>
          </table:table-cell>
          <table:table-cell table:number-columns-repeated="16265"/>
        </table:table-row>
        <table:table-row table:style-name="ro1">
          <table:table-cell table:style-name="ce1"/>
          <table:table-cell table:number-columns-repeated="32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1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7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lta Cv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6" table:style-name="ce1" office:value-type="string" calcext:value-type="string">
            <text:p>Value</text:p>
          </table:table-cell>
          <table:table-cell table:number-columns-repeated="2" table:style-name="ce1" office:value-type="string" calcext:value-type="string">
            <text:p>Group</text:p>
          </table:table-cell>
          <table:table-cell table:number-columns-repeated="17" table:style-name="ce1" office:value-type="string" calcext:value-type="string">
            <text:p>Order</text:p>
          </table:table-cell>
          <table:table-cell table:number-columns-repeated="1626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5mn-hno-cos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5-08T18:18:46.22" calcext:value-type="date">
            <text:p>2024-05-08 18:18:46</text:p>
          </table:table-cell>
          <table:table-cell office:value-type="float" office:value="0.958009" calcext:value-type="float">
            <text:p>0,958009</text:p>
          </table:table-cell>
          <table:table-cell office:value-type="string" calcext:value-type="string">
            <text:p>C:\git\pyaudisam\tests\tmp\val-oanlr\SylvAtri-ab-m-5mn-hno-cos-o43ov6uu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.0160000000001" calcext:value-type="float">
            <text:p>16,0160000000001</text:p>
          </table:table-cell>
          <table:table-cell office:value-type="float" office:value="2886.089" calcext:value-type="float">
            <text:p>2886,089</text:p>
          </table:table-cell>
          <table:table-cell office:value-type="float" office:value="0.0000006556511" calcext:value-type="float">
            <text:p>0,0000006556511</text:p>
          </table:table-cell>
          <table:table-cell office:value-type="float" office:value="0.00003117323" calcext:value-type="float">
            <text:p>0,00003117323</text:p>
          </table:table-cell>
          <table:table-cell office:value-type="float" office:value="0.000007510185" calcext:value-type="float">
            <text:p>0,000007510185</text:p>
          </table:table-cell>
          <table:table-cell office:value-type="float" office:value="0.0000006556511" calcext:value-type="float">
            <text:p>0,0000006556511</text:p>
          </table:table-cell>
          <table:table-cell office:value-type="float" office:value="0.0001421544" calcext:value-type="float">
            <text:p>0,0001421544</text:p>
          </table:table-cell>
          <table:table-cell office:value-type="float" office:value="0.04541967" calcext:value-type="float">
            <text:p>0,04541967</text:p>
          </table:table-cell>
          <table:table-cell office:value-type="float" office:value="0.0001299982" calcext:value-type="float">
            <text:p>0,0001299982</text:p>
          </table:table-cell>
          <table:table-cell office:value-type="float" office:value="0.0001554473" calcext:value-type="float">
            <text:p>0,0001554473</text:p>
          </table:table-cell>
          <table:table-cell office:value-type="float" office:value="259" calcext:value-type="float">
            <text:p>259</text:p>
          </table:table-cell>
          <table:table-cell office:value-type="float" office:value="0.05903319" calcext:value-type="float">
            <text:p>0,05903319</text:p>
          </table:table-cell>
          <table:table-cell office:value-type="float" office:value="0.04541968" calcext:value-type="float">
            <text:p>0,04541968</text:p>
          </table:table-cell>
          <table:table-cell office:value-type="float" office:value="0.05398504" calcext:value-type="float">
            <text:p>0,05398504</text:p>
          </table:table-cell>
          <table:table-cell office:value-type="float" office:value="0.06455339" calcext:value-type="float">
            <text:p>0,06455339</text:p>
          </table:table-cell>
          <table:table-cell office:value-type="float" office:value="259" calcext:value-type="float">
            <text:p>259</text:p>
          </table:table-cell>
          <table:table-cell office:value-type="float" office:value="118.6137" calcext:value-type="float">
            <text:p>118,6137</text:p>
          </table:table-cell>
          <table:table-cell office:value-type="float" office:value="0.02270984" calcext:value-type="float">
            <text:p>0,02270984</text:p>
          </table:table-cell>
          <table:table-cell office:value-type="float" office:value="113.4269" calcext:value-type="float">
            <text:p>113,4269</text:p>
          </table:table-cell>
          <table:table-cell office:value-type="float" office:value="124.0377" calcext:value-type="float">
            <text:p>124,0377</text:p>
          </table:table-cell>
          <table:table-cell office:value-type="float" office:value="259" calcext:value-type="float">
            <text:p>259</text:p>
          </table:table-cell>
          <table:table-cell office:value-type="float" office:value="2886.136" calcext:value-type="float">
            <text:p>2886,136</text:p>
          </table:table-cell>
          <table:table-cell office:value-type="float" office:value="2893.218" calcext:value-type="float">
            <text:p>2893,218</text:p>
          </table:table-cell>
          <table:table-cell office:value-type="float" office:value="-1441.045" calcext:value-type="float">
            <text:p>-1441,045</text:p>
          </table:table-cell>
          <table:table-cell office:value-type="float" office:value="0.002342608" calcext:value-type="float">
            <text:p>0,0023426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868" calcext:value-type="float">
            <text:p>118,868</text:p>
          </table:table-cell>
          <table:table-cell office:value-type="float" office:value="0.7813929" calcext:value-type="float">
            <text:p>0,7813929</text:p>
          </table:table-cell>
          <table:table-cell table:number-columns-repeated="3"/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3107902" calcext:value-type="float">
            <text:p>0,3107902</text:p>
          </table:table-cell>
          <table:table-cell office:value-type="float" office:value="0" calcext:value-type="float">
            <text:p>0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746" calcext:value-type="float">
            <text:p>746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618" calcext:value-type="float">
            <text:p>618</text:p>
          </table:table-cell>
          <table:table-cell office:value-type="float" office:value="900" calcext:value-type="float">
            <text:p>900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0230365270366893" calcext:value-type="float">
            <text:p>0,0230365270366893</text:p>
          </table:table-cell>
          <table:table-cell office:value-type="float" office:value="0.0358940455814775" calcext:value-type="float">
            <text:p>0,0358940455814775</text:p>
          </table:table-cell>
          <table:table-cell office:value-type="float" office:value="0.0362296994015652" calcext:value-type="float">
            <text:p>0,0362296994015652</text:p>
          </table:table-cell>
          <table:table-cell office:value-type="float" office:value="0.0107679317275183" calcext:value-type="float">
            <text:p>0,0107679317275183</text:p>
          </table:table-cell>
          <table:table-cell office:value-type="float" office:value="0.0267247131230706" calcext:value-type="float">
            <text:p>0,0267247131230706</text:p>
          </table:table-cell>
          <table:table-cell office:value-type="float" office:value="0.0518740755014167" calcext:value-type="float">
            <text:p>0,0518740755014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626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5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4-05-08T18:18:46.22" calcext:value-type="date">
            <text:p>2024-05-08 18:18:46</text:p>
          </table:table-cell>
          <table:table-cell office:value-type="float" office:value="1.068225" calcext:value-type="float">
            <text:p>1,068225</text:p>
          </table:table-cell>
          <table:table-cell office:value-type="string" calcext:value-type="string">
            <text:p>C:\git\pyaudisam\tests\tmp\val-oanlr\SylvAtri-ab-m-5mn-hno-cos-l10-su1452xi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.8120000000004" calcext:value-type="float">
            <text:p>15,8120000000004</text:p>
          </table:table-cell>
          <table:table-cell office:value-type="float" office:value="2882.367" calcext:value-type="float">
            <text:p>2882,367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3635883" calcext:value-type="float">
            <text:p>0,0003635883</text:p>
          </table:table-cell>
          <table:table-cell office:value-type="float" office:value="0.0007719398" calcext:value-type="float">
            <text:p>0,0007719398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1437778" calcext:value-type="float">
            <text:p>0,0001437778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001315072" calcext:value-type="float">
            <text:p>0,0001315072</text:p>
          </table:table-cell>
          <table:table-cell office:value-type="float" office:value="0.0001571934" calcext:value-type="float">
            <text:p>0,0001571934</text:p>
          </table:table-cell>
          <table:table-cell office:value-type="float" office:value="259" calcext:value-type="float">
            <text:p>259</text:p>
          </table:table-cell>
          <table:table-cell office:value-type="float" office:value="0.05836663" calcext:value-type="float">
            <text:p>0,05836663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5338537" calcext:value-type="float">
            <text:p>0,05338537</text:p>
          </table:table-cell>
          <table:table-cell office:value-type="float" office:value="0.06381267" calcext:value-type="float">
            <text:p>0,06381267</text:p>
          </table:table-cell>
          <table:table-cell office:value-type="float" office:value="259" calcext:value-type="float">
            <text:p>259</text:p>
          </table:table-cell>
          <table:table-cell office:value-type="float" office:value="117.9421" calcext:value-type="float">
            <text:p>117,9421</text:p>
          </table:table-cell>
          <table:table-cell office:value-type="float" office:value="0.02266272" calcext:value-type="float">
            <text:p>0,02266272</text:p>
          </table:table-cell>
          <table:table-cell office:value-type="float" office:value="112.7951" calcext:value-type="float">
            <text:p>112,7951</text:p>
          </table:table-cell>
          <table:table-cell office:value-type="float" office:value="123.324" calcext:value-type="float">
            <text:p>123,324</text:p>
          </table:table-cell>
          <table:table-cell office:value-type="float" office:value="259" calcext:value-type="float">
            <text:p>259</text:p>
          </table:table-cell>
          <table:table-cell office:value-type="float" office:value="2882.413" calcext:value-type="float">
            <text:p>2882,413</text:p>
          </table:table-cell>
          <table:table-cell office:value-type="float" office:value="2889.496" calcext:value-type="float">
            <text:p>2889,496</text:p>
          </table:table-cell>
          <table:table-cell office:value-type="float" office:value="-1439.183" calcext:value-type="float">
            <text:p>-1439,183</text:p>
          </table:table-cell>
          <table:table-cell office:value-type="float" office:value="0.001805437" calcext:value-type="float">
            <text:p>0,00180543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6407" calcext:value-type="float">
            <text:p>118,6407</text:p>
          </table:table-cell>
          <table:table-cell office:value-type="float" office:value="0.7838258" calcext:value-type="float">
            <text:p>0,7838258</text:p>
          </table:table-cell>
          <table:table-cell table:number-columns-repeated="3"/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3143395" calcext:value-type="float">
            <text:p>0,3143395</text:p>
          </table:table-cell>
          <table:table-cell office:value-type="float" office:value="0" calcext:value-type="float">
            <text:p>0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754" calcext:value-type="float">
            <text:p>754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625" calcext:value-type="float">
            <text:p>625</text:p>
          </table:table-cell>
          <table:table-cell office:value-type="float" office:value="910" calcext:value-type="float">
            <text:p>910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0676943198307913" calcext:value-type="float">
            <text:p>0,0676943198307913</text:p>
          </table:table-cell>
          <table:table-cell office:value-type="float" office:value="0.0921816431185686" calcext:value-type="float">
            <text:p>0,0921816431185686</text:p>
          </table:table-cell>
          <table:table-cell office:value-type="float" office:value="0.0930430046309913" calcext:value-type="float">
            <text:p>0,0930430046309913</text:p>
          </table:table-cell>
          <table:table-cell office:value-type="float" office:value="0.0592798197981682" calcext:value-type="float">
            <text:p>0,0592798197981682</text:p>
          </table:table-cell>
          <table:table-cell office:value-type="float" office:value="0.0600413210288329" calcext:value-type="float">
            <text:p>0,0600413210288329</text:p>
          </table:table-cell>
          <table:table-cell office:value-type="float" office:value="0.119966972132181" calcext:value-type="float">
            <text:p>0,119966972132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626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5mn-hno-cos-r28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8T18:18:46.22" calcext:value-type="date">
            <text:p>2024-05-08 18:18:46</text:p>
          </table:table-cell>
          <table:table-cell office:value-type="float" office:value="0.533695" calcext:value-type="float">
            <text:p>0,533695</text:p>
          </table:table-cell>
          <table:table-cell office:value-type="string" calcext:value-type="string">
            <text:p>C:\git\pyaudisam\tests\tmp\val-oanlr\SylvAtri-ab-m-5mn-hno-cos-r280-x_hyemzq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6.1685823754789" calcext:value-type="float">
            <text:p>96,1685823754789</text:p>
          </table:table-cell>
          <table:table-cell office:value-type="float" office:value="2" calcext:value-type="float">
            <text:p>2</text:p>
          </table:table-cell>
          <table:table-cell office:value-type="float" office:value="1.46000000000004" calcext:value-type="float">
            <text:p>1,46000000000004</text:p>
          </table:table-cell>
          <table:table-cell office:value-type="float" office:value="2680.05" calcext:value-type="float">
            <text:p>2680,05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6866175" calcext:value-type="float">
            <text:p>0,06866175</text:p>
          </table:table-cell>
          <table:table-cell office:value-type="float" office:value="0.003217161" calcext:value-type="float">
            <text:p>0,003217161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002017681" calcext:value-type="float">
            <text:p>0,0002017681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0001639601" calcext:value-type="float">
            <text:p>0,0001639601</text:p>
          </table:table-cell>
          <table:table-cell office:value-type="float" office:value="0.0002482943" calcext:value-type="float">
            <text:p>0,0002482943</text:p>
          </table:table-cell>
          <table:table-cell office:value-type="float" office:value="249" calcext:value-type="float">
            <text:p>249</text:p>
          </table:table-cell>
          <table:table-cell office:value-type="float" office:value="0.1264333" calcext:value-type="float">
            <text:p>0,1264333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1027418" calcext:value-type="float">
            <text:p>0,1027418</text:p>
          </table:table-cell>
          <table:table-cell office:value-type="float" office:value="0.1555879" calcext:value-type="float">
            <text:p>0,1555879</text:p>
          </table:table-cell>
          <table:table-cell office:value-type="float" office:value="249" calcext:value-type="float">
            <text:p>249</text:p>
          </table:table-cell>
          <table:table-cell office:value-type="float" office:value="99.56088" calcext:value-type="float">
            <text:p>99,56088</text:p>
          </table:table-cell>
          <table:table-cell office:value-type="float" office:value="0.05282277" calcext:value-type="float">
            <text:p>0,05282277</text:p>
          </table:table-cell>
          <table:table-cell office:value-type="float" office:value="89.73002" calcext:value-type="float">
            <text:p>89,73002</text:p>
          </table:table-cell>
          <table:table-cell office:value-type="float" office:value="110.4688" calcext:value-type="float">
            <text:p>110,4688</text:p>
          </table:table-cell>
          <table:table-cell office:value-type="float" office:value="249" calcext:value-type="float">
            <text:p>249</text:p>
          </table:table-cell>
          <table:table-cell office:value-type="float" office:value="2680.099" calcext:value-type="float">
            <text:p>2680,099</text:p>
          </table:table-cell>
          <table:table-cell office:value-type="float" office:value="2687.101" calcext:value-type="float">
            <text:p>2687,101</text:p>
          </table:table-cell>
          <table:table-cell office:value-type="float" office:value="-1338.025" calcext:value-type="float">
            <text:p>-1338,025</text:p>
          </table:table-cell>
          <table:table-cell office:value-type="float" office:value="0.3187885" calcext:value-type="float">
            <text:p>0,318788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17319" calcext:value-type="float">
            <text:p>84,17319</text:p>
          </table:table-cell>
          <table:table-cell office:value-type="float" office:value="0.3060798" calcext:value-type="float">
            <text:p>0,3060798</text:p>
          </table:table-cell>
          <table:table-cell table:number-columns-repeated="3"/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4242216" calcext:value-type="float">
            <text:p>0,4242216</text:p>
          </table:table-cell>
          <table:table-cell office:value-type="float" office:value="0" calcext:value-type="float">
            <text:p>0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1018" calcext:value-type="float">
            <text:p>1018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780" calcext:value-type="float">
            <text:p>780</text:p>
          </table:table-cell>
          <table:table-cell office:value-type="float" office:value="1328" calcext:value-type="float">
            <text:p>1328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23077466591993" calcext:value-type="float">
            <text:p>0,23077466591993</text:p>
          </table:table-cell>
          <table:table-cell office:value-type="float" office:value="0.267075765850075" calcext:value-type="float">
            <text:p>0,267075765850075</text:p>
          </table:table-cell>
          <table:table-cell office:value-type="float" office:value="0.2708964951485" calcext:value-type="float">
            <text:p>0,2708964951485</text:p>
          </table:table-cell>
          <table:table-cell office:value-type="float" office:value="0.15996407873653" calcext:value-type="float">
            <text:p>0,15996407873653</text:p>
          </table:table-cell>
          <table:table-cell office:value-type="float" office:value="0.275841025998893" calcext:value-type="float">
            <text:p>0,275841025998893</text:p>
          </table:table-cell>
          <table:table-cell office:value-type="float" office:value="0.305118900537349" calcext:value-type="float">
            <text:p>0,3051189005373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6265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5mn-hno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8T18:18:46.23" calcext:value-type="date">
            <text:p>2024-05-08 18:18:46</text:p>
          </table:table-cell>
          <table:table-cell office:value-type="float" office:value="1.035547" calcext:value-type="float">
            <text:p>1,035547</text:p>
          </table:table-cell>
          <table:table-cell office:value-type="string" calcext:value-type="string">
            <text:p>C:\git\pyaudisam\tests\tmp\val-oanlr\SylvAtri-ab-m-5mn-hno-cos-l15-r300-podatz1k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2" calcext:value-type="float">
            <text:p>2</text:p>
          </table:table-cell>
          <table:table-cell office:value-type="float" office:value="3.49400000000014" calcext:value-type="float">
            <text:p>3,49400000000014</text:p>
          </table:table-cell>
          <table:table-cell office:value-type="float" office:value="2657.012" calcext:value-type="float">
            <text:p>2657,012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3201842" calcext:value-type="float">
            <text:p>0,003201842</text:p>
          </table:table-cell>
          <table:table-cell office:value-type="float" office:value="0.007594347" calcext:value-type="float">
            <text:p>0,007594347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02047945" calcext:value-type="float">
            <text:p>0,0002047945</text:p>
          </table:table-cell>
          <table:table-cell office:value-type="float" office:value="0.09747453" calcext:value-type="float">
            <text:p>0,09747453</text:p>
          </table:table-cell>
          <table:table-cell office:value-type="float" office:value="0.0001690971" calcext:value-type="float">
            <text:p>0,0001690971</text:p>
          </table:table-cell>
          <table:table-cell office:value-type="float" office:value="0.0002480277" calcext:value-type="float">
            <text:p>0,0002480277</text:p>
          </table:table-cell>
          <table:table-cell office:value-type="float" office:value="247" calcext:value-type="float">
            <text:p>247</text:p>
          </table:table-cell>
          <table:table-cell office:value-type="float" office:value="0.1085099" calcext:value-type="float">
            <text:p>0,1085099</text:p>
          </table:table-cell>
          <table:table-cell office:value-type="float" office:value="0.09747452" calcext:value-type="float">
            <text:p>0,09747452</text:p>
          </table:table-cell>
          <table:table-cell office:value-type="float" office:value="0.08959573" calcext:value-type="float">
            <text:p>0,08959573</text:p>
          </table:table-cell>
          <table:table-cell office:value-type="float" office:value="0.1314169" calcext:value-type="float">
            <text:p>0,1314169</text:p>
          </table:table-cell>
          <table:table-cell office:value-type="float" office:value="247" calcext:value-type="float">
            <text:p>247</text:p>
          </table:table-cell>
          <table:table-cell office:value-type="float" office:value="98.82251" calcext:value-type="float">
            <text:p>98,82251</text:p>
          </table:table-cell>
          <table:table-cell office:value-type="float" office:value="0.04873726" calcext:value-type="float">
            <text:p>0,04873726</text:p>
          </table:table-cell>
          <table:table-cell office:value-type="float" office:value="89.78237" calcext:value-type="float">
            <text:p>89,78237</text:p>
          </table:table-cell>
          <table:table-cell office:value-type="float" office:value="108.7729" calcext:value-type="float">
            <text:p>108,7729</text:p>
          </table:table-cell>
          <table:table-cell office:value-type="float" office:value="247" calcext:value-type="float">
            <text:p>247</text:p>
          </table:table-cell>
          <table:table-cell office:value-type="float" office:value="2657.061" calcext:value-type="float">
            <text:p>2657,061</text:p>
          </table:table-cell>
          <table:table-cell office:value-type="float" office:value="2664.047" calcext:value-type="float">
            <text:p>2664,047</text:p>
          </table:table-cell>
          <table:table-cell office:value-type="float" office:value="-1326.506" calcext:value-type="float">
            <text:p>-1326,506</text:p>
          </table:table-cell>
          <table:table-cell office:value-type="float" office:value="0.3614916" calcext:value-type="float">
            <text:p>0,361491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9742" calcext:value-type="float">
            <text:p>86,89742</text:p>
          </table:table-cell>
          <table:table-cell office:value-type="float" office:value="0.366885" calcext:value-type="float">
            <text:p>0,366885</text:p>
          </table:table-cell>
          <table:table-cell table:number-columns-repeated="3"/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4271536" calcext:value-type="float">
            <text:p>0,4271536</text:p>
          </table:table-cell>
          <table:table-cell office:value-type="float" office:value="0" calcext:value-type="float">
            <text:p>0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1025" calcext:value-type="float">
            <text:p>1025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796" calcext:value-type="float">
            <text:p>796</text:p>
          </table:table-cell>
          <table:table-cell office:value-type="float" office:value="1320" calcext:value-type="float">
            <text:p>1320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32220158288257" calcext:value-type="float">
            <text:p>0,32220158288257</text:p>
          </table:table-cell>
          <table:table-cell office:value-type="float" office:value="0.358300440301164" calcext:value-type="float">
            <text:p>0,358300440301164</text:p>
          </table:table-cell>
          <table:table-cell office:value-type="float" office:value="0.363219404491449" calcext:value-type="float">
            <text:p>0,363219404491449</text:p>
          </table:table-cell>
          <table:table-cell office:value-type="float" office:value="0.264991934086609" calcext:value-type="float">
            <text:p>0,264991934086609</text:p>
          </table:table-cell>
          <table:table-cell office:value-type="float" office:value="0.363027019117146" calcext:value-type="float">
            <text:p>0,363027019117146</text:p>
          </table:table-cell>
          <table:table-cell office:value-type="float" office:value="0.397393301046046" calcext:value-type="float">
            <text:p>0,3973933010460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626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Atri-ab-m-5mn-hno-cos-l20-r300-m14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6.23" calcext:value-type="date">
            <text:p>2024-05-08 18:18:46</text:p>
          </table:table-cell>
          <table:table-cell office:value-type="float" office:value="1.145947" calcext:value-type="float">
            <text:p>1,145947</text:p>
          </table:table-cell>
          <table:table-cell office:value-type="string" calcext:value-type="string">
            <text:p>C:\git\pyaudisam\tests\tmp\val-oanlr\SylvAtri-ab-m-5mn-hno-cos-l20-r300-m14-qjom5fab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5.0191570881226" calcext:value-type="float">
            <text:p>95,0191570881226</text:p>
          </table:table-cell>
          <table:table-cell office:value-type="float" office:value="2" calcext:value-type="float">
            <text:p>2</text:p>
          </table:table-cell>
          <table:table-cell office:value-type="float" office:value="1.9670000000001" calcext:value-type="float">
            <text:p>1,9670000000001</text:p>
          </table:table-cell>
          <table:table-cell office:value-type="float" office:value="2637.177" calcext:value-type="float">
            <text:p>2637,177</text:p>
          </table:table-cell>
          <table:table-cell table:number-columns-repeated="2" office:value-type="float" office:value="0.00530839" calcext:value-type="float">
            <text:p>0,00530839</text:p>
          </table:table-cell>
          <table:table-cell table:number-columns-repeated="2"/>
          <table:table-cell office:value-type="float" office:value="0.0002149213" calcext:value-type="float">
            <text:p>0,0002149213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001777837" calcext:value-type="float">
            <text:p>0,0001777837</text:p>
          </table:table-cell>
          <table:table-cell office:value-type="float" office:value="0.0002598166" calcext:value-type="float">
            <text:p>0,0002598166</text:p>
          </table:table-cell>
          <table:table-cell office:value-type="float" office:value="246" calcext:value-type="float">
            <text:p>246</text:p>
          </table:table-cell>
          <table:table-cell office:value-type="float" office:value="0.103397" calcext:value-type="float">
            <text:p>0,103397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8553043" calcext:value-type="float">
            <text:p>0,08553043</text:p>
          </table:table-cell>
          <table:table-cell office:value-type="float" office:value="0.1249958" calcext:value-type="float">
            <text:p>0,1249958</text:p>
          </table:table-cell>
          <table:table-cell office:value-type="float" office:value="246" calcext:value-type="float">
            <text:p>246</text:p>
          </table:table-cell>
          <table:table-cell office:value-type="float" office:value="96.46622" calcext:value-type="float">
            <text:p>96,46622</text:p>
          </table:table-cell>
          <table:table-cell office:value-type="float" office:value="0.04826858" calcext:value-type="float">
            <text:p>0,04826858</text:p>
          </table:table-cell>
          <table:table-cell office:value-type="float" office:value="87.72227" calcext:value-type="float">
            <text:p>87,72227</text:p>
          </table:table-cell>
          <table:table-cell office:value-type="float" office:value="106.0818" calcext:value-type="float">
            <text:p>106,0818</text:p>
          </table:table-cell>
          <table:table-cell office:value-type="float" office:value="246" calcext:value-type="float">
            <text:p>246</text:p>
          </table:table-cell>
          <table:table-cell office:value-type="float" office:value="2637.226" calcext:value-type="float">
            <text:p>2637,226</text:p>
          </table:table-cell>
          <table:table-cell office:value-type="float" office:value="2644.204" calcext:value-type="float">
            <text:p>2644,204</text:p>
          </table:table-cell>
          <table:table-cell office:value-type="float" office:value="-1316.588" calcext:value-type="float">
            <text:p>-1316,588</text:p>
          </table:table-cell>
          <table:table-cell office:value-type="float" office:value="0.3890333" calcext:value-type="float">
            <text:p>0,3890333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65221" calcext:value-type="float">
            <text:p>86,65221</text:p>
          </table:table-cell>
          <table:table-cell office:value-type="float" office:value="0.3913544" calcext:value-type="float">
            <text:p>0,3913544</text:p>
          </table:table-cell>
          <table:table-cell table:number-columns-repeated="3"/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4464754" calcext:value-type="float">
            <text:p>0,4464754</text:p>
          </table:table-cell>
          <table:table-cell office:value-type="float" office:value="0" calcext:value-type="float">
            <text:p>0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1072" calcext:value-type="float">
            <text:p>1072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834" calcext:value-type="float">
            <text:p>834</text:p>
          </table:table-cell>
          <table:table-cell office:value-type="float" office:value="1376" calcext:value-type="float">
            <text:p>1376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282966821096586" calcext:value-type="float">
            <text:p>0,282966821096586</text:p>
          </table:table-cell>
          <table:table-cell office:value-type="float" office:value="0.319929533133432" calcext:value-type="float">
            <text:p>0,319929533133432</text:p>
          </table:table-cell>
          <table:table-cell office:value-type="float" office:value="0.324280523905658" calcext:value-type="float">
            <text:p>0,324280523905658</text:p>
          </table:table-cell>
          <table:table-cell office:value-type="float" office:value="0.205343558268516" calcext:value-type="float">
            <text:p>0,205343558268516</text:p>
          </table:table-cell>
          <table:table-cell office:value-type="float" office:value="0.33090700983918" calcext:value-type="float">
            <text:p>0,33090700983918</text:p>
          </table:table-cell>
          <table:table-cell office:value-type="float" office:value="0.359524887849919" calcext:value-type="float">
            <text:p>0,3595248878499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16265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3.619461212243" calcext:value-type="float">
            <text:p>23,619461212243</text:p>
          </table:table-cell>
          <table:table-cell office:value-type="float" office:value="354.093309107789" calcext:value-type="float">
            <text:p>354,0933091077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ylvAtri-ab-m-5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3.619461212243" calcext:value-type="float">
            <text:p>23,619461212243</text:p>
          </table:table-cell>
          <table:table-cell office:value-type="float" office:value="354.093309107789" calcext:value-type="float">
            <text:p>354,09330910778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6.25" calcext:value-type="date">
            <text:p>2024-05-08 18:18:46</text:p>
          </table:table-cell>
          <table:table-cell office:value-type="float" office:value="1.083505" calcext:value-type="float">
            <text:p>1,083505</text:p>
          </table:table-cell>
          <table:table-cell office:value-type="string" calcext:value-type="string">
            <text:p>C:\git\pyaudisam\tests\tmp\val-oanlr\SylvAtri-ab-m-5mn-hno-cos-la-ra-ma-ehzk_0tc</text:p>
          </table:table-cell>
          <table:table-cell office:value-type="float" office:value="245" calcext:value-type="float">
            <text:p>24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89474" calcext:value-type="float">
            <text:p>1,289474</text:p>
          </table:table-cell>
          <table:table-cell office:value-type="float" office:value="0.08314572" calcext:value-type="float">
            <text:p>0,08314572</text:p>
          </table:table-cell>
          <table:table-cell office:value-type="float" office:value="1.093576" calcext:value-type="float">
            <text:p>1,093576</text:p>
          </table:table-cell>
          <table:table-cell office:value-type="float" office:value="1.520463" calcext:value-type="float">
            <text:p>1,520463</text:p>
          </table:table-cell>
          <table:table-cell office:value-type="float" office:value="95" calcext:value-type="float">
            <text:p>95</text:p>
          </table:table-cell>
          <table:table-cell office:value-type="float" office:value="23.6195" calcext:value-type="float">
            <text:p>23,6195</text:p>
          </table:table-cell>
          <table:table-cell office:value-type="float" office:value="354.093" calcext:value-type="float">
            <text:p>354,093</text:p>
          </table:table-cell>
          <table:table-cell office:value-type="float" office:value="93.8697318007663" calcext:value-type="float">
            <text:p>93,86973180076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00.361" calcext:value-type="float">
            <text:p>2600,361</text:p>
          </table:table-cell>
          <table:table-cell table:number-columns-repeated="2" office:value-type="float" office:value="0.4163735" calcext:value-type="float">
            <text:p>0,4163735</text:p>
          </table:table-cell>
          <table:table-cell table:number-columns-repeated="2"/>
          <table:table-cell office:value-type="float" office:value="0.0001981931" calcext:value-type="float">
            <text:p>0,0001981931</text:p>
          </table:table-cell>
          <table:table-cell office:value-type="float" office:value="0.08274058" calcext:value-type="float">
            <text:p>0,08274058</text:p>
          </table:table-cell>
          <table:table-cell office:value-type="float" office:value="0.0001684333" calcext:value-type="float">
            <text:p>0,0001684333</text:p>
          </table:table-cell>
          <table:table-cell office:value-type="float" office:value="0.0002332112" calcext:value-type="float">
            <text:p>0,0002332112</text:p>
          </table:table-cell>
          <table:table-cell office:value-type="float" office:value="243" calcext:value-type="float">
            <text:p>243</text:p>
          </table:table-cell>
          <table:table-cell office:value-type="float" office:value="0.08048348" calcext:value-type="float">
            <text:p>0,08048348</text:p>
          </table:table-cell>
          <table:table-cell office:value-type="float" office:value="0.08274058" calcext:value-type="float">
            <text:p>0,08274058</text:p>
          </table:table-cell>
          <table:table-cell office:value-type="float" office:value="0.06839841" calcext:value-type="float">
            <text:p>0,06839841</text:p>
          </table:table-cell>
          <table:table-cell office:value-type="float" office:value="0.09470382" calcext:value-type="float">
            <text:p>0,09470382</text:p>
          </table:table-cell>
          <table:table-cell office:value-type="float" office:value="243" calcext:value-type="float">
            <text:p>243</text:p>
          </table:table-cell>
          <table:table-cell office:value-type="float" office:value="100.4548" calcext:value-type="float">
            <text:p>100,4548</text:p>
          </table:table-cell>
          <table:table-cell office:value-type="float" office:value="0.04137029" calcext:value-type="float">
            <text:p>0,04137029</text:p>
          </table:table-cell>
          <table:table-cell office:value-type="float" office:value="92.59662" calcext:value-type="float">
            <text:p>92,59662</text:p>
          </table:table-cell>
          <table:table-cell office:value-type="float" office:value="108.9799" calcext:value-type="float">
            <text:p>108,9799</text:p>
          </table:table-cell>
          <table:table-cell office:value-type="float" office:value="243" calcext:value-type="float">
            <text:p>243</text:p>
          </table:table-cell>
          <table:table-cell office:value-type="float" office:value="2600.41" calcext:value-type="float">
            <text:p>2600,41</text:p>
          </table:table-cell>
          <table:table-cell office:value-type="float" office:value="2607.363" calcext:value-type="float">
            <text:p>2607,363</text:p>
          </table:table-cell>
          <table:table-cell office:value-type="float" office:value="-1298.18" calcext:value-type="float">
            <text:p>-1298,18</text:p>
          </table:table-cell>
          <table:table-cell office:value-type="float" office:value="0.2106705" calcext:value-type="float">
            <text:p>0,210670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11523" calcext:value-type="float">
            <text:p>89,11523</text:p>
          </table:table-cell>
          <table:table-cell office:value-type="float" office:value="0.3932284" calcext:value-type="float">
            <text:p>0,3932284</text:p>
          </table:table-cell>
          <table:table-cell table:number-columns-repeated="3"/>
          <table:table-cell office:value-type="float" office:value="0.406744" calcext:value-type="float">
            <text:p>0,406744</text:p>
          </table:table-cell>
          <table:table-cell office:value-type="float" office:value="0.1172997" calcext:value-type="float">
            <text:p>0,1172997</text:p>
          </table:table-cell>
          <table:table-cell office:value-type="float" office:value="0.3231259" calcext:value-type="float">
            <text:p>0,3231259</text:p>
          </table:table-cell>
          <table:table-cell office:value-type="float" office:value="0.5120008" calcext:value-type="float">
            <text:p>0,5120008</text:p>
          </table:table-cell>
          <table:table-cell office:value-type="float" office:value="272.0252" calcext:value-type="float">
            <text:p>272,0252</text:p>
          </table:table-cell>
          <table:table-cell office:value-type="float" office:value="0.406744" calcext:value-type="float">
            <text:p>0,406744</text:p>
          </table:table-cell>
          <table:table-cell office:value-type="float" office:value="0" calcext:value-type="float">
            <text:p>0</text:p>
          </table:table-cell>
          <table:table-cell office:value-type="float" office:value="0.1172997" calcext:value-type="float">
            <text:p>0,1172997</text:p>
          </table:table-cell>
          <table:table-cell office:value-type="float" office:value="0.3231259" calcext:value-type="float">
            <text:p>0,3231259</text:p>
          </table:table-cell>
          <table:table-cell office:value-type="float" office:value="0.5120008" calcext:value-type="float">
            <text:p>0,5120008</text:p>
          </table:table-cell>
          <table:table-cell office:value-type="float" office:value="272.0252" calcext:value-type="float">
            <text:p>272,0252</text:p>
          </table:table-cell>
          <table:table-cell office:value-type="float" office:value="976" calcext:value-type="float">
            <text:p>976</text:p>
          </table:table-cell>
          <table:table-cell office:value-type="float" office:value="0.1172997" calcext:value-type="float">
            <text:p>0,1172997</text:p>
          </table:table-cell>
          <table:table-cell office:value-type="float" office:value="776" calcext:value-type="float">
            <text:p>776</text:p>
          </table:table-cell>
          <table:table-cell office:value-type="float" office:value="1229" calcext:value-type="float">
            <text:p>1229</text:p>
          </table:table-cell>
          <table:table-cell office:value-type="float" office:value="272.0252" calcext:value-type="float">
            <text:p>272,0252</text:p>
          </table:table-cell>
          <table:table-cell office:value-type="float" office:value="0.526194776679171" calcext:value-type="float">
            <text:p>0,526194776679171</text:p>
          </table:table-cell>
          <table:table-cell office:value-type="float" office:value="0.551930814327305" calcext:value-type="float">
            <text:p>0,551930814327305</text:p>
          </table:table-cell>
          <table:table-cell office:value-type="float" office:value="0.558810068446511" calcext:value-type="float">
            <text:p>0,558810068446511</text:p>
          </table:table-cell>
          <table:table-cell office:value-type="float" office:value="0.54083690382992" calcext:value-type="float">
            <text:p>0,54083690382992</text:p>
          </table:table-cell>
          <table:table-cell office:value-type="float" office:value="0.501407509445574" calcext:value-type="float">
            <text:p>0,501407509445574</text:p>
          </table:table-cell>
          <table:table-cell office:value-type="float" office:value="0.585887074820425" calcext:value-type="float">
            <text:p>0,5858870748204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1626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2.905828035289" calcext:value-type="float">
            <text:p>12,905828035289</text:p>
          </table:table-cell>
          <table:table-cell office:value-type="float" office:value="363.45214013473" calcext:value-type="float">
            <text:p>363,452140134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Atri-ab-m-5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2.905828035289" calcext:value-type="float">
            <text:p>12,905828035289</text:p>
          </table:table-cell>
          <table:table-cell office:value-type="float" office:value="363.45214013473" calcext:value-type="float">
            <text:p>363,4521401347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6.26" calcext:value-type="date">
            <text:p>2024-05-08 18:18:46</text:p>
          </table:table-cell>
          <table:table-cell office:value-type="float" office:value="1.130394" calcext:value-type="float">
            <text:p>1,130394</text:p>
          </table:table-cell>
          <table:table-cell office:value-type="string" calcext:value-type="string">
            <text:p>C:\git\pyaudisam\tests\tmp\val-oanlr\SylvAtri-ab-m-5mn-hno-cos-la-ra-ma-r_tbeap_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55119" calcext:value-type="float">
            <text:p>0,08555119</text:p>
          </table:table-cell>
          <table:table-cell office:value-type="float" office:value="1.115048" calcext:value-type="float">
            <text:p>1,115048</text:p>
          </table:table-cell>
          <table:table-cell office:value-type="float" office:value="1.565116" calcext:value-type="float">
            <text:p>1,565116</text:p>
          </table:table-cell>
          <table:table-cell office:value-type="float" office:value="95" calcext:value-type="float">
            <text:p>95</text:p>
          </table:table-cell>
          <table:table-cell office:value-type="float" office:value="12.9058" calcext:value-type="float">
            <text:p>12,9058</text:p>
          </table:table-cell>
          <table:table-cell office:value-type="float" office:value="363.452" calcext:value-type="float">
            <text:p>363,452</text:p>
          </table:table-cell>
          <table:table-cell office:value-type="float" office:value="96.1685823754789" calcext:value-type="float">
            <text:p>96,16858237547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87.107" calcext:value-type="float">
            <text:p>2687,107</text:p>
          </table:table-cell>
          <table:table-cell table:number-columns-repeated="2" office:value-type="float" office:value="0.8054278" calcext:value-type="float">
            <text:p>0,8054278</text:p>
          </table:table-cell>
          <table:table-cell table:number-columns-repeated="2"/>
          <table:table-cell office:value-type="float" office:value="0.0001846828" calcext:value-type="float">
            <text:p>0,0001846828</text:p>
          </table:table-cell>
          <table:table-cell office:value-type="float" office:value="0.07857154" calcext:value-type="float">
            <text:p>0,07857154</text:p>
          </table:table-cell>
          <table:table-cell office:value-type="float" office:value="0.0001582424" calcext:value-type="float">
            <text:p>0,0001582424</text:p>
          </table:table-cell>
          <table:table-cell office:value-type="float" office:value="0.000215541" calcext:value-type="float">
            <text:p>0,000215541</text:p>
          </table:table-cell>
          <table:table-cell office:value-type="float" office:value="249" calcext:value-type="float">
            <text:p>249</text:p>
          </table:table-cell>
          <table:table-cell office:value-type="float" office:value="0.08198028" calcext:value-type="float">
            <text:p>0,08198028</text:p>
          </table:table-cell>
          <table:table-cell office:value-type="float" office:value="0.07857154" calcext:value-type="float">
            <text:p>0,07857154</text:p>
          </table:table-cell>
          <table:table-cell office:value-type="float" office:value="0.07024346" calcext:value-type="float">
            <text:p>0,07024346</text:p>
          </table:table-cell>
          <table:table-cell office:value-type="float" office:value="0.09567819" calcext:value-type="float">
            <text:p>0,09567819</text:p>
          </table:table-cell>
          <table:table-cell office:value-type="float" office:value="249" calcext:value-type="float">
            <text:p>249</text:p>
          </table:table-cell>
          <table:table-cell office:value-type="float" office:value="104.0643" calcext:value-type="float">
            <text:p>104,0643</text:p>
          </table:table-cell>
          <table:table-cell office:value-type="float" office:value="0.03928577" calcext:value-type="float">
            <text:p>0,03928577</text:p>
          </table:table-cell>
          <table:table-cell office:value-type="float" office:value="96.31886" calcext:value-type="float">
            <text:p>96,31886</text:p>
          </table:table-cell>
          <table:table-cell office:value-type="float" office:value="112.4326" calcext:value-type="float">
            <text:p>112,4326</text:p>
          </table:table-cell>
          <table:table-cell office:value-type="float" office:value="249" calcext:value-type="float">
            <text:p>249</text:p>
          </table:table-cell>
          <table:table-cell office:value-type="float" office:value="2687.156" calcext:value-type="float">
            <text:p>2687,156</text:p>
          </table:table-cell>
          <table:table-cell office:value-type="float" office:value="2694.158" calcext:value-type="float">
            <text:p>2694,158</text:p>
          </table:table-cell>
          <table:table-cell office:value-type="float" office:value="-1341.554" calcext:value-type="float">
            <text:p>-1341,554</text:p>
          </table:table-cell>
          <table:table-cell office:value-type="float" office:value="0.1767604" calcext:value-type="float">
            <text:p>0,1767604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57172" calcext:value-type="float">
            <text:p>89,57172</text:p>
          </table:table-cell>
          <table:table-cell office:value-type="float" office:value="0.3748063" calcext:value-type="float">
            <text:p>0,3748063</text:p>
          </table:table-cell>
          <table:table-cell table:number-columns-repeated="3"/>
          <table:table-cell office:value-type="float" office:value="0.3882994" calcext:value-type="float">
            <text:p>0,3882994</text:p>
          </table:table-cell>
          <table:table-cell office:value-type="float" office:value="0.1161572" calcext:value-type="float">
            <text:p>0,1161572</text:p>
          </table:table-cell>
          <table:table-cell office:value-type="float" office:value="0.3091382" calcext:value-type="float">
            <text:p>0,3091382</text:p>
          </table:table-cell>
          <table:table-cell office:value-type="float" office:value="0.4877314" calcext:value-type="float">
            <text:p>0,4877314</text:p>
          </table:table-cell>
          <table:table-cell office:value-type="float" office:value="253.9255" calcext:value-type="float">
            <text:p>253,9255</text:p>
          </table:table-cell>
          <table:table-cell office:value-type="float" office:value="0.3882994" calcext:value-type="float">
            <text:p>0,3882994</text:p>
          </table:table-cell>
          <table:table-cell office:value-type="float" office:value="0" calcext:value-type="float">
            <text:p>0</text:p>
          </table:table-cell>
          <table:table-cell office:value-type="float" office:value="0.1161572" calcext:value-type="float">
            <text:p>0,1161572</text:p>
          </table:table-cell>
          <table:table-cell office:value-type="float" office:value="0.3091382" calcext:value-type="float">
            <text:p>0,3091382</text:p>
          </table:table-cell>
          <table:table-cell office:value-type="float" office:value="0.4877314" calcext:value-type="float">
            <text:p>0,4877314</text:p>
          </table:table-cell>
          <table:table-cell office:value-type="float" office:value="253.9255" calcext:value-type="float">
            <text:p>253,9255</text:p>
          </table:table-cell>
          <table:table-cell office:value-type="float" office:value="932" calcext:value-type="float">
            <text:p>932</text:p>
          </table:table-cell>
          <table:table-cell office:value-type="float" office:value="0.1161572" calcext:value-type="float">
            <text:p>0,1161572</text:p>
          </table:table-cell>
          <table:table-cell office:value-type="float" office:value="742" calcext:value-type="float">
            <text:p>742</text:p>
          </table:table-cell>
          <table:table-cell office:value-type="float" office:value="1171" calcext:value-type="float">
            <text:p>1171</text:p>
          </table:table-cell>
          <table:table-cell office:value-type="float" office:value="253.9255" calcext:value-type="float">
            <text:p>253,9255</text:p>
          </table:table-cell>
          <table:table-cell office:value-type="float" office:value="0.566099275584802" calcext:value-type="float">
            <text:p>0,566099275584802</text:p>
          </table:table-cell>
          <table:table-cell office:value-type="float" office:value="0.588543119073825" calcext:value-type="float">
            <text:p>0,588543119073825</text:p>
          </table:table-cell>
          <table:table-cell office:value-type="float" office:value="0.595795674529179" calcext:value-type="float">
            <text:p>0,595795674529179</text:p>
          </table:table-cell>
          <table:table-cell office:value-type="float" office:value="0.6160912524805" calcext:value-type="float">
            <text:p>0,6160912524805</text:p>
          </table:table-cell>
          <table:table-cell office:value-type="float" office:value="0.520550224498826" calcext:value-type="float">
            <text:p>0,520550224498826</text:p>
          </table:table-cell>
          <table:table-cell office:value-type="float" office:value="0.620523294849968" calcext:value-type="float">
            <text:p>0,6205232948499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626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8.870595322404" calcext:value-type="float">
            <text:p>18,870595322404</text:p>
          </table:table-cell>
          <table:table-cell office:value-type="float" office:value="317.815884237081" calcext:value-type="float">
            <text:p>317,8158842370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Atri-ab-m-5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8.870595322404" calcext:value-type="float">
            <text:p>18,870595322404</text:p>
          </table:table-cell>
          <table:table-cell office:value-type="float" office:value="317.815884237081" calcext:value-type="float">
            <text:p>317,81588423708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6.26" calcext:value-type="date">
            <text:p>2024-05-08 18:18:46</text:p>
          </table:table-cell>
          <table:table-cell office:value-type="float" office:value="1.146021" calcext:value-type="float">
            <text:p>1,146021</text:p>
          </table:table-cell>
          <table:table-cell office:value-type="string" calcext:value-type="string">
            <text:p>C:\git\pyaudisam\tests\tmp\val-oanlr\SylvAtri-ab-m-5mn-hno-cos-la-ra-ma-4y9j96cn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8.8706" calcext:value-type="float">
            <text:p>18,8706</text:p>
          </table:table-cell>
          <table:table-cell office:value-type="float" office:value="317.816" calcext:value-type="float">
            <text:p>317,816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51.633" calcext:value-type="float">
            <text:p>2651,633</text:p>
          </table:table-cell>
          <table:table-cell table:number-columns-repeated="2" office:value-type="float" office:value="0.3829912" calcext:value-type="float">
            <text:p>0,3829912</text:p>
          </table:table-cell>
          <table:table-cell table:number-columns-repeated="2"/>
          <table:table-cell office:value-type="float" office:value="0.0002070087" calcext:value-type="float">
            <text:p>0,0002070087</text:p>
          </table:table-cell>
          <table:table-cell office:value-type="float" office:value="0.08993895" calcext:value-type="float">
            <text:p>0,08993895</text:p>
          </table:table-cell>
          <table:table-cell office:value-type="float" office:value="0.0001734644" calcext:value-type="float">
            <text:p>0,0001734644</text:p>
          </table:table-cell>
          <table:table-cell office:value-type="float" office:value="0.0002470398" calcext:value-type="float">
            <text:p>0,0002470398</text:p>
          </table:table-cell>
          <table:table-cell office:value-type="float" office:value="247" calcext:value-type="float">
            <text:p>247</text:p>
          </table:table-cell>
          <table:table-cell office:value-type="float" office:value="0.09565105" calcext:value-type="float">
            <text:p>0,09565105</text:p>
          </table:table-cell>
          <table:table-cell office:value-type="float" office:value="0.08993895" calcext:value-type="float">
            <text:p>0,08993895</text:p>
          </table:table-cell>
          <table:table-cell office:value-type="float" office:value="0.08015148" calcext:value-type="float">
            <text:p>0,08015148</text:p>
          </table:table-cell>
          <table:table-cell office:value-type="float" office:value="0.1141479" calcext:value-type="float">
            <text:p>0,1141479</text:p>
          </table:table-cell>
          <table:table-cell office:value-type="float" office:value="247" calcext:value-type="float">
            <text:p>247</text:p>
          </table:table-cell>
          <table:table-cell office:value-type="float" office:value="98.29256" calcext:value-type="float">
            <text:p>98,29256</text:p>
          </table:table-cell>
          <table:table-cell office:value-type="float" office:value="0.04496948" calcext:value-type="float">
            <text:p>0,04496948</text:p>
          </table:table-cell>
          <table:table-cell office:value-type="float" office:value="89.96497" calcext:value-type="float">
            <text:p>89,96497</text:p>
          </table:table-cell>
          <table:table-cell office:value-type="float" office:value="107.391" calcext:value-type="float">
            <text:p>107,391</text:p>
          </table:table-cell>
          <table:table-cell office:value-type="float" office:value="247" calcext:value-type="float">
            <text:p>247</text:p>
          </table:table-cell>
          <table:table-cell office:value-type="float" office:value="2651.681" calcext:value-type="float">
            <text:p>2651,681</text:p>
          </table:table-cell>
          <table:table-cell office:value-type="float" office:value="2658.667" calcext:value-type="float">
            <text:p>2658,667</text:p>
          </table:table-cell>
          <table:table-cell office:value-type="float" office:value="-1323.816" calcext:value-type="float">
            <text:p>-1323,816</text:p>
          </table:table-cell>
          <table:table-cell office:value-type="float" office:value="0.3804342" calcext:value-type="float">
            <text:p>0,380434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3637" calcext:value-type="float">
            <text:p>87,53637</text:p>
          </table:table-cell>
          <table:table-cell office:value-type="float" office:value="0.3913479" calcext:value-type="float">
            <text:p>0,3913479</text:p>
          </table:table-cell>
          <table:table-cell table:number-columns-repeated="3"/>
          <table:table-cell office:value-type="float" office:value="0.4317721" calcext:value-type="float">
            <text:p>0,4317721</text:p>
          </table:table-cell>
          <table:table-cell office:value-type="float" office:value="0.1233511" calcext:value-type="float">
            <text:p>0,1233511</text:p>
          </table:table-cell>
          <table:table-cell office:value-type="float" office:value="0.339012" calcext:value-type="float">
            <text:p>0,339012</text:p>
          </table:table-cell>
          <table:table-cell office:value-type="float" office:value="0.5499132" calcext:value-type="float">
            <text:p>0,5499132</text:p>
          </table:table-cell>
          <table:table-cell office:value-type="float" office:value="289.5684" calcext:value-type="float">
            <text:p>289,5684</text:p>
          </table:table-cell>
          <table:table-cell office:value-type="float" office:value="0.4317721" calcext:value-type="float">
            <text:p>0,4317721</text:p>
          </table:table-cell>
          <table:table-cell office:value-type="float" office:value="0" calcext:value-type="float">
            <text:p>0</text:p>
          </table:table-cell>
          <table:table-cell office:value-type="float" office:value="0.1233511" calcext:value-type="float">
            <text:p>0,1233511</text:p>
          </table:table-cell>
          <table:table-cell office:value-type="float" office:value="0.339012" calcext:value-type="float">
            <text:p>0,339012</text:p>
          </table:table-cell>
          <table:table-cell office:value-type="float" office:value="0.5499132" calcext:value-type="float">
            <text:p>0,5499132</text:p>
          </table:table-cell>
          <table:table-cell office:value-type="float" office:value="289.5684" calcext:value-type="float">
            <text:p>289,5684</text:p>
          </table:table-cell>
          <table:table-cell office:value-type="float" office:value="1036" calcext:value-type="float">
            <text:p>1036</text:p>
          </table:table-cell>
          <table:table-cell office:value-type="float" office:value="0.1233511" calcext:value-type="float">
            <text:p>0,1233511</text:p>
          </table:table-cell>
          <table:table-cell office:value-type="float" office:value="814" calcext:value-type="float">
            <text:p>814</text:p>
          </table:table-cell>
          <table:table-cell office:value-type="float" office:value="1320" calcext:value-type="float">
            <text:p>1320</text:p>
          </table:table-cell>
          <table:table-cell office:value-type="float" office:value="289.5684" calcext:value-type="float">
            <text:p>289,5684</text:p>
          </table:table-cell>
          <table:table-cell office:value-type="float" office:value="0.542877406478799" calcext:value-type="float">
            <text:p>0,542877406478799</text:p>
          </table:table-cell>
          <table:table-cell office:value-type="float" office:value="0.56638666531558" calcext:value-type="float">
            <text:p>0,56638666531558</text:p>
          </table:table-cell>
          <table:table-cell office:value-type="float" office:value="0.573841713987781" calcext:value-type="float">
            <text:p>0,573841713987781</text:p>
          </table:table-cell>
          <table:table-cell office:value-type="float" office:value="0.548631368344389" calcext:value-type="float">
            <text:p>0,548631368344389</text:p>
          </table:table-cell>
          <table:table-cell office:value-type="float" office:value="0.548223169046482" calcext:value-type="float">
            <text:p>0,548223169046482</text:p>
          </table:table-cell>
          <table:table-cell office:value-type="float" office:value="0.598303741592365" calcext:value-type="float">
            <text:p>0,5983037415923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626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7.4221870822918" calcext:value-type="float">
            <text:p>17,4221870822918</text:p>
          </table:table-cell>
          <table:table-cell office:value-type="float" office:value="238.354168157661" calcext:value-type="float">
            <text:p>238,354168157661</text:p>
          </table:table-cell>
          <table:table-cell/>
          <table:table-cell office:value-type="string" calcext:value-type="string">
            <text:p>SylvAtri-ab-m-5mn-hno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7.4221870822918" calcext:value-type="float">
            <text:p>17,4221870822918</text:p>
          </table:table-cell>
          <table:table-cell office:value-type="float" office:value="238.354168157661" calcext:value-type="float">
            <text:p>238,3541681576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46.3" calcext:value-type="date">
            <text:p>2024-05-08 18:18:46</text:p>
          </table:table-cell>
          <table:table-cell office:value-type="float" office:value="1.083495" calcext:value-type="float">
            <text:p>1,083495</text:p>
          </table:table-cell>
          <table:table-cell office:value-type="string" calcext:value-type="string">
            <text:p>C:\git\pyaudisam\tests\tmp\val-oanlr\SylvAtri-ab-m-5mn-hno-cos-la-ra-ggqeovlm</text:p>
          </table:table-cell>
          <table:table-cell office:value-type="float" office:value="245" calcext:value-type="float">
            <text:p>24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89474" calcext:value-type="float">
            <text:p>1,289474</text:p>
          </table:table-cell>
          <table:table-cell office:value-type="float" office:value="0.0849115" calcext:value-type="float">
            <text:p>0,0849115</text:p>
          </table:table-cell>
          <table:table-cell office:value-type="float" office:value="1.089769" calcext:value-type="float">
            <text:p>1,089769</text:p>
          </table:table-cell>
          <table:table-cell office:value-type="float" office:value="1.525774" calcext:value-type="float">
            <text:p>1,525774</text:p>
          </table:table-cell>
          <table:table-cell office:value-type="float" office:value="95" calcext:value-type="float">
            <text:p>95</text:p>
          </table:table-cell>
          <table:table-cell office:value-type="float" office:value="17.4222" calcext:value-type="float">
            <text:p>17,4222</text:p>
          </table:table-cell>
          <table:table-cell office:value-type="float" office:value="238.354" calcext:value-type="float">
            <text:p>238,354</text:p>
          </table:table-cell>
          <table:table-cell office:value-type="float" office:value="93.8697318007663" calcext:value-type="float">
            <text:p>93,86973180076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71.885" calcext:value-type="float">
            <text:p>2571,885</text:p>
          </table:table-cell>
          <table:table-cell office:value-type="float" office:value="0.3222674" calcext:value-type="float">
            <text:p>0,3222674</text:p>
          </table:table-cell>
          <table:table-cell office:value-type="float" office:value="0.1162142" calcext:value-type="float">
            <text:p>0,1162142</text:p>
          </table:table-cell>
          <table:table-cell office:value-type="float" office:value="0.01294309" calcext:value-type="float">
            <text:p>0,01294309</text:p>
          </table:table-cell>
          <table:table-cell office:value-type="float" office:value="0.3222674" calcext:value-type="float">
            <text:p>0,3222674</text:p>
          </table:table-cell>
          <table:table-cell office:value-type="float" office:value="0.0001678342" calcext:value-type="float">
            <text:p>0,0001678342</text:p>
          </table:table-cell>
          <table:table-cell office:value-type="float" office:value="0.1928167" calcext:value-type="float">
            <text:p>0,1928167</text:p>
          </table:table-cell>
          <table:table-cell office:value-type="float" office:value="0.0001151948" calcext:value-type="float">
            <text:p>0,0001151948</text:p>
          </table:table-cell>
          <table:table-cell office:value-type="float" office:value="0.0002445279" calcext:value-type="float">
            <text:p>0,0002445279</text:p>
          </table:table-cell>
          <table:table-cell office:value-type="float" office:value="242" calcext:value-type="float">
            <text:p>242</text:p>
          </table:table-cell>
          <table:table-cell office:value-type="float" office:value="0.2097512" calcext:value-type="float">
            <text:p>0,2097512</text:p>
          </table:table-cell>
          <table:table-cell office:value-type="float" office:value="0.1928167" calcext:value-type="float">
            <text:p>0,1928167</text:p>
          </table:table-cell>
          <table:table-cell office:value-type="float" office:value="0.1439649" calcext:value-type="float">
            <text:p>0,1439649</text:p>
          </table:table-cell>
          <table:table-cell office:value-type="float" office:value="0.3055993" calcext:value-type="float">
            <text:p>0,3055993</text:p>
          </table:table-cell>
          <table:table-cell office:value-type="float" office:value="242" calcext:value-type="float">
            <text:p>242</text:p>
          </table:table-cell>
          <table:table-cell office:value-type="float" office:value="109.1628" calcext:value-type="float">
            <text:p>109,1628</text:p>
          </table:table-cell>
          <table:table-cell office:value-type="float" office:value="0.09640835" calcext:value-type="float">
            <text:p>0,09640835</text:p>
          </table:table-cell>
          <table:table-cell office:value-type="float" office:value="90.32126" calcext:value-type="float">
            <text:p>90,32126</text:p>
          </table:table-cell>
          <table:table-cell office:value-type="float" office:value="131.9348" calcext:value-type="float">
            <text:p>131,9348</text:p>
          </table:table-cell>
          <table:table-cell office:value-type="float" office:value="242" calcext:value-type="float">
            <text:p>242</text:p>
          </table:table-cell>
          <table:table-cell office:value-type="float" office:value="2571.985" calcext:value-type="float">
            <text:p>2571,985</text:p>
          </table:table-cell>
          <table:table-cell office:value-type="float" office:value="2582.389" calcext:value-type="float">
            <text:p>2582,389</text:p>
          </table:table-cell>
          <table:table-cell office:value-type="float" office:value="-1282.943" calcext:value-type="float">
            <text:p>-1282,943</text:p>
          </table:table-cell>
          <table:table-cell office:value-type="float" office:value="0.5387974" calcext:value-type="float">
            <text:p>0,5387974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.44403" calcext:value-type="float">
            <text:p>84,44403</text:p>
          </table:table-cell>
          <table:table-cell office:value-type="float" office:value="0.3094261" calcext:value-type="float">
            <text:p>0,3094261</text:p>
          </table:table-cell>
          <table:table-cell office:value-type="float" office:value="-0.2353398" calcext:value-type="float">
            <text:p>-0,2353398</text:p>
          </table:table-cell>
          <table:table-cell table:number-columns-repeated="2"/>
          <table:table-cell office:value-type="float" office:value="0.3444396" calcext:value-type="float">
            <text:p>0,3444396</text:p>
          </table:table-cell>
          <table:table-cell office:value-type="float" office:value="0.2106852" calcext:value-type="float">
            <text:p>0,2106852</text:p>
          </table:table-cell>
          <table:table-cell office:value-type="float" office:value="0.2285791" calcext:value-type="float">
            <text:p>0,2285791</text:p>
          </table:table-cell>
          <table:table-cell office:value-type="float" office:value="0.5190267" calcext:value-type="float">
            <text:p>0,5190267</text:p>
          </table:table-cell>
          <table:table-cell office:value-type="float" office:value="314.804" calcext:value-type="float">
            <text:p>314,804</text:p>
          </table:table-cell>
          <table:table-cell office:value-type="float" office:value="0.3444396" calcext:value-type="float">
            <text:p>0,3444396</text:p>
          </table:table-cell>
          <table:table-cell office:value-type="float" office:value="0" calcext:value-type="float">
            <text:p>0</text:p>
          </table:table-cell>
          <table:table-cell office:value-type="float" office:value="0.2106852" calcext:value-type="float">
            <text:p>0,2106852</text:p>
          </table:table-cell>
          <table:table-cell office:value-type="float" office:value="0.2285791" calcext:value-type="float">
            <text:p>0,2285791</text:p>
          </table:table-cell>
          <table:table-cell office:value-type="float" office:value="0.5190267" calcext:value-type="float">
            <text:p>0,5190267</text:p>
          </table:table-cell>
          <table:table-cell office:value-type="float" office:value="314.804" calcext:value-type="float">
            <text:p>314,804</text:p>
          </table:table-cell>
          <table:table-cell office:value-type="float" office:value="827" calcext:value-type="float">
            <text:p>827</text:p>
          </table:table-cell>
          <table:table-cell office:value-type="float" office:value="0.2106852" calcext:value-type="float">
            <text:p>0,2106852</text:p>
          </table:table-cell>
          <table:table-cell office:value-type="float" office:value="549" calcext:value-type="float">
            <text:p>549</text:p>
          </table:table-cell>
          <table:table-cell office:value-type="float" office:value="1246" calcext:value-type="float">
            <text:p>1246</text:p>
          </table:table-cell>
          <table:table-cell office:value-type="float" office:value="314.804" calcext:value-type="float">
            <text:p>314,804</text:p>
          </table:table-cell>
          <table:table-cell office:value-type="float" office:value="0.586673744773044" calcext:value-type="float">
            <text:p>0,586673744773044</text:p>
          </table:table-cell>
          <table:table-cell office:value-type="float" office:value="0.569370638133584" calcext:value-type="float">
            <text:p>0,569370638133584</text:p>
          </table:table-cell>
          <table:table-cell office:value-type="float" office:value="0.569604412653267" calcext:value-type="float">
            <text:p>0,569604412653267</text:p>
          </table:table-cell>
          <table:table-cell office:value-type="float" office:value="0.534674211097714" calcext:value-type="float">
            <text:p>0,534674211097714</text:p>
          </table:table-cell>
          <table:table-cell office:value-type="float" office:value="0.566096213785663" calcext:value-type="float">
            <text:p>0,566096213785663</text:p>
          </table:table-cell>
          <table:table-cell office:value-type="float" office:value="0.554512926309942" calcext:value-type="float">
            <text:p>0,5545129263099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26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7.7846491008146" calcext:value-type="float">
            <text:p>27,7846491008146</text:p>
          </table:table-cell>
          <table:table-cell office:value-type="float" office:value="247.253142952" calcext:value-type="float">
            <text:p>247,253142952</text:p>
          </table:table-cell>
          <table:table-cell/>
          <table:table-cell office:value-type="string" calcext:value-type="string">
            <text:p>SylvAtri-ab-m-5mn-hno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7.7846491008146" calcext:value-type="float">
            <text:p>27,7846491008146</text:p>
          </table:table-cell>
          <table:table-cell office:value-type="float" office:value="247.253142952" calcext:value-type="float">
            <text:p>247,2531429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46.33" calcext:value-type="date">
            <text:p>2024-05-08 18:18:46</text:p>
          </table:table-cell>
          <table:table-cell office:value-type="float" office:value="1.302976" calcext:value-type="float">
            <text:p>1,302976</text:p>
          </table:table-cell>
          <table:table-cell office:value-type="string" calcext:value-type="string">
            <text:p>C:\git\pyaudisam\tests\tmp\val-oanlr\SylvAtri-ab-m-5mn-hno-cos-la-ra-3hzubzb_</text:p>
          </table:table-cell>
          <table:table-cell office:value-type="float" office:value="236" calcext:value-type="float">
            <text:p>23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42105" calcext:value-type="float">
            <text:p>1,242105</text:p>
          </table:table-cell>
          <table:table-cell office:value-type="float" office:value="0.08409112" calcext:value-type="float">
            <text:p>0,08409112</text:p>
          </table:table-cell>
          <table:table-cell office:value-type="float" office:value="1.051439" calcext:value-type="float">
            <text:p>1,051439</text:p>
          </table:table-cell>
          <table:table-cell office:value-type="float" office:value="1.467347" calcext:value-type="float">
            <text:p>1,467347</text:p>
          </table:table-cell>
          <table:table-cell office:value-type="float" office:value="95" calcext:value-type="float">
            <text:p>95</text:p>
          </table:table-cell>
          <table:table-cell office:value-type="float" office:value="27.7846" calcext:value-type="float">
            <text:p>27,7846</text:p>
          </table:table-cell>
          <table:table-cell office:value-type="float" office:value="247.253" calcext:value-type="float">
            <text:p>247,253</text:p>
          </table:table-cell>
          <table:table-cell office:value-type="float" office:value="90.4214559386973" calcext:value-type="float">
            <text:p>90,42145593869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57.514" calcext:value-type="float">
            <text:p>2457,514</text:p>
          </table:table-cell>
          <table:table-cell office:value-type="float" office:value="0.303583" calcext:value-type="float">
            <text:p>0,303583</text:p>
          </table:table-cell>
          <table:table-cell office:value-type="float" office:value="0.02298748" calcext:value-type="float">
            <text:p>0,02298748</text:p>
          </table:table-cell>
          <table:table-cell office:value-type="float" office:value="0.1502051" calcext:value-type="float">
            <text:p>0,1502051</text:p>
          </table:table-cell>
          <table:table-cell office:value-type="float" office:value="0.303583" calcext:value-type="float">
            <text:p>0,303583</text:p>
          </table:table-cell>
          <table:table-cell office:value-type="float" office:value="0.0001797033" calcext:value-type="float">
            <text:p>0,0001797033</text:p>
          </table:table-cell>
          <table:table-cell office:value-type="float" office:value="0.2187573" calcext:value-type="float">
            <text:p>0,2187573</text:p>
          </table:table-cell>
          <table:table-cell office:value-type="float" office:value="0.0001173709" calcext:value-type="float">
            <text:p>0,0001173709</text:p>
          </table:table-cell>
          <table:table-cell office:value-type="float" office:value="0.0002751388" calcext:value-type="float">
            <text:p>0,0002751388</text:p>
          </table:table-cell>
          <table:table-cell office:value-type="float" office:value="233" calcext:value-type="float">
            <text:p>233</text:p>
          </table:table-cell>
          <table:table-cell office:value-type="float" office:value="0.18205" calcext:value-type="float">
            <text:p>0,18205</text:p>
          </table:table-cell>
          <table:table-cell office:value-type="float" office:value="0.2187573" calcext:value-type="float">
            <text:p>0,2187573</text:p>
          </table:table-cell>
          <table:table-cell office:value-type="float" office:value="0.1189036" calcext:value-type="float">
            <text:p>0,1189036</text:p>
          </table:table-cell>
          <table:table-cell office:value-type="float" office:value="0.2787318" calcext:value-type="float">
            <text:p>0,2787318</text:p>
          </table:table-cell>
          <table:table-cell office:value-type="float" office:value="233" calcext:value-type="float">
            <text:p>233</text:p>
          </table:table-cell>
          <table:table-cell office:value-type="float" office:value="105.4962" calcext:value-type="float">
            <text:p>105,4962</text:p>
          </table:table-cell>
          <table:table-cell office:value-type="float" office:value="0.1093786" calcext:value-type="float">
            <text:p>0,1093786</text:p>
          </table:table-cell>
          <table:table-cell office:value-type="float" office:value="85.09924" calcext:value-type="float">
            <text:p>85,09924</text:p>
          </table:table-cell>
          <table:table-cell office:value-type="float" office:value="130.7821" calcext:value-type="float">
            <text:p>130,7821</text:p>
          </table:table-cell>
          <table:table-cell office:value-type="float" office:value="233" calcext:value-type="float">
            <text:p>233</text:p>
          </table:table-cell>
          <table:table-cell office:value-type="float" office:value="2457.618" calcext:value-type="float">
            <text:p>2457,618</text:p>
          </table:table-cell>
          <table:table-cell office:value-type="float" office:value="2467.906" calcext:value-type="float">
            <text:p>2467,906</text:p>
          </table:table-cell>
          <table:table-cell office:value-type="float" office:value="-1225.757" calcext:value-type="float">
            <text:p>-1225,757</text:p>
          </table:table-cell>
          <table:table-cell office:value-type="float" office:value="0.489896" calcext:value-type="float">
            <text:p>0,48989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.09353" calcext:value-type="float">
            <text:p>84,09353</text:p>
          </table:table-cell>
          <table:table-cell office:value-type="float" office:value="0.3166021" calcext:value-type="float">
            <text:p>0,3166021</text:p>
          </table:table-cell>
          <table:table-cell office:value-type="float" office:value="-0.2164691" calcext:value-type="float">
            <text:p>-0,2164691</text:p>
          </table:table-cell>
          <table:table-cell table:number-columns-repeated="2"/>
          <table:table-cell office:value-type="float" office:value="0.3552504" calcext:value-type="float">
            <text:p>0,3552504</text:p>
          </table:table-cell>
          <table:table-cell office:value-type="float" office:value="0.2343631" calcext:value-type="float">
            <text:p>0,2343631</text:p>
          </table:table-cell>
          <table:table-cell office:value-type="float" office:value="0.2253637" calcext:value-type="float">
            <text:p>0,2253637</text:p>
          </table:table-cell>
          <table:table-cell office:value-type="float" office:value="0.5599964" calcext:value-type="float">
            <text:p>0,5599964</text:p>
          </table:table-cell>
          <table:table-cell office:value-type="float" office:value="291.3443" calcext:value-type="float">
            <text:p>291,3443</text:p>
          </table:table-cell>
          <table:table-cell office:value-type="float" office:value="0.3552504" calcext:value-type="float">
            <text:p>0,3552504</text:p>
          </table:table-cell>
          <table:table-cell office:value-type="float" office:value="0" calcext:value-type="float">
            <text:p>0</text:p>
          </table:table-cell>
          <table:table-cell office:value-type="float" office:value="0.2343631" calcext:value-type="float">
            <text:p>0,2343631</text:p>
          </table:table-cell>
          <table:table-cell office:value-type="float" office:value="0.2253637" calcext:value-type="float">
            <text:p>0,2253637</text:p>
          </table:table-cell>
          <table:table-cell office:value-type="float" office:value="0.5599964" calcext:value-type="float">
            <text:p>0,5599964</text:p>
          </table:table-cell>
          <table:table-cell office:value-type="float" office:value="291.3443" calcext:value-type="float">
            <text:p>291,3443</text:p>
          </table:table-cell>
          <table:table-cell office:value-type="float" office:value="853" calcext:value-type="float">
            <text:p>853</text:p>
          </table:table-cell>
          <table:table-cell office:value-type="float" office:value="0.2343631" calcext:value-type="float">
            <text:p>0,2343631</text:p>
          </table:table-cell>
          <table:table-cell office:value-type="float" office:value="541" calcext:value-type="float">
            <text:p>541</text:p>
          </table:table-cell>
          <table:table-cell office:value-type="float" office:value="1344" calcext:value-type="float">
            <text:p>1344</text:p>
          </table:table-cell>
          <table:table-cell office:value-type="float" office:value="291.3443" calcext:value-type="float">
            <text:p>291,3443</text:p>
          </table:table-cell>
          <table:table-cell office:value-type="float" office:value="0.546146227901419" calcext:value-type="float">
            <text:p>0,546146227901419</text:p>
          </table:table-cell>
          <table:table-cell office:value-type="float" office:value="0.52919630703174" calcext:value-type="float">
            <text:p>0,52919630703174</text:p>
          </table:table-cell>
          <table:table-cell office:value-type="float" office:value="0.524882411954241" calcext:value-type="float">
            <text:p>0,524882411954241</text:p>
          </table:table-cell>
          <table:table-cell office:value-type="float" office:value="0.493902827503512" calcext:value-type="float">
            <text:p>0,493902827503512</text:p>
          </table:table-cell>
          <table:table-cell office:value-type="float" office:value="0.520874791545618" calcext:value-type="float">
            <text:p>0,520874791545618</text:p>
          </table:table-cell>
          <table:table-cell office:value-type="float" office:value="0.499870776379542" calcext:value-type="float">
            <text:p>0,4998707763795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626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.8939174596947" calcext:value-type="float">
            <text:p>15,8939174596947</text:p>
          </table:table-cell>
          <table:table-cell office:value-type="float" office:value="240.102248656929" calcext:value-type="float">
            <text:p>240,102248656929</text:p>
          </table:table-cell>
          <table:table-cell/>
          <table:table-cell office:value-type="string" calcext:value-type="string">
            <text:p>SylvAtri-ab-m-5mn-hno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.8939174596947" calcext:value-type="float">
            <text:p>15,8939174596947</text:p>
          </table:table-cell>
          <table:table-cell office:value-type="float" office:value="240.102248656929" calcext:value-type="float">
            <text:p>240,1022486569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46.28" calcext:value-type="date">
            <text:p>2024-05-08 18:18:46</text:p>
          </table:table-cell>
          <table:table-cell office:value-type="float" office:value="1.255675" calcext:value-type="float">
            <text:p>1,255675</text:p>
          </table:table-cell>
          <table:table-cell office:value-type="string" calcext:value-type="string">
            <text:p>C:\git\pyaudisam\tests\tmp\val-oanlr\SylvAtri-ab-m-5mn-hno-cos-la-ra-lreco4at</text:p>
          </table:table-cell>
          <table:table-cell office:value-type="float" office:value="245" calcext:value-type="float">
            <text:p>24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89474" calcext:value-type="float">
            <text:p>1,289474</text:p>
          </table:table-cell>
          <table:table-cell office:value-type="float" office:value="0.0849115" calcext:value-type="float">
            <text:p>0,0849115</text:p>
          </table:table-cell>
          <table:table-cell office:value-type="float" office:value="1.089769" calcext:value-type="float">
            <text:p>1,089769</text:p>
          </table:table-cell>
          <table:table-cell office:value-type="float" office:value="1.525774" calcext:value-type="float">
            <text:p>1,525774</text:p>
          </table:table-cell>
          <table:table-cell office:value-type="float" office:value="95" calcext:value-type="float">
            <text:p>95</text:p>
          </table:table-cell>
          <table:table-cell office:value-type="float" office:value="15.8939" calcext:value-type="float">
            <text:p>15,8939</text:p>
          </table:table-cell>
          <table:table-cell office:value-type="float" office:value="240.102" calcext:value-type="float">
            <text:p>240,102</text:p>
          </table:table-cell>
          <table:table-cell office:value-type="float" office:value="93.8697318007663" calcext:value-type="float">
            <text:p>93,86973180076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74.84" calcext:value-type="float">
            <text:p>2574,84</text:p>
          </table:table-cell>
          <table:table-cell office:value-type="float" office:value="0.3613085" calcext:value-type="float">
            <text:p>0,3613085</text:p>
          </table:table-cell>
          <table:table-cell office:value-type="float" office:value="0.1245481" calcext:value-type="float">
            <text:p>0,1245481</text:p>
          </table:table-cell>
          <table:table-cell office:value-type="float" office:value="0.01706707" calcext:value-type="float">
            <text:p>0,01706707</text:p>
          </table:table-cell>
          <table:table-cell office:value-type="float" office:value="0.3613085" calcext:value-type="float">
            <text:p>0,3613085</text:p>
          </table:table-cell>
          <table:table-cell office:value-type="float" office:value="0.0001654721" calcext:value-type="float">
            <text:p>0,0001654721</text:p>
          </table:table-cell>
          <table:table-cell office:value-type="float" office:value="0.1924667" calcext:value-type="float">
            <text:p>0,1924667</text:p>
          </table:table-cell>
          <table:table-cell office:value-type="float" office:value="0.0001136497" calcext:value-type="float">
            <text:p>0,0001136497</text:p>
          </table:table-cell>
          <table:table-cell office:value-type="float" office:value="0.0002409247" calcext:value-type="float">
            <text:p>0,0002409247</text:p>
          </table:table-cell>
          <table:table-cell office:value-type="float" office:value="242" calcext:value-type="float">
            <text:p>242</text:p>
          </table:table-cell>
          <table:table-cell office:value-type="float" office:value="0.2096591" calcext:value-type="float">
            <text:p>0,2096591</text:p>
          </table:table-cell>
          <table:table-cell office:value-type="float" office:value="0.1924667" calcext:value-type="float">
            <text:p>0,1924667</text:p>
          </table:table-cell>
          <table:table-cell office:value-type="float" office:value="0.1439982" calcext:value-type="float">
            <text:p>0,1439982</text:p>
          </table:table-cell>
          <table:table-cell office:value-type="float" office:value="0.3052602" calcext:value-type="float">
            <text:p>0,3052602</text:p>
          </table:table-cell>
          <table:table-cell office:value-type="float" office:value="242" calcext:value-type="float">
            <text:p>242</text:p>
          </table:table-cell>
          <table:table-cell office:value-type="float" office:value="109.9392" calcext:value-type="float">
            <text:p>109,9392</text:p>
          </table:table-cell>
          <table:table-cell office:value-type="float" office:value="0.09623336" calcext:value-type="float">
            <text:p>0,09623336</text:p>
          </table:table-cell>
          <table:table-cell office:value-type="float" office:value="90.99479" calcext:value-type="float">
            <text:p>90,99479</text:p>
          </table:table-cell>
          <table:table-cell office:value-type="float" office:value="132.8277" calcext:value-type="float">
            <text:p>132,8277</text:p>
          </table:table-cell>
          <table:table-cell office:value-type="float" office:value="242" calcext:value-type="float">
            <text:p>242</text:p>
          </table:table-cell>
          <table:table-cell office:value-type="float" office:value="2574.939" calcext:value-type="float">
            <text:p>2574,939</text:p>
          </table:table-cell>
          <table:table-cell office:value-type="float" office:value="2585.344" calcext:value-type="float">
            <text:p>2585,344</text:p>
          </table:table-cell>
          <table:table-cell office:value-type="float" office:value="-1284.42" calcext:value-type="float">
            <text:p>-1284,42</text:p>
          </table:table-cell>
          <table:table-cell office:value-type="float" office:value="0.5254753" calcext:value-type="float">
            <text:p>0,5254753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.57756" calcext:value-type="float">
            <text:p>84,57756</text:p>
          </table:table-cell>
          <table:table-cell office:value-type="float" office:value="0.3039289" calcext:value-type="float">
            <text:p>0,3039289</text:p>
          </table:table-cell>
          <table:table-cell office:value-type="float" office:value="-0.2336593" calcext:value-type="float">
            <text:p>-0,2336593</text:p>
          </table:table-cell>
          <table:table-cell table:number-columns-repeated="2"/>
          <table:table-cell office:value-type="float" office:value="0.3395919" calcext:value-type="float">
            <text:p>0,3395919</text:p>
          </table:table-cell>
          <table:table-cell office:value-type="float" office:value="0.2103649" calcext:value-type="float">
            <text:p>0,2103649</text:p>
          </table:table-cell>
          <table:table-cell office:value-type="float" office:value="0.2254997" calcext:value-type="float">
            <text:p>0,2254997</text:p>
          </table:table-cell>
          <table:table-cell office:value-type="float" office:value="0.5114093" calcext:value-type="float">
            <text:p>0,5114093</text:p>
          </table:table-cell>
          <table:table-cell office:value-type="float" office:value="314.9755" calcext:value-type="float">
            <text:p>314,9755</text:p>
          </table:table-cell>
          <table:table-cell office:value-type="float" office:value="0.3395919" calcext:value-type="float">
            <text:p>0,3395919</text:p>
          </table:table-cell>
          <table:table-cell office:value-type="float" office:value="0" calcext:value-type="float">
            <text:p>0</text:p>
          </table:table-cell>
          <table:table-cell office:value-type="float" office:value="0.2103649" calcext:value-type="float">
            <text:p>0,2103649</text:p>
          </table:table-cell>
          <table:table-cell office:value-type="float" office:value="0.2254997" calcext:value-type="float">
            <text:p>0,2254997</text:p>
          </table:table-cell>
          <table:table-cell office:value-type="float" office:value="0.5114093" calcext:value-type="float">
            <text:p>0,5114093</text:p>
          </table:table-cell>
          <table:table-cell office:value-type="float" office:value="314.9755" calcext:value-type="float">
            <text:p>314,9755</text:p>
          </table:table-cell>
          <table:table-cell office:value-type="float" office:value="815" calcext:value-type="float">
            <text:p>815</text:p>
          </table:table-cell>
          <table:table-cell office:value-type="float" office:value="0.2103649" calcext:value-type="float">
            <text:p>0,2103649</text:p>
          </table:table-cell>
          <table:table-cell office:value-type="float" office:value="541" calcext:value-type="float">
            <text:p>541</text:p>
          </table:table-cell>
          <table:table-cell office:value-type="float" office:value="1227" calcext:value-type="float">
            <text:p>1227</text:p>
          </table:table-cell>
          <table:table-cell office:value-type="float" office:value="314.9755" calcext:value-type="float">
            <text:p>314,9755</text:p>
          </table:table-cell>
          <table:table-cell office:value-type="float" office:value="0.594344556933033" calcext:value-type="float">
            <text:p>0,594344556933033</text:p>
          </table:table-cell>
          <table:table-cell office:value-type="float" office:value="0.575957011453437" calcext:value-type="float">
            <text:p>0,575957011453437</text:p>
          </table:table-cell>
          <table:table-cell office:value-type="float" office:value="0.576245534829197" calcext:value-type="float">
            <text:p>0,576245534829197</text:p>
          </table:table-cell>
          <table:table-cell office:value-type="float" office:value="0.547119362776667" calcext:value-type="float">
            <text:p>0,547119362776667</text:p>
          </table:table-cell>
          <table:table-cell office:value-type="float" office:value="0.570370411543003" calcext:value-type="float">
            <text:p>0,570370411543003</text:p>
          </table:table-cell>
          <table:table-cell office:value-type="float" office:value="0.560468961800201" calcext:value-type="float">
            <text:p>0,560468961800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626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2.0856901758502" calcext:value-type="float">
            <text:p>12,0856901758502</text:p>
          </table:table-cell>
          <table:table-cell office:value-type="float" office:value="248.655971189739" calcext:value-type="float">
            <text:p>248,655971189739</text:p>
          </table:table-cell>
          <table:table-cell/>
          <table:table-cell office:value-type="string" calcext:value-type="string">
            <text:p>SylvAtri-ab-m-5mn-hno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2.0856901758502" calcext:value-type="float">
            <text:p>12,0856901758502</text:p>
          </table:table-cell>
          <table:table-cell office:value-type="float" office:value="248.655971189739" calcext:value-type="float">
            <text:p>248,6559711897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46.31" calcext:value-type="date">
            <text:p>2024-05-08 18:18:46</text:p>
          </table:table-cell>
          <table:table-cell office:value-type="float" office:value="1.177145" calcext:value-type="float">
            <text:p>1,177145</text:p>
          </table:table-cell>
          <table:table-cell office:value-type="string" calcext:value-type="string">
            <text:p>C:\git\pyaudisam\tests\tmp\val-oanlr\SylvAtri-ab-m-5mn-hno-cos-la-ra-z4ranslt</text:p>
          </table:table-cell>
          <table:table-cell office:value-type="float" office:value="247" calcext:value-type="float">
            <text:p>24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" calcext:value-type="float">
            <text:p>1,3</text:p>
          </table:table-cell>
          <table:table-cell office:value-type="float" office:value="0.08609295" calcext:value-type="float">
            <text:p>0,08609295</text:p>
          </table:table-cell>
          <table:table-cell office:value-type="float" office:value="1.096106" calcext:value-type="float">
            <text:p>1,096106</text:p>
          </table:table-cell>
          <table:table-cell office:value-type="float" office:value="1.541822" calcext:value-type="float">
            <text:p>1,541822</text:p>
          </table:table-cell>
          <table:table-cell office:value-type="float" office:value="95" calcext:value-type="float">
            <text:p>95</text:p>
          </table:table-cell>
          <table:table-cell office:value-type="float" office:value="12.0857" calcext:value-type="float">
            <text:p>12,0857</text:p>
          </table:table-cell>
          <table:table-cell office:value-type="float" office:value="248.656" calcext:value-type="float">
            <text:p>248,656</text:p>
          </table:table-cell>
          <table:table-cell office:value-type="float" office:value="94.6360153256705" calcext:value-type="float">
            <text:p>94,63601532567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07.751" calcext:value-type="float">
            <text:p>2607,751</text:p>
          </table:table-cell>
          <table:table-cell office:value-type="float" office:value="0.1835261" calcext:value-type="float">
            <text:p>0,1835261</text:p>
          </table:table-cell>
          <table:table-cell office:value-type="float" office:value="0.1136623" calcext:value-type="float">
            <text:p>0,1136623</text:p>
          </table:table-cell>
          <table:table-cell office:value-type="float" office:value="0.01607442" calcext:value-type="float">
            <text:p>0,01607442</text:p>
          </table:table-cell>
          <table:table-cell office:value-type="float" office:value="0.1835261" calcext:value-type="float">
            <text:p>0,1835261</text:p>
          </table:table-cell>
          <table:table-cell office:value-type="float" office:value="0.0001623523" calcext:value-type="float">
            <text:p>0,0001623523</text:p>
          </table:table-cell>
          <table:table-cell office:value-type="float" office:value="0.1836845" calcext:value-type="float">
            <text:p>0,1836845</text:p>
          </table:table-cell>
          <table:table-cell office:value-type="float" office:value="0.000113404" calcext:value-type="float">
            <text:p>0,000113404</text:p>
          </table:table-cell>
          <table:table-cell office:value-type="float" office:value="0.0002324282" calcext:value-type="float">
            <text:p>0,0002324282</text:p>
          </table:table-cell>
          <table:table-cell office:value-type="float" office:value="244" calcext:value-type="float">
            <text:p>244</text:p>
          </table:table-cell>
          <table:table-cell office:value-type="float" office:value="0.1992386" calcext:value-type="float">
            <text:p>0,1992386</text:p>
          </table:table-cell>
          <table:table-cell office:value-type="float" office:value="0.1836845" calcext:value-type="float">
            <text:p>0,1836845</text:p>
          </table:table-cell>
          <table:table-cell office:value-type="float" office:value="0.1391692" calcext:value-type="float">
            <text:p>0,1391692</text:p>
          </table:table-cell>
          <table:table-cell office:value-type="float" office:value="0.2852356" calcext:value-type="float">
            <text:p>0,2852356</text:p>
          </table:table-cell>
          <table:table-cell office:value-type="float" office:value="244" calcext:value-type="float">
            <text:p>244</text:p>
          </table:table-cell>
          <table:table-cell office:value-type="float" office:value="110.9905" calcext:value-type="float">
            <text:p>110,9905</text:p>
          </table:table-cell>
          <table:table-cell office:value-type="float" office:value="0.09184227" calcext:value-type="float">
            <text:p>0,09184227</text:p>
          </table:table-cell>
          <table:table-cell office:value-type="float" office:value="92.65837" calcext:value-type="float">
            <text:p>92,65837</text:p>
          </table:table-cell>
          <table:table-cell office:value-type="float" office:value="132.9495" calcext:value-type="float">
            <text:p>132,9495</text:p>
          </table:table-cell>
          <table:table-cell office:value-type="float" office:value="244" calcext:value-type="float">
            <text:p>244</text:p>
          </table:table-cell>
          <table:table-cell office:value-type="float" office:value="2607.85" calcext:value-type="float">
            <text:p>2607,85</text:p>
          </table:table-cell>
          <table:table-cell office:value-type="float" office:value="2618.279" calcext:value-type="float">
            <text:p>2618,279</text:p>
          </table:table-cell>
          <table:table-cell office:value-type="float" office:value="-1300.875" calcext:value-type="float">
            <text:p>-1300,875</text:p>
          </table:table-cell>
          <table:table-cell office:value-type="float" office:value="0.4724428" calcext:value-type="float">
            <text:p>0,4724428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.53069" calcext:value-type="float">
            <text:p>84,53069</text:p>
          </table:table-cell>
          <table:table-cell office:value-type="float" office:value="0.2975791" calcext:value-type="float">
            <text:p>0,2975791</text:p>
          </table:table-cell>
          <table:table-cell office:value-type="float" office:value="-0.2284136" calcext:value-type="float">
            <text:p>-0,2284136</text:p>
          </table:table-cell>
          <table:table-cell table:number-columns-repeated="2"/>
          <table:table-cell office:value-type="float" office:value="0.3359092" calcext:value-type="float">
            <text:p>0,3359092</text:p>
          </table:table-cell>
          <table:table-cell office:value-type="float" office:value="0.2028596" calcext:value-type="float">
            <text:p>0,2028596</text:p>
          </table:table-cell>
          <table:table-cell office:value-type="float" office:value="0.2262781" calcext:value-type="float">
            <text:p>0,2262781</text:p>
          </table:table-cell>
          <table:table-cell office:value-type="float" office:value="0.4986565" calcext:value-type="float">
            <text:p>0,4986565</text:p>
          </table:table-cell>
          <table:table-cell office:value-type="float" office:value="322.9494" calcext:value-type="float">
            <text:p>322,9494</text:p>
          </table:table-cell>
          <table:table-cell office:value-type="float" office:value="0.3359092" calcext:value-type="float">
            <text:p>0,3359092</text:p>
          </table:table-cell>
          <table:table-cell office:value-type="float" office:value="0" calcext:value-type="float">
            <text:p>0</text:p>
          </table:table-cell>
          <table:table-cell office:value-type="float" office:value="0.2028596" calcext:value-type="float">
            <text:p>0,2028596</text:p>
          </table:table-cell>
          <table:table-cell office:value-type="float" office:value="0.2262781" calcext:value-type="float">
            <text:p>0,2262781</text:p>
          </table:table-cell>
          <table:table-cell office:value-type="float" office:value="0.4986565" calcext:value-type="float">
            <text:p>0,4986565</text:p>
          </table:table-cell>
          <table:table-cell office:value-type="float" office:value="322.9494" calcext:value-type="float">
            <text:p>322,9494</text:p>
          </table:table-cell>
          <table:table-cell office:value-type="float" office:value="806" calcext:value-type="float">
            <text:p>806</text:p>
          </table:table-cell>
          <table:table-cell office:value-type="float" office:value="0.2028596" calcext:value-type="float">
            <text:p>0,2028596</text:p>
          </table:table-cell>
          <table:table-cell office:value-type="float" office:value="543" calcext:value-type="float">
            <text:p>543</text:p>
          </table:table-cell>
          <table:table-cell office:value-type="float" office:value="1197" calcext:value-type="float">
            <text:p>1197</text:p>
          </table:table-cell>
          <table:table-cell office:value-type="float" office:value="322.9494" calcext:value-type="float">
            <text:p>322,9494</text:p>
          </table:table-cell>
          <table:table-cell office:value-type="float" office:value="0.534841976714394" calcext:value-type="float">
            <text:p>0,534841976714394</text:p>
          </table:table-cell>
          <table:table-cell office:value-type="float" office:value="0.526806075803374" calcext:value-type="float">
            <text:p>0,526806075803374</text:p>
          </table:table-cell>
          <table:table-cell office:value-type="float" office:value="0.528088940876327" calcext:value-type="float">
            <text:p>0,528088940876327</text:p>
          </table:table-cell>
          <table:table-cell office:value-type="float" office:value="0.469576166854403" calcext:value-type="float">
            <text:p>0,469576166854403</text:p>
          </table:table-cell>
          <table:table-cell office:value-type="float" office:value="0.521595672539845" calcext:value-type="float">
            <text:p>0,521595672539845</text:p>
          </table:table-cell>
          <table:table-cell office:value-type="float" office:value="0.523119561050897" calcext:value-type="float">
            <text:p>0,5231195610508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626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3.0414661741809" calcext:value-type="float">
            <text:p>13,0414661741809</text:p>
          </table:table-cell>
          <table:table-cell office:value-type="float" office:value="365.588810913246" calcext:value-type="float">
            <text:p>365,588810913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Atri-ab-m-5mn-hno-cos-la-ra-m1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3.0414661741809" calcext:value-type="float">
            <text:p>13,0414661741809</text:p>
          </table:table-cell>
          <table:table-cell office:value-type="float" office:value="365.588810913246" calcext:value-type="float">
            <text:p>365,5888109132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6.37" calcext:value-type="date">
            <text:p>2024-05-08 18:18:46</text:p>
          </table:table-cell>
          <table:table-cell office:value-type="float" office:value="1.177144" calcext:value-type="float">
            <text:p>1,177144</text:p>
          </table:table-cell>
          <table:table-cell office:value-type="string" calcext:value-type="string">
            <text:p>C:\git\pyaudisam\tests\tmp\val-oanlr\SylvAtri-ab-m-5mn-hno-cos-la-ra-m10-l7mt_32k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55119" calcext:value-type="float">
            <text:p>0,08555119</text:p>
          </table:table-cell>
          <table:table-cell office:value-type="float" office:value="1.115048" calcext:value-type="float">
            <text:p>1,115048</text:p>
          </table:table-cell>
          <table:table-cell office:value-type="float" office:value="1.565116" calcext:value-type="float">
            <text:p>1,565116</text:p>
          </table:table-cell>
          <table:table-cell office:value-type="float" office:value="95" calcext:value-type="float">
            <text:p>95</text:p>
          </table:table-cell>
          <table:table-cell office:value-type="float" office:value="13.0415" calcext:value-type="float">
            <text:p>13,0415</text:p>
          </table:table-cell>
          <table:table-cell office:value-type="float" office:value="365.589" calcext:value-type="float">
            <text:p>365,589</text:p>
          </table:table-cell>
          <table:table-cell office:value-type="float" office:value="96.1685823754789" calcext:value-type="float">
            <text:p>96,16858237547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87.053" calcext:value-type="float">
            <text:p>2687,053</text:p>
          </table:table-cell>
          <table:table-cell table:number-columns-repeated="2" office:value-type="float" office:value="0.8884225" calcext:value-type="float">
            <text:p>0,8884225</text:p>
          </table:table-cell>
          <table:table-cell table:number-columns-repeated="2"/>
          <table:table-cell office:value-type="float" office:value="0.0001842288" calcext:value-type="float">
            <text:p>0,0001842288</text:p>
          </table:table-cell>
          <table:table-cell office:value-type="float" office:value="0.07811102" calcext:value-type="float">
            <text:p>0,07811102</text:p>
          </table:table-cell>
          <table:table-cell office:value-type="float" office:value="0.0001579961" calcext:value-type="float">
            <text:p>0,0001579961</text:p>
          </table:table-cell>
          <table:table-cell office:value-type="float" office:value="0.0002148172" calcext:value-type="float">
            <text:p>0,0002148172</text:p>
          </table:table-cell>
          <table:table-cell office:value-type="float" office:value="249" calcext:value-type="float">
            <text:p>249</text:p>
          </table:table-cell>
          <table:table-cell office:value-type="float" office:value="0.08122434" calcext:value-type="float">
            <text:p>0,08122434</text:p>
          </table:table-cell>
          <table:table-cell office:value-type="float" office:value="0.07811102" calcext:value-type="float">
            <text:p>0,07811102</text:p>
          </table:table-cell>
          <table:table-cell office:value-type="float" office:value="0.06965861" calcext:value-type="float">
            <text:p>0,06965861</text:p>
          </table:table-cell>
          <table:table-cell office:value-type="float" office:value="0.09471038" calcext:value-type="float">
            <text:p>0,09471038</text:p>
          </table:table-cell>
          <table:table-cell office:value-type="float" office:value="249" calcext:value-type="float">
            <text:p>249</text:p>
          </table:table-cell>
          <table:table-cell office:value-type="float" office:value="104.1924" calcext:value-type="float">
            <text:p>104,1924</text:p>
          </table:table-cell>
          <table:table-cell office:value-type="float" office:value="0.03905551" calcext:value-type="float">
            <text:p>0,03905551</text:p>
          </table:table-cell>
          <table:table-cell office:value-type="float" office:value="96.48114" calcext:value-type="float">
            <text:p>96,48114</text:p>
          </table:table-cell>
          <table:table-cell office:value-type="float" office:value="112.5201" calcext:value-type="float">
            <text:p>112,5201</text:p>
          </table:table-cell>
          <table:table-cell office:value-type="float" office:value="249" calcext:value-type="float">
            <text:p>249</text:p>
          </table:table-cell>
          <table:table-cell office:value-type="float" office:value="2687.102" calcext:value-type="float">
            <text:p>2687,102</text:p>
          </table:table-cell>
          <table:table-cell office:value-type="float" office:value="2694.104" calcext:value-type="float">
            <text:p>2694,104</text:p>
          </table:table-cell>
          <table:table-cell office:value-type="float" office:value="-1341.527" calcext:value-type="float">
            <text:p>-1341,527</text:p>
          </table:table-cell>
          <table:table-cell office:value-type="float" office:value="0.1696132" calcext:value-type="float">
            <text:p>0,169613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64548" calcext:value-type="float">
            <text:p>89,64548</text:p>
          </table:table-cell>
          <table:table-cell office:value-type="float" office:value="0.3753924" calcext:value-type="float">
            <text:p>0,3753924</text:p>
          </table:table-cell>
          <table:table-cell table:number-columns-repeated="3"/>
          <table:table-cell office:value-type="float" office:value="0.3873449" calcext:value-type="float">
            <text:p>0,3873449</text:p>
          </table:table-cell>
          <table:table-cell office:value-type="float" office:value="0.1158462" calcext:value-type="float">
            <text:p>0,1158462</text:p>
          </table:table-cell>
          <table:table-cell office:value-type="float" office:value="0.3085634" calcext:value-type="float">
            <text:p>0,3085634</text:p>
          </table:table-cell>
          <table:table-cell office:value-type="float" office:value="0.4862407" calcext:value-type="float">
            <text:p>0,4862407</text:p>
          </table:table-cell>
          <table:table-cell office:value-type="float" office:value="252.4695" calcext:value-type="float">
            <text:p>252,4695</text:p>
          </table:table-cell>
          <table:table-cell office:value-type="float" office:value="0.3873449" calcext:value-type="float">
            <text:p>0,3873449</text:p>
          </table:table-cell>
          <table:table-cell office:value-type="float" office:value="0" calcext:value-type="float">
            <text:p>0</text:p>
          </table:table-cell>
          <table:table-cell office:value-type="float" office:value="0.1158462" calcext:value-type="float">
            <text:p>0,1158462</text:p>
          </table:table-cell>
          <table:table-cell office:value-type="float" office:value="0.3085634" calcext:value-type="float">
            <text:p>0,3085634</text:p>
          </table:table-cell>
          <table:table-cell office:value-type="float" office:value="0.4862407" calcext:value-type="float">
            <text:p>0,4862407</text:p>
          </table:table-cell>
          <table:table-cell office:value-type="float" office:value="252.4695" calcext:value-type="float">
            <text:p>252,4695</text:p>
          </table:table-cell>
          <table:table-cell office:value-type="float" office:value="930" calcext:value-type="float">
            <text:p>930</text:p>
          </table:table-cell>
          <table:table-cell office:value-type="float" office:value="0.1158462" calcext:value-type="float">
            <text:p>0,1158462</text:p>
          </table:table-cell>
          <table:table-cell office:value-type="float" office:value="741" calcext:value-type="float">
            <text:p>741</text:p>
          </table:table-cell>
          <table:table-cell office:value-type="float" office:value="1167" calcext:value-type="float">
            <text:p>1167</text:p>
          </table:table-cell>
          <table:table-cell office:value-type="float" office:value="252.4695" calcext:value-type="float">
            <text:p>252,4695</text:p>
          </table:table-cell>
          <table:table-cell office:value-type="float" office:value="0.570781989729519" calcext:value-type="float">
            <text:p>0,570781989729519</text:p>
          </table:table-cell>
          <table:table-cell office:value-type="float" office:value="0.5928435188717" calcext:value-type="float">
            <text:p>0,5928435188717</text:p>
          </table:table-cell>
          <table:table-cell office:value-type="float" office:value="0.600126016488469" calcext:value-type="float">
            <text:p>0,600126016488469</text:p>
          </table:table-cell>
          <table:table-cell office:value-type="float" office:value="0.626863874797455" calcext:value-type="float">
            <text:p>0,626863874797455</text:p>
          </table:table-cell>
          <table:table-cell office:value-type="float" office:value="0.521514739287712" calcext:value-type="float">
            <text:p>0,521514739287712</text:p>
          </table:table-cell>
          <table:table-cell office:value-type="float" office:value="0.624609447843832" calcext:value-type="float">
            <text:p>0,6246094478438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26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9.6666167031588" calcext:value-type="float">
            <text:p>19,6666167031588</text:p>
          </table:table-cell>
          <table:table-cell office:value-type="float" office:value="349.037263946682" calcext:value-type="float">
            <text:p>349,0372639466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Atri-ab-m-5mn-hno-cos-la-ra-m1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9.6666167031588" calcext:value-type="float">
            <text:p>19,6666167031588</text:p>
          </table:table-cell>
          <table:table-cell office:value-type="float" office:value="349.037263946682" calcext:value-type="float">
            <text:p>349,0372639466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6.34" calcext:value-type="date">
            <text:p>2024-05-08 18:18:46</text:p>
          </table:table-cell>
          <table:table-cell office:value-type="float" office:value="1.255281" calcext:value-type="float">
            <text:p>1,255281</text:p>
          </table:table-cell>
          <table:table-cell office:value-type="string" calcext:value-type="string">
            <text:p>C:\git\pyaudisam\tests\tmp\val-oanlr\SylvAtri-ab-m-5mn-hno-cos-la-ra-m10-ps7rsuo7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9.6666" calcext:value-type="float">
            <text:p>19,6666</text:p>
          </table:table-cell>
          <table:table-cell office:value-type="float" office:value="349.037" calcext:value-type="float">
            <text:p>349,037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52.181" calcext:value-type="float">
            <text:p>2652,181</text:p>
          </table:table-cell>
          <table:table-cell table:number-columns-repeated="2" office:value-type="float" office:value="0.5055052" calcext:value-type="float">
            <text:p>0,5055052</text:p>
          </table:table-cell>
          <table:table-cell table:number-columns-repeated="2"/>
          <table:table-cell office:value-type="float" office:value="0.0001969026" calcext:value-type="float">
            <text:p>0,0001969026</text:p>
          </table:table-cell>
          <table:table-cell office:value-type="float" office:value="0.08155881" calcext:value-type="float">
            <text:p>0,08155881</text:p>
          </table:table-cell>
          <table:table-cell office:value-type="float" office:value="0.0001677267" calcext:value-type="float">
            <text:p>0,0001677267</text:p>
          </table:table-cell>
          <table:table-cell office:value-type="float" office:value="0.0002311536" calcext:value-type="float">
            <text:p>0,0002311536</text:p>
          </table:table-cell>
          <table:table-cell office:value-type="float" office:value="247" calcext:value-type="float">
            <text:p>247</text:p>
          </table:table-cell>
          <table:table-cell office:value-type="float" office:value="0.08337496" calcext:value-type="float">
            <text:p>0,08337496</text:p>
          </table:table-cell>
          <table:table-cell office:value-type="float" office:value="0.08155881" calcext:value-type="float">
            <text:p>0,08155881</text:p>
          </table:table-cell>
          <table:table-cell office:value-type="float" office:value="0.07102094" calcext:value-type="float">
            <text:p>0,07102094</text:p>
          </table:table-cell>
          <table:table-cell office:value-type="float" office:value="0.09787796" calcext:value-type="float">
            <text:p>0,09787796</text:p>
          </table:table-cell>
          <table:table-cell office:value-type="float" office:value="247" calcext:value-type="float">
            <text:p>247</text:p>
          </table:table-cell>
          <table:table-cell office:value-type="float" office:value="100.7835" calcext:value-type="float">
            <text:p>100,7835</text:p>
          </table:table-cell>
          <table:table-cell office:value-type="float" office:value="0.04077941" calcext:value-type="float">
            <text:p>0,04077941</text:p>
          </table:table-cell>
          <table:table-cell office:value-type="float" office:value="93.00822" calcext:value-type="float">
            <text:p>93,00822</text:p>
          </table:table-cell>
          <table:table-cell office:value-type="float" office:value="109.2087" calcext:value-type="float">
            <text:p>109,2087</text:p>
          </table:table-cell>
          <table:table-cell office:value-type="float" office:value="247" calcext:value-type="float">
            <text:p>247</text:p>
          </table:table-cell>
          <table:table-cell office:value-type="float" office:value="2652.23" calcext:value-type="float">
            <text:p>2652,23</text:p>
          </table:table-cell>
          <table:table-cell office:value-type="float" office:value="2659.216" calcext:value-type="float">
            <text:p>2659,216</text:p>
          </table:table-cell>
          <table:table-cell office:value-type="float" office:value="-1324.091" calcext:value-type="float">
            <text:p>-1324,091</text:p>
          </table:table-cell>
          <table:table-cell office:value-type="float" office:value="0.2418633" calcext:value-type="float">
            <text:p>0,2418633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90876" calcext:value-type="float">
            <text:p>88,90876</text:p>
          </table:table-cell>
          <table:table-cell office:value-type="float" office:value="0.3939427" calcext:value-type="float">
            <text:p>0,3939427</text:p>
          </table:table-cell>
          <table:table-cell table:number-columns-repeated="3"/>
          <table:table-cell office:value-type="float" office:value="0.410693" calcext:value-type="float">
            <text:p>0,410693</text:p>
          </table:table-cell>
          <table:table-cell office:value-type="float" office:value="0.1173811" calcext:value-type="float">
            <text:p>0,1173811</text:p>
          </table:table-cell>
          <table:table-cell office:value-type="float" office:value="0.3262036" calcext:value-type="float">
            <text:p>0,3262036</text:p>
          </table:table-cell>
          <table:table-cell office:value-type="float" office:value="0.5170658" calcext:value-type="float">
            <text:p>0,5170658</text:p>
          </table:table-cell>
          <table:table-cell office:value-type="float" office:value="265.9842" calcext:value-type="float">
            <text:p>265,9842</text:p>
          </table:table-cell>
          <table:table-cell office:value-type="float" office:value="0.410693" calcext:value-type="float">
            <text:p>0,410693</text:p>
          </table:table-cell>
          <table:table-cell office:value-type="float" office:value="0" calcext:value-type="float">
            <text:p>0</text:p>
          </table:table-cell>
          <table:table-cell office:value-type="float" office:value="0.1173811" calcext:value-type="float">
            <text:p>0,1173811</text:p>
          </table:table-cell>
          <table:table-cell office:value-type="float" office:value="0.3262036" calcext:value-type="float">
            <text:p>0,3262036</text:p>
          </table:table-cell>
          <table:table-cell office:value-type="float" office:value="0.5170658" calcext:value-type="float">
            <text:p>0,5170658</text:p>
          </table:table-cell>
          <table:table-cell office:value-type="float" office:value="265.9842" calcext:value-type="float">
            <text:p>265,9842</text:p>
          </table:table-cell>
          <table:table-cell office:value-type="float" office:value="986" calcext:value-type="float">
            <text:p>986</text:p>
          </table:table-cell>
          <table:table-cell office:value-type="float" office:value="0.1173811" calcext:value-type="float">
            <text:p>0,1173811</text:p>
          </table:table-cell>
          <table:table-cell office:value-type="float" office:value="783" calcext:value-type="float">
            <text:p>783</text:p>
          </table:table-cell>
          <table:table-cell office:value-type="float" office:value="1241" calcext:value-type="float">
            <text:p>1241</text:p>
          </table:table-cell>
          <table:table-cell office:value-type="float" office:value="265.9842" calcext:value-type="float">
            <text:p>265,9842</text:p>
          </table:table-cell>
          <table:table-cell office:value-type="float" office:value="0.55301679200316" calcext:value-type="float">
            <text:p>0,55301679200316</text:p>
          </table:table-cell>
          <table:table-cell office:value-type="float" office:value="0.576459973887883" calcext:value-type="float">
            <text:p>0,576459973887883</text:p>
          </table:table-cell>
          <table:table-cell office:value-type="float" office:value="0.583650691918763" calcext:value-type="float">
            <text:p>0,583650691918763</text:p>
          </table:table-cell>
          <table:table-cell office:value-type="float" office:value="0.574402907393786" calcext:value-type="float">
            <text:p>0,574402907393786</text:p>
          </table:table-cell>
          <table:table-cell office:value-type="float" office:value="0.529229176726932" calcext:value-type="float">
            <text:p>0,529229176726932</text:p>
          </table:table-cell>
          <table:table-cell office:value-type="float" office:value="0.608960750006827" calcext:value-type="float">
            <text:p>0,6089607500068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626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9.8498283445611" calcext:value-type="float">
            <text:p>19,8498283445611</text:p>
          </table:table-cell>
          <table:table-cell office:value-type="float" office:value="348.17823980749" calcext:value-type="float">
            <text:p>348,178239807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Atri-ab-m-5mn-hno-cos-la-ra-m1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9.8498283445611" calcext:value-type="float">
            <text:p>19,8498283445611</text:p>
          </table:table-cell>
          <table:table-cell office:value-type="float" office:value="348.17823980749" calcext:value-type="float">
            <text:p>348,178239807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6.37" calcext:value-type="date">
            <text:p>2024-05-08 18:18:46</text:p>
          </table:table-cell>
          <table:table-cell office:value-type="float" office:value="1.099104" calcext:value-type="float">
            <text:p>1,099104</text:p>
          </table:table-cell>
          <table:table-cell office:value-type="string" calcext:value-type="string">
            <text:p>C:\git\pyaudisam\tests\tmp\val-oanlr\SylvAtri-ab-m-5mn-hno-cos-la-ra-m10-6588e6rp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19.8498" calcext:value-type="float">
            <text:p>19,8498</text:p>
          </table:table-cell>
          <table:table-cell office:value-type="float" office:value="348.178" calcext:value-type="float">
            <text:p>348,178</text:p>
          </table:table-cell>
          <table:table-cell office:value-type="float" office:value="95.0191570881226" calcext:value-type="float">
            <text:p>95,01915708812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40.61" calcext:value-type="float">
            <text:p>2640,61</text:p>
          </table:table-cell>
          <table:table-cell table:number-columns-repeated="2" office:value-type="float" office:value="0.4715893" calcext:value-type="float">
            <text:p>0,4715893</text:p>
          </table:table-cell>
          <table:table-cell table:number-columns-repeated="2"/>
          <table:table-cell office:value-type="float" office:value="0.0001962628" calcext:value-type="float">
            <text:p>0,0001962628</text:p>
          </table:table-cell>
          <table:table-cell office:value-type="float" office:value="0.08266418" calcext:value-type="float">
            <text:p>0,08266418</text:p>
          </table:table-cell>
          <table:table-cell office:value-type="float" office:value="0.0001668194" calcext:value-type="float">
            <text:p>0,0001668194</text:p>
          </table:table-cell>
          <table:table-cell office:value-type="float" office:value="0.0002309029" calcext:value-type="float">
            <text:p>0,0002309029</text:p>
          </table:table-cell>
          <table:table-cell office:value-type="float" office:value="246" calcext:value-type="float">
            <text:p>246</text:p>
          </table:table-cell>
          <table:table-cell office:value-type="float" office:value="0.08406" calcext:value-type="float">
            <text:p>0,08406</text:p>
          </table:table-cell>
          <table:table-cell office:value-type="float" office:value="0.08266418" calcext:value-type="float">
            <text:p>0,08266418</text:p>
          </table:table-cell>
          <table:table-cell office:value-type="float" office:value="0.07144929" calcext:value-type="float">
            <text:p>0,07144929</text:p>
          </table:table-cell>
          <table:table-cell office:value-type="float" office:value="0.09889647" calcext:value-type="float">
            <text:p>0,09889647</text:p>
          </table:table-cell>
          <table:table-cell office:value-type="float" office:value="246" calcext:value-type="float">
            <text:p>246</text:p>
          </table:table-cell>
          <table:table-cell office:value-type="float" office:value="100.9476" calcext:value-type="float">
            <text:p>100,9476</text:p>
          </table:table-cell>
          <table:table-cell office:value-type="float" office:value="0.04133209" calcext:value-type="float">
            <text:p>0,04133209</text:p>
          </table:table-cell>
          <table:table-cell office:value-type="float" office:value="93.05833" calcext:value-type="float">
            <text:p>93,05833</text:p>
          </table:table-cell>
          <table:table-cell office:value-type="float" office:value="109.5057" calcext:value-type="float">
            <text:p>109,5057</text:p>
          </table:table-cell>
          <table:table-cell office:value-type="float" office:value="246" calcext:value-type="float">
            <text:p>246</text:p>
          </table:table-cell>
          <table:table-cell office:value-type="float" office:value="2640.659" calcext:value-type="float">
            <text:p>2640,659</text:p>
          </table:table-cell>
          <table:table-cell office:value-type="float" office:value="2647.637" calcext:value-type="float">
            <text:p>2647,637</text:p>
          </table:table-cell>
          <table:table-cell office:value-type="float" office:value="-1318.305" calcext:value-type="float">
            <text:p>-1318,305</text:p>
          </table:table-cell>
          <table:table-cell office:value-type="float" office:value="0.2400699" calcext:value-type="float">
            <text:p>0,2400699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90668" calcext:value-type="float">
            <text:p>88,90668</text:p>
          </table:table-cell>
          <table:table-cell office:value-type="float" office:value="0.3888957" calcext:value-type="float">
            <text:p>0,3888957</text:p>
          </table:table-cell>
          <table:table-cell table:number-columns-repeated="3"/>
          <table:table-cell office:value-type="float" office:value="0.4077145" calcext:value-type="float">
            <text:p>0,4077145</text:p>
          </table:table-cell>
          <table:table-cell office:value-type="float" office:value="0.1174565" calcext:value-type="float">
            <text:p>0,1174565</text:p>
          </table:table-cell>
          <table:table-cell office:value-type="float" office:value="0.3237977" calcext:value-type="float">
            <text:p>0,3237977</text:p>
          </table:table-cell>
          <table:table-cell office:value-type="float" office:value="0.5133796" calcext:value-type="float">
            <text:p>0,5133796</text:p>
          </table:table-cell>
          <table:table-cell office:value-type="float" office:value="271.8546" calcext:value-type="float">
            <text:p>271,8546</text:p>
          </table:table-cell>
          <table:table-cell office:value-type="float" office:value="0.4077145" calcext:value-type="float">
            <text:p>0,4077145</text:p>
          </table:table-cell>
          <table:table-cell office:value-type="float" office:value="0" calcext:value-type="float">
            <text:p>0</text:p>
          </table:table-cell>
          <table:table-cell office:value-type="float" office:value="0.1174565" calcext:value-type="float">
            <text:p>0,1174565</text:p>
          </table:table-cell>
          <table:table-cell office:value-type="float" office:value="0.3237977" calcext:value-type="float">
            <text:p>0,3237977</text:p>
          </table:table-cell>
          <table:table-cell office:value-type="float" office:value="0.5133796" calcext:value-type="float">
            <text:p>0,5133796</text:p>
          </table:table-cell>
          <table:table-cell office:value-type="float" office:value="271.8546" calcext:value-type="float">
            <text:p>271,8546</text:p>
          </table:table-cell>
          <table:table-cell office:value-type="float" office:value="979" calcext:value-type="float">
            <text:p>979</text:p>
          </table:table-cell>
          <table:table-cell office:value-type="float" office:value="0.1174565" calcext:value-type="float">
            <text:p>0,1174565</text:p>
          </table:table-cell>
          <table:table-cell office:value-type="float" office:value="777" calcext:value-type="float">
            <text:p>777</text:p>
          </table:table-cell>
          <table:table-cell office:value-type="float" office:value="1232" calcext:value-type="float">
            <text:p>1232</text:p>
          </table:table-cell>
          <table:table-cell office:value-type="float" office:value="271.8546" calcext:value-type="float">
            <text:p>271,8546</text:p>
          </table:table-cell>
          <table:table-cell office:value-type="float" office:value="0.546644402391832" calcext:value-type="float">
            <text:p>0,546644402391832</text:p>
          </table:table-cell>
          <table:table-cell office:value-type="float" office:value="0.570633456794457" calcext:value-type="float">
            <text:p>0,570633456794457</text:p>
          </table:table-cell>
          <table:table-cell office:value-type="float" office:value="0.577756744724179" calcext:value-type="float">
            <text:p>0,577756744724179</text:p>
          </table:table-cell>
          <table:table-cell office:value-type="float" office:value="0.564868199935907" calcext:value-type="float">
            <text:p>0,564868199935907</text:p>
          </table:table-cell>
          <table:table-cell office:value-type="float" office:value="0.524042408320858" calcext:value-type="float">
            <text:p>0,524042408320858</text:p>
          </table:table-cell>
          <table:table-cell office:value-type="float" office:value="0.603472543109502" calcext:value-type="float">
            <text:p>0,6034725431095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626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5mn-haz-cos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5-08T18:18:46.42" calcext:value-type="date">
            <text:p>2024-05-08 18:18:46</text:p>
          </table:table-cell>
          <table:table-cell office:value-type="float" office:value="1.047326" calcext:value-type="float">
            <text:p>1,047326</text:p>
          </table:table-cell>
          <table:table-cell office:value-type="string" calcext:value-type="string">
            <text:p>C:\git\pyaudisam\tests\tmp\val-oanlr\SylvAtri-ab-m-5mn-haz-cos-6t7vtmbq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70.073" calcext:value-type="float">
            <text:p>2870,073</text:p>
          </table:table-cell>
          <table:table-cell office:value-type="float" office:value="0.00002139807" calcext:value-type="float">
            <text:p>0,00002139807</text:p>
          </table:table-cell>
          <table:table-cell office:value-type="float" office:value="0.004318774" calcext:value-type="float">
            <text:p>0,004318774</text:p>
          </table:table-cell>
          <table:table-cell office:value-type="float" office:value="0.0002317429" calcext:value-type="float">
            <text:p>0,0002317429</text:p>
          </table:table-cell>
          <table:table-cell office:value-type="float" office:value="0.00002139807" calcext:value-type="float">
            <text:p>0,00002139807</text:p>
          </table:table-cell>
          <table:table-cell office:value-type="float" office:value="0.0001334272" calcext:value-type="float">
            <text:p>0,0001334272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001122903" calcext:value-type="float">
            <text:p>0,0001122903</text:p>
          </table:table-cell>
          <table:table-cell office:value-type="float" office:value="0.0001585427" calcext:value-type="float">
            <text:p>0,0001585427</text:p>
          </table:table-cell>
          <table:table-cell office:value-type="float" office:value="259" calcext:value-type="float">
            <text:p>259</text:p>
          </table:table-cell>
          <table:table-cell office:value-type="float" office:value="0.06289443" calcext:value-type="float">
            <text:p>0,06289443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5293102" calcext:value-type="float">
            <text:p>0,05293102</text:p>
          </table:table-cell>
          <table:table-cell office:value-type="float" office:value="0.07473329" calcext:value-type="float">
            <text:p>0,07473329</text:p>
          </table:table-cell>
          <table:table-cell office:value-type="float" office:value="259" calcext:value-type="float">
            <text:p>259</text:p>
          </table:table-cell>
          <table:table-cell office:value-type="float" office:value="122.4314" calcext:value-type="float">
            <text:p>122,4314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2.3021" calcext:value-type="float">
            <text:p>112,3021</text:p>
          </table:table-cell>
          <table:table-cell office:value-type="float" office:value="133.4743" calcext:value-type="float">
            <text:p>133,4743</text:p>
          </table:table-cell>
          <table:table-cell office:value-type="float" office:value="259" calcext:value-type="float">
            <text:p>259</text:p>
          </table:table-cell>
          <table:table-cell office:value-type="float" office:value="2870.12" calcext:value-type="float">
            <text:p>2870,12</text:p>
          </table:table-cell>
          <table:table-cell office:value-type="float" office:value="2877.202" calcext:value-type="float">
            <text:p>2877,202</text:p>
          </table:table-cell>
          <table:table-cell office:value-type="float" office:value="-1433.036" calcext:value-type="float">
            <text:p>-1433,036</text:p>
          </table:table-cell>
          <table:table-cell office:value-type="float" office:value="0.6021008" calcext:value-type="float">
            <text:p>0,602100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0918" calcext:value-type="float">
            <text:p>92,10918</text:p>
          </table:table-cell>
          <table:table-cell office:value-type="float" office:value="3.919727" calcext:value-type="float">
            <text:p>3,919727</text:p>
          </table:table-cell>
          <table:table-cell table:number-columns-repeated="3"/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02601124" calcext:value-type="float">
            <text:p>0,02601124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700" calcext:value-type="float">
            <text:p>700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179677632377662" calcext:value-type="float">
            <text:p>0,179677632377662</text:p>
          </table:table-cell>
          <table:table-cell office:value-type="float" office:value="0.205851179776318" calcext:value-type="float">
            <text:p>0,205851179776318</text:p>
          </table:table-cell>
          <table:table-cell office:value-type="float" office:value="0.209037569974913" calcext:value-type="float">
            <text:p>0,209037569974913</text:p>
          </table:table-cell>
          <table:table-cell office:value-type="float" office:value="0.0753195488312428" calcext:value-type="float">
            <text:p>0,0753195488312428</text:p>
          </table:table-cell>
          <table:table-cell office:value-type="float" office:value="0.23511144820889" calcext:value-type="float">
            <text:p>0,23511144820889</text:p>
          </table:table-cell>
          <table:table-cell office:value-type="float" office:value="0.244043579974436" calcext:value-type="float">
            <text:p>0,244043579974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6265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5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4-05-08T18:18:46.56" calcext:value-type="date">
            <text:p>2024-05-08 18:18:46</text:p>
          </table:table-cell>
          <table:table-cell office:value-type="float" office:value="0.911032" calcext:value-type="float">
            <text:p>0,911032</text:p>
          </table:table-cell>
          <table:table-cell office:value-type="string" calcext:value-type="string">
            <text:p>C:\git\pyaudisam\tests\tmp\val-oanlr\SylvAtri-ab-m-5mn-haz-cos-l10-5zhd2pjk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66.555" calcext:value-type="float">
            <text:p>2866,555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3346765" calcext:value-type="float">
            <text:p>0,03346765</text:p>
          </table:table-cell>
          <table:table-cell office:value-type="float" office:value="0.08475578" calcext:value-type="float">
            <text:p>0,08475578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001359788" calcext:value-type="float">
            <text:p>0,0001359788</text:p>
          </table:table-cell>
          <table:table-cell office:value-type="float" office:value="0.08870411" calcext:value-type="float">
            <text:p>0,08870411</text:p>
          </table:table-cell>
          <table:table-cell office:value-type="float" office:value="0.0001142248" calcext:value-type="float">
            <text:p>0,0001142248</text:p>
          </table:table-cell>
          <table:table-cell office:value-type="float" office:value="0.0001618759" calcext:value-type="float">
            <text:p>0,0001618759</text:p>
          </table:table-cell>
          <table:table-cell office:value-type="float" office:value="259" calcext:value-type="float">
            <text:p>259</text:p>
          </table:table-cell>
          <table:table-cell office:value-type="float" office:value="0.06171423" calcext:value-type="float">
            <text:p>0,06171423</text:p>
          </table:table-cell>
          <table:table-cell office:value-type="float" office:value="0.08870412" calcext:value-type="float">
            <text:p>0,08870412</text:p>
          </table:table-cell>
          <table:table-cell office:value-type="float" office:value="0.05184111" calcext:value-type="float">
            <text:p>0,05184111</text:p>
          </table:table-cell>
          <table:table-cell office:value-type="float" office:value="0.07346767" calcext:value-type="float">
            <text:p>0,07346767</text:p>
          </table:table-cell>
          <table:table-cell office:value-type="float" office:value="259" calcext:value-type="float">
            <text:p>259</text:p>
          </table:table-cell>
          <table:table-cell office:value-type="float" office:value="121.2773" calcext:value-type="float">
            <text:p>121,2773</text:p>
          </table:table-cell>
          <table:table-cell office:value-type="float" office:value="0.04435206" calcext:value-type="float">
            <text:p>0,04435206</text:p>
          </table:table-cell>
          <table:table-cell office:value-type="float" office:value="111.1395" calcext:value-type="float">
            <text:p>111,1395</text:p>
          </table:table-cell>
          <table:table-cell office:value-type="float" office:value="132.3398" calcext:value-type="float">
            <text:p>132,3398</text:p>
          </table:table-cell>
          <table:table-cell office:value-type="float" office:value="259" calcext:value-type="float">
            <text:p>259</text:p>
          </table:table-cell>
          <table:table-cell office:value-type="float" office:value="2866.602" calcext:value-type="float">
            <text:p>2866,602</text:p>
          </table:table-cell>
          <table:table-cell office:value-type="float" office:value="2873.684" calcext:value-type="float">
            <text:p>2873,684</text:p>
          </table:table-cell>
          <table:table-cell office:value-type="float" office:value="-1431.278" calcext:value-type="float">
            <text:p>-1431,278</text:p>
          </table:table-cell>
          <table:table-cell office:value-type="float" office:value="0.6164634" calcext:value-type="float">
            <text:p>0,616463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42216" calcext:value-type="float">
            <text:p>91,42216</text:p>
          </table:table-cell>
          <table:table-cell office:value-type="float" office:value="3.908372" calcext:value-type="float">
            <text:p>3,908372</text:p>
          </table:table-cell>
          <table:table-cell table:number-columns-repeated="3"/>
          <table:table-cell office:value-type="float" office:value="0.2972886" calcext:value-type="float">
            <text:p>0,2972886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0.2972886" calcext:value-type="float">
            <text:p>0,2972886</text:p>
          </table:table-cell>
          <table:table-cell office:value-type="float" office:value="0.0267459" calcext:value-type="float">
            <text:p>0,0267459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713" calcext:value-type="float">
            <text:p>713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562" calcext:value-type="float">
            <text:p>562</text:p>
          </table:table-cell>
          <table:table-cell office:value-type="float" office:value="906" calcext:value-type="float">
            <text:p>906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0.520952005863546" calcext:value-type="float">
            <text:p>0,520952005863546</text:p>
          </table:table-cell>
          <table:table-cell office:value-type="float" office:value="0.522391580343875" calcext:value-type="float">
            <text:p>0,522391580343875</text:p>
          </table:table-cell>
          <table:table-cell office:value-type="float" office:value="0.530518274643634" calcext:value-type="float">
            <text:p>0,530518274643634</text:p>
          </table:table-cell>
          <table:table-cell office:value-type="float" office:value="0.399406102848426" calcext:value-type="float">
            <text:p>0,399406102848426</text:p>
          </table:table-cell>
          <table:table-cell office:value-type="float" office:value="0.539443003909205" calcext:value-type="float">
            <text:p>0,539443003909205</text:p>
          </table:table-cell>
          <table:table-cell office:value-type="float" office:value="0.558301830880947" calcext:value-type="float">
            <text:p>0,5583018308809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6265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5mn-haz-cos-r28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8T18:18:46.89" calcext:value-type="date">
            <text:p>2024-05-08 18:18:46</text:p>
          </table:table-cell>
          <table:table-cell office:value-type="float" office:value="0.595665" calcext:value-type="float">
            <text:p>0,595665</text:p>
          </table:table-cell>
          <table:table-cell office:value-type="string" calcext:value-type="string">
            <text:p>C:\git\pyaudisam\tests\tmp\val-oanlr\SylvAtri-ab-m-5mn-haz-cos-r280-bhdu9me4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6.1685823754789" calcext:value-type="float">
            <text:p>96,16858237547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78.59" calcext:value-type="float">
            <text:p>2678,59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117941" calcext:value-type="float">
            <text:p>0,117941</text:p>
          </table:table-cell>
          <table:table-cell office:value-type="float" office:value="0.02256668" calcext:value-type="float">
            <text:p>0,02256668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0001430961" calcext:value-type="float">
            <text:p>0,0001430961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0001087936" calcext:value-type="float">
            <text:p>0,0001087936</text:p>
          </table:table-cell>
          <table:table-cell office:value-type="float" office:value="0.0001882141" calcext:value-type="float">
            <text:p>0,0001882141</text:p>
          </table:table-cell>
          <table:table-cell office:value-type="float" office:value="248" calcext:value-type="float">
            <text:p>248</text:p>
          </table:table-cell>
          <table:table-cell office:value-type="float" office:value="0.1782733" calcext:value-type="float">
            <text:p>0,1782733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1355383" calcext:value-type="float">
            <text:p>0,1355383</text:p>
          </table:table-cell>
          <table:table-cell office:value-type="float" office:value="0.2344826" calcext:value-type="float">
            <text:p>0,2344826</text:p>
          </table:table-cell>
          <table:table-cell office:value-type="float" office:value="248" calcext:value-type="float">
            <text:p>248</text:p>
          </table:table-cell>
          <table:table-cell office:value-type="float" office:value="118.2228" calcext:value-type="float">
            <text:p>118,2228</text:p>
          </table:table-cell>
          <table:table-cell office:value-type="float" office:value="0.06991243" calcext:value-type="float">
            <text:p>0,06991243</text:p>
          </table:table-cell>
          <table:table-cell office:value-type="float" office:value="103.0321" calcext:value-type="float">
            <text:p>103,0321</text:p>
          </table:table-cell>
          <table:table-cell office:value-type="float" office:value="135.6531" calcext:value-type="float">
            <text:p>135,6531</text:p>
          </table:table-cell>
          <table:table-cell office:value-type="float" office:value="248" calcext:value-type="float">
            <text:p>248</text:p>
          </table:table-cell>
          <table:table-cell office:value-type="float" office:value="2678.687" calcext:value-type="float">
            <text:p>2678,687</text:p>
          </table:table-cell>
          <table:table-cell office:value-type="float" office:value="2689.166" calcext:value-type="float">
            <text:p>2689,166</text:p>
          </table:table-cell>
          <table:table-cell office:value-type="float" office:value="-1336.295" calcext:value-type="float">
            <text:p>-1336,295</text:p>
          </table:table-cell>
          <table:table-cell office:value-type="float" office:value="0.5692908" calcext:value-type="float">
            <text:p>0,569290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59586" calcext:value-type="float">
            <text:p>93,59586</text:p>
          </table:table-cell>
          <table:table-cell office:value-type="float" office:value="3.880848" calcext:value-type="float">
            <text:p>3,880848</text:p>
          </table:table-cell>
          <table:table-cell office:value-type="float" office:value="0.05117168" calcext:value-type="float">
            <text:p>0,05117168</text:p>
          </table:table-cell>
          <table:table-cell table:number-columns-repeated="2"/>
          <table:table-cell office:value-type="float" office:value="0.3008625" calcext:value-type="float">
            <text:p>0,3008625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0.3008625" calcext:value-type="float">
            <text:p>0,3008625</text:p>
          </table:table-cell>
          <table:table-cell office:value-type="float" office:value="0.0279994" calcext:value-type="float">
            <text:p>0,0279994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722" calcext:value-type="float">
            <text:p>722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524" calcext:value-type="float">
            <text:p>524</text:p>
          </table:table-cell>
          <table:table-cell office:value-type="float" office:value="994" calcext:value-type="float">
            <text:p>994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0.363389394593694" calcext:value-type="float">
            <text:p>0,363389394593694</text:p>
          </table:table-cell>
          <table:table-cell office:value-type="float" office:value="0.378175511455541" calcext:value-type="float">
            <text:p>0,378175511455541</text:p>
          </table:table-cell>
          <table:table-cell office:value-type="float" office:value="0.383844231221119" calcext:value-type="float">
            <text:p>0,383844231221119</text:p>
          </table:table-cell>
          <table:table-cell office:value-type="float" office:value="0.237825996650947" calcext:value-type="float">
            <text:p>0,237825996650947</text:p>
          </table:table-cell>
          <table:table-cell office:value-type="float" office:value="0.401028209528796" calcext:value-type="float">
            <text:p>0,401028209528796</text:p>
          </table:table-cell>
          <table:table-cell office:value-type="float" office:value="0.408476308636341" calcext:value-type="float">
            <text:p>0,408476308636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626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5mn-haz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46.97" calcext:value-type="date">
            <text:p>2024-05-08 18:18:46</text:p>
          </table:table-cell>
          <table:table-cell office:value-type="float" office:value="0.736271" calcext:value-type="float">
            <text:p>0,736271</text:p>
          </table:table-cell>
          <table:table-cell office:value-type="string" calcext:value-type="string">
            <text:p>C:\git\pyaudisam\tests\tmp\val-oanlr\SylvAtri-ab-m-5mn-haz-cos-l15-r300-ydpxhpjl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53.518" calcext:value-type="float">
            <text:p>2653,518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2286875" calcext:value-type="float">
            <text:p>0,02286875</text:p>
          </table:table-cell>
          <table:table-cell office:value-type="float" office:value="0.08795309" calcext:value-type="float">
            <text:p>0,08795309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001513365" calcext:value-type="float">
            <text:p>0,0001513365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000965118" calcext:value-type="float">
            <text:p>0,0000965118</text:p>
          </table:table-cell>
          <table:table-cell office:value-type="float" office:value="0.0002373051" calcext:value-type="float">
            <text:p>0,0002373051</text:p>
          </table:table-cell>
          <table:table-cell office:value-type="float" office:value="244" calcext:value-type="float">
            <text:p>244</text:p>
          </table:table-cell>
          <table:table-cell office:value-type="float" office:value="0.1468398" calcext:value-type="float">
            <text:p>0,1468398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9364411" calcext:value-type="float">
            <text:p>0,09364411</text:p>
          </table:table-cell>
          <table:table-cell office:value-type="float" office:value="0.2302539" calcext:value-type="float">
            <text:p>0,2302539</text:p>
          </table:table-cell>
          <table:table-cell office:value-type="float" office:value="244" calcext:value-type="float">
            <text:p>244</text:p>
          </table:table-cell>
          <table:table-cell office:value-type="float" office:value="114.959" calcext:value-type="float">
            <text:p>114,959</text:p>
          </table:table-cell>
          <table:table-cell office:value-type="float" office:value="0.1156933" calcext:value-type="float">
            <text:p>0,1156933</text:p>
          </table:table-cell>
          <table:table-cell office:value-type="float" office:value="91.60152" calcext:value-type="float">
            <text:p>91,60152</text:p>
          </table:table-cell>
          <table:table-cell office:value-type="float" office:value="144.2725" calcext:value-type="float">
            <text:p>144,2725</text:p>
          </table:table-cell>
          <table:table-cell office:value-type="float" office:value="244" calcext:value-type="float">
            <text:p>244</text:p>
          </table:table-cell>
          <table:table-cell office:value-type="float" office:value="2653.765" calcext:value-type="float">
            <text:p>2653,765</text:p>
          </table:table-cell>
          <table:table-cell office:value-type="float" office:value="2671.105" calcext:value-type="float">
            <text:p>2671,105</text:p>
          </table:table-cell>
          <table:table-cell office:value-type="float" office:value="-1321.759" calcext:value-type="float">
            <text:p>-1321,759</text:p>
          </table:table-cell>
          <table:table-cell office:value-type="float" office:value="0.8021793" calcext:value-type="float">
            <text:p>0,8021793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.6701" calcext:value-type="float">
            <text:p>102,6701</text:p>
          </table:table-cell>
          <table:table-cell office:value-type="float" office:value="4.465711" calcext:value-type="float">
            <text:p>4,465711</text:p>
          </table:table-cell>
          <table:table-cell office:value-type="float" office:value="-0.005546573" calcext:value-type="float">
            <text:p>-0,005546573</text:p>
          </table:table-cell>
          <table:table-cell office:value-type="float" office:value="0.3277911" calcext:value-type="float">
            <text:p>0,3277911</text:p>
          </table:table-cell>
          <table:table-cell office:value-type="float" office:value="-0.1840489" calcext:value-type="float">
            <text:p>-0,1840489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1173566" calcext:value-type="float">
            <text:p>0,1173566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758" calcext:value-type="float">
            <text:p>75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470" calcext:value-type="float">
            <text:p>470</text:p>
          </table:table-cell>
          <table:table-cell office:value-type="float" office:value="1221" calcext:value-type="float">
            <text:p>1221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0.551039528876768" calcext:value-type="float">
            <text:p>0,551039528876768</text:p>
          </table:table-cell>
          <table:table-cell office:value-type="float" office:value="0.469552957692302" calcext:value-type="float">
            <text:p>0,469552957692302</text:p>
          </table:table-cell>
          <table:table-cell office:value-type="float" office:value="0.457243064589838" calcext:value-type="float">
            <text:p>0,457243064589838</text:p>
          </table:table-cell>
          <table:table-cell office:value-type="float" office:value="0.393824284606825" calcext:value-type="float">
            <text:p>0,393824284606825</text:p>
          </table:table-cell>
          <table:table-cell office:value-type="float" office:value="0.486711997487738" calcext:value-type="float">
            <text:p>0,486711997487738</text:p>
          </table:table-cell>
          <table:table-cell office:value-type="float" office:value="0.434300126100417" calcext:value-type="float">
            <text:p>0,4343001261004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265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Atri-ab-m-5mn-haz-cos-l20-r300-m14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7.03" calcext:value-type="date">
            <text:p>2024-05-08 18:18:47</text:p>
          </table:table-cell>
          <table:table-cell office:value-type="float" office:value="1.068592" calcext:value-type="float">
            <text:p>1,068592</text:p>
          </table:table-cell>
          <table:table-cell office:value-type="string" calcext:value-type="string">
            <text:p>C:\git\pyaudisam\tests\tmp\val-oanlr\SylvAtri-ab-m-5mn-haz-cos-l20-r300-m14-03ycnqm3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5.0191570881226" calcext:value-type="float">
            <text:p>95,01915708812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35.21" calcext:value-type="float">
            <text:p>2635,21</text:p>
          </table:table-cell>
          <table:table-cell table:number-columns-repeated="2" office:value-type="float" office:value="0.007730365" calcext:value-type="float">
            <text:p>0,007730365</text:p>
          </table:table-cell>
          <table:table-cell table:number-columns-repeated="2"/>
          <table:table-cell office:value-type="float" office:value="0.0001621051" calcext:value-type="float">
            <text:p>0,0001621051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001037649" calcext:value-type="float">
            <text:p>0,0001037649</text:p>
          </table:table-cell>
          <table:table-cell office:value-type="float" office:value="0.0002532462" calcext:value-type="float">
            <text:p>0,0002532462</text:p>
          </table:table-cell>
          <table:table-cell office:value-type="float" office:value="243" calcext:value-type="float">
            <text:p>243</text:p>
          </table:table-cell>
          <table:table-cell office:value-type="float" office:value="0.1370853" calcext:value-type="float">
            <text:p>0,1370853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8774948" calcext:value-type="float">
            <text:p>0,08774948</text:p>
          </table:table-cell>
          <table:table-cell office:value-type="float" office:value="0.2141594" calcext:value-type="float">
            <text:p>0,2141594</text:p>
          </table:table-cell>
          <table:table-cell office:value-type="float" office:value="243" calcext:value-type="float">
            <text:p>243</text:p>
          </table:table-cell>
          <table:table-cell office:value-type="float" office:value="111.0751" calcext:value-type="float">
            <text:p>111,0751</text:p>
          </table:table-cell>
          <table:table-cell office:value-type="float" office:value="0.1147085" calcext:value-type="float">
            <text:p>0,1147085</text:p>
          </table:table-cell>
          <table:table-cell office:value-type="float" office:value="88.67648" calcext:value-type="float">
            <text:p>88,67648</text:p>
          </table:table-cell>
          <table:table-cell office:value-type="float" office:value="139.1313" calcext:value-type="float">
            <text:p>139,1313</text:p>
          </table:table-cell>
          <table:table-cell office:value-type="float" office:value="243" calcext:value-type="float">
            <text:p>243</text:p>
          </table:table-cell>
          <table:table-cell office:value-type="float" office:value="2635.458" calcext:value-type="float">
            <text:p>2635,458</text:p>
          </table:table-cell>
          <table:table-cell office:value-type="float" office:value="2652.777" calcext:value-type="float">
            <text:p>2652,777</text:p>
          </table:table-cell>
          <table:table-cell office:value-type="float" office:value="-1312.605" calcext:value-type="float">
            <text:p>-1312,605</text:p>
          </table:table-cell>
          <table:table-cell office:value-type="float" office:value="0.7817914" calcext:value-type="float">
            <text:p>0,781791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.2497" calcext:value-type="float">
            <text:p>103,2497</text:p>
          </table:table-cell>
          <table:table-cell office:value-type="float" office:value="4.534401" calcext:value-type="float">
            <text:p>4,534401</text:p>
          </table:table-cell>
          <table:table-cell office:value-type="float" office:value="0.01808755" calcext:value-type="float">
            <text:p>0,01808755</text:p>
          </table:table-cell>
          <table:table-cell office:value-type="float" office:value="0.3444638" calcext:value-type="float">
            <text:p>0,3444638</text:p>
          </table:table-cell>
          <table:table-cell office:value-type="float" office:value="-0.1755891" calcext:value-type="float">
            <text:p>-0,1755891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1165192" calcext:value-type="float">
            <text:p>0,1165192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808" calcext:value-type="float">
            <text:p>808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503" calcext:value-type="float">
            <text:p>503</text:p>
          </table:table-cell>
          <table:table-cell office:value-type="float" office:value="1298" calcext:value-type="float">
            <text:p>1298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0.371851858729909" calcext:value-type="float">
            <text:p>0,371851858729909</text:p>
          </table:table-cell>
          <table:table-cell office:value-type="float" office:value="0.333187516651177" calcext:value-type="float">
            <text:p>0,333187516651177</text:p>
          </table:table-cell>
          <table:table-cell office:value-type="float" office:value="0.324828660660318" calcext:value-type="float">
            <text:p>0,324828660660318</text:p>
          </table:table-cell>
          <table:table-cell office:value-type="float" office:value="0.214422584181841" calcext:value-type="float">
            <text:p>0,214422584181841</text:p>
          </table:table-cell>
          <table:table-cell office:value-type="float" office:value="0.358126270493335" calcext:value-type="float">
            <text:p>0,358126270493335</text:p>
          </table:table-cell>
          <table:table-cell office:value-type="float" office:value="0.321571559020398" calcext:value-type="float">
            <text:p>0,3215715590203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6265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1.8418706592063" calcext:value-type="float">
            <text:p>21,8418706592063</text:p>
          </table:table-cell>
          <table:table-cell office:value-type="float" office:value="319.080470835204" calcext:value-type="float">
            <text:p>319,0804708352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Atri-ab-m-5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1.8418706592063" calcext:value-type="float">
            <text:p>21,8418706592063</text:p>
          </table:table-cell>
          <table:table-cell office:value-type="float" office:value="319.080470835204" calcext:value-type="float">
            <text:p>319,0804708352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7.11" calcext:value-type="date">
            <text:p>2024-05-08 18:18:47</text:p>
          </table:table-cell>
          <table:table-cell office:value-type="float" office:value="1.08433" calcext:value-type="float">
            <text:p>1,08433</text:p>
          </table:table-cell>
          <table:table-cell office:value-type="string" calcext:value-type="string">
            <text:p>C:\git\pyaudisam\tests\tmp\val-oanlr\SylvAtri-ab-m-5mn-haz-cos-la-ra-ma-ov7s4z8i</text:p>
          </table:table-cell>
          <table:table-cell office:value-type="float" office:value="247" calcext:value-type="float">
            <text:p>24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" calcext:value-type="float">
            <text:p>1,3</text:p>
          </table:table-cell>
          <table:table-cell office:value-type="float" office:value="0.08360783" calcext:value-type="float">
            <text:p>0,08360783</text:p>
          </table:table-cell>
          <table:table-cell office:value-type="float" office:value="1.101498" calcext:value-type="float">
            <text:p>1,101498</text:p>
          </table:table-cell>
          <table:table-cell office:value-type="float" office:value="1.534275" calcext:value-type="float">
            <text:p>1,534275</text:p>
          </table:table-cell>
          <table:table-cell office:value-type="float" office:value="95" calcext:value-type="float">
            <text:p>95</text:p>
          </table:table-cell>
          <table:table-cell office:value-type="float" office:value="21.8419" calcext:value-type="float">
            <text:p>21,8419</text:p>
          </table:table-cell>
          <table:table-cell office:value-type="float" office:value="319.08" calcext:value-type="float">
            <text:p>319,08</text:p>
          </table:table-cell>
          <table:table-cell office:value-type="float" office:value="94.6360153256705" calcext:value-type="float">
            <text:p>94,63601532567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24.699" calcext:value-type="float">
            <text:p>2624,699</text:p>
          </table:table-cell>
          <table:table-cell table:number-columns-repeated="2" office:value-type="float" office:value="0.3389218" calcext:value-type="float">
            <text:p>0,3389218</text:p>
          </table:table-cell>
          <table:table-cell table:number-columns-repeated="2"/>
          <table:table-cell office:value-type="float" office:value="0.0001444664" calcext:value-type="float">
            <text:p>0,0001444664</text:p>
          </table:table-cell>
          <table:table-cell office:value-type="float" office:value="0.09463905" calcext:value-type="float">
            <text:p>0,09463905</text:p>
          </table:table-cell>
          <table:table-cell office:value-type="float" office:value="0.0001199473" calcext:value-type="float">
            <text:p>0,0001199473</text:p>
          </table:table-cell>
          <table:table-cell office:value-type="float" office:value="0.0001739976" calcext:value-type="float">
            <text:p>0,0001739976</text:p>
          </table:table-cell>
          <table:table-cell office:value-type="float" office:value="245" calcext:value-type="float">
            <text:p>245</text:p>
          </table:table-cell>
          <table:table-cell office:value-type="float" office:value="0.1359766" calcext:value-type="float">
            <text:p>0,1359766</text:p>
          </table:table-cell>
          <table:table-cell office:value-type="float" office:value="0.09463904" calcext:value-type="float">
            <text:p>0,09463904</text:p>
          </table:table-cell>
          <table:table-cell office:value-type="float" office:value="0.1128984" calcext:value-type="float">
            <text:p>0,1128984</text:p>
          </table:table-cell>
          <table:table-cell office:value-type="float" office:value="0.1637723" calcext:value-type="float">
            <text:p>0,1637723</text:p>
          </table:table-cell>
          <table:table-cell office:value-type="float" office:value="245" calcext:value-type="float">
            <text:p>245</text:p>
          </table:table-cell>
          <table:table-cell office:value-type="float" office:value="117.6607" calcext:value-type="float">
            <text:p>117,6607</text:p>
          </table:table-cell>
          <table:table-cell office:value-type="float" office:value="0.04731952" calcext:value-type="float">
            <text:p>0,04731952</text:p>
          </table:table-cell>
          <table:table-cell office:value-type="float" office:value="107.1953" calcext:value-type="float">
            <text:p>107,1953</text:p>
          </table:table-cell>
          <table:table-cell office:value-type="float" office:value="129.1479" calcext:value-type="float">
            <text:p>129,1479</text:p>
          </table:table-cell>
          <table:table-cell office:value-type="float" office:value="245" calcext:value-type="float">
            <text:p>245</text:p>
          </table:table-cell>
          <table:table-cell office:value-type="float" office:value="2624.748" calcext:value-type="float">
            <text:p>2624,748</text:p>
          </table:table-cell>
          <table:table-cell office:value-type="float" office:value="2631.718" calcext:value-type="float">
            <text:p>2631,718</text:p>
          </table:table-cell>
          <table:table-cell office:value-type="float" office:value="-1310.35" calcext:value-type="float">
            <text:p>-1310,35</text:p>
          </table:table-cell>
          <table:table-cell office:value-type="float" office:value="0.5978495" calcext:value-type="float">
            <text:p>0,5978495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48696" calcext:value-type="float">
            <text:p>91,48696</text:p>
          </table:table-cell>
          <table:table-cell office:value-type="float" office:value="3.930887" calcext:value-type="float">
            <text:p>3,930887</text:p>
          </table:table-cell>
          <table:table-cell table:number-columns-repeated="3"/>
          <table:table-cell office:value-type="float" office:value="0.298903" calcext:value-type="float">
            <text:p>0,298903</text:p>
          </table:table-cell>
          <table:table-cell office:value-type="float" office:value="0.1262807" calcext:value-type="float">
            <text:p>0,1262807</text:p>
          </table:table-cell>
          <table:table-cell office:value-type="float" office:value="0.2333641" calcext:value-type="float">
            <text:p>0,2333641</text:p>
          </table:table-cell>
          <table:table-cell office:value-type="float" office:value="0.3828481" calcext:value-type="float">
            <text:p>0,3828481</text:p>
          </table:table-cell>
          <table:table-cell office:value-type="float" office:value="302.0977" calcext:value-type="float">
            <text:p>302,0977</text:p>
          </table:table-cell>
          <table:table-cell office:value-type="float" office:value="0.298903" calcext:value-type="float">
            <text:p>0,298903</text:p>
          </table:table-cell>
          <table:table-cell office:value-type="float" office:value="0" calcext:value-type="float">
            <text:p>0</text:p>
          </table:table-cell>
          <table:table-cell office:value-type="float" office:value="0.1262807" calcext:value-type="float">
            <text:p>0,1262807</text:p>
          </table:table-cell>
          <table:table-cell office:value-type="float" office:value="0.2333641" calcext:value-type="float">
            <text:p>0,2333641</text:p>
          </table:table-cell>
          <table:table-cell office:value-type="float" office:value="0.3828481" calcext:value-type="float">
            <text:p>0,3828481</text:p>
          </table:table-cell>
          <table:table-cell office:value-type="float" office:value="302.0977" calcext:value-type="float">
            <text:p>302,0977</text:p>
          </table:table-cell>
          <table:table-cell office:value-type="float" office:value="717" calcext:value-type="float">
            <text:p>717</text:p>
          </table:table-cell>
          <table:table-cell office:value-type="float" office:value="0.1262807" calcext:value-type="float">
            <text:p>0,1262807</text:p>
          </table:table-cell>
          <table:table-cell office:value-type="float" office:value="560" calcext:value-type="float">
            <text:p>560</text:p>
          </table:table-cell>
          <table:table-cell office:value-type="float" office:value="919" calcext:value-type="float">
            <text:p>919</text:p>
          </table:table-cell>
          <table:table-cell office:value-type="float" office:value="302.0977" calcext:value-type="float">
            <text:p>302,0977</text:p>
          </table:table-cell>
          <table:table-cell office:value-type="float" office:value="0.694073110090244" calcext:value-type="float">
            <text:p>0,694073110090244</text:p>
          </table:table-cell>
          <table:table-cell office:value-type="float" office:value="0.670768808563062" calcext:value-type="float">
            <text:p>0,670768808563062</text:p>
          </table:table-cell>
          <table:table-cell office:value-type="float" office:value="0.681504983891675" calcext:value-type="float">
            <text:p>0,681504983891675</text:p>
          </table:table-cell>
          <table:table-cell office:value-type="float" office:value="0.630610663686719" calcext:value-type="float">
            <text:p>0,630610663686719</text:p>
          </table:table-cell>
          <table:table-cell office:value-type="float" office:value="0.671659792750573" calcext:value-type="float">
            <text:p>0,671659792750573</text:p>
          </table:table-cell>
          <table:table-cell office:value-type="float" office:value="0.696164957606915" calcext:value-type="float">
            <text:p>0,6961649576069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626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2.4605323698171" calcext:value-type="float">
            <text:p>22,4605323698171</text:p>
          </table:table-cell>
          <table:table-cell office:value-type="float" office:value="318.314047547147" calcext:value-type="float">
            <text:p>318,3140475471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Atri-ab-m-5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2.4605323698171" calcext:value-type="float">
            <text:p>22,4605323698171</text:p>
          </table:table-cell>
          <table:table-cell office:value-type="float" office:value="318.314047547147" calcext:value-type="float">
            <text:p>318,3140475471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7.1" calcext:value-type="date">
            <text:p>2024-05-08 18:18:47</text:p>
          </table:table-cell>
          <table:table-cell office:value-type="float" office:value="0.815332" calcext:value-type="float">
            <text:p>0,815332</text:p>
          </table:table-cell>
          <table:table-cell office:value-type="string" calcext:value-type="string">
            <text:p>C:\git\pyaudisam\tests\tmp\val-oanlr\SylvAtri-ab-m-5mn-haz-cos-la-ra-ma-_clxov52</text:p>
          </table:table-cell>
          <table:table-cell office:value-type="float" office:value="245" calcext:value-type="float">
            <text:p>24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89474" calcext:value-type="float">
            <text:p>1,289474</text:p>
          </table:table-cell>
          <table:table-cell office:value-type="float" office:value="0.08314572" calcext:value-type="float">
            <text:p>0,08314572</text:p>
          </table:table-cell>
          <table:table-cell office:value-type="float" office:value="1.093576" calcext:value-type="float">
            <text:p>1,093576</text:p>
          </table:table-cell>
          <table:table-cell office:value-type="float" office:value="1.520463" calcext:value-type="float">
            <text:p>1,520463</text:p>
          </table:table-cell>
          <table:table-cell office:value-type="float" office:value="95" calcext:value-type="float">
            <text:p>95</text:p>
          </table:table-cell>
          <table:table-cell office:value-type="float" office:value="22.4605" calcext:value-type="float">
            <text:p>22,4605</text:p>
          </table:table-cell>
          <table:table-cell office:value-type="float" office:value="318.314" calcext:value-type="float">
            <text:p>318,314</text:p>
          </table:table-cell>
          <table:table-cell office:value-type="float" office:value="93.8697318007663" calcext:value-type="float">
            <text:p>93,86973180076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00.6" calcext:value-type="float">
            <text:p>2600,6</text:p>
          </table:table-cell>
          <table:table-cell table:number-columns-repeated="2" office:value-type="float" office:value="0.3894245" calcext:value-type="float">
            <text:p>0,3894245</text:p>
          </table:table-cell>
          <table:table-cell table:number-columns-repeated="2"/>
          <table:table-cell office:value-type="float" office:value="0.0001430968" calcext:value-type="float">
            <text:p>0,0001430968</text:p>
          </table:table-cell>
          <table:table-cell office:value-type="float" office:value="0.09529477" calcext:value-type="float">
            <text:p>0,09529477</text:p>
          </table:table-cell>
          <table:table-cell office:value-type="float" office:value="0.0001186569" calcext:value-type="float">
            <text:p>0,0001186569</text:p>
          </table:table-cell>
          <table:table-cell office:value-type="float" office:value="0.0001725706" calcext:value-type="float">
            <text:p>0,0001725706</text:p>
          </table:table-cell>
          <table:table-cell office:value-type="float" office:value="243" calcext:value-type="float">
            <text:p>243</text:p>
          </table:table-cell>
          <table:table-cell office:value-type="float" office:value="0.1379395" calcext:value-type="float">
            <text:p>0,1379395</text:p>
          </table:table-cell>
          <table:table-cell office:value-type="float" office:value="0.09529476" calcext:value-type="float">
            <text:p>0,09529476</text:p>
          </table:table-cell>
          <table:table-cell office:value-type="float" office:value="0.1143804" calcext:value-type="float">
            <text:p>0,1143804</text:p>
          </table:table-cell>
          <table:table-cell office:value-type="float" office:value="0.1663511" calcext:value-type="float">
            <text:p>0,1663511</text:p>
          </table:table-cell>
          <table:table-cell office:value-type="float" office:value="243" calcext:value-type="float">
            <text:p>243</text:p>
          </table:table-cell>
          <table:table-cell office:value-type="float" office:value="118.2225" calcext:value-type="float">
            <text:p>118,2225</text:p>
          </table:table-cell>
          <table:table-cell office:value-type="float" office:value="0.04764738" calcext:value-type="float">
            <text:p>0,04764738</text:p>
          </table:table-cell>
          <table:table-cell office:value-type="float" office:value="107.6373" calcext:value-type="float">
            <text:p>107,6373</text:p>
          </table:table-cell>
          <table:table-cell office:value-type="float" office:value="129.8487" calcext:value-type="float">
            <text:p>129,8487</text:p>
          </table:table-cell>
          <table:table-cell office:value-type="float" office:value="243" calcext:value-type="float">
            <text:p>243</text:p>
          </table:table-cell>
          <table:table-cell office:value-type="float" office:value="2600.649" calcext:value-type="float">
            <text:p>2600,649</text:p>
          </table:table-cell>
          <table:table-cell office:value-type="float" office:value="2607.602" calcext:value-type="float">
            <text:p>2607,602</text:p>
          </table:table-cell>
          <table:table-cell office:value-type="float" office:value="-1298.3" calcext:value-type="float">
            <text:p>-1298,3</text:p>
          </table:table-cell>
          <table:table-cell office:value-type="float" office:value="0.5784093" calcext:value-type="float">
            <text:p>0,578409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2284" calcext:value-type="float">
            <text:p>92,12284</text:p>
          </table:table-cell>
          <table:table-cell office:value-type="float" office:value="3.94087" calcext:value-type="float">
            <text:p>3,94087</text:p>
          </table:table-cell>
          <table:table-cell table:number-columns-repeated="3"/>
          <table:table-cell office:value-type="float" office:value="0.2936719" calcext:value-type="float">
            <text:p>0,2936719</text:p>
          </table:table-cell>
          <table:table-cell office:value-type="float" office:value="0.1264686" calcext:value-type="float">
            <text:p>0,1264686</text:p>
          </table:table-cell>
          <table:table-cell office:value-type="float" office:value="0.2291975" calcext:value-type="float">
            <text:p>0,2291975</text:p>
          </table:table-cell>
          <table:table-cell office:value-type="float" office:value="0.3762834" calcext:value-type="float">
            <text:p>0,3762834</text:p>
          </table:table-cell>
          <table:table-cell office:value-type="float" office:value="303.6607" calcext:value-type="float">
            <text:p>303,6607</text:p>
          </table:table-cell>
          <table:table-cell office:value-type="float" office:value="0.2936719" calcext:value-type="float">
            <text:p>0,2936719</text:p>
          </table:table-cell>
          <table:table-cell office:value-type="float" office:value="0" calcext:value-type="float">
            <text:p>0</text:p>
          </table:table-cell>
          <table:table-cell office:value-type="float" office:value="0.1264686" calcext:value-type="float">
            <text:p>0,1264686</text:p>
          </table:table-cell>
          <table:table-cell office:value-type="float" office:value="0.2291975" calcext:value-type="float">
            <text:p>0,2291975</text:p>
          </table:table-cell>
          <table:table-cell office:value-type="float" office:value="0.3762834" calcext:value-type="float">
            <text:p>0,3762834</text:p>
          </table:table-cell>
          <table:table-cell office:value-type="float" office:value="303.6607" calcext:value-type="float">
            <text:p>303,6607</text:p>
          </table:table-cell>
          <table:table-cell office:value-type="float" office:value="705" calcext:value-type="float">
            <text:p>705</text:p>
          </table:table-cell>
          <table:table-cell office:value-type="float" office:value="0.1264686" calcext:value-type="float">
            <text:p>0,1264686</text:p>
          </table:table-cell>
          <table:table-cell office:value-type="float" office:value="550" calcext:value-type="float">
            <text:p>550</text:p>
          </table:table-cell>
          <table:table-cell office:value-type="float" office:value="903" calcext:value-type="float">
            <text:p>903</text:p>
          </table:table-cell>
          <table:table-cell office:value-type="float" office:value="303.6607" calcext:value-type="float">
            <text:p>303,6607</text:p>
          </table:table-cell>
          <table:table-cell office:value-type="float" office:value="0.703772332399546" calcext:value-type="float">
            <text:p>0,703772332399546</text:p>
          </table:table-cell>
          <table:table-cell office:value-type="float" office:value="0.67893130285834" calcext:value-type="float">
            <text:p>0,67893130285834</text:p>
          </table:table-cell>
          <table:table-cell office:value-type="float" office:value="0.689810993199883" calcext:value-type="float">
            <text:p>0,689810993199883</text:p>
          </table:table-cell>
          <table:table-cell office:value-type="float" office:value="0.647351952631831" calcext:value-type="float">
            <text:p>0,647351952631831</text:p>
          </table:table-cell>
          <table:table-cell office:value-type="float" office:value="0.676442185654148" calcext:value-type="float">
            <text:p>0,676442185654148</text:p>
          </table:table-cell>
          <table:table-cell office:value-type="float" office:value="0.703639217772841" calcext:value-type="float">
            <text:p>0,7036392177728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6265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1.9937416874915" calcext:value-type="float">
            <text:p>11,9937416874915</text:p>
          </table:table-cell>
          <table:table-cell office:value-type="float" office:value="369.633247356723" calcext:value-type="float">
            <text:p>369,6332473567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ylvAtri-ab-m-5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1.9937416874915" calcext:value-type="float">
            <text:p>11,9937416874915</text:p>
          </table:table-cell>
          <table:table-cell office:value-type="float" office:value="369.633247356723" calcext:value-type="float">
            <text:p>369,6332473567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7.06" calcext:value-type="date">
            <text:p>2024-05-08 18:18:47</text:p>
          </table:table-cell>
          <table:table-cell office:value-type="float" office:value="1.294664" calcext:value-type="float">
            <text:p>1,294664</text:p>
          </table:table-cell>
          <table:table-cell office:value-type="string" calcext:value-type="string">
            <text:p>C:\git\pyaudisam\tests\tmp\val-oanlr\SylvAtri-ab-m-5mn-haz-cos-la-ra-ma-lcc68665</text:p>
          </table:table-cell>
          <table:table-cell office:value-type="float" office:value="254" calcext:value-type="float">
            <text:p>25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36842" calcext:value-type="float">
            <text:p>1,336842</text:p>
          </table:table-cell>
          <table:table-cell office:value-type="float" office:value="0.08353977" calcext:value-type="float">
            <text:p>0,08353977</text:p>
          </table:table-cell>
          <table:table-cell office:value-type="float" office:value="1.132866" calcext:value-type="float">
            <text:p>1,132866</text:p>
          </table:table-cell>
          <table:table-cell office:value-type="float" office:value="1.577544" calcext:value-type="float">
            <text:p>1,577544</text:p>
          </table:table-cell>
          <table:table-cell office:value-type="float" office:value="95" calcext:value-type="float">
            <text:p>95</text:p>
          </table:table-cell>
          <table:table-cell office:value-type="float" office:value="11.9937" calcext:value-type="float">
            <text:p>11,9937</text:p>
          </table:table-cell>
          <table:table-cell office:value-type="float" office:value="369.633" calcext:value-type="float">
            <text:p>369,633</text:p>
          </table:table-cell>
          <table:table-cell office:value-type="float" office:value="97.3180076628352" calcext:value-type="float">
            <text:p>97,3180076628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42.316" calcext:value-type="float">
            <text:p>2742,316</text:p>
          </table:table-cell>
          <table:table-cell table:number-columns-repeated="2" office:value-type="float" office:value="0.4006405" calcext:value-type="float">
            <text:p>0,4006405</text:p>
          </table:table-cell>
          <table:table-cell table:number-columns-repeated="2"/>
          <table:table-cell office:value-type="float" office:value="0.0001375214" calcext:value-type="float">
            <text:p>0,0001375214</text:p>
          </table:table-cell>
          <table:table-cell office:value-type="float" office:value="0.08952121" calcext:value-type="float">
            <text:p>0,08952121</text:p>
          </table:table-cell>
          <table:table-cell office:value-type="float" office:value="0.0001153333" calcext:value-type="float">
            <text:p>0,0001153333</text:p>
          </table:table-cell>
          <table:table-cell office:value-type="float" office:value="0.0001639781" calcext:value-type="float">
            <text:p>0,0001639781</text:p>
          </table:table-cell>
          <table:table-cell office:value-type="float" office:value="252" calcext:value-type="float">
            <text:p>252</text:p>
          </table:table-cell>
          <table:table-cell office:value-type="float" office:value="0.1064433" calcext:value-type="float">
            <text:p>0,1064433</text:p>
          </table:table-cell>
          <table:table-cell office:value-type="float" office:value="0.08952121" calcext:value-type="float">
            <text:p>0,08952121</text:p>
          </table:table-cell>
          <table:table-cell office:value-type="float" office:value="0.08926939" calcext:value-type="float">
            <text:p>0,08926939</text:p>
          </table:table-cell>
          <table:table-cell office:value-type="float" office:value="0.1269211" calcext:value-type="float">
            <text:p>0,1269211</text:p>
          </table:table-cell>
          <table:table-cell office:value-type="float" office:value="252" calcext:value-type="float">
            <text:p>252</text:p>
          </table:table-cell>
          <table:table-cell office:value-type="float" office:value="120.5951" calcext:value-type="float">
            <text:p>120,5951</text:p>
          </table:table-cell>
          <table:table-cell office:value-type="float" office:value="0.0447606" calcext:value-type="float">
            <text:p>0,0447606</text:p>
          </table:table-cell>
          <table:table-cell office:value-type="float" office:value="110.4243" calcext:value-type="float">
            <text:p>110,4243</text:p>
          </table:table-cell>
          <table:table-cell office:value-type="float" office:value="131.7027" calcext:value-type="float">
            <text:p>131,7027</text:p>
          </table:table-cell>
          <table:table-cell office:value-type="float" office:value="252" calcext:value-type="float">
            <text:p>252</text:p>
          </table:table-cell>
          <table:table-cell office:value-type="float" office:value="2742.364" calcext:value-type="float">
            <text:p>2742,364</text:p>
          </table:table-cell>
          <table:table-cell office:value-type="float" office:value="2749.39" calcext:value-type="float">
            <text:p>2749,39</text:p>
          </table:table-cell>
          <table:table-cell office:value-type="float" office:value="-1369.158" calcext:value-type="float">
            <text:p>-1369,158</text:p>
          </table:table-cell>
          <table:table-cell office:value-type="float" office:value="0.6033195" calcext:value-type="float">
            <text:p>0,6033195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7755" calcext:value-type="float">
            <text:p>92,27755</text:p>
          </table:table-cell>
          <table:table-cell office:value-type="float" office:value="3.955005" calcext:value-type="float">
            <text:p>3,955005</text:p>
          </table:table-cell>
          <table:table-cell table:number-columns-repeated="3"/>
          <table:table-cell office:value-type="float" office:value="0.2925975" calcext:value-type="float">
            <text:p>0,2925975</text:p>
          </table:table-cell>
          <table:table-cell office:value-type="float" office:value="0.1224457" calcext:value-type="float">
            <text:p>0,1224457</text:p>
          </table:table-cell>
          <table:table-cell office:value-type="float" office:value="0.2301449" calcext:value-type="float">
            <text:p>0,2301449</text:p>
          </table:table-cell>
          <table:table-cell office:value-type="float" office:value="0.3719974" calcext:value-type="float">
            <text:p>0,3719974</text:p>
          </table:table-cell>
          <table:table-cell office:value-type="float" office:value="292.8667" calcext:value-type="float">
            <text:p>292,8667</text:p>
          </table:table-cell>
          <table:table-cell office:value-type="float" office:value="0.2925975" calcext:value-type="float">
            <text:p>0,2925975</text:p>
          </table:table-cell>
          <table:table-cell office:value-type="float" office:value="0" calcext:value-type="float">
            <text:p>0</text:p>
          </table:table-cell>
          <table:table-cell office:value-type="float" office:value="0.1224457" calcext:value-type="float">
            <text:p>0,1224457</text:p>
          </table:table-cell>
          <table:table-cell office:value-type="float" office:value="0.2301449" calcext:value-type="float">
            <text:p>0,2301449</text:p>
          </table:table-cell>
          <table:table-cell office:value-type="float" office:value="0.3719974" calcext:value-type="float">
            <text:p>0,3719974</text:p>
          </table:table-cell>
          <table:table-cell office:value-type="float" office:value="292.8667" calcext:value-type="float">
            <text:p>292,8667</text:p>
          </table:table-cell>
          <table:table-cell office:value-type="float" office:value="702" calcext:value-type="float">
            <text:p>702</text:p>
          </table:table-cell>
          <table:table-cell office:value-type="float" office:value="0.1224457" calcext:value-type="float">
            <text:p>0,1224457</text:p>
          </table:table-cell>
          <table:table-cell office:value-type="float" office:value="552" calcext:value-type="float">
            <text:p>552</text:p>
          </table:table-cell>
          <table:table-cell office:value-type="float" office:value="893" calcext:value-type="float">
            <text:p>893</text:p>
          </table:table-cell>
          <table:table-cell office:value-type="float" office:value="292.8667" calcext:value-type="float">
            <text:p>292,8667</text:p>
          </table:table-cell>
          <table:table-cell office:value-type="float" office:value="0.715803150411448" calcext:value-type="float">
            <text:p>0,715803150411448</text:p>
          </table:table-cell>
          <table:table-cell office:value-type="float" office:value="0.689766274138177" calcext:value-type="float">
            <text:p>0,689766274138177</text:p>
          </table:table-cell>
          <table:table-cell office:value-type="float" office:value="0.700526114666195" calcext:value-type="float">
            <text:p>0,700526114666195</text:p>
          </table:table-cell>
          <table:table-cell office:value-type="float" office:value="0.658356388528422" calcext:value-type="float">
            <text:p>0,658356388528422</text:p>
          </table:table-cell>
          <table:table-cell office:value-type="float" office:value="0.688994536174019" calcext:value-type="float">
            <text:p>0,688994536174019</text:p>
          </table:table-cell>
          <table:table-cell office:value-type="float" office:value="0.71466937078151" calcext:value-type="float">
            <text:p>0,714669370781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626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5.2522005677132" calcext:value-type="float">
            <text:p>25,2522005677132</text:p>
          </table:table-cell>
          <table:table-cell office:value-type="float" office:value="418.616150188624" calcext:value-type="float">
            <text:p>418,616150188624</text:p>
          </table:table-cell>
          <table:table-cell/>
          <table:table-cell office:value-type="string" calcext:value-type="string">
            <text:p>SylvAtri-ab-m-5mn-haz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5.2522005677132" calcext:value-type="float">
            <text:p>25,2522005677132</text:p>
          </table:table-cell>
          <table:table-cell office:value-type="float" office:value="418.616150188624" calcext:value-type="float">
            <text:p>418,6161501886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47.11" calcext:value-type="date">
            <text:p>2024-05-08 18:18:47</text:p>
          </table:table-cell>
          <table:table-cell office:value-type="float" office:value="1.05307" calcext:value-type="float">
            <text:p>1,05307</text:p>
          </table:table-cell>
          <table:table-cell office:value-type="string" calcext:value-type="string">
            <text:p>C:\git\pyaudisam\tests\tmp\val-oanlr\SylvAtri-ab-m-5mn-haz-cos-la-ra-3u44zs_m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247285" calcext:value-type="float">
            <text:p>0,08247285</text:p>
          </table:table-cell>
          <table:table-cell office:value-type="float" office:value="1.108439" calcext:value-type="float">
            <text:p>1,108439</text:p>
          </table:table-cell>
          <table:table-cell office:value-type="float" office:value="1.537037" calcext:value-type="float">
            <text:p>1,537037</text:p>
          </table:table-cell>
          <table:table-cell office:value-type="float" office:value="95" calcext:value-type="float">
            <text:p>95</text:p>
          </table:table-cell>
          <table:table-cell office:value-type="float" office:value="25.2522" calcext:value-type="float">
            <text:p>25,2522</text:p>
          </table:table-cell>
          <table:table-cell office:value-type="float" office:value="418.616" calcext:value-type="float">
            <text:p>418,616</text:p>
          </table:table-cell>
          <table:table-cell office:value-type="float" office:value="95.0191570881226" calcext:value-type="float">
            <text:p>95,01915708812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74.721" calcext:value-type="float">
            <text:p>2674,721</text:p>
          </table:table-cell>
          <table:table-cell office:value-type="float" office:value="0.1967561" calcext:value-type="float">
            <text:p>0,1967561</text:p>
          </table:table-cell>
          <table:table-cell office:value-type="float" office:value="0.1092825" calcext:value-type="float">
            <text:p>0,1092825</text:p>
          </table:table-cell>
          <table:table-cell office:value-type="float" office:value="0.002774358" calcext:value-type="float">
            <text:p>0,002774358</text:p>
          </table:table-cell>
          <table:table-cell office:value-type="float" office:value="0.1967561" calcext:value-type="float">
            <text:p>0,1967561</text:p>
          </table:table-cell>
          <table:table-cell office:value-type="float" office:value="0.0001413707" calcext:value-type="float">
            <text:p>0,0001413707</text:p>
          </table:table-cell>
          <table:table-cell office:value-type="float" office:value="0.09724595" calcext:value-type="float">
            <text:p>0,09724595</text:p>
          </table:table-cell>
          <table:table-cell office:value-type="float" office:value="0.0001167804" calcext:value-type="float">
            <text:p>0,0001167804</text:p>
          </table:table-cell>
          <table:table-cell office:value-type="float" office:value="0.000171139" calcext:value-type="float">
            <text:p>0,000171139</text:p>
          </table:table-cell>
          <table:table-cell office:value-type="float" office:value="246" calcext:value-type="float">
            <text:p>246</text:p>
          </table:table-cell>
          <table:table-cell office:value-type="float" office:value="0.08073074" calcext:value-type="float">
            <text:p>0,08073074</text:p>
          </table:table-cell>
          <table:table-cell office:value-type="float" office:value="0.09724597" calcext:value-type="float">
            <text:p>0,09724597</text:p>
          </table:table-cell>
          <table:table-cell office:value-type="float" office:value="0.06668827" calcext:value-type="float">
            <text:p>0,06668827</text:p>
          </table:table-cell>
          <table:table-cell office:value-type="float" office:value="0.09773013" calcext:value-type="float">
            <text:p>0,09773013</text:p>
          </table:table-cell>
          <table:table-cell office:value-type="float" office:value="246" calcext:value-type="float">
            <text:p>246</text:p>
          </table:table-cell>
          <table:table-cell office:value-type="float" office:value="118.942" calcext:value-type="float">
            <text:p>118,942</text:p>
          </table:table-cell>
          <table:table-cell office:value-type="float" office:value="0.04862298" calcext:value-type="float">
            <text:p>0,04862298</text:p>
          </table:table-cell>
          <table:table-cell office:value-type="float" office:value="108.0855" calcext:value-type="float">
            <text:p>108,0855</text:p>
          </table:table-cell>
          <table:table-cell office:value-type="float" office:value="130.8891" calcext:value-type="float">
            <text:p>130,8891</text:p>
          </table:table-cell>
          <table:table-cell office:value-type="float" office:value="246" calcext:value-type="float">
            <text:p>246</text:p>
          </table:table-cell>
          <table:table-cell office:value-type="float" office:value="2674.77" calcext:value-type="float">
            <text:p>2674,77</text:p>
          </table:table-cell>
          <table:table-cell office:value-type="float" office:value="2681.748" calcext:value-type="float">
            <text:p>2681,748</text:p>
          </table:table-cell>
          <table:table-cell office:value-type="float" office:value="-1335.361" calcext:value-type="float">
            <text:p>-1335,361</text:p>
          </table:table-cell>
          <table:table-cell office:value-type="float" office:value="0.5879488" calcext:value-type="float">
            <text:p>0,587948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61843" calcext:value-type="float">
            <text:p>91,61843</text:p>
          </table:table-cell>
          <table:table-cell office:value-type="float" office:value="3.89589" calcext:value-type="float">
            <text:p>3,89589</text:p>
          </table:table-cell>
          <table:table-cell table:number-columns-repeated="3"/>
          <table:table-cell office:value-type="float" office:value="0.2936822" calcext:value-type="float">
            <text:p>0,2936822</text:p>
          </table:table-cell>
          <table:table-cell office:value-type="float" office:value="0.127509" calcext:value-type="float">
            <text:p>0,127509</text:p>
          </table:table-cell>
          <table:table-cell office:value-type="float" office:value="0.2287475" calcext:value-type="float">
            <text:p>0,2287475</text:p>
          </table:table-cell>
          <table:table-cell office:value-type="float" office:value="0.3770499" calcext:value-type="float">
            <text:p>0,3770499</text:p>
          </table:table-cell>
          <table:table-cell office:value-type="float" office:value="310.795" calcext:value-type="float">
            <text:p>310,795</text:p>
          </table:table-cell>
          <table:table-cell office:value-type="float" office:value="0.2936822" calcext:value-type="float">
            <text:p>0,2936822</text:p>
          </table:table-cell>
          <table:table-cell office:value-type="float" office:value="0" calcext:value-type="float">
            <text:p>0</text:p>
          </table:table-cell>
          <table:table-cell office:value-type="float" office:value="0.127509" calcext:value-type="float">
            <text:p>0,127509</text:p>
          </table:table-cell>
          <table:table-cell office:value-type="float" office:value="0.2287475" calcext:value-type="float">
            <text:p>0,2287475</text:p>
          </table:table-cell>
          <table:table-cell office:value-type="float" office:value="0.3770499" calcext:value-type="float">
            <text:p>0,3770499</text:p>
          </table:table-cell>
          <table:table-cell office:value-type="float" office:value="310.795" calcext:value-type="float">
            <text:p>310,795</text:p>
          </table:table-cell>
          <table:table-cell office:value-type="float" office:value="705" calcext:value-type="float">
            <text:p>705</text:p>
          </table:table-cell>
          <table:table-cell office:value-type="float" office:value="0.127509" calcext:value-type="float">
            <text:p>0,127509</text:p>
          </table:table-cell>
          <table:table-cell office:value-type="float" office:value="549" calcext:value-type="float">
            <text:p>549</text:p>
          </table:table-cell>
          <table:table-cell office:value-type="float" office:value="905" calcext:value-type="float">
            <text:p>905</text:p>
          </table:table-cell>
          <table:table-cell office:value-type="float" office:value="310.795" calcext:value-type="float">
            <text:p>310,795</text:p>
          </table:table-cell>
          <table:table-cell office:value-type="float" office:value="0.640691557853305" calcext:value-type="float">
            <text:p>0,640691557853305</text:p>
          </table:table-cell>
          <table:table-cell office:value-type="float" office:value="0.62520981345062" calcext:value-type="float">
            <text:p>0,62520981345062</text:p>
          </table:table-cell>
          <table:table-cell office:value-type="float" office:value="0.635293190373454" calcext:value-type="float">
            <text:p>0,635293190373454</text:p>
          </table:table-cell>
          <table:table-cell office:value-type="float" office:value="0.557716552517085" calcext:value-type="float">
            <text:p>0,557716552517085</text:p>
          </table:table-cell>
          <table:table-cell office:value-type="float" office:value="0.62984982383477" calcext:value-type="float">
            <text:p>0,62984982383477</text:p>
          </table:table-cell>
          <table:table-cell office:value-type="float" office:value="0.653658963000046" calcext:value-type="float">
            <text:p>0,6536589630000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1626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5.6460613748023" calcext:value-type="float">
            <text:p>25,6460613748023</text:p>
          </table:table-cell>
          <table:table-cell office:value-type="float" office:value="418.263339473756" calcext:value-type="float">
            <text:p>418,263339473756</text:p>
          </table:table-cell>
          <table:table-cell/>
          <table:table-cell office:value-type="string" calcext:value-type="string">
            <text:p>SylvAtri-ab-m-5mn-haz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5.6460613748023" calcext:value-type="float">
            <text:p>25,6460613748023</text:p>
          </table:table-cell>
          <table:table-cell office:value-type="float" office:value="418.263339473756" calcext:value-type="float">
            <text:p>418,2633394737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47.13" calcext:value-type="date">
            <text:p>2024-05-08 18:18:47</text:p>
          </table:table-cell>
          <table:table-cell office:value-type="float" office:value="1.226155" calcext:value-type="float">
            <text:p>1,226155</text:p>
          </table:table-cell>
          <table:table-cell office:value-type="string" calcext:value-type="string">
            <text:p>C:\git\pyaudisam\tests\tmp\val-oanlr\SylvAtri-ab-m-5mn-haz-cos-la-ra-du4u3nme</text:p>
          </table:table-cell>
          <table:table-cell office:value-type="float" office:value="247" calcext:value-type="float">
            <text:p>24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" calcext:value-type="float">
            <text:p>1,3</text:p>
          </table:table-cell>
          <table:table-cell office:value-type="float" office:value="0.08282818" calcext:value-type="float">
            <text:p>0,08282818</text:p>
          </table:table-cell>
          <table:table-cell office:value-type="float" office:value="1.103195" calcext:value-type="float">
            <text:p>1,103195</text:p>
          </table:table-cell>
          <table:table-cell office:value-type="float" office:value="1.531914" calcext:value-type="float">
            <text:p>1,531914</text:p>
          </table:table-cell>
          <table:table-cell office:value-type="float" office:value="95" calcext:value-type="float">
            <text:p>95</text:p>
          </table:table-cell>
          <table:table-cell office:value-type="float" office:value="25.6461" calcext:value-type="float">
            <text:p>25,6461</text:p>
          </table:table-cell>
          <table:table-cell office:value-type="float" office:value="418.263" calcext:value-type="float">
            <text:p>418,263</text:p>
          </table:table-cell>
          <table:table-cell office:value-type="float" office:value="94.6360153256705" calcext:value-type="float">
            <text:p>94,63601532567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.721" calcext:value-type="float">
            <text:p>2662,721</text:p>
          </table:table-cell>
          <table:table-cell office:value-type="float" office:value="0.1907164" calcext:value-type="float">
            <text:p>0,1907164</text:p>
          </table:table-cell>
          <table:table-cell office:value-type="float" office:value="0.09446192" calcext:value-type="float">
            <text:p>0,09446192</text:p>
          </table:table-cell>
          <table:table-cell office:value-type="float" office:value="0.002534032" calcext:value-type="float">
            <text:p>0,002534032</text:p>
          </table:table-cell>
          <table:table-cell office:value-type="float" office:value="0.1907164" calcext:value-type="float">
            <text:p>0,1907164</text:p>
          </table:table-cell>
          <table:table-cell office:value-type="float" office:value="0.0001408997" calcext:value-type="float">
            <text:p>0,0001408997</text:p>
          </table:table-cell>
          <table:table-cell office:value-type="float" office:value="0.09769181" calcext:value-type="float">
            <text:p>0,09769181</text:p>
          </table:table-cell>
          <table:table-cell office:value-type="float" office:value="0.0001162894" calcext:value-type="float">
            <text:p>0,0001162894</text:p>
          </table:table-cell>
          <table:table-cell office:value-type="float" office:value="0.0001707183" calcext:value-type="float">
            <text:p>0,0001707183</text:p>
          </table:table-cell>
          <table:table-cell office:value-type="float" office:value="245" calcext:value-type="float">
            <text:p>245</text:p>
          </table:table-cell>
          <table:table-cell office:value-type="float" office:value="0.08113737" calcext:value-type="float">
            <text:p>0,08113737</text:p>
          </table:table-cell>
          <table:table-cell office:value-type="float" office:value="0.0976918" calcext:value-type="float">
            <text:p>0,0976918</text:p>
          </table:table-cell>
          <table:table-cell office:value-type="float" office:value="0.06696549" calcext:value-type="float">
            <text:p>0,06696549</text:p>
          </table:table-cell>
          <table:table-cell office:value-type="float" office:value="0.09830844" calcext:value-type="float">
            <text:p>0,09830844</text:p>
          </table:table-cell>
          <table:table-cell office:value-type="float" office:value="245" calcext:value-type="float">
            <text:p>245</text:p>
          </table:table-cell>
          <table:table-cell office:value-type="float" office:value="119.1406" calcext:value-type="float">
            <text:p>119,1406</text:p>
          </table:table-cell>
          <table:table-cell office:value-type="float" office:value="0.04884591" calcext:value-type="float">
            <text:p>0,04884591</text:p>
          </table:table-cell>
          <table:table-cell office:value-type="float" office:value="108.2183" calcext:value-type="float">
            <text:p>108,2183</text:p>
          </table:table-cell>
          <table:table-cell office:value-type="float" office:value="131.1654" calcext:value-type="float">
            <text:p>131,1654</text:p>
          </table:table-cell>
          <table:table-cell office:value-type="float" office:value="245" calcext:value-type="float">
            <text:p>245</text:p>
          </table:table-cell>
          <table:table-cell office:value-type="float" office:value="2662.77" calcext:value-type="float">
            <text:p>2662,77</text:p>
          </table:table-cell>
          <table:table-cell office:value-type="float" office:value="2669.74" calcext:value-type="float">
            <text:p>2669,74</text:p>
          </table:table-cell>
          <table:table-cell office:value-type="float" office:value="-1329.361" calcext:value-type="float">
            <text:p>-1329,361</text:p>
          </table:table-cell>
          <table:table-cell office:value-type="float" office:value="0.5810266" calcext:value-type="float">
            <text:p>0,581026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85934" calcext:value-type="float">
            <text:p>91,85934</text:p>
          </table:table-cell>
          <table:table-cell office:value-type="float" office:value="3.898232" calcext:value-type="float">
            <text:p>3,898232</text:p>
          </table:table-cell>
          <table:table-cell table:number-columns-repeated="3"/>
          <table:table-cell office:value-type="float" office:value="0.2915235" calcext:value-type="float">
            <text:p>0,2915235</text:p>
          </table:table-cell>
          <table:table-cell office:value-type="float" office:value="0.1280789" calcext:value-type="float">
            <text:p>0,1280789</text:p>
          </table:table-cell>
          <table:table-cell office:value-type="float" office:value="0.2268144" calcext:value-type="float">
            <text:p>0,2268144</text:p>
          </table:table-cell>
          <table:table-cell office:value-type="float" office:value="0.3746938" calcext:value-type="float">
            <text:p>0,3746938</text:p>
          </table:table-cell>
          <table:table-cell office:value-type="float" office:value="310.3061" calcext:value-type="float">
            <text:p>310,3061</text:p>
          </table:table-cell>
          <table:table-cell office:value-type="float" office:value="0.2915235" calcext:value-type="float">
            <text:p>0,2915235</text:p>
          </table:table-cell>
          <table:table-cell office:value-type="float" office:value="0" calcext:value-type="float">
            <text:p>0</text:p>
          </table:table-cell>
          <table:table-cell office:value-type="float" office:value="0.1280789" calcext:value-type="float">
            <text:p>0,1280789</text:p>
          </table:table-cell>
          <table:table-cell office:value-type="float" office:value="0.2268144" calcext:value-type="float">
            <text:p>0,2268144</text:p>
          </table:table-cell>
          <table:table-cell office:value-type="float" office:value="0.3746938" calcext:value-type="float">
            <text:p>0,3746938</text:p>
          </table:table-cell>
          <table:table-cell office:value-type="float" office:value="310.3061" calcext:value-type="float">
            <text:p>310,3061</text:p>
          </table:table-cell>
          <table:table-cell office:value-type="float" office:value="700" calcext:value-type="float">
            <text:p>700</text:p>
          </table:table-cell>
          <table:table-cell office:value-type="float" office:value="0.1280789" calcext:value-type="float">
            <text:p>0,1280789</text:p>
          </table:table-cell>
          <table:table-cell office:value-type="float" office:value="544" calcext:value-type="float">
            <text:p>544</text:p>
          </table:table-cell>
          <table:table-cell office:value-type="float" office:value="899" calcext:value-type="float">
            <text:p>899</text:p>
          </table:table-cell>
          <table:table-cell office:value-type="float" office:value="310.3061" calcext:value-type="float">
            <text:p>310,3061</text:p>
          </table:table-cell>
          <table:table-cell office:value-type="float" office:value="0.636239733969039" calcext:value-type="float">
            <text:p>0,636239733969039</text:p>
          </table:table-cell>
          <table:table-cell office:value-type="float" office:value="0.621316432770515" calcext:value-type="float">
            <text:p>0,621316432770515</text:p>
          </table:table-cell>
          <table:table-cell office:value-type="float" office:value="0.631371400521723" calcext:value-type="float">
            <text:p>0,631371400521723</text:p>
          </table:table-cell>
          <table:table-cell office:value-type="float" office:value="0.552737063853148" calcext:value-type="float">
            <text:p>0,552737063853148</text:p>
          </table:table-cell>
          <table:table-cell office:value-type="float" office:value="0.625568725919512" calcext:value-type="float">
            <text:p>0,625568725919512</text:p>
          </table:table-cell>
          <table:table-cell office:value-type="float" office:value="0.649891989861562" calcext:value-type="float">
            <text:p>0,6498919898615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626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4.9809610172481" calcext:value-type="float">
            <text:p>14,9809610172481</text:p>
          </table:table-cell>
          <table:table-cell office:value-type="float" office:value="265.035395942425" calcext:value-type="float">
            <text:p>265,035395942425</text:p>
          </table:table-cell>
          <table:table-cell/>
          <table:table-cell office:value-type="string" calcext:value-type="string">
            <text:p>SylvAtri-ab-m-5mn-haz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4.9809610172481" calcext:value-type="float">
            <text:p>14,9809610172481</text:p>
          </table:table-cell>
          <table:table-cell office:value-type="float" office:value="265.035395942425" calcext:value-type="float">
            <text:p>265,0353959424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8T18:18:47.11" calcext:value-type="date">
            <text:p>2024-05-08 18:18:47</text:p>
          </table:table-cell>
          <table:table-cell office:value-type="float" office:value="1.021819" calcext:value-type="float">
            <text:p>1,021819</text:p>
          </table:table-cell>
          <table:table-cell office:value-type="string" calcext:value-type="string">
            <text:p>C:\git\pyaudisam\tests\tmp\val-oanlr\SylvAtri-ab-m-5mn-haz-cos-la-ra-3r_u8hap</text:p>
          </table:table-cell>
          <table:table-cell office:value-type="float" office:value="247" calcext:value-type="float">
            <text:p>24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" calcext:value-type="float">
            <text:p>1,3</text:p>
          </table:table-cell>
          <table:table-cell office:value-type="float" office:value="0.08438028" calcext:value-type="float">
            <text:p>0,08438028</text:p>
          </table:table-cell>
          <table:table-cell office:value-type="float" office:value="1.099818" calcext:value-type="float">
            <text:p>1,099818</text:p>
          </table:table-cell>
          <table:table-cell office:value-type="float" office:value="1.536617" calcext:value-type="float">
            <text:p>1,536617</text:p>
          </table:table-cell>
          <table:table-cell office:value-type="float" office:value="95" calcext:value-type="float">
            <text:p>95</text:p>
          </table:table-cell>
          <table:table-cell office:value-type="float" office:value="14.981" calcext:value-type="float">
            <text:p>14,981</text:p>
          </table:table-cell>
          <table:table-cell office:value-type="float" office:value="265.035" calcext:value-type="float">
            <text:p>265,035</text:p>
          </table:table-cell>
          <table:table-cell office:value-type="float" office:value="94.6360153256705" calcext:value-type="float">
            <text:p>94,63601532567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13.098" calcext:value-type="float">
            <text:p>2613,098</text:p>
          </table:table-cell>
          <table:table-cell office:value-type="float" office:value="0.4561118" calcext:value-type="float">
            <text:p>0,4561118</text:p>
          </table:table-cell>
          <table:table-cell office:value-type="float" office:value="0.2258101" calcext:value-type="float">
            <text:p>0,2258101</text:p>
          </table:table-cell>
          <table:table-cell office:value-type="float" office:value="0.1973902" calcext:value-type="float">
            <text:p>0,1973902</text:p>
          </table:table-cell>
          <table:table-cell office:value-type="float" office:value="0.4561118" calcext:value-type="float">
            <text:p>0,4561118</text:p>
          </table:table-cell>
          <table:table-cell office:value-type="float" office:value="0.0001429276" calcext:value-type="float">
            <text:p>0,0001429276</text:p>
          </table:table-cell>
          <table:table-cell office:value-type="float" office:value="0.09846893" calcext:value-type="float">
            <text:p>0,09846893</text:p>
          </table:table-cell>
          <table:table-cell office:value-type="float" office:value="0.000117784" calcext:value-type="float">
            <text:p>0,000117784</text:p>
          </table:table-cell>
          <table:table-cell office:value-type="float" office:value="0.0001734387" calcext:value-type="float">
            <text:p>0,0001734387</text:p>
          </table:table-cell>
          <table:table-cell office:value-type="float" office:value="245" calcext:value-type="float">
            <text:p>245</text:p>
          </table:table-cell>
          <table:table-cell office:value-type="float" office:value="0.1992082" calcext:value-type="float">
            <text:p>0,1992082</text:p>
          </table:table-cell>
          <table:table-cell office:value-type="float" office:value="0.09846893" calcext:value-type="float">
            <text:p>0,09846893</text:p>
          </table:table-cell>
          <table:table-cell office:value-type="float" office:value="0.1641638" calcext:value-type="float">
            <text:p>0,1641638</text:p>
          </table:table-cell>
          <table:table-cell office:value-type="float" office:value="0.2417337" calcext:value-type="float">
            <text:p>0,2417337</text:p>
          </table:table-cell>
          <table:table-cell office:value-type="float" office:value="245" calcext:value-type="float">
            <text:p>245</text:p>
          </table:table-cell>
          <table:table-cell office:value-type="float" office:value="118.2924" calcext:value-type="float">
            <text:p>118,2924</text:p>
          </table:table-cell>
          <table:table-cell office:value-type="float" office:value="0.04923446" calcext:value-type="float">
            <text:p>0,04923446</text:p>
          </table:table-cell>
          <table:table-cell office:value-type="float" office:value="107.3658" calcext:value-type="float">
            <text:p>107,3658</text:p>
          </table:table-cell>
          <table:table-cell office:value-type="float" office:value="130.3311" calcext:value-type="float">
            <text:p>130,3311</text:p>
          </table:table-cell>
          <table:table-cell office:value-type="float" office:value="245" calcext:value-type="float">
            <text:p>245</text:p>
          </table:table-cell>
          <table:table-cell office:value-type="float" office:value="2613.147" calcext:value-type="float">
            <text:p>2613,147</text:p>
          </table:table-cell>
          <table:table-cell office:value-type="float" office:value="2620.117" calcext:value-type="float">
            <text:p>2620,117</text:p>
          </table:table-cell>
          <table:table-cell office:value-type="float" office:value="-1304.549" calcext:value-type="float">
            <text:p>-1304,549</text:p>
          </table:table-cell>
          <table:table-cell office:value-type="float" office:value="0.458362" calcext:value-type="float">
            <text:p>0,458362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00828" calcext:value-type="float">
            <text:p>90,00828</text:p>
          </table:table-cell>
          <table:table-cell office:value-type="float" office:value="3.65286" calcext:value-type="float">
            <text:p>3,65286</text:p>
          </table:table-cell>
          <table:table-cell table:number-columns-repeated="3"/>
          <table:table-cell office:value-type="float" office:value="0.2957193" calcext:value-type="float">
            <text:p>0,2957193</text:p>
          </table:table-cell>
          <table:table-cell office:value-type="float" office:value="0.1296771" calcext:value-type="float">
            <text:p>0,1296771</text:p>
          </table:table-cell>
          <table:table-cell office:value-type="float" office:value="0.2293638" calcext:value-type="float">
            <text:p>0,2293638</text:p>
          </table:table-cell>
          <table:table-cell office:value-type="float" office:value="0.3812717" calcext:value-type="float">
            <text:p>0,3812717</text:p>
          </table:table-cell>
          <table:table-cell office:value-type="float" office:value="308.2563" calcext:value-type="float">
            <text:p>308,2563</text:p>
          </table:table-cell>
          <table:table-cell office:value-type="float" office:value="0.2957193" calcext:value-type="float">
            <text:p>0,2957193</text:p>
          </table:table-cell>
          <table:table-cell office:value-type="float" office:value="0" calcext:value-type="float">
            <text:p>0</text:p>
          </table:table-cell>
          <table:table-cell office:value-type="float" office:value="0.1296771" calcext:value-type="float">
            <text:p>0,1296771</text:p>
          </table:table-cell>
          <table:table-cell office:value-type="float" office:value="0.2293638" calcext:value-type="float">
            <text:p>0,2293638</text:p>
          </table:table-cell>
          <table:table-cell office:value-type="float" office:value="0.3812717" calcext:value-type="float">
            <text:p>0,3812717</text:p>
          </table:table-cell>
          <table:table-cell office:value-type="float" office:value="308.2563" calcext:value-type="float">
            <text:p>308,2563</text:p>
          </table:table-cell>
          <table:table-cell office:value-type="float" office:value="710" calcext:value-type="float">
            <text:p>710</text:p>
          </table:table-cell>
          <table:table-cell office:value-type="float" office:value="0.1296771" calcext:value-type="float">
            <text:p>0,1296771</text:p>
          </table:table-cell>
          <table:table-cell office:value-type="float" office:value="550" calcext:value-type="float">
            <text:p>550</text:p>
          </table:table-cell>
          <table:table-cell office:value-type="float" office:value="915" calcext:value-type="float">
            <text:p>915</text:p>
          </table:table-cell>
          <table:table-cell office:value-type="float" office:value="308.2563" calcext:value-type="float">
            <text:p>308,2563</text:p>
          </table:table-cell>
          <table:table-cell office:value-type="float" office:value="0.696144209300417" calcext:value-type="float">
            <text:p>0,696144209300417</text:p>
          </table:table-cell>
          <table:table-cell office:value-type="float" office:value="0.671935455980698" calcext:value-type="float">
            <text:p>0,671935455980698</text:p>
          </table:table-cell>
          <table:table-cell office:value-type="float" office:value="0.682910721379347" calcext:value-type="float">
            <text:p>0,682910721379347</text:p>
          </table:table-cell>
          <table:table-cell office:value-type="float" office:value="0.652960594554486" calcext:value-type="float">
            <text:p>0,652960594554486</text:p>
          </table:table-cell>
          <table:table-cell office:value-type="float" office:value="0.653317739026892" calcext:value-type="float">
            <text:p>0,653317739026892</text:p>
          </table:table-cell>
          <table:table-cell office:value-type="float" office:value="0.696294949524521" calcext:value-type="float">
            <text:p>0,6962949495245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6265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.8586675480742" calcext:value-type="float">
            <text:p>20,8586675480742</text:p>
          </table:table-cell>
          <table:table-cell office:value-type="float" office:value="337.560535554101" calcext:value-type="float">
            <text:p>337,560535554101</text:p>
          </table:table-cell>
          <table:table-cell/>
          <table:table-cell office:value-type="string" calcext:value-type="string">
            <text:p>SylvAtri-ab-m-5mn-haz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.8586675480742" calcext:value-type="float">
            <text:p>20,8586675480742</text:p>
          </table:table-cell>
          <table:table-cell office:value-type="float" office:value="337.560535554101" calcext:value-type="float">
            <text:p>337,5605355541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47.16" calcext:value-type="date">
            <text:p>2024-05-08 18:18:47</text:p>
          </table:table-cell>
          <table:table-cell office:value-type="float" office:value="1.21067" calcext:value-type="float">
            <text:p>1,21067</text:p>
          </table:table-cell>
          <table:table-cell office:value-type="string" calcext:value-type="string">
            <text:p>C:\git\pyaudisam\tests\tmp\val-oanlr\SylvAtri-ab-m-5mn-haz-cos-la-ra-1jzb1dig</text:p>
          </table:table-cell>
          <table:table-cell office:value-type="float" office:value="247" calcext:value-type="float">
            <text:p>24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" calcext:value-type="float">
            <text:p>1,3</text:p>
          </table:table-cell>
          <table:table-cell office:value-type="float" office:value="0.08360783" calcext:value-type="float">
            <text:p>0,08360783</text:p>
          </table:table-cell>
          <table:table-cell office:value-type="float" office:value="1.101498" calcext:value-type="float">
            <text:p>1,101498</text:p>
          </table:table-cell>
          <table:table-cell office:value-type="float" office:value="1.534275" calcext:value-type="float">
            <text:p>1,534275</text:p>
          </table:table-cell>
          <table:table-cell office:value-type="float" office:value="95" calcext:value-type="float">
            <text:p>95</text:p>
          </table:table-cell>
          <table:table-cell office:value-type="float" office:value="20.8587" calcext:value-type="float">
            <text:p>20,8587</text:p>
          </table:table-cell>
          <table:table-cell office:value-type="float" office:value="337.561" calcext:value-type="float">
            <text:p>337,561</text:p>
          </table:table-cell>
          <table:table-cell office:value-type="float" office:value="94.6360153256705" calcext:value-type="float">
            <text:p>94,63601532567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28.904" calcext:value-type="float">
            <text:p>2628,904</text:p>
          </table:table-cell>
          <table:table-cell office:value-type="float" office:value="0.1057312" calcext:value-type="float">
            <text:p>0,1057312</text:p>
          </table:table-cell>
          <table:table-cell office:value-type="float" office:value="0.1204721" calcext:value-type="float">
            <text:p>0,1204721</text:p>
          </table:table-cell>
          <table:table-cell office:value-type="float" office:value="0.1681447" calcext:value-type="float">
            <text:p>0,1681447</text:p>
          </table:table-cell>
          <table:table-cell office:value-type="float" office:value="0.1057312" calcext:value-type="float">
            <text:p>0,1057312</text:p>
          </table:table-cell>
          <table:table-cell office:value-type="float" office:value="0.0001423165" calcext:value-type="float">
            <text:p>0,0001423165</text:p>
          </table:table-cell>
          <table:table-cell office:value-type="float" office:value="0.09202237" calcext:value-type="float">
            <text:p>0,09202237</text:p>
          </table:table-cell>
          <table:table-cell office:value-type="float" office:value="0.0001187689" calcext:value-type="float">
            <text:p>0,0001187689</text:p>
          </table:table-cell>
          <table:table-cell office:value-type="float" office:value="0.0001705327" calcext:value-type="float">
            <text:p>0,0001705327</text:p>
          </table:table-cell>
          <table:table-cell office:value-type="float" office:value="245" calcext:value-type="float">
            <text:p>245</text:p>
          </table:table-cell>
          <table:table-cell office:value-type="float" office:value="0.1233304" calcext:value-type="float">
            <text:p>0,1233304</text:p>
          </table:table-cell>
          <table:table-cell office:value-type="float" office:value="0.09202236" calcext:value-type="float">
            <text:p>0,09202236</text:p>
          </table:table-cell>
          <table:table-cell office:value-type="float" office:value="0.1029242" calcext:value-type="float">
            <text:p>0,1029242</text:p>
          </table:table-cell>
          <table:table-cell office:value-type="float" office:value="0.1477824" calcext:value-type="float">
            <text:p>0,1477824</text:p>
          </table:table-cell>
          <table:table-cell office:value-type="float" office:value="245" calcext:value-type="float">
            <text:p>245</text:p>
          </table:table-cell>
          <table:table-cell office:value-type="float" office:value="118.5461" calcext:value-type="float">
            <text:p>118,5461</text:p>
          </table:table-cell>
          <table:table-cell office:value-type="float" office:value="0.04601118" calcext:value-type="float">
            <text:p>0,04601118</text:p>
          </table:table-cell>
          <table:table-cell office:value-type="float" office:value="108.2802" calcext:value-type="float">
            <text:p>108,2802</text:p>
          </table:table-cell>
          <table:table-cell office:value-type="float" office:value="129.7854" calcext:value-type="float">
            <text:p>129,7854</text:p>
          </table:table-cell>
          <table:table-cell office:value-type="float" office:value="245" calcext:value-type="float">
            <text:p>245</text:p>
          </table:table-cell>
          <table:table-cell office:value-type="float" office:value="2628.953" calcext:value-type="float">
            <text:p>2628,953</text:p>
          </table:table-cell>
          <table:table-cell office:value-type="float" office:value="2635.923" calcext:value-type="float">
            <text:p>2635,923</text:p>
          </table:table-cell>
          <table:table-cell office:value-type="float" office:value="-1312.452" calcext:value-type="float">
            <text:p>-1312,452</text:p>
          </table:table-cell>
          <table:table-cell office:value-type="float" office:value="0.6246105" calcext:value-type="float">
            <text:p>0,6246105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65891" calcext:value-type="float">
            <text:p>92,65891</text:p>
          </table:table-cell>
          <table:table-cell office:value-type="float" office:value="4.032953" calcext:value-type="float">
            <text:p>4,032953</text:p>
          </table:table-cell>
          <table:table-cell table:number-columns-repeated="3"/>
          <table:table-cell office:value-type="float" office:value="0.2944548" calcext:value-type="float">
            <text:p>0,2944548</text:p>
          </table:table-cell>
          <table:table-cell office:value-type="float" office:value="0.1243318" calcext:value-type="float">
            <text:p>0,1243318</text:p>
          </table:table-cell>
          <table:table-cell office:value-type="float" office:value="0.2307598" calcext:value-type="float">
            <text:p>0,2307598</text:p>
          </table:table-cell>
          <table:table-cell office:value-type="float" office:value="0.3757311" calcext:value-type="float">
            <text:p>0,3757311</text:p>
          </table:table-cell>
          <table:table-cell office:value-type="float" office:value="296.0941" calcext:value-type="float">
            <text:p>296,0941</text:p>
          </table:table-cell>
          <table:table-cell office:value-type="float" office:value="0.2944548" calcext:value-type="float">
            <text:p>0,2944548</text:p>
          </table:table-cell>
          <table:table-cell office:value-type="float" office:value="0" calcext:value-type="float">
            <text:p>0</text:p>
          </table:table-cell>
          <table:table-cell office:value-type="float" office:value="0.1243318" calcext:value-type="float">
            <text:p>0,1243318</text:p>
          </table:table-cell>
          <table:table-cell office:value-type="float" office:value="0.2307598" calcext:value-type="float">
            <text:p>0,2307598</text:p>
          </table:table-cell>
          <table:table-cell office:value-type="float" office:value="0.3757311" calcext:value-type="float">
            <text:p>0,3757311</text:p>
          </table:table-cell>
          <table:table-cell office:value-type="float" office:value="296.0941" calcext:value-type="float">
            <text:p>296,0941</text:p>
          </table:table-cell>
          <table:table-cell office:value-type="float" office:value="707" calcext:value-type="float">
            <text:p>707</text:p>
          </table:table-cell>
          <table:table-cell office:value-type="float" office:value="0.1243318" calcext:value-type="float">
            <text:p>0,1243318</text:p>
          </table:table-cell>
          <table:table-cell office:value-type="float" office:value="554" calcext:value-type="float">
            <text:p>554</text:p>
          </table:table-cell>
          <table:table-cell office:value-type="float" office:value="902" calcext:value-type="float">
            <text:p>902</text:p>
          </table:table-cell>
          <table:table-cell office:value-type="float" office:value="296.0941" calcext:value-type="float">
            <text:p>296,0941</text:p>
          </table:table-cell>
          <table:table-cell office:value-type="float" office:value="0.591854175724063" calcext:value-type="float">
            <text:p>0,591854175724063</text:p>
          </table:table-cell>
          <table:table-cell office:value-type="float" office:value="0.583772034765645" calcext:value-type="float">
            <text:p>0,583772034765645</text:p>
          </table:table-cell>
          <table:table-cell office:value-type="float" office:value="0.592997859009997" calcext:value-type="float">
            <text:p>0,592997859009997</text:p>
          </table:table-cell>
          <table:table-cell office:value-type="float" office:value="0.489606949757213" calcext:value-type="float">
            <text:p>0,489606949757213</text:p>
          </table:table-cell>
          <table:table-cell office:value-type="float" office:value="0.596429841810973" calcext:value-type="float">
            <text:p>0,596429841810973</text:p>
          </table:table-cell>
          <table:table-cell office:value-type="float" office:value="0.615749055266096" calcext:value-type="float">
            <text:p>0,615749055266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26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.818024744789" calcext:value-type="float">
            <text:p>15,818024744789</text:p>
          </table:table-cell>
          <table:table-cell office:value-type="float" office:value="362.549367497857" calcext:value-type="float">
            <text:p>362,549367497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Atri-ab-m-5mn-haz-cos-la-ra-m1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.818024744789" calcext:value-type="float">
            <text:p>15,818024744789</text:p>
          </table:table-cell>
          <table:table-cell office:value-type="float" office:value="362.549367497857" calcext:value-type="float">
            <text:p>362,5493674978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7.16" calcext:value-type="date">
            <text:p>2024-05-08 18:18:47</text:p>
          </table:table-cell>
          <table:table-cell office:value-type="float" office:value="1.33607" calcext:value-type="float">
            <text:p>1,33607</text:p>
          </table:table-cell>
          <table:table-cell office:value-type="string" calcext:value-type="string">
            <text:p>C:\git\pyaudisam\tests\tmp\val-oanlr\SylvAtri-ab-m-5mn-haz-cos-la-ra-m10-ccny9rqw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.818" calcext:value-type="float">
            <text:p>15,818</text:p>
          </table:table-cell>
          <table:table-cell office:value-type="float" office:value="362.549" calcext:value-type="float">
            <text:p>362,549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1.528" calcext:value-type="float">
            <text:p>2661,528</text:p>
          </table:table-cell>
          <table:table-cell table:number-columns-repeated="2" office:value-type="float" office:value="0.4346085" calcext:value-type="float">
            <text:p>0,4346085</text:p>
          </table:table-cell>
          <table:table-cell table:number-columns-repeated="2"/>
          <table:table-cell office:value-type="float" office:value="0.000138388" calcext:value-type="float">
            <text:p>0,000138388</text:p>
          </table:table-cell>
          <table:table-cell office:value-type="float" office:value="0.08775256" calcext:value-type="float">
            <text:p>0,08775256</text:p>
          </table:table-cell>
          <table:table-cell office:value-type="float" office:value="0.0001164607" calcext:value-type="float">
            <text:p>0,0001164607</text:p>
          </table:table-cell>
          <table:table-cell office:value-type="float" office:value="0.0001644437" calcext:value-type="float">
            <text:p>0,0001644437</text:p>
          </table:table-cell>
          <table:table-cell office:value-type="float" office:value="247" calcext:value-type="float">
            <text:p>247</text:p>
          </table:table-cell>
          <table:table-cell office:value-type="float" office:value="0.1099508" calcext:value-type="float">
            <text:p>0,1099508</text:p>
          </table:table-cell>
          <table:table-cell office:value-type="float" office:value="0.08775256" calcext:value-type="float">
            <text:p>0,08775256</text:p>
          </table:table-cell>
          <table:table-cell office:value-type="float" office:value="0.0925293" calcext:value-type="float">
            <text:p>0,0925293</text:p>
          </table:table-cell>
          <table:table-cell office:value-type="float" office:value="0.1306524" calcext:value-type="float">
            <text:p>0,1306524</text:p>
          </table:table-cell>
          <table:table-cell office:value-type="float" office:value="247" calcext:value-type="float">
            <text:p>247</text:p>
          </table:table-cell>
          <table:table-cell office:value-type="float" office:value="120.217" calcext:value-type="float">
            <text:p>120,217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0.2687" calcext:value-type="float">
            <text:p>110,2687</text:p>
          </table:table-cell>
          <table:table-cell office:value-type="float" office:value="131.0627" calcext:value-type="float">
            <text:p>131,0627</text:p>
          </table:table-cell>
          <table:table-cell office:value-type="float" office:value="247" calcext:value-type="float">
            <text:p>247</text:p>
          </table:table-cell>
          <table:table-cell office:value-type="float" office:value="2661.577" calcext:value-type="float">
            <text:p>2661,577</text:p>
          </table:table-cell>
          <table:table-cell office:value-type="float" office:value="2668.563" calcext:value-type="float">
            <text:p>2668,563</text:p>
          </table:table-cell>
          <table:table-cell office:value-type="float" office:value="-1328.764" calcext:value-type="float">
            <text:p>-1328,764</text:p>
          </table:table-cell>
          <table:table-cell office:value-type="float" office:value="0.6486336" calcext:value-type="float">
            <text:p>0,648633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02851" calcext:value-type="float">
            <text:p>94,02851</text:p>
          </table:table-cell>
          <table:table-cell office:value-type="float" office:value="4.143422" calcext:value-type="float">
            <text:p>4,143422</text:p>
          </table:table-cell>
          <table:table-cell table:number-columns-repeated="3"/>
          <table:table-cell office:value-type="float" office:value="0.2886451" calcext:value-type="float">
            <text:p>0,2886451</text:p>
          </table:table-cell>
          <table:table-cell office:value-type="float" office:value="0.1217661" calcext:value-type="float">
            <text:p>0,1217661</text:p>
          </table:table-cell>
          <table:table-cell office:value-type="float" office:value="0.2273293" calcext:value-type="float">
            <text:p>0,2273293</text:p>
          </table:table-cell>
          <table:table-cell office:value-type="float" office:value="0.366499" calcext:value-type="float">
            <text:p>0,366499</text:p>
          </table:table-cell>
          <table:table-cell office:value-type="float" office:value="283.7852" calcext:value-type="float">
            <text:p>283,7852</text:p>
          </table:table-cell>
          <table:table-cell office:value-type="float" office:value="0.2886451" calcext:value-type="float">
            <text:p>0,2886451</text:p>
          </table:table-cell>
          <table:table-cell office:value-type="float" office:value="0" calcext:value-type="float">
            <text:p>0</text:p>
          </table:table-cell>
          <table:table-cell office:value-type="float" office:value="0.1217661" calcext:value-type="float">
            <text:p>0,1217661</text:p>
          </table:table-cell>
          <table:table-cell office:value-type="float" office:value="0.2273293" calcext:value-type="float">
            <text:p>0,2273293</text:p>
          </table:table-cell>
          <table:table-cell office:value-type="float" office:value="0.366499" calcext:value-type="float">
            <text:p>0,366499</text:p>
          </table:table-cell>
          <table:table-cell office:value-type="float" office:value="283.7852" calcext:value-type="float">
            <text:p>283,7852</text:p>
          </table:table-cell>
          <table:table-cell office:value-type="float" office:value="693" calcext:value-type="float">
            <text:p>693</text:p>
          </table:table-cell>
          <table:table-cell office:value-type="float" office:value="0.1217661" calcext:value-type="float">
            <text:p>0,1217661</text:p>
          </table:table-cell>
          <table:table-cell office:value-type="float" office:value="546" calcext:value-type="float">
            <text:p>546</text:p>
          </table:table-cell>
          <table:table-cell office:value-type="float" office:value="880" calcext:value-type="float">
            <text:p>880</text:p>
          </table:table-cell>
          <table:table-cell office:value-type="float" office:value="283.7852" calcext:value-type="float">
            <text:p>283,7852</text:p>
          </table:table-cell>
          <table:table-cell office:value-type="float" office:value="0.713940577774934" calcext:value-type="float">
            <text:p>0,713940577774934</text:p>
          </table:table-cell>
          <table:table-cell office:value-type="float" office:value="0.688309775341086" calcext:value-type="float">
            <text:p>0,688309775341086</text:p>
          </table:table-cell>
          <table:table-cell office:value-type="float" office:value="0.698994697446342" calcext:value-type="float">
            <text:p>0,698994697446342</text:p>
          </table:table-cell>
          <table:table-cell office:value-type="float" office:value="0.663045377604585" calcext:value-type="float">
            <text:p>0,663045377604585</text:p>
          </table:table-cell>
          <table:table-cell office:value-type="float" office:value="0.693211262756408" calcext:value-type="float">
            <text:p>0,693211262756408</text:p>
          </table:table-cell>
          <table:table-cell office:value-type="float" office:value="0.713496214778821" calcext:value-type="float">
            <text:p>0,7134962147788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626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1.3688939416872" calcext:value-type="float">
            <text:p>11,3688939416872</text:p>
          </table:table-cell>
          <table:table-cell office:value-type="float" office:value="368.51612897639" calcext:value-type="float">
            <text:p>368,516128976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Atri-ab-m-5mn-haz-cos-la-ra-m1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1.3688939416872" calcext:value-type="float">
            <text:p>11,3688939416872</text:p>
          </table:table-cell>
          <table:table-cell office:value-type="float" office:value="368.51612897639" calcext:value-type="float">
            <text:p>368,516128976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7.17" calcext:value-type="date">
            <text:p>2024-05-08 18:18:47</text:p>
          </table:table-cell>
          <table:table-cell office:value-type="float" office:value="1.336072" calcext:value-type="float">
            <text:p>1,336072</text:p>
          </table:table-cell>
          <table:table-cell office:value-type="string" calcext:value-type="string">
            <text:p>C:\git\pyaudisam\tests\tmp\val-oanlr\SylvAtri-ab-m-5mn-haz-cos-la-ra-m10-tfhv_9iz</text:p>
          </table:table-cell>
          <table:table-cell office:value-type="float" office:value="254" calcext:value-type="float">
            <text:p>25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36842" calcext:value-type="float">
            <text:p>1,336842</text:p>
          </table:table-cell>
          <table:table-cell office:value-type="float" office:value="0.08353977" calcext:value-type="float">
            <text:p>0,08353977</text:p>
          </table:table-cell>
          <table:table-cell office:value-type="float" office:value="1.132866" calcext:value-type="float">
            <text:p>1,132866</text:p>
          </table:table-cell>
          <table:table-cell office:value-type="float" office:value="1.577544" calcext:value-type="float">
            <text:p>1,577544</text:p>
          </table:table-cell>
          <table:table-cell office:value-type="float" office:value="95" calcext:value-type="float">
            <text:p>95</text:p>
          </table:table-cell>
          <table:table-cell office:value-type="float" office:value="11.3689" calcext:value-type="float">
            <text:p>11,3689</text:p>
          </table:table-cell>
          <table:table-cell office:value-type="float" office:value="368.516" calcext:value-type="float">
            <text:p>368,516</text:p>
          </table:table-cell>
          <table:table-cell office:value-type="float" office:value="97.3180076628352" calcext:value-type="float">
            <text:p>97,3180076628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42.705" calcext:value-type="float">
            <text:p>2742,705</text:p>
          </table:table-cell>
          <table:table-cell table:number-columns-repeated="2" office:value-type="float" office:value="0.6392192" calcext:value-type="float">
            <text:p>0,6392192</text:p>
          </table:table-cell>
          <table:table-cell table:number-columns-repeated="2"/>
          <table:table-cell office:value-type="float" office:value="0.0001371762" calcext:value-type="float">
            <text:p>0,0001371762</text:p>
          </table:table-cell>
          <table:table-cell office:value-type="float" office:value="0.08945846" calcext:value-type="float">
            <text:p>0,08945846</text:p>
          </table:table-cell>
          <table:table-cell office:value-type="float" office:value="0.0001150579" calcext:value-type="float">
            <text:p>0,0001150579</text:p>
          </table:table-cell>
          <table:table-cell office:value-type="float" office:value="0.0001635464" calcext:value-type="float">
            <text:p>0,0001635464</text:p>
          </table:table-cell>
          <table:table-cell office:value-type="float" office:value="252" calcext:value-type="float">
            <text:p>252</text:p>
          </table:table-cell>
          <table:table-cell office:value-type="float" office:value="0.107359" calcext:value-type="float">
            <text:p>0,107359</text:p>
          </table:table-cell>
          <table:table-cell office:value-type="float" office:value="0.08945846" calcext:value-type="float">
            <text:p>0,08945846</text:p>
          </table:table-cell>
          <table:table-cell office:value-type="float" office:value="0.09004846" calcext:value-type="float">
            <text:p>0,09004846</text:p>
          </table:table-cell>
          <table:table-cell office:value-type="float" office:value="0.1279973" calcext:value-type="float">
            <text:p>0,1279973</text:p>
          </table:table-cell>
          <table:table-cell office:value-type="float" office:value="252" calcext:value-type="float">
            <text:p>252</text:p>
          </table:table-cell>
          <table:table-cell office:value-type="float" office:value="120.7468" calcext:value-type="float">
            <text:p>120,7468</text:p>
          </table:table-cell>
          <table:table-cell office:value-type="float" office:value="0.04472923" calcext:value-type="float">
            <text:p>0,04472923</text:p>
          </table:table-cell>
          <table:table-cell office:value-type="float" office:value="110.57" calcext:value-type="float">
            <text:p>110,57</text:p>
          </table:table-cell>
          <table:table-cell office:value-type="float" office:value="131.8602" calcext:value-type="float">
            <text:p>131,8602</text:p>
          </table:table-cell>
          <table:table-cell office:value-type="float" office:value="252" calcext:value-type="float">
            <text:p>252</text:p>
          </table:table-cell>
          <table:table-cell office:value-type="float" office:value="2742.753" calcext:value-type="float">
            <text:p>2742,753</text:p>
          </table:table-cell>
          <table:table-cell office:value-type="float" office:value="2749.78" calcext:value-type="float">
            <text:p>2749,78</text:p>
          </table:table-cell>
          <table:table-cell office:value-type="float" office:value="-1369.353" calcext:value-type="float">
            <text:p>-1369,353</text:p>
          </table:table-cell>
          <table:table-cell office:value-type="float" office:value="0.5999978" calcext:value-type="float">
            <text:p>0,599997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34241" calcext:value-type="float">
            <text:p>92,34241</text:p>
          </table:table-cell>
          <table:table-cell office:value-type="float" office:value="3.953006" calcext:value-type="float">
            <text:p>3,953006</text:p>
          </table:table-cell>
          <table:table-cell table:number-columns-repeated="3"/>
          <table:table-cell office:value-type="float" office:value="0.291863" calcext:value-type="float">
            <text:p>0,291863</text:p>
          </table:table-cell>
          <table:table-cell office:value-type="float" office:value="0.1223998" calcext:value-type="float">
            <text:p>0,1223998</text:p>
          </table:table-cell>
          <table:table-cell office:value-type="float" office:value="0.2295875" calcext:value-type="float">
            <text:p>0,2295875</text:p>
          </table:table-cell>
          <table:table-cell office:value-type="float" office:value="0.3710307" calcext:value-type="float">
            <text:p>0,3710307</text:p>
          </table:table-cell>
          <table:table-cell office:value-type="float" office:value="292.7003" calcext:value-type="float">
            <text:p>292,7003</text:p>
          </table:table-cell>
          <table:table-cell office:value-type="float" office:value="0.291863" calcext:value-type="float">
            <text:p>0,291863</text:p>
          </table:table-cell>
          <table:table-cell office:value-type="float" office:value="0" calcext:value-type="float">
            <text:p>0</text:p>
          </table:table-cell>
          <table:table-cell office:value-type="float" office:value="0.1223998" calcext:value-type="float">
            <text:p>0,1223998</text:p>
          </table:table-cell>
          <table:table-cell office:value-type="float" office:value="0.2295875" calcext:value-type="float">
            <text:p>0,2295875</text:p>
          </table:table-cell>
          <table:table-cell office:value-type="float" office:value="0.3710307" calcext:value-type="float">
            <text:p>0,3710307</text:p>
          </table:table-cell>
          <table:table-cell office:value-type="float" office:value="292.7003" calcext:value-type="float">
            <text:p>292,7003</text:p>
          </table:table-cell>
          <table:table-cell office:value-type="float" office:value="700" calcext:value-type="float">
            <text:p>700</text:p>
          </table:table-cell>
          <table:table-cell office:value-type="float" office:value="0.1223998" calcext:value-type="float">
            <text:p>0,1223998</text:p>
          </table:table-cell>
          <table:table-cell office:value-type="float" office:value="551" calcext:value-type="float">
            <text:p>551</text:p>
          </table:table-cell>
          <table:table-cell office:value-type="float" office:value="890" calcext:value-type="float">
            <text:p>890</text:p>
          </table:table-cell>
          <table:table-cell office:value-type="float" office:value="292.7003" calcext:value-type="float">
            <text:p>292,7003</text:p>
          </table:table-cell>
          <table:table-cell office:value-type="float" office:value="0.764617859681099" calcext:value-type="float">
            <text:p>0,764617859681099</text:p>
          </table:table-cell>
          <table:table-cell office:value-type="float" office:value="0.730762604569212" calcext:value-type="float">
            <text:p>0,730762604569212</text:p>
          </table:table-cell>
          <table:table-cell office:value-type="float" office:value="0.742158240066974" calcext:value-type="float">
            <text:p>0,742158240066974</text:p>
          </table:table-cell>
          <table:table-cell office:value-type="float" office:value="0.729946994197253" calcext:value-type="float">
            <text:p>0,729946994197253</text:p>
          </table:table-cell>
          <table:table-cell office:value-type="float" office:value="0.724829318897377" calcext:value-type="float">
            <text:p>0,724829318897377</text:p>
          </table:table-cell>
          <table:table-cell office:value-type="float" office:value="0.752316293612654" calcext:value-type="float">
            <text:p>0,752316293612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26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3.8228314088495" calcext:value-type="float">
            <text:p>13,8228314088495</text:p>
          </table:table-cell>
          <table:table-cell office:value-type="float" office:value="361.385906289328" calcext:value-type="float">
            <text:p>361,3859062893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Atri-ab-m-5mn-haz-cos-la-ra-m1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3.8228314088495" calcext:value-type="float">
            <text:p>13,8228314088495</text:p>
          </table:table-cell>
          <table:table-cell office:value-type="float" office:value="361.385906289328" calcext:value-type="float">
            <text:p>361,3859062893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7.19" calcext:value-type="date">
            <text:p>2024-05-08 18:18:47</text:p>
          </table:table-cell>
          <table:table-cell office:value-type="float" office:value="1.184" calcext:value-type="float">
            <text:p>1,184</text:p>
          </table:table-cell>
          <table:table-cell office:value-type="string" calcext:value-type="string">
            <text:p>C:\git\pyaudisam\tests\tmp\val-oanlr\SylvAtri-ab-m-5mn-haz-cos-la-ra-m10-1s09ypcy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3.8228" calcext:value-type="float">
            <text:p>13,8228</text:p>
          </table:table-cell>
          <table:table-cell office:value-type="float" office:value="361.386" calcext:value-type="float">
            <text:p>361,386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3.447" calcext:value-type="float">
            <text:p>2663,447</text:p>
          </table:table-cell>
          <table:table-cell table:number-columns-repeated="2" office:value-type="float" office:value="0.4433553" calcext:value-type="float">
            <text:p>0,4433553</text:p>
          </table:table-cell>
          <table:table-cell table:number-columns-repeated="2"/>
          <table:table-cell office:value-type="float" office:value="0.0001369335" calcext:value-type="float">
            <text:p>0,0001369335</text:p>
          </table:table-cell>
          <table:table-cell office:value-type="float" office:value="0.08726813" calcext:value-type="float">
            <text:p>0,08726813</text:p>
          </table:table-cell>
          <table:table-cell office:value-type="float" office:value="0.0001153461" calcext:value-type="float">
            <text:p>0,0001153461</text:p>
          </table:table-cell>
          <table:table-cell office:value-type="float" office:value="0.0001625611" calcext:value-type="float">
            <text:p>0,0001625611</text:p>
          </table:table-cell>
          <table:table-cell office:value-type="float" office:value="247" calcext:value-type="float">
            <text:p>247</text:p>
          </table:table-cell>
          <table:table-cell office:value-type="float" office:value="0.111835" calcext:value-type="float">
            <text:p>0,111835</text:p>
          </table:table-cell>
          <table:table-cell office:value-type="float" office:value="0.08726813" calcext:value-type="float">
            <text:p>0,08726813</text:p>
          </table:table-cell>
          <table:table-cell office:value-type="float" office:value="0.09420428" calcext:value-type="float">
            <text:p>0,09420428</text:p>
          </table:table-cell>
          <table:table-cell office:value-type="float" office:value="0.1327653" calcext:value-type="float">
            <text:p>0,1327653</text:p>
          </table:table-cell>
          <table:table-cell office:value-type="float" office:value="247" calcext:value-type="float">
            <text:p>247</text:p>
          </table:table-cell>
          <table:table-cell office:value-type="float" office:value="120.8537" calcext:value-type="float">
            <text:p>120,8537</text:p>
          </table:table-cell>
          <table:table-cell office:value-type="float" office:value="0.04363406" calcext:value-type="float">
            <text:p>0,04363406</text:p>
          </table:table-cell>
          <table:table-cell office:value-type="float" office:value="110.9056" calcext:value-type="float">
            <text:p>110,9056</text:p>
          </table:table-cell>
          <table:table-cell office:value-type="float" office:value="131.6942" calcext:value-type="float">
            <text:p>131,6942</text:p>
          </table:table-cell>
          <table:table-cell office:value-type="float" office:value="247" calcext:value-type="float">
            <text:p>247</text:p>
          </table:table-cell>
          <table:table-cell office:value-type="float" office:value="2663.495" calcext:value-type="float">
            <text:p>2663,495</text:p>
          </table:table-cell>
          <table:table-cell office:value-type="float" office:value="2670.481" calcext:value-type="float">
            <text:p>2670,481</text:p>
          </table:table-cell>
          <table:table-cell office:value-type="float" office:value="-1329.723" calcext:value-type="float">
            <text:p>-1329,723</text:p>
          </table:table-cell>
          <table:table-cell office:value-type="float" office:value="0.6396144" calcext:value-type="float">
            <text:p>0,639614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3837" calcext:value-type="float">
            <text:p>94,3837</text:p>
          </table:table-cell>
          <table:table-cell office:value-type="float" office:value="4.147419" calcext:value-type="float">
            <text:p>4,147419</text:p>
          </table:table-cell>
          <table:table-cell table:number-columns-repeated="3"/>
          <table:table-cell office:value-type="float" office:value="0.2856115" calcext:value-type="float">
            <text:p>0,2856115</text:p>
          </table:table-cell>
          <table:table-cell office:value-type="float" office:value="0.1214175" calcext:value-type="float">
            <text:p>0,1214175</text:p>
          </table:table-cell>
          <table:table-cell office:value-type="float" office:value="0.2250918" calcext:value-type="float">
            <text:p>0,2250918</text:p>
          </table:table-cell>
          <table:table-cell office:value-type="float" office:value="0.3624029" calcext:value-type="float">
            <text:p>0,3624029</text:p>
          </table:table-cell>
          <table:table-cell office:value-type="float" office:value="282.4659" calcext:value-type="float">
            <text:p>282,4659</text:p>
          </table:table-cell>
          <table:table-cell office:value-type="float" office:value="0.2856115" calcext:value-type="float">
            <text:p>0,2856115</text:p>
          </table:table-cell>
          <table:table-cell office:value-type="float" office:value="0" calcext:value-type="float">
            <text:p>0</text:p>
          </table:table-cell>
          <table:table-cell office:value-type="float" office:value="0.1214175" calcext:value-type="float">
            <text:p>0,1214175</text:p>
          </table:table-cell>
          <table:table-cell office:value-type="float" office:value="0.2250918" calcext:value-type="float">
            <text:p>0,2250918</text:p>
          </table:table-cell>
          <table:table-cell office:value-type="float" office:value="0.3624029" calcext:value-type="float">
            <text:p>0,3624029</text:p>
          </table:table-cell>
          <table:table-cell office:value-type="float" office:value="282.4659" calcext:value-type="float">
            <text:p>282,4659</text:p>
          </table:table-cell>
          <table:table-cell office:value-type="float" office:value="685" calcext:value-type="float">
            <text:p>685</text:p>
          </table:table-cell>
          <table:table-cell office:value-type="float" office:value="0.1214175" calcext:value-type="float">
            <text:p>0,1214175</text:p>
          </table:table-cell>
          <table:table-cell office:value-type="float" office:value="540" calcext:value-type="float">
            <text:p>540</text:p>
          </table:table-cell>
          <table:table-cell office:value-type="float" office:value="870" calcext:value-type="float">
            <text:p>870</text:p>
          </table:table-cell>
          <table:table-cell office:value-type="float" office:value="282.4659" calcext:value-type="float">
            <text:p>282,4659</text:p>
          </table:table-cell>
          <table:table-cell office:value-type="float" office:value="0.73056103489953" calcext:value-type="float">
            <text:p>0,73056103489953</text:p>
          </table:table-cell>
          <table:table-cell office:value-type="float" office:value="0.702369894171758" calcext:value-type="float">
            <text:p>0,702369894171758</text:p>
          </table:table-cell>
          <table:table-cell office:value-type="float" office:value="0.71324545422544" calcext:value-type="float">
            <text:p>0,71324545422544</text:p>
          </table:table-cell>
          <table:table-cell office:value-type="float" office:value="0.676543927749414" calcext:value-type="float">
            <text:p>0,676543927749414</text:p>
          </table:table-cell>
          <table:table-cell office:value-type="float" office:value="0.704662480089994" calcext:value-type="float">
            <text:p>0,704662480089994</text:p>
          </table:table-cell>
          <table:table-cell office:value-type="float" office:value="0.726523666001" calcext:value-type="float">
            <text:p>0,726523666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6265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10mn-hno-cos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5-08T18:18:47.19" calcext:value-type="date">
            <text:p>2024-05-08 18:18:47</text:p>
          </table:table-cell>
          <table:table-cell office:value-type="float" office:value="1.241902" calcext:value-type="float">
            <text:p>1,241902</text:p>
          </table:table-cell>
          <table:table-cell office:value-type="string" calcext:value-type="string">
            <text:p>C:\git\pyaudisam\tests\tmp\val-oanlr\SylvAtri-ab-m-10mn-hno-cos-1imp04tq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.3810000000003" calcext:value-type="float">
            <text:p>12,3810000000003</text:p>
          </table:table-cell>
          <table:table-cell office:value-type="float" office:value="4361.247" calcext:value-type="float">
            <text:p>4361,247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4806817" calcext:value-type="float">
            <text:p>0,04806817</text:p>
          </table:table-cell>
          <table:table-cell office:value-type="float" office:value="0.002500296" calcext:value-type="float">
            <text:p>0,002500296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001239454" calcext:value-type="float">
            <text:p>0,0001239454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001144813" calcext:value-type="float">
            <text:p>0,0001144813</text:p>
          </table:table-cell>
          <table:table-cell office:value-type="float" office:value="0.0001341919" calcext:value-type="float">
            <text:p>0,0001341919</text:p>
          </table:table-cell>
          <table:table-cell office:value-type="float" office:value="386" calcext:value-type="float">
            <text:p>386</text:p>
          </table:table-cell>
          <table:table-cell office:value-type="float" office:value="0.06169665" calcext:value-type="float">
            <text:p>0,06169665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5698568" calcext:value-type="float">
            <text:p>0,05698568</text:p>
          </table:table-cell>
          <table:table-cell office:value-type="float" office:value="0.06679706" calcext:value-type="float">
            <text:p>0,06679706</text:p>
          </table:table-cell>
          <table:table-cell office:value-type="float" office:value="386" calcext:value-type="float">
            <text:p>386</text:p>
          </table:table-cell>
          <table:table-cell office:value-type="float" office:value="127.0281" calcext:value-type="float">
            <text:p>127,0281</text:p>
          </table:table-cell>
          <table:table-cell office:value-type="float" office:value="0.02020773" calcext:value-type="float">
            <text:p>0,02020773</text:p>
          </table:table-cell>
          <table:table-cell office:value-type="float" office:value="122.0806" calcext:value-type="float">
            <text:p>122,0806</text:p>
          </table:table-cell>
          <table:table-cell office:value-type="float" office:value="132.1761" calcext:value-type="float">
            <text:p>132,1761</text:p>
          </table:table-cell>
          <table:table-cell office:value-type="float" office:value="386" calcext:value-type="float">
            <text:p>386</text:p>
          </table:table-cell>
          <table:table-cell office:value-type="float" office:value="4361.278" calcext:value-type="float">
            <text:p>4361,278</text:p>
          </table:table-cell>
          <table:table-cell office:value-type="float" office:value="4369.169" calcext:value-type="float">
            <text:p>4369,169</text:p>
          </table:table-cell>
          <table:table-cell office:value-type="float" office:value="-2178.624" calcext:value-type="float">
            <text:p>-2178,624</text:p>
          </table:table-cell>
          <table:table-cell office:value-type="float" office:value="0.005765465" calcext:value-type="float">
            <text:p>0,00576546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3032" calcext:value-type="float">
            <text:p>125,3032</text:p>
          </table:table-cell>
          <table:table-cell office:value-type="float" office:value="0.7324798" calcext:value-type="float">
            <text:p>0,7324798</text:p>
          </table:table-cell>
          <table:table-cell table:number-columns-repeated="3"/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4028364" calcext:value-type="float">
            <text:p>0,4028364</text:p>
          </table:table-cell>
          <table:table-cell office:value-type="float" office:value="0" calcext:value-type="float">
            <text:p>0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967" calcext:value-type="float">
            <text:p>967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823" calcext:value-type="float">
            <text:p>823</text:p>
          </table:table-cell>
          <table:table-cell office:value-type="float" office:value="1135" calcext:value-type="float">
            <text:p>11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0671598877666771" calcext:value-type="float">
            <text:p>0,0671598877666771</text:p>
          </table:table-cell>
          <table:table-cell office:value-type="float" office:value="0.0917688676912296" calcext:value-type="float">
            <text:p>0,0917688676912296</text:p>
          </table:table-cell>
          <table:table-cell office:value-type="float" office:value="0.0924192845109782" calcext:value-type="float">
            <text:p>0,0924192845109782</text:p>
          </table:table-cell>
          <table:table-cell office:value-type="float" office:value="0.0439837475671573" calcext:value-type="float">
            <text:p>0,0439837475671573</text:p>
          </table:table-cell>
          <table:table-cell office:value-type="float" office:value="0.0679018620558154" calcext:value-type="float">
            <text:p>0,0679018620558154</text:p>
          </table:table-cell>
          <table:table-cell office:value-type="float" office:value="0.119663891522438" calcext:value-type="float">
            <text:p>0,119663891522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626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10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4-05-08T18:18:47.21" calcext:value-type="date">
            <text:p>2024-05-08 18:18:47</text:p>
          </table:table-cell>
          <table:table-cell office:value-type="float" office:value="1.283553" calcext:value-type="float">
            <text:p>1,283553</text:p>
          </table:table-cell>
          <table:table-cell office:value-type="string" calcext:value-type="string">
            <text:p>C:\git\pyaudisam\tests\tmp\val-oanlr\SylvAtri-ab-m-10mn-hno-cos-l10-gd86ohn_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99.4845360824742" calcext:value-type="float">
            <text:p>99,4845360824742</text:p>
          </table:table-cell>
          <table:table-cell office:value-type="float" office:value="2" calcext:value-type="float">
            <text:p>2</text:p>
          </table:table-cell>
          <table:table-cell office:value-type="float" office:value="12.3270000000002" calcext:value-type="float">
            <text:p>12,3270000000002</text:p>
          </table:table-cell>
          <table:table-cell office:value-type="float" office:value="4325.1" calcext:value-type="float">
            <text:p>4325,1</text:p>
          </table:table-cell>
          <table:table-cell office:value-type="float" office:value="0.00002753735" calcext:value-type="float">
            <text:p>0,00002753735</text:p>
          </table:table-cell>
          <table:table-cell office:value-type="float" office:value="0.01536965" calcext:value-type="float">
            <text:p>0,01536965</text:p>
          </table:table-cell>
          <table:table-cell office:value-type="float" office:value="0.0001756549" calcext:value-type="float">
            <text:p>0,0001756549</text:p>
          </table:table-cell>
          <table:table-cell office:value-type="float" office:value="0.00002753735" calcext:value-type="float">
            <text:p>0,00002753735</text:p>
          </table:table-cell>
          <table:table-cell office:value-type="float" office:value="0.0001248077" calcext:value-type="float">
            <text:p>0,0001248077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001152192" calcext:value-type="float">
            <text:p>0,0001152192</text:p>
          </table:table-cell>
          <table:table-cell office:value-type="float" office:value="0.0001351943" calcext:value-type="float">
            <text:p>0,0001351943</text:p>
          </table:table-cell>
          <table:table-cell office:value-type="float" office:value="384" calcext:value-type="float">
            <text:p>384</text:p>
          </table:table-cell>
          <table:table-cell office:value-type="float" office:value="0.06127036" calcext:value-type="float">
            <text:p>0,06127036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5656317" calcext:value-type="float">
            <text:p>0,05656317</text:p>
          </table:table-cell>
          <table:table-cell office:value-type="float" office:value="0.0663693" calcext:value-type="float">
            <text:p>0,0663693</text:p>
          </table:table-cell>
          <table:table-cell office:value-type="float" office:value="384" calcext:value-type="float">
            <text:p>384</text:p>
          </table:table-cell>
          <table:table-cell office:value-type="float" office:value="126.5885" calcext:value-type="float">
            <text:p>126,5885</text:p>
          </table:table-cell>
          <table:table-cell office:value-type="float" office:value="0.02033692" calcext:value-type="float">
            <text:p>0,02033692</text:p>
          </table:table-cell>
          <table:table-cell office:value-type="float" office:value="121.6271" calcext:value-type="float">
            <text:p>121,6271</text:p>
          </table:table-cell>
          <table:table-cell office:value-type="float" office:value="131.7522" calcext:value-type="float">
            <text:p>131,7522</text:p>
          </table:table-cell>
          <table:table-cell office:value-type="float" office:value="384" calcext:value-type="float">
            <text:p>384</text:p>
          </table:table-cell>
          <table:table-cell office:value-type="float" office:value="4325.131" calcext:value-type="float">
            <text:p>4325,131</text:p>
          </table:table-cell>
          <table:table-cell office:value-type="float" office:value="4333.012" calcext:value-type="float">
            <text:p>4333,012</text:p>
          </table:table-cell>
          <table:table-cell office:value-type="float" office:value="-2160.55" calcext:value-type="float">
            <text:p>-2160,55</text:p>
          </table:table-cell>
          <table:table-cell office:value-type="float" office:value="0.005341826" calcext:value-type="float">
            <text:p>0,00534182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2684" calcext:value-type="float">
            <text:p>125,2684</text:p>
          </table:table-cell>
          <table:table-cell office:value-type="float" office:value="0.7329527" calcext:value-type="float">
            <text:p>0,7329527</text:p>
          </table:table-cell>
          <table:table-cell table:number-columns-repeated="3"/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4035482" calcext:value-type="float">
            <text:p>0,4035482</text:p>
          </table:table-cell>
          <table:table-cell office:value-type="float" office:value="0" calcext:value-type="float">
            <text:p>0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969" calcext:value-type="float">
            <text:p>969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824" calcext:value-type="float">
            <text:p>824</text:p>
          </table:table-cell>
          <table:table-cell office:value-type="float" office:value="1138" calcext:value-type="float">
            <text:p>1138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0540632332768464" calcext:value-type="float">
            <text:p>0,0540632332768464</text:p>
          </table:table-cell>
          <table:table-cell office:value-type="float" office:value="0.0758970907491919" calcext:value-type="float">
            <text:p>0,0758970907491919</text:p>
          </table:table-cell>
          <table:table-cell office:value-type="float" office:value="0.0764418418486146" calcext:value-type="float">
            <text:p>0,0764418418486146</text:p>
          </table:table-cell>
          <table:table-cell office:value-type="float" office:value="0.0316759860426461" calcext:value-type="float">
            <text:p>0,0316759860426461</text:p>
          </table:table-cell>
          <table:table-cell office:value-type="float" office:value="0.056875672153401" calcext:value-type="float">
            <text:p>0,056875672153401</text:p>
          </table:table-cell>
          <table:table-cell office:value-type="float" office:value="0.101074150123586" calcext:value-type="float">
            <text:p>0,101074150123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16265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10mn-hno-cos-r28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47.22" calcext:value-type="date">
            <text:p>2024-05-08 18:18:47</text:p>
          </table:table-cell>
          <table:table-cell office:value-type="float" office:value="1.28919" calcext:value-type="float">
            <text:p>1,28919</text:p>
          </table:table-cell>
          <table:table-cell office:value-type="string" calcext:value-type="string">
            <text:p>C:\git\pyaudisam\tests\tmp\val-oanlr\SylvAtri-ab-m-10mn-hno-cos-r280-mff00d81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5.360824742268" calcext:value-type="float">
            <text:p>95,360824742268</text:p>
          </table:table-cell>
          <table:table-cell office:value-type="float" office:value="4" calcext:value-type="float">
            <text:p>4</text:p>
          </table:table-cell>
          <table:table-cell office:value-type="float" office:value="2.14599999999973" calcext:value-type="float">
            <text:p>2,14599999999973</text:p>
          </table:table-cell>
          <table:table-cell office:value-type="float" office:value="4007.984" calcext:value-type="float">
            <text:p>4007,984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2676785" calcext:value-type="float">
            <text:p>0,02676785</text:p>
          </table:table-cell>
          <table:table-cell office:value-type="float" office:value="0.002315223" calcext:value-type="float">
            <text:p>0,002315223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001381703" calcext:value-type="float">
            <text:p>0,0001381703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0000976596" calcext:value-type="float">
            <text:p>0,0000976596</text:p>
          </table:table-cell>
          <table:table-cell office:value-type="float" office:value="0.0001954854" calcext:value-type="float">
            <text:p>0,0001954854</text:p>
          </table:table-cell>
          <table:table-cell office:value-type="float" office:value="366" calcext:value-type="float">
            <text:p>366</text:p>
          </table:table-cell>
          <table:table-cell office:value-type="float" office:value="0.1846288" calcext:value-type="float">
            <text:p>0,1846288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1304968" calcext:value-type="float">
            <text:p>0,1304968</text:p>
          </table:table-cell>
          <table:table-cell office:value-type="float" office:value="0.2612155" calcext:value-type="float">
            <text:p>0,2612155</text:p>
          </table:table-cell>
          <table:table-cell office:value-type="float" office:value="366" calcext:value-type="float">
            <text:p>366</text:p>
          </table:table-cell>
          <table:table-cell office:value-type="float" office:value="120.3117" calcext:value-type="float">
            <text:p>120,3117</text:p>
          </table:table-cell>
          <table:table-cell office:value-type="float" office:value="0.08892027" calcext:value-type="float">
            <text:p>0,08892027</text:p>
          </table:table-cell>
          <table:table-cell office:value-type="float" office:value="101.0455" calcext:value-type="float">
            <text:p>101,0455</text:p>
          </table:table-cell>
          <table:table-cell office:value-type="float" office:value="143.2513" calcext:value-type="float">
            <text:p>143,2513</text:p>
          </table:table-cell>
          <table:table-cell office:value-type="float" office:value="366" calcext:value-type="float">
            <text:p>366</text:p>
          </table:table-cell>
          <table:table-cell office:value-type="float" office:value="4008.094" calcext:value-type="float">
            <text:p>4008,094</text:p>
          </table:table-cell>
          <table:table-cell office:value-type="float" office:value="4023.638" calcext:value-type="float">
            <text:p>4023,638</text:p>
          </table:table-cell>
          <table:table-cell office:value-type="float" office:value="-1999.992" calcext:value-type="float">
            <text:p>-1999,992</text:p>
          </table:table-cell>
          <table:table-cell office:value-type="float" office:value="0.484616" calcext:value-type="float">
            <text:p>0,48461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41735" calcext:value-type="float">
            <text:p>90,41735</text:p>
          </table:table-cell>
          <table:table-cell office:value-type="float" office:value="0.2161692" calcext:value-type="float">
            <text:p>0,2161692</text:p>
          </table:table-cell>
          <table:table-cell office:value-type="float" office:value="-0.06034803" calcext:value-type="float">
            <text:p>-0,06034803</text:p>
          </table:table-cell>
          <table:table-cell office:value-type="float" office:value="-0.08640115" calcext:value-type="float">
            <text:p>-0,08640115</text:p>
          </table:table-cell>
          <table:table-cell/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282357" calcext:value-type="float">
            <text:p>0,4282357</text:p>
          </table:table-cell>
          <table:table-cell office:value-type="float" office:value="0.0845665" calcext:value-type="float">
            <text:p>0,0845665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1028" calcext:value-type="float">
            <text:p>1028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707" calcext:value-type="float">
            <text:p>707</text:p>
          </table:table-cell>
          <table:table-cell office:value-type="float" office:value="1493" calcext:value-type="float">
            <text:p>1493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06954117402468" calcext:value-type="float">
            <text:p>0,406954117402468</text:p>
          </table:table-cell>
          <table:table-cell office:value-type="float" office:value="0.386668239266234" calcext:value-type="float">
            <text:p>0,386668239266234</text:p>
          </table:table-cell>
          <table:table-cell office:value-type="float" office:value="0.38364221144384" calcext:value-type="float">
            <text:p>0,38364221144384</text:p>
          </table:table-cell>
          <table:table-cell office:value-type="float" office:value="0.293882264895827" calcext:value-type="float">
            <text:p>0,293882264895827</text:p>
          </table:table-cell>
          <table:table-cell office:value-type="float" office:value="0.393732243641451" calcext:value-type="float">
            <text:p>0,393732243641451</text:p>
          </table:table-cell>
          <table:table-cell office:value-type="float" office:value="0.398355326320959" calcext:value-type="float">
            <text:p>0,398355326320959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626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10mn-hno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8T18:18:47.32" calcext:value-type="date">
            <text:p>2024-05-08 18:18:47</text:p>
          </table:table-cell>
          <table:table-cell office:value-type="float" office:value="1.119979" calcext:value-type="float">
            <text:p>1,119979</text:p>
          </table:table-cell>
          <table:table-cell office:value-type="string" calcext:value-type="string">
            <text:p>C:\git\pyaudisam\tests\tmp\val-oanlr\SylvAtri-ab-m-10mn-hno-cos-l15-r300-o_kkyuqb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4.8453608247423" calcext:value-type="float">
            <text:p>94,8453608247423</text:p>
          </table:table-cell>
          <table:table-cell office:value-type="float" office:value="2" calcext:value-type="float">
            <text:p>2</text:p>
          </table:table-cell>
          <table:table-cell office:value-type="float" office:value="3.38099999999986" calcext:value-type="float">
            <text:p>3,38099999999986</text:p>
          </table:table-cell>
          <table:table-cell office:value-type="float" office:value="3987.252" calcext:value-type="float">
            <text:p>3987,252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8873636" calcext:value-type="float">
            <text:p>0,08873636</text:p>
          </table:table-cell>
          <table:table-cell office:value-type="float" office:value="0.001639128" calcext:value-type="float">
            <text:p>0,001639128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001666321" calcext:value-type="float">
            <text:p>0,000166632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0001392566" calcext:value-type="float">
            <text:p>0,0001392566</text:p>
          </table:table-cell>
          <table:table-cell office:value-type="float" office:value="0.0001993891" calcext:value-type="float">
            <text:p>0,0001993891</text:p>
          </table:table-cell>
          <table:table-cell office:value-type="float" office:value="366" calcext:value-type="float">
            <text:p>366</text:p>
          </table:table-cell>
          <table:table-cell office:value-type="float" office:value="0.133361" calcext:value-type="float">
            <text:p>0,13336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1114515" calcext:value-type="float">
            <text:p>0,1114515</text:p>
          </table:table-cell>
          <table:table-cell office:value-type="float" office:value="0.1595775" calcext:value-type="float">
            <text:p>0,1595775</text:p>
          </table:table-cell>
          <table:table-cell office:value-type="float" office:value="366" calcext:value-type="float">
            <text:p>366</text:p>
          </table:table-cell>
          <table:table-cell office:value-type="float" office:value="109.5559" calcext:value-type="float">
            <text:p>109,5559</text:p>
          </table:table-cell>
          <table:table-cell office:value-type="float" office:value="0.04572778" calcext:value-type="float">
            <text:p>0,04572778</text:p>
          </table:table-cell>
          <table:table-cell office:value-type="float" office:value="100.139" calcext:value-type="float">
            <text:p>100,139</text:p>
          </table:table-cell>
          <table:table-cell office:value-type="float" office:value="119.8583" calcext:value-type="float">
            <text:p>119,8583</text:p>
          </table:table-cell>
          <table:table-cell office:value-type="float" office:value="366" calcext:value-type="float">
            <text:p>366</text:p>
          </table:table-cell>
          <table:table-cell office:value-type="float" office:value="3987.285" calcext:value-type="float">
            <text:p>3987,285</text:p>
          </table:table-cell>
          <table:table-cell office:value-type="float" office:value="3995.068" calcext:value-type="float">
            <text:p>3995,068</text:p>
          </table:table-cell>
          <table:table-cell office:value-type="float" office:value="-1991.626" calcext:value-type="float">
            <text:p>-1991,626</text:p>
          </table:table-cell>
          <table:table-cell office:value-type="float" office:value="0.2993144" calcext:value-type="float">
            <text:p>0,299314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70172" calcext:value-type="float">
            <text:p>92,70172</text:p>
          </table:table-cell>
          <table:table-cell office:value-type="float" office:value="0.2864995" calcext:value-type="float">
            <text:p>0,2864995</text:p>
          </table:table-cell>
          <table:table-cell table:number-columns-repeated="3"/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5136568" calcext:value-type="float">
            <text:p>0,5136568</text:p>
          </table:table-cell>
          <table:table-cell office:value-type="float" office:value="0" calcext:value-type="float">
            <text:p>0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1233" calcext:value-type="float">
            <text:p>1233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981" calcext:value-type="float">
            <text:p>981</text:p>
          </table:table-cell>
          <table:table-cell office:value-type="float" office:value="1550" calcext:value-type="float">
            <text:p>1550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345576267621285" calcext:value-type="float">
            <text:p>0,345576267621285</text:p>
          </table:table-cell>
          <table:table-cell office:value-type="float" office:value="0.382088433209188" calcext:value-type="float">
            <text:p>0,382088433209188</text:p>
          </table:table-cell>
          <table:table-cell office:value-type="float" office:value="0.386824660390368" calcext:value-type="float">
            <text:p>0,386824660390368</text:p>
          </table:table-cell>
          <table:table-cell office:value-type="float" office:value="0.301196843248681" calcext:value-type="float">
            <text:p>0,301196843248681</text:p>
          </table:table-cell>
          <table:table-cell office:value-type="float" office:value="0.375956736040857" calcext:value-type="float">
            <text:p>0,375956736040857</text:p>
          </table:table-cell>
          <table:table-cell office:value-type="float" office:value="0.422584387919365" calcext:value-type="float">
            <text:p>0,4225843879193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1626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Atri-ab-m-10mn-hno-cos-l20-r300-m1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7.49" calcext:value-type="date">
            <text:p>2024-05-08 18:18:47</text:p>
          </table:table-cell>
          <table:table-cell office:value-type="float" office:value="0.843117" calcext:value-type="float">
            <text:p>0,843117</text:p>
          </table:table-cell>
          <table:table-cell office:value-type="string" calcext:value-type="string">
            <text:p>C:\git\pyaudisam\tests\tmp\val-oanlr\SylvAtri-ab-m-10mn-hno-cos-l20-r300-m18-jedhpuac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4.0721649484536" calcext:value-type="float">
            <text:p>94,0721649484536</text:p>
          </table:table-cell>
          <table:table-cell office:value-type="float" office:value="2" calcext:value-type="float">
            <text:p>2</text:p>
          </table:table-cell>
          <table:table-cell office:value-type="float" office:value="2.67700000000014" calcext:value-type="float">
            <text:p>2,67700000000014</text:p>
          </table:table-cell>
          <table:table-cell office:value-type="float" office:value="3942.185" calcext:value-type="float">
            <text:p>3942,185</text:p>
          </table:table-cell>
          <table:table-cell table:number-columns-repeated="2" office:value-type="float" office:value="0.003010571" calcext:value-type="float">
            <text:p>0,003010571</text:p>
          </table:table-cell>
          <table:table-cell table:number-columns-repeated="2"/>
          <table:table-cell office:value-type="float" office:value="0.0001721288" calcext:value-type="float">
            <text:p>0,0001721288</text:p>
          </table:table-cell>
          <table:table-cell office:value-type="float" office:value="0.09244774" calcext:value-type="float">
            <text:p>0,09244774</text:p>
          </table:table-cell>
          <table:table-cell office:value-type="float" office:value="0.0001435709" calcext:value-type="float">
            <text:p>0,0001435709</text:p>
          </table:table-cell>
          <table:table-cell office:value-type="float" office:value="0.0002063671" calcext:value-type="float">
            <text:p>0,0002063671</text:p>
          </table:table-cell>
          <table:table-cell office:value-type="float" office:value="363" calcext:value-type="float">
            <text:p>363</text:p>
          </table:table-cell>
          <table:table-cell office:value-type="float" office:value="0.1291023" calcext:value-type="float">
            <text:p>0,1291023</text:p>
          </table:table-cell>
          <table:table-cell office:value-type="float" office:value="0.09244776" calcext:value-type="float">
            <text:p>0,09244776</text:p>
          </table:table-cell>
          <table:table-cell office:value-type="float" office:value="0.1076829" calcext:value-type="float">
            <text:p>0,1076829</text:p>
          </table:table-cell>
          <table:table-cell office:value-type="float" office:value="0.1547822" calcext:value-type="float">
            <text:p>0,1547822</text:p>
          </table:table-cell>
          <table:table-cell office:value-type="float" office:value="363" calcext:value-type="float">
            <text:p>363</text:p>
          </table:table-cell>
          <table:table-cell office:value-type="float" office:value="107.7924" calcext:value-type="float">
            <text:p>107,7924</text:p>
          </table:table-cell>
          <table:table-cell office:value-type="float" office:value="0.04622388" calcext:value-type="float">
            <text:p>0,04622388</text:p>
          </table:table-cell>
          <table:table-cell office:value-type="float" office:value="98.43098" calcext:value-type="float">
            <text:p>98,43098</text:p>
          </table:table-cell>
          <table:table-cell office:value-type="float" office:value="118.0442" calcext:value-type="float">
            <text:p>118,0442</text:p>
          </table:table-cell>
          <table:table-cell office:value-type="float" office:value="363" calcext:value-type="float">
            <text:p>363</text:p>
          </table:table-cell>
          <table:table-cell office:value-type="float" office:value="3942.218" calcext:value-type="float">
            <text:p>3942,218</text:p>
          </table:table-cell>
          <table:table-cell office:value-type="float" office:value="3949.985" calcext:value-type="float">
            <text:p>3949,985</text:p>
          </table:table-cell>
          <table:table-cell office:value-type="float" office:value="-1969.093" calcext:value-type="float">
            <text:p>-1969,093</text:p>
          </table:table-cell>
          <table:table-cell office:value-type="float" office:value="0.3002243" calcext:value-type="float">
            <text:p>0,3002243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52982" calcext:value-type="float">
            <text:p>92,52982</text:p>
          </table:table-cell>
          <table:table-cell office:value-type="float" office:value="0.2997142" calcext:value-type="float">
            <text:p>0,2997142</text:p>
          </table:table-cell>
          <table:table-cell table:number-columns-repeated="3"/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5262752" calcext:value-type="float">
            <text:p>0,5262752</text:p>
          </table:table-cell>
          <table:table-cell office:value-type="float" office:value="0" calcext:value-type="float">
            <text:p>0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1263" calcext:value-type="float">
            <text:p>1263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1004" calcext:value-type="float">
            <text:p>1004</text:p>
          </table:table-cell>
          <table:table-cell office:value-type="float" office:value="1589" calcext:value-type="float">
            <text:p>1589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238012483384482" calcext:value-type="float">
            <text:p>0,238012483384482</text:p>
          </table:table-cell>
          <table:table-cell office:value-type="float" office:value="0.275691050173767" calcext:value-type="float">
            <text:p>0,275691050173767</text:p>
          </table:table-cell>
          <table:table-cell office:value-type="float" office:value="0.279121796056392" calcext:value-type="float">
            <text:p>0,279121796056392</text:p>
          </table:table-cell>
          <table:table-cell office:value-type="float" office:value="0.168741574832938" calcext:value-type="float">
            <text:p>0,168741574832938</text:p>
          </table:table-cell>
          <table:table-cell office:value-type="float" office:value="0.281391289628661" calcext:value-type="float">
            <text:p>0,281391289628661</text:p>
          </table:table-cell>
          <table:table-cell office:value-type="float" office:value="0.316132553522893" calcext:value-type="float">
            <text:p>0,3161325535228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16265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7.9967220105852" calcext:value-type="float">
            <text:p>7,9967220105852</text:p>
          </table:table-cell>
          <table:table-cell office:value-type="float" office:value="316.083817008135" calcext:value-type="float">
            <text:p>316,083817008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ylvAtri-ab-m-10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7.9967220105852" calcext:value-type="float">
            <text:p>7,9967220105852</text:p>
          </table:table-cell>
          <table:table-cell office:value-type="float" office:value="316.083817008135" calcext:value-type="float">
            <text:p>316,08381700813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8.12" calcext:value-type="date">
            <text:p>2024-05-08 18:18:48</text:p>
          </table:table-cell>
          <table:table-cell office:value-type="float" office:value="1.238762" calcext:value-type="float">
            <text:p>1,238762</text:p>
          </table:table-cell>
          <table:table-cell office:value-type="string" calcext:value-type="string">
            <text:p>C:\git\pyaudisam\tests\tmp\val-oanlr\SylvAtri-ab-m-10mn-hno-cos-la-ra-ma-5uvnqmu0</text:p>
          </table:table-cell>
          <table:table-cell office:value-type="float" office:value="374" calcext:value-type="float">
            <text:p>37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68421" calcext:value-type="float">
            <text:p>1,968421</text:p>
          </table:table-cell>
          <table:table-cell office:value-type="float" office:value="0.07253232" calcext:value-type="float">
            <text:p>0,07253232</text:p>
          </table:table-cell>
          <table:table-cell office:value-type="float" office:value="1.704762" calcext:value-type="float">
            <text:p>1,704762</text:p>
          </table:table-cell>
          <table:table-cell office:value-type="float" office:value="2.272857" calcext:value-type="float">
            <text:p>2,272857</text:p>
          </table:table-cell>
          <table:table-cell office:value-type="float" office:value="95" calcext:value-type="float">
            <text:p>95</text:p>
          </table:table-cell>
          <table:table-cell office:value-type="float" office:value="7.99672" calcext:value-type="float">
            <text:p>7,99672</text:p>
          </table:table-cell>
          <table:table-cell office:value-type="float" office:value="316.084" calcext:value-type="float">
            <text:p>316,084</text:p>
          </table:table-cell>
          <table:table-cell office:value-type="float" office:value="96.3917525773196" calcext:value-type="float">
            <text:p>96,3917525773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74.632" calcext:value-type="float">
            <text:p>4074,632</text:p>
          </table:table-cell>
          <table:table-cell table:number-columns-repeated="2" office:value-type="float" office:value="0.2161088" calcext:value-type="float">
            <text:p>0,2161088</text:p>
          </table:table-cell>
          <table:table-cell table:number-columns-repeated="2"/>
          <table:table-cell office:value-type="float" office:value="0.0001632096" calcext:value-type="float">
            <text:p>0,0001632096</text:p>
          </table:table-cell>
          <table:table-cell office:value-type="float" office:value="0.08316389" calcext:value-type="float">
            <text:p>0,08316389</text:p>
          </table:table-cell>
          <table:table-cell office:value-type="float" office:value="0.0001386269" calcext:value-type="float">
            <text:p>0,0001386269</text:p>
          </table:table-cell>
          <table:table-cell office:value-type="float" office:value="0.0001921514" calcext:value-type="float">
            <text:p>0,0001921514</text:p>
          </table:table-cell>
          <table:table-cell office:value-type="float" office:value="372" calcext:value-type="float">
            <text:p>372</text:p>
          </table:table-cell>
          <table:table-cell office:value-type="float" office:value="0.1226533" calcext:value-type="float">
            <text:p>0,1226533</text:p>
          </table:table-cell>
          <table:table-cell office:value-type="float" office:value="0.08316389" calcext:value-type="float">
            <text:p>0,08316389</text:p>
          </table:table-cell>
          <table:table-cell office:value-type="float" office:value="0.1041793" calcext:value-type="float">
            <text:p>0,1041793</text:p>
          </table:table-cell>
          <table:table-cell office:value-type="float" office:value="0.1444034" calcext:value-type="float">
            <text:p>0,1444034</text:p>
          </table:table-cell>
          <table:table-cell office:value-type="float" office:value="372" calcext:value-type="float">
            <text:p>372</text:p>
          </table:table-cell>
          <table:table-cell office:value-type="float" office:value="110.6986" calcext:value-type="float">
            <text:p>110,6986</text:p>
          </table:table-cell>
          <table:table-cell office:value-type="float" office:value="0.04158195" calcext:value-type="float">
            <text:p>0,04158195</text:p>
          </table:table-cell>
          <table:table-cell office:value-type="float" office:value="102.0111" calcext:value-type="float">
            <text:p>102,0111</text:p>
          </table:table-cell>
          <table:table-cell office:value-type="float" office:value="120.126" calcext:value-type="float">
            <text:p>120,126</text:p>
          </table:table-cell>
          <table:table-cell office:value-type="float" office:value="372" calcext:value-type="float">
            <text:p>372</text:p>
          </table:table-cell>
          <table:table-cell office:value-type="float" office:value="4074.665" calcext:value-type="float">
            <text:p>4074,665</text:p>
          </table:table-cell>
          <table:table-cell office:value-type="float" office:value="4082.481" calcext:value-type="float">
            <text:p>4082,481</text:p>
          </table:table-cell>
          <table:table-cell office:value-type="float" office:value="-2035.316" calcext:value-type="float">
            <text:p>-2035,316</text:p>
          </table:table-cell>
          <table:table-cell office:value-type="float" office:value="0.3435647" calcext:value-type="float">
            <text:p>0,3435647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01147" calcext:value-type="float">
            <text:p>93,01147</text:p>
          </table:table-cell>
          <table:table-cell office:value-type="float" office:value="0.292818" calcext:value-type="float">
            <text:p>0,292818</text:p>
          </table:table-cell>
          <table:table-cell table:number-columns-repeated="3"/>
          <table:table-cell office:value-type="float" office:value="0.5113094" calcext:value-type="float">
            <text:p>0,5113094</text:p>
          </table:table-cell>
          <table:table-cell office:value-type="float" office:value="0.1103502" calcext:value-type="float">
            <text:p>0,1103502</text:p>
          </table:table-cell>
          <table:table-cell office:value-type="float" office:value="0.4118276" calcext:value-type="float">
            <text:p>0,4118276</text:p>
          </table:table-cell>
          <table:table-cell office:value-type="float" office:value="0.6348221" calcext:value-type="float">
            <text:p>0,6348221</text:p>
          </table:table-cell>
          <table:table-cell office:value-type="float" office:value="353.116" calcext:value-type="float">
            <text:p>353,116</text:p>
          </table:table-cell>
          <table:table-cell office:value-type="float" office:value="0.5113094" calcext:value-type="float">
            <text:p>0,5113094</text:p>
          </table:table-cell>
          <table:table-cell office:value-type="float" office:value="0" calcext:value-type="float">
            <text:p>0</text:p>
          </table:table-cell>
          <table:table-cell office:value-type="float" office:value="0.1103502" calcext:value-type="float">
            <text:p>0,1103502</text:p>
          </table:table-cell>
          <table:table-cell office:value-type="float" office:value="0.4118276" calcext:value-type="float">
            <text:p>0,4118276</text:p>
          </table:table-cell>
          <table:table-cell office:value-type="float" office:value="0.6348221" calcext:value-type="float">
            <text:p>0,6348221</text:p>
          </table:table-cell>
          <table:table-cell office:value-type="float" office:value="353.116" calcext:value-type="float">
            <text:p>353,116</text:p>
          </table:table-cell>
          <table:table-cell office:value-type="float" office:value="1227" calcext:value-type="float">
            <text:p>1227</text:p>
          </table:table-cell>
          <table:table-cell office:value-type="float" office:value="0.1103502" calcext:value-type="float">
            <text:p>0,1103502</text:p>
          </table:table-cell>
          <table:table-cell office:value-type="float" office:value="988" calcext:value-type="float">
            <text:p>988</text:p>
          </table:table-cell>
          <table:table-cell office:value-type="float" office:value="1524" calcext:value-type="float">
            <text:p>1524</text:p>
          </table:table-cell>
          <table:table-cell office:value-type="float" office:value="353.116" calcext:value-type="float">
            <text:p>353,116</text:p>
          </table:table-cell>
          <table:table-cell office:value-type="float" office:value="0.496337626094582" calcext:value-type="float">
            <text:p>0,496337626094582</text:p>
          </table:table-cell>
          <table:table-cell office:value-type="float" office:value="0.525259059232116" calcext:value-type="float">
            <text:p>0,525259059232116</text:p>
          </table:table-cell>
          <table:table-cell office:value-type="float" office:value="0.531333671252399" calcext:value-type="float">
            <text:p>0,531333671252399</text:p>
          </table:table-cell>
          <table:table-cell office:value-type="float" office:value="0.480791516033139" calcext:value-type="float">
            <text:p>0,480791516033139</text:p>
          </table:table-cell>
          <table:table-cell office:value-type="float" office:value="0.506206213328964" calcext:value-type="float">
            <text:p>0,506206213328964</text:p>
          </table:table-cell>
          <table:table-cell office:value-type="float" office:value="0.561738163233602" calcext:value-type="float">
            <text:p>0,5617381632336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626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8.2370687473302" calcext:value-type="float">
            <text:p>18,2370687473302</text:p>
          </table:table-cell>
          <table:table-cell office:value-type="float" office:value="372.955236100298" calcext:value-type="float">
            <text:p>372,9552361002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lvAtri-ab-m-10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8.2370687473302" calcext:value-type="float">
            <text:p>18,2370687473302</text:p>
          </table:table-cell>
          <table:table-cell office:value-type="float" office:value="372.955236100298" calcext:value-type="float">
            <text:p>372,95523610029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8.1" calcext:value-type="date">
            <text:p>2024-05-08 18:18:48</text:p>
          </table:table-cell>
          <table:table-cell office:value-type="float" office:value="0.722039" calcext:value-type="float">
            <text:p>0,722039</text:p>
          </table:table-cell>
          <table:table-cell office:value-type="string" calcext:value-type="string">
            <text:p>C:\git\pyaudisam\tests\tmp\val-oanlr\SylvAtri-ab-m-10mn-hno-cos-la-ra-ma-cz06r2sm</text:p>
          </table:table-cell>
          <table:table-cell office:value-type="float" office:value="372" calcext:value-type="float">
            <text:p>37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57895" calcext:value-type="float">
            <text:p>1,957895</text:p>
          </table:table-cell>
          <table:table-cell office:value-type="float" office:value="0.07122106" calcext:value-type="float">
            <text:p>0,07122106</text:p>
          </table:table-cell>
          <table:table-cell office:value-type="float" office:value="1.700049" calcext:value-type="float">
            <text:p>1,700049</text:p>
          </table:table-cell>
          <table:table-cell office:value-type="float" office:value="2.254848" calcext:value-type="float">
            <text:p>2,254848</text:p>
          </table:table-cell>
          <table:table-cell office:value-type="float" office:value="95" calcext:value-type="float">
            <text:p>95</text:p>
          </table:table-cell>
          <table:table-cell office:value-type="float" office:value="18.2371" calcext:value-type="float">
            <text:p>18,2371</text:p>
          </table:table-cell>
          <table:table-cell office:value-type="float" office:value="372.955" calcext:value-type="float">
            <text:p>372,955</text:p>
          </table:table-cell>
          <table:table-cell office:value-type="float" office:value="95.8762886597938" calcext:value-type="float">
            <text:p>95,87628865979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67.813" calcext:value-type="float">
            <text:p>4067,813</text:p>
          </table:table-cell>
          <table:table-cell table:number-columns-repeated="2" office:value-type="float" office:value="0.2103992" calcext:value-type="float">
            <text:p>0,2103992</text:p>
          </table:table-cell>
          <table:table-cell table:number-columns-repeated="2"/>
          <table:table-cell office:value-type="float" office:value="0.0001569451" calcext:value-type="float">
            <text:p>0,0001569451</text:p>
          </table:table-cell>
          <table:table-cell office:value-type="float" office:value="0.06870821" calcext:value-type="float">
            <text:p>0,06870821</text:p>
          </table:table-cell>
          <table:table-cell office:value-type="float" office:value="0.0001371324" calcext:value-type="float">
            <text:p>0,0001371324</text:p>
          </table:table-cell>
          <table:table-cell office:value-type="float" office:value="0.0001796201" calcext:value-type="float">
            <text:p>0,0001796201</text:p>
          </table:table-cell>
          <table:table-cell office:value-type="float" office:value="370" calcext:value-type="float">
            <text:p>370</text:p>
          </table:table-cell>
          <table:table-cell office:value-type="float" office:value="0.09161562" calcext:value-type="float">
            <text:p>0,09161562</text:p>
          </table:table-cell>
          <table:table-cell office:value-type="float" office:value="0.06870821" calcext:value-type="float">
            <text:p>0,06870821</text:p>
          </table:table-cell>
          <table:table-cell office:value-type="float" office:value="0.08005015" calcext:value-type="float">
            <text:p>0,08005015</text:p>
          </table:table-cell>
          <table:table-cell office:value-type="float" office:value="0.1048521" calcext:value-type="float">
            <text:p>0,1048521</text:p>
          </table:table-cell>
          <table:table-cell office:value-type="float" office:value="370" calcext:value-type="float">
            <text:p>370</text:p>
          </table:table-cell>
          <table:table-cell office:value-type="float" office:value="112.8863" calcext:value-type="float">
            <text:p>112,8863</text:p>
          </table:table-cell>
          <table:table-cell office:value-type="float" office:value="0.0343541" calcext:value-type="float">
            <text:p>0,0343541</text:p>
          </table:table-cell>
          <table:table-cell office:value-type="float" office:value="105.5144" calcext:value-type="float">
            <text:p>105,5144</text:p>
          </table:table-cell>
          <table:table-cell office:value-type="float" office:value="120.7733" calcext:value-type="float">
            <text:p>120,7733</text:p>
          </table:table-cell>
          <table:table-cell office:value-type="float" office:value="370" calcext:value-type="float">
            <text:p>370</text:p>
          </table:table-cell>
          <table:table-cell office:value-type="float" office:value="4067.845" calcext:value-type="float">
            <text:p>4067,845</text:p>
          </table:table-cell>
          <table:table-cell office:value-type="float" office:value="4075.65" calcext:value-type="float">
            <text:p>4075,65</text:p>
          </table:table-cell>
          <table:table-cell office:value-type="float" office:value="-2031.906" calcext:value-type="float">
            <text:p>-2031,906</text:p>
          </table:table-cell>
          <table:table-cell office:value-type="float" office:value="0.2369868" calcext:value-type="float">
            <text:p>0,236986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339" calcext:value-type="float">
            <text:p>99,6339</text:p>
          </table:table-cell>
          <table:table-cell office:value-type="float" office:value="0.3917438" calcext:value-type="float">
            <text:p>0,3917438</text:p>
          </table:table-cell>
          <table:table-cell table:number-columns-repeated="3"/>
          <table:table-cell office:value-type="float" office:value="0.4890543" calcext:value-type="float">
            <text:p>0,4890543</text:p>
          </table:table-cell>
          <table:table-cell office:value-type="float" office:value="0.09896089" calcext:value-type="float">
            <text:p>0,09896089</text:p>
          </table:table-cell>
          <table:table-cell office:value-type="float" office:value="0.4026929" calcext:value-type="float">
            <text:p>0,4026929</text:p>
          </table:table-cell>
          <table:table-cell office:value-type="float" office:value="0.5939366" calcext:value-type="float">
            <text:p>0,5939366</text:p>
          </table:table-cell>
          <table:table-cell office:value-type="float" office:value="289.6897" calcext:value-type="float">
            <text:p>289,6897</text:p>
          </table:table-cell>
          <table:table-cell office:value-type="float" office:value="0.4890543" calcext:value-type="float">
            <text:p>0,4890543</text:p>
          </table:table-cell>
          <table:table-cell office:value-type="float" office:value="0" calcext:value-type="float">
            <text:p>0</text:p>
          </table:table-cell>
          <table:table-cell office:value-type="float" office:value="0.09896089" calcext:value-type="float">
            <text:p>0,09896089</text:p>
          </table:table-cell>
          <table:table-cell office:value-type="float" office:value="0.4026929" calcext:value-type="float">
            <text:p>0,4026929</text:p>
          </table:table-cell>
          <table:table-cell office:value-type="float" office:value="0.5939366" calcext:value-type="float">
            <text:p>0,5939366</text:p>
          </table:table-cell>
          <table:table-cell office:value-type="float" office:value="289.6897" calcext:value-type="float">
            <text:p>289,6897</text:p>
          </table:table-cell>
          <table:table-cell office:value-type="float" office:value="1174" calcext:value-type="float">
            <text:p>1174</text:p>
          </table:table-cell>
          <table:table-cell office:value-type="float" office:value="0.09896089" calcext:value-type="float">
            <text:p>0,09896089</text:p>
          </table:table-cell>
          <table:table-cell office:value-type="float" office:value="966" calcext:value-type="float">
            <text:p>966</text:p>
          </table:table-cell>
          <table:table-cell office:value-type="float" office:value="1425" calcext:value-type="float">
            <text:p>1425</text:p>
          </table:table-cell>
          <table:table-cell office:value-type="float" office:value="289.6897" calcext:value-type="float">
            <text:p>289,6897</text:p>
          </table:table-cell>
          <table:table-cell office:value-type="float" office:value="0.49019167907377" calcext:value-type="float">
            <text:p>0,49019167907377</text:p>
          </table:table-cell>
          <table:table-cell office:value-type="float" office:value="0.520803643308473" calcext:value-type="float">
            <text:p>0,520803643308473</text:p>
          </table:table-cell>
          <table:table-cell office:value-type="float" office:value="0.525965145375434" calcext:value-type="float">
            <text:p>0,525965145375434</text:p>
          </table:table-cell>
          <table:table-cell office:value-type="float" office:value="0.475055579214162" calcext:value-type="float">
            <text:p>0,475055579214162</text:p>
          </table:table-cell>
          <table:table-cell office:value-type="float" office:value="0.481378460036713" calcext:value-type="float">
            <text:p>0,481378460036713</text:p>
          </table:table-cell>
          <table:table-cell office:value-type="float" office:value="0.558833525140231" calcext:value-type="float">
            <text:p>0,5588335251402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1626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.495586319382" calcext:value-type="float">
            <text:p>20,495586319382</text:p>
          </table:table-cell>
          <table:table-cell office:value-type="float" office:value="338.465116349733" calcext:value-type="float">
            <text:p>338,4651163497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ylvAtri-ab-m-10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.495586319382" calcext:value-type="float">
            <text:p>20,495586319382</text:p>
          </table:table-cell>
          <table:table-cell office:value-type="float" office:value="338.465116349733" calcext:value-type="float">
            <text:p>338,46511634973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8.06" calcext:value-type="date">
            <text:p>2024-05-08 18:18:48</text:p>
          </table:table-cell>
          <table:table-cell office:value-type="float" office:value="1.421855" calcext:value-type="float">
            <text:p>1,421855</text:p>
          </table:table-cell>
          <table:table-cell office:value-type="string" calcext:value-type="string">
            <text:p>C:\git\pyaudisam\tests\tmp\val-oanlr\SylvAtri-ab-m-10mn-hno-cos-la-ra-ma-afyxclfg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.4956" calcext:value-type="float">
            <text:p>20,4956</text:p>
          </table:table-cell>
          <table:table-cell office:value-type="float" office:value="338.465" calcext:value-type="float">
            <text:p>338,465</text:p>
          </table:table-cell>
          <table:table-cell office:value-type="float" office:value="94.0721649484536" calcext:value-type="float">
            <text:p>94,0721649484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45.299" calcext:value-type="float">
            <text:p>3945,299</text:p>
          </table:table-cell>
          <table:table-cell table:number-columns-repeated="2" office:value-type="float" office:value="0.3332089" calcext:value-type="float">
            <text:p>0,3332089</text:p>
          </table:table-cell>
          <table:table-cell table:number-columns-repeated="2"/>
          <table:table-cell office:value-type="float" office:value="0.0001647878" calcext:value-type="float">
            <text:p>0,0001647878</text:p>
          </table:table-cell>
          <table:table-cell office:value-type="float" office:value="0.08187197" calcext:value-type="float">
            <text:p>0,08187197</text:p>
          </table:table-cell>
          <table:table-cell office:value-type="float" office:value="0.0001403198" calcext:value-type="float">
            <text:p>0,0001403198</text:p>
          </table:table-cell>
          <table:table-cell office:value-type="float" office:value="0.0001935223" calcext:value-type="float">
            <text:p>0,0001935223</text:p>
          </table:table-cell>
          <table:table-cell office:value-type="float" office:value="363" calcext:value-type="float">
            <text:p>363</text:p>
          </table:table-cell>
          <table:table-cell office:value-type="float" office:value="0.1059443" calcext:value-type="float">
            <text:p>0,1059443</text:p>
          </table:table-cell>
          <table:table-cell office:value-type="float" office:value="0.08187197" calcext:value-type="float">
            <text:p>0,08187197</text:p>
          </table:table-cell>
          <table:table-cell office:value-type="float" office:value="0.0902135" calcext:value-type="float">
            <text:p>0,0902135</text:p>
          </table:table-cell>
          <table:table-cell office:value-type="float" office:value="0.1244181" calcext:value-type="float">
            <text:p>0,1244181</text:p>
          </table:table-cell>
          <table:table-cell office:value-type="float" office:value="363" calcext:value-type="float">
            <text:p>363</text:p>
          </table:table-cell>
          <table:table-cell office:value-type="float" office:value="110.1672" calcext:value-type="float">
            <text:p>110,1672</text:p>
          </table:table-cell>
          <table:table-cell office:value-type="float" office:value="0.04093599" calcext:value-type="float">
            <text:p>0,04093599</text:p>
          </table:table-cell>
          <table:table-cell office:value-type="float" office:value="101.6496" calcext:value-type="float">
            <text:p>101,6496</text:p>
          </table:table-cell>
          <table:table-cell office:value-type="float" office:value="119.3986" calcext:value-type="float">
            <text:p>119,3986</text:p>
          </table:table-cell>
          <table:table-cell office:value-type="float" office:value="363" calcext:value-type="float">
            <text:p>363</text:p>
          </table:table-cell>
          <table:table-cell office:value-type="float" office:value="3945.332" calcext:value-type="float">
            <text:p>3945,332</text:p>
          </table:table-cell>
          <table:table-cell office:value-type="float" office:value="3953.099" calcext:value-type="float">
            <text:p>3953,099</text:p>
          </table:table-cell>
          <table:table-cell office:value-type="float" office:value="-1970.649" calcext:value-type="float">
            <text:p>-1970,649</text:p>
          </table:table-cell>
          <table:table-cell office:value-type="float" office:value="0.343914" calcext:value-type="float">
            <text:p>0,343914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60945" calcext:value-type="float">
            <text:p>93,60945</text:p>
          </table:table-cell>
          <table:table-cell office:value-type="float" office:value="0.2980884" calcext:value-type="float">
            <text:p>0,2980884</text:p>
          </table:table-cell>
          <table:table-cell table:number-columns-repeated="3"/>
          <table:table-cell office:value-type="float" office:value="0.5038304" calcext:value-type="float">
            <text:p>0,5038304</text:p>
          </table:table-cell>
          <table:table-cell office:value-type="float" office:value="0.108985" calcext:value-type="float">
            <text:p>0,108985</text:p>
          </table:table-cell>
          <table:table-cell office:value-type="float" office:value="0.4068806" calcext:value-type="float">
            <text:p>0,4068806</text:p>
          </table:table-cell>
          <table:table-cell office:value-type="float" office:value="0.6238812" calcext:value-type="float">
            <text:p>0,6238812</text:p>
          </table:table-cell>
          <table:table-cell office:value-type="float" office:value="347.7931" calcext:value-type="float">
            <text:p>347,7931</text:p>
          </table:table-cell>
          <table:table-cell office:value-type="float" office:value="0.5038304" calcext:value-type="float">
            <text:p>0,5038304</text:p>
          </table:table-cell>
          <table:table-cell office:value-type="float" office:value="0" calcext:value-type="float">
            <text:p>0</text:p>
          </table:table-cell>
          <table:table-cell office:value-type="float" office:value="0.108985" calcext:value-type="float">
            <text:p>0,108985</text:p>
          </table:table-cell>
          <table:table-cell office:value-type="float" office:value="0.4068806" calcext:value-type="float">
            <text:p>0,4068806</text:p>
          </table:table-cell>
          <table:table-cell office:value-type="float" office:value="0.6238812" calcext:value-type="float">
            <text:p>0,6238812</text:p>
          </table:table-cell>
          <table:table-cell office:value-type="float" office:value="347.7931" calcext:value-type="float">
            <text:p>347,7931</text:p>
          </table:table-cell>
          <table:table-cell office:value-type="float" office:value="1209" calcext:value-type="float">
            <text:p>1209</text:p>
          </table:table-cell>
          <table:table-cell office:value-type="float" office:value="0.108985" calcext:value-type="float">
            <text:p>0,108985</text:p>
          </table:table-cell>
          <table:table-cell office:value-type="float" office:value="977" calcext:value-type="float">
            <text:p>977</text:p>
          </table:table-cell>
          <table:table-cell office:value-type="float" office:value="1497" calcext:value-type="float">
            <text:p>1497</text:p>
          </table:table-cell>
          <table:table-cell office:value-type="float" office:value="347.7931" calcext:value-type="float">
            <text:p>347,7931</text:p>
          </table:table-cell>
          <table:table-cell office:value-type="float" office:value="0.526520611802138" calcext:value-type="float">
            <text:p>0,526520611802138</text:p>
          </table:table-cell>
          <table:table-cell office:value-type="float" office:value="0.553269845602249" calcext:value-type="float">
            <text:p>0,553269845602249</text:p>
          </table:table-cell>
          <table:table-cell office:value-type="float" office:value="0.559564717336978" calcext:value-type="float">
            <text:p>0,559564717336978</text:p>
          </table:table-cell>
          <table:table-cell office:value-type="float" office:value="0.52824508379123" calcext:value-type="float">
            <text:p>0,52824508379123</text:p>
          </table:table-cell>
          <table:table-cell office:value-type="float" office:value="0.530104366998014" calcext:value-type="float">
            <text:p>0,530104366998014</text:p>
          </table:table-cell>
          <table:table-cell office:value-type="float" office:value="0.588486176721795" calcext:value-type="float">
            <text:p>0,58848617672179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16265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4.87926398926062" calcext:value-type="float">
            <text:p>4,87926398926062</text:p>
          </table:table-cell>
          <table:table-cell office:value-type="float" office:value="334.364692950228" calcext:value-type="float">
            <text:p>334,3646929502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ylvAtri-ab-m-10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4.87926398926062" calcext:value-type="float">
            <text:p>4,87926398926062</text:p>
          </table:table-cell>
          <table:table-cell office:value-type="float" office:value="334.364692950228" calcext:value-type="float">
            <text:p>334,36469295022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8.07" calcext:value-type="date">
            <text:p>2024-05-08 18:18:48</text:p>
          </table:table-cell>
          <table:table-cell office:value-type="float" office:value="0.941044" calcext:value-type="float">
            <text:p>0,941044</text:p>
          </table:table-cell>
          <table:table-cell office:value-type="string" calcext:value-type="string">
            <text:p>C:\git\pyaudisam\tests\tmp\val-oanlr\SylvAtri-ab-m-10mn-hno-cos-la-ra-ma-74vohais</text:p>
          </table:table-cell>
          <table:table-cell office:value-type="float" office:value="374" calcext:value-type="float">
            <text:p>37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68421" calcext:value-type="float">
            <text:p>1,968421</text:p>
          </table:table-cell>
          <table:table-cell office:value-type="float" office:value="0.07253232" calcext:value-type="float">
            <text:p>0,07253232</text:p>
          </table:table-cell>
          <table:table-cell office:value-type="float" office:value="1.704762" calcext:value-type="float">
            <text:p>1,704762</text:p>
          </table:table-cell>
          <table:table-cell office:value-type="float" office:value="2.272857" calcext:value-type="float">
            <text:p>2,272857</text:p>
          </table:table-cell>
          <table:table-cell office:value-type="float" office:value="95" calcext:value-type="float">
            <text:p>95</text:p>
          </table:table-cell>
          <table:table-cell office:value-type="float" office:value="4.87926" calcext:value-type="float">
            <text:p>4,87926</text:p>
          </table:table-cell>
          <table:table-cell office:value-type="float" office:value="334.365" calcext:value-type="float">
            <text:p>334,365</text:p>
          </table:table-cell>
          <table:table-cell office:value-type="float" office:value="96.3917525773196" calcext:value-type="float">
            <text:p>96,3917525773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78.8" calcext:value-type="float">
            <text:p>4078,8</text:p>
          </table:table-cell>
          <table:table-cell table:number-columns-repeated="2" office:value-type="float" office:value="0.3893702" calcext:value-type="float">
            <text:p>0,3893702</text:p>
          </table:table-cell>
          <table:table-cell table:number-columns-repeated="2"/>
          <table:table-cell office:value-type="float" office:value="0.0001579705" calcext:value-type="float">
            <text:p>0,0001579705</text:p>
          </table:table-cell>
          <table:table-cell office:value-type="float" office:value="0.07933775" calcext:value-type="float">
            <text:p>0,07933775</text:p>
          </table:table-cell>
          <table:table-cell office:value-type="float" office:value="0.0001351853" calcext:value-type="float">
            <text:p>0,0001351853</text:p>
          </table:table-cell>
          <table:table-cell office:value-type="float" office:value="0.0001845961" calcext:value-type="float">
            <text:p>0,0001845961</text:p>
          </table:table-cell>
          <table:table-cell office:value-type="float" office:value="372" calcext:value-type="float">
            <text:p>372</text:p>
          </table:table-cell>
          <table:table-cell office:value-type="float" office:value="0.1132433" calcext:value-type="float">
            <text:p>0,1132433</text:p>
          </table:table-cell>
          <table:table-cell office:value-type="float" office:value="0.07933775" calcext:value-type="float">
            <text:p>0,07933775</text:p>
          </table:table-cell>
          <table:table-cell office:value-type="float" office:value="0.0969094" calcext:value-type="float">
            <text:p>0,0969094</text:p>
          </table:table-cell>
          <table:table-cell office:value-type="float" office:value="0.1323302" calcext:value-type="float">
            <text:p>0,1323302</text:p>
          </table:table-cell>
          <table:table-cell office:value-type="float" office:value="372" calcext:value-type="float">
            <text:p>372</text:p>
          </table:table-cell>
          <table:table-cell office:value-type="float" office:value="112.5193" calcext:value-type="float">
            <text:p>112,5193</text:p>
          </table:table-cell>
          <table:table-cell office:value-type="float" office:value="0.03966888" calcext:value-type="float">
            <text:p>0,03966888</text:p>
          </table:table-cell>
          <table:table-cell office:value-type="float" office:value="104.0792" calcext:value-type="float">
            <text:p>104,0792</text:p>
          </table:table-cell>
          <table:table-cell office:value-type="float" office:value="121.6439" calcext:value-type="float">
            <text:p>121,6439</text:p>
          </table:table-cell>
          <table:table-cell office:value-type="float" office:value="372" calcext:value-type="float">
            <text:p>372</text:p>
          </table:table-cell>
          <table:table-cell office:value-type="float" office:value="4078.832" calcext:value-type="float">
            <text:p>4078,832</text:p>
          </table:table-cell>
          <table:table-cell office:value-type="float" office:value="4086.648" calcext:value-type="float">
            <text:p>4086,648</text:p>
          </table:table-cell>
          <table:table-cell office:value-type="float" office:value="-2037.4" calcext:value-type="float">
            <text:p>-2037,4</text:p>
          </table:table-cell>
          <table:table-cell office:value-type="float" office:value="0.3473342" calcext:value-type="float">
            <text:p>0,347334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58498" calcext:value-type="float">
            <text:p>93,58498</text:p>
          </table:table-cell>
          <table:table-cell office:value-type="float" office:value="0.284906" calcext:value-type="float">
            <text:p>0,284906</text:p>
          </table:table-cell>
          <table:table-cell table:number-columns-repeated="3"/>
          <table:table-cell office:value-type="float" office:value="0.4948961" calcext:value-type="float">
            <text:p>0,4948961</text:p>
          </table:table-cell>
          <table:table-cell office:value-type="float" office:value="0.1074961" calcext:value-type="float">
            <text:p>0,1074961</text:p>
          </table:table-cell>
          <table:table-cell office:value-type="float" office:value="0.4008166" calcext:value-type="float">
            <text:p>0,4008166</text:p>
          </table:table-cell>
          <table:table-cell office:value-type="float" office:value="0.611058" calcext:value-type="float">
            <text:p>0,611058</text:p>
          </table:table-cell>
          <table:table-cell office:value-type="float" office:value="335.6245" calcext:value-type="float">
            <text:p>335,6245</text:p>
          </table:table-cell>
          <table:table-cell office:value-type="float" office:value="0.4948961" calcext:value-type="float">
            <text:p>0,4948961</text:p>
          </table:table-cell>
          <table:table-cell office:value-type="float" office:value="0" calcext:value-type="float">
            <text:p>0</text:p>
          </table:table-cell>
          <table:table-cell office:value-type="float" office:value="0.1074961" calcext:value-type="float">
            <text:p>0,1074961</text:p>
          </table:table-cell>
          <table:table-cell office:value-type="float" office:value="0.4008166" calcext:value-type="float">
            <text:p>0,4008166</text:p>
          </table:table-cell>
          <table:table-cell office:value-type="float" office:value="0.611058" calcext:value-type="float">
            <text:p>0,611058</text:p>
          </table:table-cell>
          <table:table-cell office:value-type="float" office:value="335.6245" calcext:value-type="float">
            <text:p>335,6245</text:p>
          </table:table-cell>
          <table:table-cell office:value-type="float" office:value="1188" calcext:value-type="float">
            <text:p>1188</text:p>
          </table:table-cell>
          <table:table-cell office:value-type="float" office:value="0.1074961" calcext:value-type="float">
            <text:p>0,1074961</text:p>
          </table:table-cell>
          <table:table-cell office:value-type="float" office:value="962" calcext:value-type="float">
            <text:p>962</text:p>
          </table:table-cell>
          <table:table-cell office:value-type="float" office:value="1467" calcext:value-type="float">
            <text:p>1467</text:p>
          </table:table-cell>
          <table:table-cell office:value-type="float" office:value="335.6245" calcext:value-type="float">
            <text:p>335,6245</text:p>
          </table:table-cell>
          <table:table-cell office:value-type="float" office:value="0.541307794200815" calcext:value-type="float">
            <text:p>0,541307794200815</text:p>
          </table:table-cell>
          <table:table-cell office:value-type="float" office:value="0.56702508507568" calcext:value-type="float">
            <text:p>0,56702508507568</text:p>
          </table:table-cell>
          <table:table-cell office:value-type="float" office:value="0.573358474276302" calcext:value-type="float">
            <text:p>0,573358474276302</text:p>
          </table:table-cell>
          <table:table-cell office:value-type="float" office:value="0.549227798904109" calcext:value-type="float">
            <text:p>0,549227798904109</text:p>
          </table:table-cell>
          <table:table-cell office:value-type="float" office:value="0.542300137955097" calcext:value-type="float">
            <text:p>0,542300137955097</text:p>
          </table:table-cell>
          <table:table-cell office:value-type="float" office:value="0.601684352203294" calcext:value-type="float">
            <text:p>0,6016843522032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26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4.95965005106817" calcext:value-type="float">
            <text:p>4,95965005106817</text:p>
          </table:table-cell>
          <table:table-cell office:value-type="float" office:value="261.369476857554" calcext:value-type="float">
            <text:p>261,3694768575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lvAtri-ab-m-10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4.95965005106817" calcext:value-type="float">
            <text:p>4,95965005106817</text:p>
          </table:table-cell>
          <table:table-cell office:value-type="float" office:value="261.369476857554" calcext:value-type="float">
            <text:p>261,36947685755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8.05" calcext:value-type="date">
            <text:p>2024-05-08 18:18:48</text:p>
          </table:table-cell>
          <table:table-cell office:value-type="float" office:value="1.175747" calcext:value-type="float">
            <text:p>1,175747</text:p>
          </table:table-cell>
          <table:table-cell office:value-type="string" calcext:value-type="string">
            <text:p>C:\git\pyaudisam\tests\tmp\val-oanlr\SylvAtri-ab-m-10mn-hno-cos-la-ra-ma-udxod6j3</text:p>
          </table:table-cell>
          <table:table-cell office:value-type="float" office:value="366" calcext:value-type="float">
            <text:p>36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6316" calcext:value-type="float">
            <text:p>1,926316</text:p>
          </table:table-cell>
          <table:table-cell office:value-type="float" office:value="0.07313105" calcext:value-type="float">
            <text:p>0,07313105</text:p>
          </table:table-cell>
          <table:table-cell office:value-type="float" office:value="1.666323" calcext:value-type="float">
            <text:p>1,666323</text:p>
          </table:table-cell>
          <table:table-cell office:value-type="float" office:value="2.226875" calcext:value-type="float">
            <text:p>2,226875</text:p>
          </table:table-cell>
          <table:table-cell office:value-type="float" office:value="95" calcext:value-type="float">
            <text:p>95</text:p>
          </table:table-cell>
          <table:table-cell office:value-type="float" office:value="4.95965" calcext:value-type="float">
            <text:p>4,95965</text:p>
          </table:table-cell>
          <table:table-cell office:value-type="float" office:value="261.369" calcext:value-type="float">
            <text:p>261,369</text:p>
          </table:table-cell>
          <table:table-cell office:value-type="float" office:value="94.3298969072165" calcext:value-type="float">
            <text:p>94,32989690721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36.636" calcext:value-type="float">
            <text:p>3936,636</text:p>
          </table:table-cell>
          <table:table-cell table:number-columns-repeated="2" office:value-type="float" office:value="0.3045357" calcext:value-type="float">
            <text:p>0,3045357</text:p>
          </table:table-cell>
          <table:table-cell table:number-columns-repeated="2"/>
          <table:table-cell office:value-type="float" office:value="0.0001384483" calcext:value-type="float">
            <text:p>0,0001384483</text:p>
          </table:table-cell>
          <table:table-cell office:value-type="float" office:value="0.1484132" calcext:value-type="float">
            <text:p>0,1484132</text:p>
          </table:table-cell>
          <table:table-cell office:value-type="float" office:value="0.0001035679" calcext:value-type="float">
            <text:p>0,0001035679</text:p>
          </table:table-cell>
          <table:table-cell office:value-type="float" office:value="0.000185076" calcext:value-type="float">
            <text:p>0,000185076</text:p>
          </table:table-cell>
          <table:table-cell office:value-type="float" office:value="363" calcext:value-type="float">
            <text:p>363</text:p>
          </table:table-cell>
          <table:table-cell office:value-type="float" office:value="0.2114629" calcext:value-type="float">
            <text:p>0,2114629</text:p>
          </table:table-cell>
          <table:table-cell office:value-type="float" office:value="0.1484132" calcext:value-type="float">
            <text:p>0,1484132</text:p>
          </table:table-cell>
          <table:table-cell office:value-type="float" office:value="0.1581874" calcext:value-type="float">
            <text:p>0,1581874</text:p>
          </table:table-cell>
          <table:table-cell office:value-type="float" office:value="0.282681" calcext:value-type="float">
            <text:p>0,282681</text:p>
          </table:table-cell>
          <table:table-cell office:value-type="float" office:value="363" calcext:value-type="float">
            <text:p>363</text:p>
          </table:table-cell>
          <table:table-cell office:value-type="float" office:value="120.1908" calcext:value-type="float">
            <text:p>120,1908</text:p>
          </table:table-cell>
          <table:table-cell office:value-type="float" office:value="0.07420661" calcext:value-type="float">
            <text:p>0,07420661</text:p>
          </table:table-cell>
          <table:table-cell office:value-type="float" office:value="103.892" calcext:value-type="float">
            <text:p>103,892</text:p>
          </table:table-cell>
          <table:table-cell office:value-type="float" office:value="139.0466" calcext:value-type="float">
            <text:p>139,0466</text:p>
          </table:table-cell>
          <table:table-cell office:value-type="float" office:value="363" calcext:value-type="float">
            <text:p>363</text:p>
          </table:table-cell>
          <table:table-cell office:value-type="float" office:value="3936.703" calcext:value-type="float">
            <text:p>3936,703</text:p>
          </table:table-cell>
          <table:table-cell office:value-type="float" office:value="3948.344" calcext:value-type="float">
            <text:p>3948,344</text:p>
          </table:table-cell>
          <table:table-cell office:value-type="float" office:value="-1965.318" calcext:value-type="float">
            <text:p>-1965,318</text:p>
          </table:table-cell>
          <table:table-cell office:value-type="float" office:value="0.3932138" calcext:value-type="float">
            <text:p>0,3932138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.29173" calcext:value-type="float">
            <text:p>90,29173</text:p>
          </table:table-cell>
          <table:table-cell office:value-type="float" office:value="0.2254562" calcext:value-type="float">
            <text:p>0,2254562</text:p>
          </table:table-cell>
          <table:table-cell office:value-type="float" office:value="-0.164835" calcext:value-type="float">
            <text:p>-0,164835</text:p>
          </table:table-cell>
          <table:table-cell table:number-columns-repeated="2"/>
          <table:table-cell office:value-type="float" office:value="0.4244585" calcext:value-type="float">
            <text:p>0,4244585</text:p>
          </table:table-cell>
          <table:table-cell office:value-type="float" office:value="0.1654528" calcext:value-type="float">
            <text:p>0,1654528</text:p>
          </table:table-cell>
          <table:table-cell office:value-type="float" office:value="0.3073125" calcext:value-type="float">
            <text:p>0,3073125</text:p>
          </table:table-cell>
          <table:table-cell office:value-type="float" office:value="0.5862598" calcext:value-type="float">
            <text:p>0,5862598</text:p>
          </table:table-cell>
          <table:table-cell office:value-type="float" office:value="457.5955" calcext:value-type="float">
            <text:p>457,5955</text:p>
          </table:table-cell>
          <table:table-cell office:value-type="float" office:value="0.4244585" calcext:value-type="float">
            <text:p>0,4244585</text:p>
          </table:table-cell>
          <table:table-cell office:value-type="float" office:value="0" calcext:value-type="float">
            <text:p>0</text:p>
          </table:table-cell>
          <table:table-cell office:value-type="float" office:value="0.1654528" calcext:value-type="float">
            <text:p>0,1654528</text:p>
          </table:table-cell>
          <table:table-cell office:value-type="float" office:value="0.3073125" calcext:value-type="float">
            <text:p>0,3073125</text:p>
          </table:table-cell>
          <table:table-cell office:value-type="float" office:value="0.5862598" calcext:value-type="float">
            <text:p>0,5862598</text:p>
          </table:table-cell>
          <table:table-cell office:value-type="float" office:value="457.5955" calcext:value-type="float">
            <text:p>457,5955</text:p>
          </table:table-cell>
          <table:table-cell office:value-type="float" office:value="1019" calcext:value-type="float">
            <text:p>1019</text:p>
          </table:table-cell>
          <table:table-cell office:value-type="float" office:value="0.1654528" calcext:value-type="float">
            <text:p>0,1654528</text:p>
          </table:table-cell>
          <table:table-cell office:value-type="float" office:value="738" calcext:value-type="float">
            <text:p>738</text:p>
          </table:table-cell>
          <table:table-cell office:value-type="float" office:value="1407" calcext:value-type="float">
            <text:p>1407</text:p>
          </table:table-cell>
          <table:table-cell office:value-type="float" office:value="457.5955" calcext:value-type="float">
            <text:p>457,5955</text:p>
          </table:table-cell>
          <table:table-cell office:value-type="float" office:value="0.558472267081194" calcext:value-type="float">
            <text:p>0,558472267081194</text:p>
          </table:table-cell>
          <table:table-cell office:value-type="float" office:value="0.554706595107539" calcext:value-type="float">
            <text:p>0,554706595107539</text:p>
          </table:table-cell>
          <table:table-cell office:value-type="float" office:value="0.558783498662834" calcext:value-type="float">
            <text:p>0,558783498662834</text:p>
          </table:table-cell>
          <table:table-cell office:value-type="float" office:value="0.522340966096616" calcext:value-type="float">
            <text:p>0,522340966096616</text:p>
          </table:table-cell>
          <table:table-cell office:value-type="float" office:value="0.537386027460763" calcext:value-type="float">
            <text:p>0,537386027460763</text:p>
          </table:table-cell>
          <table:table-cell office:value-type="float" office:value="0.569633700906968" calcext:value-type="float">
            <text:p>0,5696337009069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1626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3.8550355488936" calcext:value-type="float">
            <text:p>23,8550355488936</text:p>
          </table:table-cell>
          <table:table-cell office:value-type="float" office:value="317.159916644011" calcext:value-type="float">
            <text:p>317,159916644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Atri-ab-m-10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3.8550355488936" calcext:value-type="float">
            <text:p>23,8550355488936</text:p>
          </table:table-cell>
          <table:table-cell office:value-type="float" office:value="317.159916644011" calcext:value-type="float">
            <text:p>317,159916644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7.95" calcext:value-type="date">
            <text:p>2024-05-08 18:18:47</text:p>
          </table:table-cell>
          <table:table-cell office:value-type="float" office:value="0.987838" calcext:value-type="float">
            <text:p>0,987838</text:p>
          </table:table-cell>
          <table:table-cell office:value-type="string" calcext:value-type="string">
            <text:p>C:\git\pyaudisam\tests\tmp\val-oanlr\SylvAtri-ab-m-10mn-hno-cos-la-ra-ma-27bai1gy</text:p>
          </table:table-cell>
          <table:table-cell office:value-type="float" office:value="362" calcext:value-type="float">
            <text:p>36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05263" calcext:value-type="float">
            <text:p>1,905263</text:p>
          </table:table-cell>
          <table:table-cell office:value-type="float" office:value="0.07158674" calcext:value-type="float">
            <text:p>0,07158674</text:p>
          </table:table-cell>
          <table:table-cell office:value-type="float" office:value="1.653152" calcext:value-type="float">
            <text:p>1,653152</text:p>
          </table:table-cell>
          <table:table-cell office:value-type="float" office:value="2.195822" calcext:value-type="float">
            <text:p>2,195822</text:p>
          </table:table-cell>
          <table:table-cell office:value-type="float" office:value="95" calcext:value-type="float">
            <text:p>95</text:p>
          </table:table-cell>
          <table:table-cell office:value-type="float" office:value="23.855" calcext:value-type="float">
            <text:p>23,855</text:p>
          </table:table-cell>
          <table:table-cell office:value-type="float" office:value="317.16" calcext:value-type="float">
            <text:p>317,16</text:p>
          </table:table-cell>
          <table:table-cell office:value-type="float" office:value="93.298969072165" calcext:value-type="float">
            <text:p>93,2989690721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00.511" calcext:value-type="float">
            <text:p>3900,511</text:p>
          </table:table-cell>
          <table:table-cell table:number-columns-repeated="2" office:value-type="float" office:value="0.294734" calcext:value-type="float">
            <text:p>0,294734</text:p>
          </table:table-cell>
          <table:table-cell table:number-columns-repeated="2"/>
          <table:table-cell office:value-type="float" office:value="0.000173586" calcext:value-type="float">
            <text:p>0,000173586</text:p>
          </table:table-cell>
          <table:table-cell office:value-type="float" office:value="0.08817526" calcext:value-type="float">
            <text:p>0,08817526</text:p>
          </table:table-cell>
          <table:table-cell office:value-type="float" office:value="0.0001459998" calcext:value-type="float">
            <text:p>0,0001459998</text:p>
          </table:table-cell>
          <table:table-cell office:value-type="float" office:value="0.0002063844" calcext:value-type="float">
            <text:p>0,0002063844</text:p>
          </table:table-cell>
          <table:table-cell office:value-type="float" office:value="360" calcext:value-type="float">
            <text:p>360</text:p>
          </table:table-cell>
          <table:table-cell office:value-type="float" office:value="0.1145404" calcext:value-type="float">
            <text:p>0,1145404</text:p>
          </table:table-cell>
          <table:table-cell office:value-type="float" office:value="0.08817527" calcext:value-type="float">
            <text:p>0,08817527</text:p>
          </table:table-cell>
          <table:table-cell office:value-type="float" office:value="0.09633768" calcext:value-type="float">
            <text:p>0,09633768</text:p>
          </table:table-cell>
          <table:table-cell office:value-type="float" office:value="0.1361824" calcext:value-type="float">
            <text:p>0,1361824</text:p>
          </table:table-cell>
          <table:table-cell office:value-type="float" office:value="360" calcext:value-type="float">
            <text:p>360</text:p>
          </table:table-cell>
          <table:table-cell office:value-type="float" office:value="107.339" calcext:value-type="float">
            <text:p>107,339</text:p>
          </table:table-cell>
          <table:table-cell office:value-type="float" office:value="0.04408763" calcext:value-type="float">
            <text:p>0,04408763</text:p>
          </table:table-cell>
          <table:table-cell office:value-type="float" office:value="98.42873" calcext:value-type="float">
            <text:p>98,42873</text:p>
          </table:table-cell>
          <table:table-cell office:value-type="float" office:value="117.0559" calcext:value-type="float">
            <text:p>117,0559</text:p>
          </table:table-cell>
          <table:table-cell office:value-type="float" office:value="360" calcext:value-type="float">
            <text:p>360</text:p>
          </table:table-cell>
          <table:table-cell office:value-type="float" office:value="3900.545" calcext:value-type="float">
            <text:p>3900,545</text:p>
          </table:table-cell>
          <table:table-cell office:value-type="float" office:value="3908.295" calcext:value-type="float">
            <text:p>3908,295</text:p>
          </table:table-cell>
          <table:table-cell office:value-type="float" office:value="-1948.256" calcext:value-type="float">
            <text:p>-1948,256</text:p>
          </table:table-cell>
          <table:table-cell office:value-type="float" office:value="0.3509421" calcext:value-type="float">
            <text:p>0,350942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86298" calcext:value-type="float">
            <text:p>92,86298</text:p>
          </table:table-cell>
          <table:table-cell office:value-type="float" office:value="0.3095777" calcext:value-type="float">
            <text:p>0,3095777</text:p>
          </table:table-cell>
          <table:table-cell table:number-columns-repeated="3"/>
          <table:table-cell office:value-type="float" office:value="0.5263683" calcext:value-type="float">
            <text:p>0,5263683</text:p>
          </table:table-cell>
          <table:table-cell office:value-type="float" office:value="0.1135761" calcext:value-type="float">
            <text:p>0,1135761</text:p>
          </table:table-cell>
          <table:table-cell office:value-type="float" office:value="0.4213186" calcext:value-type="float">
            <text:p>0,4213186</text:p>
          </table:table-cell>
          <table:table-cell office:value-type="float" office:value="0.6576105" calcext:value-type="float">
            <text:p>0,6576105</text:p>
          </table:table-cell>
          <table:table-cell office:value-type="float" office:value="374.4696" calcext:value-type="float">
            <text:p>374,4696</text:p>
          </table:table-cell>
          <table:table-cell office:value-type="float" office:value="0.5263683" calcext:value-type="float">
            <text:p>0,5263683</text:p>
          </table:table-cell>
          <table:table-cell office:value-type="float" office:value="0" calcext:value-type="float">
            <text:p>0</text:p>
          </table:table-cell>
          <table:table-cell office:value-type="float" office:value="0.1135761" calcext:value-type="float">
            <text:p>0,1135761</text:p>
          </table:table-cell>
          <table:table-cell office:value-type="float" office:value="0.4213186" calcext:value-type="float">
            <text:p>0,4213186</text:p>
          </table:table-cell>
          <table:table-cell office:value-type="float" office:value="0.6576105" calcext:value-type="float">
            <text:p>0,6576105</text:p>
          </table:table-cell>
          <table:table-cell office:value-type="float" office:value="374.4696" calcext:value-type="float">
            <text:p>374,4696</text:p>
          </table:table-cell>
          <table:table-cell office:value-type="float" office:value="1263" calcext:value-type="float">
            <text:p>1263</text:p>
          </table:table-cell>
          <table:table-cell office:value-type="float" office:value="0.1135761" calcext:value-type="float">
            <text:p>0,1135761</text:p>
          </table:table-cell>
          <table:table-cell office:value-type="float" office:value="1011" calcext:value-type="float">
            <text:p>1011</text:p>
          </table:table-cell>
          <table:table-cell office:value-type="float" office:value="1578" calcext:value-type="float">
            <text:p>1578</text:p>
          </table:table-cell>
          <table:table-cell office:value-type="float" office:value="374.4696" calcext:value-type="float">
            <text:p>374,4696</text:p>
          </table:table-cell>
          <table:table-cell office:value-type="float" office:value="0.517351069874179" calcext:value-type="float">
            <text:p>0,517351069874179</text:p>
          </table:table-cell>
          <table:table-cell office:value-type="float" office:value="0.544273219996404" calcext:value-type="float">
            <text:p>0,544273219996404</text:p>
          </table:table-cell>
          <table:table-cell office:value-type="float" office:value="0.550801331646095" calcext:value-type="float">
            <text:p>0,550801331646095</text:p>
          </table:table-cell>
          <table:table-cell office:value-type="float" office:value="0.513831968982493" calcext:value-type="float">
            <text:p>0,513831968982493</text:p>
          </table:table-cell>
          <table:table-cell office:value-type="float" office:value="0.523894603330636" calcext:value-type="float">
            <text:p>0,523894603330636</text:p>
          </table:table-cell>
          <table:table-cell office:value-type="float" office:value="0.579284321204832" calcext:value-type="float">
            <text:p>0,5792843212048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16265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1.7178404736347" calcext:value-type="float">
            <text:p>21,7178404736347</text:p>
          </table:table-cell>
          <table:table-cell office:value-type="float" office:value="316.290497783946" calcext:value-type="float">
            <text:p>316,2904977839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ylvAtri-ab-m-10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1.7178404736347" calcext:value-type="float">
            <text:p>21,7178404736347</text:p>
          </table:table-cell>
          <table:table-cell office:value-type="float" office:value="316.290497783946" calcext:value-type="float">
            <text:p>316,2904977839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7.82" calcext:value-type="date">
            <text:p>2024-05-08 18:18:47</text:p>
          </table:table-cell>
          <table:table-cell office:value-type="float" office:value="0.627431" calcext:value-type="float">
            <text:p>0,627431</text:p>
          </table:table-cell>
          <table:table-cell office:value-type="string" calcext:value-type="string">
            <text:p>C:\git\pyaudisam\tests\tmp\val-oanlr\SylvAtri-ab-m-10mn-hno-cos-la-ra-ma-5g92oxk8</text:p>
          </table:table-cell>
          <table:table-cell office:value-type="float" office:value="364" calcext:value-type="float">
            <text:p>36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15789" calcext:value-type="float">
            <text:p>1,915789</text:p>
          </table:table-cell>
          <table:table-cell office:value-type="float" office:value="0.0720645" calcext:value-type="float">
            <text:p>0,0720645</text:p>
          </table:table-cell>
          <table:table-cell office:value-type="float" office:value="1.660716" calcext:value-type="float">
            <text:p>1,660716</text:p>
          </table:table-cell>
          <table:table-cell office:value-type="float" office:value="2.21004" calcext:value-type="float">
            <text:p>2,21004</text:p>
          </table:table-cell>
          <table:table-cell office:value-type="float" office:value="95" calcext:value-type="float">
            <text:p>95</text:p>
          </table:table-cell>
          <table:table-cell office:value-type="float" office:value="21.7178" calcext:value-type="float">
            <text:p>21,7178</text:p>
          </table:table-cell>
          <table:table-cell office:value-type="float" office:value="316.29" calcext:value-type="float">
            <text:p>316,29</text:p>
          </table:table-cell>
          <table:table-cell office:value-type="float" office:value="93.8144329896907" calcext:value-type="float">
            <text:p>93,81443298969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28.666" calcext:value-type="float">
            <text:p>3928,666</text:p>
          </table:table-cell>
          <table:table-cell table:number-columns-repeated="2" office:value-type="float" office:value="0.2180254" calcext:value-type="float">
            <text:p>0,2180254</text:p>
          </table:table-cell>
          <table:table-cell table:number-columns-repeated="2"/>
          <table:table-cell office:value-type="float" office:value="0.0001713126" calcext:value-type="float">
            <text:p>0,0001713126</text:p>
          </table:table-cell>
          <table:table-cell office:value-type="float" office:value="0.08764145" calcext:value-type="float">
            <text:p>0,08764145</text:p>
          </table:table-cell>
          <table:table-cell office:value-type="float" office:value="0.0001442387" calcext:value-type="float">
            <text:p>0,0001442387</text:p>
          </table:table-cell>
          <table:table-cell office:value-type="float" office:value="0.0002034684" calcext:value-type="float">
            <text:p>0,0002034684</text:p>
          </table:table-cell>
          <table:table-cell office:value-type="float" office:value="362" calcext:value-type="float">
            <text:p>362</text:p>
          </table:table-cell>
          <table:table-cell office:value-type="float" office:value="0.1166997" calcext:value-type="float">
            <text:p>0,1166997</text:p>
          </table:table-cell>
          <table:table-cell office:value-type="float" office:value="0.08764146" calcext:value-type="float">
            <text:p>0,08764146</text:p>
          </table:table-cell>
          <table:table-cell office:value-type="float" office:value="0.09825666" calcext:value-type="float">
            <text:p>0,09825666</text:p>
          </table:table-cell>
          <table:table-cell office:value-type="float" office:value="0.1386045" calcext:value-type="float">
            <text:p>0,1386045</text:p>
          </table:table-cell>
          <table:table-cell office:value-type="float" office:value="362" calcext:value-type="float">
            <text:p>362</text:p>
          </table:table-cell>
          <table:table-cell office:value-type="float" office:value="108.0489" calcext:value-type="float">
            <text:p>108,0489</text:p>
          </table:table-cell>
          <table:table-cell office:value-type="float" office:value="0.04382073" calcext:value-type="float">
            <text:p>0,04382073</text:p>
          </table:table-cell>
          <table:table-cell office:value-type="float" office:value="99.13177" calcext:value-type="float">
            <text:p>99,13177</text:p>
          </table:table-cell>
          <table:table-cell office:value-type="float" office:value="117.7681" calcext:value-type="float">
            <text:p>117,7681</text:p>
          </table:table-cell>
          <table:table-cell office:value-type="float" office:value="362" calcext:value-type="float">
            <text:p>362</text:p>
          </table:table-cell>
          <table:table-cell office:value-type="float" office:value="3928.699" calcext:value-type="float">
            <text:p>3928,699</text:p>
          </table:table-cell>
          <table:table-cell office:value-type="float" office:value="3936.46" calcext:value-type="float">
            <text:p>3936,46</text:p>
          </table:table-cell>
          <table:table-cell office:value-type="float" office:value="-1962.333" calcext:value-type="float">
            <text:p>-1962,333</text:p>
          </table:table-cell>
          <table:table-cell office:value-type="float" office:value="0.3432498" calcext:value-type="float">
            <text:p>0,3432498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88996" calcext:value-type="float">
            <text:p>92,88996</text:p>
          </table:table-cell>
          <table:table-cell office:value-type="float" office:value="0.3048472" calcext:value-type="float">
            <text:p>0,3048472</text:p>
          </table:table-cell>
          <table:table-cell table:number-columns-repeated="3"/>
          <table:table-cell office:value-type="float" office:value="0.5223448" calcext:value-type="float">
            <text:p>0,5223448</text:p>
          </table:table-cell>
          <table:table-cell office:value-type="float" office:value="0.113465" calcext:value-type="float">
            <text:p>0,113465</text:p>
          </table:table-cell>
          <table:table-cell office:value-type="float" office:value="0.4181857" calcext:value-type="float">
            <text:p>0,4181857</text:p>
          </table:table-cell>
          <table:table-cell office:value-type="float" office:value="0.6524473" calcext:value-type="float">
            <text:p>0,6524473</text:p>
          </table:table-cell>
          <table:table-cell office:value-type="float" office:value="370.9038" calcext:value-type="float">
            <text:p>370,9038</text:p>
          </table:table-cell>
          <table:table-cell office:value-type="float" office:value="0.5223448" calcext:value-type="float">
            <text:p>0,5223448</text:p>
          </table:table-cell>
          <table:table-cell office:value-type="float" office:value="0" calcext:value-type="float">
            <text:p>0</text:p>
          </table:table-cell>
          <table:table-cell office:value-type="float" office:value="0.113465" calcext:value-type="float">
            <text:p>0,113465</text:p>
          </table:table-cell>
          <table:table-cell office:value-type="float" office:value="0.4181857" calcext:value-type="float">
            <text:p>0,4181857</text:p>
          </table:table-cell>
          <table:table-cell office:value-type="float" office:value="0.6524473" calcext:value-type="float">
            <text:p>0,6524473</text:p>
          </table:table-cell>
          <table:table-cell office:value-type="float" office:value="370.9038" calcext:value-type="float">
            <text:p>370,9038</text:p>
          </table:table-cell>
          <table:table-cell office:value-type="float" office:value="1254" calcext:value-type="float">
            <text:p>1254</text:p>
          </table:table-cell>
          <table:table-cell office:value-type="float" office:value="0.113465" calcext:value-type="float">
            <text:p>0,113465</text:p>
          </table:table-cell>
          <table:table-cell office:value-type="float" office:value="1004" calcext:value-type="float">
            <text:p>1004</text:p>
          </table:table-cell>
          <table:table-cell office:value-type="float" office:value="1566" calcext:value-type="float">
            <text:p>1566</text:p>
          </table:table-cell>
          <table:table-cell office:value-type="float" office:value="370.9038" calcext:value-type="float">
            <text:p>370,9038</text:p>
          </table:table-cell>
          <table:table-cell office:value-type="float" office:value="0.49438766845927" calcext:value-type="float">
            <text:p>0,49438766845927</text:p>
          </table:table-cell>
          <table:table-cell office:value-type="float" office:value="0.52308818918524" calcext:value-type="float">
            <text:p>0,52308818918524</text:p>
          </table:table-cell>
          <table:table-cell office:value-type="float" office:value="0.529354645034369" calcext:value-type="float">
            <text:p>0,529354645034369</text:p>
          </table:table-cell>
          <table:table-cell office:value-type="float" office:value="0.479669742705185" calcext:value-type="float">
            <text:p>0,479669742705185</text:p>
          </table:table-cell>
          <table:table-cell office:value-type="float" office:value="0.504478520734467" calcext:value-type="float">
            <text:p>0,504478520734467</text:p>
          </table:table-cell>
          <table:table-cell office:value-type="float" office:value="0.559215016766376" calcext:value-type="float">
            <text:p>0,5592150167663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626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.2357216765691" calcext:value-type="float">
            <text:p>2,2357216765691</text:p>
          </table:table-cell>
          <table:table-cell office:value-type="float" office:value="373.03806457547" calcext:value-type="float">
            <text:p>373,038064575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Atri-ab-m-10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.2357216765691" calcext:value-type="float">
            <text:p>2,2357216765691</text:p>
          </table:table-cell>
          <table:table-cell office:value-type="float" office:value="373.03806457547" calcext:value-type="float">
            <text:p>373,0380645754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7.95" calcext:value-type="date">
            <text:p>2024-05-08 18:18:47</text:p>
          </table:table-cell>
          <table:table-cell office:value-type="float" office:value="1.001834" calcext:value-type="float">
            <text:p>1,001834</text:p>
          </table:table-cell>
          <table:table-cell office:value-type="string" calcext:value-type="string">
            <text:p>C:\git\pyaudisam\tests\tmp\val-oanlr\SylvAtri-ab-m-10mn-hno-cos-la-ra-ma-mi8myac7</text:p>
          </table:table-cell>
          <table:table-cell office:value-type="float" office:value="378" calcext:value-type="float">
            <text:p>37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89474" calcext:value-type="float">
            <text:p>1,989474</text:p>
          </table:table-cell>
          <table:table-cell office:value-type="float" office:value="0.0711996" calcext:value-type="float">
            <text:p>0,0711996</text:p>
          </table:table-cell>
          <table:table-cell office:value-type="float" office:value="1.727542" calcext:value-type="float">
            <text:p>1,727542</text:p>
          </table:table-cell>
          <table:table-cell office:value-type="float" office:value="2.291119" calcext:value-type="float">
            <text:p>2,291119</text:p>
          </table:table-cell>
          <table:table-cell office:value-type="float" office:value="95" calcext:value-type="float">
            <text:p>95</text:p>
          </table:table-cell>
          <table:table-cell office:value-type="float" office:value="2.23572" calcext:value-type="float">
            <text:p>2,23572</text:p>
          </table:table-cell>
          <table:table-cell office:value-type="float" office:value="373.038" calcext:value-type="float">
            <text:p>373,038</text:p>
          </table:table-cell>
          <table:table-cell office:value-type="float" office:value="97.4226804123711" calcext:value-type="float">
            <text:p>97,42268041237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62.885" calcext:value-type="float">
            <text:p>4162,885</text:p>
          </table:table-cell>
          <table:table-cell table:number-columns-repeated="2" office:value-type="float" office:value="0.3636118" calcext:value-type="float">
            <text:p>0,3636118</text:p>
          </table:table-cell>
          <table:table-cell table:number-columns-repeated="2"/>
          <table:table-cell office:value-type="float" office:value="0.0001507882" calcext:value-type="float">
            <text:p>0,0001507882</text:p>
          </table:table-cell>
          <table:table-cell office:value-type="float" office:value="0.06730989" calcext:value-type="float">
            <text:p>0,06730989</text:p>
          </table:table-cell>
          <table:table-cell office:value-type="float" office:value="0.0001321152" calcext:value-type="float">
            <text:p>0,0001321152</text:p>
          </table:table-cell>
          <table:table-cell office:value-type="float" office:value="0.0001721003" calcext:value-type="float">
            <text:p>0,0001721003</text:p>
          </table:table-cell>
          <table:table-cell office:value-type="float" office:value="376" calcext:value-type="float">
            <text:p>376</text:p>
          </table:table-cell>
          <table:table-cell office:value-type="float" office:value="0.09531397" calcext:value-type="float">
            <text:p>0,09531397</text:p>
          </table:table-cell>
          <table:table-cell office:value-type="float" office:value="0.06730989" calcext:value-type="float">
            <text:p>0,06730989</text:p>
          </table:table-cell>
          <table:table-cell office:value-type="float" office:value="0.08351072" calcext:value-type="float">
            <text:p>0,08351072</text:p>
          </table:table-cell>
          <table:table-cell office:value-type="float" office:value="0.1087855" calcext:value-type="float">
            <text:p>0,1087855</text:p>
          </table:table-cell>
          <table:table-cell office:value-type="float" office:value="376" calcext:value-type="float">
            <text:p>376</text:p>
          </table:table-cell>
          <table:table-cell office:value-type="float" office:value="115.1679" calcext:value-type="float">
            <text:p>115,1679</text:p>
          </table:table-cell>
          <table:table-cell office:value-type="float" office:value="0.03365494" calcext:value-type="float">
            <text:p>0,03365494</text:p>
          </table:table-cell>
          <table:table-cell office:value-type="float" office:value="107.7953" calcext:value-type="float">
            <text:p>107,7953</text:p>
          </table:table-cell>
          <table:table-cell office:value-type="float" office:value="123.0447" calcext:value-type="float">
            <text:p>123,0447</text:p>
          </table:table-cell>
          <table:table-cell office:value-type="float" office:value="376" calcext:value-type="float">
            <text:p>376</text:p>
          </table:table-cell>
          <table:table-cell office:value-type="float" office:value="4162.917" calcext:value-type="float">
            <text:p>4162,917</text:p>
          </table:table-cell>
          <table:table-cell office:value-type="float" office:value="4170.754" calcext:value-type="float">
            <text:p>4170,754</text:p>
          </table:table-cell>
          <table:table-cell office:value-type="float" office:value="-2079.442" calcext:value-type="float">
            <text:p>-2079,442</text:p>
          </table:table-cell>
          <table:table-cell office:value-type="float" office:value="0.2431498" calcext:value-type="float">
            <text:p>0,2431498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7056" calcext:value-type="float">
            <text:p>99,77056</text:p>
          </table:table-cell>
          <table:table-cell office:value-type="float" office:value="0.3785504" calcext:value-type="float">
            <text:p>0,3785504</text:p>
          </table:table-cell>
          <table:table-cell table:number-columns-repeated="3"/>
          <table:table-cell office:value-type="float" office:value="0.4774475" calcext:value-type="float">
            <text:p>0,4774475</text:p>
          </table:table-cell>
          <table:table-cell office:value-type="float" office:value="0.09797961" calcext:value-type="float">
            <text:p>0,09797961</text:p>
          </table:table-cell>
          <table:table-cell office:value-type="float" office:value="0.3938833" calcext:value-type="float">
            <text:p>0,3938833</text:p>
          </table:table-cell>
          <table:table-cell office:value-type="float" office:value="0.5787401" calcext:value-type="float">
            <text:p>0,5787401</text:p>
          </table:table-cell>
          <table:table-cell office:value-type="float" office:value="283.4789" calcext:value-type="float">
            <text:p>283,4789</text:p>
          </table:table-cell>
          <table:table-cell office:value-type="float" office:value="0.4774475" calcext:value-type="float">
            <text:p>0,4774475</text:p>
          </table:table-cell>
          <table:table-cell office:value-type="float" office:value="0" calcext:value-type="float">
            <text:p>0</text:p>
          </table:table-cell>
          <table:table-cell office:value-type="float" office:value="0.09797961" calcext:value-type="float">
            <text:p>0,09797961</text:p>
          </table:table-cell>
          <table:table-cell office:value-type="float" office:value="0.3938833" calcext:value-type="float">
            <text:p>0,3938833</text:p>
          </table:table-cell>
          <table:table-cell office:value-type="float" office:value="0.5787401" calcext:value-type="float">
            <text:p>0,5787401</text:p>
          </table:table-cell>
          <table:table-cell office:value-type="float" office:value="283.4789" calcext:value-type="float">
            <text:p>283,4789</text:p>
          </table:table-cell>
          <table:table-cell office:value-type="float" office:value="1146" calcext:value-type="float">
            <text:p>1146</text:p>
          </table:table-cell>
          <table:table-cell office:value-type="float" office:value="0.09797961" calcext:value-type="float">
            <text:p>0,09797961</text:p>
          </table:table-cell>
          <table:table-cell office:value-type="float" office:value="945" calcext:value-type="float">
            <text:p>945</text:p>
          </table:table-cell>
          <table:table-cell office:value-type="float" office:value="1389" calcext:value-type="float">
            <text:p>1389</text:p>
          </table:table-cell>
          <table:table-cell office:value-type="float" office:value="283.4789" calcext:value-type="float">
            <text:p>283,4789</text:p>
          </table:table-cell>
          <table:table-cell office:value-type="float" office:value="0.511904471253011" calcext:value-type="float">
            <text:p>0,511904471253011</text:p>
          </table:table-cell>
          <table:table-cell office:value-type="float" office:value="0.541038359121126" calcext:value-type="float">
            <text:p>0,541038359121126</text:p>
          </table:table-cell>
          <table:table-cell office:value-type="float" office:value="0.546318670221381" calcext:value-type="float">
            <text:p>0,546318670221381</text:p>
          </table:table-cell>
          <table:table-cell office:value-type="float" office:value="0.522156514927524" calcext:value-type="float">
            <text:p>0,522156514927524</text:p>
          </table:table-cell>
          <table:table-cell office:value-type="float" office:value="0.499324036959816" calcext:value-type="float">
            <text:p>0,499324036959816</text:p>
          </table:table-cell>
          <table:table-cell office:value-type="float" office:value="0.578186797857654" calcext:value-type="float">
            <text:p>0,578186797857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26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.9334457936281" calcext:value-type="float">
            <text:p>10,9334457936281</text:p>
          </table:table-cell>
          <table:table-cell office:value-type="float" office:value="334.510323572711" calcext:value-type="float">
            <text:p>334,5103235727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Atri-ab-m-10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.9334457936281" calcext:value-type="float">
            <text:p>10,9334457936281</text:p>
          </table:table-cell>
          <table:table-cell office:value-type="float" office:value="334.510323572711" calcext:value-type="float">
            <text:p>334,5103235727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7.71" calcext:value-type="date">
            <text:p>2024-05-08 18:18:47</text:p>
          </table:table-cell>
          <table:table-cell office:value-type="float" office:value="0.755795" calcext:value-type="float">
            <text:p>0,755795</text:p>
          </table:table-cell>
          <table:table-cell office:value-type="string" calcext:value-type="string">
            <text:p>C:\git\pyaudisam\tests\tmp\val-oanlr\SylvAtri-ab-m-10mn-hno-cos-la-ra-ma-5rua9037</text:p>
          </table:table-cell>
          <table:table-cell office:value-type="float" office:value="372" calcext:value-type="float">
            <text:p>37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57895" calcext:value-type="float">
            <text:p>1,957895</text:p>
          </table:table-cell>
          <table:table-cell office:value-type="float" office:value="0.07271155" calcext:value-type="float">
            <text:p>0,07271155</text:p>
          </table:table-cell>
          <table:table-cell office:value-type="float" office:value="1.695045" calcext:value-type="float">
            <text:p>1,695045</text:p>
          </table:table-cell>
          <table:table-cell office:value-type="float" office:value="2.261504" calcext:value-type="float">
            <text:p>2,261504</text:p>
          </table:table-cell>
          <table:table-cell office:value-type="float" office:value="95" calcext:value-type="float">
            <text:p>95</text:p>
          </table:table-cell>
          <table:table-cell office:value-type="float" office:value="10.9334" calcext:value-type="float">
            <text:p>10,9334</text:p>
          </table:table-cell>
          <table:table-cell office:value-type="float" office:value="334.51" calcext:value-type="float">
            <text:p>334,51</text:p>
          </table:table-cell>
          <table:table-cell office:value-type="float" office:value="95.8762886597938" calcext:value-type="float">
            <text:p>95,87628865979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47.166" calcext:value-type="float">
            <text:p>4047,166</text:p>
          </table:table-cell>
          <table:table-cell table:number-columns-repeated="2" office:value-type="float" office:value="0.198181" calcext:value-type="float">
            <text:p>0,198181</text:p>
          </table:table-cell>
          <table:table-cell table:number-columns-repeated="2"/>
          <table:table-cell office:value-type="float" office:value="0.0001599728" calcext:value-type="float">
            <text:p>0,0001599728</text:p>
          </table:table-cell>
          <table:table-cell office:value-type="float" office:value="0.07998382" calcext:value-type="float">
            <text:p>0,07998382</text:p>
          </table:table-cell>
          <table:table-cell office:value-type="float" office:value="0.0001367254" calcext:value-type="float">
            <text:p>0,0001367254</text:p>
          </table:table-cell>
          <table:table-cell office:value-type="float" office:value="0.0001871729" calcext:value-type="float">
            <text:p>0,0001871729</text:p>
          </table:table-cell>
          <table:table-cell office:value-type="float" office:value="370" calcext:value-type="float">
            <text:p>370</text:p>
          </table:table-cell>
          <table:table-cell office:value-type="float" office:value="0.111729" calcext:value-type="float">
            <text:p>0,111729</text:p>
          </table:table-cell>
          <table:table-cell office:value-type="float" office:value="0.07998382" calcext:value-type="float">
            <text:p>0,07998382</text:p>
          </table:table-cell>
          <table:table-cell office:value-type="float" office:value="0.0954924" calcext:value-type="float">
            <text:p>0,0954924</text:p>
          </table:table-cell>
          <table:table-cell office:value-type="float" office:value="0.1307262" calcext:value-type="float">
            <text:p>0,1307262</text:p>
          </table:table-cell>
          <table:table-cell office:value-type="float" office:value="370" calcext:value-type="float">
            <text:p>370</text:p>
          </table:table-cell>
          <table:table-cell office:value-type="float" office:value="111.8129" calcext:value-type="float">
            <text:p>111,8129</text:p>
          </table:table-cell>
          <table:table-cell office:value-type="float" office:value="0.03999191" calcext:value-type="float">
            <text:p>0,03999191</text:p>
          </table:table-cell>
          <table:table-cell office:value-type="float" office:value="103.3601" calcext:value-type="float">
            <text:p>103,3601</text:p>
          </table:table-cell>
          <table:table-cell office:value-type="float" office:value="120.9571" calcext:value-type="float">
            <text:p>120,9571</text:p>
          </table:table-cell>
          <table:table-cell office:value-type="float" office:value="370" calcext:value-type="float">
            <text:p>370</text:p>
          </table:table-cell>
          <table:table-cell office:value-type="float" office:value="4047.198" calcext:value-type="float">
            <text:p>4047,198</text:p>
          </table:table-cell>
          <table:table-cell office:value-type="float" office:value="4055.004" calcext:value-type="float">
            <text:p>4055,004</text:p>
          </table:table-cell>
          <table:table-cell office:value-type="float" office:value="-2021.583" calcext:value-type="float">
            <text:p>-2021,583</text:p>
          </table:table-cell>
          <table:table-cell office:value-type="float" office:value="0.3525725" calcext:value-type="float">
            <text:p>0,352572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55852" calcext:value-type="float">
            <text:p>93,55852</text:p>
          </table:table-cell>
          <table:table-cell office:value-type="float" office:value="0.2893321" calcext:value-type="float">
            <text:p>0,2893321</text:p>
          </table:table-cell>
          <table:table-cell table:number-columns-repeated="3"/>
          <table:table-cell office:value-type="float" office:value="0.4984889" calcext:value-type="float">
            <text:p>0,4984889</text:p>
          </table:table-cell>
          <table:table-cell office:value-type="float" office:value="0.1080943" calcext:value-type="float">
            <text:p>0,1080943</text:p>
          </table:table-cell>
          <table:table-cell office:value-type="float" office:value="0.4032571" calcext:value-type="float">
            <text:p>0,4032571</text:p>
          </table:table-cell>
          <table:table-cell office:value-type="float" office:value="0.6162102" calcext:value-type="float">
            <text:p>0,6162102</text:p>
          </table:table-cell>
          <table:table-cell office:value-type="float" office:value="337.2271" calcext:value-type="float">
            <text:p>337,2271</text:p>
          </table:table-cell>
          <table:table-cell office:value-type="float" office:value="0.4984889" calcext:value-type="float">
            <text:p>0,4984889</text:p>
          </table:table-cell>
          <table:table-cell office:value-type="float" office:value="0" calcext:value-type="float">
            <text:p>0</text:p>
          </table:table-cell>
          <table:table-cell office:value-type="float" office:value="0.1080943" calcext:value-type="float">
            <text:p>0,1080943</text:p>
          </table:table-cell>
          <table:table-cell office:value-type="float" office:value="0.4032571" calcext:value-type="float">
            <text:p>0,4032571</text:p>
          </table:table-cell>
          <table:table-cell office:value-type="float" office:value="0.6162102" calcext:value-type="float">
            <text:p>0,6162102</text:p>
          </table:table-cell>
          <table:table-cell office:value-type="float" office:value="337.2271" calcext:value-type="float">
            <text:p>337,2271</text:p>
          </table:table-cell>
          <table:table-cell office:value-type="float" office:value="1196" calcext:value-type="float">
            <text:p>1196</text:p>
          </table:table-cell>
          <table:table-cell office:value-type="float" office:value="0.1080943" calcext:value-type="float">
            <text:p>0,1080943</text:p>
          </table:table-cell>
          <table:table-cell office:value-type="float" office:value="968" calcext:value-type="float">
            <text:p>968</text:p>
          </table:table-cell>
          <table:table-cell office:value-type="float" office:value="1479" calcext:value-type="float">
            <text:p>1479</text:p>
          </table:table-cell>
          <table:table-cell office:value-type="float" office:value="337.2271" calcext:value-type="float">
            <text:p>337,2271</text:p>
          </table:table-cell>
          <table:table-cell office:value-type="float" office:value="0.492089612254475" calcext:value-type="float">
            <text:p>0,492089612254475</text:p>
          </table:table-cell>
          <table:table-cell office:value-type="float" office:value="0.521580312774649" calcext:value-type="float">
            <text:p>0,521580312774649</text:p>
          </table:table-cell>
          <table:table-cell office:value-type="float" office:value="0.527449946109209" calcext:value-type="float">
            <text:p>0,527449946109209</text:p>
          </table:table-cell>
          <table:table-cell office:value-type="float" office:value="0.473092193201918" calcext:value-type="float">
            <text:p>0,473092193201918</text:p>
          </table:table-cell>
          <table:table-cell office:value-type="float" office:value="0.504364223262801" calcext:value-type="float">
            <text:p>0,504364223262801</text:p>
          </table:table-cell>
          <table:table-cell office:value-type="float" office:value="0.558545524690455" calcext:value-type="float">
            <text:p>0,5585455246904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1626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7.9132995849075" calcext:value-type="float">
            <text:p>17,9132995849075</text:p>
          </table:table-cell>
          <table:table-cell office:value-type="float" office:value="257.492737137676" calcext:value-type="float">
            <text:p>257,4927371376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lvAtri-ab-m-10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7.9132995849075" calcext:value-type="float">
            <text:p>17,9132995849075</text:p>
          </table:table-cell>
          <table:table-cell office:value-type="float" office:value="257.492737137676" calcext:value-type="float">
            <text:p>257,4927371376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7.88" calcext:value-type="date">
            <text:p>2024-05-08 18:18:47</text:p>
          </table:table-cell>
          <table:table-cell office:value-type="float" office:value="0.721627" calcext:value-type="float">
            <text:p>0,721627</text:p>
          </table:table-cell>
          <table:table-cell office:value-type="string" calcext:value-type="string">
            <text:p>C:\git\pyaudisam\tests\tmp\val-oanlr\SylvAtri-ab-m-10mn-hno-cos-la-ra-ma-9s2lx8xm</text:p>
          </table:table-cell>
          <table:table-cell office:value-type="float" office:value="359" calcext:value-type="float">
            <text:p>35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889474" calcext:value-type="float">
            <text:p>1,889474</text:p>
          </table:table-cell>
          <table:table-cell office:value-type="float" office:value="0.07354334" calcext:value-type="float">
            <text:p>0,07354334</text:p>
          </table:table-cell>
          <table:table-cell office:value-type="float" office:value="1.633121" calcext:value-type="float">
            <text:p>1,633121</text:p>
          </table:table-cell>
          <table:table-cell office:value-type="float" office:value="2.186066" calcext:value-type="float">
            <text:p>2,186066</text:p>
          </table:table-cell>
          <table:table-cell office:value-type="float" office:value="95" calcext:value-type="float">
            <text:p>95</text:p>
          </table:table-cell>
          <table:table-cell office:value-type="float" office:value="17.9133" calcext:value-type="float">
            <text:p>17,9133</text:p>
          </table:table-cell>
          <table:table-cell office:value-type="float" office:value="257.493" calcext:value-type="float">
            <text:p>257,493</text:p>
          </table:table-cell>
          <table:table-cell office:value-type="float" office:value="92.5257731958763" calcext:value-type="float">
            <text:p>92,52577319587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27.442" calcext:value-type="float">
            <text:p>3827,442</text:p>
          </table:table-cell>
          <table:table-cell table:number-columns-repeated="2" office:value-type="float" office:value="0.189596" calcext:value-type="float">
            <text:p>0,189596</text:p>
          </table:table-cell>
          <table:table-cell table:number-columns-repeated="2"/>
          <table:table-cell office:value-type="float" office:value="0.0001445306" calcext:value-type="float">
            <text:p>0,0001445306</text:p>
          </table:table-cell>
          <table:table-cell office:value-type="float" office:value="0.1622292" calcext:value-type="float">
            <text:p>0,1622292</text:p>
          </table:table-cell>
          <table:table-cell office:value-type="float" office:value="0.0001052684" calcext:value-type="float">
            <text:p>0,0001052684</text:p>
          </table:table-cell>
          <table:table-cell office:value-type="float" office:value="0.0001984366" calcext:value-type="float">
            <text:p>0,0001984366</text:p>
          </table:table-cell>
          <table:table-cell office:value-type="float" office:value="356" calcext:value-type="float">
            <text:p>356</text:p>
          </table:table-cell>
          <table:table-cell office:value-type="float" office:value="0.2087081" calcext:value-type="float">
            <text:p>0,2087081</text:p>
          </table:table-cell>
          <table:table-cell office:value-type="float" office:value="0.1622292" calcext:value-type="float">
            <text:p>0,1622292</text:p>
          </table:table-cell>
          <table:table-cell office:value-type="float" office:value="0.1520118" calcext:value-type="float">
            <text:p>0,1520118</text:p>
          </table:table-cell>
          <table:table-cell office:value-type="float" office:value="0.2865506" calcext:value-type="float">
            <text:p>0,2865506</text:p>
          </table:table-cell>
          <table:table-cell office:value-type="float" office:value="356" calcext:value-type="float">
            <text:p>356</text:p>
          </table:table-cell>
          <table:table-cell office:value-type="float" office:value="117.6346" calcext:value-type="float">
            <text:p>117,6346</text:p>
          </table:table-cell>
          <table:table-cell office:value-type="float" office:value="0.08111458" calcext:value-type="float">
            <text:p>0,08111458</text:p>
          </table:table-cell>
          <table:table-cell office:value-type="float" office:value="100.3156" calcext:value-type="float">
            <text:p>100,3156</text:p>
          </table:table-cell>
          <table:table-cell office:value-type="float" office:value="137.9437" calcext:value-type="float">
            <text:p>137,9437</text:p>
          </table:table-cell>
          <table:table-cell office:value-type="float" office:value="356" calcext:value-type="float">
            <text:p>356</text:p>
          </table:table-cell>
          <table:table-cell office:value-type="float" office:value="3827.509" calcext:value-type="float">
            <text:p>3827,509</text:p>
          </table:table-cell>
          <table:table-cell office:value-type="float" office:value="3839.092" calcext:value-type="float">
            <text:p>3839,092</text:p>
          </table:table-cell>
          <table:table-cell office:value-type="float" office:value="-1910.721" calcext:value-type="float">
            <text:p>-1910,721</text:p>
          </table:table-cell>
          <table:table-cell office:value-type="float" office:value="0.4250691" calcext:value-type="float">
            <text:p>0,425069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.68021" calcext:value-type="float">
            <text:p>89,68021</text:p>
          </table:table-cell>
          <table:table-cell office:value-type="float" office:value="0.2283032" calcext:value-type="float">
            <text:p>0,2283032</text:p>
          </table:table-cell>
          <table:table-cell office:value-type="float" office:value="-0.1621339" calcext:value-type="float">
            <text:p>-0,1621339</text:p>
          </table:table-cell>
          <table:table-cell table:number-columns-repeated="2"/>
          <table:table-cell office:value-type="float" office:value="0.434631" calcext:value-type="float">
            <text:p>0,434631</text:p>
          </table:table-cell>
          <table:table-cell office:value-type="float" office:value="0.1781206" calcext:value-type="float">
            <text:p>0,1781206</text:p>
          </table:table-cell>
          <table:table-cell office:value-type="float" office:value="0.3070986" calcext:value-type="float">
            <text:p>0,3070986</text:p>
          </table:table-cell>
          <table:table-cell office:value-type="float" office:value="0.6151253" calcext:value-type="float">
            <text:p>0,6151253</text:p>
          </table:table-cell>
          <table:table-cell office:value-type="float" office:value="446.6655" calcext:value-type="float">
            <text:p>446,6655</text:p>
          </table:table-cell>
          <table:table-cell office:value-type="float" office:value="0.434631" calcext:value-type="float">
            <text:p>0,434631</text:p>
          </table:table-cell>
          <table:table-cell office:value-type="float" office:value="0" calcext:value-type="float">
            <text:p>0</text:p>
          </table:table-cell>
          <table:table-cell office:value-type="float" office:value="0.1781206" calcext:value-type="float">
            <text:p>0,1781206</text:p>
          </table:table-cell>
          <table:table-cell office:value-type="float" office:value="0.3070986" calcext:value-type="float">
            <text:p>0,3070986</text:p>
          </table:table-cell>
          <table:table-cell office:value-type="float" office:value="0.6151253" calcext:value-type="float">
            <text:p>0,6151253</text:p>
          </table:table-cell>
          <table:table-cell office:value-type="float" office:value="446.6655" calcext:value-type="float">
            <text:p>446,6655</text:p>
          </table:table-cell>
          <table:table-cell office:value-type="float" office:value="1043" calcext:value-type="float">
            <text:p>1043</text:p>
          </table:table-cell>
          <table:table-cell office:value-type="float" office:value="0.1781206" calcext:value-type="float">
            <text:p>0,1781206</text:p>
          </table:table-cell>
          <table:table-cell office:value-type="float" office:value="737" calcext:value-type="float">
            <text:p>737</text:p>
          </table:table-cell>
          <table:table-cell office:value-type="float" office:value="1476" calcext:value-type="float">
            <text:p>1476</text:p>
          </table:table-cell>
          <table:table-cell office:value-type="float" office:value="446.6655" calcext:value-type="float">
            <text:p>446,6655</text:p>
          </table:table-cell>
          <table:table-cell office:value-type="float" office:value="0.522390025157509" calcext:value-type="float">
            <text:p>0,522390025157509</text:p>
          </table:table-cell>
          <table:table-cell office:value-type="float" office:value="0.520945447723114" calcext:value-type="float">
            <text:p>0,520945447723114</text:p>
          </table:table-cell>
          <table:table-cell office:value-type="float" office:value="0.524329693942662" calcext:value-type="float">
            <text:p>0,524329693942662</text:p>
          </table:table-cell>
          <table:table-cell office:value-type="float" office:value="0.468293695365426" calcext:value-type="float">
            <text:p>0,468293695365426</text:p>
          </table:table-cell>
          <table:table-cell office:value-type="float" office:value="0.512244424866851" calcext:value-type="float">
            <text:p>0,512244424866851</text:p>
          </table:table-cell>
          <table:table-cell office:value-type="float" office:value="0.532721233230351" calcext:value-type="float">
            <text:p>0,5327212332303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626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10mn-haz-cos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5-08T18:18:48.15" calcext:value-type="date">
            <text:p>2024-05-08 18:18:48</text:p>
          </table:table-cell>
          <table:table-cell office:value-type="float" office:value="1.26891" calcext:value-type="float">
            <text:p>1,26891</text:p>
          </table:table-cell>
          <table:table-cell office:value-type="string" calcext:value-type="string">
            <text:p>C:\git\pyaudisam\tests\tmp\val-oanlr\SylvAtri-ab-m-10mn-haz-cos-ffru476t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48.866" calcext:value-type="float">
            <text:p>4348,866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1162215" calcext:value-type="float">
            <text:p>0,1162215</text:p>
          </table:table-cell>
          <table:table-cell office:value-type="float" office:value="0.01354569" calcext:value-type="float">
            <text:p>0,01354569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0001123162" calcext:value-type="float">
            <text:p>0,0001123162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000974612" calcext:value-type="float">
            <text:p>0,0000974612</text:p>
          </table:table-cell>
          <table:table-cell office:value-type="float" office:value="0.0001294354" calcext:value-type="float">
            <text:p>0,0001294354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08469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5907977" calcext:value-type="float">
            <text:p>0,05907977</text:p>
          </table:table-cell>
          <table:table-cell office:value-type="float" office:value="0.07846214" calcext:value-type="float">
            <text:p>0,07846214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4</text:p>
          </table:table-cell>
          <table:table-cell office:value-type="float" office:value="0.03612393" calcext:value-type="float">
            <text:p>0,03612393</text:p>
          </table:table-cell>
          <table:table-cell office:value-type="float" office:value="124.2963" calcext:value-type="float">
            <text:p>124,2963</text:p>
          </table:table-cell>
          <table:table-cell office:value-type="float" office:value="143.2614" calcext:value-type="float">
            <text:p>143,2614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897</text:p>
          </table:table-cell>
          <table:table-cell office:value-type="float" office:value="4356.788" calcext:value-type="float">
            <text:p>4356,788</text:p>
          </table:table-cell>
          <table:table-cell office:value-type="float" office:value="-2172.433" calcext:value-type="float">
            <text:p>-2172,433</text:p>
          </table:table-cell>
          <table:table-cell office:value-type="float" office:value="0.6298499" calcext:value-type="float">
            <text:p>0,6298499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2136" calcext:value-type="float">
            <text:p>99,72136</text:p>
          </table:table-cell>
          <table:table-cell office:value-type="float" office:value="3.850964" calcext:value-type="float">
            <text:p>3,850964</text:p>
          </table:table-cell>
          <table:table-cell table:number-columns-repeated="3"/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01964163" calcext:value-type="float">
            <text:p>0,01964163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8845427485552" calcext:value-type="float">
            <text:p>0,368845427485552</text:p>
          </table:table-cell>
          <table:table-cell office:value-type="float" office:value="0.387987210416171" calcext:value-type="float">
            <text:p>0,387987210416171</text:p>
          </table:table-cell>
          <table:table-cell office:value-type="float" office:value="0.392940578426297" calcext:value-type="float">
            <text:p>0,392940578426297</text:p>
          </table:table-cell>
          <table:table-cell office:value-type="float" office:value="0.235825912567483" calcext:value-type="float">
            <text:p>0,235825912567483</text:p>
          </table:table-cell>
          <table:table-cell office:value-type="float" office:value="0.414089938693174" calcext:value-type="float">
            <text:p>0,414089938693174</text:p>
          </table:table-cell>
          <table:table-cell office:value-type="float" office:value="0.430954612957021" calcext:value-type="float">
            <text:p>0,430954612957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626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10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4-05-08T18:18:48.16" calcext:value-type="date">
            <text:p>2024-05-08 18:18:48</text:p>
          </table:table-cell>
          <table:table-cell office:value-type="float" office:value="1.149106" calcext:value-type="float">
            <text:p>1,149106</text:p>
          </table:table-cell>
          <table:table-cell office:value-type="string" calcext:value-type="string">
            <text:p>C:\git\pyaudisam\tests\tmp\val-oanlr\SylvAtri-ab-m-10mn-haz-cos-l10-fgjvehd5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99.4845360824742" calcext:value-type="float">
            <text:p>99,48453608247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12.773" calcext:value-type="float">
            <text:p>4312,773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6395483" calcext:value-type="float">
            <text:p>0,06395483</text:p>
          </table:table-cell>
          <table:table-cell office:value-type="float" office:value="0.00233829" calcext:value-type="float">
            <text:p>0,00233829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001130638" calcext:value-type="float">
            <text:p>0,0001130638</text:p>
          </table:table-cell>
          <table:table-cell office:value-type="float" office:value="0.07307657" calcext:value-type="float">
            <text:p>0,07307657</text:p>
          </table:table-cell>
          <table:table-cell office:value-type="float" office:value="0.00009795059" calcext:value-type="float">
            <text:p>0,00009795059</text:p>
          </table:table-cell>
          <table:table-cell office:value-type="float" office:value="0.0001305089" calcext:value-type="float">
            <text:p>0,0001305089</text:p>
          </table:table-cell>
          <table:table-cell office:value-type="float" office:value="384" calcext:value-type="float">
            <text:p>384</text:p>
          </table:table-cell>
          <table:table-cell office:value-type="float" office:value="0.06763452" calcext:value-type="float">
            <text:p>0,06763452</text:p>
          </table:table-cell>
          <table:table-cell office:value-type="float" office:value="0.07307658" calcext:value-type="float">
            <text:p>0,07307658</text:p>
          </table:table-cell>
          <table:table-cell office:value-type="float" office:value="0.05859382" calcext:value-type="float">
            <text:p>0,05859382</text:p>
          </table:table-cell>
          <table:table-cell office:value-type="float" office:value="0.07807013" calcext:value-type="float">
            <text:p>0,07807013</text:p>
          </table:table-cell>
          <table:table-cell office:value-type="float" office:value="384" calcext:value-type="float">
            <text:p>384</text:p>
          </table:table-cell>
          <table:table-cell office:value-type="float" office:value="133.0005" calcext:value-type="float">
            <text:p>133,0005</text:p>
          </table:table-cell>
          <table:table-cell office:value-type="float" office:value="0.03653829" calcext:value-type="float">
            <text:p>0,03653829</text:p>
          </table:table-cell>
          <table:table-cell office:value-type="float" office:value="123.7838" calcext:value-type="float">
            <text:p>123,7838</text:p>
          </table:table-cell>
          <table:table-cell office:value-type="float" office:value="142.9034" calcext:value-type="float">
            <text:p>142,9034</text:p>
          </table:table-cell>
          <table:table-cell office:value-type="float" office:value="384" calcext:value-type="float">
            <text:p>384</text:p>
          </table:table-cell>
          <table:table-cell office:value-type="float" office:value="4312.805" calcext:value-type="float">
            <text:p>4312,805</text:p>
          </table:table-cell>
          <table:table-cell office:value-type="float" office:value="4320.685" calcext:value-type="float">
            <text:p>4320,685</text:p>
          </table:table-cell>
          <table:table-cell office:value-type="float" office:value="-2154.387" calcext:value-type="float">
            <text:p>-2154,387</text:p>
          </table:table-cell>
          <table:table-cell office:value-type="float" office:value="0.6285676" calcext:value-type="float">
            <text:p>0,628567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5757" calcext:value-type="float">
            <text:p>99,65757</text:p>
          </table:table-cell>
          <table:table-cell office:value-type="float" office:value="3.849827" calcext:value-type="float">
            <text:p>3,849827</text:p>
          </table:table-cell>
          <table:table-cell table:number-columns-repeated="3"/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3655758" calcext:value-type="float">
            <text:p>0,3655758</text:p>
          </table:table-cell>
          <table:table-cell office:value-type="float" office:value="0.02002603" calcext:value-type="float">
            <text:p>0,02002603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877" calcext:value-type="float">
            <text:p>877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718" calcext:value-type="float">
            <text:p>718</text:p>
          </table:table-cell>
          <table:table-cell office:value-type="float" office:value="1072" calcext:value-type="float">
            <text:p>107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281873316296409" calcext:value-type="float">
            <text:p>0,281873316296409</text:p>
          </table:table-cell>
          <table:table-cell office:value-type="float" office:value="0.306580324035525" calcext:value-type="float">
            <text:p>0,306580324035525</text:p>
          </table:table-cell>
          <table:table-cell office:value-type="float" office:value="0.310536957566788" calcext:value-type="float">
            <text:p>0,310536957566788</text:p>
          </table:table-cell>
          <table:table-cell office:value-type="float" office:value="0.155365425416861" calcext:value-type="float">
            <text:p>0,155365425416861</text:p>
          </table:table-cell>
          <table:table-cell office:value-type="float" office:value="0.335845718188754" calcext:value-type="float">
            <text:p>0,335845718188754</text:p>
          </table:table-cell>
          <table:table-cell office:value-type="float" office:value="0.349499723840419" calcext:value-type="float">
            <text:p>0,3494997238404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1626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10mn-haz-cos-r28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8T18:18:48.17" calcext:value-type="date">
            <text:p>2024-05-08 18:18:48</text:p>
          </table:table-cell>
          <table:table-cell office:value-type="float" office:value="1.474691" calcext:value-type="float">
            <text:p>1,474691</text:p>
          </table:table-cell>
          <table:table-cell office:value-type="string" calcext:value-type="string">
            <text:p>C:\git\pyaudisam\tests\tmp\val-oanlr\SylvAtri-ab-m-10mn-haz-cos-r280-10gays5n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5.360824742268" calcext:value-type="float">
            <text:p>95,3608247422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5.838" calcext:value-type="float">
            <text:p>4005,838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6283593" calcext:value-type="float">
            <text:p>0,06283593</text:p>
          </table:table-cell>
          <table:table-cell office:value-type="float" office:value="0.002090871" calcext:value-type="float">
            <text:p>0,002090871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001198489" calcext:value-type="float">
            <text:p>0,0001198489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0001025259" calcext:value-type="float">
            <text:p>0,0001025259</text:p>
          </table:table-cell>
          <table:table-cell office:value-type="float" office:value="0.0001400987" calcext:value-type="float">
            <text:p>0,0001400987</text:p>
          </table:table-cell>
          <table:table-cell office:value-type="float" office:value="368" calcext:value-type="float">
            <text:p>368</text:p>
          </table:table-cell>
          <table:table-cell office:value-type="float" office:value="0.2128531" calcext:value-type="float">
            <text:p>0,2128531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1820873" calcext:value-type="float">
            <text:p>0,1820873</text:p>
          </table:table-cell>
          <table:table-cell office:value-type="float" office:value="0.2488171" calcext:value-type="float">
            <text:p>0,2488171</text:p>
          </table:table-cell>
          <table:table-cell office:value-type="float" office:value="368" calcext:value-type="float">
            <text:p>368</text:p>
          </table:table-cell>
          <table:table-cell office:value-type="float" office:value="129.1808" calcext:value-type="float">
            <text:p>129,1808</text:p>
          </table:table-cell>
          <table:table-cell office:value-type="float" office:value="0.03975783" calcext:value-type="float">
            <text:p>0,03975783</text:p>
          </table:table-cell>
          <table:table-cell office:value-type="float" office:value="119.4697" calcext:value-type="float">
            <text:p>119,4697</text:p>
          </table:table-cell>
          <table:table-cell office:value-type="float" office:value="139.6813" calcext:value-type="float">
            <text:p>139,6813</text:p>
          </table:table-cell>
          <table:table-cell office:value-type="float" office:value="368" calcext:value-type="float">
            <text:p>368</text:p>
          </table:table-cell>
          <table:table-cell office:value-type="float" office:value="4005.871" calcext:value-type="float">
            <text:p>4005,871</text:p>
          </table:table-cell>
          <table:table-cell office:value-type="float" office:value="4013.666" calcext:value-type="float">
            <text:p>4013,666</text:p>
          </table:table-cell>
          <table:table-cell office:value-type="float" office:value="-2000.919" calcext:value-type="float">
            <text:p>-2000,919</text:p>
          </table:table-cell>
          <table:table-cell office:value-type="float" office:value="0.5334023" calcext:value-type="float">
            <text:p>0,533402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5921" calcext:value-type="float">
            <text:p>96,95921</text:p>
          </table:table-cell>
          <table:table-cell office:value-type="float" office:value="3.566996" calcext:value-type="float">
            <text:p>3,566996</text:p>
          </table:table-cell>
          <table:table-cell table:number-columns-repeated="3"/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3714516" calcext:value-type="float">
            <text:p>0,3714516</text:p>
          </table:table-cell>
          <table:table-cell office:value-type="float" office:value="0" calcext:value-type="float">
            <text:p>0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891" calcext:value-type="float">
            <text:p>891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722" calcext:value-type="float">
            <text:p>722</text:p>
          </table:table-cell>
          <table:table-cell office:value-type="float" office:value="1100" calcext:value-type="float">
            <text:p>1100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528426980928442" calcext:value-type="float">
            <text:p>0,528426980928442</text:p>
          </table:table-cell>
          <table:table-cell office:value-type="float" office:value="0.530735102698987" calcext:value-type="float">
            <text:p>0,530735102698987</text:p>
          </table:table-cell>
          <table:table-cell office:value-type="float" office:value="0.537994013211324" calcext:value-type="float">
            <text:p>0,537994013211324</text:p>
          </table:table-cell>
          <table:table-cell office:value-type="float" office:value="0.415860487567649" calcext:value-type="float">
            <text:p>0,415860487567649</text:p>
          </table:table-cell>
          <table:table-cell office:value-type="float" office:value="0.537481877095668" calcext:value-type="float">
            <text:p>0,537481877095668</text:p>
          </table:table-cell>
          <table:table-cell office:value-type="float" office:value="0.568613935262757" calcext:value-type="float">
            <text:p>0,5686139352627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26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10mn-haz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48.18" calcext:value-type="date">
            <text:p>2024-05-08 18:18:48</text:p>
          </table:table-cell>
          <table:table-cell office:value-type="float" office:value="1.427023" calcext:value-type="float">
            <text:p>1,427023</text:p>
          </table:table-cell>
          <table:table-cell office:value-type="string" calcext:value-type="string">
            <text:p>C:\git\pyaudisam\tests\tmp\val-oanlr\SylvAtri-ab-m-10mn-haz-cos-l15-r300-oiqy1gt4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4.8453608247423" calcext:value-type="float">
            <text:p>94,84536082474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83.871" calcext:value-type="float">
            <text:p>3983,871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1316856" calcext:value-type="float">
            <text:p>0,1316856</text:p>
          </table:table-cell>
          <table:table-cell office:value-type="float" office:value="0.00395304" calcext:value-type="float">
            <text:p>0,00395304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0001184709" calcext:value-type="float">
            <text:p>0,0001184709</text:p>
          </table:table-cell>
          <table:table-cell office:value-type="float" office:value="0.1150003" calcext:value-type="float">
            <text:p>0,1150003</text:p>
          </table:table-cell>
          <table:table-cell office:value-type="float" office:value="0.00009456273" calcext:value-type="float">
            <text:p>0,00009456273</text:p>
          </table:table-cell>
          <table:table-cell office:value-type="float" office:value="0.0001484237" calcext:value-type="float">
            <text:p>0,0001484237</text:p>
          </table:table-cell>
          <table:table-cell office:value-type="float" office:value="365" calcext:value-type="float">
            <text:p>365</text:p>
          </table:table-cell>
          <table:table-cell office:value-type="float" office:value="0.1875754" calcext:value-type="float">
            <text:p>0,1875754</text:p>
          </table:table-cell>
          <table:table-cell office:value-type="float" office:value="0.1150004" calcext:value-type="float">
            <text:p>0,1150004</text:p>
          </table:table-cell>
          <table:table-cell office:value-type="float" office:value="0.1497215" calcext:value-type="float">
            <text:p>0,1497215</text:p>
          </table:table-cell>
          <table:table-cell office:value-type="float" office:value="0.2349998" calcext:value-type="float">
            <text:p>0,2349998</text:p>
          </table:table-cell>
          <table:table-cell office:value-type="float" office:value="365" calcext:value-type="float">
            <text:p>365</text:p>
          </table:table-cell>
          <table:table-cell office:value-type="float" office:value="129.9299" calcext:value-type="float">
            <text:p>129,9299</text:p>
          </table:table-cell>
          <table:table-cell office:value-type="float" office:value="0.05750018" calcext:value-type="float">
            <text:p>0,05750018</text:p>
          </table:table-cell>
          <table:table-cell office:value-type="float" office:value="116.0493" calcext:value-type="float">
            <text:p>116,0493</text:p>
          </table:table-cell>
          <table:table-cell office:value-type="float" office:value="145.4708" calcext:value-type="float">
            <text:p>145,4708</text:p>
          </table:table-cell>
          <table:table-cell office:value-type="float" office:value="365" calcext:value-type="float">
            <text:p>365</text:p>
          </table:table-cell>
          <table:table-cell office:value-type="float" office:value="3983.937" calcext:value-type="float">
            <text:p>3983,937</text:p>
          </table:table-cell>
          <table:table-cell office:value-type="float" office:value="3995.596" calcext:value-type="float">
            <text:p>3995,596</text:p>
          </table:table-cell>
          <table:table-cell office:value-type="float" office:value="-1988.936" calcext:value-type="float">
            <text:p>-1988,936</text:p>
          </table:table-cell>
          <table:table-cell office:value-type="float" office:value="0.5200226" calcext:value-type="float">
            <text:p>0,520022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73524" calcext:value-type="float">
            <text:p>97,73524</text:p>
          </table:table-cell>
          <table:table-cell office:value-type="float" office:value="3.58478" calcext:value-type="float">
            <text:p>3,58478</text:p>
          </table:table-cell>
          <table:table-cell office:value-type="float" office:value="0.000003963984" calcext:value-type="float">
            <text:p>0,000003963984</text:p>
          </table:table-cell>
          <table:table-cell table:number-columns-repeated="2"/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365196" calcext:value-type="float">
            <text:p>0,365196</text:p>
          </table:table-cell>
          <table:table-cell office:value-type="float" office:value="0.0192345" calcext:value-type="float">
            <text:p>0,0192345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876" calcext:value-type="float">
            <text:p>87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672" calcext:value-type="float">
            <text:p>672</text:p>
          </table:table-cell>
          <table:table-cell office:value-type="float" office:value="1144" calcext:value-type="float">
            <text:p>1144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603760114952886" calcext:value-type="float">
            <text:p>0,603760114952886</text:p>
          </table:table-cell>
          <table:table-cell office:value-type="float" office:value="0.594634095474703" calcext:value-type="float">
            <text:p>0,594634095474703</text:p>
          </table:table-cell>
          <table:table-cell office:value-type="float" office:value="0.60314746655221" calcext:value-type="float">
            <text:p>0,60314746655221</text:p>
          </table:table-cell>
          <table:table-cell office:value-type="float" office:value="0.527735537014966" calcext:value-type="float">
            <text:p>0,527735537014966</text:p>
          </table:table-cell>
          <table:table-cell office:value-type="float" office:value="0.593291066677959" calcext:value-type="float">
            <text:p>0,593291066677959</text:p>
          </table:table-cell>
          <table:table-cell office:value-type="float" office:value="0.621482724930574" calcext:value-type="float">
            <text:p>0,6214827249305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626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Atri-ab-m-10mn-haz-cos-l20-r300-m1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8.2" calcext:value-type="date">
            <text:p>2024-05-08 18:18:48</text:p>
          </table:table-cell>
          <table:table-cell office:value-type="float" office:value="1.52553" calcext:value-type="float">
            <text:p>1,52553</text:p>
          </table:table-cell>
          <table:table-cell office:value-type="string" calcext:value-type="string">
            <text:p>C:\git\pyaudisam\tests\tmp\val-oanlr\SylvAtri-ab-m-10mn-haz-cos-l20-r300-m18-s5uefm8j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4.0721649484536" calcext:value-type="float">
            <text:p>94,0721649484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9.508" calcext:value-type="float">
            <text:p>3939,508</text:p>
          </table:table-cell>
          <table:table-cell table:number-columns-repeated="2" office:value-type="float" office:value="0.01529652" calcext:value-type="float">
            <text:p>0,01529652</text:p>
          </table:table-cell>
          <table:table-cell table:number-columns-repeated="2"/>
          <table:table-cell office:value-type="float" office:value="0.0001441559" calcext:value-type="float">
            <text:p>0,0001441559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00009659945" calcext:value-type="float">
            <text:p>0,00009659945</text:p>
          </table:table-cell>
          <table:table-cell office:value-type="float" office:value="0.0002151246" calcext:value-type="float">
            <text:p>0,0002151246</text:p>
          </table:table-cell>
          <table:table-cell office:value-type="float" office:value="361" calcext:value-type="float">
            <text:p>361</text:p>
          </table:table-cell>
          <table:table-cell office:value-type="float" office:value="0.1541541" calcext:value-type="float">
            <text:p>0,1541541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1032993" calcext:value-type="float">
            <text:p>0,1032993</text:p>
          </table:table-cell>
          <table:table-cell office:value-type="float" office:value="0.230045" calcext:value-type="float">
            <text:p>0,230045</text:p>
          </table:table-cell>
          <table:table-cell office:value-type="float" office:value="361" calcext:value-type="float">
            <text:p>361</text:p>
          </table:table-cell>
          <table:table-cell office:value-type="float" office:value="117.7874" calcext:value-type="float">
            <text:p>117,7874</text:p>
          </table:table-cell>
          <table:table-cell office:value-type="float" office:value="0.1028461" calcext:value-type="float">
            <text:p>0,1028461</text:p>
          </table:table-cell>
          <table:table-cell office:value-type="float" office:value="96.27034" calcext:value-type="float">
            <text:p>96,27034</text:p>
          </table:table-cell>
          <table:table-cell office:value-type="float" office:value="144.1136" calcext:value-type="float">
            <text:p>144,1136</text:p>
          </table:table-cell>
          <table:table-cell office:value-type="float" office:value="361" calcext:value-type="float">
            <text:p>361</text:p>
          </table:table-cell>
          <table:table-cell office:value-type="float" office:value="3939.619" calcext:value-type="float">
            <text:p>3939,619</text:p>
          </table:table-cell>
          <table:table-cell office:value-type="float" office:value="3955.107" calcext:value-type="float">
            <text:p>3955,107</text:p>
          </table:table-cell>
          <table:table-cell office:value-type="float" office:value="-1965.754" calcext:value-type="float">
            <text:p>-1965,754</text:p>
          </table:table-cell>
          <table:table-cell office:value-type="float" office:value="0.5723255" calcext:value-type="float">
            <text:p>0,572325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728" calcext:value-type="float">
            <text:p>101,728</text:p>
          </table:table-cell>
          <table:table-cell office:value-type="float" office:value="3.889156" calcext:value-type="float">
            <text:p>3,889156</text:p>
          </table:table-cell>
          <table:table-cell office:value-type="float" office:value="0.01696699" calcext:value-type="float">
            <text:p>0,01696699</text:p>
          </table:table-cell>
          <table:table-cell office:value-type="float" office:value="0.1499826" calcext:value-type="float">
            <text:p>0,1499826</text:p>
          </table:table-cell>
          <table:table-cell/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4407494" calcext:value-type="float">
            <text:p>0,4407494</text:p>
          </table:table-cell>
          <table:table-cell office:value-type="float" office:value="0.1007703" calcext:value-type="float">
            <text:p>0,1007703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1058" calcext:value-type="float">
            <text:p>1058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693" calcext:value-type="float">
            <text:p>693</text:p>
          </table:table-cell>
          <table:table-cell office:value-type="float" office:value="1615" calcext:value-type="float">
            <text:p>1615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372664443774518" calcext:value-type="float">
            <text:p>0,372664443774518</text:p>
          </table:table-cell>
          <table:table-cell office:value-type="float" office:value="0.364958939607829" calcext:value-type="float">
            <text:p>0,364958939607829</text:p>
          </table:table-cell>
          <table:table-cell office:value-type="float" office:value="0.364301200006641" calcext:value-type="float">
            <text:p>0,364301200006641</text:p>
          </table:table-cell>
          <table:table-cell office:value-type="float" office:value="0.256138742233086" calcext:value-type="float">
            <text:p>0,256138742233086</text:p>
          </table:table-cell>
          <table:table-cell office:value-type="float" office:value="0.383052813680011" calcext:value-type="float">
            <text:p>0,383052813680011</text:p>
          </table:table-cell>
          <table:table-cell office:value-type="float" office:value="0.369423483938219" calcext:value-type="float">
            <text:p>0,3694234839382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1626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5.3754097831903" calcext:value-type="float">
            <text:p>25,3754097831903</text:p>
          </table:table-cell>
          <table:table-cell office:value-type="float" office:value="417.391107327081" calcext:value-type="float">
            <text:p>417,3911073270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ylvAtri-ab-m-10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5.3754097831903" calcext:value-type="float">
            <text:p>25,3754097831903</text:p>
          </table:table-cell>
          <table:table-cell office:value-type="float" office:value="417.391107327081" calcext:value-type="float">
            <text:p>417,39110732708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8.42" calcext:value-type="date">
            <text:p>2024-05-08 18:18:48</text:p>
          </table:table-cell>
          <table:table-cell office:value-type="float" office:value="1.079749" calcext:value-type="float">
            <text:p>1,079749</text:p>
          </table:table-cell>
          <table:table-cell office:value-type="string" calcext:value-type="string">
            <text:p>C:\git\pyaudisam\tests\tmp\val-oanlr\SylvAtri-ab-m-10mn-haz-cos-la-ra-ma-xzhekkcy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051677" calcext:value-type="float">
            <text:p>0,07051677</text:p>
          </table:table-cell>
          <table:table-cell office:value-type="float" office:value="1.684113" calcext:value-type="float">
            <text:p>1,684113</text:p>
          </table:table-cell>
          <table:table-cell office:value-type="float" office:value="2.227498" calcext:value-type="float">
            <text:p>2,227498</text:p>
          </table:table-cell>
          <table:table-cell office:value-type="float" office:value="95" calcext:value-type="float">
            <text:p>95</text:p>
          </table:table-cell>
          <table:table-cell office:value-type="float" office:value="25.3754" calcext:value-type="float">
            <text:p>25,3754</text:p>
          </table:table-cell>
          <table:table-cell office:value-type="float" office:value="417.391" calcext:value-type="float">
            <text:p>417,391</text:p>
          </table:table-cell>
          <table:table-cell office:value-type="float" office:value="94.8453608247423" calcext:value-type="float">
            <text:p>94,84536082474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39.711" calcext:value-type="float">
            <text:p>4039,711</text:p>
          </table:table-cell>
          <table:table-cell table:number-columns-repeated="2" office:value-type="float" office:value="0.1875411" calcext:value-type="float">
            <text:p>0,1875411</text:p>
          </table:table-cell>
          <table:table-cell table:number-columns-repeated="2"/>
          <table:table-cell office:value-type="float" office:value="0.0001205024" calcext:value-type="float">
            <text:p>0,0001205024</text:p>
          </table:table-cell>
          <table:table-cell office:value-type="float" office:value="0.08438717" calcext:value-type="float">
            <text:p>0,08438717</text:p>
          </table:table-cell>
          <table:table-cell office:value-type="float" office:value="0.0001021068" calcext:value-type="float">
            <text:p>0,0001021068</text:p>
          </table:table-cell>
          <table:table-cell office:value-type="float" office:value="0.0001422121" calcext:value-type="float">
            <text:p>0,0001422121</text:p>
          </table:table-cell>
          <table:table-cell office:value-type="float" office:value="366" calcext:value-type="float">
            <text:p>366</text:p>
          </table:table-cell>
          <table:table-cell office:value-type="float" office:value="0.09526826" calcext:value-type="float">
            <text:p>0,09526826</text:p>
          </table:table-cell>
          <table:table-cell office:value-type="float" office:value="0.08438718" calcext:value-type="float">
            <text:p>0,08438718</text:p>
          </table:table-cell>
          <table:table-cell office:value-type="float" office:value="0.08072484" calcext:value-type="float">
            <text:p>0,08072484</text:p>
          </table:table-cell>
          <table:table-cell office:value-type="float" office:value="0.1124318" calcext:value-type="float">
            <text:p>0,1124318</text:p>
          </table:table-cell>
          <table:table-cell office:value-type="float" office:value="366" calcext:value-type="float">
            <text:p>366</text:p>
          </table:table-cell>
          <table:table-cell office:value-type="float" office:value="128.83" calcext:value-type="float">
            <text:p>128,83</text:p>
          </table:table-cell>
          <table:table-cell office:value-type="float" office:value="0.04219359" calcext:value-type="float">
            <text:p>0,04219359</text:p>
          </table:table-cell>
          <table:table-cell office:value-type="float" office:value="118.5765" calcext:value-type="float">
            <text:p>118,5765</text:p>
          </table:table-cell>
          <table:table-cell office:value-type="float" office:value="139.9702" calcext:value-type="float">
            <text:p>139,9702</text:p>
          </table:table-cell>
          <table:table-cell office:value-type="float" office:value="366" calcext:value-type="float">
            <text:p>366</text:p>
          </table:table-cell>
          <table:table-cell office:value-type="float" office:value="4039.744" calcext:value-type="float">
            <text:p>4039,744</text:p>
          </table:table-cell>
          <table:table-cell office:value-type="float" office:value="4047.527" calcext:value-type="float">
            <text:p>4047,527</text:p>
          </table:table-cell>
          <table:table-cell office:value-type="float" office:value="-2017.855" calcext:value-type="float">
            <text:p>-2017,855</text:p>
          </table:table-cell>
          <table:table-cell office:value-type="float" office:value="0.7559071" calcext:value-type="float">
            <text:p>0,7559071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50884" calcext:value-type="float">
            <text:p>96,50884</text:p>
          </table:table-cell>
          <table:table-cell office:value-type="float" office:value="3.650176" calcext:value-type="float">
            <text:p>3,650176</text:p>
          </table:table-cell>
          <table:table-cell table:number-columns-repeated="3"/>
          <table:table-cell office:value-type="float" office:value="0.3714582" calcext:value-type="float">
            <text:p>0,3714582</text:p>
          </table:table-cell>
          <table:table-cell office:value-type="float" office:value="0.1099719" calcext:value-type="float">
            <text:p>0,1099719</text:p>
          </table:table-cell>
          <table:table-cell office:value-type="float" office:value="0.2994153" calcext:value-type="float">
            <text:p>0,2994153</text:p>
          </table:table-cell>
          <table:table-cell office:value-type="float" office:value="0.4608356" calcext:value-type="float">
            <text:p>0,4608356</text:p>
          </table:table-cell>
          <table:table-cell office:value-type="float" office:value="366.715" calcext:value-type="float">
            <text:p>366,715</text:p>
          </table:table-cell>
          <table:table-cell office:value-type="float" office:value="0.3714582" calcext:value-type="float">
            <text:p>0,3714582</text:p>
          </table:table-cell>
          <table:table-cell office:value-type="float" office:value="0" calcext:value-type="float">
            <text:p>0</text:p>
          </table:table-cell>
          <table:table-cell office:value-type="float" office:value="0.1099719" calcext:value-type="float">
            <text:p>0,1099719</text:p>
          </table:table-cell>
          <table:table-cell office:value-type="float" office:value="0.2994153" calcext:value-type="float">
            <text:p>0,2994153</text:p>
          </table:table-cell>
          <table:table-cell office:value-type="float" office:value="0.4608356" calcext:value-type="float">
            <text:p>0,4608356</text:p>
          </table:table-cell>
          <table:table-cell office:value-type="float" office:value="366.715" calcext:value-type="float">
            <text:p>366,715</text:p>
          </table:table-cell>
          <table:table-cell office:value-type="float" office:value="891" calcext:value-type="float">
            <text:p>891</text:p>
          </table:table-cell>
          <table:table-cell office:value-type="float" office:value="0.1099719" calcext:value-type="float">
            <text:p>0,1099719</text:p>
          </table:table-cell>
          <table:table-cell office:value-type="float" office:value="719" calcext:value-type="float">
            <text:p>719</text:p>
          </table:table-cell>
          <table:table-cell office:value-type="float" office:value="1106" calcext:value-type="float">
            <text:p>1106</text:p>
          </table:table-cell>
          <table:table-cell office:value-type="float" office:value="366.715" calcext:value-type="float">
            <text:p>366,715</text:p>
          </table:table-cell>
          <table:table-cell office:value-type="float" office:value="0.635509876878212" calcext:value-type="float">
            <text:p>0,635509876878212</text:p>
          </table:table-cell>
          <table:table-cell office:value-type="float" office:value="0.623373941887174" calcext:value-type="float">
            <text:p>0,623373941887174</text:p>
          </table:table-cell>
          <table:table-cell office:value-type="float" office:value="0.632129436002896" calcext:value-type="float">
            <text:p>0,632129436002896</text:p>
          </table:table-cell>
          <table:table-cell office:value-type="float" office:value="0.552295645749084" calcext:value-type="float">
            <text:p>0,552295645749084</text:p>
          </table:table-cell>
          <table:table-cell office:value-type="float" office:value="0.644815058414827" calcext:value-type="float">
            <text:p>0,644815058414827</text:p>
          </table:table-cell>
          <table:table-cell office:value-type="float" office:value="0.655618617939659" calcext:value-type="float">
            <text:p>0,65561861793965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1626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4.7504992650269" calcext:value-type="float">
            <text:p>14,7504992650269</text:p>
          </table:table-cell>
          <table:table-cell office:value-type="float" office:value="500.207639720377" calcext:value-type="float">
            <text:p>500,2076397203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Atri-ab-m-10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4.7504992650269" calcext:value-type="float">
            <text:p>14,7504992650269</text:p>
          </table:table-cell>
          <table:table-cell office:value-type="float" office:value="500.207639720377" calcext:value-type="float">
            <text:p>500,20763972037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8.59" calcext:value-type="date">
            <text:p>2024-05-08 18:18:48</text:p>
          </table:table-cell>
          <table:table-cell office:value-type="float" office:value="1.032893" calcext:value-type="float">
            <text:p>1,032893</text:p>
          </table:table-cell>
          <table:table-cell office:value-type="string" calcext:value-type="string">
            <text:p>C:\git\pyaudisam\tests\tmp\val-oanlr\SylvAtri-ab-m-10mn-haz-cos-la-ra-ma-cfdlpkj9</text:p>
          </table:table-cell>
          <table:table-cell office:value-type="float" office:value="380" calcext:value-type="float">
            <text:p>38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0.07111657" calcext:value-type="float">
            <text:p>0,07111657</text:p>
          </table:table-cell>
          <table:table-cell office:value-type="float" office:value="1.736968" calcext:value-type="float">
            <text:p>1,736968</text:p>
          </table:table-cell>
          <table:table-cell office:value-type="float" office:value="2.302864" calcext:value-type="float">
            <text:p>2,302864</text:p>
          </table:table-cell>
          <table:table-cell office:value-type="float" office:value="95" calcext:value-type="float">
            <text:p>95</text:p>
          </table:table-cell>
          <table:table-cell office:value-type="float" office:value="14.7505" calcext:value-type="float">
            <text:p>14,7505</text:p>
          </table:table-cell>
          <table:table-cell office:value-type="float" office:value="500.208" calcext:value-type="float">
            <text:p>500,208</text:p>
          </table:table-cell>
          <table:table-cell office:value-type="float" office:value="97.9381443298969" calcext:value-type="float">
            <text:p>97,93814432989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23.044" calcext:value-type="float">
            <text:p>4223,044</text:p>
          </table:table-cell>
          <table:table-cell table:number-columns-repeated="2" office:value-type="float" office:value="0.1617601" calcext:value-type="float">
            <text:p>0,1617601</text:p>
          </table:table-cell>
          <table:table-cell table:number-columns-repeated="2"/>
          <table:table-cell office:value-type="float" office:value="0.0001173226" calcext:value-type="float">
            <text:p>0,0001173226</text:p>
          </table:table-cell>
          <table:table-cell office:value-type="float" office:value="0.07736768" calcext:value-type="float">
            <text:p>0,07736768</text:p>
          </table:table-cell>
          <table:table-cell office:value-type="float" office:value="0.000100789" calcext:value-type="float">
            <text:p>0,000100789</text:p>
          </table:table-cell>
          <table:table-cell office:value-type="float" office:value="0.0001365684" calcext:value-type="float">
            <text:p>0,0001365684</text:p>
          </table:table-cell>
          <table:table-cell office:value-type="float" office:value="378" calcext:value-type="float">
            <text:p>378</text:p>
          </table:table-cell>
          <table:table-cell office:value-type="float" office:value="0.06813135" calcext:value-type="float">
            <text:p>0,06813135</text:p>
          </table:table-cell>
          <table:table-cell office:value-type="float" office:value="0.07736769" calcext:value-type="float">
            <text:p>0,07736769</text:p>
          </table:table-cell>
          <table:table-cell office:value-type="float" office:value="0.05853" calcext:value-type="float">
            <text:p>0,05853</text:p>
          </table:table-cell>
          <table:table-cell office:value-type="float" office:value="0.07930773" calcext:value-type="float">
            <text:p>0,07930773</text:p>
          </table:table-cell>
          <table:table-cell office:value-type="float" office:value="378" calcext:value-type="float">
            <text:p>378</text:p>
          </table:table-cell>
          <table:table-cell office:value-type="float" office:value="130.5642" calcext:value-type="float">
            <text:p>130,5642</text:p>
          </table:table-cell>
          <table:table-cell office:value-type="float" office:value="0.03868384" calcext:value-type="float">
            <text:p>0,03868384</text:p>
          </table:table-cell>
          <table:table-cell office:value-type="float" office:value="121.0049" calcext:value-type="float">
            <text:p>121,0049</text:p>
          </table:table-cell>
          <table:table-cell office:value-type="float" office:value="140.8787" calcext:value-type="float">
            <text:p>140,8787</text:p>
          </table:table-cell>
          <table:table-cell office:value-type="float" office:value="378" calcext:value-type="float">
            <text:p>378</text:p>
          </table:table-cell>
          <table:table-cell office:value-type="float" office:value="4223.076" calcext:value-type="float">
            <text:p>4223,076</text:p>
          </table:table-cell>
          <table:table-cell office:value-type="float" office:value="4230.924" calcext:value-type="float">
            <text:p>4230,924</text:p>
          </table:table-cell>
          <table:table-cell office:value-type="float" office:value="-2109.522" calcext:value-type="float">
            <text:p>-2109,522</text:p>
          </table:table-cell>
          <table:table-cell office:value-type="float" office:value="0.7302686" calcext:value-type="float">
            <text:p>0,7302686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0817" calcext:value-type="float">
            <text:p>96,90817</text:p>
          </table:table-cell>
          <table:table-cell office:value-type="float" office:value="3.738398" calcext:value-type="float">
            <text:p>3,738398</text:p>
          </table:table-cell>
          <table:table-cell table:number-columns-repeated="3"/>
          <table:table-cell office:value-type="float" office:value="0.3734495" calcext:value-type="float">
            <text:p>0,3734495</text:p>
          </table:table-cell>
          <table:table-cell office:value-type="float" office:value="0.1050872" calcext:value-type="float">
            <text:p>0,1050872</text:p>
          </table:table-cell>
          <table:table-cell office:value-type="float" office:value="0.303881" calcext:value-type="float">
            <text:p>0,303881</text:p>
          </table:table-cell>
          <table:table-cell office:value-type="float" office:value="0.4589446" calcext:value-type="float">
            <text:p>0,4589446</text:p>
          </table:table-cell>
          <table:table-cell office:value-type="float" office:value="335.0055" calcext:value-type="float">
            <text:p>335,0055</text:p>
          </table:table-cell>
          <table:table-cell office:value-type="float" office:value="0.3734495" calcext:value-type="float">
            <text:p>0,3734495</text:p>
          </table:table-cell>
          <table:table-cell office:value-type="float" office:value="0" calcext:value-type="float">
            <text:p>0</text:p>
          </table:table-cell>
          <table:table-cell office:value-type="float" office:value="0.1050872" calcext:value-type="float">
            <text:p>0,1050872</text:p>
          </table:table-cell>
          <table:table-cell office:value-type="float" office:value="0.303881" calcext:value-type="float">
            <text:p>0,303881</text:p>
          </table:table-cell>
          <table:table-cell office:value-type="float" office:value="0.4589446" calcext:value-type="float">
            <text:p>0,4589446</text:p>
          </table:table-cell>
          <table:table-cell office:value-type="float" office:value="335.0055" calcext:value-type="float">
            <text:p>335,0055</text:p>
          </table:table-cell>
          <table:table-cell office:value-type="float" office:value="896" calcext:value-type="float">
            <text:p>896</text:p>
          </table:table-cell>
          <table:table-cell office:value-type="float" office:value="0.1050872" calcext:value-type="float">
            <text:p>0,1050872</text:p>
          </table:table-cell>
          <table:table-cell office:value-type="float" office:value="729" calcext:value-type="float">
            <text:p>729</text:p>
          </table:table-cell>
          <table:table-cell office:value-type="float" office:value="1101" calcext:value-type="float">
            <text:p>1101</text:p>
          </table:table-cell>
          <table:table-cell office:value-type="float" office:value="335.0055" calcext:value-type="float">
            <text:p>335,0055</text:p>
          </table:table-cell>
          <table:table-cell office:value-type="float" office:value="0.623131055501337" calcext:value-type="float">
            <text:p>0,623131055501337</text:p>
          </table:table-cell>
          <table:table-cell office:value-type="float" office:value="0.613380302149823" calcext:value-type="float">
            <text:p>0,613380302149823</text:p>
          </table:table-cell>
          <table:table-cell office:value-type="float" office:value="0.621572207465122" calcext:value-type="float">
            <text:p>0,621572207465122</text:p>
          </table:table-cell>
          <table:table-cell office:value-type="float" office:value="0.535221794281008" calcext:value-type="float">
            <text:p>0,535221794281008</text:p>
          </table:table-cell>
          <table:table-cell office:value-type="float" office:value="0.632802767292549" calcext:value-type="float">
            <text:p>0,632802767292549</text:p>
          </table:table-cell>
          <table:table-cell office:value-type="float" office:value="0.646994573557277" calcext:value-type="float">
            <text:p>0,6469945735572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6265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.22345053371539" calcext:value-type="float">
            <text:p>1,22345053371539</text:p>
          </table:table-cell>
          <table:table-cell office:value-type="float" office:value="250.862028414042" calcext:value-type="float">
            <text:p>250,8620284140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lvAtri-ab-m-10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.22345053371539" calcext:value-type="float">
            <text:p>1,22345053371539</text:p>
          </table:table-cell>
          <table:table-cell office:value-type="float" office:value="250.862028414042" calcext:value-type="float">
            <text:p>250,8620284140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8.74" calcext:value-type="date">
            <text:p>2024-05-08 18:18:48</text:p>
          </table:table-cell>
          <table:table-cell office:value-type="float" office:value="0.934248" calcext:value-type="float">
            <text:p>0,934248</text:p>
          </table:table-cell>
          <table:table-cell office:value-type="string" calcext:value-type="string">
            <text:p>C:\git\pyaudisam\tests\tmp\val-oanlr\SylvAtri-ab-m-10mn-haz-cos-la-ra-ma-o8iobpcc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356897" calcext:value-type="float">
            <text:p>0,07356897</text:p>
          </table:table-cell>
          <table:table-cell office:value-type="float" office:value="1.660332" calcext:value-type="float">
            <text:p>1,660332</text:p>
          </table:table-cell>
          <table:table-cell office:value-type="float" office:value="2.222714" calcext:value-type="float">
            <text:p>2,222714</text:p>
          </table:table-cell>
          <table:table-cell office:value-type="float" office:value="95" calcext:value-type="float">
            <text:p>95</text:p>
          </table:table-cell>
          <table:table-cell office:value-type="float" office:value="1.22345" calcext:value-type="float">
            <text:p>1,22345</text:p>
          </table:table-cell>
          <table:table-cell office:value-type="float" office:value="250.862" calcext:value-type="float">
            <text:p>250,862</text:p>
          </table:table-cell>
          <table:table-cell office:value-type="float" office:value="94.0721649484536" calcext:value-type="float">
            <text:p>94,0721649484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12.165" calcext:value-type="float">
            <text:p>3912,165</text:p>
          </table:table-cell>
          <table:table-cell table:number-columns-repeated="2" office:value-type="float" office:value="0.5610112" calcext:value-type="float">
            <text:p>0,5610112</text:p>
          </table:table-cell>
          <table:table-cell table:number-columns-repeated="2"/>
          <table:table-cell office:value-type="float" office:value="0.0001222498" calcext:value-type="float">
            <text:p>0,0001222498</text:p>
          </table:table-cell>
          <table:table-cell office:value-type="float" office:value="0.08494999" calcext:value-type="float">
            <text:p>0,08494999</text:p>
          </table:table-cell>
          <table:table-cell office:value-type="float" office:value="0.000103473" calcext:value-type="float">
            <text:p>0,000103473</text:p>
          </table:table-cell>
          <table:table-cell office:value-type="float" office:value="0.000144434" calcext:value-type="float">
            <text:p>0,000144434</text:p>
          </table:table-cell>
          <table:table-cell office:value-type="float" office:value="363" calcext:value-type="float">
            <text:p>363</text:p>
          </table:table-cell>
          <table:table-cell office:value-type="float" office:value="0.2599632" calcext:value-type="float">
            <text:p>0,2599632</text:p>
          </table:table-cell>
          <table:table-cell office:value-type="float" office:value="0.08494999" calcext:value-type="float">
            <text:p>0,08494999</text:p>
          </table:table-cell>
          <table:table-cell office:value-type="float" office:value="0.2200345" calcext:value-type="float">
            <text:p>0,2200345</text:p>
          </table:table-cell>
          <table:table-cell office:value-type="float" office:value="0.3071376" calcext:value-type="float">
            <text:p>0,3071376</text:p>
          </table:table-cell>
          <table:table-cell office:value-type="float" office:value="363" calcext:value-type="float">
            <text:p>363</text:p>
          </table:table-cell>
          <table:table-cell office:value-type="float" office:value="127.906" calcext:value-type="float">
            <text:p>127,906</text:p>
          </table:table-cell>
          <table:table-cell office:value-type="float" office:value="0.04247499" calcext:value-type="float">
            <text:p>0,04247499</text:p>
          </table:table-cell>
          <table:table-cell office:value-type="float" office:value="117.6607" calcext:value-type="float">
            <text:p>117,6607</text:p>
          </table:table-cell>
          <table:table-cell office:value-type="float" office:value="139.0434" calcext:value-type="float">
            <text:p>139,0434</text:p>
          </table:table-cell>
          <table:table-cell office:value-type="float" office:value="363" calcext:value-type="float">
            <text:p>363</text:p>
          </table:table-cell>
          <table:table-cell office:value-type="float" office:value="3912.198" calcext:value-type="float">
            <text:p>3912,198</text:p>
          </table:table-cell>
          <table:table-cell office:value-type="float" office:value="3919.964" calcext:value-type="float">
            <text:p>3919,964</text:p>
          </table:table-cell>
          <table:table-cell office:value-type="float" office:value="-1954.082" calcext:value-type="float">
            <text:p>-1954,082</text:p>
          </table:table-cell>
          <table:table-cell office:value-type="float" office:value="0.4277798" calcext:value-type="float">
            <text:p>0,427779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99071" calcext:value-type="float">
            <text:p>94,99071</text:p>
          </table:table-cell>
          <table:table-cell office:value-type="float" office:value="3.321956" calcext:value-type="float">
            <text:p>3,321956</text:p>
          </table:table-cell>
          <table:table-cell table:number-columns-repeated="3"/>
          <table:table-cell office:value-type="float" office:value="0.3737728" calcext:value-type="float">
            <text:p>0,3737728</text:p>
          </table:table-cell>
          <table:table-cell office:value-type="float" office:value="0.1123784" calcext:value-type="float">
            <text:p>0,1123784</text:p>
          </table:table-cell>
          <table:table-cell office:value-type="float" office:value="0.299863" calcext:value-type="float">
            <text:p>0,299863</text:p>
          </table:table-cell>
          <table:table-cell office:value-type="float" office:value="0.4658997" calcext:value-type="float">
            <text:p>0,4658997</text:p>
          </table:table-cell>
          <table:table-cell office:value-type="float" office:value="352.9898" calcext:value-type="float">
            <text:p>352,9898</text:p>
          </table:table-cell>
          <table:table-cell office:value-type="float" office:value="0.3737728" calcext:value-type="float">
            <text:p>0,3737728</text:p>
          </table:table-cell>
          <table:table-cell office:value-type="float" office:value="0" calcext:value-type="float">
            <text:p>0</text:p>
          </table:table-cell>
          <table:table-cell office:value-type="float" office:value="0.1123784" calcext:value-type="float">
            <text:p>0,1123784</text:p>
          </table:table-cell>
          <table:table-cell office:value-type="float" office:value="0.299863" calcext:value-type="float">
            <text:p>0,299863</text:p>
          </table:table-cell>
          <table:table-cell office:value-type="float" office:value="0.4658997" calcext:value-type="float">
            <text:p>0,4658997</text:p>
          </table:table-cell>
          <table:table-cell office:value-type="float" office:value="352.9898" calcext:value-type="float">
            <text:p>352,9898</text:p>
          </table:table-cell>
          <table:table-cell office:value-type="float" office:value="897" calcext:value-type="float">
            <text:p>897</text:p>
          </table:table-cell>
          <table:table-cell office:value-type="float" office:value="0.1123784" calcext:value-type="float">
            <text:p>0,1123784</text:p>
          </table:table-cell>
          <table:table-cell office:value-type="float" office:value="720" calcext:value-type="float">
            <text:p>720</text:p>
          </table:table-cell>
          <table:table-cell office:value-type="float" office:value="1118" calcext:value-type="float">
            <text:p>1118</text:p>
          </table:table-cell>
          <table:table-cell office:value-type="float" office:value="352.9898" calcext:value-type="float">
            <text:p>352,9898</text:p>
          </table:table-cell>
          <table:table-cell office:value-type="float" office:value="0.698941609473779" calcext:value-type="float">
            <text:p>0,698941609473779</text:p>
          </table:table-cell>
          <table:table-cell office:value-type="float" office:value="0.67712683634057" calcext:value-type="float">
            <text:p>0,67712683634057</text:p>
          </table:table-cell>
          <table:table-cell office:value-type="float" office:value="0.686857075828616" calcext:value-type="float">
            <text:p>0,686857075828616</text:p>
          </table:table-cell>
          <table:table-cell office:value-type="float" office:value="0.671583910106039" calcext:value-type="float">
            <text:p>0,671583910106039</text:p>
          </table:table-cell>
          <table:table-cell office:value-type="float" office:value="0.651653616088006" calcext:value-type="float">
            <text:p>0,651653616088006</text:p>
          </table:table-cell>
          <table:table-cell office:value-type="float" office:value="0.705199604631016" calcext:value-type="float">
            <text:p>0,7051996046310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265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7.2415037164144" calcext:value-type="float">
            <text:p>17,2415037164144</text:p>
          </table:table-cell>
          <table:table-cell office:value-type="float" office:value="424.161802724413" calcext:value-type="float">
            <text:p>424,1618027244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lvAtri-ab-m-10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7.2415037164144" calcext:value-type="float">
            <text:p>17,2415037164144</text:p>
          </table:table-cell>
          <table:table-cell office:value-type="float" office:value="424.161802724413" calcext:value-type="float">
            <text:p>424,1618027244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8.21" calcext:value-type="date">
            <text:p>2024-05-08 18:18:48</text:p>
          </table:table-cell>
          <table:table-cell office:value-type="float" office:value="1.387172" calcext:value-type="float">
            <text:p>1,387172</text:p>
          </table:table-cell>
          <table:table-cell office:value-type="string" calcext:value-type="string">
            <text:p>C:\git\pyaudisam\tests\tmp\val-oanlr\SylvAtri-ab-m-10mn-haz-cos-la-ra-ma-izetu8zy</text:p>
          </table:table-cell>
          <table:table-cell office:value-type="float" office:value="378" calcext:value-type="float">
            <text:p>37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89474" calcext:value-type="float">
            <text:p>1,989474</text:p>
          </table:table-cell>
          <table:table-cell office:value-type="float" office:value="0.07110226" calcext:value-type="float">
            <text:p>0,07110226</text:p>
          </table:table-cell>
          <table:table-cell office:value-type="float" office:value="1.727875" calcext:value-type="float">
            <text:p>1,727875</text:p>
          </table:table-cell>
          <table:table-cell office:value-type="float" office:value="2.290679" calcext:value-type="float">
            <text:p>2,290679</text:p>
          </table:table-cell>
          <table:table-cell office:value-type="float" office:value="95" calcext:value-type="float">
            <text:p>95</text:p>
          </table:table-cell>
          <table:table-cell office:value-type="float" office:value="17.2415" calcext:value-type="float">
            <text:p>17,2415</text:p>
          </table:table-cell>
          <table:table-cell office:value-type="float" office:value="424.162" calcext:value-type="float">
            <text:p>424,162</text:p>
          </table:table-cell>
          <table:table-cell office:value-type="float" office:value="97.4226804123711" calcext:value-type="float">
            <text:p>97,42268041237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74.792" calcext:value-type="float">
            <text:p>4174,792</text:p>
          </table:table-cell>
          <table:table-cell table:number-columns-repeated="2" office:value-type="float" office:value="0.1524732" calcext:value-type="float">
            <text:p>0,1524732</text:p>
          </table:table-cell>
          <table:table-cell table:number-columns-repeated="2"/>
          <table:table-cell office:value-type="float" office:value="0.0001180733" calcext:value-type="float">
            <text:p>0,0001180733</text:p>
          </table:table-cell>
          <table:table-cell office:value-type="float" office:value="0.07880457" calcext:value-type="float">
            <text:p>0,07880457</text:p>
          </table:table-cell>
          <table:table-cell office:value-type="float" office:value="0.0001011488" calcext:value-type="float">
            <text:p>0,0001011488</text:p>
          </table:table-cell>
          <table:table-cell office:value-type="float" office:value="0.0001378297" calcext:value-type="float">
            <text:p>0,0001378297</text:p>
          </table:table-cell>
          <table:table-cell office:value-type="float" office:value="376" calcext:value-type="float">
            <text:p>376</text:p>
          </table:table-cell>
          <table:table-cell office:value-type="float" office:value="0.09414881" calcext:value-type="float">
            <text:p>0,09414881</text:p>
          </table:table-cell>
          <table:table-cell office:value-type="float" office:value="0.07880457" calcext:value-type="float">
            <text:p>0,07880457</text:p>
          </table:table-cell>
          <table:table-cell office:value-type="float" office:value="0.08065359" calcext:value-type="float">
            <text:p>0,08065359</text:p>
          </table:table-cell>
          <table:table-cell office:value-type="float" office:value="0.1099021" calcext:value-type="float">
            <text:p>0,1099021</text:p>
          </table:table-cell>
          <table:table-cell office:value-type="float" office:value="376" calcext:value-type="float">
            <text:p>376</text:p>
          </table:table-cell>
          <table:table-cell office:value-type="float" office:value="130.1485" calcext:value-type="float">
            <text:p>130,1485</text:p>
          </table:table-cell>
          <table:table-cell office:value-type="float" office:value="0.03940228" calcext:value-type="float">
            <text:p>0,03940228</text:p>
          </table:table-cell>
          <table:table-cell office:value-type="float" office:value="120.4494" calcext:value-type="float">
            <text:p>120,4494</text:p>
          </table:table-cell>
          <table:table-cell office:value-type="float" office:value="140.6286" calcext:value-type="float">
            <text:p>140,6286</text:p>
          </table:table-cell>
          <table:table-cell office:value-type="float" office:value="376" calcext:value-type="float">
            <text:p>376</text:p>
          </table:table-cell>
          <table:table-cell office:value-type="float" office:value="4174.824" calcext:value-type="float">
            <text:p>4174,824</text:p>
          </table:table-cell>
          <table:table-cell office:value-type="float" office:value="4182.662" calcext:value-type="float">
            <text:p>4182,662</text:p>
          </table:table-cell>
          <table:table-cell office:value-type="float" office:value="-2085.396" calcext:value-type="float">
            <text:p>-2085,396</text:p>
          </table:table-cell>
          <table:table-cell office:value-type="float" office:value="0.734459" calcext:value-type="float">
            <text:p>0,734459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94" calcext:value-type="float">
            <text:p>96,994</text:p>
          </table:table-cell>
          <table:table-cell office:value-type="float" office:value="3.699649" calcext:value-type="float">
            <text:p>3,699649</text:p>
          </table:table-cell>
          <table:table-cell table:number-columns-repeated="3"/>
          <table:table-cell office:value-type="float" office:value="0.3738609" calcext:value-type="float">
            <text:p>0,3738609</text:p>
          </table:table-cell>
          <table:table-cell office:value-type="float" office:value="0.10614" calcext:value-type="float">
            <text:p>0,10614</text:p>
          </table:table-cell>
          <table:table-cell office:value-type="float" office:value="0.303596" calcext:value-type="float">
            <text:p>0,303596</text:p>
          </table:table-cell>
          <table:table-cell office:value-type="float" office:value="0.460388" calcext:value-type="float">
            <text:p>0,460388</text:p>
          </table:table-cell>
          <table:table-cell office:value-type="float" office:value="341.534" calcext:value-type="float">
            <text:p>341,534</text:p>
          </table:table-cell>
          <table:table-cell office:value-type="float" office:value="0.3738609" calcext:value-type="float">
            <text:p>0,3738609</text:p>
          </table:table-cell>
          <table:table-cell office:value-type="float" office:value="0" calcext:value-type="float">
            <text:p>0</text:p>
          </table:table-cell>
          <table:table-cell office:value-type="float" office:value="0.10614" calcext:value-type="float">
            <text:p>0,10614</text:p>
          </table:table-cell>
          <table:table-cell office:value-type="float" office:value="0.303596" calcext:value-type="float">
            <text:p>0,303596</text:p>
          </table:table-cell>
          <table:table-cell office:value-type="float" office:value="0.460388" calcext:value-type="float">
            <text:p>0,460388</text:p>
          </table:table-cell>
          <table:table-cell office:value-type="float" office:value="341.534" calcext:value-type="float">
            <text:p>341,534</text:p>
          </table:table-cell>
          <table:table-cell office:value-type="float" office:value="897" calcext:value-type="float">
            <text:p>897</text:p>
          </table:table-cell>
          <table:table-cell office:value-type="float" office:value="0.10614" calcext:value-type="float">
            <text:p>0,10614</text:p>
          </table:table-cell>
          <table:table-cell office:value-type="float" office:value="729" calcext:value-type="float">
            <text:p>729</text:p>
          </table:table-cell>
          <table:table-cell office:value-type="float" office:value="1105" calcext:value-type="float">
            <text:p>1105</text:p>
          </table:table-cell>
          <table:table-cell office:value-type="float" office:value="341.534" calcext:value-type="float">
            <text:p>341,534</text:p>
          </table:table-cell>
          <table:table-cell office:value-type="float" office:value="0.645506778937493" calcext:value-type="float">
            <text:p>0,645506778937493</text:p>
          </table:table-cell>
          <table:table-cell office:value-type="float" office:value="0.632469346480194" calcext:value-type="float">
            <text:p>0,632469346480194</text:p>
          </table:table-cell>
          <table:table-cell office:value-type="float" office:value="0.641012349035374" calcext:value-type="float">
            <text:p>0,641012349035374</text:p>
          </table:table-cell>
          <table:table-cell office:value-type="float" office:value="0.546473880981945" calcext:value-type="float">
            <text:p>0,546473880981945</text:p>
          </table:table-cell>
          <table:table-cell office:value-type="float" office:value="0.650778492982593" calcext:value-type="float">
            <text:p>0,650778492982593</text:p>
          </table:table-cell>
          <table:table-cell office:value-type="float" office:value="0.664710671966328" calcext:value-type="float">
            <text:p>0,6647106719663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626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5.1723796768424" calcext:value-type="float">
            <text:p>25,1723796768424</text:p>
          </table:table-cell>
          <table:table-cell office:value-type="float" office:value="266.098581004587" calcext:value-type="float">
            <text:p>266,0985810045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lvAtri-ab-m-10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5.1723796768424" calcext:value-type="float">
            <text:p>25,1723796768424</text:p>
          </table:table-cell>
          <table:table-cell office:value-type="float" office:value="266.098581004587" calcext:value-type="float">
            <text:p>266,09858100458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9.04" calcext:value-type="date">
            <text:p>2024-05-08 18:18:49</text:p>
          </table:table-cell>
          <table:table-cell office:value-type="float" office:value="1.206119" calcext:value-type="float">
            <text:p>1,206119</text:p>
          </table:table-cell>
          <table:table-cell office:value-type="string" calcext:value-type="string">
            <text:p>C:\git\pyaudisam\tests\tmp\val-oanlr\SylvAtri-ab-m-10mn-haz-cos-la-ra-ma-nnlokabs</text:p>
          </table:table-cell>
          <table:table-cell office:value-type="float" office:value="354" calcext:value-type="float">
            <text:p>35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863158" calcext:value-type="float">
            <text:p>1,863158</text:p>
          </table:table-cell>
          <table:table-cell office:value-type="float" office:value="0.07147614" calcext:value-type="float">
            <text:p>0,07147614</text:p>
          </table:table-cell>
          <table:table-cell office:value-type="float" office:value="1.616972" calcext:value-type="float">
            <text:p>1,616972</text:p>
          </table:table-cell>
          <table:table-cell office:value-type="float" office:value="2.146825" calcext:value-type="float">
            <text:p>2,146825</text:p>
          </table:table-cell>
          <table:table-cell office:value-type="float" office:value="95" calcext:value-type="float">
            <text:p>95</text:p>
          </table:table-cell>
          <table:table-cell office:value-type="float" office:value="25.1724" calcext:value-type="float">
            <text:p>25,1724</text:p>
          </table:table-cell>
          <table:table-cell office:value-type="float" office:value="266.099" calcext:value-type="float">
            <text:p>266,099</text:p>
          </table:table-cell>
          <table:table-cell office:value-type="float" office:value="91.2371134020619" calcext:value-type="float">
            <text:p>91,23711340206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63.224" calcext:value-type="float">
            <text:p>3763,224</text:p>
          </table:table-cell>
          <table:table-cell table:number-columns-repeated="2" office:value-type="float" office:value="0.4125928" calcext:value-type="float">
            <text:p>0,4125928</text:p>
          </table:table-cell>
          <table:table-cell table:number-columns-repeated="2"/>
          <table:table-cell office:value-type="float" office:value="0.0001252755" calcext:value-type="float">
            <text:p>0,0001252755</text:p>
          </table:table-cell>
          <table:table-cell office:value-type="float" office:value="0.0902265" calcext:value-type="float">
            <text:p>0,0902265</text:p>
          </table:table-cell>
          <table:table-cell office:value-type="float" office:value="0.0001049437" calcext:value-type="float">
            <text:p>0,0001049437</text:p>
          </table:table-cell>
          <table:table-cell office:value-type="float" office:value="0.0001495463" calcext:value-type="float">
            <text:p>0,0001495463</text:p>
          </table:table-cell>
          <table:table-cell office:value-type="float" office:value="352" calcext:value-type="float">
            <text:p>352</text:p>
          </table:table-cell>
          <table:table-cell office:value-type="float" office:value="0.2254642" calcext:value-type="float">
            <text:p>0,2254642</text:p>
          </table:table-cell>
          <table:table-cell office:value-type="float" office:value="0.0902265" calcext:value-type="float">
            <text:p>0,0902265</text:p>
          </table:table-cell>
          <table:table-cell office:value-type="float" office:value="0.1888721" calcext:value-type="float">
            <text:p>0,1888721</text:p>
          </table:table-cell>
          <table:table-cell office:value-type="float" office:value="0.2691456" calcext:value-type="float">
            <text:p>0,2691456</text:p>
          </table:table-cell>
          <table:table-cell office:value-type="float" office:value="352" calcext:value-type="float">
            <text:p>352</text:p>
          </table:table-cell>
          <table:table-cell office:value-type="float" office:value="126.352" calcext:value-type="float">
            <text:p>126,352</text:p>
          </table:table-cell>
          <table:table-cell office:value-type="float" office:value="0.04511325" calcext:value-type="float">
            <text:p>0,04511325</text:p>
          </table:table-cell>
          <table:table-cell office:value-type="float" office:value="115.6295" calcext:value-type="float">
            <text:p>115,6295</text:p>
          </table:table-cell>
          <table:table-cell office:value-type="float" office:value="138.0687" calcext:value-type="float">
            <text:p>138,0687</text:p>
          </table:table-cell>
          <table:table-cell office:value-type="float" office:value="352" calcext:value-type="float">
            <text:p>352</text:p>
          </table:table-cell>
          <table:table-cell office:value-type="float" office:value="3763.258" calcext:value-type="float">
            <text:p>3763,258</text:p>
          </table:table-cell>
          <table:table-cell office:value-type="float" office:value="3770.962" calcext:value-type="float">
            <text:p>3770,962</text:p>
          </table:table-cell>
          <table:table-cell office:value-type="float" office:value="-1879.612" calcext:value-type="float">
            <text:p>-1879,612</text:p>
          </table:table-cell>
          <table:table-cell office:value-type="float" office:value="0.4527824" calcext:value-type="float">
            <text:p>0,4527824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03137" calcext:value-type="float">
            <text:p>96,03137</text:p>
          </table:table-cell>
          <table:table-cell office:value-type="float" office:value="3.437006" calcext:value-type="float">
            <text:p>3,437006</text:p>
          </table:table-cell>
          <table:table-cell table:number-columns-repeated="3"/>
          <table:table-cell office:value-type="float" office:value="0.3714803" calcext:value-type="float">
            <text:p>0,3714803</text:p>
          </table:table-cell>
          <table:table-cell office:value-type="float" office:value="0.1151072" calcext:value-type="float">
            <text:p>0,1151072</text:p>
          </table:table-cell>
          <table:table-cell office:value-type="float" office:value="0.2964598" calcext:value-type="float">
            <text:p>0,2964598</text:p>
          </table:table-cell>
          <table:table-cell office:value-type="float" office:value="0.465485" calcext:value-type="float">
            <text:p>0,465485</text:p>
          </table:table-cell>
          <table:table-cell office:value-type="float" office:value="379.1532" calcext:value-type="float">
            <text:p>379,1532</text:p>
          </table:table-cell>
          <table:table-cell office:value-type="float" office:value="0.3714803" calcext:value-type="float">
            <text:p>0,3714803</text:p>
          </table:table-cell>
          <table:table-cell office:value-type="float" office:value="0" calcext:value-type="float">
            <text:p>0</text:p>
          </table:table-cell>
          <table:table-cell office:value-type="float" office:value="0.1151072" calcext:value-type="float">
            <text:p>0,1151072</text:p>
          </table:table-cell>
          <table:table-cell office:value-type="float" office:value="0.2964598" calcext:value-type="float">
            <text:p>0,2964598</text:p>
          </table:table-cell>
          <table:table-cell office:value-type="float" office:value="0.465485" calcext:value-type="float">
            <text:p>0,465485</text:p>
          </table:table-cell>
          <table:table-cell office:value-type="float" office:value="379.1532" calcext:value-type="float">
            <text:p>379,1532</text:p>
          </table:table-cell>
          <table:table-cell office:value-type="float" office:value="892" calcext:value-type="float">
            <text:p>892</text:p>
          </table:table-cell>
          <table:table-cell office:value-type="float" office:value="0.1151072" calcext:value-type="float">
            <text:p>0,1151072</text:p>
          </table:table-cell>
          <table:table-cell office:value-type="float" office:value="712" calcext:value-type="float">
            <text:p>712</text:p>
          </table:table-cell>
          <table:table-cell office:value-type="float" office:value="1117" calcext:value-type="float">
            <text:p>1117</text:p>
          </table:table-cell>
          <table:table-cell office:value-type="float" office:value="379.1532" calcext:value-type="float">
            <text:p>379,1532</text:p>
          </table:table-cell>
          <table:table-cell office:value-type="float" office:value="0.656109466989254" calcext:value-type="float">
            <text:p>0,656109466989254</text:p>
          </table:table-cell>
          <table:table-cell office:value-type="float" office:value="0.640278494374225" calcext:value-type="float">
            <text:p>0,640278494374225</text:p>
          </table:table-cell>
          <table:table-cell office:value-type="float" office:value="0.649706247356373" calcext:value-type="float">
            <text:p>0,649706247356373</text:p>
          </table:table-cell>
          <table:table-cell office:value-type="float" office:value="0.617741023136218" calcext:value-type="float">
            <text:p>0,617741023136218</text:p>
          </table:table-cell>
          <table:table-cell office:value-type="float" office:value="0.624154009050963" calcext:value-type="float">
            <text:p>0,624154009050963</text:p>
          </table:table-cell>
          <table:table-cell office:value-type="float" office:value="0.6704737846232" calcext:value-type="float">
            <text:p>0,67047378462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6265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4.3972965197211" calcext:value-type="float">
            <text:p>24,3972965197211</text:p>
          </table:table-cell>
          <table:table-cell office:value-type="float" office:value="418.928391260391" calcext:value-type="float">
            <text:p>418,9283912603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ylvAtri-ab-m-10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4.3972965197211" calcext:value-type="float">
            <text:p>24,3972965197211</text:p>
          </table:table-cell>
          <table:table-cell office:value-type="float" office:value="418.928391260391" calcext:value-type="float">
            <text:p>418,92839126039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8.27" calcext:value-type="date">
            <text:p>2024-05-08 18:18:48</text:p>
          </table:table-cell>
          <table:table-cell office:value-type="float" office:value="1.299341" calcext:value-type="float">
            <text:p>1,299341</text:p>
          </table:table-cell>
          <table:table-cell office:value-type="string" calcext:value-type="string">
            <text:p>C:\git\pyaudisam\tests\tmp\val-oanlr\SylvAtri-ab-m-10mn-haz-cos-la-ra-ma-y389pgo7</text:p>
          </table:table-cell>
          <table:table-cell office:value-type="float" office:value="371" calcext:value-type="float">
            <text:p>37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52632" calcext:value-type="float">
            <text:p>1,952632</text:p>
          </table:table-cell>
          <table:table-cell office:value-type="float" office:value="0.07023665" calcext:value-type="float">
            <text:p>0,07023665</text:p>
          </table:table-cell>
          <table:table-cell office:value-type="float" office:value="1.698783" calcext:value-type="float">
            <text:p>1,698783</text:p>
          </table:table-cell>
          <table:table-cell office:value-type="float" office:value="2.244413" calcext:value-type="float">
            <text:p>2,244413</text:p>
          </table:table-cell>
          <table:table-cell office:value-type="float" office:value="95" calcext:value-type="float">
            <text:p>95</text:p>
          </table:table-cell>
          <table:table-cell office:value-type="float" office:value="24.3973" calcext:value-type="float">
            <text:p>24,3973</text:p>
          </table:table-cell>
          <table:table-cell office:value-type="float" office:value="418.928" calcext:value-type="float">
            <text:p>418,928</text:p>
          </table:table-cell>
          <table:table-cell office:value-type="float" office:value="95.6185567010309" calcext:value-type="float">
            <text:p>95,61855670103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76.607" calcext:value-type="float">
            <text:p>4076,607</text:p>
          </table:table-cell>
          <table:table-cell table:number-columns-repeated="2" office:value-type="float" office:value="0.2024329" calcext:value-type="float">
            <text:p>0,2024329</text:p>
          </table:table-cell>
          <table:table-cell table:number-columns-repeated="2"/>
          <table:table-cell office:value-type="float" office:value="0.0001188122" calcext:value-type="float">
            <text:p>0,0001188122</text:p>
          </table:table-cell>
          <table:table-cell office:value-type="float" office:value="0.08128799" calcext:value-type="float">
            <text:p>0,08128799</text:p>
          </table:table-cell>
          <table:table-cell office:value-type="float" office:value="0.0001012873" calcext:value-type="float">
            <text:p>0,0001012873</text:p>
          </table:table-cell>
          <table:table-cell office:value-type="float" office:value="0.0001393693" calcext:value-type="float">
            <text:p>0,0001393693</text:p>
          </table:table-cell>
          <table:table-cell office:value-type="float" office:value="369" calcext:value-type="float">
            <text:p>369</text:p>
          </table:table-cell>
          <table:table-cell office:value-type="float" office:value="0.09591579" calcext:value-type="float">
            <text:p>0,09591579</text:p>
          </table:table-cell>
          <table:table-cell office:value-type="float" office:value="0.081288" calcext:value-type="float">
            <text:p>0,081288</text:p>
          </table:table-cell>
          <table:table-cell office:value-type="float" office:value="0.08176816" calcext:value-type="float">
            <text:p>0,08176816</text:p>
          </table:table-cell>
          <table:table-cell office:value-type="float" office:value="0.1125113" calcext:value-type="float">
            <text:p>0,1125113</text:p>
          </table:table-cell>
          <table:table-cell office:value-type="float" office:value="369" calcext:value-type="float">
            <text:p>369</text:p>
          </table:table-cell>
          <table:table-cell office:value-type="float" office:value="129.7432" calcext:value-type="float">
            <text:p>129,7432</text:p>
          </table:table-cell>
          <table:table-cell office:value-type="float" office:value="0.040644" calcext:value-type="float">
            <text:p>0,040644</text:p>
          </table:table-cell>
          <table:table-cell office:value-type="float" office:value="119.7812" calcext:value-type="float">
            <text:p>119,7812</text:p>
          </table:table-cell>
          <table:table-cell office:value-type="float" office:value="140.5336" calcext:value-type="float">
            <text:p>140,5336</text:p>
          </table:table-cell>
          <table:table-cell office:value-type="float" office:value="369" calcext:value-type="float">
            <text:p>369</text:p>
          </table:table-cell>
          <table:table-cell office:value-type="float" office:value="4076.64" calcext:value-type="float">
            <text:p>4076,64</text:p>
          </table:table-cell>
          <table:table-cell office:value-type="float" office:value="4084.44" calcext:value-type="float">
            <text:p>4084,44</text:p>
          </table:table-cell>
          <table:table-cell office:value-type="float" office:value="-2036.304" calcext:value-type="float">
            <text:p>-2036,304</text:p>
          </table:table-cell>
          <table:table-cell office:value-type="float" office:value="0.6605268" calcext:value-type="float">
            <text:p>0,6605268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90078" calcext:value-type="float">
            <text:p>97,90078</text:p>
          </table:table-cell>
          <table:table-cell office:value-type="float" office:value="3.724406" calcext:value-type="float">
            <text:p>3,724406</text:p>
          </table:table-cell>
          <table:table-cell table:number-columns-repeated="3"/>
          <table:table-cell office:value-type="float" office:value="0.3692338" calcext:value-type="float">
            <text:p>0,3692338</text:p>
          </table:table-cell>
          <table:table-cell office:value-type="float" office:value="0.1074287" calcext:value-type="float">
            <text:p>0,1074287</text:p>
          </table:table-cell>
          <table:table-cell office:value-type="float" office:value="0.2990948" calcext:value-type="float">
            <text:p>0,2990948</text:p>
          </table:table-cell>
          <table:table-cell office:value-type="float" office:value="0.4558207" calcext:value-type="float">
            <text:p>0,4558207</text:p>
          </table:table-cell>
          <table:table-cell office:value-type="float" office:value="355.6576" calcext:value-type="float">
            <text:p>355,6576</text:p>
          </table:table-cell>
          <table:table-cell office:value-type="float" office:value="0.3692338" calcext:value-type="float">
            <text:p>0,3692338</text:p>
          </table:table-cell>
          <table:table-cell office:value-type="float" office:value="0" calcext:value-type="float">
            <text:p>0</text:p>
          </table:table-cell>
          <table:table-cell office:value-type="float" office:value="0.1074287" calcext:value-type="float">
            <text:p>0,1074287</text:p>
          </table:table-cell>
          <table:table-cell office:value-type="float" office:value="0.2990948" calcext:value-type="float">
            <text:p>0,2990948</text:p>
          </table:table-cell>
          <table:table-cell office:value-type="float" office:value="0.4558207" calcext:value-type="float">
            <text:p>0,4558207</text:p>
          </table:table-cell>
          <table:table-cell office:value-type="float" office:value="355.6576" calcext:value-type="float">
            <text:p>355,6576</text:p>
          </table:table-cell>
          <table:table-cell office:value-type="float" office:value="886" calcext:value-type="float">
            <text:p>886</text:p>
          </table:table-cell>
          <table:table-cell office:value-type="float" office:value="0.1074287" calcext:value-type="float">
            <text:p>0,1074287</text:p>
          </table:table-cell>
          <table:table-cell office:value-type="float" office:value="718" calcext:value-type="float">
            <text:p>718</text:p>
          </table:table-cell>
          <table:table-cell office:value-type="float" office:value="1094" calcext:value-type="float">
            <text:p>1094</text:p>
          </table:table-cell>
          <table:table-cell office:value-type="float" office:value="355.6576" calcext:value-type="float">
            <text:p>355,6576</text:p>
          </table:table-cell>
          <table:table-cell office:value-type="float" office:value="0.645615383592403" calcext:value-type="float">
            <text:p>0,645615383592403</text:p>
          </table:table-cell>
          <table:table-cell office:value-type="float" office:value="0.632388381584489" calcext:value-type="float">
            <text:p>0,632388381584489</text:p>
          </table:table-cell>
          <table:table-cell office:value-type="float" office:value="0.64104644834784" calcext:value-type="float">
            <text:p>0,64104644834784</text:p>
          </table:table-cell>
          <table:table-cell office:value-type="float" office:value="0.563983427608601" calcext:value-type="float">
            <text:p>0,563983427608601</text:p>
          </table:table-cell>
          <table:table-cell office:value-type="float" office:value="0.643182245824658" calcext:value-type="float">
            <text:p>0,643182245824658</text:p>
          </table:table-cell>
          <table:table-cell office:value-type="float" office:value="0.664442682996622" calcext:value-type="float">
            <text:p>0,6644426829966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1626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7.99539214157999" calcext:value-type="float">
            <text:p>7,99539214157999</text:p>
          </table:table-cell>
          <table:table-cell office:value-type="float" office:value="248.128518347895" calcext:value-type="float">
            <text:p>248,1285183478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Atri-ab-m-10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7.99539214157999" calcext:value-type="float">
            <text:p>7,99539214157999</text:p>
          </table:table-cell>
          <table:table-cell office:value-type="float" office:value="248.128518347895" calcext:value-type="float">
            <text:p>248,1285183478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8.93" calcext:value-type="date">
            <text:p>2024-05-08 18:18:48</text:p>
          </table:table-cell>
          <table:table-cell office:value-type="float" office:value="1.096816" calcext:value-type="float">
            <text:p>1,096816</text:p>
          </table:table-cell>
          <table:table-cell office:value-type="string" calcext:value-type="string">
            <text:p>C:\git\pyaudisam\tests\tmp\val-oanlr\SylvAtri-ab-m-10mn-haz-cos-la-ra-ma-kot9l__f</text:p>
          </table:table-cell>
          <table:table-cell office:value-type="float" office:value="363" calcext:value-type="float">
            <text:p>363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10526" calcext:value-type="float">
            <text:p>1,910526</text:p>
          </table:table-cell>
          <table:table-cell office:value-type="float" office:value="0.07332852" calcext:value-type="float">
            <text:p>0,07332852</text:p>
          </table:table-cell>
          <table:table-cell office:value-type="float" office:value="1.652019" calcext:value-type="float">
            <text:p>1,652019</text:p>
          </table:table-cell>
          <table:table-cell office:value-type="float" office:value="2.209484" calcext:value-type="float">
            <text:p>2,209484</text:p>
          </table:table-cell>
          <table:table-cell office:value-type="float" office:value="95" calcext:value-type="float">
            <text:p>95</text:p>
          </table:table-cell>
          <table:table-cell office:value-type="float" office:value="7.99539" calcext:value-type="float">
            <text:p>7,99539</text:p>
          </table:table-cell>
          <table:table-cell office:value-type="float" office:value="248.129" calcext:value-type="float">
            <text:p>248,129</text:p>
          </table:table-cell>
          <table:table-cell office:value-type="float" office:value="93.5567010309278" calcext:value-type="float">
            <text:p>93,55670103092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80.08" calcext:value-type="float">
            <text:p>3880,08</text:p>
          </table:table-cell>
          <table:table-cell table:number-columns-repeated="2" office:value-type="float" office:value="0.3402255" calcext:value-type="float">
            <text:p>0,3402255</text:p>
          </table:table-cell>
          <table:table-cell table:number-columns-repeated="2"/>
          <table:table-cell office:value-type="float" office:value="0.0001241928" calcext:value-type="float">
            <text:p>0,0001241928</text:p>
          </table:table-cell>
          <table:table-cell office:value-type="float" office:value="0.08503423" calcext:value-type="float">
            <text:p>0,08503423</text:p>
          </table:table-cell>
          <table:table-cell office:value-type="float" office:value="0.0001050999" calcext:value-type="float">
            <text:p>0,0001050999</text:p>
          </table:table-cell>
          <table:table-cell office:value-type="float" office:value="0.0001467542" calcext:value-type="float">
            <text:p>0,0001467542</text:p>
          </table:table-cell>
          <table:table-cell office:value-type="float" office:value="361" calcext:value-type="float">
            <text:p>361</text:p>
          </table:table-cell>
          <table:table-cell office:value-type="float" office:value="0.2615643" calcext:value-type="float">
            <text:p>0,2615643</text:p>
          </table:table-cell>
          <table:table-cell office:value-type="float" office:value="0.08503424" calcext:value-type="float">
            <text:p>0,08503424</text:p>
          </table:table-cell>
          <table:table-cell office:value-type="float" office:value="0.2213525" calcext:value-type="float">
            <text:p>0,2213525</text:p>
          </table:table-cell>
          <table:table-cell office:value-type="float" office:value="0.3090811" calcext:value-type="float">
            <text:p>0,3090811</text:p>
          </table:table-cell>
          <table:table-cell office:value-type="float" office:value="361" calcext:value-type="float">
            <text:p>361</text:p>
          </table:table-cell>
          <table:table-cell office:value-type="float" office:value="126.9015" calcext:value-type="float">
            <text:p>126,9015</text:p>
          </table:table-cell>
          <table:table-cell office:value-type="float" office:value="0.04251712" calcext:value-type="float">
            <text:p>0,04251712</text:p>
          </table:table-cell>
          <table:table-cell office:value-type="float" office:value="116.7268" calcext:value-type="float">
            <text:p>116,7268</text:p>
          </table:table-cell>
          <table:table-cell office:value-type="float" office:value="137.963" calcext:value-type="float">
            <text:p>137,963</text:p>
          </table:table-cell>
          <table:table-cell office:value-type="float" office:value="361" calcext:value-type="float">
            <text:p>361</text:p>
          </table:table-cell>
          <table:table-cell office:value-type="float" office:value="3880.114" calcext:value-type="float">
            <text:p>3880,114</text:p>
          </table:table-cell>
          <table:table-cell office:value-type="float" office:value="3887.869" calcext:value-type="float">
            <text:p>3887,869</text:p>
          </table:table-cell>
          <table:table-cell office:value-type="float" office:value="-1938.04" calcext:value-type="float">
            <text:p>-1938,04</text:p>
          </table:table-cell>
          <table:table-cell office:value-type="float" office:value="0.4436942" calcext:value-type="float">
            <text:p>0,4436942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71873" calcext:value-type="float">
            <text:p>94,71873</text:p>
          </table:table-cell>
          <table:table-cell office:value-type="float" office:value="3.343175" calcext:value-type="float">
            <text:p>3,343175</text:p>
          </table:table-cell>
          <table:table-cell table:number-columns-repeated="3"/>
          <table:table-cell office:value-type="float" office:value="0.3776327" calcext:value-type="float">
            <text:p>0,3776327</text:p>
          </table:table-cell>
          <table:table-cell office:value-type="float" office:value="0.1122849" calcext:value-type="float">
            <text:p>0,1122849</text:p>
          </table:table-cell>
          <table:table-cell office:value-type="float" office:value="0.3030155" calcext:value-type="float">
            <text:p>0,3030155</text:p>
          </table:table-cell>
          <table:table-cell office:value-type="float" office:value="0.4706244" calcext:value-type="float">
            <text:p>0,4706244</text:p>
          </table:table-cell>
          <table:table-cell office:value-type="float" office:value="353.8874" calcext:value-type="float">
            <text:p>353,8874</text:p>
          </table:table-cell>
          <table:table-cell office:value-type="float" office:value="0.3776327" calcext:value-type="float">
            <text:p>0,3776327</text:p>
          </table:table-cell>
          <table:table-cell office:value-type="float" office:value="0" calcext:value-type="float">
            <text:p>0</text:p>
          </table:table-cell>
          <table:table-cell office:value-type="float" office:value="0.1122849" calcext:value-type="float">
            <text:p>0,1122849</text:p>
          </table:table-cell>
          <table:table-cell office:value-type="float" office:value="0.3030155" calcext:value-type="float">
            <text:p>0,3030155</text:p>
          </table:table-cell>
          <table:table-cell office:value-type="float" office:value="0.4706244" calcext:value-type="float">
            <text:p>0,4706244</text:p>
          </table:table-cell>
          <table:table-cell office:value-type="float" office:value="353.8874" calcext:value-type="float">
            <text:p>353,8874</text:p>
          </table:table-cell>
          <table:table-cell office:value-type="float" office:value="906" calcext:value-type="float">
            <text:p>906</text:p>
          </table:table-cell>
          <table:table-cell office:value-type="float" office:value="0.1122849" calcext:value-type="float">
            <text:p>0,1122849</text:p>
          </table:table-cell>
          <table:table-cell office:value-type="float" office:value="727" calcext:value-type="float">
            <text:p>727</text:p>
          </table:table-cell>
          <table:table-cell office:value-type="float" office:value="1129" calcext:value-type="float">
            <text:p>1129</text:p>
          </table:table-cell>
          <table:table-cell office:value-type="float" office:value="353.8874" calcext:value-type="float">
            <text:p>353,8874</text:p>
          </table:table-cell>
          <table:table-cell office:value-type="float" office:value="0.653661063217111" calcext:value-type="float">
            <text:p>0,653661063217111</text:p>
          </table:table-cell>
          <table:table-cell office:value-type="float" office:value="0.638597044799369" calcext:value-type="float">
            <text:p>0,638597044799369</text:p>
          </table:table-cell>
          <table:table-cell office:value-type="float" office:value="0.647765691932999" calcext:value-type="float">
            <text:p>0,647765691932999</text:p>
          </table:table-cell>
          <table:table-cell office:value-type="float" office:value="0.603039277888121" calcext:value-type="float">
            <text:p>0,603039277888121</text:p>
          </table:table-cell>
          <table:table-cell office:value-type="float" office:value="0.621095793500235" calcext:value-type="float">
            <text:p>0,621095793500235</text:p>
          </table:table-cell>
          <table:table-cell office:value-type="float" office:value="0.669432481155509" calcext:value-type="float">
            <text:p>0,6694324811555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26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8.69462620873668" calcext:value-type="float">
            <text:p>8,69462620873668</text:p>
          </table:table-cell>
          <table:table-cell office:value-type="float" office:value="269.326488464376" calcext:value-type="float">
            <text:p>269,3264884643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ylvAtri-ab-m-10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8.69462620873668" calcext:value-type="float">
            <text:p>8,69462620873668</text:p>
          </table:table-cell>
          <table:table-cell office:value-type="float" office:value="269.326488464376" calcext:value-type="float">
            <text:p>269,32648846437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8.76" calcext:value-type="date">
            <text:p>2024-05-08 18:18:48</text:p>
          </table:table-cell>
          <table:table-cell office:value-type="float" office:value="0.916223" calcext:value-type="float">
            <text:p>0,916223</text:p>
          </table:table-cell>
          <table:table-cell office:value-type="string" calcext:value-type="string">
            <text:p>C:\git\pyaudisam\tests\tmp\val-oanlr\SylvAtri-ab-m-10mn-haz-cos-la-ra-ma-o41snsep</text:p>
          </table:table-cell>
          <table:table-cell office:value-type="float" office:value="367" calcext:value-type="float">
            <text:p>36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1579" calcext:value-type="float">
            <text:p>1,931579</text:p>
          </table:table-cell>
          <table:table-cell office:value-type="float" office:value="0.07269372" calcext:value-type="float">
            <text:p>0,07269372</text:p>
          </table:table-cell>
          <table:table-cell office:value-type="float" office:value="1.672321" calcext:value-type="float">
            <text:p>1,672321</text:p>
          </table:table-cell>
          <table:table-cell office:value-type="float" office:value="2.231029" calcext:value-type="float">
            <text:p>2,231029</text:p>
          </table:table-cell>
          <table:table-cell office:value-type="float" office:value="95" calcext:value-type="float">
            <text:p>95</text:p>
          </table:table-cell>
          <table:table-cell office:value-type="float" office:value="8.69463" calcext:value-type="float">
            <text:p>8,69463</text:p>
          </table:table-cell>
          <table:table-cell office:value-type="float" office:value="269.326" calcext:value-type="float">
            <text:p>269,326</text:p>
          </table:table-cell>
          <table:table-cell office:value-type="float" office:value="94.5876288659794" calcext:value-type="float">
            <text:p>94,58762886597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50.416" calcext:value-type="float">
            <text:p>3950,416</text:p>
          </table:table-cell>
          <table:table-cell table:number-columns-repeated="2" office:value-type="float" office:value="0.4078507" calcext:value-type="float">
            <text:p>0,4078507</text:p>
          </table:table-cell>
          <table:table-cell table:number-columns-repeated="2"/>
          <table:table-cell office:value-type="float" office:value="0.0001211653" calcext:value-type="float">
            <text:p>0,0001211653</text:p>
          </table:table-cell>
          <table:table-cell office:value-type="float" office:value="0.08227339" calcext:value-type="float">
            <text:p>0,08227339</text:p>
          </table:table-cell>
          <table:table-cell office:value-type="float" office:value="0.0001030938" calcext:value-type="float">
            <text:p>0,0001030938</text:p>
          </table:table-cell>
          <table:table-cell office:value-type="float" office:value="0.0001424046" calcext:value-type="float">
            <text:p>0,0001424046</text:p>
          </table:table-cell>
          <table:table-cell office:value-type="float" office:value="365" calcext:value-type="float">
            <text:p>365</text:p>
          </table:table-cell>
          <table:table-cell office:value-type="float" office:value="0.2275597" calcext:value-type="float">
            <text:p>0,2275597</text:p>
          </table:table-cell>
          <table:table-cell office:value-type="float" office:value="0.0822734" calcext:value-type="float">
            <text:p>0,0822734</text:p>
          </table:table-cell>
          <table:table-cell office:value-type="float" office:value="0.1936197" calcext:value-type="float">
            <text:p>0,1936197</text:p>
          </table:table-cell>
          <table:table-cell office:value-type="float" office:value="0.2674491" calcext:value-type="float">
            <text:p>0,2674491</text:p>
          </table:table-cell>
          <table:table-cell office:value-type="float" office:value="365" calcext:value-type="float">
            <text:p>365</text:p>
          </table:table-cell>
          <table:table-cell office:value-type="float" office:value="128.4772" calcext:value-type="float">
            <text:p>128,4772</text:p>
          </table:table-cell>
          <table:table-cell office:value-type="float" office:value="0.0411367" calcext:value-type="float">
            <text:p>0,0411367</text:p>
          </table:table-cell>
          <table:table-cell office:value-type="float" office:value="118.4973" calcext:value-type="float">
            <text:p>118,4973</text:p>
          </table:table-cell>
          <table:table-cell office:value-type="float" office:value="139.2975" calcext:value-type="float">
            <text:p>139,2975</text:p>
          </table:table-cell>
          <table:table-cell office:value-type="float" office:value="365" calcext:value-type="float">
            <text:p>365</text:p>
          </table:table-cell>
          <table:table-cell office:value-type="float" office:value="3950.449" calcext:value-type="float">
            <text:p>3950,449</text:p>
          </table:table-cell>
          <table:table-cell office:value-type="float" office:value="3958.227" calcext:value-type="float">
            <text:p>3958,227</text:p>
          </table:table-cell>
          <table:table-cell office:value-type="float" office:value="-1973.208" calcext:value-type="float">
            <text:p>-1973,208</text:p>
          </table:table-cell>
          <table:table-cell office:value-type="float" office:value="0.4952148" calcext:value-type="float">
            <text:p>0,495214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2047" calcext:value-type="float">
            <text:p>96,2047</text:p>
          </table:table-cell>
          <table:table-cell office:value-type="float" office:value="3.476525" calcext:value-type="float">
            <text:p>3,476525</text:p>
          </table:table-cell>
          <table:table-cell table:number-columns-repeated="3"/>
          <table:table-cell office:value-type="float" office:value="0.3724867" calcext:value-type="float">
            <text:p>0,3724867</text:p>
          </table:table-cell>
          <table:table-cell office:value-type="float" office:value="0.1097875" calcext:value-type="float">
            <text:p>0,1097875</text:p>
          </table:table-cell>
          <table:table-cell office:value-type="float" office:value="0.3003395" calcext:value-type="float">
            <text:p>0,3003395</text:p>
          </table:table-cell>
          <table:table-cell office:value-type="float" office:value="0.4619649" calcext:value-type="float">
            <text:p>0,4619649</text:p>
          </table:table-cell>
          <table:table-cell office:value-type="float" office:value="346.3437" calcext:value-type="float">
            <text:p>346,3437</text:p>
          </table:table-cell>
          <table:table-cell office:value-type="float" office:value="0.3724867" calcext:value-type="float">
            <text:p>0,3724867</text:p>
          </table:table-cell>
          <table:table-cell office:value-type="float" office:value="0" calcext:value-type="float">
            <text:p>0</text:p>
          </table:table-cell>
          <table:table-cell office:value-type="float" office:value="0.1097875" calcext:value-type="float">
            <text:p>0,1097875</text:p>
          </table:table-cell>
          <table:table-cell office:value-type="float" office:value="0.3003395" calcext:value-type="float">
            <text:p>0,3003395</text:p>
          </table:table-cell>
          <table:table-cell office:value-type="float" office:value="0.4619649" calcext:value-type="float">
            <text:p>0,4619649</text:p>
          </table:table-cell>
          <table:table-cell office:value-type="float" office:value="346.3437" calcext:value-type="float">
            <text:p>346,3437</text:p>
          </table:table-cell>
          <table:table-cell office:value-type="float" office:value="894" calcext:value-type="float">
            <text:p>894</text:p>
          </table:table-cell>
          <table:table-cell office:value-type="float" office:value="0.1097875" calcext:value-type="float">
            <text:p>0,1097875</text:p>
          </table:table-cell>
          <table:table-cell office:value-type="float" office:value="721" calcext:value-type="float">
            <text:p>721</text:p>
          </table:table-cell>
          <table:table-cell office:value-type="float" office:value="1109" calcext:value-type="float">
            <text:p>1109</text:p>
          </table:table-cell>
          <table:table-cell office:value-type="float" office:value="346.3437" calcext:value-type="float">
            <text:p>346,3437</text:p>
          </table:table-cell>
          <table:table-cell office:value-type="float" office:value="0.698349340481325" calcext:value-type="float">
            <text:p>0,698349340481325</text:p>
          </table:table-cell>
          <table:table-cell office:value-type="float" office:value="0.677014332932093" calcext:value-type="float">
            <text:p>0,677014332932093</text:p>
          </table:table-cell>
          <table:table-cell office:value-type="float" office:value="0.6865060908301" calcext:value-type="float">
            <text:p>0,6865060908301</text:p>
          </table:table-cell>
          <table:table-cell office:value-type="float" office:value="0.647914015284207" calcext:value-type="float">
            <text:p>0,647914015284207</text:p>
          </table:table-cell>
          <table:table-cell office:value-type="float" office:value="0.662038425368537" calcext:value-type="float">
            <text:p>0,662038425368537</text:p>
          </table:table-cell>
          <table:table-cell office:value-type="float" office:value="0.705565100442718" calcext:value-type="float">
            <text:p>0,7055651004427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626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6.1707221001953" calcext:value-type="float">
            <text:p>16,1707221001953</text:p>
          </table:table-cell>
          <table:table-cell office:value-type="float" office:value="430.33735228913" calcext:value-type="float">
            <text:p>430,337352289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lvAtri-ab-m-10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6.1707221001953" calcext:value-type="float">
            <text:p>16,1707221001953</text:p>
          </table:table-cell>
          <table:table-cell office:value-type="float" office:value="430.33735228913" calcext:value-type="float">
            <text:p>430,337352289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8.78" calcext:value-type="date">
            <text:p>2024-05-08 18:18:48</text:p>
          </table:table-cell>
          <table:table-cell office:value-type="float" office:value="0.979623" calcext:value-type="float">
            <text:p>0,979623</text:p>
          </table:table-cell>
          <table:table-cell office:value-type="string" calcext:value-type="string">
            <text:p>C:\git\pyaudisam\tests\tmp\val-oanlr\SylvAtri-ab-m-10mn-haz-cos-la-ra-ma-uy4dxtl0</text:p>
          </table:table-cell>
          <table:table-cell office:value-type="float" office:value="378" calcext:value-type="float">
            <text:p>37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89474" calcext:value-type="float">
            <text:p>1,989474</text:p>
          </table:table-cell>
          <table:table-cell office:value-type="float" office:value="0.07110226" calcext:value-type="float">
            <text:p>0,07110226</text:p>
          </table:table-cell>
          <table:table-cell office:value-type="float" office:value="1.727875" calcext:value-type="float">
            <text:p>1,727875</text:p>
          </table:table-cell>
          <table:table-cell office:value-type="float" office:value="2.290679" calcext:value-type="float">
            <text:p>2,290679</text:p>
          </table:table-cell>
          <table:table-cell office:value-type="float" office:value="95" calcext:value-type="float">
            <text:p>95</text:p>
          </table:table-cell>
          <table:table-cell office:value-type="float" office:value="16.1707" calcext:value-type="float">
            <text:p>16,1707</text:p>
          </table:table-cell>
          <table:table-cell office:value-type="float" office:value="430.337" calcext:value-type="float">
            <text:p>430,337</text:p>
          </table:table-cell>
          <table:table-cell office:value-type="float" office:value="97.4226804123711" calcext:value-type="float">
            <text:p>97,42268041237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77.206" calcext:value-type="float">
            <text:p>4177,206</text:p>
          </table:table-cell>
          <table:table-cell table:number-columns-repeated="2" office:value-type="float" office:value="0.1966782" calcext:value-type="float">
            <text:p>0,1966782</text:p>
          </table:table-cell>
          <table:table-cell table:number-columns-repeated="2"/>
          <table:table-cell office:value-type="float" office:value="0.000116904" calcext:value-type="float">
            <text:p>0,000116904</text:p>
          </table:table-cell>
          <table:table-cell office:value-type="float" office:value="0.07786248" calcext:value-type="float">
            <text:p>0,07786248</text:p>
          </table:table-cell>
          <table:table-cell office:value-type="float" office:value="0.0001003319" calcext:value-type="float">
            <text:p>0,0001003319</text:p>
          </table:table-cell>
          <table:table-cell office:value-type="float" office:value="0.0001362133" calcext:value-type="float">
            <text:p>0,0001362133</text:p>
          </table:table-cell>
          <table:table-cell office:value-type="float" office:value="376" calcext:value-type="float">
            <text:p>376</text:p>
          </table:table-cell>
          <table:table-cell office:value-type="float" office:value="0.09238111" calcext:value-type="float">
            <text:p>0,09238111</text:p>
          </table:table-cell>
          <table:table-cell office:value-type="float" office:value="0.07786249" calcext:value-type="float">
            <text:p>0,07786249</text:p>
          </table:table-cell>
          <table:table-cell office:value-type="float" office:value="0.07928535" calcext:value-type="float">
            <text:p>0,07928535</text:p>
          </table:table-cell>
          <table:table-cell office:value-type="float" office:value="0.1076399" calcext:value-type="float">
            <text:p>0,1076399</text:p>
          </table:table-cell>
          <table:table-cell office:value-type="float" office:value="376" calcext:value-type="float">
            <text:p>376</text:p>
          </table:table-cell>
          <table:table-cell office:value-type="float" office:value="130.7978" calcext:value-type="float">
            <text:p>130,7978</text:p>
          </table:table-cell>
          <table:table-cell office:value-type="float" office:value="0.03893124" calcext:value-type="float">
            <text:p>0,03893124</text:p>
          </table:table-cell>
          <table:table-cell office:value-type="float" office:value="121.1623" calcext:value-type="float">
            <text:p>121,1623</text:p>
          </table:table-cell>
          <table:table-cell office:value-type="float" office:value="141.1995" calcext:value-type="float">
            <text:p>141,1995</text:p>
          </table:table-cell>
          <table:table-cell office:value-type="float" office:value="376" calcext:value-type="float">
            <text:p>376</text:p>
          </table:table-cell>
          <table:table-cell office:value-type="float" office:value="4177.238" calcext:value-type="float">
            <text:p>4177,238</text:p>
          </table:table-cell>
          <table:table-cell office:value-type="float" office:value="4185.076" calcext:value-type="float">
            <text:p>4185,076</text:p>
          </table:table-cell>
          <table:table-cell office:value-type="float" office:value="-2086.603" calcext:value-type="float">
            <text:p>-2086,603</text:p>
          </table:table-cell>
          <table:table-cell office:value-type="float" office:value="0.722418" calcext:value-type="float">
            <text:p>0,72241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6865" calcext:value-type="float">
            <text:p>97,66865</text:p>
          </table:table-cell>
          <table:table-cell office:value-type="float" office:value="3.729739" calcext:value-type="float">
            <text:p>3,729739</text:p>
          </table:table-cell>
          <table:table-cell table:number-columns-repeated="3"/>
          <table:table-cell office:value-type="float" office:value="0.3701585" calcext:value-type="float">
            <text:p>0,3701585</text:p>
          </table:table-cell>
          <table:table-cell office:value-type="float" office:value="0.1054424" calcext:value-type="float">
            <text:p>0,1054424</text:p>
          </table:table-cell>
          <table:table-cell office:value-type="float" office:value="0.3009957" calcext:value-type="float">
            <text:p>0,3009957</text:p>
          </table:table-cell>
          <table:table-cell office:value-type="float" office:value="0.4552135" calcext:value-type="float">
            <text:p>0,4552135</text:p>
          </table:table-cell>
          <table:table-cell office:value-type="float" office:value="337.0127" calcext:value-type="float">
            <text:p>337,0127</text:p>
          </table:table-cell>
          <table:table-cell office:value-type="float" office:value="0.3701585" calcext:value-type="float">
            <text:p>0,3701585</text:p>
          </table:table-cell>
          <table:table-cell office:value-type="float" office:value="0" calcext:value-type="float">
            <text:p>0</text:p>
          </table:table-cell>
          <table:table-cell office:value-type="float" office:value="0.1054424" calcext:value-type="float">
            <text:p>0,1054424</text:p>
          </table:table-cell>
          <table:table-cell office:value-type="float" office:value="0.3009957" calcext:value-type="float">
            <text:p>0,3009957</text:p>
          </table:table-cell>
          <table:table-cell office:value-type="float" office:value="0.4552135" calcext:value-type="float">
            <text:p>0,4552135</text:p>
          </table:table-cell>
          <table:table-cell office:value-type="float" office:value="337.0127" calcext:value-type="float">
            <text:p>337,0127</text:p>
          </table:table-cell>
          <table:table-cell office:value-type="float" office:value="888" calcext:value-type="float">
            <text:p>888</text:p>
          </table:table-cell>
          <table:table-cell office:value-type="float" office:value="0.1054424" calcext:value-type="float">
            <text:p>0,1054424</text:p>
          </table:table-cell>
          <table:table-cell office:value-type="float" office:value="722" calcext:value-type="float">
            <text:p>722</text:p>
          </table:table-cell>
          <table:table-cell office:value-type="float" office:value="1093" calcext:value-type="float">
            <text:p>1093</text:p>
          </table:table-cell>
          <table:table-cell office:value-type="float" office:value="337.0127" calcext:value-type="float">
            <text:p>337,0127</text:p>
          </table:table-cell>
          <table:table-cell office:value-type="float" office:value="0.668005130352813" calcext:value-type="float">
            <text:p>0,668005130352813</text:p>
          </table:table-cell>
          <table:table-cell office:value-type="float" office:value="0.651812522989008" calcext:value-type="float">
            <text:p>0,651812522989008</text:p>
          </table:table-cell>
          <table:table-cell office:value-type="float" office:value="0.660551264600844" calcext:value-type="float">
            <text:p>0,660551264600844</text:p>
          </table:table-cell>
          <table:table-cell office:value-type="float" office:value="0.577358260097213" calcext:value-type="float">
            <text:p>0,577358260097213</text:p>
          </table:table-cell>
          <table:table-cell office:value-type="float" office:value="0.667155013380685" calcext:value-type="float">
            <text:p>0,667155013380685</text:p>
          </table:table-cell>
          <table:table-cell office:value-type="float" office:value="0.682854270020467" calcext:value-type="float">
            <text:p>0,68285427002046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626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2.6241478163772" calcext:value-type="float">
            <text:p>12,6241478163772</text:p>
          </table:table-cell>
          <table:table-cell office:value-type="float" office:value="441.288902343363" calcext:value-type="float">
            <text:p>441,2889023433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lvAtri-ab-m-10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2.6241478163772" calcext:value-type="float">
            <text:p>12,6241478163772</text:p>
          </table:table-cell>
          <table:table-cell office:value-type="float" office:value="441.288902343363" calcext:value-type="float">
            <text:p>441,28890234336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8.29" calcext:value-type="date">
            <text:p>2024-05-08 18:18:48</text:p>
          </table:table-cell>
          <table:table-cell office:value-type="float" office:value="1.238689" calcext:value-type="float">
            <text:p>1,238689</text:p>
          </table:table-cell>
          <table:table-cell office:value-type="string" calcext:value-type="string">
            <text:p>C:\git\pyaudisam\tests\tmp\val-oanlr\SylvAtri-ab-m-10mn-haz-cos-la-ra-ma-eirkbxrv</text:p>
          </table:table-cell>
          <table:table-cell office:value-type="float" office:value="380" calcext:value-type="float">
            <text:p>38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0.07178795" calcext:value-type="float">
            <text:p>0,07178795</text:p>
          </table:table-cell>
          <table:table-cell office:value-type="float" office:value="1.734663" calcext:value-type="float">
            <text:p>1,734663</text:p>
          </table:table-cell>
          <table:table-cell office:value-type="float" office:value="2.305923" calcext:value-type="float">
            <text:p>2,305923</text:p>
          </table:table-cell>
          <table:table-cell office:value-type="float" office:value="95" calcext:value-type="float">
            <text:p>95</text:p>
          </table:table-cell>
          <table:table-cell office:value-type="float" office:value="12.6241" calcext:value-type="float">
            <text:p>12,6241</text:p>
          </table:table-cell>
          <table:table-cell office:value-type="float" office:value="441.289" calcext:value-type="float">
            <text:p>441,289</text:p>
          </table:table-cell>
          <table:table-cell office:value-type="float" office:value="97.9381443298969" calcext:value-type="float">
            <text:p>97,93814432989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08.94" calcext:value-type="float">
            <text:p>4208,94</text:p>
          </table:table-cell>
          <table:table-cell table:number-columns-repeated="2" office:value-type="float" office:value="0.1638507" calcext:value-type="float">
            <text:p>0,1638507</text:p>
          </table:table-cell>
          <table:table-cell table:number-columns-repeated="2"/>
          <table:table-cell office:value-type="float" office:value="0.0001154533" calcext:value-type="float">
            <text:p>0,0001154533</text:p>
          </table:table-cell>
          <table:table-cell office:value-type="float" office:value="0.07596026" calcext:value-type="float">
            <text:p>0,07596026</text:p>
          </table:table-cell>
          <table:table-cell office:value-type="float" office:value="0.00009945676" calcext:value-type="float">
            <text:p>0,00009945676</text:p>
          </table:table-cell>
          <table:table-cell office:value-type="float" office:value="0.0001340226" calcext:value-type="float">
            <text:p>0,0001340226</text:p>
          </table:table-cell>
          <table:table-cell office:value-type="float" office:value="378" calcext:value-type="float">
            <text:p>378</text:p>
          </table:table-cell>
          <table:table-cell office:value-type="float" office:value="0.08895647" calcext:value-type="float">
            <text:p>0,08895647</text:p>
          </table:table-cell>
          <table:table-cell office:value-type="float" office:value="0.07596026" calcext:value-type="float">
            <text:p>0,07596026</text:p>
          </table:table-cell>
          <table:table-cell office:value-type="float" office:value="0.0766312" calcext:value-type="float">
            <text:p>0,0766312</text:p>
          </table:table-cell>
          <table:table-cell office:value-type="float" office:value="0.1032641" calcext:value-type="float">
            <text:p>0,1032641</text:p>
          </table:table-cell>
          <table:table-cell office:value-type="float" office:value="378" calcext:value-type="float">
            <text:p>378</text:p>
          </table:table-cell>
          <table:table-cell office:value-type="float" office:value="131.617" calcext:value-type="float">
            <text:p>131,617</text:p>
          </table:table-cell>
          <table:table-cell office:value-type="float" office:value="0.03798014" calcext:value-type="float">
            <text:p>0,03798014</text:p>
          </table:table-cell>
          <table:table-cell office:value-type="float" office:value="122.1493" calcext:value-type="float">
            <text:p>122,1493</text:p>
          </table:table-cell>
          <table:table-cell office:value-type="float" office:value="141.8185" calcext:value-type="float">
            <text:p>141,8185</text:p>
          </table:table-cell>
          <table:table-cell office:value-type="float" office:value="378" calcext:value-type="float">
            <text:p>378</text:p>
          </table:table-cell>
          <table:table-cell office:value-type="float" office:value="4208.972" calcext:value-type="float">
            <text:p>4208,972</text:p>
          </table:table-cell>
          <table:table-cell office:value-type="float" office:value="4216.821" calcext:value-type="float">
            <text:p>4216,821</text:p>
          </table:table-cell>
          <table:table-cell office:value-type="float" office:value="-2102.47" calcext:value-type="float">
            <text:p>-2102,47</text:p>
          </table:table-cell>
          <table:table-cell office:value-type="float" office:value="0.7129892" calcext:value-type="float">
            <text:p>0,7129892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7779" calcext:value-type="float">
            <text:p>98,37779</text:p>
          </table:table-cell>
          <table:table-cell office:value-type="float" office:value="3.772167" calcext:value-type="float">
            <text:p>3,772167</text:p>
          </table:table-cell>
          <table:table-cell table:number-columns-repeated="3"/>
          <table:table-cell office:value-type="float" office:value="0.3674992" calcext:value-type="float">
            <text:p>0,3674992</text:p>
          </table:table-cell>
          <table:table-cell office:value-type="float" office:value="0.1045154" calcext:value-type="float">
            <text:p>0,1045154</text:p>
          </table:table-cell>
          <table:table-cell office:value-type="float" office:value="0.2993658" calcext:value-type="float">
            <text:p>0,2993658</text:p>
          </table:table-cell>
          <table:table-cell office:value-type="float" office:value="0.4511393" calcext:value-type="float">
            <text:p>0,4511393</text:p>
          </table:table-cell>
          <table:table-cell office:value-type="float" office:value="324.5625" calcext:value-type="float">
            <text:p>324,5625</text:p>
          </table:table-cell>
          <table:table-cell office:value-type="float" office:value="0.3674992" calcext:value-type="float">
            <text:p>0,3674992</text:p>
          </table:table-cell>
          <table:table-cell office:value-type="float" office:value="0" calcext:value-type="float">
            <text:p>0</text:p>
          </table:table-cell>
          <table:table-cell office:value-type="float" office:value="0.1045154" calcext:value-type="float">
            <text:p>0,1045154</text:p>
          </table:table-cell>
          <table:table-cell office:value-type="float" office:value="0.2993658" calcext:value-type="float">
            <text:p>0,2993658</text:p>
          </table:table-cell>
          <table:table-cell office:value-type="float" office:value="0.4511393" calcext:value-type="float">
            <text:p>0,4511393</text:p>
          </table:table-cell>
          <table:table-cell office:value-type="float" office:value="324.5625" calcext:value-type="float">
            <text:p>324,5625</text:p>
          </table:table-cell>
          <table:table-cell office:value-type="float" office:value="882" calcext:value-type="float">
            <text:p>882</text:p>
          </table:table-cell>
          <table:table-cell office:value-type="float" office:value="0.1045154" calcext:value-type="float">
            <text:p>0,1045154</text:p>
          </table:table-cell>
          <table:table-cell office:value-type="float" office:value="718" calcext:value-type="float">
            <text:p>718</text:p>
          </table:table-cell>
          <table:table-cell office:value-type="float" office:value="1083" calcext:value-type="float">
            <text:p>1083</text:p>
          </table:table-cell>
          <table:table-cell office:value-type="float" office:value="324.5625" calcext:value-type="float">
            <text:p>324,5625</text:p>
          </table:table-cell>
          <table:table-cell office:value-type="float" office:value="0.650290352437137" calcext:value-type="float">
            <text:p>0,650290352437137</text:p>
          </table:table-cell>
          <table:table-cell office:value-type="float" office:value="0.636786431746043" calcext:value-type="float">
            <text:p>0,636786431746043</text:p>
          </table:table-cell>
          <table:table-cell office:value-type="float" office:value="0.645237893324187" calcext:value-type="float">
            <text:p>0,645237893324187</text:p>
          </table:table-cell>
          <table:table-cell office:value-type="float" office:value="0.554087789600098" calcext:value-type="float">
            <text:p>0,554087789600098</text:p>
          </table:table-cell>
          <table:table-cell office:value-type="float" office:value="0.652436103477759" calcext:value-type="float">
            <text:p>0,652436103477759</text:p>
          </table:table-cell>
          <table:table-cell office:value-type="float" office:value="0.668974723620207" calcext:value-type="float">
            <text:p>0,668974723620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6265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5mn-hno-cos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5-08T18:18:49.09" calcext:value-type="date">
            <text:p>2024-05-08 18:18:49</text:p>
          </table:table-cell>
          <table:table-cell office:value-type="float" office:value="1.159118" calcext:value-type="float">
            <text:p>1,159118</text:p>
          </table:table-cell>
          <table:table-cell office:value-type="string" calcext:value-type="string">
            <text:p>C:\git\pyaudisam\tests\tmp\val-oanlr\TurdMeru-ab-m-5mn-hno-cos-kor63r3f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55.986" calcext:value-type="float">
            <text:p>2755,986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3384337" calcext:value-type="float">
            <text:p>0,3384337</text:p>
          </table:table-cell>
          <table:table-cell office:value-type="float" office:value="0.008341253" calcext:value-type="float">
            <text:p>0,008341253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0000845433" calcext:value-type="float">
            <text:p>0,0000845433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0007155894" calcext:value-type="float">
            <text:p>0,00007155894</text:p>
          </table:table-cell>
          <table:table-cell office:value-type="float" office:value="0.00009988368" calcext:value-type="float">
            <text:p>0,00009988368</text:p>
          </table:table-cell>
          <table:table-cell office:value-type="float" office:value="227" calcext:value-type="float">
            <text:p>227</text:p>
          </table:table-cell>
          <table:table-cell office:value-type="float" office:value="0.04638754" calcext:value-type="float">
            <text:p>0,04638754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3926323" calcext:value-type="float">
            <text:p>0,03926323</text:p>
          </table:table-cell>
          <table:table-cell office:value-type="float" office:value="0.05480455" calcext:value-type="float">
            <text:p>0,05480455</text:p>
          </table:table-cell>
          <table:table-cell office:value-type="float" office:value="227" calcext:value-type="float">
            <text:p>227</text:p>
          </table:table-cell>
          <table:table-cell office:value-type="float" office:value="153.8067" calcext:value-type="float">
            <text:p>153,8067</text:p>
          </table:table-cell>
          <table:table-cell office:value-type="float" office:value="0.04238616" calcext:value-type="float">
            <text:p>0,04238616</text:p>
          </table:table-cell>
          <table:table-cell office:value-type="float" office:value="141.4878" calcext:value-type="float">
            <text:p>141,4878</text:p>
          </table:table-cell>
          <table:table-cell office:value-type="float" office:value="167.1982" calcext:value-type="float">
            <text:p>167,1982</text:p>
          </table:table-cell>
          <table:table-cell office:value-type="float" office:value="227" calcext:value-type="float">
            <text:p>227</text:p>
          </table:table-cell>
          <table:table-cell office:value-type="float" office:value="2756.163" calcext:value-type="float">
            <text:p>2756,163</text:p>
          </table:table-cell>
          <table:table-cell office:value-type="float" office:value="2769.756" calcext:value-type="float">
            <text:p>2769,756</text:p>
          </table:table-cell>
          <table:table-cell office:value-type="float" office:value="-1373.993" calcext:value-type="float">
            <text:p>-1373,993</text:p>
          </table:table-cell>
          <table:table-cell office:value-type="float" office:value="0.1675261" calcext:value-type="float">
            <text:p>0,167526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.7702" calcext:value-type="float">
            <text:p>171,7702</text:p>
          </table:table-cell>
          <table:table-cell office:value-type="float" office:value="0.8982553" calcext:value-type="float">
            <text:p>0,8982553</text:p>
          </table:table-cell>
          <table:table-cell office:value-type="float" office:value="-0.01671651" calcext:value-type="float">
            <text:p>-0,01671651</text:p>
          </table:table-cell>
          <table:table-cell office:value-type="float" office:value="0.2242214" calcext:value-type="float">
            <text:p>0,2242214</text:p>
          </table:table-cell>
          <table:table-cell/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1635904" calcext:value-type="float">
            <text:p>0,1635904</text:p>
          </table:table-cell>
          <table:table-cell office:value-type="float" office:value="0" calcext:value-type="float">
            <text:p>0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393" calcext:value-type="float">
            <text:p>393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314" calcext:value-type="float">
            <text:p>314</text:p>
          </table:table-cell>
          <table:table-cell office:value-type="float" office:value="492" calcext:value-type="float">
            <text:p>49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451651463876244" calcext:value-type="float">
            <text:p>0,451651463876244</text:p>
          </table:table-cell>
          <table:table-cell office:value-type="float" office:value="0.433746146167173" calcext:value-type="float">
            <text:p>0,433746146167173</text:p>
          </table:table-cell>
          <table:table-cell office:value-type="float" office:value="0.430308848510673" calcext:value-type="float">
            <text:p>0,430308848510673</text:p>
          </table:table-cell>
          <table:table-cell office:value-type="float" office:value="0.392367358987298" calcext:value-type="float">
            <text:p>0,392367358987298</text:p>
          </table:table-cell>
          <table:table-cell office:value-type="float" office:value="0.387488037053332" calcext:value-type="float">
            <text:p>0,387488037053332</text:p>
          </table:table-cell>
          <table:table-cell office:value-type="float" office:value="0.464972912650646" calcext:value-type="float">
            <text:p>0,46497291265064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6265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TurdMeru-ab-m-5mn-hno-cos-r4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8T18:18:49.09" calcext:value-type="date">
            <text:p>2024-05-08 18:18:49</text:p>
          </table:table-cell>
          <table:table-cell office:value-type="float" office:value="0.907905" calcext:value-type="float">
            <text:p>0,907905</text:p>
          </table:table-cell>
          <table:table-cell office:value-type="string" calcext:value-type="string">
            <text:p>C:\git\pyaudisam\tests\tmp\val-oanlr\TurdMeru-ab-m-5mn-hno-cos-r450-6em4r7oa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97.4025974025974" calcext:value-type="float">
            <text:p>97,4025974025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29.805" calcext:value-type="float">
            <text:p>2629,805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346936" calcext:value-type="float">
            <text:p>0,0346936</text:p>
          </table:table-cell>
          <table:table-cell office:value-type="float" office:value="0.2590866" calcext:value-type="float">
            <text:p>0,2590866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0009318005" calcext:value-type="float">
            <text:p>0,00009318005</text:p>
          </table:table-cell>
          <table:table-cell office:value-type="float" office:value="0.0886684" calcext:value-type="float">
            <text:p>0,0886684</text:p>
          </table:table-cell>
          <table:table-cell office:value-type="float" office:value="0.00007826812" calcext:value-type="float">
            <text:p>0,00007826812</text:p>
          </table:table-cell>
          <table:table-cell office:value-type="float" office:value="0.0001109331" calcext:value-type="float">
            <text:p>0,0001109331</text:p>
          </table:table-cell>
          <table:table-cell office:value-type="float" office:value="223" calcext:value-type="float">
            <text:p>223</text:p>
          </table:table-cell>
          <table:table-cell office:value-type="float" office:value="0.1059942" calcext:value-type="float">
            <text:p>0,1059942</text:p>
          </table:table-cell>
          <table:table-cell office:value-type="float" office:value="0.08866841" calcext:value-type="float">
            <text:p>0,08866841</text:p>
          </table:table-cell>
          <table:table-cell office:value-type="float" office:value="0.08903155" calcext:value-type="float">
            <text:p>0,08903155</text:p>
          </table:table-cell>
          <table:table-cell office:value-type="float" office:value="0.1261886" calcext:value-type="float">
            <text:p>0,1261886</text:p>
          </table:table-cell>
          <table:table-cell office:value-type="float" office:value="223" calcext:value-type="float">
            <text:p>223</text:p>
          </table:table-cell>
          <table:table-cell office:value-type="float" office:value="146.5054" calcext:value-type="float">
            <text:p>146,5054</text:p>
          </table:table-cell>
          <table:table-cell office:value-type="float" office:value="0.0443342" calcext:value-type="float">
            <text:p>0,0443342</text:p>
          </table:table-cell>
          <table:table-cell office:value-type="float" office:value="134.2545" calcext:value-type="float">
            <text:p>134,2545</text:p>
          </table:table-cell>
          <table:table-cell office:value-type="float" office:value="159.8741" calcext:value-type="float">
            <text:p>159,8741</text:p>
          </table:table-cell>
          <table:table-cell office:value-type="float" office:value="223" calcext:value-type="float">
            <text:p>223</text:p>
          </table:table-cell>
          <table:table-cell office:value-type="float" office:value="2629.859" calcext:value-type="float">
            <text:p>2629,859</text:p>
          </table:table-cell>
          <table:table-cell office:value-type="float" office:value="2636.637" calcext:value-type="float">
            <text:p>2636,637</text:p>
          </table:table-cell>
          <table:table-cell office:value-type="float" office:value="-1312.902" calcext:value-type="float">
            <text:p>-1312,902</text:p>
          </table:table-cell>
          <table:table-cell office:value-type="float" office:value="0.2308637" calcext:value-type="float">
            <text:p>0,2308637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.6127" calcext:value-type="float">
            <text:p>128,6127</text:p>
          </table:table-cell>
          <table:table-cell office:value-type="float" office:value="0.3889201" calcext:value-type="float">
            <text:p>0,3889201</text:p>
          </table:table-cell>
          <table:table-cell table:number-columns-repeated="3"/>
          <table:table-cell office:value-type="float" office:value="0.1756192" calcext:value-type="float">
            <text:p>0,1756192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0.1756192" calcext:value-type="float">
            <text:p>0,1756192</text:p>
          </table:table-cell>
          <table:table-cell office:value-type="float" office:value="0" calcext:value-type="float">
            <text:p>0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421" calcext:value-type="float">
            <text:p>421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335" calcext:value-type="float">
            <text:p>335</text:p>
          </table:table-cell>
          <table:table-cell office:value-type="float" office:value="530" calcext:value-type="float">
            <text:p>530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0.550323828832696" calcext:value-type="float">
            <text:p>0,550323828832696</text:p>
          </table:table-cell>
          <table:table-cell office:value-type="float" office:value="0.57406945259848" calcext:value-type="float">
            <text:p>0,57406945259848</text:p>
          </table:table-cell>
          <table:table-cell office:value-type="float" office:value="0.581195563318193" calcext:value-type="float">
            <text:p>0,581195563318193</text:p>
          </table:table-cell>
          <table:table-cell office:value-type="float" office:value="0.533070511830983" calcext:value-type="float">
            <text:p>0,533070511830983</text:p>
          </table:table-cell>
          <table:table-cell office:value-type="float" office:value="0.524530132028866" calcext:value-type="float">
            <text:p>0,524530132028866</text:p>
          </table:table-cell>
          <table:table-cell office:value-type="float" office:value="0.606807064512192" calcext:value-type="float">
            <text:p>0,606807064512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626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dMeru-ab-m-5mn-hno-cos-r500-m14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9.15" calcext:value-type="date">
            <text:p>2024-05-08 18:18:49</text:p>
          </table:table-cell>
          <table:table-cell office:value-type="float" office:value="0.860842" calcext:value-type="float">
            <text:p>0,860842</text:p>
          </table:table-cell>
          <table:table-cell office:value-type="string" calcext:value-type="string">
            <text:p>C:\git\pyaudisam\tests\tmp\val-oanlr\TurdMeru-ab-m-5mn-hno-cos-r500-m14-v73tkuy7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.2683982683983" calcext:value-type="float">
            <text:p>98,26839826839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8.628" calcext:value-type="float">
            <text:p>2668,628</text:p>
          </table:table-cell>
          <table:table-cell table:number-columns-repeated="2" office:value-type="float" office:value="0.3899085" calcext:value-type="float">
            <text:p>0,3899085</text:p>
          </table:table-cell>
          <table:table-cell table:number-columns-repeated="2"/>
          <table:table-cell office:value-type="float" office:value="0.00008854373" calcext:value-type="float">
            <text:p>0,00008854373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0007585934" calcext:value-type="float">
            <text:p>0,00007585934</text:p>
          </table:table-cell>
          <table:table-cell office:value-type="float" office:value="0.0001033491" calcext:value-type="float">
            <text:p>0,0001033491</text:p>
          </table:table-cell>
          <table:table-cell office:value-type="float" office:value="225" calcext:value-type="float">
            <text:p>225</text:p>
          </table:table-cell>
          <table:table-cell office:value-type="float" office:value="0.09035084" calcext:value-type="float">
            <text:p>0,09035084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7740758" calcext:value-type="float">
            <text:p>0,07740758</text:p>
          </table:table-cell>
          <table:table-cell office:value-type="float" office:value="0.1054583" calcext:value-type="float">
            <text:p>0,1054583</text:p>
          </table:table-cell>
          <table:table-cell office:value-type="float" office:value="225" calcext:value-type="float">
            <text:p>225</text:p>
          </table:table-cell>
          <table:table-cell office:value-type="float" office:value="150.2921" calcext:value-type="float">
            <text:p>150,2921</text:p>
          </table:table-cell>
          <table:table-cell office:value-type="float" office:value="0.03929179" calcext:value-type="float">
            <text:p>0,03929179</text:p>
          </table:table-cell>
          <table:table-cell office:value-type="float" office:value="139.0987" calcext:value-type="float">
            <text:p>139,0987</text:p>
          </table:table-cell>
          <table:table-cell office:value-type="float" office:value="162.3862" calcext:value-type="float">
            <text:p>162,3862</text:p>
          </table:table-cell>
          <table:table-cell office:value-type="float" office:value="225" calcext:value-type="float">
            <text:p>225</text:p>
          </table:table-cell>
          <table:table-cell office:value-type="float" office:value="2668.681" calcext:value-type="float">
            <text:p>2668,681</text:p>
          </table:table-cell>
          <table:table-cell office:value-type="float" office:value="2675.478" calcext:value-type="float">
            <text:p>2675,478</text:p>
          </table:table-cell>
          <table:table-cell office:value-type="float" office:value="-1332.314" calcext:value-type="float">
            <text:p>-1332,314</text:p>
          </table:table-cell>
          <table:table-cell office:value-type="float" office:value="0.1881086" calcext:value-type="float">
            <text:p>0,188108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679" calcext:value-type="float">
            <text:p>135,679</text:p>
          </table:table-cell>
          <table:table-cell office:value-type="float" office:value="0.4618216" calcext:value-type="float">
            <text:p>0,4618216</text:p>
          </table:table-cell>
          <table:table-cell table:number-columns-repeated="3"/>
          <table:table-cell office:value-type="float" office:value="0.1683644" calcext:value-type="float">
            <text:p>0,168364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0.1683644" calcext:value-type="float">
            <text:p>0,1683644</text:p>
          </table:table-cell>
          <table:table-cell office:value-type="float" office:value="0" calcext:value-type="float">
            <text:p>0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404" calcext:value-type="float">
            <text:p>40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326" calcext:value-type="float">
            <text:p>326</text:p>
          </table:table-cell>
          <table:table-cell office:value-type="float" office:value="501" calcext:value-type="float">
            <text:p>501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0.548759111745285" calcext:value-type="float">
            <text:p>0,548759111745285</text:p>
          </table:table-cell>
          <table:table-cell office:value-type="float" office:value="0.573617399605392" calcext:value-type="float">
            <text:p>0,573617399605392</text:p>
          </table:table-cell>
          <table:table-cell office:value-type="float" office:value="0.580173240684394" calcext:value-type="float">
            <text:p>0,580173240684394</text:p>
          </table:table-cell>
          <table:table-cell office:value-type="float" office:value="0.555111817289409" calcext:value-type="float">
            <text:p>0,555111817289409</text:p>
          </table:table-cell>
          <table:table-cell office:value-type="float" office:value="0.5119267225977" calcext:value-type="float">
            <text:p>0,5119267225977</text:p>
          </table:table-cell>
          <table:table-cell office:value-type="float" office:value="0.607630594231025" calcext:value-type="float">
            <text:p>0,6076305942310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626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5.8591926168518" calcext:value-type="float">
            <text:p>25,8591926168518</text:p>
          </table:table-cell>
          <table:table-cell office:value-type="float" office:value="483.379546960567" calcext:value-type="float">
            <text:p>483,3795469605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rdMeru-ab-m-5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5.8591926168518" calcext:value-type="float">
            <text:p>25,8591926168518</text:p>
          </table:table-cell>
          <table:table-cell office:value-type="float" office:value="483.379546960567" calcext:value-type="float">
            <text:p>483,37954696056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9.25" calcext:value-type="date">
            <text:p>2024-05-08 18:18:49</text:p>
          </table:table-cell>
          <table:table-cell office:value-type="float" office:value="1.042373" calcext:value-type="float">
            <text:p>1,042373</text:p>
          </table:table-cell>
          <table:table-cell office:value-type="string" calcext:value-type="string">
            <text:p>C:\git\pyaudisam\tests\tmp\val-oanlr\TurdMeru-ab-m-5mn-hno-cos-la-ra-ma-hgkcjjfa</text:p>
          </table:table-cell>
          <table:table-cell office:value-type="float" office:value="213" calcext:value-type="float">
            <text:p>213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21053" calcext:value-type="float">
            <text:p>1,121053</text:p>
          </table:table-cell>
          <table:table-cell office:value-type="float" office:value="0.07793832" calcext:value-type="float">
            <text:p>0,07793832</text:p>
          </table:table-cell>
          <table:table-cell office:value-type="float" office:value="0.9605734" calcext:value-type="float">
            <text:p>0,9605734</text:p>
          </table:table-cell>
          <table:table-cell office:value-type="float" office:value="1.308342" calcext:value-type="float">
            <text:p>1,308342</text:p>
          </table:table-cell>
          <table:table-cell office:value-type="float" office:value="95" calcext:value-type="float">
            <text:p>95</text:p>
          </table:table-cell>
          <table:table-cell office:value-type="float" office:value="25.8592" calcext:value-type="float">
            <text:p>25,8592</text:p>
          </table:table-cell>
          <table:table-cell office:value-type="float" office:value="483.38" calcext:value-type="float">
            <text:p>483,38</text:p>
          </table:table-cell>
          <table:table-cell office:value-type="float" office:value="92.2077922077922" calcext:value-type="float">
            <text:p>92,20779220779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71.078" calcext:value-type="float">
            <text:p>2471,078</text:p>
          </table:table-cell>
          <table:table-cell table:number-columns-repeated="2" office:value-type="float" office:value="0.9923481" calcext:value-type="float">
            <text:p>0,9923481</text:p>
          </table:table-cell>
          <table:table-cell table:number-columns-repeated="2"/>
          <table:table-cell office:value-type="float" office:value="0.00008736044" calcext:value-type="float">
            <text:p>0,00008736044</text:p>
          </table:table-cell>
          <table:table-cell office:value-type="float" office:value="0.09354401" calcext:value-type="float">
            <text:p>0,09354401</text:p>
          </table:table-cell>
          <table:table-cell office:value-type="float" office:value="0.00007267835" calcext:value-type="float">
            <text:p>0,00007267835</text:p>
          </table:table-cell>
          <table:table-cell office:value-type="float" office:value="0.0001050085" calcext:value-type="float">
            <text:p>0,0001050085</text:p>
          </table:table-cell>
          <table:table-cell office:value-type="float" office:value="211" calcext:value-type="float">
            <text:p>211</text:p>
          </table:table-cell>
          <table:table-cell office:value-type="float" office:value="0.09798009" calcext:value-type="float">
            <text:p>0,09798009</text:p>
          </table:table-cell>
          <table:table-cell office:value-type="float" office:value="0.09354401" calcext:value-type="float">
            <text:p>0,09354401</text:p>
          </table:table-cell>
          <table:table-cell office:value-type="float" office:value="0.08151322" calcext:value-type="float">
            <text:p>0,08151322</text:p>
          </table:table-cell>
          <table:table-cell office:value-type="float" office:value="0.1177735" calcext:value-type="float">
            <text:p>0,1177735</text:p>
          </table:table-cell>
          <table:table-cell office:value-type="float" office:value="211" calcext:value-type="float">
            <text:p>211</text:p>
          </table:table-cell>
          <table:table-cell office:value-type="float" office:value="151.3065" calcext:value-type="float">
            <text:p>151,3065</text:p>
          </table:table-cell>
          <table:table-cell office:value-type="float" office:value="0.046772" calcext:value-type="float">
            <text:p>0,046772</text:p>
          </table:table-cell>
          <table:table-cell office:value-type="float" office:value="137.9867" calcext:value-type="float">
            <text:p>137,9867</text:p>
          </table:table-cell>
          <table:table-cell office:value-type="float" office:value="165.912" calcext:value-type="float">
            <text:p>165,912</text:p>
          </table:table-cell>
          <table:table-cell office:value-type="float" office:value="211" calcext:value-type="float">
            <text:p>211</text:p>
          </table:table-cell>
          <table:table-cell office:value-type="float" office:value="2471.135" calcext:value-type="float">
            <text:p>2471,135</text:p>
          </table:table-cell>
          <table:table-cell office:value-type="float" office:value="2477.801" calcext:value-type="float">
            <text:p>2477,801</text:p>
          </table:table-cell>
          <table:table-cell office:value-type="float" office:value="-1233.539" calcext:value-type="float">
            <text:p>-1233,539</text:p>
          </table:table-cell>
          <table:table-cell office:value-type="float" office:value="0.7260671" calcext:value-type="float">
            <text:p>0,726067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4634" calcext:value-type="float">
            <text:p>135,4634</text:p>
          </table:table-cell>
          <table:table-cell office:value-type="float" office:value="0.4049323" calcext:value-type="float">
            <text:p>0,4049323</text:p>
          </table:table-cell>
          <table:table-cell table:number-columns-repeated="3"/>
          <table:table-cell office:value-type="float" office:value="0.1558694" calcext:value-type="float">
            <text:p>0,1558694</text:p>
          </table:table-cell>
          <table:table-cell office:value-type="float" office:value="0.1217574" calcext:value-type="float">
            <text:p>0,1217574</text:p>
          </table:table-cell>
          <table:table-cell office:value-type="float" office:value="0.1227645" calcext:value-type="float">
            <text:p>0,1227645</text:p>
          </table:table-cell>
          <table:table-cell office:value-type="float" office:value="0.1979014" calcext:value-type="float">
            <text:p>0,1979014</text:p>
          </table:table-cell>
          <table:table-cell office:value-type="float" office:value="292.5297" calcext:value-type="float">
            <text:p>292,5297</text:p>
          </table:table-cell>
          <table:table-cell office:value-type="float" office:value="0.1558694" calcext:value-type="float">
            <text:p>0,1558694</text:p>
          </table:table-cell>
          <table:table-cell office:value-type="float" office:value="0" calcext:value-type="float">
            <text:p>0</text:p>
          </table:table-cell>
          <table:table-cell office:value-type="float" office:value="0.1217574" calcext:value-type="float">
            <text:p>0,1217574</text:p>
          </table:table-cell>
          <table:table-cell office:value-type="float" office:value="0.1227645" calcext:value-type="float">
            <text:p>0,1227645</text:p>
          </table:table-cell>
          <table:table-cell office:value-type="float" office:value="0.1979014" calcext:value-type="float">
            <text:p>0,1979014</text:p>
          </table:table-cell>
          <table:table-cell office:value-type="float" office:value="292.5297" calcext:value-type="float">
            <text:p>292,5297</text:p>
          </table:table-cell>
          <table:table-cell office:value-type="float" office:value="374" calcext:value-type="float">
            <text:p>374</text:p>
          </table:table-cell>
          <table:table-cell office:value-type="float" office:value="0.1217574" calcext:value-type="float">
            <text:p>0,1217574</text:p>
          </table:table-cell>
          <table:table-cell office:value-type="float" office:value="295" calcext:value-type="float">
            <text:p>295</text:p>
          </table:table-cell>
          <table:table-cell office:value-type="float" office:value="475" calcext:value-type="float">
            <text:p>475</text:p>
          </table:table-cell>
          <table:table-cell office:value-type="float" office:value="292.5297" calcext:value-type="float">
            <text:p>292,5297</text:p>
          </table:table-cell>
          <table:table-cell office:value-type="float" office:value="0.905848996165406" calcext:value-type="float">
            <text:p>0,905848996165406</text:p>
          </table:table-cell>
          <table:table-cell office:value-type="float" office:value="0.886834241137044" calcext:value-type="float">
            <text:p>0,886834241137044</text:p>
          </table:table-cell>
          <table:table-cell office:value-type="float" office:value="0.898351386533923" calcext:value-type="float">
            <text:p>0,898351386533923</text:p>
          </table:table-cell>
          <table:table-cell office:value-type="float" office:value="0.908339541664345" calcext:value-type="float">
            <text:p>0,908339541664345</text:p>
          </table:table-cell>
          <table:table-cell office:value-type="float" office:value="0.877347929084451" calcext:value-type="float">
            <text:p>0,877347929084451</text:p>
          </table:table-cell>
          <table:table-cell office:value-type="float" office:value="0.891779875356709" calcext:value-type="float">
            <text:p>0,8917798753567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626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1.6913934519666" calcext:value-type="float">
            <text:p>21,6913934519666</text:p>
          </table:table-cell>
          <table:table-cell office:value-type="float" office:value="339.264023619053" calcext:value-type="float">
            <text:p>339,2640236190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dMeru-ab-m-5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1.6913934519666" calcext:value-type="float">
            <text:p>21,6913934519666</text:p>
          </table:table-cell>
          <table:table-cell office:value-type="float" office:value="339.264023619053" calcext:value-type="float">
            <text:p>339,26402361905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9.22" calcext:value-type="date">
            <text:p>2024-05-08 18:18:49</text:p>
          </table:table-cell>
          <table:table-cell office:value-type="float" office:value="1.089266" calcext:value-type="float">
            <text:p>1,089266</text:p>
          </table:table-cell>
          <table:table-cell office:value-type="string" calcext:value-type="string">
            <text:p>C:\git\pyaudisam\tests\tmp\val-oanlr\TurdMeru-ab-m-5mn-hno-cos-la-ra-ma-ma4cjpvk</text:p>
          </table:table-cell>
          <table:table-cell office:value-type="float" office:value="206" calcext:value-type="float">
            <text:p>20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084211" calcext:value-type="float">
            <text:p>1,084211</text:p>
          </table:table-cell>
          <table:table-cell office:value-type="float" office:value="0.0785551" calcext:value-type="float">
            <text:p>0,0785551</text:p>
          </table:table-cell>
          <table:table-cell office:value-type="float" office:value="0.9278736" calcext:value-type="float">
            <text:p>0,9278736</text:p>
          </table:table-cell>
          <table:table-cell office:value-type="float" office:value="1.266888" calcext:value-type="float">
            <text:p>1,266888</text:p>
          </table:table-cell>
          <table:table-cell office:value-type="float" office:value="95" calcext:value-type="float">
            <text:p>95</text:p>
          </table:table-cell>
          <table:table-cell office:value-type="float" office:value="21.6914" calcext:value-type="float">
            <text:p>21,6914</text:p>
          </table:table-cell>
          <table:table-cell office:value-type="float" office:value="339.264" calcext:value-type="float">
            <text:p>339,264</text:p>
          </table:table-cell>
          <table:table-cell office:value-type="float" office:value="89.1774891774892" calcext:value-type="float">
            <text:p>89,17748917748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28.685" calcext:value-type="float">
            <text:p>2328,685</text:p>
          </table:table-cell>
          <table:table-cell table:number-columns-repeated="2" office:value-type="float" office:value="0.8326731" calcext:value-type="float">
            <text:p>0,8326731</text:p>
          </table:table-cell>
          <table:table-cell table:number-columns-repeated="2"/>
          <table:table-cell office:value-type="float" office:value="0.0001002761" calcext:value-type="float">
            <text:p>0,0001002761</text:p>
          </table:table-cell>
          <table:table-cell office:value-type="float" office:value="0.1349196" calcext:value-type="float">
            <text:p>0,1349196</text:p>
          </table:table-cell>
          <table:table-cell office:value-type="float" office:value="0.00007694653" calcext:value-type="float">
            <text:p>0,00007694653</text:p>
          </table:table-cell>
          <table:table-cell office:value-type="float" office:value="0.0001306791" calcext:value-type="float">
            <text:p>0,0001306791</text:p>
          </table:table-cell>
          <table:table-cell office:value-type="float" office:value="204" calcext:value-type="float">
            <text:p>204</text:p>
          </table:table-cell>
          <table:table-cell office:value-type="float" office:value="0.1732834" calcext:value-type="float">
            <text:p>0,1732834</text:p>
          </table:table-cell>
          <table:table-cell office:value-type="float" office:value="0.1349196" calcext:value-type="float">
            <text:p>0,1349196</text:p>
          </table:table-cell>
          <table:table-cell office:value-type="float" office:value="0.1329684" calcext:value-type="float">
            <text:p>0,1329684</text:p>
          </table:table-cell>
          <table:table-cell office:value-type="float" office:value="0.2258216" calcext:value-type="float">
            <text:p>0,2258216</text:p>
          </table:table-cell>
          <table:table-cell office:value-type="float" office:value="204" calcext:value-type="float">
            <text:p>204</text:p>
          </table:table-cell>
          <table:table-cell office:value-type="float" office:value="141.2265" calcext:value-type="float">
            <text:p>141,2265</text:p>
          </table:table-cell>
          <table:table-cell office:value-type="float" office:value="0.0674598" calcext:value-type="float">
            <text:p>0,0674598</text:p>
          </table:table-cell>
          <table:table-cell office:value-type="float" office:value="123.6566" calcext:value-type="float">
            <text:p>123,6566</text:p>
          </table:table-cell>
          <table:table-cell office:value-type="float" office:value="161.2929" calcext:value-type="float">
            <text:p>161,2929</text:p>
          </table:table-cell>
          <table:table-cell office:value-type="float" office:value="204" calcext:value-type="float">
            <text:p>204</text:p>
          </table:table-cell>
          <table:table-cell office:value-type="float" office:value="2328.744" calcext:value-type="float">
            <text:p>2328,744</text:p>
          </table:table-cell>
          <table:table-cell office:value-type="float" office:value="2335.341" calcext:value-type="float">
            <text:p>2335,341</text:p>
          </table:table-cell>
          <table:table-cell office:value-type="float" office:value="-1162.343" calcext:value-type="float">
            <text:p>-1162,343</text:p>
          </table:table-cell>
          <table:table-cell office:value-type="float" office:value="0.7228695" calcext:value-type="float">
            <text:p>0,72286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.7249" calcext:value-type="float">
            <text:p>116,7249</text:p>
          </table:table-cell>
          <table:table-cell office:value-type="float" office:value="0.2266485" calcext:value-type="float">
            <text:p>0,2266485</text:p>
          </table:table-cell>
          <table:table-cell table:number-columns-repeated="3"/>
          <table:table-cell office:value-type="float" office:value="0.1730339" calcext:value-type="float">
            <text:p>0,1730339</text:p>
          </table:table-cell>
          <table:table-cell office:value-type="float" office:value="0.1561224" calcext:value-type="float">
            <text:p>0,1561224</text:p>
          </table:table-cell>
          <table:table-cell office:value-type="float" office:value="0.1274946" calcext:value-type="float">
            <text:p>0,1274946</text:p>
          </table:table-cell>
          <table:table-cell office:value-type="float" office:value="0.2348393" calcext:value-type="float">
            <text:p>0,2348393</text:p>
          </table:table-cell>
          <table:table-cell office:value-type="float" office:value="293.3608" calcext:value-type="float">
            <text:p>293,3608</text:p>
          </table:table-cell>
          <table:table-cell office:value-type="float" office:value="0.1730339" calcext:value-type="float">
            <text:p>0,1730339</text:p>
          </table:table-cell>
          <table:table-cell office:value-type="float" office:value="0" calcext:value-type="float">
            <text:p>0</text:p>
          </table:table-cell>
          <table:table-cell office:value-type="float" office:value="0.1561224" calcext:value-type="float">
            <text:p>0,1561224</text:p>
          </table:table-cell>
          <table:table-cell office:value-type="float" office:value="0.1274946" calcext:value-type="float">
            <text:p>0,1274946</text:p>
          </table:table-cell>
          <table:table-cell office:value-type="float" office:value="0.2348393" calcext:value-type="float">
            <text:p>0,2348393</text:p>
          </table:table-cell>
          <table:table-cell office:value-type="float" office:value="293.3608" calcext:value-type="float">
            <text:p>293,3608</text:p>
          </table:table-cell>
          <table:table-cell office:value-type="float" office:value="415" calcext:value-type="float">
            <text:p>415</text:p>
          </table:table-cell>
          <table:table-cell office:value-type="float" office:value="0.1561224" calcext:value-type="float">
            <text:p>0,1561224</text:p>
          </table:table-cell>
          <table:table-cell office:value-type="float" office:value="306" calcext:value-type="float">
            <text:p>306</text:p>
          </table:table-cell>
          <table:table-cell office:value-type="float" office:value="564" calcext:value-type="float">
            <text:p>564</text:p>
          </table:table-cell>
          <table:table-cell office:value-type="float" office:value="293.3608" calcext:value-type="float">
            <text:p>293,3608</text:p>
          </table:table-cell>
          <table:table-cell office:value-type="float" office:value="0.877509471601524" calcext:value-type="float">
            <text:p>0,877509471601524</text:p>
          </table:table-cell>
          <table:table-cell office:value-type="float" office:value="0.85431244418485" calcext:value-type="float">
            <text:p>0,85431244418485</text:p>
          </table:table-cell>
          <table:table-cell office:value-type="float" office:value="0.867214332743431" calcext:value-type="float">
            <text:p>0,867214332743431</text:p>
          </table:table-cell>
          <table:table-cell office:value-type="float" office:value="0.863306723815788" calcext:value-type="float">
            <text:p>0,863306723815788</text:p>
          </table:table-cell>
          <table:table-cell office:value-type="float" office:value="0.849848036216317" calcext:value-type="float">
            <text:p>0,849848036216317</text:p>
          </table:table-cell>
          <table:table-cell office:value-type="float" office:value="0.8476748184776" calcext:value-type="float">
            <text:p>0,84767481847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626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9.9795934319559" calcext:value-type="float">
            <text:p>29,9795934319559</text:p>
          </table:table-cell>
          <table:table-cell office:value-type="float" office:value="428.868269718551" calcext:value-type="float">
            <text:p>428,8682697185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urdMeru-ab-m-5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9.9795934319559" calcext:value-type="float">
            <text:p>29,9795934319559</text:p>
          </table:table-cell>
          <table:table-cell office:value-type="float" office:value="428.868269718551" calcext:value-type="float">
            <text:p>428,8682697185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9.2" calcext:value-type="date">
            <text:p>2024-05-08 18:18:49</text:p>
          </table:table-cell>
          <table:table-cell office:value-type="float" office:value="0.838013" calcext:value-type="float">
            <text:p>0,838013</text:p>
          </table:table-cell>
          <table:table-cell office:value-type="string" calcext:value-type="string">
            <text:p>C:\git\pyaudisam\tests\tmp\val-oanlr\TurdMeru-ab-m-5mn-hno-cos-la-ra-ma-1rjp9pq6</text:p>
          </table:table-cell>
          <table:table-cell office:value-type="float" office:value="208" calcext:value-type="float">
            <text:p>20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094737" calcext:value-type="float">
            <text:p>1,094737</text:p>
          </table:table-cell>
          <table:table-cell office:value-type="float" office:value="0.08000417" calcext:value-type="float">
            <text:p>0,08000417</text:p>
          </table:table-cell>
          <table:table-cell office:value-type="float" office:value="0.9342033" calcext:value-type="float">
            <text:p>0,9342033</text:p>
          </table:table-cell>
          <table:table-cell office:value-type="float" office:value="1.282856" calcext:value-type="float">
            <text:p>1,282856</text:p>
          </table:table-cell>
          <table:table-cell office:value-type="float" office:value="95" calcext:value-type="float">
            <text:p>95</text:p>
          </table:table-cell>
          <table:table-cell office:value-type="float" office:value="29.9796" calcext:value-type="float">
            <text:p>29,9796</text:p>
          </table:table-cell>
          <table:table-cell office:value-type="float" office:value="428.868" calcext:value-type="float">
            <text:p>428,868</text:p>
          </table:table-cell>
          <table:table-cell office:value-type="float" office:value="90.04329004329" calcext:value-type="float">
            <text:p>90,043290043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85.914" calcext:value-type="float">
            <text:p>2385,914</text:p>
          </table:table-cell>
          <table:table-cell table:number-columns-repeated="2" office:value-type="float" office:value="0.997759" calcext:value-type="float">
            <text:p>0,997759</text:p>
          </table:table-cell>
          <table:table-cell table:number-columns-repeated="2"/>
          <table:table-cell office:value-type="float" office:value="0.00009238607" calcext:value-type="float">
            <text:p>0,00009238607</text:p>
          </table:table-cell>
          <table:table-cell office:value-type="float" office:value="0.1116719" calcext:value-type="float">
            <text:p>0,1116719</text:p>
          </table:table-cell>
          <table:table-cell office:value-type="float" office:value="0.00007417979" calcext:value-type="float">
            <text:p>0,00007417979</text:p>
          </table:table-cell>
          <table:table-cell office:value-type="float" office:value="0.0001150608" calcext:value-type="float">
            <text:p>0,0001150608</text:p>
          </table:table-cell>
          <table:table-cell office:value-type="float" office:value="206" calcext:value-type="float">
            <text:p>206</text:p>
          </table:table-cell>
          <table:table-cell office:value-type="float" office:value="0.1176999" calcext:value-type="float">
            <text:p>0,1176999</text:p>
          </table:table-cell>
          <table:table-cell office:value-type="float" office:value="0.1116719" calcext:value-type="float">
            <text:p>0,1116719</text:p>
          </table:table-cell>
          <table:table-cell office:value-type="float" office:value="0.09450511" calcext:value-type="float">
            <text:p>0,09450511</text:p>
          </table:table-cell>
          <table:table-cell office:value-type="float" office:value="0.1465876" calcext:value-type="float">
            <text:p>0,1465876</text:p>
          </table:table-cell>
          <table:table-cell office:value-type="float" office:value="206" calcext:value-type="float">
            <text:p>206</text:p>
          </table:table-cell>
          <table:table-cell office:value-type="float" office:value="147.1336" calcext:value-type="float">
            <text:p>147,1336</text:p>
          </table:table-cell>
          <table:table-cell office:value-type="float" office:value="0.05583593" calcext:value-type="float">
            <text:p>0,05583593</text:p>
          </table:table-cell>
          <table:table-cell office:value-type="float" office:value="131.8076" calcext:value-type="float">
            <text:p>131,8076</text:p>
          </table:table-cell>
          <table:table-cell office:value-type="float" office:value="164.2416" calcext:value-type="float">
            <text:p>164,2416</text:p>
          </table:table-cell>
          <table:table-cell office:value-type="float" office:value="206" calcext:value-type="float">
            <text:p>206</text:p>
          </table:table-cell>
          <table:table-cell office:value-type="float" office:value="2385.973" calcext:value-type="float">
            <text:p>2385,973</text:p>
          </table:table-cell>
          <table:table-cell office:value-type="float" office:value="2392.589" calcext:value-type="float">
            <text:p>2392,589</text:p>
          </table:table-cell>
          <table:table-cell office:value-type="float" office:value="-1190.957" calcext:value-type="float">
            <text:p>-1190,957</text:p>
          </table:table-cell>
          <table:table-cell office:value-type="float" office:value="0.7401009" calcext:value-type="float">
            <text:p>0,7401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.923" calcext:value-type="float">
            <text:p>126,923</text:p>
          </table:table-cell>
          <table:table-cell office:value-type="float" office:value="0.3091035" calcext:value-type="float">
            <text:p>0,3091035</text:p>
          </table:table-cell>
          <table:table-cell table:number-columns-repeated="3"/>
          <table:table-cell office:value-type="float" office:value="0.1609668" calcext:value-type="float">
            <text:p>0,1609668</text:p>
          </table:table-cell>
          <table:table-cell office:value-type="float" office:value="0.1373727" calcext:value-type="float">
            <text:p>0,1373727</text:p>
          </table:table-cell>
          <table:table-cell office:value-type="float" office:value="0.1229927" calcext:value-type="float">
            <text:p>0,1229927</text:p>
          </table:table-cell>
          <table:table-cell office:value-type="float" office:value="0.2106654" calcext:value-type="float">
            <text:p>0,2106654</text:p>
          </table:table-cell>
          <table:table-cell office:value-type="float" office:value="300.2285" calcext:value-type="float">
            <text:p>300,2285</text:p>
          </table:table-cell>
          <table:table-cell office:value-type="float" office:value="0.1609668" calcext:value-type="float">
            <text:p>0,1609668</text:p>
          </table:table-cell>
          <table:table-cell office:value-type="float" office:value="0" calcext:value-type="float">
            <text:p>0</text:p>
          </table:table-cell>
          <table:table-cell office:value-type="float" office:value="0.1373727" calcext:value-type="float">
            <text:p>0,1373727</text:p>
          </table:table-cell>
          <table:table-cell office:value-type="float" office:value="0.1229927" calcext:value-type="float">
            <text:p>0,1229927</text:p>
          </table:table-cell>
          <table:table-cell office:value-type="float" office:value="0.2106654" calcext:value-type="float">
            <text:p>0,2106654</text:p>
          </table:table-cell>
          <table:table-cell office:value-type="float" office:value="300.2285" calcext:value-type="float">
            <text:p>300,2285</text:p>
          </table:table-cell>
          <table:table-cell office:value-type="float" office:value="386" calcext:value-type="float">
            <text:p>386</text:p>
          </table:table-cell>
          <table:table-cell office:value-type="float" office:value="0.1373727" calcext:value-type="float">
            <text:p>0,1373727</text:p>
          </table:table-cell>
          <table:table-cell office:value-type="float" office:value="295" calcext:value-type="float">
            <text:p>295</text:p>
          </table:table-cell>
          <table:table-cell office:value-type="float" office:value="506" calcext:value-type="float">
            <text:p>506</text:p>
          </table:table-cell>
          <table:table-cell office:value-type="float" office:value="300.2285" calcext:value-type="float">
            <text:p>300,2285</text:p>
          </table:table-cell>
          <table:table-cell office:value-type="float" office:value="0.91333771435164" calcext:value-type="float">
            <text:p>0,91333771435164</text:p>
          </table:table-cell>
          <table:table-cell office:value-type="float" office:value="0.88963889565619" calcext:value-type="float">
            <text:p>0,88963889565619</text:p>
          </table:table-cell>
          <table:table-cell office:value-type="float" office:value="0.902464087635773" calcext:value-type="float">
            <text:p>0,902464087635773</text:p>
          </table:table-cell>
          <table:table-cell office:value-type="float" office:value="0.912586202233152" calcext:value-type="float">
            <text:p>0,912586202233152</text:p>
          </table:table-cell>
          <table:table-cell office:value-type="float" office:value="0.882793098236471" calcext:value-type="float">
            <text:p>0,882793098236471</text:p>
          </table:table-cell>
          <table:table-cell office:value-type="float" office:value="0.888505476362721" calcext:value-type="float">
            <text:p>0,8885054763627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626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5.7912884745525" calcext:value-type="float">
            <text:p>25,7912884745525</text:p>
          </table:table-cell>
          <table:table-cell office:value-type="float" office:value="386.910163417754" calcext:value-type="float">
            <text:p>386,9101634177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rdMeru-ab-m-5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5.7912884745525" calcext:value-type="float">
            <text:p>25,7912884745525</text:p>
          </table:table-cell>
          <table:table-cell office:value-type="float" office:value="386.910163417754" calcext:value-type="float">
            <text:p>386,91016341775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9.2" calcext:value-type="date">
            <text:p>2024-05-08 18:18:49</text:p>
          </table:table-cell>
          <table:table-cell office:value-type="float" office:value="1.073607" calcext:value-type="float">
            <text:p>1,073607</text:p>
          </table:table-cell>
          <table:table-cell office:value-type="string" calcext:value-type="string">
            <text:p>C:\git\pyaudisam\tests\tmp\val-oanlr\TurdMeru-ab-m-5mn-hno-cos-la-ra-ma-mfu6goi7</text:p>
          </table:table-cell>
          <table:table-cell office:value-type="float" office:value="206" calcext:value-type="float">
            <text:p>20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084211" calcext:value-type="float">
            <text:p>1,084211</text:p>
          </table:table-cell>
          <table:table-cell office:value-type="float" office:value="0.0788514" calcext:value-type="float">
            <text:p>0,0788514</text:p>
          </table:table-cell>
          <table:table-cell office:value-type="float" office:value="0.9273304" calcext:value-type="float">
            <text:p>0,9273304</text:p>
          </table:table-cell>
          <table:table-cell office:value-type="float" office:value="1.267631" calcext:value-type="float">
            <text:p>1,267631</text:p>
          </table:table-cell>
          <table:table-cell office:value-type="float" office:value="95" calcext:value-type="float">
            <text:p>95</text:p>
          </table:table-cell>
          <table:table-cell office:value-type="float" office:value="25.7913" calcext:value-type="float">
            <text:p>25,7913</text:p>
          </table:table-cell>
          <table:table-cell office:value-type="float" office:value="386.91" calcext:value-type="float">
            <text:p>386,91</text:p>
          </table:table-cell>
          <table:table-cell office:value-type="float" office:value="89.1774891774892" calcext:value-type="float">
            <text:p>89,17748917748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44.114" calcext:value-type="float">
            <text:p>2344,114</text:p>
          </table:table-cell>
          <table:table-cell table:number-columns-repeated="2" office:value-type="float" office:value="0.984759" calcext:value-type="float">
            <text:p>0,984759</text:p>
          </table:table-cell>
          <table:table-cell table:number-columns-repeated="2"/>
          <table:table-cell office:value-type="float" office:value="0.00009446983" calcext:value-type="float">
            <text:p>0,00009446983</text:p>
          </table:table-cell>
          <table:table-cell office:value-type="float" office:value="0.1247289" calcext:value-type="float">
            <text:p>0,1247289</text:p>
          </table:table-cell>
          <table:table-cell office:value-type="float" office:value="0.00007394384" calcext:value-type="float">
            <text:p>0,00007394384</text:p>
          </table:table-cell>
          <table:table-cell office:value-type="float" office:value="0.0001206936" calcext:value-type="float">
            <text:p>0,0001206936</text:p>
          </table:table-cell>
          <table:table-cell office:value-type="float" office:value="204" calcext:value-type="float">
            <text:p>204</text:p>
          </table:table-cell>
          <table:table-cell office:value-type="float" office:value="0.141422" calcext:value-type="float">
            <text:p>0,141422</text:p>
          </table:table-cell>
          <table:table-cell office:value-type="float" office:value="0.1247289" calcext:value-type="float">
            <text:p>0,1247289</text:p>
          </table:table-cell>
          <table:table-cell office:value-type="float" office:value="0.1106944" calcext:value-type="float">
            <text:p>0,1106944</text:p>
          </table:table-cell>
          <table:table-cell office:value-type="float" office:value="0.1806792" calcext:value-type="float">
            <text:p>0,1806792</text:p>
          </table:table-cell>
          <table:table-cell office:value-type="float" office:value="204" calcext:value-type="float">
            <text:p>204</text:p>
          </table:table-cell>
          <table:table-cell office:value-type="float" office:value="145.5018" calcext:value-type="float">
            <text:p>145,5018</text:p>
          </table:table-cell>
          <table:table-cell office:value-type="float" office:value="0.06236447" calcext:value-type="float">
            <text:p>0,06236447</text:p>
          </table:table-cell>
          <table:table-cell office:value-type="float" office:value="128.6823" calcext:value-type="float">
            <text:p>128,6823</text:p>
          </table:table-cell>
          <table:table-cell office:value-type="float" office:value="164.5198" calcext:value-type="float">
            <text:p>164,5198</text:p>
          </table:table-cell>
          <table:table-cell office:value-type="float" office:value="204" calcext:value-type="float">
            <text:p>204</text:p>
          </table:table-cell>
          <table:table-cell office:value-type="float" office:value="2344.173" calcext:value-type="float">
            <text:p>2344,173</text:p>
          </table:table-cell>
          <table:table-cell office:value-type="float" office:value="2350.769" calcext:value-type="float">
            <text:p>2350,769</text:p>
          </table:table-cell>
          <table:table-cell office:value-type="float" office:value="-1170.057" calcext:value-type="float">
            <text:p>-1170,057</text:p>
          </table:table-cell>
          <table:table-cell office:value-type="float" office:value="0.7650955" calcext:value-type="float">
            <text:p>0,76509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.2962" calcext:value-type="float">
            <text:p>120,2962</text:p>
          </table:table-cell>
          <table:table-cell office:value-type="float" office:value="0.2324962" calcext:value-type="float">
            <text:p>0,2324962</text:p>
          </table:table-cell>
          <table:table-cell table:number-columns-repeated="3"/>
          <table:table-cell office:value-type="float" office:value="0.1630147" calcext:value-type="float">
            <text:p>0,1630147</text:p>
          </table:table-cell>
          <table:table-cell office:value-type="float" office:value="0.147563" calcext:value-type="float">
            <text:p>0,147563</text:p>
          </table:table-cell>
          <table:table-cell office:value-type="float" office:value="0.1221199" calcext:value-type="float">
            <text:p>0,1221199</text:p>
          </table:table-cell>
          <table:table-cell office:value-type="float" office:value="0.2176041" calcext:value-type="float">
            <text:p>0,2176041</text:p>
          </table:table-cell>
          <table:table-cell office:value-type="float" office:value="297.5778" calcext:value-type="float">
            <text:p>297,5778</text:p>
          </table:table-cell>
          <table:table-cell office:value-type="float" office:value="0.1630147" calcext:value-type="float">
            <text:p>0,1630147</text:p>
          </table:table-cell>
          <table:table-cell office:value-type="float" office:value="0" calcext:value-type="float">
            <text:p>0</text:p>
          </table:table-cell>
          <table:table-cell office:value-type="float" office:value="0.147563" calcext:value-type="float">
            <text:p>0,147563</text:p>
          </table:table-cell>
          <table:table-cell office:value-type="float" office:value="0.1221199" calcext:value-type="float">
            <text:p>0,1221199</text:p>
          </table:table-cell>
          <table:table-cell office:value-type="float" office:value="0.2176041" calcext:value-type="float">
            <text:p>0,2176041</text:p>
          </table:table-cell>
          <table:table-cell office:value-type="float" office:value="297.5778" calcext:value-type="float">
            <text:p>297,5778</text:p>
          </table:table-cell>
          <table:table-cell office:value-type="float" office:value="391" calcext:value-type="float">
            <text:p>391</text:p>
          </table:table-cell>
          <table:table-cell office:value-type="float" office:value="0.147563" calcext:value-type="float">
            <text:p>0,147563</text:p>
          </table:table-cell>
          <table:table-cell office:value-type="float" office:value="293" calcext:value-type="float">
            <text:p>293</text:p>
          </table:table-cell>
          <table:table-cell office:value-type="float" office:value="522" calcext:value-type="float">
            <text:p>522</text:p>
          </table:table-cell>
          <table:table-cell office:value-type="float" office:value="297.5778" calcext:value-type="float">
            <text:p>297,5778</text:p>
          </table:table-cell>
          <table:table-cell office:value-type="float" office:value="0.910158898934785" calcext:value-type="float">
            <text:p>0,910158898934785</text:p>
          </table:table-cell>
          <table:table-cell office:value-type="float" office:value="0.884357479593686" calcext:value-type="float">
            <text:p>0,884357479593686</text:p>
          </table:table-cell>
          <table:table-cell office:value-type="float" office:value="0.897575560165221" calcext:value-type="float">
            <text:p>0,897575560165221</text:p>
          </table:table-cell>
          <table:table-cell office:value-type="float" office:value="0.90686832741778" calcext:value-type="float">
            <text:p>0,90686832741778</text:p>
          </table:table-cell>
          <table:table-cell office:value-type="float" office:value="0.881789384922614" calcext:value-type="float">
            <text:p>0,881789384922614</text:p>
          </table:table-cell>
          <table:table-cell office:value-type="float" office:value="0.878947297376703" calcext:value-type="float">
            <text:p>0,8789472973767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626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9.9517315946476" calcext:value-type="float">
            <text:p>29,9517315946476</text:p>
          </table:table-cell>
          <table:table-cell office:value-type="float" office:value="475.344137959361" calcext:value-type="float">
            <text:p>475,3441379593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rdMeru-ab-m-5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9.9517315946476" calcext:value-type="float">
            <text:p>29,9517315946476</text:p>
          </table:table-cell>
          <table:table-cell office:value-type="float" office:value="475.344137959361" calcext:value-type="float">
            <text:p>475,34413795936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9.26" calcext:value-type="date">
            <text:p>2024-05-08 18:18:49</text:p>
          </table:table-cell>
          <table:table-cell office:value-type="float" office:value="1.086954" calcext:value-type="float">
            <text:p>1,086954</text:p>
          </table:table-cell>
          <table:table-cell office:value-type="string" calcext:value-type="string">
            <text:p>C:\git\pyaudisam\tests\tmp\val-oanlr\TurdMeru-ab-m-5mn-hno-cos-la-ra-ma-sn_13vo_</text:p>
          </table:table-cell>
          <table:table-cell office:value-type="float" office:value="211" calcext:value-type="float">
            <text:p>21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10526" calcext:value-type="float">
            <text:p>1,110526</text:p>
          </table:table-cell>
          <table:table-cell office:value-type="float" office:value="0.07938021" calcext:value-type="float">
            <text:p>0,07938021</text:p>
          </table:table-cell>
          <table:table-cell office:value-type="float" office:value="0.9488466" calcext:value-type="float">
            <text:p>0,9488466</text:p>
          </table:table-cell>
          <table:table-cell office:value-type="float" office:value="1.299756" calcext:value-type="float">
            <text:p>1,299756</text:p>
          </table:table-cell>
          <table:table-cell office:value-type="float" office:value="95" calcext:value-type="float">
            <text:p>95</text:p>
          </table:table-cell>
          <table:table-cell office:value-type="float" office:value="29.9517" calcext:value-type="float">
            <text:p>29,9517</text:p>
          </table:table-cell>
          <table:table-cell office:value-type="float" office:value="475.344" calcext:value-type="float">
            <text:p>475,344</text:p>
          </table:table-cell>
          <table:table-cell office:value-type="float" office:value="91.3419913419914" calcext:value-type="float">
            <text:p>91,34199134199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43.01" calcext:value-type="float">
            <text:p>2443,01</text:p>
          </table:table-cell>
          <table:table-cell table:number-columns-repeated="2" office:value-type="float" office:value="0.9929967" calcext:value-type="float">
            <text:p>0,9929967</text:p>
          </table:table-cell>
          <table:table-cell table:number-columns-repeated="2"/>
          <table:table-cell office:value-type="float" office:value="0.00008869451" calcext:value-type="float">
            <text:p>0,00008869451</text:p>
          </table:table-cell>
          <table:table-cell office:value-type="float" office:value="0.09694644" calcext:value-type="float">
            <text:p>0,09694644</text:p>
          </table:table-cell>
          <table:table-cell office:value-type="float" office:value="0.00007329751" calcext:value-type="float">
            <text:p>0,00007329751</text:p>
          </table:table-cell>
          <table:table-cell office:value-type="float" office:value="0.0001073258" calcext:value-type="float">
            <text:p>0,0001073258</text:p>
          </table:table-cell>
          <table:table-cell office:value-type="float" office:value="209" calcext:value-type="float">
            <text:p>209</text:p>
          </table:table-cell>
          <table:table-cell office:value-type="float" office:value="0.09979694" calcext:value-type="float">
            <text:p>0,09979694</text:p>
          </table:table-cell>
          <table:table-cell office:value-type="float" office:value="0.09694645" calcext:value-type="float">
            <text:p>0,09694645</text:p>
          </table:table-cell>
          <table:table-cell office:value-type="float" office:value="0.08247259" calcext:value-type="float">
            <text:p>0,08247259</text:p>
          </table:table-cell>
          <table:table-cell office:value-type="float" office:value="0.1207605" calcext:value-type="float">
            <text:p>0,1207605</text:p>
          </table:table-cell>
          <table:table-cell office:value-type="float" office:value="209" calcext:value-type="float">
            <text:p>209</text:p>
          </table:table-cell>
          <table:table-cell office:value-type="float" office:value="150.1643" calcext:value-type="float">
            <text:p>150,1643</text:p>
          </table:table-cell>
          <table:table-cell office:value-type="float" office:value="0.04847322" calcext:value-type="float">
            <text:p>0,04847322</text:p>
          </table:table-cell>
          <table:table-cell office:value-type="float" office:value="136.4866" calcext:value-type="float">
            <text:p>136,4866</text:p>
          </table:table-cell>
          <table:table-cell office:value-type="float" office:value="165.2126" calcext:value-type="float">
            <text:p>165,2126</text:p>
          </table:table-cell>
          <table:table-cell office:value-type="float" office:value="209" calcext:value-type="float">
            <text:p>209</text:p>
          </table:table-cell>
          <table:table-cell office:value-type="float" office:value="2443.068" calcext:value-type="float">
            <text:p>2443,068</text:p>
          </table:table-cell>
          <table:table-cell office:value-type="float" office:value="2449.714" calcext:value-type="float">
            <text:p>2449,714</text:p>
          </table:table-cell>
          <table:table-cell office:value-type="float" office:value="-1219.505" calcext:value-type="float">
            <text:p>-1219,505</text:p>
          </table:table-cell>
          <table:table-cell office:value-type="float" office:value="0.7220621" calcext:value-type="float">
            <text:p>0,722062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.9366" calcext:value-type="float">
            <text:p>134,9366</text:p>
          </table:table-cell>
          <table:table-cell office:value-type="float" office:value="0.399142" calcext:value-type="float">
            <text:p>0,399142</text:p>
          </table:table-cell>
          <table:table-cell table:number-columns-repeated="3"/>
          <table:table-cell office:value-type="float" office:value="0.1567638" calcext:value-type="float">
            <text:p>0,1567638</text:p>
          </table:table-cell>
          <table:table-cell office:value-type="float" office:value="0.125299" calcext:value-type="float">
            <text:p>0,125299</text:p>
          </table:table-cell>
          <table:table-cell office:value-type="float" office:value="0.1226213" calcext:value-type="float">
            <text:p>0,1226213</text:p>
          </table:table-cell>
          <table:table-cell office:value-type="float" office:value="0.2004129" calcext:value-type="float">
            <text:p>0,2004129</text:p>
          </table:table-cell>
          <table:table-cell office:value-type="float" office:value="293.2242" calcext:value-type="float">
            <text:p>293,2242</text:p>
          </table:table-cell>
          <table:table-cell office:value-type="float" office:value="0.1567638" calcext:value-type="float">
            <text:p>0,1567638</text:p>
          </table:table-cell>
          <table:table-cell office:value-type="float" office:value="0" calcext:value-type="float">
            <text:p>0</text:p>
          </table:table-cell>
          <table:table-cell office:value-type="float" office:value="0.125299" calcext:value-type="float">
            <text:p>0,125299</text:p>
          </table:table-cell>
          <table:table-cell office:value-type="float" office:value="0.1226213" calcext:value-type="float">
            <text:p>0,1226213</text:p>
          </table:table-cell>
          <table:table-cell office:value-type="float" office:value="0.2004129" calcext:value-type="float">
            <text:p>0,2004129</text:p>
          </table:table-cell>
          <table:table-cell office:value-type="float" office:value="293.2242" calcext:value-type="float">
            <text:p>293,2242</text:p>
          </table:table-cell>
          <table:table-cell office:value-type="float" office:value="376" calcext:value-type="float">
            <text:p>376</text:p>
          </table:table-cell>
          <table:table-cell office:value-type="float" office:value="0.125299" calcext:value-type="float">
            <text:p>0,125299</text:p>
          </table:table-cell>
          <table:table-cell office:value-type="float" office:value="294" calcext:value-type="float">
            <text:p>294</text:p>
          </table:table-cell>
          <table:table-cell office:value-type="float" office:value="481" calcext:value-type="float">
            <text:p>481</text:p>
          </table:table-cell>
          <table:table-cell office:value-type="float" office:value="293.2242" calcext:value-type="float">
            <text:p>293,2242</text:p>
          </table:table-cell>
          <table:table-cell office:value-type="float" office:value="0.902643880926434" calcext:value-type="float">
            <text:p>0,902643880926434</text:p>
          </table:table-cell>
          <table:table-cell office:value-type="float" office:value="0.883314809776163" calcext:value-type="float">
            <text:p>0,883314809776163</text:p>
          </table:table-cell>
          <table:table-cell office:value-type="float" office:value="0.89512355364069" calcext:value-type="float">
            <text:p>0,89512355364069</text:p>
          </table:table-cell>
          <table:table-cell office:value-type="float" office:value="0.905503612441705" calcext:value-type="float">
            <text:p>0,905503612441705</text:p>
          </table:table-cell>
          <table:table-cell office:value-type="float" office:value="0.874007946195032" calcext:value-type="float">
            <text:p>0,874007946195032</text:p>
          </table:table-cell>
          <table:table-cell office:value-type="float" office:value="0.887501640763819" calcext:value-type="float">
            <text:p>0,8875016407638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6265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71.145157343385" calcext:value-type="float">
            <text:p>371,145157343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urdMeru-ab-m-5mn-hno-cos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71.145157343385" calcext:value-type="float">
            <text:p>371,1451573433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9.47" calcext:value-type="date">
            <text:p>2024-05-08 18:18:49</text:p>
          </table:table-cell>
          <table:table-cell office:value-type="float" office:value="0.909497" calcext:value-type="float">
            <text:p>0,909497</text:p>
          </table:table-cell>
          <table:table-cell office:value-type="string" calcext:value-type="string">
            <text:p>C:\git\pyaudisam\tests\tmp\val-oanlr\TurdMeru-ab-m-5mn-hno-cos-ra-ma-gzuj039f</text:p>
          </table:table-cell>
          <table:table-cell office:value-type="float" office:value="218" calcext:value-type="float">
            <text:p>21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47368" calcext:value-type="float">
            <text:p>1,147368</text:p>
          </table:table-cell>
          <table:table-cell office:value-type="float" office:value="0.07832573" calcext:value-type="float">
            <text:p>0,07832573</text:p>
          </table:table-cell>
          <table:table-cell office:value-type="float" office:value="0.9823697" calcext:value-type="float">
            <text:p>0,9823697</text:p>
          </table:table-cell>
          <table:table-cell office:value-type="float" office:value="1.34008" calcext:value-type="float">
            <text:p>1,3400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71.145" calcext:value-type="float">
            <text:p>371,145</text:p>
          </table:table-cell>
          <table:table-cell office:value-type="float" office:value="94.3722943722944" calcext:value-type="float">
            <text:p>94,37229437229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3.663" calcext:value-type="float">
            <text:p>2503,663</text:p>
          </table:table-cell>
          <table:table-cell table:number-columns-repeated="2" office:value-type="float" office:value="0.7606347" calcext:value-type="float">
            <text:p>0,7606347</text:p>
          </table:table-cell>
          <table:table-cell table:number-columns-repeated="2"/>
          <table:table-cell office:value-type="float" office:value="0.0001029568" calcext:value-type="float">
            <text:p>0,0001029568</text:p>
          </table:table-cell>
          <table:table-cell office:value-type="float" office:value="0.1081226" calcext:value-type="float">
            <text:p>0,1081226</text:p>
          </table:table-cell>
          <table:table-cell office:value-type="float" office:value="0.00008324753" calcext:value-type="float">
            <text:p>0,00008324753</text:p>
          </table:table-cell>
          <table:table-cell office:value-type="float" office:value="0.0001273325" calcext:value-type="float">
            <text:p>0,0001273325</text:p>
          </table:table-cell>
          <table:table-cell office:value-type="float" office:value="216" calcext:value-type="float">
            <text:p>216</text:p>
          </table:table-cell>
          <table:table-cell office:value-type="float" office:value="0.1410222" calcext:value-type="float">
            <text:p>0,1410222</text:p>
          </table:table-cell>
          <table:table-cell office:value-type="float" office:value="0.1081226" calcext:value-type="float">
            <text:p>0,1081226</text:p>
          </table:table-cell>
          <table:table-cell office:value-type="float" office:value="0.114026" calcext:value-type="float">
            <text:p>0,114026</text:p>
          </table:table-cell>
          <table:table-cell office:value-type="float" office:value="0.17441" calcext:value-type="float">
            <text:p>0,17441</text:p>
          </table:table-cell>
          <table:table-cell office:value-type="float" office:value="216" calcext:value-type="float">
            <text:p>216</text:p>
          </table:table-cell>
          <table:table-cell office:value-type="float" office:value="139.3758" calcext:value-type="float">
            <text:p>139,3758</text:p>
          </table:table-cell>
          <table:table-cell office:value-type="float" office:value="0.05406128" calcext:value-type="float">
            <text:p>0,05406128</text:p>
          </table:table-cell>
          <table:table-cell office:value-type="float" office:value="125.2982" calcext:value-type="float">
            <text:p>125,2982</text:p>
          </table:table-cell>
          <table:table-cell office:value-type="float" office:value="155.0351" calcext:value-type="float">
            <text:p>155,0351</text:p>
          </table:table-cell>
          <table:table-cell office:value-type="float" office:value="216" calcext:value-type="float">
            <text:p>216</text:p>
          </table:table-cell>
          <table:table-cell office:value-type="float" office:value="2503.719" calcext:value-type="float">
            <text:p>2503,719</text:p>
          </table:table-cell>
          <table:table-cell office:value-type="float" office:value="2510.432" calcext:value-type="float">
            <text:p>2510,432</text:p>
          </table:table-cell>
          <table:table-cell office:value-type="float" office:value="-1249.831" calcext:value-type="float">
            <text:p>-1249,831</text:p>
          </table:table-cell>
          <table:table-cell office:value-type="float" office:value="0.3081938" calcext:value-type="float">
            <text:p>0,308193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.0611" calcext:value-type="float">
            <text:p>116,0611</text:p>
          </table:table-cell>
          <table:table-cell office:value-type="float" office:value="0.2723435" calcext:value-type="float">
            <text:p>0,2723435</text:p>
          </table:table-cell>
          <table:table-cell table:number-columns-repeated="3"/>
          <table:table-cell office:value-type="float" office:value="0.1880088" calcext:value-type="float">
            <text:p>0,1880088</text:p>
          </table:table-cell>
          <table:table-cell office:value-type="float" office:value="0.1335118" calcext:value-type="float">
            <text:p>0,1335118</text:p>
          </table:table-cell>
          <table:table-cell office:value-type="float" office:value="0.1447402" calcext:value-type="float">
            <text:p>0,1447402</text:p>
          </table:table-cell>
          <table:table-cell office:value-type="float" office:value="0.2442122" calcext:value-type="float">
            <text:p>0,2442122</text:p>
          </table:table-cell>
          <table:table-cell office:value-type="float" office:value="308.8199" calcext:value-type="float">
            <text:p>308,8199</text:p>
          </table:table-cell>
          <table:table-cell office:value-type="float" office:value="0.1880088" calcext:value-type="float">
            <text:p>0,1880088</text:p>
          </table:table-cell>
          <table:table-cell office:value-type="float" office:value="0" calcext:value-type="float">
            <text:p>0</text:p>
          </table:table-cell>
          <table:table-cell office:value-type="float" office:value="0.1335118" calcext:value-type="float">
            <text:p>0,1335118</text:p>
          </table:table-cell>
          <table:table-cell office:value-type="float" office:value="0.1447402" calcext:value-type="float">
            <text:p>0,1447402</text:p>
          </table:table-cell>
          <table:table-cell office:value-type="float" office:value="0.2442122" calcext:value-type="float">
            <text:p>0,2442122</text:p>
          </table:table-cell>
          <table:table-cell office:value-type="float" office:value="308.8199" calcext:value-type="float">
            <text:p>308,8199</text:p>
          </table:table-cell>
          <table:table-cell office:value-type="float" office:value="451" calcext:value-type="float">
            <text:p>451</text:p>
          </table:table-cell>
          <table:table-cell office:value-type="float" office:value="0.1335118" calcext:value-type="float">
            <text:p>0,1335118</text:p>
          </table:table-cell>
          <table:table-cell office:value-type="float" office:value="347" calcext:value-type="float">
            <text:p>347</text:p>
          </table:table-cell>
          <table:table-cell office:value-type="float" office:value="586" calcext:value-type="float">
            <text:p>586</text:p>
          </table:table-cell>
          <table:table-cell office:value-type="float" office:value="308.8199" calcext:value-type="float">
            <text:p>308,8199</text:p>
          </table:table-cell>
          <table:table-cell office:value-type="float" office:value="0.690738617144124" calcext:value-type="float">
            <text:p>0,690738617144124</text:p>
          </table:table-cell>
          <table:table-cell office:value-type="float" office:value="0.69745312576623" calcext:value-type="float">
            <text:p>0,69745312576623</text:p>
          </table:table-cell>
          <table:table-cell office:value-type="float" office:value="0.707306069831812" calcext:value-type="float">
            <text:p>0,707306069831812</text:p>
          </table:table-cell>
          <table:table-cell office:value-type="float" office:value="0.713041855769651" calcext:value-type="float">
            <text:p>0,713041855769651</text:p>
          </table:table-cell>
          <table:table-cell office:value-type="float" office:value="0.644941511207129" calcext:value-type="float">
            <text:p>0,644941511207129</text:p>
          </table:table-cell>
          <table:table-cell office:value-type="float" office:value="0.716960008775336" calcext:value-type="float">
            <text:p>0,7169600087753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626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37.55978500037" calcext:value-type="float">
            <text:p>337,559785000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rdMeru-ab-m-5mn-hno-cos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37.55978500037" calcext:value-type="float">
            <text:p>337,5597850003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9.32" calcext:value-type="date">
            <text:p>2024-05-08 18:18:49</text:p>
          </table:table-cell>
          <table:table-cell office:value-type="float" office:value="1.01971" calcext:value-type="float">
            <text:p>1,01971</text:p>
          </table:table-cell>
          <table:table-cell office:value-type="string" calcext:value-type="string">
            <text:p>C:\git\pyaudisam\tests\tmp\val-oanlr\TurdMeru-ab-m-5mn-hno-cos-ra-ma-nsowwihp</text:p>
          </table:table-cell>
          <table:table-cell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36842" calcext:value-type="float">
            <text:p>1,136842</text:p>
          </table:table-cell>
          <table:table-cell office:value-type="float" office:value="0.07813452" calcext:value-type="float">
            <text:p>0,07813452</text:p>
          </table:table-cell>
          <table:table-cell office:value-type="float" office:value="0.9737251" calcext:value-type="float">
            <text:p>0,9737251</text:p>
          </table:table-cell>
          <table:table-cell office:value-type="float" office:value="1.327284" calcext:value-type="float">
            <text:p>1,3272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37.56" calcext:value-type="float">
            <text:p>337,56</text:p>
          </table:table-cell>
          <table:table-cell office:value-type="float" office:value="93.5064935064935" calcext:value-type="float">
            <text:p>93,50649350649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67.446" calcext:value-type="float">
            <text:p>2467,446</text:p>
          </table:table-cell>
          <table:table-cell table:number-columns-repeated="2" office:value-type="float" office:value="0.7545509" calcext:value-type="float">
            <text:p>0,7545509</text:p>
          </table:table-cell>
          <table:table-cell table:number-columns-repeated="2"/>
          <table:table-cell office:value-type="float" office:value="0.0001079229" calcext:value-type="float">
            <text:p>0,0001079229</text:p>
          </table:table-cell>
          <table:table-cell office:value-type="float" office:value="0.1158663" calcext:value-type="float">
            <text:p>0,1158663</text:p>
          </table:table-cell>
          <table:table-cell office:value-type="float" office:value="0.00008595228" calcext:value-type="float">
            <text:p>0,00008595228</text:p>
          </table:table-cell>
          <table:table-cell office:value-type="float" office:value="0.0001355094" calcext:value-type="float">
            <text:p>0,0001355094</text:p>
          </table:table-cell>
          <table:table-cell office:value-type="float" office:value="214" calcext:value-type="float">
            <text:p>214</text:p>
          </table:table-cell>
          <table:table-cell office:value-type="float" office:value="0.1626352" calcext:value-type="float">
            <text:p>0,1626352</text:p>
          </table:table-cell>
          <table:table-cell office:value-type="float" office:value="0.1158663" calcext:value-type="float">
            <text:p>0,1158663</text:p>
          </table:table-cell>
          <table:table-cell office:value-type="float" office:value="0.1295265" calcext:value-type="float">
            <text:p>0,1295265</text:p>
          </table:table-cell>
          <table:table-cell office:value-type="float" office:value="0.204207" calcext:value-type="float">
            <text:p>0,204207</text:p>
          </table:table-cell>
          <table:table-cell office:value-type="float" office:value="214" calcext:value-type="float">
            <text:p>214</text:p>
          </table:table-cell>
          <table:table-cell office:value-type="float" office:value="136.1314" calcext:value-type="float">
            <text:p>136,1314</text:p>
          </table:table-cell>
          <table:table-cell office:value-type="float" office:value="0.05793314" calcext:value-type="float">
            <text:p>0,05793314</text:p>
          </table:table-cell>
          <table:table-cell office:value-type="float" office:value="121.4525" calcext:value-type="float">
            <text:p>121,4525</text:p>
          </table:table-cell>
          <table:table-cell office:value-type="float" office:value="152.5844" calcext:value-type="float">
            <text:p>152,5844</text:p>
          </table:table-cell>
          <table:table-cell office:value-type="float" office:value="214" calcext:value-type="float">
            <text:p>214</text:p>
          </table:table-cell>
          <table:table-cell office:value-type="float" office:value="2467.502" calcext:value-type="float">
            <text:p>2467,502</text:p>
          </table:table-cell>
          <table:table-cell office:value-type="float" office:value="2474.197" calcext:value-type="float">
            <text:p>2474,197</text:p>
          </table:table-cell>
          <table:table-cell office:value-type="float" office:value="-1231.723" calcext:value-type="float">
            <text:p>-1231,723</text:p>
          </table:table-cell>
          <table:table-cell office:value-type="float" office:value="0.3625234" calcext:value-type="float">
            <text:p>0,3625234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088" calcext:value-type="float">
            <text:p>114,088</text:p>
          </table:table-cell>
          <table:table-cell office:value-type="float" office:value="0.2741257" calcext:value-type="float">
            <text:p>0,2741257</text:p>
          </table:table-cell>
          <table:table-cell table:number-columns-repeated="3"/>
          <table:table-cell office:value-type="float" office:value="0.1952692" calcext:value-type="float">
            <text:p>0,1952692</text:p>
          </table:table-cell>
          <table:table-cell office:value-type="float" office:value="0.1397498" calcext:value-type="float">
            <text:p>0,1397498</text:p>
          </table:table-cell>
          <table:table-cell office:value-type="float" office:value="0.1485209" calcext:value-type="float">
            <text:p>0,1485209</text:p>
          </table:table-cell>
          <table:table-cell office:value-type="float" office:value="0.2567318" calcext:value-type="float">
            <text:p>0,2567318</text:p>
          </table:table-cell>
          <table:table-cell office:value-type="float" office:value="308.9615" calcext:value-type="float">
            <text:p>308,9615</text:p>
          </table:table-cell>
          <table:table-cell office:value-type="float" office:value="0.1952692" calcext:value-type="float">
            <text:p>0,1952692</text:p>
          </table:table-cell>
          <table:table-cell office:value-type="float" office:value="0" calcext:value-type="float">
            <text:p>0</text:p>
          </table:table-cell>
          <table:table-cell office:value-type="float" office:value="0.1397498" calcext:value-type="float">
            <text:p>0,1397498</text:p>
          </table:table-cell>
          <table:table-cell office:value-type="float" office:value="0.1485209" calcext:value-type="float">
            <text:p>0,1485209</text:p>
          </table:table-cell>
          <table:table-cell office:value-type="float" office:value="0.2567318" calcext:value-type="float">
            <text:p>0,2567318</text:p>
          </table:table-cell>
          <table:table-cell office:value-type="float" office:value="308.9615" calcext:value-type="float">
            <text:p>308,9615</text:p>
          </table:table-cell>
          <table:table-cell office:value-type="float" office:value="469" calcext:value-type="float">
            <text:p>469</text:p>
          </table:table-cell>
          <table:table-cell office:value-type="float" office:value="0.1397498" calcext:value-type="float">
            <text:p>0,1397498</text:p>
          </table:table-cell>
          <table:table-cell office:value-type="float" office:value="356" calcext:value-type="float">
            <text:p>356</text:p>
          </table:table-cell>
          <table:table-cell office:value-type="float" office:value="616" calcext:value-type="float">
            <text:p>616</text:p>
          </table:table-cell>
          <table:table-cell office:value-type="float" office:value="308.9615" calcext:value-type="float">
            <text:p>308,9615</text:p>
          </table:table-cell>
          <table:table-cell office:value-type="float" office:value="0.716691624749714" calcext:value-type="float">
            <text:p>0,716691624749714</text:p>
          </table:table-cell>
          <table:table-cell office:value-type="float" office:value="0.719102821113022" calcext:value-type="float">
            <text:p>0,719102821113022</text:p>
          </table:table-cell>
          <table:table-cell office:value-type="float" office:value="0.729580885616014" calcext:value-type="float">
            <text:p>0,729580885616014</text:p>
          </table:table-cell>
          <table:table-cell office:value-type="float" office:value="0.732314016601568" calcext:value-type="float">
            <text:p>0,732314016601568</text:p>
          </table:table-cell>
          <table:table-cell office:value-type="float" office:value="0.675032755235307" calcext:value-type="float">
            <text:p>0,675032755235307</text:p>
          </table:table-cell>
          <table:table-cell office:value-type="float" office:value="0.734494630033172" calcext:value-type="float">
            <text:p>0,734494630033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6265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72.285596332712" calcext:value-type="float">
            <text:p>372,2855963327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urdMeru-ab-m-5mn-hno-cos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72.285596332712" calcext:value-type="float">
            <text:p>372,2855963327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9.44" calcext:value-type="date">
            <text:p>2024-05-08 18:18:49</text:p>
          </table:table-cell>
          <table:table-cell office:value-type="float" office:value="0.957295" calcext:value-type="float">
            <text:p>0,957295</text:p>
          </table:table-cell>
          <table:table-cell office:value-type="string" calcext:value-type="string">
            <text:p>C:\git\pyaudisam\tests\tmp\val-oanlr\TurdMeru-ab-m-5mn-hno-cos-ra-ma-g_04489y</text:p>
          </table:table-cell>
          <table:table-cell office:value-type="float" office:value="218" calcext:value-type="float">
            <text:p>21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47368" calcext:value-type="float">
            <text:p>1,147368</text:p>
          </table:table-cell>
          <table:table-cell office:value-type="float" office:value="0.07832573" calcext:value-type="float">
            <text:p>0,07832573</text:p>
          </table:table-cell>
          <table:table-cell office:value-type="float" office:value="0.9823697" calcext:value-type="float">
            <text:p>0,9823697</text:p>
          </table:table-cell>
          <table:table-cell office:value-type="float" office:value="1.34008" calcext:value-type="float">
            <text:p>1,3400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72.286" calcext:value-type="float">
            <text:p>372,286</text:p>
          </table:table-cell>
          <table:table-cell office:value-type="float" office:value="94.3722943722944" calcext:value-type="float">
            <text:p>94,37229437229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3.799" calcext:value-type="float">
            <text:p>2503,799</text:p>
          </table:table-cell>
          <table:table-cell table:number-columns-repeated="2" office:value-type="float" office:value="0.7702795" calcext:value-type="float">
            <text:p>0,7702795</text:p>
          </table:table-cell>
          <table:table-cell table:number-columns-repeated="2"/>
          <table:table-cell office:value-type="float" office:value="0.0001028027" calcext:value-type="float">
            <text:p>0,0001028027</text:p>
          </table:table-cell>
          <table:table-cell office:value-type="float" office:value="0.1079215" calcext:value-type="float">
            <text:p>0,1079215</text:p>
          </table:table-cell>
          <table:table-cell office:value-type="float" office:value="0.00008315557" calcext:value-type="float">
            <text:p>0,00008315557</text:p>
          </table:table-cell>
          <table:table-cell office:value-type="float" office:value="0.0001270919" calcext:value-type="float">
            <text:p>0,0001270919</text:p>
          </table:table-cell>
          <table:table-cell office:value-type="float" office:value="216" calcext:value-type="float">
            <text:p>216</text:p>
          </table:table-cell>
          <table:table-cell office:value-type="float" office:value="0.1403693" calcext:value-type="float">
            <text:p>0,1403693</text:p>
          </table:table-cell>
          <table:table-cell office:value-type="float" office:value="0.1079215" calcext:value-type="float">
            <text:p>0,1079215</text:p>
          </table:table-cell>
          <table:table-cell office:value-type="float" office:value="0.1135426" calcext:value-type="float">
            <text:p>0,1135426</text:p>
          </table:table-cell>
          <table:table-cell office:value-type="float" office:value="0.1735343" calcext:value-type="float">
            <text:p>0,1735343</text:p>
          </table:table-cell>
          <table:table-cell office:value-type="float" office:value="216" calcext:value-type="float">
            <text:p>216</text:p>
          </table:table-cell>
          <table:table-cell office:value-type="float" office:value="139.4803" calcext:value-type="float">
            <text:p>139,4803</text:p>
          </table:table-cell>
          <table:table-cell office:value-type="float" office:value="0.05396073" calcext:value-type="float">
            <text:p>0,05396073</text:p>
          </table:table-cell>
          <table:table-cell office:value-type="float" office:value="125.4169" calcext:value-type="float">
            <text:p>125,4169</text:p>
          </table:table-cell>
          <table:table-cell office:value-type="float" office:value="155.1206" calcext:value-type="float">
            <text:p>155,1206</text:p>
          </table:table-cell>
          <table:table-cell office:value-type="float" office:value="216" calcext:value-type="float">
            <text:p>216</text:p>
          </table:table-cell>
          <table:table-cell office:value-type="float" office:value="2503.855" calcext:value-type="float">
            <text:p>2503,855</text:p>
          </table:table-cell>
          <table:table-cell office:value-type="float" office:value="2510.568" calcext:value-type="float">
            <text:p>2510,568</text:p>
          </table:table-cell>
          <table:table-cell office:value-type="float" office:value="-1249.899" calcext:value-type="float">
            <text:p>-1249,899</text:p>
          </table:table-cell>
          <table:table-cell office:value-type="float" office:value="0.3059166" calcext:value-type="float">
            <text:p>0,3059166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.0725" calcext:value-type="float">
            <text:p>116,0725</text:p>
          </table:table-cell>
          <table:table-cell office:value-type="float" office:value="0.2715371" calcext:value-type="float">
            <text:p>0,2715371</text:p>
          </table:table-cell>
          <table:table-cell table:number-columns-repeated="3"/>
          <table:table-cell office:value-type="float" office:value="0.1877273" calcext:value-type="float">
            <text:p>0,1877273</text:p>
          </table:table-cell>
          <table:table-cell office:value-type="float" office:value="0.133349" calcext:value-type="float">
            <text:p>0,133349</text:p>
          </table:table-cell>
          <table:table-cell office:value-type="float" office:value="0.1445692" calcext:value-type="float">
            <text:p>0,1445692</text:p>
          </table:table-cell>
          <table:table-cell office:value-type="float" office:value="0.2437695" calcext:value-type="float">
            <text:p>0,2437695</text:p>
          </table:table-cell>
          <table:table-cell office:value-type="float" office:value="308.7248" calcext:value-type="float">
            <text:p>308,7248</text:p>
          </table:table-cell>
          <table:table-cell office:value-type="float" office:value="0.1877273" calcext:value-type="float">
            <text:p>0,1877273</text:p>
          </table:table-cell>
          <table:table-cell office:value-type="float" office:value="0" calcext:value-type="float">
            <text:p>0</text:p>
          </table:table-cell>
          <table:table-cell office:value-type="float" office:value="0.133349" calcext:value-type="float">
            <text:p>0,133349</text:p>
          </table:table-cell>
          <table:table-cell office:value-type="float" office:value="0.1445692" calcext:value-type="float">
            <text:p>0,1445692</text:p>
          </table:table-cell>
          <table:table-cell office:value-type="float" office:value="0.2437695" calcext:value-type="float">
            <text:p>0,2437695</text:p>
          </table:table-cell>
          <table:table-cell office:value-type="float" office:value="308.7248" calcext:value-type="float">
            <text:p>308,7248</text:p>
          </table:table-cell>
          <table:table-cell office:value-type="float" office:value="451" calcext:value-type="float">
            <text:p>451</text:p>
          </table:table-cell>
          <table:table-cell office:value-type="float" office:value="0.133349" calcext:value-type="float">
            <text:p>0,133349</text:p>
          </table:table-cell>
          <table:table-cell office:value-type="float" office:value="347" calcext:value-type="float">
            <text:p>347</text:p>
          </table:table-cell>
          <table:table-cell office:value-type="float" office:value="585" calcext:value-type="float">
            <text:p>585</text:p>
          </table:table-cell>
          <table:table-cell office:value-type="float" office:value="308.7248" calcext:value-type="float">
            <text:p>308,7248</text:p>
          </table:table-cell>
          <table:table-cell office:value-type="float" office:value="0.691301825131599" calcext:value-type="float">
            <text:p>0,691301825131599</text:p>
          </table:table-cell>
          <table:table-cell office:value-type="float" office:value="0.697981020950311" calcext:value-type="float">
            <text:p>0,697981020950311</text:p>
          </table:table-cell>
          <table:table-cell office:value-type="float" office:value="0.707832221927092" calcext:value-type="float">
            <text:p>0,707832221927092</text:p>
          </table:table-cell>
          <table:table-cell office:value-type="float" office:value="0.714512955361579" calcext:value-type="float">
            <text:p>0,714512955361579</text:p>
          </table:table-cell>
          <table:table-cell office:value-type="float" office:value="0.644836362193166" calcext:value-type="float">
            <text:p>0,644836362193166</text:p>
          </table:table-cell>
          <table:table-cell office:value-type="float" office:value="0.717495040891993" calcext:value-type="float">
            <text:p>0,717495040891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626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72.114269088335" calcext:value-type="float">
            <text:p>372,1142690883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urdMeru-ab-m-5mn-hno-cos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72.114269088335" calcext:value-type="float">
            <text:p>372,1142690883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9.27" calcext:value-type="date">
            <text:p>2024-05-08 18:18:49</text:p>
          </table:table-cell>
          <table:table-cell office:value-type="float" office:value="1.098347" calcext:value-type="float">
            <text:p>1,098347</text:p>
          </table:table-cell>
          <table:table-cell office:value-type="string" calcext:value-type="string">
            <text:p>C:\git\pyaudisam\tests\tmp\val-oanlr\TurdMeru-ab-m-5mn-hno-cos-ra-ma-tf12a0p0</text:p>
          </table:table-cell>
          <table:table-cell office:value-type="float" office:value="218" calcext:value-type="float">
            <text:p>21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47368" calcext:value-type="float">
            <text:p>1,147368</text:p>
          </table:table-cell>
          <table:table-cell office:value-type="float" office:value="0.07832573" calcext:value-type="float">
            <text:p>0,07832573</text:p>
          </table:table-cell>
          <table:table-cell office:value-type="float" office:value="0.9823697" calcext:value-type="float">
            <text:p>0,9823697</text:p>
          </table:table-cell>
          <table:table-cell office:value-type="float" office:value="1.34008" calcext:value-type="float">
            <text:p>1,3400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72.114" calcext:value-type="float">
            <text:p>372,114</text:p>
          </table:table-cell>
          <table:table-cell office:value-type="float" office:value="94.3722943722944" calcext:value-type="float">
            <text:p>94,37229437229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3.778" calcext:value-type="float">
            <text:p>2503,778</text:p>
          </table:table-cell>
          <table:table-cell table:number-columns-repeated="2" office:value-type="float" office:value="0.7704554" calcext:value-type="float">
            <text:p>0,7704554</text:p>
          </table:table-cell>
          <table:table-cell table:number-columns-repeated="2"/>
          <table:table-cell office:value-type="float" office:value="0.0001028247" calcext:value-type="float">
            <text:p>0,0001028247</text:p>
          </table:table-cell>
          <table:table-cell office:value-type="float" office:value="0.1079523" calcext:value-type="float">
            <text:p>0,1079523</text:p>
          </table:table-cell>
          <table:table-cell office:value-type="float" office:value="0.00008316831" calcext:value-type="float">
            <text:p>0,00008316831</text:p>
          </table:table-cell>
          <table:table-cell office:value-type="float" office:value="0.0001271267" calcext:value-type="float">
            <text:p>0,0001271267</text:p>
          </table:table-cell>
          <table:table-cell office:value-type="float" office:value="216" calcext:value-type="float">
            <text:p>216</text:p>
          </table:table-cell>
          <table:table-cell office:value-type="float" office:value="0.1404691" calcext:value-type="float">
            <text:p>0,1404691</text:p>
          </table:table-cell>
          <table:table-cell office:value-type="float" office:value="0.1079523" calcext:value-type="float">
            <text:p>0,1079523</text:p>
          </table:table-cell>
          <table:table-cell office:value-type="float" office:value="0.1136165" calcext:value-type="float">
            <text:p>0,1136165</text:p>
          </table:table-cell>
          <table:table-cell office:value-type="float" office:value="0.1736681" calcext:value-type="float">
            <text:p>0,1736681</text:p>
          </table:table-cell>
          <table:table-cell office:value-type="float" office:value="216" calcext:value-type="float">
            <text:p>216</text:p>
          </table:table-cell>
          <table:table-cell office:value-type="float" office:value="139.4654" calcext:value-type="float">
            <text:p>139,4654</text:p>
          </table:table-cell>
          <table:table-cell office:value-type="float" office:value="0.05397614" calcext:value-type="float">
            <text:p>0,05397614</text:p>
          </table:table-cell>
          <table:table-cell office:value-type="float" office:value="125.3997" calcext:value-type="float">
            <text:p>125,3997</text:p>
          </table:table-cell>
          <table:table-cell office:value-type="float" office:value="155.1087" calcext:value-type="float">
            <text:p>155,1087</text:p>
          </table:table-cell>
          <table:table-cell office:value-type="float" office:value="216" calcext:value-type="float">
            <text:p>216</text:p>
          </table:table-cell>
          <table:table-cell office:value-type="float" office:value="2503.834" calcext:value-type="float">
            <text:p>2503,834</text:p>
          </table:table-cell>
          <table:table-cell office:value-type="float" office:value="2510.547" calcext:value-type="float">
            <text:p>2510,547</text:p>
          </table:table-cell>
          <table:table-cell office:value-type="float" office:value="-1249.889" calcext:value-type="float">
            <text:p>-1249,889</text:p>
          </table:table-cell>
          <table:table-cell office:value-type="float" office:value="0.3062373" calcext:value-type="float">
            <text:p>0,3062373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.0714" calcext:value-type="float">
            <text:p>116,0714</text:p>
          </table:table-cell>
          <table:table-cell office:value-type="float" office:value="0.271657" calcext:value-type="float">
            <text:p>0,271657</text:p>
          </table:table-cell>
          <table:table-cell table:number-columns-repeated="3"/>
          <table:table-cell office:value-type="float" office:value="0.1877674" calcext:value-type="float">
            <text:p>0,1877674</text:p>
          </table:table-cell>
          <table:table-cell office:value-type="float" office:value="0.133374" calcext:value-type="float">
            <text:p>0,133374</text:p>
          </table:table-cell>
          <table:table-cell office:value-type="float" office:value="0.144593" calcext:value-type="float">
            <text:p>0,144593</text:p>
          </table:table-cell>
          <table:table-cell office:value-type="float" office:value="0.2438334" calcext:value-type="float">
            <text:p>0,2438334</text:p>
          </table:table-cell>
          <table:table-cell office:value-type="float" office:value="308.7394" calcext:value-type="float">
            <text:p>308,7394</text:p>
          </table:table-cell>
          <table:table-cell office:value-type="float" office:value="0.1877674" calcext:value-type="float">
            <text:p>0,1877674</text:p>
          </table:table-cell>
          <table:table-cell office:value-type="float" office:value="0" calcext:value-type="float">
            <text:p>0</text:p>
          </table:table-cell>
          <table:table-cell office:value-type="float" office:value="0.133374" calcext:value-type="float">
            <text:p>0,133374</text:p>
          </table:table-cell>
          <table:table-cell office:value-type="float" office:value="0.144593" calcext:value-type="float">
            <text:p>0,144593</text:p>
          </table:table-cell>
          <table:table-cell office:value-type="float" office:value="0.2438334" calcext:value-type="float">
            <text:p>0,2438334</text:p>
          </table:table-cell>
          <table:table-cell office:value-type="float" office:value="308.7394" calcext:value-type="float">
            <text:p>308,7394</text:p>
          </table:table-cell>
          <table:table-cell office:value-type="float" office:value="451" calcext:value-type="float">
            <text:p>451</text:p>
          </table:table-cell>
          <table:table-cell office:value-type="float" office:value="0.133374" calcext:value-type="float">
            <text:p>0,133374</text:p>
          </table:table-cell>
          <table:table-cell office:value-type="float" office:value="347" calcext:value-type="float">
            <text:p>347</text:p>
          </table:table-cell>
          <table:table-cell office:value-type="float" office:value="585" calcext:value-type="float">
            <text:p>585</text:p>
          </table:table-cell>
          <table:table-cell office:value-type="float" office:value="308.7394" calcext:value-type="float">
            <text:p>308,7394</text:p>
          </table:table-cell>
          <table:table-cell office:value-type="float" office:value="0.691419958117393" calcext:value-type="float">
            <text:p>0,691419958117393</text:p>
          </table:table-cell>
          <table:table-cell office:value-type="float" office:value="0.698080730029628" calcext:value-type="float">
            <text:p>0,698080730029628</text:p>
          </table:table-cell>
          <table:table-cell office:value-type="float" office:value="0.707934754923994" calcext:value-type="float">
            <text:p>0,707934754923994</text:p>
          </table:table-cell>
          <table:table-cell office:value-type="float" office:value="0.714623085237765" calcext:value-type="float">
            <text:p>0,714623085237765</text:p>
          </table:table-cell>
          <table:table-cell office:value-type="float" office:value="0.644994476209991" calcext:value-type="float">
            <text:p>0,644994476209991</text:p>
          </table:table-cell>
          <table:table-cell office:value-type="float" office:value="0.717578068069765" calcext:value-type="float">
            <text:p>0,7175780680697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6265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37.594990765794" calcext:value-type="float">
            <text:p>337,5949907657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rdMeru-ab-m-5mn-hno-cos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37.594990765794" calcext:value-type="float">
            <text:p>337,59499076579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49.47" calcext:value-type="date">
            <text:p>2024-05-08 18:18:49</text:p>
          </table:table-cell>
          <table:table-cell office:value-type="float" office:value="0.799722" calcext:value-type="float">
            <text:p>0,799722</text:p>
          </table:table-cell>
          <table:table-cell office:value-type="string" calcext:value-type="string">
            <text:p>C:\git\pyaudisam\tests\tmp\val-oanlr\TurdMeru-ab-m-5mn-hno-cos-ra-ma-tzmgnz40</text:p>
          </table:table-cell>
          <table:table-cell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36842" calcext:value-type="float">
            <text:p>1,136842</text:p>
          </table:table-cell>
          <table:table-cell office:value-type="float" office:value="0.07813452" calcext:value-type="float">
            <text:p>0,07813452</text:p>
          </table:table-cell>
          <table:table-cell office:value-type="float" office:value="0.9737251" calcext:value-type="float">
            <text:p>0,9737251</text:p>
          </table:table-cell>
          <table:table-cell office:value-type="float" office:value="1.327284" calcext:value-type="float">
            <text:p>1,3272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37.595" calcext:value-type="float">
            <text:p>337,595</text:p>
          </table:table-cell>
          <table:table-cell office:value-type="float" office:value="93.5064935064935" calcext:value-type="float">
            <text:p>93,50649350649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67.453" calcext:value-type="float">
            <text:p>2467,453</text:p>
          </table:table-cell>
          <table:table-cell table:number-columns-repeated="2" office:value-type="float" office:value="0.7547355" calcext:value-type="float">
            <text:p>0,7547355</text:p>
          </table:table-cell>
          <table:table-cell table:number-columns-repeated="2"/>
          <table:table-cell office:value-type="float" office:value="0.0001079185" calcext:value-type="float">
            <text:p>0,0001079185</text:p>
          </table:table-cell>
          <table:table-cell office:value-type="float" office:value="0.1158588" calcext:value-type="float">
            <text:p>0,1158588</text:p>
          </table:table-cell>
          <table:table-cell office:value-type="float" office:value="0.00008595006" calcext:value-type="float">
            <text:p>0,00008595006</text:p>
          </table:table-cell>
          <table:table-cell office:value-type="float" office:value="0.000135502" calcext:value-type="float">
            <text:p>0,000135502</text:p>
          </table:table-cell>
          <table:table-cell office:value-type="float" office:value="214" calcext:value-type="float">
            <text:p>214</text:p>
          </table:table-cell>
          <table:table-cell office:value-type="float" office:value="0.1626081" calcext:value-type="float">
            <text:p>0,1626081</text:p>
          </table:table-cell>
          <table:table-cell office:value-type="float" office:value="0.1158588" calcext:value-type="float">
            <text:p>0,1158588</text:p>
          </table:table-cell>
          <table:table-cell office:value-type="float" office:value="0.1295068" calcext:value-type="float">
            <text:p>0,1295068</text:p>
          </table:table-cell>
          <table:table-cell office:value-type="float" office:value="0.2041699" calcext:value-type="float">
            <text:p>0,2041699</text:p>
          </table:table-cell>
          <table:table-cell office:value-type="float" office:value="214" calcext:value-type="float">
            <text:p>214</text:p>
          </table:table-cell>
          <table:table-cell office:value-type="float" office:value="136.1341" calcext:value-type="float">
            <text:p>136,1341</text:p>
          </table:table-cell>
          <table:table-cell office:value-type="float" office:value="0.05792942" calcext:value-type="float">
            <text:p>0,05792942</text:p>
          </table:table-cell>
          <table:table-cell office:value-type="float" office:value="121.4559" calcext:value-type="float">
            <text:p>121,4559</text:p>
          </table:table-cell>
          <table:table-cell office:value-type="float" office:value="152.5863" calcext:value-type="float">
            <text:p>152,5863</text:p>
          </table:table-cell>
          <table:table-cell office:value-type="float" office:value="214" calcext:value-type="float">
            <text:p>214</text:p>
          </table:table-cell>
          <table:table-cell office:value-type="float" office:value="2467.51" calcext:value-type="float">
            <text:p>2467,51</text:p>
          </table:table-cell>
          <table:table-cell office:value-type="float" office:value="2474.204" calcext:value-type="float">
            <text:p>2474,204</text:p>
          </table:table-cell>
          <table:table-cell office:value-type="float" office:value="-1231.727" calcext:value-type="float">
            <text:p>-1231,727</text:p>
          </table:table-cell>
          <table:table-cell office:value-type="float" office:value="0.3624619" calcext:value-type="float">
            <text:p>0,362461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0874" calcext:value-type="float">
            <text:p>114,0874</text:p>
          </table:table-cell>
          <table:table-cell office:value-type="float" office:value="0.2740929" calcext:value-type="float">
            <text:p>0,2740929</text:p>
          </table:table-cell>
          <table:table-cell table:number-columns-repeated="3"/>
          <table:table-cell office:value-type="float" office:value="0.1952613" calcext:value-type="float">
            <text:p>0,1952613</text:p>
          </table:table-cell>
          <table:table-cell office:value-type="float" office:value="0.1397436" calcext:value-type="float">
            <text:p>0,1397436</text:p>
          </table:table-cell>
          <table:table-cell office:value-type="float" office:value="0.1485167" calcext:value-type="float">
            <text:p>0,1485167</text:p>
          </table:table-cell>
          <table:table-cell office:value-type="float" office:value="0.2567184" calcext:value-type="float">
            <text:p>0,2567184</text:p>
          </table:table-cell>
          <table:table-cell office:value-type="float" office:value="308.961" calcext:value-type="float">
            <text:p>308,961</text:p>
          </table:table-cell>
          <table:table-cell office:value-type="float" office:value="0.1952613" calcext:value-type="float">
            <text:p>0,1952613</text:p>
          </table:table-cell>
          <table:table-cell office:value-type="float" office:value="0" calcext:value-type="float">
            <text:p>0</text:p>
          </table:table-cell>
          <table:table-cell office:value-type="float" office:value="0.1397436" calcext:value-type="float">
            <text:p>0,1397436</text:p>
          </table:table-cell>
          <table:table-cell office:value-type="float" office:value="0.1485167" calcext:value-type="float">
            <text:p>0,1485167</text:p>
          </table:table-cell>
          <table:table-cell office:value-type="float" office:value="0.2567184" calcext:value-type="float">
            <text:p>0,2567184</text:p>
          </table:table-cell>
          <table:table-cell office:value-type="float" office:value="308.961" calcext:value-type="float">
            <text:p>308,961</text:p>
          </table:table-cell>
          <table:table-cell office:value-type="float" office:value="469" calcext:value-type="float">
            <text:p>469</text:p>
          </table:table-cell>
          <table:table-cell office:value-type="float" office:value="0.1397436" calcext:value-type="float">
            <text:p>0,1397436</text:p>
          </table:table-cell>
          <table:table-cell office:value-type="float" office:value="356" calcext:value-type="float">
            <text:p>356</text:p>
          </table:table-cell>
          <table:table-cell office:value-type="float" office:value="616" calcext:value-type="float">
            <text:p>616</text:p>
          </table:table-cell>
          <table:table-cell office:value-type="float" office:value="308.961" calcext:value-type="float">
            <text:p>308,961</text:p>
          </table:table-cell>
          <table:table-cell office:value-type="float" office:value="0.716701428606479" calcext:value-type="float">
            <text:p>0,716701428606479</text:p>
          </table:table-cell>
          <table:table-cell office:value-type="float" office:value="0.719112674460774" calcext:value-type="float">
            <text:p>0,719112674460774</text:p>
          </table:table-cell>
          <table:table-cell office:value-type="float" office:value="0.729590609158878" calcext:value-type="float">
            <text:p>0,729590609158878</text:p>
          </table:table-cell>
          <table:table-cell office:value-type="float" office:value="0.73234259683603" calcext:value-type="float">
            <text:p>0,73234259683603</text:p>
          </table:table-cell>
          <table:table-cell office:value-type="float" office:value="0.675028027117281" calcext:value-type="float">
            <text:p>0,675028027117281</text:p>
          </table:table-cell>
          <table:table-cell office:value-type="float" office:value="0.734505915177111" calcext:value-type="float">
            <text:p>0,734505915177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626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5mn-haz-cos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5-08T18:18:49.55" calcext:value-type="date">
            <text:p>2024-05-08 18:18:49</text:p>
          </table:table-cell>
          <table:table-cell office:value-type="float" office:value="0.900791" calcext:value-type="float">
            <text:p>0,900791</text:p>
          </table:table-cell>
          <table:table-cell office:value-type="string" calcext:value-type="string">
            <text:p>C:\git\pyaudisam\tests\tmp\val-oanlr\TurdMeru-ab-m-5mn-haz-cos-2hckr47g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.08400000000029" calcext:value-type="float">
            <text:p>6,08400000000029</text:p>
          </table:table-cell>
          <table:table-cell office:value-type="float" office:value="2762.07" calcext:value-type="float">
            <text:p>2762,07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7707447" calcext:value-type="float">
            <text:p>0,07707447</text:p>
          </table:table-cell>
          <table:table-cell office:value-type="float" office:value="0.0007343292" calcext:value-type="float">
            <text:p>0,0007343292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0006854264" calcext:value-type="float">
            <text:p>0,00006854264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0005715941" calcext:value-type="float">
            <text:p>0,00005715941</text:p>
          </table:table-cell>
          <table:table-cell office:value-type="float" office:value="0.00008219283" calcext:value-type="float">
            <text:p>0,00008219283</text:p>
          </table:table-cell>
          <table:table-cell office:value-type="float" office:value="229" calcext:value-type="float">
            <text:p>229</text:p>
          </table:table-cell>
          <table:table-cell office:value-type="float" office:value="0.05721629" calcext:value-type="float">
            <text:p>0,05721629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4771409" calcext:value-type="float">
            <text:p>0,04771409</text:p>
          </table:table-cell>
          <table:table-cell office:value-type="float" office:value="0.06861085" calcext:value-type="float">
            <text:p>0,06861085</text:p>
          </table:table-cell>
          <table:table-cell office:value-type="float" office:value="229" calcext:value-type="float">
            <text:p>229</text:p>
          </table:table-cell>
          <table:table-cell office:value-type="float" office:value="170.8184" calcext:value-type="float">
            <text:p>170,8184</text:p>
          </table:table-cell>
          <table:table-cell office:value-type="float" office:value="0.04618366" calcext:value-type="float">
            <text:p>0,04618366</text:p>
          </table:table-cell>
          <table:table-cell office:value-type="float" office:value="155.9679" calcext:value-type="float">
            <text:p>155,9679</text:p>
          </table:table-cell>
          <table:table-cell office:value-type="float" office:value="187.0829" calcext:value-type="float">
            <text:p>187,0829</text:p>
          </table:table-cell>
          <table:table-cell office:value-type="float" office:value="229" calcext:value-type="float">
            <text:p>229</text:p>
          </table:table-cell>
          <table:table-cell office:value-type="float" office:value="2762.122" calcext:value-type="float">
            <text:p>2762,122</text:p>
          </table:table-cell>
          <table:table-cell office:value-type="float" office:value="2768.954" calcext:value-type="float">
            <text:p>2768,954</text:p>
          </table:table-cell>
          <table:table-cell office:value-type="float" office:value="-1379.035" calcext:value-type="float">
            <text:p>-1379,035</text:p>
          </table:table-cell>
          <table:table-cell office:value-type="float" office:value="0.06411476" calcext:value-type="float">
            <text:p>0,0641147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4366" calcext:value-type="float">
            <text:p>124,4366</text:p>
          </table:table-cell>
          <table:table-cell office:value-type="float" office:value="3.664685" calcext:value-type="float">
            <text:p>3,664685</text:p>
          </table:table-cell>
          <table:table-cell table:number-columns-repeated="3"/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1326293" calcext:value-type="float">
            <text:p>0,1326293</text:p>
          </table:table-cell>
          <table:table-cell office:value-type="float" office:value="0.00573040000000001" calcext:value-type="float">
            <text:p>0,00573040000000001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318" calcext:value-type="float">
            <text:p>318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251" calcext:value-type="float">
            <text:p>251</text:p>
          </table:table-cell>
          <table:table-cell office:value-type="float" office:value="403" calcext:value-type="float">
            <text:p>403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240289432377116" calcext:value-type="float">
            <text:p>0,240289432377116</text:p>
          </table:table-cell>
          <table:table-cell office:value-type="float" office:value="0.265540809810224" calcext:value-type="float">
            <text:p>0,265540809810224</text:p>
          </table:table-cell>
          <table:table-cell office:value-type="float" office:value="0.269617098452294" calcext:value-type="float">
            <text:p>0,269617098452294</text:p>
          </table:table-cell>
          <table:table-cell office:value-type="float" office:value="0.210130857323565" calcext:value-type="float">
            <text:p>0,210130857323565</text:p>
          </table:table-cell>
          <table:table-cell office:value-type="float" office:value="0.229846289000791" calcext:value-type="float">
            <text:p>0,229846289000791</text:p>
          </table:table-cell>
          <table:table-cell office:value-type="float" office:value="0.306141458105959" calcext:value-type="float">
            <text:p>0,3061414581059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626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TurdMeru-ab-m-5mn-haz-cos-r4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49.82" calcext:value-type="date">
            <text:p>2024-05-08 18:18:49</text:p>
          </table:table-cell>
          <table:table-cell office:value-type="float" office:value="0.81013" calcext:value-type="float">
            <text:p>0,81013</text:p>
          </table:table-cell>
          <table:table-cell office:value-type="string" calcext:value-type="string">
            <text:p>C:\git\pyaudisam\tests\tmp\val-oanlr\TurdMeru-ab-m-5mn-haz-cos-r450-znpf_i56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97.4025974025974" calcext:value-type="float">
            <text:p>97,4025974025974</text:p>
          </table:table-cell>
          <table:table-cell office:value-type="float" office:value="2" calcext:value-type="float">
            <text:p>2</text:p>
          </table:table-cell>
          <table:table-cell office:value-type="float" office:value="8.80500000000029" calcext:value-type="float">
            <text:p>8,80500000000029</text:p>
          </table:table-cell>
          <table:table-cell office:value-type="float" office:value="2638.61" calcext:value-type="float">
            <text:p>2638,61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9344816" calcext:value-type="float">
            <text:p>0,0009344816</text:p>
          </table:table-cell>
          <table:table-cell office:value-type="float" office:value="0.04140818" calcext:value-type="float">
            <text:p>0,04140818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0788261" calcext:value-type="float">
            <text:p>0,0000788261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00006376685" calcext:value-type="float">
            <text:p>0,00006376685</text:p>
          </table:table-cell>
          <table:table-cell office:value-type="float" office:value="0.00009744177" calcext:value-type="float">
            <text:p>0,00009744177</text:p>
          </table:table-cell>
          <table:table-cell office:value-type="float" office:value="223" calcext:value-type="float">
            <text:p>223</text:p>
          </table:table-cell>
          <table:table-cell office:value-type="float" office:value="0.1252953" calcext:value-type="float">
            <text:p>0,1252953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1013584" calcext:value-type="float">
            <text:p>0,1013584</text:p>
          </table:table-cell>
          <table:table-cell office:value-type="float" office:value="0.1548852" calcext:value-type="float">
            <text:p>0,1548852</text:p>
          </table:table-cell>
          <table:table-cell office:value-type="float" office:value="223" calcext:value-type="float">
            <text:p>223</text:p>
          </table:table-cell>
          <table:table-cell office:value-type="float" office:value="159.2869" calcext:value-type="float">
            <text:p>159,2869</text:p>
          </table:table-cell>
          <table:table-cell office:value-type="float" office:value="0.05394788" calcext:value-type="float">
            <text:p>0,05394788</text:p>
          </table:table-cell>
          <table:table-cell office:value-type="float" office:value="143.2328" calcext:value-type="float">
            <text:p>143,2328</text:p>
          </table:table-cell>
          <table:table-cell office:value-type="float" office:value="177.1404" calcext:value-type="float">
            <text:p>177,1404</text:p>
          </table:table-cell>
          <table:table-cell office:value-type="float" office:value="223" calcext:value-type="float">
            <text:p>223</text:p>
          </table:table-cell>
          <table:table-cell office:value-type="float" office:value="2638.664" calcext:value-type="float">
            <text:p>2638,664</text:p>
          </table:table-cell>
          <table:table-cell office:value-type="float" office:value="2645.442" calcext:value-type="float">
            <text:p>2645,442</text:p>
          </table:table-cell>
          <table:table-cell office:value-type="float" office:value="-1317.305" calcext:value-type="float">
            <text:p>-1317,305</text:p>
          </table:table-cell>
          <table:table-cell office:value-type="float" office:value="0.1209832" calcext:value-type="float">
            <text:p>0,120983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4487" calcext:value-type="float">
            <text:p>110,4487</text:p>
          </table:table-cell>
          <table:table-cell office:value-type="float" office:value="3.170095" calcext:value-type="float">
            <text:p>3,170095</text:p>
          </table:table-cell>
          <table:table-cell table:number-columns-repeated="3"/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1485659" calcext:value-type="float">
            <text:p>0,1485659</text:p>
          </table:table-cell>
          <table:table-cell office:value-type="float" office:value="0.0151811" calcext:value-type="float">
            <text:p>0,0151811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357" calcext:value-type="float">
            <text:p>357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275" calcext:value-type="float">
            <text:p>275</text:p>
          </table:table-cell>
          <table:table-cell office:value-type="float" office:value="462" calcext:value-type="float">
            <text:p>46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320851492945775" calcext:value-type="float">
            <text:p>0,320851492945775</text:p>
          </table:table-cell>
          <table:table-cell office:value-type="float" office:value="0.340965169691415" calcext:value-type="float">
            <text:p>0,340965169691415</text:p>
          </table:table-cell>
          <table:table-cell office:value-type="float" office:value="0.346606644872125" calcext:value-type="float">
            <text:p>0,346606644872125</text:p>
          </table:table-cell>
          <table:table-cell office:value-type="float" office:value="0.264595766476052" calcext:value-type="float">
            <text:p>0,264595766476052</text:p>
          </table:table-cell>
          <table:table-cell office:value-type="float" office:value="0.308351938140836" calcext:value-type="float">
            <text:p>0,308351938140836</text:p>
          </table:table-cell>
          <table:table-cell office:value-type="float" office:value="0.380599225628151" calcext:value-type="float">
            <text:p>0,38059922562815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626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dMeru-ab-m-5mn-haz-cos-r500-m14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9.83" calcext:value-type="date">
            <text:p>2024-05-08 18:18:49</text:p>
          </table:table-cell>
          <table:table-cell office:value-type="float" office:value="0.988436" calcext:value-type="float">
            <text:p>0,988436</text:p>
          </table:table-cell>
          <table:table-cell office:value-type="string" calcext:value-type="string">
            <text:p>C:\git\pyaudisam\tests\tmp\val-oanlr\TurdMeru-ab-m-5mn-haz-cos-r500-m14-94tfyxcf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.2683982683983" calcext:value-type="float">
            <text:p>98,2683982683983</text:p>
          </table:table-cell>
          <table:table-cell office:value-type="float" office:value="2" calcext:value-type="float">
            <text:p>2</text:p>
          </table:table-cell>
          <table:table-cell office:value-type="float" office:value="9.60799999999972" calcext:value-type="float">
            <text:p>9,60799999999972</text:p>
          </table:table-cell>
          <table:table-cell office:value-type="float" office:value="2678.236" calcext:value-type="float">
            <text:p>2678,236</text:p>
          </table:table-cell>
          <table:table-cell table:number-columns-repeated="2" office:value-type="float" office:value="0.08737075" calcext:value-type="float">
            <text:p>0,08737075</text:p>
          </table:table-cell>
          <table:table-cell table:number-columns-repeated="2"/>
          <table:table-cell office:value-type="float" office:value="0.0000788839" calcext:value-type="float">
            <text:p>0,000078883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0006394844" calcext:value-type="float">
            <text:p>0,00006394844</text:p>
          </table:table-cell>
          <table:table-cell office:value-type="float" office:value="0.00009730759" calcext:value-type="float">
            <text:p>0,00009730759</text:p>
          </table:table-cell>
          <table:table-cell office:value-type="float" office:value="225" calcext:value-type="float">
            <text:p>225</text:p>
          </table:table-cell>
          <table:table-cell office:value-type="float" office:value="0.1014149" calcext:value-type="float">
            <text:p>0,101414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8221353" calcext:value-type="float">
            <text:p>0,08221353</text:p>
          </table:table-cell>
          <table:table-cell office:value-type="float" office:value="0.1251008" calcext:value-type="float">
            <text:p>0,1251008</text:p>
          </table:table-cell>
          <table:table-cell office:value-type="float" office:value="225" calcext:value-type="float">
            <text:p>225</text:p>
          </table:table-cell>
          <table:table-cell office:value-type="float" office:value="159.2285" calcext:value-type="float">
            <text:p>159,2285</text:p>
          </table:table-cell>
          <table:table-cell office:value-type="float" office:value="0.05341028" calcext:value-type="float">
            <text:p>0,05341028</text:p>
          </table:table-cell>
          <table:table-cell office:value-type="float" office:value="143.3325" calcext:value-type="float">
            <text:p>143,3325</text:p>
          </table:table-cell>
          <table:table-cell office:value-type="float" office:value="176.8875" calcext:value-type="float">
            <text:p>176,8875</text:p>
          </table:table-cell>
          <table:table-cell office:value-type="float" office:value="225" calcext:value-type="float">
            <text:p>225</text:p>
          </table:table-cell>
          <table:table-cell office:value-type="float" office:value="2678.289" calcext:value-type="float">
            <text:p>2678,289</text:p>
          </table:table-cell>
          <table:table-cell office:value-type="float" office:value="2685.086" calcext:value-type="float">
            <text:p>2685,086</text:p>
          </table:table-cell>
          <table:table-cell office:value-type="float" office:value="-1337.118" calcext:value-type="float">
            <text:p>-1337,118</text:p>
          </table:table-cell>
          <table:table-cell office:value-type="float" office:value="0.1317696" calcext:value-type="float">
            <text:p>0,131769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0357" calcext:value-type="float">
            <text:p>110,0357</text:p>
          </table:table-cell>
          <table:table-cell office:value-type="float" office:value="3.209317" calcext:value-type="float">
            <text:p>3,209317</text:p>
          </table:table-cell>
          <table:table-cell table:number-columns-repeated="3"/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1499964" calcext:value-type="float">
            <text:p>0,1499964</text:p>
          </table:table-cell>
          <table:table-cell office:value-type="float" office:value="0.0217697" calcext:value-type="float">
            <text:p>0,0217697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360" calcext:value-type="float">
            <text:p>360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278" calcext:value-type="float">
            <text:p>278</text:p>
          </table:table-cell>
          <table:table-cell office:value-type="float" office:value="465" calcext:value-type="float">
            <text:p>465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362866691822819" calcext:value-type="float">
            <text:p>0,362866691822819</text:p>
          </table:table-cell>
          <table:table-cell office:value-type="float" office:value="0.379822156411211" calcext:value-type="float">
            <text:p>0,379822156411211</text:p>
          </table:table-cell>
          <table:table-cell office:value-type="float" office:value="0.386075602898712" calcext:value-type="float">
            <text:p>0,386075602898712</text:p>
          </table:table-cell>
          <table:table-cell office:value-type="float" office:value="0.327319334059708" calcext:value-type="float">
            <text:p>0,327319334059708</text:p>
          </table:table-cell>
          <table:table-cell office:value-type="float" office:value="0.342609454813004" calcext:value-type="float">
            <text:p>0,342609454813004</text:p>
          </table:table-cell>
          <table:table-cell office:value-type="float" office:value="0.419090334652335" calcext:value-type="float">
            <text:p>0,4190903346523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6265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2.1472187596401" calcext:value-type="float">
            <text:p>22,1472187596401</text:p>
          </table:table-cell>
          <table:table-cell office:value-type="float" office:value="409.475880206233" calcext:value-type="float">
            <text:p>409,4758802062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urdMeru-ab-m-5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2.1472187596401" calcext:value-type="float">
            <text:p>22,1472187596401</text:p>
          </table:table-cell>
          <table:table-cell office:value-type="float" office:value="409.475880206233" calcext:value-type="float">
            <text:p>409,47588020623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9.99" calcext:value-type="date">
            <text:p>2024-05-08 18:18:49</text:p>
          </table:table-cell>
          <table:table-cell office:value-type="float" office:value="0.758881" calcext:value-type="float">
            <text:p>0,758881</text:p>
          </table:table-cell>
          <table:table-cell office:value-type="string" calcext:value-type="string">
            <text:p>C:\git\pyaudisam\tests\tmp\val-oanlr\TurdMeru-ab-m-5mn-haz-cos-la-ra-ma-pv11a4j5</text:p>
          </table:table-cell>
          <table:table-cell office:value-type="float" office:value="213" calcext:value-type="float">
            <text:p>213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21053" calcext:value-type="float">
            <text:p>1,121053</text:p>
          </table:table-cell>
          <table:table-cell office:value-type="float" office:value="0.07709417" calcext:value-type="float">
            <text:p>0,07709417</text:p>
          </table:table-cell>
          <table:table-cell office:value-type="float" office:value="0.9621773" calcext:value-type="float">
            <text:p>0,9621773</text:p>
          </table:table-cell>
          <table:table-cell office:value-type="float" office:value="1.306162" calcext:value-type="float">
            <text:p>1,306162</text:p>
          </table:table-cell>
          <table:table-cell office:value-type="float" office:value="95" calcext:value-type="float">
            <text:p>95</text:p>
          </table:table-cell>
          <table:table-cell office:value-type="float" office:value="22.1472" calcext:value-type="float">
            <text:p>22,1472</text:p>
          </table:table-cell>
          <table:table-cell office:value-type="float" office:value="409.476" calcext:value-type="float">
            <text:p>409,476</text:p>
          </table:table-cell>
          <table:table-cell office:value-type="float" office:value="92.2077922077922" calcext:value-type="float">
            <text:p>92,20779220779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55.624" calcext:value-type="float">
            <text:p>2455,624</text:p>
          </table:table-cell>
          <table:table-cell table:number-columns-repeated="2" office:value-type="float" office:value="0.610857" calcext:value-type="float">
            <text:p>0,610857</text:p>
          </table:table-cell>
          <table:table-cell table:number-columns-repeated="2"/>
          <table:table-cell office:value-type="float" office:value="0.00007416432" calcext:value-type="float">
            <text:p>0,00007416432</text:p>
          </table:table-cell>
          <table:table-cell office:value-type="float" office:value="0.1174958" calcext:value-type="float">
            <text:p>0,1174958</text:p>
          </table:table-cell>
          <table:table-cell office:value-type="float" office:value="0.00005887759" calcext:value-type="float">
            <text:p>0,00005887759</text:p>
          </table:table-cell>
          <table:table-cell office:value-type="float" office:value="0.00009342002" calcext:value-type="float">
            <text:p>0,00009342002</text:p>
          </table:table-cell>
          <table:table-cell office:value-type="float" office:value="211" calcext:value-type="float">
            <text:p>211</text:p>
          </table:table-cell>
          <table:table-cell office:value-type="float" office:value="0.1608341" calcext:value-type="float">
            <text:p>0,1608341</text:p>
          </table:table-cell>
          <table:table-cell office:value-type="float" office:value="0.1174958" calcext:value-type="float">
            <text:p>0,1174958</text:p>
          </table:table-cell>
          <table:table-cell office:value-type="float" office:value="0.127683" calcext:value-type="float">
            <text:p>0,127683</text:p>
          </table:table-cell>
          <table:table-cell office:value-type="float" office:value="0.2025923" calcext:value-type="float">
            <text:p>0,2025923</text:p>
          </table:table-cell>
          <table:table-cell office:value-type="float" office:value="211" calcext:value-type="float">
            <text:p>211</text:p>
          </table:table-cell>
          <table:table-cell office:value-type="float" office:value="164.2168" calcext:value-type="float">
            <text:p>164,2168</text:p>
          </table:table-cell>
          <table:table-cell office:value-type="float" office:value="0.05874788" calcext:value-type="float">
            <text:p>0,05874788</text:p>
          </table:table-cell>
          <table:table-cell office:value-type="float" office:value="146.2736" calcext:value-type="float">
            <text:p>146,2736</text:p>
          </table:table-cell>
          <table:table-cell office:value-type="float" office:value="184.3609" calcext:value-type="float">
            <text:p>184,3609</text:p>
          </table:table-cell>
          <table:table-cell office:value-type="float" office:value="211" calcext:value-type="float">
            <text:p>211</text:p>
          </table:table-cell>
          <table:table-cell office:value-type="float" office:value="2455.681" calcext:value-type="float">
            <text:p>2455,681</text:p>
          </table:table-cell>
          <table:table-cell office:value-type="float" office:value="2462.346" calcext:value-type="float">
            <text:p>2462,346</text:p>
          </table:table-cell>
          <table:table-cell office:value-type="float" office:value="-1225.812" calcext:value-type="float">
            <text:p>-1225,812</text:p>
          </table:table-cell>
          <table:table-cell office:value-type="float" office:value="0.4201498" calcext:value-type="float">
            <text:p>0,420149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709" calcext:value-type="float">
            <text:p>115,709</text:p>
          </table:table-cell>
          <table:table-cell office:value-type="float" office:value="3.11417" calcext:value-type="float">
            <text:p>3,11417</text:p>
          </table:table-cell>
          <table:table-cell table:number-columns-repeated="3"/>
          <table:table-cell office:value-type="float" office:value="0.1323248" calcext:value-type="float">
            <text:p>0,1323248</text:p>
          </table:table-cell>
          <table:table-cell office:value-type="float" office:value="0.1405303" calcext:value-type="float">
            <text:p>0,1405303</text:p>
          </table:table-cell>
          <table:table-cell office:value-type="float" office:value="0.1004923" calcext:value-type="float">
            <text:p>0,1004923</text:p>
          </table:table-cell>
          <table:table-cell office:value-type="float" office:value="0.1742406" calcext:value-type="float">
            <text:p>0,1742406</text:p>
          </table:table-cell>
          <table:table-cell office:value-type="float" office:value="305.871" calcext:value-type="float">
            <text:p>305,871</text:p>
          </table:table-cell>
          <table:table-cell office:value-type="float" office:value="0.1323248" calcext:value-type="float">
            <text:p>0,1323248</text:p>
          </table:table-cell>
          <table:table-cell office:value-type="float" office:value="0" calcext:value-type="float">
            <text:p>0</text:p>
          </table:table-cell>
          <table:table-cell office:value-type="float" office:value="0.1405303" calcext:value-type="float">
            <text:p>0,1405303</text:p>
          </table:table-cell>
          <table:table-cell office:value-type="float" office:value="0.1004923" calcext:value-type="float">
            <text:p>0,1004923</text:p>
          </table:table-cell>
          <table:table-cell office:value-type="float" office:value="0.1742406" calcext:value-type="float">
            <text:p>0,1742406</text:p>
          </table:table-cell>
          <table:table-cell office:value-type="float" office:value="305.871" calcext:value-type="float">
            <text:p>305,871</text:p>
          </table:table-cell>
          <table:table-cell office:value-type="float" office:value="318" calcext:value-type="float">
            <text:p>318</text:p>
          </table:table-cell>
          <table:table-cell office:value-type="float" office:value="0.1405303" calcext:value-type="float">
            <text:p>0,1405303</text:p>
          </table:table-cell>
          <table:table-cell office:value-type="float" office:value="241" calcext:value-type="float">
            <text:p>241</text:p>
          </table:table-cell>
          <table:table-cell office:value-type="float" office:value="418" calcext:value-type="float">
            <text:p>418</text:p>
          </table:table-cell>
          <table:table-cell office:value-type="float" office:value="305.871" calcext:value-type="float">
            <text:p>305,871</text:p>
          </table:table-cell>
          <table:table-cell office:value-type="float" office:value="0.695124752217995" calcext:value-type="float">
            <text:p>0,695124752217995</text:p>
          </table:table-cell>
          <table:table-cell office:value-type="float" office:value="0.669109252923893" calcext:value-type="float">
            <text:p>0,669109252923893</text:p>
          </table:table-cell>
          <table:table-cell office:value-type="float" office:value="0.680589557272675" calcext:value-type="float">
            <text:p>0,680589557272675</text:p>
          </table:table-cell>
          <table:table-cell office:value-type="float" office:value="0.672464077072467" calcext:value-type="float">
            <text:p>0,672464077072467</text:p>
          </table:table-cell>
          <table:table-cell office:value-type="float" office:value="0.645074094077832" calcext:value-type="float">
            <text:p>0,645074094077832</text:p>
          </table:table-cell>
          <table:table-cell office:value-type="float" office:value="0.690178461370867" calcext:value-type="float">
            <text:p>0,6901784613708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26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1.4625932901461" calcext:value-type="float">
            <text:p>31,4625932901461</text:p>
          </table:table-cell>
          <table:table-cell office:value-type="float" office:value="527.023497175253" calcext:value-type="float">
            <text:p>527,0234971752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rdMeru-ab-m-5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1.4625932901461" calcext:value-type="float">
            <text:p>31,4625932901461</text:p>
          </table:table-cell>
          <table:table-cell office:value-type="float" office:value="527.023497175253" calcext:value-type="float">
            <text:p>527,0234971752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9.87" calcext:value-type="date">
            <text:p>2024-05-08 18:18:49</text:p>
          </table:table-cell>
          <table:table-cell office:value-type="float" office:value="0.768888" calcext:value-type="float">
            <text:p>0,768888</text:p>
          </table:table-cell>
          <table:table-cell office:value-type="string" calcext:value-type="string">
            <text:p>C:\git\pyaudisam\tests\tmp\val-oanlr\TurdMeru-ab-m-5mn-haz-cos-la-ra-ma-q6toj29m</text:p>
          </table:table-cell>
          <table:table-cell office:value-type="float" office:value="212" calcext:value-type="float">
            <text:p>21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1579" calcext:value-type="float">
            <text:p>1,11579</text:p>
          </table:table-cell>
          <table:table-cell office:value-type="float" office:value="0.0801829" calcext:value-type="float">
            <text:p>0,0801829</text:p>
          </table:table-cell>
          <table:table-cell office:value-type="float" office:value="0.9518327" calcext:value-type="float">
            <text:p>0,9518327</text:p>
          </table:table-cell>
          <table:table-cell office:value-type="float" office:value="1.307989" calcext:value-type="float">
            <text:p>1,307989</text:p>
          </table:table-cell>
          <table:table-cell office:value-type="float" office:value="95" calcext:value-type="float">
            <text:p>95</text:p>
          </table:table-cell>
          <table:table-cell office:value-type="float" office:value="31.4626" calcext:value-type="float">
            <text:p>31,4626</text:p>
          </table:table-cell>
          <table:table-cell office:value-type="float" office:value="527.023" calcext:value-type="float">
            <text:p>527,023</text:p>
          </table:table-cell>
          <table:table-cell office:value-type="float" office:value="91.7748917748918" calcext:value-type="float">
            <text:p>91,77489177489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72.083" calcext:value-type="float">
            <text:p>2472,083</text:p>
          </table:table-cell>
          <table:table-cell table:number-columns-repeated="2" office:value-type="float" office:value="0.6893986" calcext:value-type="float">
            <text:p>0,6893986</text:p>
          </table:table-cell>
          <table:table-cell table:number-columns-repeated="2"/>
          <table:table-cell office:value-type="float" office:value="0.00007189295" calcext:value-type="float">
            <text:p>0,00007189295</text:p>
          </table:table-cell>
          <table:table-cell office:value-type="float" office:value="0.1168233" calcext:value-type="float">
            <text:p>0,1168233</text:p>
          </table:table-cell>
          <table:table-cell office:value-type="float" office:value="0.00005714897" calcext:value-type="float">
            <text:p>0,00005714897</text:p>
          </table:table-cell>
          <table:table-cell office:value-type="float" office:value="0.00009044076" calcext:value-type="float">
            <text:p>0,00009044076</text:p>
          </table:table-cell>
          <table:table-cell office:value-type="float" office:value="210" calcext:value-type="float">
            <text:p>210</text:p>
          </table:table-cell>
          <table:table-cell office:value-type="float" office:value="0.1001578" calcext:value-type="float">
            <text:p>0,1001578</text:p>
          </table:table-cell>
          <table:table-cell office:value-type="float" office:value="0.1168233" calcext:value-type="float">
            <text:p>0,1168233</text:p>
          </table:table-cell>
          <table:table-cell office:value-type="float" office:value="0.07961717" calcext:value-type="float">
            <text:p>0,07961717</text:p>
          </table:table-cell>
          <table:table-cell office:value-type="float" office:value="0.1259976" calcext:value-type="float">
            <text:p>0,1259976</text:p>
          </table:table-cell>
          <table:table-cell office:value-type="float" office:value="210" calcext:value-type="float">
            <text:p>210</text:p>
          </table:table-cell>
          <table:table-cell office:value-type="float" office:value="166.7907" calcext:value-type="float">
            <text:p>166,7907</text:p>
          </table:table-cell>
          <table:table-cell office:value-type="float" office:value="0.05841167" calcext:value-type="float">
            <text:p>0,05841167</text:p>
          </table:table-cell>
          <table:table-cell office:value-type="float" office:value="148.6641" calcext:value-type="float">
            <text:p>148,6641</text:p>
          </table:table-cell>
          <table:table-cell office:value-type="float" office:value="187.1275" calcext:value-type="float">
            <text:p>187,1275</text:p>
          </table:table-cell>
          <table:table-cell office:value-type="float" office:value="210" calcext:value-type="float">
            <text:p>210</text:p>
          </table:table-cell>
          <table:table-cell office:value-type="float" office:value="2472.141" calcext:value-type="float">
            <text:p>2472,141</text:p>
          </table:table-cell>
          <table:table-cell office:value-type="float" office:value="2478.796" calcext:value-type="float">
            <text:p>2478,796</text:p>
          </table:table-cell>
          <table:table-cell office:value-type="float" office:value="-1234.042" calcext:value-type="float">
            <text:p>-1234,042</text:p>
          </table:table-cell>
          <table:table-cell office:value-type="float" office:value="0.600158" calcext:value-type="float">
            <text:p>0,600158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.0674" calcext:value-type="float">
            <text:p>119,0674</text:p>
          </table:table-cell>
          <table:table-cell office:value-type="float" office:value="3.298268" calcext:value-type="float">
            <text:p>3,298268</text:p>
          </table:table-cell>
          <table:table-cell table:number-columns-repeated="3"/>
          <table:table-cell office:value-type="float" office:value="0.12767" calcext:value-type="float">
            <text:p>0,12767</text:p>
          </table:table-cell>
          <table:table-cell office:value-type="float" office:value="0.1416933" calcext:value-type="float">
            <text:p>0,1416933</text:p>
          </table:table-cell>
          <table:table-cell office:value-type="float" office:value="0.09673858" calcext:value-type="float">
            <text:p>0,09673858</text:p>
          </table:table-cell>
          <table:table-cell office:value-type="float" office:value="0.1684914" calcext:value-type="float">
            <text:p>0,1684914</text:p>
          </table:table-cell>
          <table:table-cell office:value-type="float" office:value="304.891" calcext:value-type="float">
            <text:p>304,891</text:p>
          </table:table-cell>
          <table:table-cell office:value-type="float" office:value="0.12767" calcext:value-type="float">
            <text:p>0,12767</text:p>
          </table:table-cell>
          <table:table-cell office:value-type="float" office:value="0" calcext:value-type="float">
            <text:p>0</text:p>
          </table:table-cell>
          <table:table-cell office:value-type="float" office:value="0.1416933" calcext:value-type="float">
            <text:p>0,1416933</text:p>
          </table:table-cell>
          <table:table-cell office:value-type="float" office:value="0.09673858" calcext:value-type="float">
            <text:p>0,09673858</text:p>
          </table:table-cell>
          <table:table-cell office:value-type="float" office:value="0.1684914" calcext:value-type="float">
            <text:p>0,1684914</text:p>
          </table:table-cell>
          <table:table-cell office:value-type="float" office:value="304.891" calcext:value-type="float">
            <text:p>304,891</text:p>
          </table:table-cell>
          <table:table-cell office:value-type="float" office:value="306" calcext:value-type="float">
            <text:p>306</text:p>
          </table:table-cell>
          <table:table-cell office:value-type="float" office:value="0.1416933" calcext:value-type="float">
            <text:p>0,1416933</text:p>
          </table:table-cell>
          <table:table-cell office:value-type="float" office:value="232" calcext:value-type="float">
            <text:p>232</text:p>
          </table:table-cell>
          <table:table-cell office:value-type="float" office:value="404" calcext:value-type="float">
            <text:p>404</text:p>
          </table:table-cell>
          <table:table-cell office:value-type="float" office:value="304.891" calcext:value-type="float">
            <text:p>304,891</text:p>
          </table:table-cell>
          <table:table-cell office:value-type="float" office:value="0.727093171105839" calcext:value-type="float">
            <text:p>0,727093171105839</text:p>
          </table:table-cell>
          <table:table-cell office:value-type="float" office:value="0.695730251017526" calcext:value-type="float">
            <text:p>0,695730251017526</text:p>
          </table:table-cell>
          <table:table-cell office:value-type="float" office:value="0.707713390992448" calcext:value-type="float">
            <text:p>0,707713390992448</text:p>
          </table:table-cell>
          <table:table-cell office:value-type="float" office:value="0.705654619874464" calcext:value-type="float">
            <text:p>0,705654619874464</text:p>
          </table:table-cell>
          <table:table-cell office:value-type="float" office:value="0.694868728274434" calcext:value-type="float">
            <text:p>0,694868728274434</text:p>
          </table:table-cell>
          <table:table-cell office:value-type="float" office:value="0.714095192223232" calcext:value-type="float">
            <text:p>0,7140951922232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6265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6.6055495190934" calcext:value-type="float">
            <text:p>26,6055495190934</text:p>
          </table:table-cell>
          <table:table-cell office:value-type="float" office:value="613.698980984195" calcext:value-type="float">
            <text:p>613,698980984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dMeru-ab-m-5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6.6055495190934" calcext:value-type="float">
            <text:p>26,6055495190934</text:p>
          </table:table-cell>
          <table:table-cell office:value-type="float" office:value="613.698980984195" calcext:value-type="float">
            <text:p>613,6989809841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0.09" calcext:value-type="date">
            <text:p>2024-05-08 18:18:50</text:p>
          </table:table-cell>
          <table:table-cell office:value-type="float" office:value="0.859025" calcext:value-type="float">
            <text:p>0,859025</text:p>
          </table:table-cell>
          <table:table-cell office:value-type="string" calcext:value-type="string">
            <text:p>C:\git\pyaudisam\tests\tmp\val-oanlr\TurdMeru-ab-m-5mn-haz-cos-la-ra-ma-yfsau8y6</text:p>
          </table:table-cell>
          <table:table-cell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36842" calcext:value-type="float">
            <text:p>1,136842</text:p>
          </table:table-cell>
          <table:table-cell office:value-type="float" office:value="0.07840551" calcext:value-type="float">
            <text:p>0,07840551</text:p>
          </table:table-cell>
          <table:table-cell office:value-type="float" office:value="0.9732037" calcext:value-type="float">
            <text:p>0,9732037</text:p>
          </table:table-cell>
          <table:table-cell office:value-type="float" office:value="1.327995" calcext:value-type="float">
            <text:p>1,327995</text:p>
          </table:table-cell>
          <table:table-cell office:value-type="float" office:value="95" calcext:value-type="float">
            <text:p>95</text:p>
          </table:table-cell>
          <table:table-cell office:value-type="float" office:value="26.6055" calcext:value-type="float">
            <text:p>26,6055</text:p>
          </table:table-cell>
          <table:table-cell office:value-type="float" office:value="613.699" calcext:value-type="float">
            <text:p>613,699</text:p>
          </table:table-cell>
          <table:table-cell office:value-type="float" office:value="93.5064935064935" calcext:value-type="float">
            <text:p>93,50649350649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36.143" calcext:value-type="float">
            <text:p>2536,143</text:p>
          </table:table-cell>
          <table:table-cell table:number-columns-repeated="2" office:value-type="float" office:value="0.8148931" calcext:value-type="float">
            <text:p>0,8148931</text:p>
          </table:table-cell>
          <table:table-cell table:number-columns-repeated="2"/>
          <table:table-cell office:value-type="float" office:value="0.00006597181" calcext:value-type="float">
            <text:p>0,00006597181</text:p>
          </table:table-cell>
          <table:table-cell office:value-type="float" office:value="0.1013876" calcext:value-type="float">
            <text:p>0,1013876</text:p>
          </table:table-cell>
          <table:table-cell office:value-type="float" office:value="0.00005404905" calcext:value-type="float">
            <text:p>0,00005404905</text:p>
          </table:table-cell>
          <table:table-cell office:value-type="float" office:value="0.00008052463" calcext:value-type="float">
            <text:p>0,00008052463</text:p>
          </table:table-cell>
          <table:table-cell office:value-type="float" office:value="214" calcext:value-type="float">
            <text:p>214</text:p>
          </table:table-cell>
          <table:table-cell office:value-type="float" office:value="0.08049349" calcext:value-type="float">
            <text:p>0,08049349</text:p>
          </table:table-cell>
          <table:table-cell office:value-type="float" office:value="0.1013876" calcext:value-type="float">
            <text:p>0,1013876</text:p>
          </table:table-cell>
          <table:table-cell office:value-type="float" office:value="0.0659463" calcext:value-type="float">
            <text:p>0,0659463</text:p>
          </table:table-cell>
          <table:table-cell office:value-type="float" office:value="0.09824967" calcext:value-type="float">
            <text:p>0,09824967</text:p>
          </table:table-cell>
          <table:table-cell office:value-type="float" office:value="214" calcext:value-type="float">
            <text:p>214</text:p>
          </table:table-cell>
          <table:table-cell office:value-type="float" office:value="174.1148" calcext:value-type="float">
            <text:p>174,1148</text:p>
          </table:table-cell>
          <table:table-cell office:value-type="float" office:value="0.05069379" calcext:value-type="float">
            <text:p>0,05069379</text:p>
          </table:table-cell>
          <table:table-cell office:value-type="float" office:value="157.5678" calcext:value-type="float">
            <text:p>157,5678</text:p>
          </table:table-cell>
          <table:table-cell office:value-type="float" office:value="192.3995" calcext:value-type="float">
            <text:p>192,3995</text:p>
          </table:table-cell>
          <table:table-cell office:value-type="float" office:value="214" calcext:value-type="float">
            <text:p>214</text:p>
          </table:table-cell>
          <table:table-cell office:value-type="float" office:value="2536.199" calcext:value-type="float">
            <text:p>2536,199</text:p>
          </table:table-cell>
          <table:table-cell office:value-type="float" office:value="2542.894" calcext:value-type="float">
            <text:p>2542,894</text:p>
          </table:table-cell>
          <table:table-cell office:value-type="float" office:value="-1266.072" calcext:value-type="float">
            <text:p>-1266,072</text:p>
          </table:table-cell>
          <table:table-cell office:value-type="float" office:value="0.4355941" calcext:value-type="float">
            <text:p>0,4355941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.3488" calcext:value-type="float">
            <text:p>128,3488</text:p>
          </table:table-cell>
          <table:table-cell office:value-type="float" office:value="3.616208" calcext:value-type="float">
            <text:p>3,616208</text:p>
          </table:table-cell>
          <table:table-cell table:number-columns-repeated="3"/>
          <table:table-cell office:value-type="float" office:value="0.1193655" calcext:value-type="float">
            <text:p>0,1193655</text:p>
          </table:table-cell>
          <table:table-cell office:value-type="float" office:value="0.1281673" calcext:value-type="float">
            <text:p>0,1281673</text:p>
          </table:table-cell>
          <table:table-cell office:value-type="float" office:value="0.0928518" calcext:value-type="float">
            <text:p>0,0928518</text:p>
          </table:table-cell>
          <table:table-cell office:value-type="float" office:value="0.1534501" calcext:value-type="float">
            <text:p>0,1534501</text:p>
          </table:table-cell>
          <table:table-cell office:value-type="float" office:value="302.6596" calcext:value-type="float">
            <text:p>302,6596</text:p>
          </table:table-cell>
          <table:table-cell office:value-type="float" office:value="0.1193655" calcext:value-type="float">
            <text:p>0,1193655</text:p>
          </table:table-cell>
          <table:table-cell office:value-type="float" office:value="0" calcext:value-type="float">
            <text:p>0</text:p>
          </table:table-cell>
          <table:table-cell office:value-type="float" office:value="0.1281673" calcext:value-type="float">
            <text:p>0,1281673</text:p>
          </table:table-cell>
          <table:table-cell office:value-type="float" office:value="0.0928518" calcext:value-type="float">
            <text:p>0,0928518</text:p>
          </table:table-cell>
          <table:table-cell office:value-type="float" office:value="0.1534501" calcext:value-type="float">
            <text:p>0,1534501</text:p>
          </table:table-cell>
          <table:table-cell office:value-type="float" office:value="302.6596" calcext:value-type="float">
            <text:p>302,6596</text:p>
          </table:table-cell>
          <table:table-cell office:value-type="float" office:value="286" calcext:value-type="float">
            <text:p>286</text:p>
          </table:table-cell>
          <table:table-cell office:value-type="float" office:value="0.1281673" calcext:value-type="float">
            <text:p>0,1281673</text:p>
          </table:table-cell>
          <table:table-cell office:value-type="float" office:value="223" calcext:value-type="float">
            <text:p>223</text:p>
          </table:table-cell>
          <table:table-cell office:value-type="float" office:value="368" calcext:value-type="float">
            <text:p>368</text:p>
          </table:table-cell>
          <table:table-cell office:value-type="float" office:value="302.6596" calcext:value-type="float">
            <text:p>302,6596</text:p>
          </table:table-cell>
          <table:table-cell office:value-type="float" office:value="0.699275120220868" calcext:value-type="float">
            <text:p>0,699275120220868</text:p>
          </table:table-cell>
          <table:table-cell office:value-type="float" office:value="0.674841652238085" calcext:value-type="float">
            <text:p>0,674841652238085</text:p>
          </table:table-cell>
          <table:table-cell office:value-type="float" office:value="0.685768576099279" calcext:value-type="float">
            <text:p>0,685768576099279</text:p>
          </table:table-cell>
          <table:table-cell office:value-type="float" office:value="0.699040543514952" calcext:value-type="float">
            <text:p>0,699040543514952</text:p>
          </table:table-cell>
          <table:table-cell office:value-type="float" office:value="0.652045752776211" calcext:value-type="float">
            <text:p>0,652045752776211</text:p>
          </table:table-cell>
          <table:table-cell office:value-type="float" office:value="0.699402457220832" calcext:value-type="float">
            <text:p>0,6994024572208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626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1.4320636184672" calcext:value-type="float">
            <text:p>31,4320636184672</text:p>
          </table:table-cell>
          <table:table-cell office:value-type="float" office:value="584.26291591609" calcext:value-type="float">
            <text:p>584,262915916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dMeru-ab-m-5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1.4320636184672" calcext:value-type="float">
            <text:p>31,4320636184672</text:p>
          </table:table-cell>
          <table:table-cell office:value-type="float" office:value="584.26291591609" calcext:value-type="float">
            <text:p>584,2629159160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9.83" calcext:value-type="date">
            <text:p>2024-05-08 18:18:49</text:p>
          </table:table-cell>
          <table:table-cell office:value-type="float" office:value="1.114349" calcext:value-type="float">
            <text:p>1,114349</text:p>
          </table:table-cell>
          <table:table-cell office:value-type="string" calcext:value-type="string">
            <text:p>C:\git\pyaudisam\tests\tmp\val-oanlr\TurdMeru-ab-m-5mn-haz-cos-la-ra-ma-cgw1oft1</text:p>
          </table:table-cell>
          <table:table-cell office:value-type="float" office:value="213" calcext:value-type="float">
            <text:p>213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21053" calcext:value-type="float">
            <text:p>1,121053</text:p>
          </table:table-cell>
          <table:table-cell office:value-type="float" office:value="0.08068841" calcext:value-type="float">
            <text:p>0,08068841</text:p>
          </table:table-cell>
          <table:table-cell office:value-type="float" office:value="0.9553678" calcext:value-type="float">
            <text:p>0,9553678</text:p>
          </table:table-cell>
          <table:table-cell office:value-type="float" office:value="1.315471" calcext:value-type="float">
            <text:p>1,315471</text:p>
          </table:table-cell>
          <table:table-cell office:value-type="float" office:value="95" calcext:value-type="float">
            <text:p>95</text:p>
          </table:table-cell>
          <table:table-cell office:value-type="float" office:value="31.4321" calcext:value-type="float">
            <text:p>31,4321</text:p>
          </table:table-cell>
          <table:table-cell office:value-type="float" office:value="584.263" calcext:value-type="float">
            <text:p>584,263</text:p>
          </table:table-cell>
          <table:table-cell office:value-type="float" office:value="92.2077922077922" calcext:value-type="float">
            <text:p>92,20779220779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93.068" calcext:value-type="float">
            <text:p>2493,068</text:p>
          </table:table-cell>
          <table:table-cell table:number-columns-repeated="2" office:value-type="float" office:value="0.8645176" calcext:value-type="float">
            <text:p>0,8645176</text:p>
          </table:table-cell>
          <table:table-cell table:number-columns-repeated="2"/>
          <table:table-cell office:value-type="float" office:value="0.00006678128" calcext:value-type="float">
            <text:p>0,00006678128</text:p>
          </table:table-cell>
          <table:table-cell office:value-type="float" office:value="0.1062228" calcext:value-type="float">
            <text:p>0,1062228</text:p>
          </table:table-cell>
          <table:table-cell office:value-type="float" office:value="0.00005419648" calcext:value-type="float">
            <text:p>0,00005419648</text:p>
          </table:table-cell>
          <table:table-cell office:value-type="float" office:value="0.00008228834" calcext:value-type="float">
            <text:p>0,00008228834</text:p>
          </table:table-cell>
          <table:table-cell office:value-type="float" office:value="211" calcext:value-type="float">
            <text:p>211</text:p>
          </table:table-cell>
          <table:table-cell office:value-type="float" office:value="0.0877321" calcext:value-type="float">
            <text:p>0,0877321</text:p>
          </table:table-cell>
          <table:table-cell office:value-type="float" office:value="0.1062227" calcext:value-type="float">
            <text:p>0,1062227</text:p>
          </table:table-cell>
          <table:table-cell office:value-type="float" office:value="0.07119916" calcext:value-type="float">
            <text:p>0,07119916</text:p>
          </table:table-cell>
          <table:table-cell office:value-type="float" office:value="0.1081041" calcext:value-type="float">
            <text:p>0,1081041</text:p>
          </table:table-cell>
          <table:table-cell office:value-type="float" office:value="211" calcext:value-type="float">
            <text:p>211</text:p>
          </table:table-cell>
          <table:table-cell office:value-type="float" office:value="173.0564" calcext:value-type="float">
            <text:p>173,0564</text:p>
          </table:table-cell>
          <table:table-cell office:value-type="float" office:value="0.05311137" calcext:value-type="float">
            <text:p>0,05311137</text:p>
          </table:table-cell>
          <table:table-cell office:value-type="float" office:value="155.8656" calcext:value-type="float">
            <text:p>155,8656</text:p>
          </table:table-cell>
          <table:table-cell office:value-type="float" office:value="192.1432" calcext:value-type="float">
            <text:p>192,1432</text:p>
          </table:table-cell>
          <table:table-cell office:value-type="float" office:value="211" calcext:value-type="float">
            <text:p>211</text:p>
          </table:table-cell>
          <table:table-cell office:value-type="float" office:value="2493.125" calcext:value-type="float">
            <text:p>2493,125</text:p>
          </table:table-cell>
          <table:table-cell office:value-type="float" office:value="2499.791" calcext:value-type="float">
            <text:p>2499,791</text:p>
          </table:table-cell>
          <table:table-cell office:value-type="float" office:value="-1244.534" calcext:value-type="float">
            <text:p>-1244,534</text:p>
          </table:table-cell>
          <table:table-cell office:value-type="float" office:value="0.5306054" calcext:value-type="float">
            <text:p>0,5306054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2627" calcext:value-type="float">
            <text:p>127,2627</text:p>
          </table:table-cell>
          <table:table-cell office:value-type="float" office:value="3.544775" calcext:value-type="float">
            <text:p>3,544775</text:p>
          </table:table-cell>
          <table:table-cell table:number-columns-repeated="3"/>
          <table:table-cell office:value-type="float" office:value="0.1191519" calcext:value-type="float">
            <text:p>0,1191519</text:p>
          </table:table-cell>
          <table:table-cell office:value-type="float" office:value="0.1333937" calcext:value-type="float">
            <text:p>0,1333937</text:p>
          </table:table-cell>
          <table:table-cell office:value-type="float" office:value="0.09174889" calcext:value-type="float">
            <text:p>0,09174889</text:p>
          </table:table-cell>
          <table:table-cell office:value-type="float" office:value="0.1547394" calcext:value-type="float">
            <text:p>0,1547394</text:p>
          </table:table-cell>
          <table:table-cell office:value-type="float" office:value="301.6698" calcext:value-type="float">
            <text:p>301,6698</text:p>
          </table:table-cell>
          <table:table-cell office:value-type="float" office:value="0.1191519" calcext:value-type="float">
            <text:p>0,1191519</text:p>
          </table:table-cell>
          <table:table-cell office:value-type="float" office:value="0" calcext:value-type="float">
            <text:p>0</text:p>
          </table:table-cell>
          <table:table-cell office:value-type="float" office:value="0.1333937" calcext:value-type="float">
            <text:p>0,1333937</text:p>
          </table:table-cell>
          <table:table-cell office:value-type="float" office:value="0.09174889" calcext:value-type="float">
            <text:p>0,09174889</text:p>
          </table:table-cell>
          <table:table-cell office:value-type="float" office:value="0.1547394" calcext:value-type="float">
            <text:p>0,1547394</text:p>
          </table:table-cell>
          <table:table-cell office:value-type="float" office:value="301.6698" calcext:value-type="float">
            <text:p>301,6698</text:p>
          </table:table-cell>
          <table:table-cell office:value-type="float" office:value="286" calcext:value-type="float">
            <text:p>286</text:p>
          </table:table-cell>
          <table:table-cell office:value-type="float" office:value="0.1333937" calcext:value-type="float">
            <text:p>0,1333937</text:p>
          </table:table-cell>
          <table:table-cell office:value-type="float" office:value="220" calcext:value-type="float">
            <text:p>220</text:p>
          </table:table-cell>
          <table:table-cell office:value-type="float" office:value="371" calcext:value-type="float">
            <text:p>371</text:p>
          </table:table-cell>
          <table:table-cell office:value-type="float" office:value="301.6698" calcext:value-type="float">
            <text:p>301,6698</text:p>
          </table:table-cell>
          <table:table-cell office:value-type="float" office:value="0.741281523099665" calcext:value-type="float">
            <text:p>0,741281523099665</text:p>
          </table:table-cell>
          <table:table-cell office:value-type="float" office:value="0.709212531896606" calcext:value-type="float">
            <text:p>0,709212531896606</text:p>
          </table:table-cell>
          <table:table-cell office:value-type="float" office:value="0.721025136691557" calcext:value-type="float">
            <text:p>0,721025136691557</text:p>
          </table:table-cell>
          <table:table-cell office:value-type="float" office:value="0.735713228305556" calcext:value-type="float">
            <text:p>0,735713228305556</text:p>
          </table:table-cell>
          <table:table-cell office:value-type="float" office:value="0.696871603098076" calcext:value-type="float">
            <text:p>0,696871603098076</text:p>
          </table:table-cell>
          <table:table-cell office:value-type="float" office:value="0.729352934045497" calcext:value-type="float">
            <text:p>0,72935293404549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626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1.4406152901577" calcext:value-type="float">
            <text:p>31,4406152901577</text:p>
          </table:table-cell>
          <table:table-cell office:value-type="float" office:value="559.332143043072" calcext:value-type="float">
            <text:p>559,3321430430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rdMeru-ab-m-5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1.4406152901577" calcext:value-type="float">
            <text:p>31,4406152901577</text:p>
          </table:table-cell>
          <table:table-cell office:value-type="float" office:value="559.332143043072" calcext:value-type="float">
            <text:p>559,33214304307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49.99" calcext:value-type="date">
            <text:p>2024-05-08 18:18:49</text:p>
          </table:table-cell>
          <table:table-cell office:value-type="float" office:value="0.878281" calcext:value-type="float">
            <text:p>0,878281</text:p>
          </table:table-cell>
          <table:table-cell office:value-type="string" calcext:value-type="string">
            <text:p>C:\git\pyaudisam\tests\tmp\val-oanlr\TurdMeru-ab-m-5mn-haz-cos-la-ra-ma-eddgmgov</text:p>
          </table:table-cell>
          <table:table-cell office:value-type="float" office:value="213" calcext:value-type="float">
            <text:p>213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21053" calcext:value-type="float">
            <text:p>1,121053</text:p>
          </table:table-cell>
          <table:table-cell office:value-type="float" office:value="0.08068841" calcext:value-type="float">
            <text:p>0,08068841</text:p>
          </table:table-cell>
          <table:table-cell office:value-type="float" office:value="0.9553678" calcext:value-type="float">
            <text:p>0,9553678</text:p>
          </table:table-cell>
          <table:table-cell office:value-type="float" office:value="1.315471" calcext:value-type="float">
            <text:p>1,315471</text:p>
          </table:table-cell>
          <table:table-cell office:value-type="float" office:value="95" calcext:value-type="float">
            <text:p>95</text:p>
          </table:table-cell>
          <table:table-cell office:value-type="float" office:value="31.4406" calcext:value-type="float">
            <text:p>31,4406</text:p>
          </table:table-cell>
          <table:table-cell office:value-type="float" office:value="559.332" calcext:value-type="float">
            <text:p>559,332</text:p>
          </table:table-cell>
          <table:table-cell office:value-type="float" office:value="92.2077922077922" calcext:value-type="float">
            <text:p>92,20779220779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90.978" calcext:value-type="float">
            <text:p>2490,978</text:p>
          </table:table-cell>
          <table:table-cell table:number-columns-repeated="2" office:value-type="float" office:value="0.8332131" calcext:value-type="float">
            <text:p>0,8332131</text:p>
          </table:table-cell>
          <table:table-cell table:number-columns-repeated="2"/>
          <table:table-cell office:value-type="float" office:value="0.00006455011" calcext:value-type="float">
            <text:p>0,00006455011</text:p>
          </table:table-cell>
          <table:table-cell office:value-type="float" office:value="0.1036184" calcext:value-type="float">
            <text:p>0,1036184</text:p>
          </table:table-cell>
          <table:table-cell office:value-type="float" office:value="0.00005265319" calcext:value-type="float">
            <text:p>0,00005265319</text:p>
          </table:table-cell>
          <table:table-cell office:value-type="float" office:value="0.00007913511" calcext:value-type="float">
            <text:p>0,00007913511</text:p>
          </table:table-cell>
          <table:table-cell office:value-type="float" office:value="211" calcext:value-type="float">
            <text:p>211</text:p>
          </table:table-cell>
          <table:table-cell office:value-type="float" office:value="0.09903615" calcext:value-type="float">
            <text:p>0,09903615</text:p>
          </table:table-cell>
          <table:table-cell office:value-type="float" office:value="0.1036184" calcext:value-type="float">
            <text:p>0,1036184</text:p>
          </table:table-cell>
          <table:table-cell office:value-type="float" office:value="0.08078329" calcext:value-type="float">
            <text:p>0,08078329</text:p>
          </table:table-cell>
          <table:table-cell office:value-type="float" office:value="0.1214132" calcext:value-type="float">
            <text:p>0,1214132</text:p>
          </table:table-cell>
          <table:table-cell office:value-type="float" office:value="211" calcext:value-type="float">
            <text:p>211</text:p>
          </table:table-cell>
          <table:table-cell office:value-type="float" office:value="176.0218" calcext:value-type="float">
            <text:p>176,0218</text:p>
          </table:table-cell>
          <table:table-cell office:value-type="float" office:value="0.05180922" calcext:value-type="float">
            <text:p>0,05180922</text:p>
          </table:table-cell>
          <table:table-cell office:value-type="float" office:value="158.9431" calcext:value-type="float">
            <text:p>158,9431</text:p>
          </table:table-cell>
          <table:table-cell office:value-type="float" office:value="194.9357" calcext:value-type="float">
            <text:p>194,9357</text:p>
          </table:table-cell>
          <table:table-cell office:value-type="float" office:value="211" calcext:value-type="float">
            <text:p>211</text:p>
          </table:table-cell>
          <table:table-cell office:value-type="float" office:value="2491.035" calcext:value-type="float">
            <text:p>2491,035</text:p>
          </table:table-cell>
          <table:table-cell office:value-type="float" office:value="2497.701" calcext:value-type="float">
            <text:p>2497,701</text:p>
          </table:table-cell>
          <table:table-cell office:value-type="float" office:value="-1243.489" calcext:value-type="float">
            <text:p>-1243,489</text:p>
          </table:table-cell>
          <table:table-cell office:value-type="float" office:value="0.4966884" calcext:value-type="float">
            <text:p>0,4966884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7827" calcext:value-type="float">
            <text:p>130,7827</text:p>
          </table:table-cell>
          <table:table-cell office:value-type="float" office:value="3.603721" calcext:value-type="float">
            <text:p>3,603721</text:p>
          </table:table-cell>
          <table:table-cell table:number-columns-repeated="3"/>
          <table:table-cell office:value-type="float" office:value="0.115171" calcext:value-type="float">
            <text:p>0,115171</text:p>
          </table:table-cell>
          <table:table-cell office:value-type="float" office:value="0.1313294" calcext:value-type="float">
            <text:p>0,1313294</text:p>
          </table:table-cell>
          <table:table-cell office:value-type="float" office:value="0.08903926" calcext:value-type="float">
            <text:p>0,08903926</text:p>
          </table:table-cell>
          <table:table-cell office:value-type="float" office:value="0.148972" calcext:value-type="float">
            <text:p>0,148972</text:p>
          </table:table-cell>
          <table:table-cell office:value-type="float" office:value="299.7103" calcext:value-type="float">
            <text:p>299,7103</text:p>
          </table:table-cell>
          <table:table-cell office:value-type="float" office:value="0.115171" calcext:value-type="float">
            <text:p>0,115171</text:p>
          </table:table-cell>
          <table:table-cell office:value-type="float" office:value="0" calcext:value-type="float">
            <text:p>0</text:p>
          </table:table-cell>
          <table:table-cell office:value-type="float" office:value="0.1313294" calcext:value-type="float">
            <text:p>0,1313294</text:p>
          </table:table-cell>
          <table:table-cell office:value-type="float" office:value="0.08903926" calcext:value-type="float">
            <text:p>0,08903926</text:p>
          </table:table-cell>
          <table:table-cell office:value-type="float" office:value="0.148972" calcext:value-type="float">
            <text:p>0,148972</text:p>
          </table:table-cell>
          <table:table-cell office:value-type="float" office:value="299.7103" calcext:value-type="float">
            <text:p>299,7103</text:p>
          </table:table-cell>
          <table:table-cell office:value-type="float" office:value="276" calcext:value-type="float">
            <text:p>276</text:p>
          </table:table-cell>
          <table:table-cell office:value-type="float" office:value="0.1313294" calcext:value-type="float">
            <text:p>0,1313294</text:p>
          </table:table-cell>
          <table:table-cell office:value-type="float" office:value="214" calcext:value-type="float">
            <text:p>214</text:p>
          </table:table-cell>
          <table:table-cell office:value-type="float" office:value="358" calcext:value-type="float">
            <text:p>358</text:p>
          </table:table-cell>
          <table:table-cell office:value-type="float" office:value="299.7103" calcext:value-type="float">
            <text:p>299,7103</text:p>
          </table:table-cell>
          <table:table-cell office:value-type="float" office:value="0.712347543817312" calcext:value-type="float">
            <text:p>0,712347543817312</text:p>
          </table:table-cell>
          <table:table-cell office:value-type="float" office:value="0.685304984346302" calcext:value-type="float">
            <text:p>0,685304984346302</text:p>
          </table:table-cell>
          <table:table-cell office:value-type="float" office:value="0.696600122333236" calcext:value-type="float">
            <text:p>0,696600122333236</text:p>
          </table:table-cell>
          <table:table-cell office:value-type="float" office:value="0.710599569524144" calcext:value-type="float">
            <text:p>0,710599569524144</text:p>
          </table:table-cell>
          <table:table-cell office:value-type="float" office:value="0.670905537553688" calcext:value-type="float">
            <text:p>0,670905537553688</text:p>
          </table:table-cell>
          <table:table-cell office:value-type="float" office:value="0.708100934325831" calcext:value-type="float">
            <text:p>0,7081009343258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626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38.489618196155" calcext:value-type="float">
            <text:p>338,4896181961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rdMeru-ab-m-5mn-haz-cos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38.489618196155" calcext:value-type="float">
            <text:p>338,48961819615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0.12" calcext:value-type="date">
            <text:p>2024-05-08 18:18:50</text:p>
          </table:table-cell>
          <table:table-cell office:value-type="float" office:value="1.085659" calcext:value-type="float">
            <text:p>1,085659</text:p>
          </table:table-cell>
          <table:table-cell office:value-type="string" calcext:value-type="string">
            <text:p>C:\git\pyaudisam\tests\tmp\val-oanlr\TurdMeru-ab-m-5mn-haz-cos-ra-ma-naaelto6</text:p>
          </table:table-cell>
          <table:table-cell office:value-type="float" office:value="217" calcext:value-type="float">
            <text:p>21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42105" calcext:value-type="float">
            <text:p>1,142105</text:p>
          </table:table-cell>
          <table:table-cell office:value-type="float" office:value="0.07809889" calcext:value-type="float">
            <text:p>0,07809889</text:p>
          </table:table-cell>
          <table:table-cell office:value-type="float" office:value="0.9783018" calcext:value-type="float">
            <text:p>0,9783018</text:p>
          </table:table-cell>
          <table:table-cell office:value-type="float" office:value="1.333335" calcext:value-type="float">
            <text:p>1,3333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38.49" calcext:value-type="float">
            <text:p>338,49</text:p>
          </table:table-cell>
          <table:table-cell office:value-type="float" office:value="93.9393939393939" calcext:value-type="float">
            <text:p>93,93939393939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87.737" calcext:value-type="float">
            <text:p>2487,737</text:p>
          </table:table-cell>
          <table:table-cell table:number-columns-repeated="2" office:value-type="float" office:value="0.3248572" calcext:value-type="float">
            <text:p>0,3248572</text:p>
          </table:table-cell>
          <table:table-cell table:number-columns-repeated="2"/>
          <table:table-cell office:value-type="float" office:value="0.0001089284" calcext:value-type="float">
            <text:p>0,0001089284</text:p>
          </table:table-cell>
          <table:table-cell office:value-type="float" office:value="0.1475324" calcext:value-type="float">
            <text:p>0,1475324</text:p>
          </table:table-cell>
          <table:table-cell office:value-type="float" office:value="0.00008156983" calcext:value-type="float">
            <text:p>0,00008156983</text:p>
          </table:table-cell>
          <table:table-cell office:value-type="float" office:value="0.000145463" calcext:value-type="float">
            <text:p>0,000145463</text:p>
          </table:table-cell>
          <table:table-cell office:value-type="float" office:value="215" calcext:value-type="float">
            <text:p>215</text:p>
          </table:table-cell>
          <table:table-cell office:value-type="float" office:value="0.1602497" calcext:value-type="float">
            <text:p>0,1602497</text:p>
          </table:table-cell>
          <table:table-cell office:value-type="float" office:value="0.1475324" calcext:value-type="float">
            <text:p>0,1475324</text:p>
          </table:table-cell>
          <table:table-cell office:value-type="float" office:value="0.1200013" calcext:value-type="float">
            <text:p>0,1200013</text:p>
          </table:table-cell>
          <table:table-cell office:value-type="float" office:value="0.2139975" calcext:value-type="float">
            <text:p>0,2139975</text:p>
          </table:table-cell>
          <table:table-cell office:value-type="float" office:value="215" calcext:value-type="float">
            <text:p>215</text:p>
          </table:table-cell>
          <table:table-cell office:value-type="float" office:value="135.5016" calcext:value-type="float">
            <text:p>135,5016</text:p>
          </table:table-cell>
          <table:table-cell office:value-type="float" office:value="0.0737662" calcext:value-type="float">
            <text:p>0,0737662</text:p>
          </table:table-cell>
          <table:table-cell office:value-type="float" office:value="117.1884" calcext:value-type="float">
            <text:p>117,1884</text:p>
          </table:table-cell>
          <table:table-cell office:value-type="float" office:value="156.6766" calcext:value-type="float">
            <text:p>156,6766</text:p>
          </table:table-cell>
          <table:table-cell office:value-type="float" office:value="215" calcext:value-type="float">
            <text:p>215</text:p>
          </table:table-cell>
          <table:table-cell office:value-type="float" office:value="2487.793" calcext:value-type="float">
            <text:p>2487,793</text:p>
          </table:table-cell>
          <table:table-cell office:value-type="float" office:value="2494.497" calcext:value-type="float">
            <text:p>2494,497</text:p>
          </table:table-cell>
          <table:table-cell office:value-type="float" office:value="-1241.869" calcext:value-type="float">
            <text:p>-1241,869</text:p>
          </table:table-cell>
          <table:table-cell office:value-type="float" office:value="0.6107811" calcext:value-type="float">
            <text:p>0,6107811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40392" calcext:value-type="float">
            <text:p>80,40392</text:p>
          </table:table-cell>
          <table:table-cell office:value-type="float" office:value="2.33357" calcext:value-type="float">
            <text:p>2,33357</text:p>
          </table:table-cell>
          <table:table-cell table:number-columns-repeated="3"/>
          <table:table-cell office:value-type="float" office:value="0.198001" calcext:value-type="float">
            <text:p>0,198001</text:p>
          </table:table-cell>
          <table:table-cell office:value-type="float" office:value="0.1669289" calcext:value-type="float">
            <text:p>0,1669289</text:p>
          </table:table-cell>
          <table:table-cell office:value-type="float" office:value="0.1428826" calcext:value-type="float">
            <text:p>0,1428826</text:p>
          </table:table-cell>
          <table:table-cell office:value-type="float" office:value="0.2743818" calcext:value-type="float">
            <text:p>0,2743818</text:p>
          </table:table-cell>
          <table:table-cell office:value-type="float" office:value="299.2067" calcext:value-type="float">
            <text:p>299,2067</text:p>
          </table:table-cell>
          <table:table-cell office:value-type="float" office:value="0.198001" calcext:value-type="float">
            <text:p>0,198001</text:p>
          </table:table-cell>
          <table:table-cell office:value-type="float" office:value="0" calcext:value-type="float">
            <text:p>0</text:p>
          </table:table-cell>
          <table:table-cell office:value-type="float" office:value="0.1669289" calcext:value-type="float">
            <text:p>0,1669289</text:p>
          </table:table-cell>
          <table:table-cell office:value-type="float" office:value="0.1428826" calcext:value-type="float">
            <text:p>0,1428826</text:p>
          </table:table-cell>
          <table:table-cell office:value-type="float" office:value="0.2743818" calcext:value-type="float">
            <text:p>0,2743818</text:p>
          </table:table-cell>
          <table:table-cell office:value-type="float" office:value="299.2067" calcext:value-type="float">
            <text:p>299,2067</text:p>
          </table:table-cell>
          <table:table-cell office:value-type="float" office:value="475" calcext:value-type="float">
            <text:p>475</text:p>
          </table:table-cell>
          <table:table-cell office:value-type="float" office:value="0.1669289" calcext:value-type="float">
            <text:p>0,1669289</text:p>
          </table:table-cell>
          <table:table-cell office:value-type="float" office:value="343" calcext:value-type="float">
            <text:p>343</text:p>
          </table:table-cell>
          <table:table-cell office:value-type="float" office:value="659" calcext:value-type="float">
            <text:p>659</text:p>
          </table:table-cell>
          <table:table-cell office:value-type="float" office:value="299.2067" calcext:value-type="float">
            <text:p>299,2067</text:p>
          </table:table-cell>
          <table:table-cell office:value-type="float" office:value="0.595904196032623" calcext:value-type="float">
            <text:p>0,595904196032623</text:p>
          </table:table-cell>
          <table:table-cell office:value-type="float" office:value="0.580024804975728" calcext:value-type="float">
            <text:p>0,580024804975728</text:p>
          </table:table-cell>
          <table:table-cell office:value-type="float" office:value="0.590124246099909" calcext:value-type="float">
            <text:p>0,590124246099909</text:p>
          </table:table-cell>
          <table:table-cell office:value-type="float" office:value="0.552252634310629" calcext:value-type="float">
            <text:p>0,552252634310629</text:p>
          </table:table-cell>
          <table:table-cell office:value-type="float" office:value="0.59238451216865" calcext:value-type="float">
            <text:p>0,59238451216865</text:p>
          </table:table-cell>
          <table:table-cell office:value-type="float" office:value="0.59726265605093" calcext:value-type="float">
            <text:p>0,59726265605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626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34.053747766375" calcext:value-type="float">
            <text:p>334,0537477663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5mn-haz-cos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34.053747766375" calcext:value-type="float">
            <text:p>334,0537477663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0.1" calcext:value-type="date">
            <text:p>2024-05-08 18:18:50</text:p>
          </table:table-cell>
          <table:table-cell office:value-type="float" office:value="0.956821" calcext:value-type="float">
            <text:p>0,956821</text:p>
          </table:table-cell>
          <table:table-cell office:value-type="string" calcext:value-type="string">
            <text:p>C:\git\pyaudisam\tests\tmp\val-oanlr\TurdMeru-ab-m-5mn-haz-cos-ra-ma-k1loxbs9</text:p>
          </table:table-cell>
          <table:table-cell office:value-type="float" office:value="215" calcext:value-type="float">
            <text:p>21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31579" calcext:value-type="float">
            <text:p>1,131579</text:p>
          </table:table-cell>
          <table:table-cell office:value-type="float" office:value="0.07871214" calcext:value-type="float">
            <text:p>0,07871214</text:p>
          </table:table-cell>
          <table:table-cell office:value-type="float" office:value="0.9681113" calcext:value-type="float">
            <text:p>0,9681113</text:p>
          </table:table-cell>
          <table:table-cell office:value-type="float" office:value="1.322648" calcext:value-type="float">
            <text:p>1,3226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34.054" calcext:value-type="float">
            <text:p>334,054</text:p>
          </table:table-cell>
          <table:table-cell office:value-type="float" office:value="93.0735930735931" calcext:value-type="float">
            <text:p>93,07359307359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58.595" calcext:value-type="float">
            <text:p>2458,595</text:p>
          </table:table-cell>
          <table:table-cell table:number-columns-repeated="2" office:value-type="float" office:value="0.2383286" calcext:value-type="float">
            <text:p>0,2383286</text:p>
          </table:table-cell>
          <table:table-cell table:number-columns-repeated="2"/>
          <table:table-cell office:value-type="float" office:value="0.00010673" calcext:value-type="float">
            <text:p>0,00010673</text:p>
          </table:table-cell>
          <table:table-cell office:value-type="float" office:value="0.1426318" calcext:value-type="float">
            <text:p>0,1426318</text:p>
          </table:table-cell>
          <table:table-cell office:value-type="float" office:value="0.00008068607" calcext:value-type="float">
            <text:p>0,00008068607</text:p>
          </table:table-cell>
          <table:table-cell office:value-type="float" office:value="0.0001411804" calcext:value-type="float">
            <text:p>0,0001411804</text:p>
          </table:table-cell>
          <table:table-cell office:value-type="float" office:value="213" calcext:value-type="float">
            <text:p>213</text:p>
          </table:table-cell>
          <table:table-cell office:value-type="float" office:value="0.167923" calcext:value-type="float">
            <text:p>0,167923</text:p>
          </table:table-cell>
          <table:table-cell office:value-type="float" office:value="0.1426318" calcext:value-type="float">
            <text:p>0,1426318</text:p>
          </table:table-cell>
          <table:table-cell office:value-type="float" office:value="0.1269469" calcext:value-type="float">
            <text:p>0,1269469</text:p>
          </table:table-cell>
          <table:table-cell office:value-type="float" office:value="0.2221254" calcext:value-type="float">
            <text:p>0,2221254</text:p>
          </table:table-cell>
          <table:table-cell office:value-type="float" office:value="213" calcext:value-type="float">
            <text:p>213</text:p>
          </table:table-cell>
          <table:table-cell office:value-type="float" office:value="136.89" calcext:value-type="float">
            <text:p>136,89</text:p>
          </table:table-cell>
          <table:table-cell office:value-type="float" office:value="0.07131592" calcext:value-type="float">
            <text:p>0,07131592</text:p>
          </table:table-cell>
          <table:table-cell office:value-type="float" office:value="118.9592" calcext:value-type="float">
            <text:p>118,9592</text:p>
          </table:table-cell>
          <table:table-cell office:value-type="float" office:value="157.5235" calcext:value-type="float">
            <text:p>157,5235</text:p>
          </table:table-cell>
          <table:table-cell office:value-type="float" office:value="213" calcext:value-type="float">
            <text:p>213</text:p>
          </table:table-cell>
          <table:table-cell office:value-type="float" office:value="2458.651" calcext:value-type="float">
            <text:p>2458,651</text:p>
          </table:table-cell>
          <table:table-cell office:value-type="float" office:value="2465.336" calcext:value-type="float">
            <text:p>2465,336</text:p>
          </table:table-cell>
          <table:table-cell office:value-type="float" office:value="-1227.297" calcext:value-type="float">
            <text:p>-1227,297</text:p>
          </table:table-cell>
          <table:table-cell office:value-type="float" office:value="0.5241292" calcext:value-type="float">
            <text:p>0,524129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798" calcext:value-type="float">
            <text:p>83,1798</text:p>
          </table:table-cell>
          <table:table-cell office:value-type="float" office:value="2.398355" calcext:value-type="float">
            <text:p>2,398355</text:p>
          </table:table-cell>
          <table:table-cell table:number-columns-repeated="3"/>
          <table:table-cell office:value-type="float" office:value="0.1922169" calcext:value-type="float">
            <text:p>0,1922169</text:p>
          </table:table-cell>
          <table:table-cell office:value-type="float" office:value="0.1629093" calcext:value-type="float">
            <text:p>0,1629093</text:p>
          </table:table-cell>
          <table:table-cell office:value-type="float" office:value="0.1397887" calcext:value-type="float">
            <text:p>0,1397887</text:p>
          </table:table-cell>
          <table:table-cell office:value-type="float" office:value="0.2643084" calcext:value-type="float">
            <text:p>0,2643084</text:p>
          </table:table-cell>
          <table:table-cell office:value-type="float" office:value="300.088" calcext:value-type="float">
            <text:p>300,088</text:p>
          </table:table-cell>
          <table:table-cell office:value-type="float" office:value="0.1922169" calcext:value-type="float">
            <text:p>0,1922169</text:p>
          </table:table-cell>
          <table:table-cell office:value-type="float" office:value="0" calcext:value-type="float">
            <text:p>0</text:p>
          </table:table-cell>
          <table:table-cell office:value-type="float" office:value="0.1629093" calcext:value-type="float">
            <text:p>0,1629093</text:p>
          </table:table-cell>
          <table:table-cell office:value-type="float" office:value="0.1397887" calcext:value-type="float">
            <text:p>0,1397887</text:p>
          </table:table-cell>
          <table:table-cell office:value-type="float" office:value="0.2643084" calcext:value-type="float">
            <text:p>0,2643084</text:p>
          </table:table-cell>
          <table:table-cell office:value-type="float" office:value="300.088" calcext:value-type="float">
            <text:p>300,088</text:p>
          </table:table-cell>
          <table:table-cell office:value-type="float" office:value="461" calcext:value-type="float">
            <text:p>461</text:p>
          </table:table-cell>
          <table:table-cell office:value-type="float" office:value="0.1629093" calcext:value-type="float">
            <text:p>0,1629093</text:p>
          </table:table-cell>
          <table:table-cell office:value-type="float" office:value="335" calcext:value-type="float">
            <text:p>335</text:p>
          </table:table-cell>
          <table:table-cell office:value-type="float" office:value="634" calcext:value-type="float">
            <text:p>634</text:p>
          </table:table-cell>
          <table:table-cell office:value-type="float" office:value="300.088" calcext:value-type="float">
            <text:p>300,088</text:p>
          </table:table-cell>
          <table:table-cell office:value-type="float" office:value="0.540798756768077" calcext:value-type="float">
            <text:p>0,540798756768077</text:p>
          </table:table-cell>
          <table:table-cell office:value-type="float" office:value="0.53351814931339" calcext:value-type="float">
            <text:p>0,53351814931339</text:p>
          </table:table-cell>
          <table:table-cell office:value-type="float" office:value="0.54288512378423" calcext:value-type="float">
            <text:p>0,54288512378423</text:p>
          </table:table-cell>
          <table:table-cell office:value-type="float" office:value="0.495429870952289" calcext:value-type="float">
            <text:p>0,495429870952289</text:p>
          </table:table-cell>
          <table:table-cell office:value-type="float" office:value="0.540768418767401" calcext:value-type="float">
            <text:p>0,540768418767401</text:p>
          </table:table-cell>
          <table:table-cell office:value-type="float" office:value="0.556276273387869" calcext:value-type="float">
            <text:p>0,5562762733878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26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38.64988361977" calcext:value-type="float">
            <text:p>338,649883619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rdMeru-ab-m-5mn-haz-cos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38.64988361977" calcext:value-type="float">
            <text:p>338,6498836197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0.13" calcext:value-type="date">
            <text:p>2024-05-08 18:18:50</text:p>
          </table:table-cell>
          <table:table-cell office:value-type="float" office:value="1.004101" calcext:value-type="float">
            <text:p>1,004101</text:p>
          </table:table-cell>
          <table:table-cell office:value-type="string" calcext:value-type="string">
            <text:p>C:\git\pyaudisam\tests\tmp\val-oanlr\TurdMeru-ab-m-5mn-haz-cos-ra-ma-sz39_7am</text:p>
          </table:table-cell>
          <table:table-cell office:value-type="float" office:value="217" calcext:value-type="float">
            <text:p>21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42105" calcext:value-type="float">
            <text:p>1,142105</text:p>
          </table:table-cell>
          <table:table-cell office:value-type="float" office:value="0.07809889" calcext:value-type="float">
            <text:p>0,07809889</text:p>
          </table:table-cell>
          <table:table-cell office:value-type="float" office:value="0.9783018" calcext:value-type="float">
            <text:p>0,9783018</text:p>
          </table:table-cell>
          <table:table-cell office:value-type="float" office:value="1.333335" calcext:value-type="float">
            <text:p>1,3333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38.65" calcext:value-type="float">
            <text:p>338,65</text:p>
          </table:table-cell>
          <table:table-cell office:value-type="float" office:value="93.9393939393939" calcext:value-type="float">
            <text:p>93,93939393939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87.825" calcext:value-type="float">
            <text:p>2487,825</text:p>
          </table:table-cell>
          <table:table-cell table:number-columns-repeated="2" office:value-type="float" office:value="0.3252166" calcext:value-type="float">
            <text:p>0,3252166</text:p>
          </table:table-cell>
          <table:table-cell table:number-columns-repeated="2"/>
          <table:table-cell office:value-type="float" office:value="0.0001088126" calcext:value-type="float">
            <text:p>0,0001088126</text:p>
          </table:table-cell>
          <table:table-cell office:value-type="float" office:value="0.147323" calcext:value-type="float">
            <text:p>0,147323</text:p>
          </table:table-cell>
          <table:table-cell office:value-type="float" office:value="0.00008151621" calcext:value-type="float">
            <text:p>0,00008151621</text:p>
          </table:table-cell>
          <table:table-cell office:value-type="float" office:value="0.0001452494" calcext:value-type="float">
            <text:p>0,0001452494</text:p>
          </table:table-cell>
          <table:table-cell office:value-type="float" office:value="215" calcext:value-type="float">
            <text:p>215</text:p>
          </table:table-cell>
          <table:table-cell office:value-type="float" office:value="0.1602687" calcext:value-type="float">
            <text:p>0,1602687</text:p>
          </table:table-cell>
          <table:table-cell office:value-type="float" office:value="0.147323" calcext:value-type="float">
            <text:p>0,147323</text:p>
          </table:table-cell>
          <table:table-cell office:value-type="float" office:value="0.1200642" calcext:value-type="float">
            <text:p>0,1200642</text:p>
          </table:table-cell>
          <table:table-cell office:value-type="float" office:value="0.213936" calcext:value-type="float">
            <text:p>0,213936</text:p>
          </table:table-cell>
          <table:table-cell office:value-type="float" office:value="215" calcext:value-type="float">
            <text:p>215</text:p>
          </table:table-cell>
          <table:table-cell office:value-type="float" office:value="135.5737" calcext:value-type="float">
            <text:p>135,5737</text:p>
          </table:table-cell>
          <table:table-cell office:value-type="float" office:value="0.07366153" calcext:value-type="float">
            <text:p>0,07366153</text:p>
          </table:table-cell>
          <table:table-cell office:value-type="float" office:value="117.2749" calcext:value-type="float">
            <text:p>117,2749</text:p>
          </table:table-cell>
          <table:table-cell office:value-type="float" office:value="156.7277" calcext:value-type="float">
            <text:p>156,7277</text:p>
          </table:table-cell>
          <table:table-cell office:value-type="float" office:value="215" calcext:value-type="float">
            <text:p>215</text:p>
          </table:table-cell>
          <table:table-cell office:value-type="float" office:value="2487.881" calcext:value-type="float">
            <text:p>2487,881</text:p>
          </table:table-cell>
          <table:table-cell office:value-type="float" office:value="2494.585" calcext:value-type="float">
            <text:p>2494,585</text:p>
          </table:table-cell>
          <table:table-cell office:value-type="float" office:value="-1241.912" calcext:value-type="float">
            <text:p>-1241,912</text:p>
          </table:table-cell>
          <table:table-cell office:value-type="float" office:value="0.607882" calcext:value-type="float">
            <text:p>0,607882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50845" calcext:value-type="float">
            <text:p>80,50845</text:p>
          </table:table-cell>
          <table:table-cell office:value-type="float" office:value="2.336248" calcext:value-type="float">
            <text:p>2,336248</text:p>
          </table:table-cell>
          <table:table-cell table:number-columns-repeated="3"/>
          <table:table-cell office:value-type="float" office:value="0.1977905" calcext:value-type="float">
            <text:p>0,1977905</text:p>
          </table:table-cell>
          <table:table-cell office:value-type="float" office:value="0.1667439" calcext:value-type="float">
            <text:p>0,1667439</text:p>
          </table:table-cell>
          <table:table-cell office:value-type="float" office:value="0.1427817" calcext:value-type="float">
            <text:p>0,1427817</text:p>
          </table:table-cell>
          <table:table-cell office:value-type="float" office:value="0.2739923" calcext:value-type="float">
            <text:p>0,2739923</text:p>
          </table:table-cell>
          <table:table-cell office:value-type="float" office:value="299.3221" calcext:value-type="float">
            <text:p>299,3221</text:p>
          </table:table-cell>
          <table:table-cell office:value-type="float" office:value="0.1977905" calcext:value-type="float">
            <text:p>0,1977905</text:p>
          </table:table-cell>
          <table:table-cell office:value-type="float" office:value="0" calcext:value-type="float">
            <text:p>0</text:p>
          </table:table-cell>
          <table:table-cell office:value-type="float" office:value="0.1667439" calcext:value-type="float">
            <text:p>0,1667439</text:p>
          </table:table-cell>
          <table:table-cell office:value-type="float" office:value="0.1427817" calcext:value-type="float">
            <text:p>0,1427817</text:p>
          </table:table-cell>
          <table:table-cell office:value-type="float" office:value="0.2739923" calcext:value-type="float">
            <text:p>0,2739923</text:p>
          </table:table-cell>
          <table:table-cell office:value-type="float" office:value="299.3221" calcext:value-type="float">
            <text:p>299,3221</text:p>
          </table:table-cell>
          <table:table-cell office:value-type="float" office:value="475" calcext:value-type="float">
            <text:p>475</text:p>
          </table:table-cell>
          <table:table-cell office:value-type="float" office:value="0.1667439" calcext:value-type="float">
            <text:p>0,1667439</text:p>
          </table:table-cell>
          <table:table-cell office:value-type="float" office:value="343" calcext:value-type="float">
            <text:p>343</text:p>
          </table:table-cell>
          <table:table-cell office:value-type="float" office:value="658" calcext:value-type="float">
            <text:p>658</text:p>
          </table:table-cell>
          <table:table-cell office:value-type="float" office:value="299.3221" calcext:value-type="float">
            <text:p>299,3221</text:p>
          </table:table-cell>
          <table:table-cell office:value-type="float" office:value="0.595656404939374" calcext:value-type="float">
            <text:p>0,595656404939374</text:p>
          </table:table-cell>
          <table:table-cell office:value-type="float" office:value="0.579849552632117" calcext:value-type="float">
            <text:p>0,579849552632117</text:p>
          </table:table-cell>
          <table:table-cell office:value-type="float" office:value="0.589950732853121" calcext:value-type="float">
            <text:p>0,589950732853121</text:p>
          </table:table-cell>
          <table:table-cell office:value-type="float" office:value="0.552176131033509" calcext:value-type="float">
            <text:p>0,552176131033509</text:p>
          </table:table-cell>
          <table:table-cell office:value-type="float" office:value="0.591916685705974" calcext:value-type="float">
            <text:p>0,591916685705974</text:p>
          </table:table-cell>
          <table:table-cell office:value-type="float" office:value="0.597192779073568" calcext:value-type="float">
            <text:p>0,597192779073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26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38.31669739639" calcext:value-type="float">
            <text:p>338,316697396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rdMeru-ab-m-5mn-haz-cos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38.31669739639" calcext:value-type="float">
            <text:p>338,3166973963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0.15" calcext:value-type="date">
            <text:p>2024-05-08 18:18:50</text:p>
          </table:table-cell>
          <table:table-cell office:value-type="float" office:value="1.113893" calcext:value-type="float">
            <text:p>1,113893</text:p>
          </table:table-cell>
          <table:table-cell office:value-type="string" calcext:value-type="string">
            <text:p>C:\git\pyaudisam\tests\tmp\val-oanlr\TurdMeru-ab-m-5mn-haz-cos-ra-ma-r58aqu48</text:p>
          </table:table-cell>
          <table:table-cell office:value-type="float" office:value="217" calcext:value-type="float">
            <text:p>21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42105" calcext:value-type="float">
            <text:p>1,142105</text:p>
          </table:table-cell>
          <table:table-cell office:value-type="float" office:value="0.07809889" calcext:value-type="float">
            <text:p>0,07809889</text:p>
          </table:table-cell>
          <table:table-cell office:value-type="float" office:value="0.9783018" calcext:value-type="float">
            <text:p>0,9783018</text:p>
          </table:table-cell>
          <table:table-cell office:value-type="float" office:value="1.333335" calcext:value-type="float">
            <text:p>1,3333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38.317" calcext:value-type="float">
            <text:p>338,317</text:p>
          </table:table-cell>
          <table:table-cell office:value-type="float" office:value="93.9393939393939" calcext:value-type="float">
            <text:p>93,93939393939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87.642" calcext:value-type="float">
            <text:p>2487,642</text:p>
          </table:table-cell>
          <table:table-cell table:number-columns-repeated="2" office:value-type="float" office:value="0.3245227" calcext:value-type="float">
            <text:p>0,3245227</text:p>
          </table:table-cell>
          <table:table-cell table:number-columns-repeated="2"/>
          <table:table-cell office:value-type="float" office:value="0.0001091522" calcext:value-type="float">
            <text:p>0,0001091522</text:p>
          </table:table-cell>
          <table:table-cell office:value-type="float" office:value="0.1478696" calcext:value-type="float">
            <text:p>0,1478696</text:p>
          </table:table-cell>
          <table:table-cell office:value-type="float" office:value="0.00008168396" calcext:value-type="float">
            <text:p>0,00008168396</text:p>
          </table:table-cell>
          <table:table-cell office:value-type="float" office:value="0.0001458572" calcext:value-type="float">
            <text:p>0,0001458572</text:p>
          </table:table-cell>
          <table:table-cell office:value-type="float" office:value="215" calcext:value-type="float">
            <text:p>215</text:p>
          </table:table-cell>
          <table:table-cell office:value-type="float" office:value="0.1600848" calcext:value-type="float">
            <text:p>0,1600848</text:p>
          </table:table-cell>
          <table:table-cell office:value-type="float" office:value="0.1478696" calcext:value-type="float">
            <text:p>0,1478696</text:p>
          </table:table-cell>
          <table:table-cell office:value-type="float" office:value="0.1197994" calcext:value-type="float">
            <text:p>0,1197994</text:p>
          </table:table-cell>
          <table:table-cell office:value-type="float" office:value="0.2139171" calcext:value-type="float">
            <text:p>0,2139171</text:p>
          </table:table-cell>
          <table:table-cell office:value-type="float" office:value="215" calcext:value-type="float">
            <text:p>215</text:p>
          </table:table-cell>
          <table:table-cell office:value-type="float" office:value="135.3626" calcext:value-type="float">
            <text:p>135,3626</text:p>
          </table:table-cell>
          <table:table-cell office:value-type="float" office:value="0.07393483" calcext:value-type="float">
            <text:p>0,07393483</text:p>
          </table:table-cell>
          <table:table-cell office:value-type="float" office:value="117.0295" calcext:value-type="float">
            <text:p>117,0295</text:p>
          </table:table-cell>
          <table:table-cell office:value-type="float" office:value="156.5677" calcext:value-type="float">
            <text:p>156,5677</text:p>
          </table:table-cell>
          <table:table-cell office:value-type="float" office:value="215" calcext:value-type="float">
            <text:p>215</text:p>
          </table:table-cell>
          <table:table-cell office:value-type="float" office:value="2487.698" calcext:value-type="float">
            <text:p>2487,698</text:p>
          </table:table-cell>
          <table:table-cell office:value-type="float" office:value="2494.402" calcext:value-type="float">
            <text:p>2494,402</text:p>
          </table:table-cell>
          <table:table-cell office:value-type="float" office:value="-1241.821" calcext:value-type="float">
            <text:p>-1241,821</text:p>
          </table:table-cell>
          <table:table-cell office:value-type="float" office:value="0.6164711" calcext:value-type="float">
            <text:p>0,6164711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2076" calcext:value-type="float">
            <text:p>80,22076</text:p>
          </table:table-cell>
          <table:table-cell office:value-type="float" office:value="2.329612" calcext:value-type="float">
            <text:p>2,329612</text:p>
          </table:table-cell>
          <table:table-cell table:number-columns-repeated="3"/>
          <table:table-cell office:value-type="float" office:value="0.1984077" calcext:value-type="float">
            <text:p>0,1984077</text:p>
          </table:table-cell>
          <table:table-cell office:value-type="float" office:value="0.167227" calcext:value-type="float">
            <text:p>0,167227</text:p>
          </table:table-cell>
          <table:table-cell office:value-type="float" office:value="0.1430937" calcext:value-type="float">
            <text:p>0,1430937</text:p>
          </table:table-cell>
          <table:table-cell office:value-type="float" office:value="0.2751038" calcext:value-type="float">
            <text:p>0,2751038</text:p>
          </table:table-cell>
          <table:table-cell office:value-type="float" office:value="299.0204" calcext:value-type="float">
            <text:p>299,0204</text:p>
          </table:table-cell>
          <table:table-cell office:value-type="float" office:value="0.1984077" calcext:value-type="float">
            <text:p>0,1984077</text:p>
          </table:table-cell>
          <table:table-cell office:value-type="float" office:value="0" calcext:value-type="float">
            <text:p>0</text:p>
          </table:table-cell>
          <table:table-cell office:value-type="float" office:value="0.167227" calcext:value-type="float">
            <text:p>0,167227</text:p>
          </table:table-cell>
          <table:table-cell office:value-type="float" office:value="0.1430937" calcext:value-type="float">
            <text:p>0,1430937</text:p>
          </table:table-cell>
          <table:table-cell office:value-type="float" office:value="0.2751038" calcext:value-type="float">
            <text:p>0,2751038</text:p>
          </table:table-cell>
          <table:table-cell office:value-type="float" office:value="299.0204" calcext:value-type="float">
            <text:p>299,0204</text:p>
          </table:table-cell>
          <table:table-cell office:value-type="float" office:value="476" calcext:value-type="float">
            <text:p>476</text:p>
          </table:table-cell>
          <table:table-cell office:value-type="float" office:value="0.167227" calcext:value-type="float">
            <text:p>0,167227</text:p>
          </table:table-cell>
          <table:table-cell office:value-type="float" office:value="343" calcext:value-type="float">
            <text:p>343</text:p>
          </table:table-cell>
          <table:table-cell office:value-type="float" office:value="660" calcext:value-type="float">
            <text:p>660</text:p>
          </table:table-cell>
          <table:table-cell office:value-type="float" office:value="299.0204" calcext:value-type="float">
            <text:p>299,0204</text:p>
          </table:table-cell>
          <table:table-cell office:value-type="float" office:value="0.5965044253498" calcext:value-type="float">
            <text:p>0,5965044253498</text:p>
          </table:table-cell>
          <table:table-cell office:value-type="float" office:value="0.580478152747337" calcext:value-type="float">
            <text:p>0,580478152747337</text:p>
          </table:table-cell>
          <table:table-cell office:value-type="float" office:value="0.590577569475449" calcext:value-type="float">
            <text:p>0,590577569475449</text:p>
          </table:table-cell>
          <table:table-cell office:value-type="float" office:value="0.552566457587425" calcext:value-type="float">
            <text:p>0,552566457587425</text:p>
          </table:table-cell>
          <table:table-cell office:value-type="float" office:value="0.593400065158427" calcext:value-type="float">
            <text:p>0,593400065158427</text:p>
          </table:table-cell>
          <table:table-cell office:value-type="float" office:value="0.597531060354288" calcext:value-type="float">
            <text:p>0,597531060354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26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33.604080477697" calcext:value-type="float">
            <text:p>333,6040804776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5mn-haz-cos-ra-m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33.604080477697" calcext:value-type="float">
            <text:p>333,60408047769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0.1" calcext:value-type="date">
            <text:p>2024-05-08 18:18:50</text:p>
          </table:table-cell>
          <table:table-cell office:value-type="float" office:value="0.894316" calcext:value-type="float">
            <text:p>0,894316</text:p>
          </table:table-cell>
          <table:table-cell office:value-type="string" calcext:value-type="string">
            <text:p>C:\git\pyaudisam\tests\tmp\val-oanlr\TurdMeru-ab-m-5mn-haz-cos-ra-ma-rnwwp358</text:p>
          </table:table-cell>
          <table:table-cell office:value-type="float" office:value="215" calcext:value-type="float">
            <text:p>21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31579" calcext:value-type="float">
            <text:p>1,131579</text:p>
          </table:table-cell>
          <table:table-cell office:value-type="float" office:value="0.07871214" calcext:value-type="float">
            <text:p>0,07871214</text:p>
          </table:table-cell>
          <table:table-cell office:value-type="float" office:value="0.9681113" calcext:value-type="float">
            <text:p>0,9681113</text:p>
          </table:table-cell>
          <table:table-cell office:value-type="float" office:value="1.322648" calcext:value-type="float">
            <text:p>1,3226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33.604" calcext:value-type="float">
            <text:p>333,604</text:p>
          </table:table-cell>
          <table:table-cell office:value-type="float" office:value="93.0735930735931" calcext:value-type="float">
            <text:p>93,07359307359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58.352" calcext:value-type="float">
            <text:p>2458,352</text:p>
          </table:table-cell>
          <table:table-cell table:number-columns-repeated="2" office:value-type="float" office:value="0.279264" calcext:value-type="float">
            <text:p>0,279264</text:p>
          </table:table-cell>
          <table:table-cell table:number-columns-repeated="2"/>
          <table:table-cell office:value-type="float" office:value="0.0001072593" calcext:value-type="float">
            <text:p>0,0001072593</text:p>
          </table:table-cell>
          <table:table-cell office:value-type="float" office:value="0.1434363" calcext:value-type="float">
            <text:p>0,1434363</text:p>
          </table:table-cell>
          <table:table-cell office:value-type="float" office:value="0.00008095968" calcext:value-type="float">
            <text:p>0,00008095968</text:p>
          </table:table-cell>
          <table:table-cell office:value-type="float" office:value="0.0001421024" calcext:value-type="float">
            <text:p>0,0001421024</text:p>
          </table:table-cell>
          <table:table-cell office:value-type="float" office:value="213" calcext:value-type="float">
            <text:p>213</text:p>
          </table:table-cell>
          <table:table-cell office:value-type="float" office:value="0.1675454" calcext:value-type="float">
            <text:p>0,1675454</text:p>
          </table:table-cell>
          <table:table-cell office:value-type="float" office:value="0.1434363" calcext:value-type="float">
            <text:p>0,1434363</text:p>
          </table:table-cell>
          <table:table-cell office:value-type="float" office:value="0.1264638" calcext:value-type="float">
            <text:p>0,1264638</text:p>
          </table:table-cell>
          <table:table-cell office:value-type="float" office:value="0.2219722" calcext:value-type="float">
            <text:p>0,2219722</text:p>
          </table:table-cell>
          <table:table-cell office:value-type="float" office:value="213" calcext:value-type="float">
            <text:p>213</text:p>
          </table:table-cell>
          <table:table-cell office:value-type="float" office:value="136.5518" calcext:value-type="float">
            <text:p>136,5518</text:p>
          </table:table-cell>
          <table:table-cell office:value-type="float" office:value="0.07171813" calcext:value-type="float">
            <text:p>0,07171813</text:p>
          </table:table-cell>
          <table:table-cell office:value-type="float" office:value="118.5716" calcext:value-type="float">
            <text:p>118,5716</text:p>
          </table:table-cell>
          <table:table-cell office:value-type="float" office:value="157.2585" calcext:value-type="float">
            <text:p>157,2585</text:p>
          </table:table-cell>
          <table:table-cell office:value-type="float" office:value="213" calcext:value-type="float">
            <text:p>213</text:p>
          </table:table-cell>
          <table:table-cell office:value-type="float" office:value="2458.409" calcext:value-type="float">
            <text:p>2458,409</text:p>
          </table:table-cell>
          <table:table-cell office:value-type="float" office:value="2465.094" calcext:value-type="float">
            <text:p>2465,094</text:p>
          </table:table-cell>
          <table:table-cell office:value-type="float" office:value="-1227.176" calcext:value-type="float">
            <text:p>-1227,176</text:p>
          </table:table-cell>
          <table:table-cell office:value-type="float" office:value="0.5373769" calcext:value-type="float">
            <text:p>0,5373769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71468" calcext:value-type="float">
            <text:p>82,71468</text:p>
          </table:table-cell>
          <table:table-cell office:value-type="float" office:value="2.387471" calcext:value-type="float">
            <text:p>2,387471</text:p>
          </table:table-cell>
          <table:table-cell table:number-columns-repeated="3"/>
          <table:table-cell office:value-type="float" office:value="0.1931702" calcext:value-type="float">
            <text:p>0,1931702</text:p>
          </table:table-cell>
          <table:table-cell office:value-type="float" office:value="0.1636141" calcext:value-type="float">
            <text:p>0,1636141</text:p>
          </table:table-cell>
          <table:table-cell office:value-type="float" office:value="0.1402908" calcext:value-type="float">
            <text:p>0,1402908</text:p>
          </table:table-cell>
          <table:table-cell office:value-type="float" office:value="0.2659812" calcext:value-type="float">
            <text:p>0,2659812</text:p>
          </table:table-cell>
          <table:table-cell office:value-type="float" office:value="299.6705" calcext:value-type="float">
            <text:p>299,6705</text:p>
          </table:table-cell>
          <table:table-cell office:value-type="float" office:value="0.1931702" calcext:value-type="float">
            <text:p>0,1931702</text:p>
          </table:table-cell>
          <table:table-cell office:value-type="float" office:value="0" calcext:value-type="float">
            <text:p>0</text:p>
          </table:table-cell>
          <table:table-cell office:value-type="float" office:value="0.1636141" calcext:value-type="float">
            <text:p>0,1636141</text:p>
          </table:table-cell>
          <table:table-cell office:value-type="float" office:value="0.1402908" calcext:value-type="float">
            <text:p>0,1402908</text:p>
          </table:table-cell>
          <table:table-cell office:value-type="float" office:value="0.2659812" calcext:value-type="float">
            <text:p>0,2659812</text:p>
          </table:table-cell>
          <table:table-cell office:value-type="float" office:value="299.6705" calcext:value-type="float">
            <text:p>299,6705</text:p>
          </table:table-cell>
          <table:table-cell office:value-type="float" office:value="464" calcext:value-type="float">
            <text:p>464</text:p>
          </table:table-cell>
          <table:table-cell office:value-type="float" office:value="0.1636141" calcext:value-type="float">
            <text:p>0,1636141</text:p>
          </table:table-cell>
          <table:table-cell office:value-type="float" office:value="337" calcext:value-type="float">
            <text:p>337</text:p>
          </table:table-cell>
          <table:table-cell office:value-type="float" office:value="638" calcext:value-type="float">
            <text:p>638</text:p>
          </table:table-cell>
          <table:table-cell office:value-type="float" office:value="299.6705" calcext:value-type="float">
            <text:p>299,6705</text:p>
          </table:table-cell>
          <table:table-cell office:value-type="float" office:value="0.554941399011848" calcext:value-type="float">
            <text:p>0,554941399011848</text:p>
          </table:table-cell>
          <table:table-cell office:value-type="float" office:value="0.545581031104773" calcext:value-type="float">
            <text:p>0,545581031104773</text:p>
          </table:table-cell>
          <table:table-cell office:value-type="float" office:value="0.555148762036318" calcext:value-type="float">
            <text:p>0,555148762036318</text:p>
          </table:table-cell>
          <table:table-cell office:value-type="float" office:value="0.514344902420703" calcext:value-type="float">
            <text:p>0,514344902420703</text:p>
          </table:table-cell>
          <table:table-cell office:value-type="float" office:value="0.553145435822696" calcext:value-type="float">
            <text:p>0,553145435822696</text:p>
          </table:table-cell>
          <table:table-cell office:value-type="float" office:value="0.567132141548135" calcext:value-type="float">
            <text:p>0,567132141548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26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10mn-hno-cos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5-08T18:18:50.16" calcext:value-type="date">
            <text:p>2024-05-08 18:18:50</text:p>
          </table:table-cell>
          <table:table-cell office:value-type="float" office:value="1.443146" calcext:value-type="float">
            <text:p>1,443146</text:p>
          </table:table-cell>
          <table:table-cell office:value-type="string" calcext:value-type="string">
            <text:p>C:\git\pyaudisam\tests\tmp\val-oanlr\TurdMeru-ab-m-10mn-hno-cos-2dnxndjc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03.894" calcext:value-type="float">
            <text:p>4803,894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2694368" calcext:value-type="float">
            <text:p>0,02694368</text:p>
          </table:table-cell>
          <table:table-cell office:value-type="float" office:value="0.3513441" calcext:value-type="float">
            <text:p>0,3513441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0007837464" calcext:value-type="float">
            <text:p>0,00007837464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0007042343" calcext:value-type="float">
            <text:p>0,00007042343</text:p>
          </table:table-cell>
          <table:table-cell office:value-type="float" office:value="0.0000872236" calcext:value-type="float">
            <text:p>0,0000872236</text:p>
          </table:table-cell>
          <table:table-cell office:value-type="float" office:value="396" calcext:value-type="float">
            <text:p>396</text:p>
          </table:table-cell>
          <table:table-cell office:value-type="float" office:value="0.04130612" calcext:value-type="float">
            <text:p>0,04130612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3711556" calcext:value-type="float">
            <text:p>0,03711556</text:p>
          </table:table-cell>
          <table:table-cell office:value-type="float" office:value="0.04596983" calcext:value-type="float">
            <text:p>0,04596983</text:p>
          </table:table-cell>
          <table:table-cell office:value-type="float" office:value="396" calcext:value-type="float">
            <text:p>396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0.02722664" calcext:value-type="float">
            <text:p>0,02722664</text:p>
          </table:table-cell>
          <table:table-cell office:value-type="float" office:value="151.4207" calcext:value-type="float">
            <text:p>151,4207</text:p>
          </table:table-cell>
          <table:table-cell office:value-type="float" office:value="168.5269" calcext:value-type="float">
            <text:p>168,5269</text:p>
          </table:table-cell>
          <table:table-cell office:value-type="float" office:value="396" calcext:value-type="float">
            <text:p>396</text:p>
          </table:table-cell>
          <table:table-cell office:value-type="float" office:value="4803.995" calcext:value-type="float">
            <text:p>4803,995</text:p>
          </table:table-cell>
          <table:table-cell office:value-type="float" office:value="4819.859" calcext:value-type="float">
            <text:p>4819,859</text:p>
          </table:table-cell>
          <table:table-cell office:value-type="float" office:value="-2397.947" calcext:value-type="float">
            <text:p>-2397,947</text:p>
          </table:table-cell>
          <table:table-cell office:value-type="float" office:value="0.1553742" calcext:value-type="float">
            <text:p>0,1553742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8237" calcext:value-type="float">
            <text:p>195,8237</text:p>
          </table:table-cell>
          <table:table-cell office:value-type="float" office:value="1.079137" calcext:value-type="float">
            <text:p>1,079137</text:p>
          </table:table-cell>
          <table:table-cell office:value-type="float" office:value="-0.07274303" calcext:value-type="float">
            <text:p>-0,07274303</text:p>
          </table:table-cell>
          <table:table-cell office:value-type="float" office:value="0.3570453" calcext:value-type="float">
            <text:p>0,3570453</text:p>
          </table:table-cell>
          <table:table-cell/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2626045" calcext:value-type="float">
            <text:p>0,2626045</text:p>
          </table:table-cell>
          <table:table-cell office:value-type="float" office:value="0" calcext:value-type="float">
            <text:p>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630" calcext:value-type="float">
            <text:p>63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540" calcext:value-type="float">
            <text:p>540</text:p>
          </table:table-cell>
          <table:table-cell office:value-type="float" office:value="735" calcext:value-type="float">
            <text:p>735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32982467325354" calcext:value-type="float">
            <text:p>0,32982467325354</text:p>
          </table:table-cell>
          <table:table-cell office:value-type="float" office:value="0.331740023561963" calcext:value-type="float">
            <text:p>0,331740023561963</text:p>
          </table:table-cell>
          <table:table-cell office:value-type="float" office:value="0.327316042164396" calcext:value-type="float">
            <text:p>0,327316042164396</text:p>
          </table:table-cell>
          <table:table-cell office:value-type="float" office:value="0.284111635703312" calcext:value-type="float">
            <text:p>0,284111635703312</text:p>
          </table:table-cell>
          <table:table-cell office:value-type="float" office:value="0.30130963965603" calcext:value-type="float">
            <text:p>0,30130963965603</text:p>
          </table:table-cell>
          <table:table-cell office:value-type="float" office:value="0.368476950795291" calcext:value-type="float">
            <text:p>0,36847695079529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626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urdMeru-ab-m-10mn-hno-cos-r5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8T18:18:50.16" calcext:value-type="date">
            <text:p>2024-05-08 18:18:50</text:p>
          </table:table-cell>
          <table:table-cell office:value-type="float" office:value="1.254826" calcext:value-type="float">
            <text:p>1,254826</text:p>
          </table:table-cell>
          <table:table-cell office:value-type="string" calcext:value-type="string">
            <text:p>C:\git\pyaudisam\tests\tmp\val-oanlr\TurdMeru-ab-m-10mn-hno-cos-r500-r84v5h5e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7.5" calcext:value-type="float">
            <text:p>97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87.028" calcext:value-type="float">
            <text:p>4587,028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2536743" calcext:value-type="float">
            <text:p>0,2536743</text:p>
          </table:table-cell>
          <table:table-cell office:value-type="float" office:value="0.2641242" calcext:value-type="float">
            <text:p>0,2641242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00008587965" calcext:value-type="float">
            <text:p>0,00008587965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0007625844" calcext:value-type="float">
            <text:p>0,00007625844</text:p>
          </table:table-cell>
          <table:table-cell office:value-type="float" office:value="0.00009671473" calcext:value-type="float">
            <text:p>0,00009671473</text:p>
          </table:table-cell>
          <table:table-cell office:value-type="float" office:value="388" calcext:value-type="float">
            <text:p>388</text:p>
          </table:table-cell>
          <table:table-cell office:value-type="float" office:value="0.09315362" calcext:value-type="float">
            <text:p>0,09315362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8271749" calcext:value-type="float">
            <text:p>0,08271749</text:p>
          </table:table-cell>
          <table:table-cell office:value-type="float" office:value="0.1049064" calcext:value-type="float">
            <text:p>0,1049064</text:p>
          </table:table-cell>
          <table:table-cell office:value-type="float" office:value="388" calcext:value-type="float">
            <text:p>388</text:p>
          </table:table-cell>
          <table:table-cell office:value-type="float" office:value="152.6054" calcext:value-type="float">
            <text:p>152,6054</text:p>
          </table:table-cell>
          <table:table-cell office:value-type="float" office:value="0.03024455" calcext:value-type="float">
            <text:p>0,03024455</text:p>
          </table:table-cell>
          <table:table-cell office:value-type="float" office:value="143.7974" calcext:value-type="float">
            <text:p>143,7974</text:p>
          </table:table-cell>
          <table:table-cell office:value-type="float" office:value="161.9529" calcext:value-type="float">
            <text:p>161,9529</text:p>
          </table:table-cell>
          <table:table-cell office:value-type="float" office:value="388" calcext:value-type="float">
            <text:p>388</text:p>
          </table:table-cell>
          <table:table-cell office:value-type="float" office:value="4587.06" calcext:value-type="float">
            <text:p>4587,06</text:p>
          </table:table-cell>
          <table:table-cell office:value-type="float" office:value="4594.961" calcext:value-type="float">
            <text:p>4594,961</text:p>
          </table:table-cell>
          <table:table-cell office:value-type="float" office:value="-2291.514" calcext:value-type="float">
            <text:p>-2291,514</text:p>
          </table:table-cell>
          <table:table-cell office:value-type="float" office:value="0.3627705" calcext:value-type="float">
            <text:p>0,362770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.9146" calcext:value-type="float">
            <text:p>138,9146</text:p>
          </table:table-cell>
          <table:table-cell office:value-type="float" office:value="0.4715851" calcext:value-type="float">
            <text:p>0,4715851</text:p>
          </table:table-cell>
          <table:table-cell table:number-columns-repeated="3"/>
          <table:table-cell office:value-type="float" office:value="0.2805572" calcext:value-type="float">
            <text:p>0,2805572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0.2805572" calcext:value-type="float">
            <text:p>0,2805572</text:p>
          </table:table-cell>
          <table:table-cell office:value-type="float" office:value="0" calcext:value-type="float">
            <text:p>0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673" calcext:value-type="float">
            <text:p>673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573" calcext:value-type="float">
            <text:p>573</text:p>
          </table:table-cell>
          <table:table-cell office:value-type="float" office:value="791" calcext:value-type="float">
            <text:p>791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0.50809227767659" calcext:value-type="float">
            <text:p>0,50809227767659</text:p>
          </table:table-cell>
          <table:table-cell office:value-type="float" office:value="0.539031765978391" calcext:value-type="float">
            <text:p>0,539031765978391</text:p>
          </table:table-cell>
          <table:table-cell office:value-type="float" office:value="0.542927442948385" calcext:value-type="float">
            <text:p>0,542927442948385</text:p>
          </table:table-cell>
          <table:table-cell office:value-type="float" office:value="0.49191660620686" calcext:value-type="float">
            <text:p>0,49191660620686</text:p>
          </table:table-cell>
          <table:table-cell office:value-type="float" office:value="0.519140781230429" calcext:value-type="float">
            <text:p>0,519140781230429</text:p>
          </table:table-cell>
          <table:table-cell office:value-type="float" office:value="0.57732627977312" calcext:value-type="float">
            <text:p>0,57732627977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26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no-cos-r600-m1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0.23" calcext:value-type="date">
            <text:p>2024-05-08 18:18:50</text:p>
          </table:table-cell>
          <table:table-cell office:value-type="float" office:value="1.129932" calcext:value-type="float">
            <text:p>1,129932</text:p>
          </table:table-cell>
          <table:table-cell office:value-type="string" calcext:value-type="string">
            <text:p>C:\git\pyaudisam\tests\tmp\val-oanlr\TurdMeru-ab-m-10mn-hno-cos-r600-m18-zyz6qumy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98.5" calcext:value-type="float">
            <text:p>98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71.228" calcext:value-type="float">
            <text:p>4671,228</text:p>
          </table:table-cell>
          <table:table-cell table:number-columns-repeated="2" office:value-type="float" office:value="0.4552478" calcext:value-type="float">
            <text:p>0,4552478</text:p>
          </table:table-cell>
          <table:table-cell table:number-columns-repeated="2"/>
          <table:table-cell office:value-type="float" office:value="0.00007657615" calcext:value-type="float">
            <text:p>0,00007657615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0006959122" calcext:value-type="float">
            <text:p>0,00006959122</text:p>
          </table:table-cell>
          <table:table-cell office:value-type="float" office:value="0.00008426217" calcext:value-type="float">
            <text:p>0,00008426217</text:p>
          </table:table-cell>
          <table:table-cell office:value-type="float" office:value="392" calcext:value-type="float">
            <text:p>392</text:p>
          </table:table-cell>
          <table:table-cell office:value-type="float" office:value="0.07254942" calcext:value-type="float">
            <text:p>0,07254942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6593179" calcext:value-type="float">
            <text:p>0,06593179</text:p>
          </table:table-cell>
          <table:table-cell office:value-type="float" office:value="0.07983126" calcext:value-type="float">
            <text:p>0,07983126</text:p>
          </table:table-cell>
          <table:table-cell office:value-type="float" office:value="392" calcext:value-type="float">
            <text:p>392</text:p>
          </table:table-cell>
          <table:table-cell office:value-type="float" office:value="161.61" calcext:value-type="float">
            <text:p>161,61</text:p>
          </table:table-cell>
          <table:table-cell office:value-type="float" office:value="0.02433932" calcext:value-type="float">
            <text:p>0,02433932</text:p>
          </table:table-cell>
          <table:table-cell office:value-type="float" office:value="154.0598" calcext:value-type="float">
            <text:p>154,0598</text:p>
          </table:table-cell>
          <table:table-cell office:value-type="float" office:value="169.5302" calcext:value-type="float">
            <text:p>169,5302</text:p>
          </table:table-cell>
          <table:table-cell office:value-type="float" office:value="392" calcext:value-type="float">
            <text:p>392</text:p>
          </table:table-cell>
          <table:table-cell office:value-type="float" office:value="4671.258" calcext:value-type="float">
            <text:p>4671,258</text:p>
          </table:table-cell>
          <table:table-cell office:value-type="float" office:value="4679.181" calcext:value-type="float">
            <text:p>4679,181</text:p>
          </table:table-cell>
          <table:table-cell office:value-type="float" office:value="-2333.614" calcext:value-type="float">
            <text:p>-2333,614</text:p>
          </table:table-cell>
          <table:table-cell office:value-type="float" office:value="0.07291953" calcext:value-type="float">
            <text:p>0,07291953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.0156" calcext:value-type="float">
            <text:p>153,0156</text:p>
          </table:table-cell>
          <table:table-cell office:value-type="float" office:value="0.5988375" calcext:value-type="float">
            <text:p>0,5988375</text:p>
          </table:table-cell>
          <table:table-cell table:number-columns-repeated="3"/>
          <table:table-cell office:value-type="float" office:value="0.2527297" calcext:value-type="float">
            <text:p>0,252729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0.2527297" calcext:value-type="float">
            <text:p>0,2527297</text:p>
          </table:table-cell>
          <table:table-cell office:value-type="float" office:value="0" calcext:value-type="float">
            <text:p>0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607" calcext:value-type="float">
            <text:p>60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525" calcext:value-type="float">
            <text:p>525</text:p>
          </table:table-cell>
          <table:table-cell office:value-type="float" office:value="701" calcext:value-type="float">
            <text:p>70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0.333564448001993" calcext:value-type="float">
            <text:p>0,333564448001993</text:p>
          </table:table-cell>
          <table:table-cell office:value-type="float" office:value="0.37348731491394" calcext:value-type="float">
            <text:p>0,37348731491394</text:p>
          </table:table-cell>
          <table:table-cell office:value-type="float" office:value="0.375652334297374" calcext:value-type="float">
            <text:p>0,375652334297374</text:p>
          </table:table-cell>
          <table:table-cell office:value-type="float" office:value="0.383759925545675" calcext:value-type="float">
            <text:p>0,383759925545675</text:p>
          </table:table-cell>
          <table:table-cell office:value-type="float" office:value="0.313098797417282" calcext:value-type="float">
            <text:p>0,313098797417282</text:p>
          </table:table-cell>
          <table:table-cell office:value-type="float" office:value="0.416846808409429" calcext:value-type="float">
            <text:p>0,416846808409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265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5.5326234505517" calcext:value-type="float">
            <text:p>35,53262345055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urdMeru-ab-m-10mn-hno-cos-la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5.5326234505517" calcext:value-type="float">
            <text:p>35,5326234505517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0.6" calcext:value-type="date">
            <text:p>2024-05-08 18:18:50</text:p>
          </table:table-cell>
          <table:table-cell office:value-type="float" office:value="1.161169" calcext:value-type="float">
            <text:p>1,161169</text:p>
          </table:table-cell>
          <table:table-cell office:value-type="string" calcext:value-type="string">
            <text:p>C:\git\pyaudisam\tests\tmp\val-oanlr\TurdMeru-ab-m-10mn-hno-cos-la-ma-voh6m2jd</text:p>
          </table:table-cell>
          <table:table-cell office:value-type="float" office:value="372" calcext:value-type="float">
            <text:p>37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57895" calcext:value-type="float">
            <text:p>1,957895</text:p>
          </table:table-cell>
          <table:table-cell office:value-type="float" office:value="0.05927498" calcext:value-type="float">
            <text:p>0,05927498</text:p>
          </table:table-cell>
          <table:table-cell office:value-type="float" office:value="1.740717" calcext:value-type="float">
            <text:p>1,740717</text:p>
          </table:table-cell>
          <table:table-cell office:value-type="float" office:value="2.202168" calcext:value-type="float">
            <text:p>2,202168</text:p>
          </table:table-cell>
          <table:table-cell office:value-type="float" office:value="95" calcext:value-type="float">
            <text:p>95</text:p>
          </table:table-cell>
          <table:table-cell office:value-type="float" office:value="35.5326" calcext:value-type="float">
            <text:p>35,5326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07.406" calcext:value-type="float">
            <text:p>4407,406</text:p>
          </table:table-cell>
          <table:table-cell table:number-columns-repeated="2" office:value-type="float" office:value="0.6420311" calcext:value-type="float">
            <text:p>0,6420311</text:p>
          </table:table-cell>
          <table:table-cell table:number-columns-repeated="2"/>
          <table:table-cell office:value-type="float" office:value="0.00007978599" calcext:value-type="float">
            <text:p>0,00007978599</text:p>
          </table:table-cell>
          <table:table-cell office:value-type="float" office:value="0.06238569" calcext:value-type="float">
            <text:p>0,06238569</text:p>
          </table:table-cell>
          <table:table-cell office:value-type="float" office:value="0.00007058303" calcext:value-type="float">
            <text:p>0,00007058303</text:p>
          </table:table-cell>
          <table:table-cell office:value-type="float" office:value="0.00009018887" calcext:value-type="float">
            <text:p>0,00009018887</text:p>
          </table:table-cell>
          <table:table-cell office:value-type="float" office:value="368" calcext:value-type="float">
            <text:p>368</text:p>
          </table:table-cell>
          <table:table-cell office:value-type="float" office:value="0.04057546" calcext:value-type="float">
            <text:p>0,04057546</text:p>
          </table:table-cell>
          <table:table-cell office:value-type="float" office:value="0.06238569" calcext:value-type="float">
            <text:p>0,06238569</text:p>
          </table:table-cell>
          <table:table-cell office:value-type="float" office:value="0.03589526" calcext:value-type="float">
            <text:p>0,03589526</text:p>
          </table:table-cell>
          <table:table-cell office:value-type="float" office:value="0.04586588" calcext:value-type="float">
            <text:p>0,04586588</text:p>
          </table:table-cell>
          <table:table-cell office:value-type="float" office:value="368" calcext:value-type="float">
            <text:p>368</text:p>
          </table:table-cell>
          <table:table-cell office:value-type="float" office:value="158.3258" calcext:value-type="float">
            <text:p>158,3258</text:p>
          </table:table-cell>
          <table:table-cell office:value-type="float" office:value="0.03119284" calcext:value-type="float">
            <text:p>0,03119284</text:p>
          </table:table-cell>
          <table:table-cell office:value-type="float" office:value="148.9084" calcext:value-type="float">
            <text:p>148,9084</text:p>
          </table:table-cell>
          <table:table-cell office:value-type="float" office:value="168.3388" calcext:value-type="float">
            <text:p>168,3388</text:p>
          </table:table-cell>
          <table:table-cell office:value-type="float" office:value="368" calcext:value-type="float">
            <text:p>368</text:p>
          </table:table-cell>
          <table:table-cell office:value-type="float" office:value="4407.515" calcext:value-type="float">
            <text:p>4407,515</text:p>
          </table:table-cell>
          <table:table-cell office:value-type="float" office:value="4423.082" calcext:value-type="float">
            <text:p>4423,082</text:p>
          </table:table-cell>
          <table:table-cell office:value-type="float" office:value="-2199.703" calcext:value-type="float">
            <text:p>-2199,703</text:p>
          </table:table-cell>
          <table:table-cell office:value-type="float" office:value="0.3268978" calcext:value-type="float">
            <text:p>0,3268978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6.7317" calcext:value-type="float">
            <text:p>196,7317</text:p>
          </table:table-cell>
          <table:table-cell office:value-type="float" office:value="1.063704" calcext:value-type="float">
            <text:p>1,063704</text:p>
          </table:table-cell>
          <table:table-cell office:value-type="float" office:value="-0.07658267" calcext:value-type="float">
            <text:p>-0,07658267</text:p>
          </table:table-cell>
          <table:table-cell office:value-type="float" office:value="0.3378147" calcext:value-type="float">
            <text:p>0,3378147</text:p>
          </table:table-cell>
          <table:table-cell/>
          <table:table-cell office:value-type="float" office:value="0.24862" calcext:value-type="float">
            <text:p>0,24862</text:p>
          </table:table-cell>
          <table:table-cell office:value-type="float" office:value="0.0860552" calcext:value-type="float">
            <text:p>0,0860552</text:p>
          </table:table-cell>
          <table:table-cell office:value-type="float" office:value="0.2099634" calcext:value-type="float">
            <text:p>0,2099634</text:p>
          </table:table-cell>
          <table:table-cell office:value-type="float" office:value="0.2943937" calcext:value-type="float">
            <text:p>0,2943937</text:p>
          </table:table-cell>
          <table:table-cell office:value-type="float" office:value="320.5087" calcext:value-type="float">
            <text:p>320,5087</text:p>
          </table:table-cell>
          <table:table-cell office:value-type="float" office:value="0.24862" calcext:value-type="float">
            <text:p>0,24862</text:p>
          </table:table-cell>
          <table:table-cell office:value-type="float" office:value="0" calcext:value-type="float">
            <text:p>0</text:p>
          </table:table-cell>
          <table:table-cell office:value-type="float" office:value="0.0860552" calcext:value-type="float">
            <text:p>0,0860552</text:p>
          </table:table-cell>
          <table:table-cell office:value-type="float" office:value="0.2099634" calcext:value-type="float">
            <text:p>0,2099634</text:p>
          </table:table-cell>
          <table:table-cell office:value-type="float" office:value="0.2943937" calcext:value-type="float">
            <text:p>0,2943937</text:p>
          </table:table-cell>
          <table:table-cell office:value-type="float" office:value="320.5087" calcext:value-type="float">
            <text:p>320,5087</text:p>
          </table:table-cell>
          <table:table-cell office:value-type="float" office:value="597" calcext:value-type="float">
            <text:p>597</text:p>
          </table:table-cell>
          <table:table-cell office:value-type="float" office:value="0.0860552" calcext:value-type="float">
            <text:p>0,0860552</text:p>
          </table:table-cell>
          <table:table-cell office:value-type="float" office:value="504" calcext:value-type="float">
            <text:p>504</text:p>
          </table:table-cell>
          <table:table-cell office:value-type="float" office:value="707" calcext:value-type="float">
            <text:p>707</text:p>
          </table:table-cell>
          <table:table-cell office:value-type="float" office:value="320.5087" calcext:value-type="float">
            <text:p>320,5087</text:p>
          </table:table-cell>
          <table:table-cell office:value-type="float" office:value="0.592098742685183" calcext:value-type="float">
            <text:p>0,592098742685183</text:p>
          </table:table-cell>
          <table:table-cell office:value-type="float" office:value="0.552850256555684" calcext:value-type="float">
            <text:p>0,552850256555684</text:p>
          </table:table-cell>
          <table:table-cell office:value-type="float" office:value="0.546155897452964" calcext:value-type="float">
            <text:p>0,546155897452964</text:p>
          </table:table-cell>
          <table:table-cell office:value-type="float" office:value="0.556059173182191" calcext:value-type="float">
            <text:p>0,556059173182191</text:p>
          </table:table-cell>
          <table:table-cell office:value-type="float" office:value="0.515880897221561" calcext:value-type="float">
            <text:p>0,515880897221561</text:p>
          </table:table-cell>
          <table:table-cell office:value-type="float" office:value="0.579881842396294" calcext:value-type="float">
            <text:p>0,5798818423962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626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5.7942542499119" calcext:value-type="float">
            <text:p>35,79425424991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urdMeru-ab-m-10mn-hno-cos-la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5.7942542499119" calcext:value-type="float">
            <text:p>35,794254249911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0.48" calcext:value-type="date">
            <text:p>2024-05-08 18:18:50</text:p>
          </table:table-cell>
          <table:table-cell office:value-type="float" office:value="1.208062" calcext:value-type="float">
            <text:p>1,208062</text:p>
          </table:table-cell>
          <table:table-cell office:value-type="string" calcext:value-type="string">
            <text:p>C:\git\pyaudisam\tests\tmp\val-oanlr\TurdMeru-ab-m-10mn-hno-cos-la-ma-grrfyedg</text:p>
          </table:table-cell>
          <table:table-cell office:value-type="float" office:value="372" calcext:value-type="float">
            <text:p>37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57895" calcext:value-type="float">
            <text:p>1,957895</text:p>
          </table:table-cell>
          <table:table-cell office:value-type="float" office:value="0.05927498" calcext:value-type="float">
            <text:p>0,05927498</text:p>
          </table:table-cell>
          <table:table-cell office:value-type="float" office:value="1.740717" calcext:value-type="float">
            <text:p>1,740717</text:p>
          </table:table-cell>
          <table:table-cell office:value-type="float" office:value="2.202168" calcext:value-type="float">
            <text:p>2,202168</text:p>
          </table:table-cell>
          <table:table-cell office:value-type="float" office:value="95" calcext:value-type="float">
            <text:p>95</text:p>
          </table:table-cell>
          <table:table-cell office:value-type="float" office:value="35.7943" calcext:value-type="float">
            <text:p>35,7943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06.881" calcext:value-type="float">
            <text:p>4406,881</text:p>
          </table:table-cell>
          <table:table-cell table:number-columns-repeated="2" office:value-type="float" office:value="0.6873788" calcext:value-type="float">
            <text:p>0,6873788</text:p>
          </table:table-cell>
          <table:table-cell table:number-columns-repeated="2"/>
          <table:table-cell office:value-type="float" office:value="0.00007992059" calcext:value-type="float">
            <text:p>0,00007992059</text:p>
          </table:table-cell>
          <table:table-cell office:value-type="float" office:value="0.06234658" calcext:value-type="float">
            <text:p>0,06234658</text:p>
          </table:table-cell>
          <table:table-cell office:value-type="float" office:value="0.00007070753" calcext:value-type="float">
            <text:p>0,00007070753</text:p>
          </table:table-cell>
          <table:table-cell office:value-type="float" office:value="0.00009033409" calcext:value-type="float">
            <text:p>0,00009033409</text:p>
          </table:table-cell>
          <table:table-cell office:value-type="float" office:value="368" calcext:value-type="float">
            <text:p>368</text:p>
          </table:table-cell>
          <table:table-cell office:value-type="float" office:value="0.04050712" calcext:value-type="float">
            <text:p>0,04050712</text:p>
          </table:table-cell>
          <table:table-cell office:value-type="float" office:value="0.06234658" calcext:value-type="float">
            <text:p>0,06234658</text:p>
          </table:table-cell>
          <table:table-cell office:value-type="float" office:value="0.03583755" calcext:value-type="float">
            <text:p>0,03583755</text:p>
          </table:table-cell>
          <table:table-cell office:value-type="float" office:value="0.04578512" calcext:value-type="float">
            <text:p>0,04578512</text:p>
          </table:table-cell>
          <table:table-cell office:value-type="float" office:value="368" calcext:value-type="float">
            <text:p>368</text:p>
          </table:table-cell>
          <table:table-cell office:value-type="float" office:value="158.1924" calcext:value-type="float">
            <text:p>158,1924</text:p>
          </table:table-cell>
          <table:table-cell office:value-type="float" office:value="0.03117329" calcext:value-type="float">
            <text:p>0,03117329</text:p>
          </table:table-cell>
          <table:table-cell office:value-type="float" office:value="148.7887" calcext:value-type="float">
            <text:p>148,7887</text:p>
          </table:table-cell>
          <table:table-cell office:value-type="float" office:value="168.1905" calcext:value-type="float">
            <text:p>168,1905</text:p>
          </table:table-cell>
          <table:table-cell office:value-type="float" office:value="368" calcext:value-type="float">
            <text:p>368</text:p>
          </table:table-cell>
          <table:table-cell office:value-type="float" office:value="4406.99" calcext:value-type="float">
            <text:p>4406,99</text:p>
          </table:table-cell>
          <table:table-cell office:value-type="float" office:value="4422.557" calcext:value-type="float">
            <text:p>4422,557</text:p>
          </table:table-cell>
          <table:table-cell office:value-type="float" office:value="-2199.44" calcext:value-type="float">
            <text:p>-2199,44</text:p>
          </table:table-cell>
          <table:table-cell office:value-type="float" office:value="0.3188132" calcext:value-type="float">
            <text:p>0,3188132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6.7049" calcext:value-type="float">
            <text:p>196,7049</text:p>
          </table:table-cell>
          <table:table-cell office:value-type="float" office:value="1.064192" calcext:value-type="float">
            <text:p>1,064192</text:p>
          </table:table-cell>
          <table:table-cell office:value-type="float" office:value="-0.07647796" calcext:value-type="float">
            <text:p>-0,07647796</text:p>
          </table:table-cell>
          <table:table-cell office:value-type="float" office:value="0.338429" calcext:value-type="float">
            <text:p>0,338429</text:p>
          </table:table-cell>
          <table:table-cell/>
          <table:table-cell office:value-type="float" office:value="0.2490394" calcext:value-type="float">
            <text:p>0,2490394</text:p>
          </table:table-cell>
          <table:table-cell office:value-type="float" office:value="0.08602685" calcext:value-type="float">
            <text:p>0,08602685</text:p>
          </table:table-cell>
          <table:table-cell office:value-type="float" office:value="0.2103292" calcext:value-type="float">
            <text:p>0,2103292</text:p>
          </table:table-cell>
          <table:table-cell office:value-type="float" office:value="0.2948741" calcext:value-type="float">
            <text:p>0,2948741</text:p>
          </table:table-cell>
          <table:table-cell office:value-type="float" office:value="320.2796" calcext:value-type="float">
            <text:p>320,2796</text:p>
          </table:table-cell>
          <table:table-cell office:value-type="float" office:value="0.2490394" calcext:value-type="float">
            <text:p>0,2490394</text:p>
          </table:table-cell>
          <table:table-cell office:value-type="float" office:value="0" calcext:value-type="float">
            <text:p>0</text:p>
          </table:table-cell>
          <table:table-cell office:value-type="float" office:value="0.08602685" calcext:value-type="float">
            <text:p>0,08602685</text:p>
          </table:table-cell>
          <table:table-cell office:value-type="float" office:value="0.2103292" calcext:value-type="float">
            <text:p>0,2103292</text:p>
          </table:table-cell>
          <table:table-cell office:value-type="float" office:value="0.2948741" calcext:value-type="float">
            <text:p>0,2948741</text:p>
          </table:table-cell>
          <table:table-cell office:value-type="float" office:value="320.2796" calcext:value-type="float">
            <text:p>320,2796</text:p>
          </table:table-cell>
          <table:table-cell office:value-type="float" office:value="598" calcext:value-type="float">
            <text:p>598</text:p>
          </table:table-cell>
          <table:table-cell office:value-type="float" office:value="0.08602685" calcext:value-type="float">
            <text:p>0,08602685</text:p>
          </table:table-cell>
          <table:table-cell office:value-type="float" office:value="505" calcext:value-type="float">
            <text:p>505</text:p>
          </table:table-cell>
          <table:table-cell office:value-type="float" office:value="708" calcext:value-type="float">
            <text:p>708</text:p>
          </table:table-cell>
          <table:table-cell office:value-type="float" office:value="320.2796" calcext:value-type="float">
            <text:p>320,2796</text:p>
          </table:table-cell>
          <table:table-cell office:value-type="float" office:value="0.595769676120741" calcext:value-type="float">
            <text:p>0,595769676120741</text:p>
          </table:table-cell>
          <table:table-cell office:value-type="float" office:value="0.555850957118082" calcext:value-type="float">
            <text:p>0,555850957118082</text:p>
          </table:table-cell>
          <table:table-cell office:value-type="float" office:value="0.549117716350352" calcext:value-type="float">
            <text:p>0,549117716350352</text:p>
          </table:table-cell>
          <table:table-cell office:value-type="float" office:value="0.562991966340481" calcext:value-type="float">
            <text:p>0,562991966340481</text:p>
          </table:table-cell>
          <table:table-cell office:value-type="float" office:value="0.51692660187266" calcext:value-type="float">
            <text:p>0,51692660187266</text:p>
          </table:table-cell>
          <table:table-cell office:value-type="float" office:value="0.582680219503268" calcext:value-type="float">
            <text:p>0,5826802195032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626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5.7957365364414" calcext:value-type="float">
            <text:p>35,79573653644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urdMeru-ab-m-10mn-hno-cos-la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5.7957365364414" calcext:value-type="float">
            <text:p>35,795736536441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0.26" calcext:value-type="date">
            <text:p>2024-05-08 18:18:50</text:p>
          </table:table-cell>
          <table:table-cell office:value-type="float" office:value="1.186315" calcext:value-type="float">
            <text:p>1,186315</text:p>
          </table:table-cell>
          <table:table-cell office:value-type="string" calcext:value-type="string">
            <text:p>C:\git\pyaudisam\tests\tmp\val-oanlr\TurdMeru-ab-m-10mn-hno-cos-la-ma-h3goidy9</text:p>
          </table:table-cell>
          <table:table-cell office:value-type="float" office:value="372" calcext:value-type="float">
            <text:p>37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57895" calcext:value-type="float">
            <text:p>1,957895</text:p>
          </table:table-cell>
          <table:table-cell office:value-type="float" office:value="0.05927498" calcext:value-type="float">
            <text:p>0,05927498</text:p>
          </table:table-cell>
          <table:table-cell office:value-type="float" office:value="1.740717" calcext:value-type="float">
            <text:p>1,740717</text:p>
          </table:table-cell>
          <table:table-cell office:value-type="float" office:value="2.202168" calcext:value-type="float">
            <text:p>2,202168</text:p>
          </table:table-cell>
          <table:table-cell office:value-type="float" office:value="95" calcext:value-type="float">
            <text:p>95</text:p>
          </table:table-cell>
          <table:table-cell office:value-type="float" office:value="35.7957" calcext:value-type="float">
            <text:p>35,7957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06.878" calcext:value-type="float">
            <text:p>4406,878</text:p>
          </table:table-cell>
          <table:table-cell table:number-columns-repeated="2" office:value-type="float" office:value="0.6874052" calcext:value-type="float">
            <text:p>0,6874052</text:p>
          </table:table-cell>
          <table:table-cell table:number-columns-repeated="2"/>
          <table:table-cell office:value-type="float" office:value="0.00007992131" calcext:value-type="float">
            <text:p>0,00007992131</text:p>
          </table:table-cell>
          <table:table-cell office:value-type="float" office:value="0.06234638" calcext:value-type="float">
            <text:p>0,06234638</text:p>
          </table:table-cell>
          <table:table-cell office:value-type="float" office:value="0.00007070819" calcext:value-type="float">
            <text:p>0,00007070819</text:p>
          </table:table-cell>
          <table:table-cell office:value-type="float" office:value="0.00009033487" calcext:value-type="float">
            <text:p>0,00009033487</text:p>
          </table:table-cell>
          <table:table-cell office:value-type="float" office:value="368" calcext:value-type="float">
            <text:p>368</text:p>
          </table:table-cell>
          <table:table-cell office:value-type="float" office:value="0.04050675" calcext:value-type="float">
            <text:p>0,04050675</text:p>
          </table:table-cell>
          <table:table-cell office:value-type="float" office:value="0.06234638" calcext:value-type="float">
            <text:p>0,06234638</text:p>
          </table:table-cell>
          <table:table-cell office:value-type="float" office:value="0.03583724" calcext:value-type="float">
            <text:p>0,03583724</text:p>
          </table:table-cell>
          <table:table-cell office:value-type="float" office:value="0.04578469" calcext:value-type="float">
            <text:p>0,04578469</text:p>
          </table:table-cell>
          <table:table-cell office:value-type="float" office:value="368" calcext:value-type="float">
            <text:p>368</text:p>
          </table:table-cell>
          <table:table-cell office:value-type="float" office:value="158.1917" calcext:value-type="float">
            <text:p>158,1917</text:p>
          </table:table-cell>
          <table:table-cell office:value-type="float" office:value="0.03117319" calcext:value-type="float">
            <text:p>0,03117319</text:p>
          </table:table-cell>
          <table:table-cell office:value-type="float" office:value="148.788" calcext:value-type="float">
            <text:p>148,788</text:p>
          </table:table-cell>
          <table:table-cell office:value-type="float" office:value="168.1897" calcext:value-type="float">
            <text:p>168,1897</text:p>
          </table:table-cell>
          <table:table-cell office:value-type="float" office:value="368" calcext:value-type="float">
            <text:p>368</text:p>
          </table:table-cell>
          <table:table-cell office:value-type="float" office:value="4406.987" calcext:value-type="float">
            <text:p>4406,987</text:p>
          </table:table-cell>
          <table:table-cell office:value-type="float" office:value="4422.554" calcext:value-type="float">
            <text:p>4422,554</text:p>
          </table:table-cell>
          <table:table-cell office:value-type="float" office:value="-2199.439" calcext:value-type="float">
            <text:p>-2199,439</text:p>
          </table:table-cell>
          <table:table-cell office:value-type="float" office:value="0.3187686" calcext:value-type="float">
            <text:p>0,3187686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6.7047" calcext:value-type="float">
            <text:p>196,7047</text:p>
          </table:table-cell>
          <table:table-cell office:value-type="float" office:value="1.064195" calcext:value-type="float">
            <text:p>1,064195</text:p>
          </table:table-cell>
          <table:table-cell office:value-type="float" office:value="-0.07647732" calcext:value-type="float">
            <text:p>-0,07647732</text:p>
          </table:table-cell>
          <table:table-cell office:value-type="float" office:value="0.3384322" calcext:value-type="float">
            <text:p>0,3384322</text:p>
          </table:table-cell>
          <table:table-cell/>
          <table:table-cell office:value-type="float" office:value="0.2490417" calcext:value-type="float">
            <text:p>0,2490417</text:p>
          </table:table-cell>
          <table:table-cell office:value-type="float" office:value="0.08602671" calcext:value-type="float">
            <text:p>0,08602671</text:p>
          </table:table-cell>
          <table:table-cell office:value-type="float" office:value="0.2103312" calcext:value-type="float">
            <text:p>0,2103312</text:p>
          </table:table-cell>
          <table:table-cell office:value-type="float" office:value="0.2948767" calcext:value-type="float">
            <text:p>0,2948767</text:p>
          </table:table-cell>
          <table:table-cell office:value-type="float" office:value="320.2784" calcext:value-type="float">
            <text:p>320,2784</text:p>
          </table:table-cell>
          <table:table-cell office:value-type="float" office:value="0.2490417" calcext:value-type="float">
            <text:p>0,2490417</text:p>
          </table:table-cell>
          <table:table-cell office:value-type="float" office:value="0" calcext:value-type="float">
            <text:p>0</text:p>
          </table:table-cell>
          <table:table-cell office:value-type="float" office:value="0.08602671" calcext:value-type="float">
            <text:p>0,08602671</text:p>
          </table:table-cell>
          <table:table-cell office:value-type="float" office:value="0.2103312" calcext:value-type="float">
            <text:p>0,2103312</text:p>
          </table:table-cell>
          <table:table-cell office:value-type="float" office:value="0.2948767" calcext:value-type="float">
            <text:p>0,2948767</text:p>
          </table:table-cell>
          <table:table-cell office:value-type="float" office:value="320.2784" calcext:value-type="float">
            <text:p>320,2784</text:p>
          </table:table-cell>
          <table:table-cell office:value-type="float" office:value="598" calcext:value-type="float">
            <text:p>598</text:p>
          </table:table-cell>
          <table:table-cell office:value-type="float" office:value="0.08602671" calcext:value-type="float">
            <text:p>0,08602671</text:p>
          </table:table-cell>
          <table:table-cell office:value-type="float" office:value="505" calcext:value-type="float">
            <text:p>505</text:p>
          </table:table-cell>
          <table:table-cell office:value-type="float" office:value="708" calcext:value-type="float">
            <text:p>708</text:p>
          </table:table-cell>
          <table:table-cell office:value-type="float" office:value="320.2784" calcext:value-type="float">
            <text:p>320,2784</text:p>
          </table:table-cell>
          <table:table-cell office:value-type="float" office:value="0.595761062329359" calcext:value-type="float">
            <text:p>0,595761062329359</text:p>
          </table:table-cell>
          <table:table-cell office:value-type="float" office:value="0.555843938443886" calcext:value-type="float">
            <text:p>0,555843938443886</text:p>
          </table:table-cell>
          <table:table-cell office:value-type="float" office:value="0.549110770119125" calcext:value-type="float">
            <text:p>0,549110770119125</text:p>
          </table:table-cell>
          <table:table-cell office:value-type="float" office:value="0.56298803835704" calcext:value-type="float">
            <text:p>0,56298803835704</text:p>
          </table:table-cell>
          <table:table-cell office:value-type="float" office:value="0.516912754014593" calcext:value-type="float">
            <text:p>0,516912754014593</text:p>
          </table:table-cell>
          <table:table-cell office:value-type="float" office:value="0.582673687011427" calcext:value-type="float">
            <text:p>0,5826736870114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1626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3.6329356367221" calcext:value-type="float">
            <text:p>33,63293563672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urdMeru-ab-m-10mn-hno-cos-la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3.6329356367221" calcext:value-type="float">
            <text:p>33,632935636722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0.48" calcext:value-type="date">
            <text:p>2024-05-08 18:18:50</text:p>
          </table:table-cell>
          <table:table-cell office:value-type="float" office:value="1.19242" calcext:value-type="float">
            <text:p>1,19242</text:p>
          </table:table-cell>
          <table:table-cell office:value-type="string" calcext:value-type="string">
            <text:p>C:\git\pyaudisam\tests\tmp\val-oanlr\TurdMeru-ab-m-10mn-hno-cos-la-ma-3277n85q</text:p>
          </table:table-cell>
          <table:table-cell office:value-type="float" office:value="374" calcext:value-type="float">
            <text:p>37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68421" calcext:value-type="float">
            <text:p>1,968421</text:p>
          </table:table-cell>
          <table:table-cell office:value-type="float" office:value="0.05957227" calcext:value-type="float">
            <text:p>0,05957227</text:p>
          </table:table-cell>
          <table:table-cell office:value-type="float" office:value="1.749046" calcext:value-type="float">
            <text:p>1,749046</text:p>
          </table:table-cell>
          <table:table-cell office:value-type="float" office:value="2.215312" calcext:value-type="float">
            <text:p>2,215312</text:p>
          </table:table-cell>
          <table:table-cell office:value-type="float" office:value="95" calcext:value-type="float">
            <text:p>95</text:p>
          </table:table-cell>
          <table:table-cell office:value-type="float" office:value="33.6329" calcext:value-type="float">
            <text:p>33,6329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3.5" calcext:value-type="float">
            <text:p>93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34.834" calcext:value-type="float">
            <text:p>4434,834</text:p>
          </table:table-cell>
          <table:table-cell table:number-columns-repeated="2" office:value-type="float" office:value="0.5896041" calcext:value-type="float">
            <text:p>0,5896041</text:p>
          </table:table-cell>
          <table:table-cell table:number-columns-repeated="2"/>
          <table:table-cell office:value-type="float" office:value="0.00007943389" calcext:value-type="float">
            <text:p>0,00007943389</text:p>
          </table:table-cell>
          <table:table-cell office:value-type="float" office:value="0.06182308" calcext:value-type="float">
            <text:p>0,06182308</text:p>
          </table:table-cell>
          <table:table-cell office:value-type="float" office:value="0.00007034927" calcext:value-type="float">
            <text:p>0,00007034927</text:p>
          </table:table-cell>
          <table:table-cell office:value-type="float" office:value="0.00008969167" calcext:value-type="float">
            <text:p>0,00008969167</text:p>
          </table:table-cell>
          <table:table-cell office:value-type="float" office:value="370" calcext:value-type="float">
            <text:p>370</text:p>
          </table:table-cell>
          <table:table-cell office:value-type="float" office:value="0.04075531" calcext:value-type="float">
            <text:p>0,04075531</text:p>
          </table:table-cell>
          <table:table-cell office:value-type="float" office:value="0.06182307" calcext:value-type="float">
            <text:p>0,06182307</text:p>
          </table:table-cell>
          <table:table-cell office:value-type="float" office:value="0.03609424" calcext:value-type="float">
            <text:p>0,03609424</text:p>
          </table:table-cell>
          <table:table-cell office:value-type="float" office:value="0.04601828" calcext:value-type="float">
            <text:p>0,04601828</text:p>
          </table:table-cell>
          <table:table-cell office:value-type="float" office:value="370" calcext:value-type="float">
            <text:p>370</text:p>
          </table:table-cell>
          <table:table-cell office:value-type="float" office:value="158.6763" calcext:value-type="float">
            <text:p>158,6763</text:p>
          </table:table-cell>
          <table:table-cell office:value-type="float" office:value="0.03091154" calcext:value-type="float">
            <text:p>0,03091154</text:p>
          </table:table-cell>
          <table:table-cell office:value-type="float" office:value="149.3207" calcext:value-type="float">
            <text:p>149,3207</text:p>
          </table:table-cell>
          <table:table-cell office:value-type="float" office:value="168.618" calcext:value-type="float">
            <text:p>168,618</text:p>
          </table:table-cell>
          <table:table-cell office:value-type="float" office:value="370" calcext:value-type="float">
            <text:p>370</text:p>
          </table:table-cell>
          <table:table-cell office:value-type="float" office:value="4434.943" calcext:value-type="float">
            <text:p>4434,943</text:p>
          </table:table-cell>
          <table:table-cell office:value-type="float" office:value="4450.532" calcext:value-type="float">
            <text:p>4450,532</text:p>
          </table:table-cell>
          <table:table-cell office:value-type="float" office:value="-2213.417" calcext:value-type="float">
            <text:p>-2213,417</text:p>
          </table:table-cell>
          <table:table-cell office:value-type="float" office:value="0.3254002" calcext:value-type="float">
            <text:p>0,3254002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6.7171" calcext:value-type="float">
            <text:p>196,7171</text:p>
          </table:table-cell>
          <table:table-cell office:value-type="float" office:value="1.06397" calcext:value-type="float">
            <text:p>1,06397</text:p>
          </table:table-cell>
          <table:table-cell office:value-type="float" office:value="-0.07653817" calcext:value-type="float">
            <text:p>-0,07653817</text:p>
          </table:table-cell>
          <table:table-cell office:value-type="float" office:value="0.3381819" calcext:value-type="float">
            <text:p>0,3381819</text:p>
          </table:table-cell>
          <table:table-cell/>
          <table:table-cell office:value-type="float" office:value="0.2488536" calcext:value-type="float">
            <text:p>0,2488536</text:p>
          </table:table-cell>
          <table:table-cell office:value-type="float" office:value="0.08585422" calcext:value-type="float">
            <text:p>0,08585422</text:p>
          </table:table-cell>
          <table:table-cell office:value-type="float" office:value="0.2102414" calcext:value-type="float">
            <text:p>0,2102414</text:p>
          </table:table-cell>
          <table:table-cell office:value-type="float" office:value="0.2945572" calcext:value-type="float">
            <text:p>0,2945572</text:p>
          </table:table-cell>
          <table:table-cell office:value-type="float" office:value="315.7771" calcext:value-type="float">
            <text:p>315,7771</text:p>
          </table:table-cell>
          <table:table-cell office:value-type="float" office:value="0.2488536" calcext:value-type="float">
            <text:p>0,2488536</text:p>
          </table:table-cell>
          <table:table-cell office:value-type="float" office:value="0" calcext:value-type="float">
            <text:p>0</text:p>
          </table:table-cell>
          <table:table-cell office:value-type="float" office:value="0.08585422" calcext:value-type="float">
            <text:p>0,08585422</text:p>
          </table:table-cell>
          <table:table-cell office:value-type="float" office:value="0.2102414" calcext:value-type="float">
            <text:p>0,2102414</text:p>
          </table:table-cell>
          <table:table-cell office:value-type="float" office:value="0.2945572" calcext:value-type="float">
            <text:p>0,2945572</text:p>
          </table:table-cell>
          <table:table-cell office:value-type="float" office:value="315.7771" calcext:value-type="float">
            <text:p>315,7771</text:p>
          </table:table-cell>
          <table:table-cell office:value-type="float" office:value="597" calcext:value-type="float">
            <text:p>597</text:p>
          </table:table-cell>
          <table:table-cell office:value-type="float" office:value="0.08585422" calcext:value-type="float">
            <text:p>0,08585422</text:p>
          </table:table-cell>
          <table:table-cell office:value-type="float" office:value="505" calcext:value-type="float">
            <text:p>505</text:p>
          </table:table-cell>
          <table:table-cell office:value-type="float" office:value="707" calcext:value-type="float">
            <text:p>707</text:p>
          </table:table-cell>
          <table:table-cell office:value-type="float" office:value="315.7771" calcext:value-type="float">
            <text:p>315,7771</text:p>
          </table:table-cell>
          <table:table-cell office:value-type="float" office:value="0.585035962272804" calcext:value-type="float">
            <text:p>0,585035962272804</text:p>
          </table:table-cell>
          <table:table-cell office:value-type="float" office:value="0.547094554022856" calcext:value-type="float">
            <text:p>0,547094554022856</text:p>
          </table:table-cell>
          <table:table-cell office:value-type="float" office:value="0.540452114388708" calcext:value-type="float">
            <text:p>0,540452114388708</text:p>
          </table:table-cell>
          <table:table-cell office:value-type="float" office:value="0.545704561587218" calcext:value-type="float">
            <text:p>0,545704561587218</text:p>
          </table:table-cell>
          <table:table-cell office:value-type="float" office:value="0.510828435155592" calcext:value-type="float">
            <text:p>0,510828435155592</text:p>
          </table:table-cell>
          <table:table-cell office:value-type="float" office:value="0.574522910083756" calcext:value-type="float">
            <text:p>0,5745229100837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6265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3.8447230476866" calcext:value-type="float">
            <text:p>33,8447230476866</text:p>
          </table:table-cell>
          <table:table-cell office:value-type="float" office:value="375" calcext:value-type="float">
            <text:p>3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no-cos-la-r375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3.8447230476866" calcext:value-type="float">
            <text:p>33,8447230476866</text:p>
          </table:table-cell>
          <table:table-cell office:value-type="float" office:value="375" calcext:value-type="float">
            <text:p>3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0.74" calcext:value-type="date">
            <text:p>2024-05-08 18:18:50</text:p>
          </table:table-cell>
          <table:table-cell office:value-type="float" office:value="1.004124" calcext:value-type="float">
            <text:p>1,004124</text:p>
          </table:table-cell>
          <table:table-cell office:value-type="string" calcext:value-type="string">
            <text:p>C:\git\pyaudisam\tests\tmp\val-oanlr\TurdMeru-ab-m-10mn-hno-cos-la-r375-ma-ndruu6jf</text:p>
          </table:table-cell>
          <table:table-cell office:value-type="float" office:value="347" calcext:value-type="float">
            <text:p>34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826316" calcext:value-type="float">
            <text:p>1,826316</text:p>
          </table:table-cell>
          <table:table-cell office:value-type="float" office:value="0.06132907" calcext:value-type="float">
            <text:p>0,06132907</text:p>
          </table:table-cell>
          <table:table-cell office:value-type="float" office:value="1.617144" calcext:value-type="float">
            <text:p>1,617144</text:p>
          </table:table-cell>
          <table:table-cell office:value-type="float" office:value="2.062544" calcext:value-type="float">
            <text:p>2,062544</text:p>
          </table:table-cell>
          <table:table-cell office:value-type="float" office:value="95" calcext:value-type="float">
            <text:p>95</text:p>
          </table:table-cell>
          <table:table-cell office:value-type="float" office:value="33.8447" calcext:value-type="float">
            <text:p>33,8447</text:p>
          </table:table-cell>
          <table:table-cell office:value-type="float" office:value="375" calcext:value-type="float">
            <text:p>375</text:p>
          </table:table-cell>
          <table:table-cell office:value-type="float" office:value="86.75" calcext:value-type="float">
            <text:p>86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19.245" calcext:value-type="float">
            <text:p>3919,245</text:p>
          </table:table-cell>
          <table:table-cell table:number-columns-repeated="2" office:value-type="float" office:value="0.9788108" calcext:value-type="float">
            <text:p>0,9788108</text:p>
          </table:table-cell>
          <table:table-cell table:number-columns-repeated="2"/>
          <table:table-cell office:value-type="float" office:value="0.0001021438" calcext:value-type="float">
            <text:p>0,0001021438</text:p>
          </table:table-cell>
          <table:table-cell office:value-type="float" office:value="0.09862439" calcext:value-type="float">
            <text:p>0,09862439</text:p>
          </table:table-cell>
          <table:table-cell office:value-type="float" office:value="0.00008417263" calcext:value-type="float">
            <text:p>0,00008417263</text:p>
          </table:table-cell>
          <table:table-cell office:value-type="float" office:value="0.0001239518" calcext:value-type="float">
            <text:p>0,0001239518</text:p>
          </table:table-cell>
          <table:table-cell office:value-type="float" office:value="345" calcext:value-type="float">
            <text:p>345</text:p>
          </table:table-cell>
          <table:table-cell office:value-type="float" office:value="0.1392373" calcext:value-type="float">
            <text:p>0,1392373</text:p>
          </table:table-cell>
          <table:table-cell office:value-type="float" office:value="0.0986244" calcext:value-type="float">
            <text:p>0,0986244</text:p>
          </table:table-cell>
          <table:table-cell office:value-type="float" office:value="0.1147399" calcext:value-type="float">
            <text:p>0,1147399</text:p>
          </table:table-cell>
          <table:table-cell office:value-type="float" office:value="0.168965" calcext:value-type="float">
            <text:p>0,168965</text:p>
          </table:table-cell>
          <table:table-cell office:value-type="float" office:value="345" calcext:value-type="float">
            <text:p>345</text:p>
          </table:table-cell>
          <table:table-cell office:value-type="float" office:value="139.9294" calcext:value-type="float">
            <text:p>139,9294</text:p>
          </table:table-cell>
          <table:table-cell office:value-type="float" office:value="0.0493122" calcext:value-type="float">
            <text:p>0,0493122</text:p>
          </table:table-cell>
          <table:table-cell office:value-type="float" office:value="127.0025" calcext:value-type="float">
            <text:p>127,0025</text:p>
          </table:table-cell>
          <table:table-cell office:value-type="float" office:value="154.1721" calcext:value-type="float">
            <text:p>154,1721</text:p>
          </table:table-cell>
          <table:table-cell office:value-type="float" office:value="345" calcext:value-type="float">
            <text:p>345</text:p>
          </table:table-cell>
          <table:table-cell office:value-type="float" office:value="3919.28" calcext:value-type="float">
            <text:p>3919,28</text:p>
          </table:table-cell>
          <table:table-cell office:value-type="float" office:value="3926.944" calcext:value-type="float">
            <text:p>3926,944</text:p>
          </table:table-cell>
          <table:table-cell office:value-type="float" office:value="-1957.623" calcext:value-type="float">
            <text:p>-1957,623</text:p>
          </table:table-cell>
          <table:table-cell office:value-type="float" office:value="0.9162766" calcext:value-type="float">
            <text:p>0,916276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.7257" calcext:value-type="float">
            <text:p>119,7257</text:p>
          </table:table-cell>
          <table:table-cell office:value-type="float" office:value="0.2691154" calcext:value-type="float">
            <text:p>0,2691154</text:p>
          </table:table-cell>
          <table:table-cell table:number-columns-repeated="3"/>
          <table:table-cell office:value-type="float" office:value="0.2968984" calcext:value-type="float">
            <text:p>0,2968984</text:p>
          </table:table-cell>
          <table:table-cell office:value-type="float" office:value="0.116138" calcext:value-type="float">
            <text:p>0,116138</text:p>
          </table:table-cell>
          <table:table-cell office:value-type="float" office:value="0.2364851" calcext:value-type="float">
            <text:p>0,2364851</text:p>
          </table:table-cell>
          <table:table-cell office:value-type="float" office:value="0.3727451" calcext:value-type="float">
            <text:p>0,3727451</text:p>
          </table:table-cell>
          <table:table-cell office:value-type="float" office:value="429.9364" calcext:value-type="float">
            <text:p>429,9364</text:p>
          </table:table-cell>
          <table:table-cell office:value-type="float" office:value="0.2968984" calcext:value-type="float">
            <text:p>0,2968984</text:p>
          </table:table-cell>
          <table:table-cell office:value-type="float" office:value="0" calcext:value-type="float">
            <text:p>0</text:p>
          </table:table-cell>
          <table:table-cell office:value-type="float" office:value="0.116138" calcext:value-type="float">
            <text:p>0,116138</text:p>
          </table:table-cell>
          <table:table-cell office:value-type="float" office:value="0.2364851" calcext:value-type="float">
            <text:p>0,2364851</text:p>
          </table:table-cell>
          <table:table-cell office:value-type="float" office:value="0.3727451" calcext:value-type="float">
            <text:p>0,3727451</text:p>
          </table:table-cell>
          <table:table-cell office:value-type="float" office:value="429.9364" calcext:value-type="float">
            <text:p>429,9364</text:p>
          </table:table-cell>
          <table:table-cell office:value-type="float" office:value="713" calcext:value-type="float">
            <text:p>713</text:p>
          </table:table-cell>
          <table:table-cell office:value-type="float" office:value="0.116138" calcext:value-type="float">
            <text:p>0,116138</text:p>
          </table:table-cell>
          <table:table-cell office:value-type="float" office:value="568" calcext:value-type="float">
            <text:p>568</text:p>
          </table:table-cell>
          <table:table-cell office:value-type="float" office:value="895" calcext:value-type="float">
            <text:p>895</text:p>
          </table:table-cell>
          <table:table-cell office:value-type="float" office:value="429.9364" calcext:value-type="float">
            <text:p>429,9364</text:p>
          </table:table-cell>
          <table:table-cell office:value-type="float" office:value="0.928643752954569" calcext:value-type="float">
            <text:p>0,928643752954569</text:p>
          </table:table-cell>
          <table:table-cell office:value-type="float" office:value="0.907542972352306" calcext:value-type="float">
            <text:p>0,907542972352306</text:p>
          </table:table-cell>
          <table:table-cell office:value-type="float" office:value="0.918724356526723" calcext:value-type="float">
            <text:p>0,918724356526723</text:p>
          </table:table-cell>
          <table:table-cell office:value-type="float" office:value="0.925214197118285" calcext:value-type="float">
            <text:p>0,925214197118285</text:p>
          </table:table-cell>
          <table:table-cell office:value-type="float" office:value="0.918452060985887" calcext:value-type="float">
            <text:p>0,918452060985887</text:p>
          </table:table-cell>
          <table:table-cell office:value-type="float" office:value="0.911907340404362" calcext:value-type="float">
            <text:p>0,9119073404043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6265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3.7892663627429" calcext:value-type="float">
            <text:p>33,7892663627429</text:p>
          </table:table-cell>
          <table:table-cell office:value-type="float" office:value="375" calcext:value-type="float">
            <text:p>3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no-cos-la-r375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3.7892663627429" calcext:value-type="float">
            <text:p>33,7892663627429</text:p>
          </table:table-cell>
          <table:table-cell office:value-type="float" office:value="375" calcext:value-type="float">
            <text:p>3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0.74" calcext:value-type="date">
            <text:p>2024-05-08 18:18:50</text:p>
          </table:table-cell>
          <table:table-cell office:value-type="float" office:value="0.988486" calcext:value-type="float">
            <text:p>0,988486</text:p>
          </table:table-cell>
          <table:table-cell office:value-type="string" calcext:value-type="string">
            <text:p>C:\git\pyaudisam\tests\tmp\val-oanlr\TurdMeru-ab-m-10mn-hno-cos-la-r375-ma-omzh824_</text:p>
          </table:table-cell>
          <table:table-cell office:value-type="float" office:value="347" calcext:value-type="float">
            <text:p>34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826316" calcext:value-type="float">
            <text:p>1,826316</text:p>
          </table:table-cell>
          <table:table-cell office:value-type="float" office:value="0.06132907" calcext:value-type="float">
            <text:p>0,06132907</text:p>
          </table:table-cell>
          <table:table-cell office:value-type="float" office:value="1.617144" calcext:value-type="float">
            <text:p>1,617144</text:p>
          </table:table-cell>
          <table:table-cell office:value-type="float" office:value="2.062544" calcext:value-type="float">
            <text:p>2,062544</text:p>
          </table:table-cell>
          <table:table-cell office:value-type="float" office:value="95" calcext:value-type="float">
            <text:p>95</text:p>
          </table:table-cell>
          <table:table-cell office:value-type="float" office:value="33.7893" calcext:value-type="float">
            <text:p>33,7893</text:p>
          </table:table-cell>
          <table:table-cell office:value-type="float" office:value="375" calcext:value-type="float">
            <text:p>375</text:p>
          </table:table-cell>
          <table:table-cell office:value-type="float" office:value="86.75" calcext:value-type="float">
            <text:p>86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19.369" calcext:value-type="float">
            <text:p>3919,369</text:p>
          </table:table-cell>
          <table:table-cell table:number-columns-repeated="2" office:value-type="float" office:value="0.9785048" calcext:value-type="float">
            <text:p>0,9785048</text:p>
          </table:table-cell>
          <table:table-cell table:number-columns-repeated="2"/>
          <table:table-cell office:value-type="float" office:value="0.0001020659" calcext:value-type="float">
            <text:p>0,0001020659</text:p>
          </table:table-cell>
          <table:table-cell office:value-type="float" office:value="0.09864741" calcext:value-type="float">
            <text:p>0,09864741</text:p>
          </table:table-cell>
          <table:table-cell office:value-type="float" office:value="0.00008410471" calcext:value-type="float">
            <text:p>0,00008410471</text:p>
          </table:table-cell>
          <table:table-cell office:value-type="float" office:value="0.0001238629" calcext:value-type="float">
            <text:p>0,0001238629</text:p>
          </table:table-cell>
          <table:table-cell office:value-type="float" office:value="345" calcext:value-type="float">
            <text:p>345</text:p>
          </table:table-cell>
          <table:table-cell office:value-type="float" office:value="0.1393435" calcext:value-type="float">
            <text:p>0,1393435</text:p>
          </table:table-cell>
          <table:table-cell office:value-type="float" office:value="0.09864741" calcext:value-type="float">
            <text:p>0,09864741</text:p>
          </table:table-cell>
          <table:table-cell office:value-type="float" office:value="0.1148223" calcext:value-type="float">
            <text:p>0,1148223</text:p>
          </table:table-cell>
          <table:table-cell office:value-type="float" office:value="0.1691014" calcext:value-type="float">
            <text:p>0,1691014</text:p>
          </table:table-cell>
          <table:table-cell office:value-type="float" office:value="345" calcext:value-type="float">
            <text:p>345</text:p>
          </table:table-cell>
          <table:table-cell office:value-type="float" office:value="139.9828" calcext:value-type="float">
            <text:p>139,9828</text:p>
          </table:table-cell>
          <table:table-cell office:value-type="float" office:value="0.0493237" calcext:value-type="float">
            <text:p>0,0493237</text:p>
          </table:table-cell>
          <table:table-cell office:value-type="float" office:value="127.048" calcext:value-type="float">
            <text:p>127,048</text:p>
          </table:table-cell>
          <table:table-cell office:value-type="float" office:value="154.2344" calcext:value-type="float">
            <text:p>154,2344</text:p>
          </table:table-cell>
          <table:table-cell office:value-type="float" office:value="345" calcext:value-type="float">
            <text:p>345</text:p>
          </table:table-cell>
          <table:table-cell office:value-type="float" office:value="3919.404" calcext:value-type="float">
            <text:p>3919,404</text:p>
          </table:table-cell>
          <table:table-cell office:value-type="float" office:value="3927.067" calcext:value-type="float">
            <text:p>3927,067</text:p>
          </table:table-cell>
          <table:table-cell office:value-type="float" office:value="-1957.684" calcext:value-type="float">
            <text:p>-1957,684</text:p>
          </table:table-cell>
          <table:table-cell office:value-type="float" office:value="0.9165471" calcext:value-type="float">
            <text:p>0,916547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.734" calcext:value-type="float">
            <text:p>119,734</text:p>
          </table:table-cell>
          <table:table-cell office:value-type="float" office:value="0.2687298" calcext:value-type="float">
            <text:p>0,2687298</text:p>
          </table:table-cell>
          <table:table-cell table:number-columns-repeated="3"/>
          <table:table-cell office:value-type="float" office:value="0.2966722" calcext:value-type="float">
            <text:p>0,2966722</text:p>
          </table:table-cell>
          <table:table-cell office:value-type="float" office:value="0.1161575" calcext:value-type="float">
            <text:p>0,1161575</text:p>
          </table:table-cell>
          <table:table-cell office:value-type="float" office:value="0.236296" calcext:value-type="float">
            <text:p>0,236296</text:p>
          </table:table-cell>
          <table:table-cell office:value-type="float" office:value="0.3724752" calcext:value-type="float">
            <text:p>0,3724752</text:p>
          </table:table-cell>
          <table:table-cell office:value-type="float" office:value="429.9657" calcext:value-type="float">
            <text:p>429,9657</text:p>
          </table:table-cell>
          <table:table-cell office:value-type="float" office:value="0.2966722" calcext:value-type="float">
            <text:p>0,2966722</text:p>
          </table:table-cell>
          <table:table-cell office:value-type="float" office:value="0" calcext:value-type="float">
            <text:p>0</text:p>
          </table:table-cell>
          <table:table-cell office:value-type="float" office:value="0.1161575" calcext:value-type="float">
            <text:p>0,1161575</text:p>
          </table:table-cell>
          <table:table-cell office:value-type="float" office:value="0.236296" calcext:value-type="float">
            <text:p>0,236296</text:p>
          </table:table-cell>
          <table:table-cell office:value-type="float" office:value="0.3724752" calcext:value-type="float">
            <text:p>0,3724752</text:p>
          </table:table-cell>
          <table:table-cell office:value-type="float" office:value="429.9657" calcext:value-type="float">
            <text:p>429,9657</text:p>
          </table:table-cell>
          <table:table-cell office:value-type="float" office:value="712" calcext:value-type="float">
            <text:p>712</text:p>
          </table:table-cell>
          <table:table-cell office:value-type="float" office:value="0.1161575" calcext:value-type="float">
            <text:p>0,1161575</text:p>
          </table:table-cell>
          <table:table-cell office:value-type="float" office:value="567" calcext:value-type="float">
            <text:p>567</text:p>
          </table:table-cell>
          <table:table-cell office:value-type="float" office:value="894" calcext:value-type="float">
            <text:p>894</text:p>
          </table:table-cell>
          <table:table-cell office:value-type="float" office:value="429.9657" calcext:value-type="float">
            <text:p>429,9657</text:p>
          </table:table-cell>
          <table:table-cell office:value-type="float" office:value="0.928634220167843" calcext:value-type="float">
            <text:p>0,928634220167843</text:p>
          </table:table-cell>
          <table:table-cell office:value-type="float" office:value="0.907530709780745" calcext:value-type="float">
            <text:p>0,907530709780745</text:p>
          </table:table-cell>
          <table:table-cell office:value-type="float" office:value="0.91871414998743" calcext:value-type="float">
            <text:p>0,91871414998743</text:p>
          </table:table-cell>
          <table:table-cell office:value-type="float" office:value="0.925172918129803" calcext:value-type="float">
            <text:p>0,925172918129803</text:p>
          </table:table-cell>
          <table:table-cell office:value-type="float" office:value="0.918473113854926" calcext:value-type="float">
            <text:p>0,918473113854926</text:p>
          </table:table-cell>
          <table:table-cell office:value-type="float" office:value="0.911891103297836" calcext:value-type="float">
            <text:p>0,9118911032978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6265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.6528037515763" calcext:value-type="float">
            <text:p>20,6528037515763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rdMeru-ab-m-10mn-hno-cos-la-r375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.6528037515763" calcext:value-type="float">
            <text:p>20,6528037515763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0.78" calcext:value-type="date">
            <text:p>2024-05-08 18:18:50</text:p>
          </table:table-cell>
          <table:table-cell office:value-type="float" office:value="0.995107" calcext:value-type="float">
            <text:p>0,995107</text:p>
          </table:table-cell>
          <table:table-cell office:value-type="string" calcext:value-type="string">
            <text:p>C:\git\pyaudisam\tests\tmp\val-oanlr\TurdMeru-ab-m-10mn-hno-cos-la-r375-ma-rc3dpja4</text:p>
          </table:table-cell>
          <table:table-cell office:value-type="float" office:value="361" calcext:value-type="float">
            <text:p>3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" calcext:value-type="float">
            <text:p>1,9</text:p>
          </table:table-cell>
          <table:table-cell office:value-type="float" office:value="0.05879481" calcext:value-type="float">
            <text:p>0,05879481</text:p>
          </table:table-cell>
          <table:table-cell office:value-type="float" office:value="1.690851" calcext:value-type="float">
            <text:p>1,690851</text:p>
          </table:table-cell>
          <table:table-cell office:value-type="float" office:value="2.135019" calcext:value-type="float">
            <text:p>2,135019</text:p>
          </table:table-cell>
          <table:table-cell office:value-type="float" office:value="95" calcext:value-type="float">
            <text:p>95</text:p>
          </table:table-cell>
          <table:table-cell office:value-type="float" office:value="20.6528" calcext:value-type="float">
            <text:p>20,6528</text:p>
          </table:table-cell>
          <table:table-cell office:value-type="float" office:value="375" calcext:value-type="float">
            <text:p>375</text:p>
          </table:table-cell>
          <table:table-cell office:value-type="float" office:value="90.25" calcext:value-type="float">
            <text:p>90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08.593" calcext:value-type="float">
            <text:p>4108,593</text:p>
          </table:table-cell>
          <table:table-cell table:number-columns-repeated="2" office:value-type="float" office:value="0.8627486" calcext:value-type="float">
            <text:p>0,8627486</text:p>
          </table:table-cell>
          <table:table-cell table:number-columns-repeated="2"/>
          <table:table-cell office:value-type="float" office:value="0.0001000943" calcext:value-type="float">
            <text:p>0,0001000943</text:p>
          </table:table-cell>
          <table:table-cell office:value-type="float" office:value="0.08948239" calcext:value-type="float">
            <text:p>0,08948239</text:p>
          </table:table-cell>
          <table:table-cell office:value-type="float" office:value="0.00008397239" calcext:value-type="float">
            <text:p>0,00008397239</text:p>
          </table:table-cell>
          <table:table-cell office:value-type="float" office:value="0.0001193115" calcext:value-type="float">
            <text:p>0,0001193115</text:p>
          </table:table-cell>
          <table:table-cell office:value-type="float" office:value="359" calcext:value-type="float">
            <text:p>359</text:p>
          </table:table-cell>
          <table:table-cell office:value-type="float" office:value="0.1420882" calcext:value-type="float">
            <text:p>0,1420882</text:p>
          </table:table-cell>
          <table:table-cell office:value-type="float" office:value="0.08948239" calcext:value-type="float">
            <text:p>0,08948239</text:p>
          </table:table-cell>
          <table:table-cell office:value-type="float" office:value="0.1192024" calcext:value-type="float">
            <text:p>0,1192024</text:p>
          </table:table-cell>
          <table:table-cell office:value-type="float" office:value="0.1693678" calcext:value-type="float">
            <text:p>0,1693678</text:p>
          </table:table-cell>
          <table:table-cell office:value-type="float" office:value="359" calcext:value-type="float">
            <text:p>359</text:p>
          </table:table-cell>
          <table:table-cell office:value-type="float" office:value="141.3547" calcext:value-type="float">
            <text:p>141,3547</text:p>
          </table:table-cell>
          <table:table-cell office:value-type="float" office:value="0.0447412" calcext:value-type="float">
            <text:p>0,0447412</text:p>
          </table:table-cell>
          <table:table-cell office:value-type="float" office:value="129.4544" calcext:value-type="float">
            <text:p>129,4544</text:p>
          </table:table-cell>
          <table:table-cell office:value-type="float" office:value="154.349" calcext:value-type="float">
            <text:p>154,349</text:p>
          </table:table-cell>
          <table:table-cell office:value-type="float" office:value="359" calcext:value-type="float">
            <text:p>359</text:p>
          </table:table-cell>
          <table:table-cell office:value-type="float" office:value="4108.627" calcext:value-type="float">
            <text:p>4108,627</text:p>
          </table:table-cell>
          <table:table-cell office:value-type="float" office:value="4116.371" calcext:value-type="float">
            <text:p>4116,371</text:p>
          </table:table-cell>
          <table:table-cell office:value-type="float" office:value="-2052.297" calcext:value-type="float">
            <text:p>-2052,297</text:p>
          </table:table-cell>
          <table:table-cell office:value-type="float" office:value="0.8542938" calcext:value-type="float">
            <text:p>0,8542938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.4968" calcext:value-type="float">
            <text:p>119,4968</text:p>
          </table:table-cell>
          <table:table-cell office:value-type="float" office:value="0.2784184" calcext:value-type="float">
            <text:p>0,2784184</text:p>
          </table:table-cell>
          <table:table-cell table:number-columns-repeated="3"/>
          <table:table-cell office:value-type="float" office:value="0.3026796" calcext:value-type="float">
            <text:p>0,3026796</text:p>
          </table:table-cell>
          <table:table-cell office:value-type="float" office:value="0.1070697" calcext:value-type="float">
            <text:p>0,1070697</text:p>
          </table:table-cell>
          <table:table-cell office:value-type="float" office:value="0.2453858" calcext:value-type="float">
            <text:p>0,2453858</text:p>
          </table:table-cell>
          <table:table-cell office:value-type="float" office:value="0.3733507" calcext:value-type="float">
            <text:p>0,3733507</text:p>
          </table:table-cell>
          <table:table-cell office:value-type="float" office:value="431.7747" calcext:value-type="float">
            <text:p>431,7747</text:p>
          </table:table-cell>
          <table:table-cell office:value-type="float" office:value="0.3026796" calcext:value-type="float">
            <text:p>0,3026796</text:p>
          </table:table-cell>
          <table:table-cell office:value-type="float" office:value="0" calcext:value-type="float">
            <text:p>0</text:p>
          </table:table-cell>
          <table:table-cell office:value-type="float" office:value="0.1070697" calcext:value-type="float">
            <text:p>0,1070697</text:p>
          </table:table-cell>
          <table:table-cell office:value-type="float" office:value="0.2453858" calcext:value-type="float">
            <text:p>0,2453858</text:p>
          </table:table-cell>
          <table:table-cell office:value-type="float" office:value="0.3733507" calcext:value-type="float">
            <text:p>0,3733507</text:p>
          </table:table-cell>
          <table:table-cell office:value-type="float" office:value="431.7747" calcext:value-type="float">
            <text:p>431,7747</text:p>
          </table:table-cell>
          <table:table-cell office:value-type="float" office:value="726" calcext:value-type="float">
            <text:p>726</text:p>
          </table:table-cell>
          <table:table-cell office:value-type="float" office:value="0.1070697" calcext:value-type="float">
            <text:p>0,1070697</text:p>
          </table:table-cell>
          <table:table-cell office:value-type="float" office:value="589" calcext:value-type="float">
            <text:p>589</text:p>
          </table:table-cell>
          <table:table-cell office:value-type="float" office:value="896" calcext:value-type="float">
            <text:p>896</text:p>
          </table:table-cell>
          <table:table-cell office:value-type="float" office:value="431.7747" calcext:value-type="float">
            <text:p>431,7747</text:p>
          </table:table-cell>
          <table:table-cell office:value-type="float" office:value="0.897629298851281" calcext:value-type="float">
            <text:p>0,897629298851281</text:p>
          </table:table-cell>
          <table:table-cell office:value-type="float" office:value="0.882750867761173" calcext:value-type="float">
            <text:p>0,882750867761173</text:p>
          </table:table-cell>
          <table:table-cell office:value-type="float" office:value="0.892557548282105" calcext:value-type="float">
            <text:p>0,892557548282105</text:p>
          </table:table-cell>
          <table:table-cell office:value-type="float" office:value="0.889195221253657" calcext:value-type="float">
            <text:p>0,889195221253657</text:p>
          </table:table-cell>
          <table:table-cell office:value-type="float" office:value="0.888222758793063" calcext:value-type="float">
            <text:p>0,888222758793063</text:p>
          </table:table-cell>
          <table:table-cell office:value-type="float" office:value="0.891840781612778" calcext:value-type="float">
            <text:p>0,8918407816127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6265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7.8534193135922" calcext:value-type="float">
            <text:p>17,8534193135922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rdMeru-ab-m-10mn-hno-cos-la-r375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7.8534193135922" calcext:value-type="float">
            <text:p>17,8534193135922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0.68" calcext:value-type="date">
            <text:p>2024-05-08 18:18:50</text:p>
          </table:table-cell>
          <table:table-cell office:value-type="float" office:value="1.10488" calcext:value-type="float">
            <text:p>1,10488</text:p>
          </table:table-cell>
          <table:table-cell office:value-type="string" calcext:value-type="string">
            <text:p>C:\git\pyaudisam\tests\tmp\val-oanlr\TurdMeru-ab-m-10mn-hno-cos-la-r375-ma-v2b49f9n</text:p>
          </table:table-cell>
          <table:table-cell office:value-type="float" office:value="364" calcext:value-type="float">
            <text:p>36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15789" calcext:value-type="float">
            <text:p>1,915789</text:p>
          </table:table-cell>
          <table:table-cell office:value-type="float" office:value="0.05920598" calcext:value-type="float">
            <text:p>0,05920598</text:p>
          </table:table-cell>
          <table:table-cell office:value-type="float" office:value="1.703515" calcext:value-type="float">
            <text:p>1,703515</text:p>
          </table:table-cell>
          <table:table-cell office:value-type="float" office:value="2.154515" calcext:value-type="float">
            <text:p>2,154515</text:p>
          </table:table-cell>
          <table:table-cell office:value-type="float" office:value="95" calcext:value-type="float">
            <text:p>95</text:p>
          </table:table-cell>
          <table:table-cell office:value-type="float" office:value="17.8534" calcext:value-type="float">
            <text:p>17,8534</text:p>
          </table:table-cell>
          <table:table-cell office:value-type="float" office:value="375" calcext:value-type="float">
            <text:p>37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49.794" calcext:value-type="float">
            <text:p>4149,794</text:p>
          </table:table-cell>
          <table:table-cell table:number-columns-repeated="2" office:value-type="float" office:value="0.9799026" calcext:value-type="float">
            <text:p>0,9799026</text:p>
          </table:table-cell>
          <table:table-cell table:number-columns-repeated="2"/>
          <table:table-cell office:value-type="float" office:value="0.0001003999" calcext:value-type="float">
            <text:p>0,0001003999</text:p>
          </table:table-cell>
          <table:table-cell office:value-type="float" office:value="0.08752098" calcext:value-type="float">
            <text:p>0,08752098</text:p>
          </table:table-cell>
          <table:table-cell office:value-type="float" office:value="0.00008455277" calcext:value-type="float">
            <text:p>0,00008455277</text:p>
          </table:table-cell>
          <table:table-cell office:value-type="float" office:value="0.0001192171" calcext:value-type="float">
            <text:p>0,0001192171</text:p>
          </table:table-cell>
          <table:table-cell office:value-type="float" office:value="362" calcext:value-type="float">
            <text:p>362</text:p>
          </table:table-cell>
          <table:table-cell office:value-type="float" office:value="0.1416558" calcext:value-type="float">
            <text:p>0,1416558</text:p>
          </table:table-cell>
          <table:table-cell office:value-type="float" office:value="0.08752099" calcext:value-type="float">
            <text:p>0,08752099</text:p>
          </table:table-cell>
          <table:table-cell office:value-type="float" office:value="0.1192968" calcext:value-type="float">
            <text:p>0,1192968</text:p>
          </table:table-cell>
          <table:table-cell office:value-type="float" office:value="0.1682053" calcext:value-type="float">
            <text:p>0,1682053</text:p>
          </table:table-cell>
          <table:table-cell office:value-type="float" office:value="362" calcext:value-type="float">
            <text:p>362</text:p>
          </table:table-cell>
          <table:table-cell office:value-type="float" office:value="141.1394" calcext:value-type="float">
            <text:p>141,1394</text:p>
          </table:table-cell>
          <table:table-cell office:value-type="float" office:value="0.0437605" calcext:value-type="float">
            <text:p>0,0437605</text:p>
          </table:table-cell>
          <table:table-cell office:value-type="float" office:value="129.5067" calcext:value-type="float">
            <text:p>129,5067</text:p>
          </table:table-cell>
          <table:table-cell office:value-type="float" office:value="153.817" calcext:value-type="float">
            <text:p>153,817</text:p>
          </table:table-cell>
          <table:table-cell office:value-type="float" office:value="362" calcext:value-type="float">
            <text:p>362</text:p>
          </table:table-cell>
          <table:table-cell office:value-type="float" office:value="4149.828" calcext:value-type="float">
            <text:p>4149,828</text:p>
          </table:table-cell>
          <table:table-cell office:value-type="float" office:value="4157.589" calcext:value-type="float">
            <text:p>4157,589</text:p>
          </table:table-cell>
          <table:table-cell office:value-type="float" office:value="-2072.897" calcext:value-type="float">
            <text:p>-2072,897</text:p>
          </table:table-cell>
          <table:table-cell office:value-type="float" office:value="0.8013545" calcext:value-type="float">
            <text:p>0,801354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.3699" calcext:value-type="float">
            <text:p>119,3699</text:p>
          </table:table-cell>
          <table:table-cell office:value-type="float" office:value="0.2840878" calcext:value-type="float">
            <text:p>0,2840878</text:p>
          </table:table-cell>
          <table:table-cell table:number-columns-repeated="3"/>
          <table:table-cell office:value-type="float" office:value="0.3061266" calcext:value-type="float">
            <text:p>0,3061266</text:p>
          </table:table-cell>
          <table:table-cell office:value-type="float" office:value="0.1056658" calcext:value-type="float">
            <text:p>0,1056658</text:p>
          </table:table-cell>
          <table:table-cell office:value-type="float" office:value="0.2488589" calcext:value-type="float">
            <text:p>0,2488589</text:p>
          </table:table-cell>
          <table:table-cell office:value-type="float" office:value="0.3765728" calcext:value-type="float">
            <text:p>0,3765728</text:p>
          </table:table-cell>
          <table:table-cell office:value-type="float" office:value="427.7703" calcext:value-type="float">
            <text:p>427,7703</text:p>
          </table:table-cell>
          <table:table-cell office:value-type="float" office:value="0.3061266" calcext:value-type="float">
            <text:p>0,3061266</text:p>
          </table:table-cell>
          <table:table-cell office:value-type="float" office:value="0" calcext:value-type="float">
            <text:p>0</text:p>
          </table:table-cell>
          <table:table-cell office:value-type="float" office:value="0.1056658" calcext:value-type="float">
            <text:p>0,1056658</text:p>
          </table:table-cell>
          <table:table-cell office:value-type="float" office:value="0.2488589" calcext:value-type="float">
            <text:p>0,2488589</text:p>
          </table:table-cell>
          <table:table-cell office:value-type="float" office:value="0.3765728" calcext:value-type="float">
            <text:p>0,3765728</text:p>
          </table:table-cell>
          <table:table-cell office:value-type="float" office:value="427.7703" calcext:value-type="float">
            <text:p>427,7703</text:p>
          </table:table-cell>
          <table:table-cell office:value-type="float" office:value="735" calcext:value-type="float">
            <text:p>735</text:p>
          </table:table-cell>
          <table:table-cell office:value-type="float" office:value="0.1056658" calcext:value-type="float">
            <text:p>0,1056658</text:p>
          </table:table-cell>
          <table:table-cell office:value-type="float" office:value="597" calcext:value-type="float">
            <text:p>597</text:p>
          </table:table-cell>
          <table:table-cell office:value-type="float" office:value="904" calcext:value-type="float">
            <text:p>904</text:p>
          </table:table-cell>
          <table:table-cell office:value-type="float" office:value="427.7703" calcext:value-type="float">
            <text:p>427,7703</text:p>
          </table:table-cell>
          <table:table-cell office:value-type="float" office:value="0.892187618140745" calcext:value-type="float">
            <text:p>0,892187618140745</text:p>
          </table:table-cell>
          <table:table-cell office:value-type="float" office:value="0.87832882344533" calcext:value-type="float">
            <text:p>0,87832882344533</text:p>
          </table:table-cell>
          <table:table-cell office:value-type="float" office:value="0.887910233088626" calcext:value-type="float">
            <text:p>0,887910233088626</text:p>
          </table:table-cell>
          <table:table-cell office:value-type="float" office:value="0.897689520934958" calcext:value-type="float">
            <text:p>0,897689520934958</text:p>
          </table:table-cell>
          <table:table-cell office:value-type="float" office:value="0.877848730742588" calcext:value-type="float">
            <text:p>0,877848730742588</text:p>
          </table:table-cell>
          <table:table-cell office:value-type="float" office:value="0.888144701420734" calcext:value-type="float">
            <text:p>0,8881447014207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265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4.16532313909427" calcext:value-type="float">
            <text:p>4,1653231390942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TurdMeru-ab-m-10mn-hno-cos-la-r3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4.16532313909427" calcext:value-type="float">
            <text:p>4,1653231390942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8T18:18:50.89" calcext:value-type="date">
            <text:p>2024-05-08 18:18:50</text:p>
          </table:table-cell>
          <table:table-cell office:value-type="float" office:value="1.035353" calcext:value-type="float">
            <text:p>1,035353</text:p>
          </table:table-cell>
          <table:table-cell office:value-type="string" calcext:value-type="string">
            <text:p>C:\git\pyaudisam\tests\tmp\val-oanlr\TurdMeru-ab-m-10mn-hno-cos-la-r300-utna7_i7</text:p>
          </table:table-cell>
          <table:table-cell office:value-type="float" office:value="355" calcext:value-type="float">
            <text:p>35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868421" calcext:value-type="float">
            <text:p>1,868421</text:p>
          </table:table-cell>
          <table:table-cell office:value-type="float" office:value="0.05827546" calcext:value-type="float">
            <text:p>0,05827546</text:p>
          </table:table-cell>
          <table:table-cell office:value-type="float" office:value="1.664459" calcext:value-type="float">
            <text:p>1,664459</text:p>
          </table:table-cell>
          <table:table-cell office:value-type="float" office:value="2.097376" calcext:value-type="float">
            <text:p>2,097376</text:p>
          </table:table-cell>
          <table:table-cell office:value-type="float" office:value="95" calcext:value-type="float">
            <text:p>95</text:p>
          </table:table-cell>
          <table:table-cell office:value-type="float" office:value="4.16532" calcext:value-type="float">
            <text:p>4,16532</text:p>
          </table:table-cell>
          <table:table-cell office:value-type="float" office:value="300" calcext:value-type="float">
            <text:p>300</text:p>
          </table:table-cell>
          <table:table-cell office:value-type="float" office:value="88.75" calcext:value-type="float">
            <text:p>88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80.113" calcext:value-type="float">
            <text:p>3980,113</text:p>
          </table:table-cell>
          <table:table-cell office:value-type="float" office:value="0.9476646" calcext:value-type="float">
            <text:p>0,9476646</text:p>
          </table:table-cell>
          <table:table-cell office:value-type="float" office:value="0.5462364" calcext:value-type="float">
            <text:p>0,5462364</text:p>
          </table:table-cell>
          <table:table-cell office:value-type="float" office:value="0.7145846" calcext:value-type="float">
            <text:p>0,7145846</text:p>
          </table:table-cell>
          <table:table-cell office:value-type="float" office:value="0.9476646" calcext:value-type="float">
            <text:p>0,9476646</text:p>
          </table:table-cell>
          <table:table-cell office:value-type="float" office:value="0.0001172299" calcext:value-type="float">
            <text:p>0,0001172299</text:p>
          </table:table-cell>
          <table:table-cell office:value-type="float" office:value="0.1005029" calcext:value-type="float">
            <text:p>0,1005029</text:p>
          </table:table-cell>
          <table:table-cell office:value-type="float" office:value="0.00009625235" calcext:value-type="float">
            <text:p>0,00009625235</text:p>
          </table:table-cell>
          <table:table-cell office:value-type="float" office:value="0.0001427793" calcext:value-type="float">
            <text:p>0,0001427793</text:p>
          </table:table-cell>
          <table:table-cell office:value-type="float" office:value="353" calcext:value-type="float">
            <text:p>353</text:p>
          </table:table-cell>
          <table:table-cell office:value-type="float" office:value="0.1895611" calcext:value-type="float">
            <text:p>0,1895611</text:p>
          </table:table-cell>
          <table:table-cell office:value-type="float" office:value="0.1005029" calcext:value-type="float">
            <text:p>0,1005029</text:p>
          </table:table-cell>
          <table:table-cell office:value-type="float" office:value="0.1556404" calcext:value-type="float">
            <text:p>0,1556404</text:p>
          </table:table-cell>
          <table:table-cell office:value-type="float" office:value="0.2308746" calcext:value-type="float">
            <text:p>0,2308746</text:p>
          </table:table-cell>
          <table:table-cell office:value-type="float" office:value="353" calcext:value-type="float">
            <text:p>353</text:p>
          </table:table-cell>
          <table:table-cell office:value-type="float" office:value="130.6158" calcext:value-type="float">
            <text:p>130,6158</text:p>
          </table:table-cell>
          <table:table-cell office:value-type="float" office:value="0.05025145" calcext:value-type="float">
            <text:p>0,05025145</text:p>
          </table:table-cell>
          <table:table-cell office:value-type="float" office:value="118.3318" calcext:value-type="float">
            <text:p>118,3318</text:p>
          </table:table-cell>
          <table:table-cell office:value-type="float" office:value="144.175" calcext:value-type="float">
            <text:p>144,175</text:p>
          </table:table-cell>
          <table:table-cell office:value-type="float" office:value="353" calcext:value-type="float">
            <text:p>353</text:p>
          </table:table-cell>
          <table:table-cell office:value-type="float" office:value="3980.147" calcext:value-type="float">
            <text:p>3980,147</text:p>
          </table:table-cell>
          <table:table-cell office:value-type="float" office:value="3987.858" calcext:value-type="float">
            <text:p>3987,858</text:p>
          </table:table-cell>
          <table:table-cell office:value-type="float" office:value="-1988.057" calcext:value-type="float">
            <text:p>-1988,057</text:p>
          </table:table-cell>
          <table:table-cell office:value-type="float" office:value="0.9153087" calcext:value-type="float">
            <text:p>0,9153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.4051" calcext:value-type="float">
            <text:p>110,4051</text:p>
          </table:table-cell>
          <table:table-cell office:value-type="float" office:value="0.276784" calcext:value-type="float">
            <text:p>0,276784</text:p>
          </table:table-cell>
          <table:table-cell table:number-columns-repeated="3"/>
          <table:table-cell office:value-type="float" office:value="0.3486046" calcext:value-type="float">
            <text:p>0,3486046</text:p>
          </table:table-cell>
          <table:table-cell office:value-type="float" office:value="0.116176" calcext:value-type="float">
            <text:p>0,116176</text:p>
          </table:table-cell>
          <table:table-cell office:value-type="float" office:value="0.2776552" calcext:value-type="float">
            <text:p>0,2776552</text:p>
          </table:table-cell>
          <table:table-cell office:value-type="float" office:value="0.4376839" calcext:value-type="float">
            <text:p>0,4376839</text:p>
          </table:table-cell>
          <table:table-cell office:value-type="float" office:value="443.8423" calcext:value-type="float">
            <text:p>443,8423</text:p>
          </table:table-cell>
          <table:table-cell office:value-type="float" office:value="0.3486046" calcext:value-type="float">
            <text:p>0,3486046</text:p>
          </table:table-cell>
          <table:table-cell office:value-type="float" office:value="0" calcext:value-type="float">
            <text:p>0</text:p>
          </table:table-cell>
          <table:table-cell office:value-type="float" office:value="0.116176" calcext:value-type="float">
            <text:p>0,116176</text:p>
          </table:table-cell>
          <table:table-cell office:value-type="float" office:value="0.2776552" calcext:value-type="float">
            <text:p>0,2776552</text:p>
          </table:table-cell>
          <table:table-cell office:value-type="float" office:value="0.4376839" calcext:value-type="float">
            <text:p>0,4376839</text:p>
          </table:table-cell>
          <table:table-cell office:value-type="float" office:value="443.8423" calcext:value-type="float">
            <text:p>443,8423</text:p>
          </table:table-cell>
          <table:table-cell office:value-type="float" office:value="837" calcext:value-type="float">
            <text:p>837</text:p>
          </table:table-cell>
          <table:table-cell office:value-type="float" office:value="0.116176" calcext:value-type="float">
            <text:p>0,116176</text:p>
          </table:table-cell>
          <table:table-cell office:value-type="float" office:value="666" calcext:value-type="float">
            <text:p>666</text:p>
          </table:table-cell>
          <table:table-cell office:value-type="float" office:value="1050" calcext:value-type="float">
            <text:p>1050</text:p>
          </table:table-cell>
          <table:table-cell office:value-type="float" office:value="443.8423" calcext:value-type="float">
            <text:p>443,8423</text:p>
          </table:table-cell>
          <table:table-cell office:value-type="float" office:value="0.941286017671295" calcext:value-type="float">
            <text:p>0,941286017671295</text:p>
          </table:table-cell>
          <table:table-cell office:value-type="float" office:value="0.91833634329061" calcext:value-type="float">
            <text:p>0,91833634329061</text:p>
          </table:table-cell>
          <table:table-cell office:value-type="float" office:value="0.929655058777193" calcext:value-type="float">
            <text:p>0,929655058777193</text:p>
          </table:table-cell>
          <table:table-cell office:value-type="float" office:value="0.931639097228968" calcext:value-type="float">
            <text:p>0,931639097228968</text:p>
          </table:table-cell>
          <table:table-cell office:value-type="float" office:value="0.928049978557535" calcext:value-type="float">
            <text:p>0,928049978557535</text:p>
          </table:table-cell>
          <table:table-cell office:value-type="float" office:value="0.921530834519616" calcext:value-type="float">
            <text:p>0,9215308345196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265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4.20052218765255" calcext:value-type="float">
            <text:p>4,2005221876525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TurdMeru-ab-m-10mn-hno-cos-la-r3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4.20052218765255" calcext:value-type="float">
            <text:p>4,2005221876525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8T18:18:50.82" calcext:value-type="date">
            <text:p>2024-05-08 18:18:50</text:p>
          </table:table-cell>
          <table:table-cell office:value-type="float" office:value="1.098262" calcext:value-type="float">
            <text:p>1,098262</text:p>
          </table:table-cell>
          <table:table-cell office:value-type="string" calcext:value-type="string">
            <text:p>C:\git\pyaudisam\tests\tmp\val-oanlr\TurdMeru-ab-m-10mn-hno-cos-la-r300-6h9dysly</text:p>
          </table:table-cell>
          <table:table-cell office:value-type="float" office:value="355" calcext:value-type="float">
            <text:p>35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868421" calcext:value-type="float">
            <text:p>1,868421</text:p>
          </table:table-cell>
          <table:table-cell office:value-type="float" office:value="0.05827546" calcext:value-type="float">
            <text:p>0,05827546</text:p>
          </table:table-cell>
          <table:table-cell office:value-type="float" office:value="1.664459" calcext:value-type="float">
            <text:p>1,664459</text:p>
          </table:table-cell>
          <table:table-cell office:value-type="float" office:value="2.097376" calcext:value-type="float">
            <text:p>2,097376</text:p>
          </table:table-cell>
          <table:table-cell office:value-type="float" office:value="95" calcext:value-type="float">
            <text:p>95</text:p>
          </table:table-cell>
          <table:table-cell office:value-type="float" office:value="4.20052" calcext:value-type="float">
            <text:p>4,20052</text:p>
          </table:table-cell>
          <table:table-cell office:value-type="float" office:value="300" calcext:value-type="float">
            <text:p>300</text:p>
          </table:table-cell>
          <table:table-cell office:value-type="float" office:value="88.75" calcext:value-type="float">
            <text:p>88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80.101" calcext:value-type="float">
            <text:p>3980,101</text:p>
          </table:table-cell>
          <table:table-cell office:value-type="float" office:value="0.9477991" calcext:value-type="float">
            <text:p>0,9477991</text:p>
          </table:table-cell>
          <table:table-cell office:value-type="float" office:value="0.5467124" calcext:value-type="float">
            <text:p>0,5467124</text:p>
          </table:table-cell>
          <table:table-cell office:value-type="float" office:value="0.7155349" calcext:value-type="float">
            <text:p>0,7155349</text:p>
          </table:table-cell>
          <table:table-cell office:value-type="float" office:value="0.9477991" calcext:value-type="float">
            <text:p>0,9477991</text:p>
          </table:table-cell>
          <table:table-cell office:value-type="float" office:value="0.0001172398" calcext:value-type="float">
            <text:p>0,0001172398</text:p>
          </table:table-cell>
          <table:table-cell office:value-type="float" office:value="0.1005008" calcext:value-type="float">
            <text:p>0,1005008</text:p>
          </table:table-cell>
          <table:table-cell office:value-type="float" office:value="0.00009626086" calcext:value-type="float">
            <text:p>0,00009626086</text:p>
          </table:table-cell>
          <table:table-cell office:value-type="float" office:value="0.0001427907" calcext:value-type="float">
            <text:p>0,0001427907</text:p>
          </table:table-cell>
          <table:table-cell office:value-type="float" office:value="353" calcext:value-type="float">
            <text:p>353</text:p>
          </table:table-cell>
          <table:table-cell office:value-type="float" office:value="0.1895451" calcext:value-type="float">
            <text:p>0,1895451</text:p>
          </table:table-cell>
          <table:table-cell office:value-type="float" office:value="0.1005008" calcext:value-type="float">
            <text:p>0,1005008</text:p>
          </table:table-cell>
          <table:table-cell office:value-type="float" office:value="0.1556279" calcext:value-type="float">
            <text:p>0,1556279</text:p>
          </table:table-cell>
          <table:table-cell office:value-type="float" office:value="0.2308542" calcext:value-type="float">
            <text:p>0,2308542</text:p>
          </table:table-cell>
          <table:table-cell office:value-type="float" office:value="353" calcext:value-type="float">
            <text:p>353</text:p>
          </table:table-cell>
          <table:table-cell office:value-type="float" office:value="130.6103" calcext:value-type="float">
            <text:p>130,6103</text:p>
          </table:table-cell>
          <table:table-cell office:value-type="float" office:value="0.0502504" calcext:value-type="float">
            <text:p>0,0502504</text:p>
          </table:table-cell>
          <table:table-cell office:value-type="float" office:value="118.3271" calcext:value-type="float">
            <text:p>118,3271</text:p>
          </table:table-cell>
          <table:table-cell office:value-type="float" office:value="144.1687" calcext:value-type="float">
            <text:p>144,1687</text:p>
          </table:table-cell>
          <table:table-cell office:value-type="float" office:value="353" calcext:value-type="float">
            <text:p>353</text:p>
          </table:table-cell>
          <table:table-cell office:value-type="float" office:value="3980.135" calcext:value-type="float">
            <text:p>3980,135</text:p>
          </table:table-cell>
          <table:table-cell office:value-type="float" office:value="3987.845" calcext:value-type="float">
            <text:p>3987,845</text:p>
          </table:table-cell>
          <table:table-cell office:value-type="float" office:value="-1988.051" calcext:value-type="float">
            <text:p>-1988,051</text:p>
          </table:table-cell>
          <table:table-cell office:value-type="float" office:value="0.9151525" calcext:value-type="float">
            <text:p>0,9151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.4039" calcext:value-type="float">
            <text:p>110,4039</text:p>
          </table:table-cell>
          <table:table-cell office:value-type="float" office:value="0.2768262" calcext:value-type="float">
            <text:p>0,2768262</text:p>
          </table:table-cell>
          <table:table-cell table:number-columns-repeated="3"/>
          <table:table-cell office:value-type="float" office:value="0.348634" calcext:value-type="float">
            <text:p>0,348634</text:p>
          </table:table-cell>
          <table:table-cell office:value-type="float" office:value="0.1161742" calcext:value-type="float">
            <text:p>0,1161742</text:p>
          </table:table-cell>
          <table:table-cell office:value-type="float" office:value="0.2776795" calcext:value-type="float">
            <text:p>0,2776795</text:p>
          </table:table-cell>
          <table:table-cell office:value-type="float" office:value="0.4377193" calcext:value-type="float">
            <text:p>0,4377193</text:p>
          </table:table-cell>
          <table:table-cell office:value-type="float" office:value="443.8406" calcext:value-type="float">
            <text:p>443,8406</text:p>
          </table:table-cell>
          <table:table-cell office:value-type="float" office:value="0.348634" calcext:value-type="float">
            <text:p>0,348634</text:p>
          </table:table-cell>
          <table:table-cell office:value-type="float" office:value="0" calcext:value-type="float">
            <text:p>0</text:p>
          </table:table-cell>
          <table:table-cell office:value-type="float" office:value="0.1161742" calcext:value-type="float">
            <text:p>0,1161742</text:p>
          </table:table-cell>
          <table:table-cell office:value-type="float" office:value="0.2776795" calcext:value-type="float">
            <text:p>0,2776795</text:p>
          </table:table-cell>
          <table:table-cell office:value-type="float" office:value="0.4377193" calcext:value-type="float">
            <text:p>0,4377193</text:p>
          </table:table-cell>
          <table:table-cell office:value-type="float" office:value="443.8406" calcext:value-type="float">
            <text:p>443,8406</text:p>
          </table:table-cell>
          <table:table-cell office:value-type="float" office:value="837" calcext:value-type="float">
            <text:p>837</text:p>
          </table:table-cell>
          <table:table-cell office:value-type="float" office:value="0.1161742" calcext:value-type="float">
            <text:p>0,1161742</text:p>
          </table:table-cell>
          <table:table-cell office:value-type="float" office:value="666" calcext:value-type="float">
            <text:p>666</text:p>
          </table:table-cell>
          <table:table-cell office:value-type="float" office:value="1051" calcext:value-type="float">
            <text:p>1051</text:p>
          </table:table-cell>
          <table:table-cell office:value-type="float" office:value="443.8406" calcext:value-type="float">
            <text:p>443,8406</text:p>
          </table:table-cell>
          <table:table-cell office:value-type="float" office:value="0.941282826605943" calcext:value-type="float">
            <text:p>0,941282826605943</text:p>
          </table:table-cell>
          <table:table-cell office:value-type="float" office:value="0.918334003259658" calcext:value-type="float">
            <text:p>0,918334003259658</text:p>
          </table:table-cell>
          <table:table-cell office:value-type="float" office:value="0.929652483841029" calcext:value-type="float">
            <text:p>0,929652483841029</text:p>
          </table:table-cell>
          <table:table-cell office:value-type="float" office:value="0.931651494274988" calcext:value-type="float">
            <text:p>0,931651494274988</text:p>
          </table:table-cell>
          <table:table-cell office:value-type="float" office:value="0.92803009523697" calcext:value-type="float">
            <text:p>0,92803009523697</text:p>
          </table:table-cell>
          <table:table-cell office:value-type="float" office:value="0.921529240591649" calcext:value-type="float">
            <text:p>0,9215292405916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265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10mn-haz-cos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5-08T18:18:50.93" calcext:value-type="date">
            <text:p>2024-05-08 18:18:50</text:p>
          </table:table-cell>
          <table:table-cell office:value-type="float" office:value="1.020147" calcext:value-type="float">
            <text:p>1,020147</text:p>
          </table:table-cell>
          <table:table-cell office:value-type="string" calcext:value-type="string">
            <text:p>C:\git\pyaudisam\tests\tmp\val-oanlr\TurdMeru-ab-m-10mn-haz-cos-06w0mwwl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.77599999999984" calcext:value-type="float">
            <text:p>5,77599999999984</text:p>
          </table:table-cell>
          <table:table-cell office:value-type="float" office:value="4809.67" calcext:value-type="float">
            <text:p>4809,67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3696799" calcext:value-type="float">
            <text:p>0,003696799</text:p>
          </table:table-cell>
          <table:table-cell office:value-type="float" office:value="0.1691118" calcext:value-type="float">
            <text:p>0,1691118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007024525" calcext:value-type="float">
            <text:p>0,00007024525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0006063364" calcext:value-type="float">
            <text:p>0,00006063364</text:p>
          </table:table-cell>
          <table:table-cell office:value-type="float" office:value="0.00008138047" calcext:value-type="float">
            <text:p>0,00008138047</text:p>
          </table:table-cell>
          <table:table-cell office:value-type="float" office:value="398" calcext:value-type="float">
            <text:p>398</text:p>
          </table:table-cell>
          <table:table-cell office:value-type="float" office:value="0.04608643" calcext:value-type="float">
            <text:p>0,04608643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3978046" calcext:value-type="float">
            <text:p>0,03978046</text:p>
          </table:table-cell>
          <table:table-cell office:value-type="float" office:value="0.05339202" calcext:value-type="float">
            <text:p>0,05339202</text:p>
          </table:table-cell>
          <table:table-cell office:value-type="float" office:value="398" calcext:value-type="float">
            <text:p>398</text:p>
          </table:table-cell>
          <table:table-cell office:value-type="float" office:value="168.7355" calcext:value-type="float">
            <text:p>168,7355</text:p>
          </table:table-cell>
          <table:table-cell office:value-type="float" office:value="0.03747541" calcext:value-type="float">
            <text:p>0,03747541</text:p>
          </table:table-cell>
          <table:table-cell office:value-type="float" office:value="156.755" calcext:value-type="float">
            <text:p>156,755</text:p>
          </table:table-cell>
          <table:table-cell office:value-type="float" office:value="181.6317" calcext:value-type="float">
            <text:p>181,6317</text:p>
          </table:table-cell>
          <table:table-cell office:value-type="float" office:value="398" calcext:value-type="float">
            <text:p>398</text:p>
          </table:table-cell>
          <table:table-cell office:value-type="float" office:value="4809.701" calcext:value-type="float">
            <text:p>4809,701</text:p>
          </table:table-cell>
          <table:table-cell office:value-type="float" office:value="4817.653" calcext:value-type="float">
            <text:p>4817,653</text:p>
          </table:table-cell>
          <table:table-cell office:value-type="float" office:value="-2402.835" calcext:value-type="float">
            <text:p>-2402,835</text:p>
          </table:table-cell>
          <table:table-cell office:value-type="float" office:value="0.1618546" calcext:value-type="float">
            <text:p>0,161854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973" calcext:value-type="float">
            <text:p>118,973</text:p>
          </table:table-cell>
          <table:table-cell office:value-type="float" office:value="3.463671" calcext:value-type="float">
            <text:p>3,463671</text:p>
          </table:table-cell>
          <table:table-cell table:number-columns-repeated="3"/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353659" calcext:value-type="float">
            <text:p>0,2353659</text:p>
          </table:table-cell>
          <table:table-cell office:value-type="float" office:value="0.01538082" calcext:value-type="float">
            <text:p>0,01538082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565" calcext:value-type="float">
            <text:p>565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470" calcext:value-type="float">
            <text:p>470</text:p>
          </table:table-cell>
          <table:table-cell office:value-type="float" office:value="679" calcext:value-type="float">
            <text:p>67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69007402448618" calcext:value-type="float">
            <text:p>0,269007402448618</text:p>
          </table:table-cell>
          <table:table-cell office:value-type="float" office:value="0.294769109281396" calcext:value-type="float">
            <text:p>0,294769109281396</text:p>
          </table:table-cell>
          <table:table-cell office:value-type="float" office:value="0.298202757279152" calcext:value-type="float">
            <text:p>0,298202757279152</text:p>
          </table:table-cell>
          <table:table-cell office:value-type="float" office:value="0.231982852623277" calcext:value-type="float">
            <text:p>0,231982852623277</text:p>
          </table:table-cell>
          <table:table-cell office:value-type="float" office:value="0.278627676842695" calcext:value-type="float">
            <text:p>0,278627676842695</text:p>
          </table:table-cell>
          <table:table-cell office:value-type="float" office:value="0.337953967016854" calcext:value-type="float">
            <text:p>0,337953967016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6265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urdMeru-ab-m-10mn-haz-cos-r5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50.99" calcext:value-type="date">
            <text:p>2024-05-08 18:18:50</text:p>
          </table:table-cell>
          <table:table-cell office:value-type="float" office:value="0.909934" calcext:value-type="float">
            <text:p>0,909934</text:p>
          </table:table-cell>
          <table:table-cell office:value-type="string" calcext:value-type="string">
            <text:p>C:\git\pyaudisam\tests\tmp\val-oanlr\TurdMeru-ab-m-10mn-haz-cos-r500-95jk0xel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7.5" calcext:value-type="float">
            <text:p>97,5</text:p>
          </table:table-cell>
          <table:table-cell office:value-type="float" office:value="2" calcext:value-type="float">
            <text:p>2</text:p>
          </table:table-cell>
          <table:table-cell office:value-type="float" office:value="10.4949999999999" calcext:value-type="float">
            <text:p>10,4949999999999</text:p>
          </table:table-cell>
          <table:table-cell office:value-type="float" office:value="4597.523" calcext:value-type="float">
            <text:p>4597,52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1990962" calcext:value-type="float">
            <text:p>0,01990962</text:p>
          </table:table-cell>
          <table:table-cell office:value-type="float" office:value="0.02871233" calcext:value-type="float">
            <text:p>0,0287123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00076735" calcext:value-type="float">
            <text:p>0,000076735</text:p>
          </table:table-cell>
          <table:table-cell office:value-type="float" office:value="0.08310114" calcext:value-type="float">
            <text:p>0,08310114</text:p>
          </table:table-cell>
          <table:table-cell office:value-type="float" office:value="0.00006518661" calcext:value-type="float">
            <text:p>0,00006518661</text:p>
          </table:table-cell>
          <table:table-cell office:value-type="float" office:value="0.00009032929" calcext:value-type="float">
            <text:p>0,00009032929</text:p>
          </table:table-cell>
          <table:table-cell office:value-type="float" office:value="388" calcext:value-type="float">
            <text:p>388</text:p>
          </table:table-cell>
          <table:table-cell office:value-type="float" office:value="0.1042549" calcext:value-type="float">
            <text:p>0,1042549</text:p>
          </table:table-cell>
          <table:table-cell office:value-type="float" office:value="0.08310113" calcext:value-type="float">
            <text:p>0,08310113</text:p>
          </table:table-cell>
          <table:table-cell office:value-type="float" office:value="0.08856484" calcext:value-type="float">
            <text:p>0,08856484</text:p>
          </table:table-cell>
          <table:table-cell office:value-type="float" office:value="0.1227246" calcext:value-type="float">
            <text:p>0,1227246</text:p>
          </table:table-cell>
          <table:table-cell office:value-type="float" office:value="388" calcext:value-type="float">
            <text:p>388</text:p>
          </table:table-cell>
          <table:table-cell office:value-type="float" office:value="161.4426" calcext:value-type="float">
            <text:p>161,4426</text:p>
          </table:table-cell>
          <table:table-cell office:value-type="float" office:value="0.04155056" calcext:value-type="float">
            <text:p>0,04155056</text:p>
          </table:table-cell>
          <table:table-cell office:value-type="float" office:value="148.7836" calcext:value-type="float">
            <text:p>148,7836</text:p>
          </table:table-cell>
          <table:table-cell office:value-type="float" office:value="175.1788" calcext:value-type="float">
            <text:p>175,1788</text:p>
          </table:table-cell>
          <table:table-cell office:value-type="float" office:value="388" calcext:value-type="float">
            <text:p>388</text:p>
          </table:table-cell>
          <table:table-cell office:value-type="float" office:value="4597.554" calcext:value-type="float">
            <text:p>4597,554</text:p>
          </table:table-cell>
          <table:table-cell office:value-type="float" office:value="4605.455" calcext:value-type="float">
            <text:p>4605,455</text:p>
          </table:table-cell>
          <table:table-cell office:value-type="float" office:value="-2296.761" calcext:value-type="float">
            <text:p>-2296,761</text:p>
          </table:table-cell>
          <table:table-cell office:value-type="float" office:value="0.2498132" calcext:value-type="float">
            <text:p>0,249813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919" calcext:value-type="float">
            <text:p>110,919</text:p>
          </table:table-cell>
          <table:table-cell office:value-type="float" office:value="3.167201" calcext:value-type="float">
            <text:p>3,167201</text:p>
          </table:table-cell>
          <table:table-cell table:number-columns-repeated="3"/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2506829" calcext:value-type="float">
            <text:p>0,2506829</text:p>
          </table:table-cell>
          <table:table-cell office:value-type="float" office:value="0.0177988" calcext:value-type="float">
            <text:p>0,0177988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602" calcext:value-type="float">
            <text:p>602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494" calcext:value-type="float">
            <text:p>494</text:p>
          </table:table-cell>
          <table:table-cell office:value-type="float" office:value="732" calcext:value-type="float">
            <text:p>73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366005273589877" calcext:value-type="float">
            <text:p>0,366005273589877</text:p>
          </table:table-cell>
          <table:table-cell office:value-type="float" office:value="0.38544981737466" calcext:value-type="float">
            <text:p>0,38544981737466</text:p>
          </table:table-cell>
          <table:table-cell office:value-type="float" office:value="0.390312029836242" calcext:value-type="float">
            <text:p>0,390312029836242</text:p>
          </table:table-cell>
          <table:table-cell office:value-type="float" office:value="0.307222269269166" calcext:value-type="float">
            <text:p>0,307222269269166</text:p>
          </table:table-cell>
          <table:table-cell office:value-type="float" office:value="0.371431717436577" calcext:value-type="float">
            <text:p>0,371431717436577</text:p>
          </table:table-cell>
          <table:table-cell office:value-type="float" office:value="0.428526427573635" calcext:value-type="float">
            <text:p>0,42852642757363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6265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az-cos-r600-m1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1.06" calcext:value-type="date">
            <text:p>2024-05-08 18:18:51</text:p>
          </table:table-cell>
          <table:table-cell office:value-type="float" office:value="0.941606" calcext:value-type="float">
            <text:p>0,941606</text:p>
          </table:table-cell>
          <table:table-cell office:value-type="string" calcext:value-type="string">
            <text:p>C:\git\pyaudisam\tests\tmp\val-oanlr\TurdMeru-ab-m-10mn-haz-cos-r600-m18-ze9uj943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98.5" calcext:value-type="float">
            <text:p>98,5</text:p>
          </table:table-cell>
          <table:table-cell office:value-type="float" office:value="2" calcext:value-type="float">
            <text:p>2</text:p>
          </table:table-cell>
          <table:table-cell office:value-type="float" office:value="11.3890000000001" calcext:value-type="float">
            <text:p>11,3890000000001</text:p>
          </table:table-cell>
          <table:table-cell office:value-type="float" office:value="4682.617" calcext:value-type="float">
            <text:p>4682,617</text:p>
          </table:table-cell>
          <table:table-cell table:number-columns-repeated="2" office:value-type="float" office:value="0.09187245" calcext:value-type="float">
            <text:p>0,09187245</text:p>
          </table:table-cell>
          <table:table-cell table:number-columns-repeated="2"/>
          <table:table-cell office:value-type="float" office:value="0.00007271031" calcext:value-type="float">
            <text:p>0,00007271031</text:p>
          </table:table-cell>
          <table:table-cell office:value-type="float" office:value="0.07763218" calcext:value-type="float">
            <text:p>0,07763218</text:p>
          </table:table-cell>
          <table:table-cell office:value-type="float" office:value="0.00006243243" calcext:value-type="float">
            <text:p>0,00006243243</text:p>
          </table:table-cell>
          <table:table-cell office:value-type="float" office:value="0.00008468018" calcext:value-type="float">
            <text:p>0,00008468018</text:p>
          </table:table-cell>
          <table:table-cell office:value-type="float" office:value="392" calcext:value-type="float">
            <text:p>392</text:p>
          </table:table-cell>
          <table:table-cell office:value-type="float" office:value="0.0764067" calcext:value-type="float">
            <text:p>0,0764067</text:p>
          </table:table-cell>
          <table:table-cell office:value-type="float" office:value="0.07763219" calcext:value-type="float">
            <text:p>0,07763219</text:p>
          </table:table-cell>
          <table:table-cell office:value-type="float" office:value="0.06560632" calcext:value-type="float">
            <text:p>0,06560632</text:p>
          </table:table-cell>
          <table:table-cell office:value-type="float" office:value="0.08898509" calcext:value-type="float">
            <text:p>0,08898509</text:p>
          </table:table-cell>
          <table:table-cell office:value-type="float" office:value="392" calcext:value-type="float">
            <text:p>392</text:p>
          </table:table-cell>
          <table:table-cell office:value-type="float" office:value="165.8506" calcext:value-type="float">
            <text:p>165,8506</text:p>
          </table:table-cell>
          <table:table-cell office:value-type="float" office:value="0.03881609" calcext:value-type="float">
            <text:p>0,03881609</text:p>
          </table:table-cell>
          <table:table-cell office:value-type="float" office:value="153.6692" calcext:value-type="float">
            <text:p>153,6692</text:p>
          </table:table-cell>
          <table:table-cell office:value-type="float" office:value="178.9976" calcext:value-type="float">
            <text:p>178,9976</text:p>
          </table:table-cell>
          <table:table-cell office:value-type="float" office:value="392" calcext:value-type="float">
            <text:p>392</text:p>
          </table:table-cell>
          <table:table-cell office:value-type="float" office:value="4682.647" calcext:value-type="float">
            <text:p>4682,647</text:p>
          </table:table-cell>
          <table:table-cell office:value-type="float" office:value="4690.569" calcext:value-type="float">
            <text:p>4690,569</text:p>
          </table:table-cell>
          <table:table-cell office:value-type="float" office:value="-2339.308" calcext:value-type="float">
            <text:p>-2339,308</text:p>
          </table:table-cell>
          <table:table-cell office:value-type="float" office:value="0.186309" calcext:value-type="float">
            <text:p>0,186309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4848" calcext:value-type="float">
            <text:p>116,4848</text:p>
          </table:table-cell>
          <table:table-cell office:value-type="float" office:value="3.37049" calcext:value-type="float">
            <text:p>3,37049</text:p>
          </table:table-cell>
          <table:table-cell table:number-columns-repeated="3"/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239971" calcext:value-type="float">
            <text:p>0,239971</text:p>
          </table:table-cell>
          <table:table-cell office:value-type="float" office:value="0.02161961" calcext:value-type="float">
            <text:p>0,0216196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576" calcext:value-type="float">
            <text:p>576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478" calcext:value-type="float">
            <text:p>478</text:p>
          </table:table-cell>
          <table:table-cell office:value-type="float" office:value="694" calcext:value-type="float">
            <text:p>694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33293940173868" calcext:value-type="float">
            <text:p>0,33293940173868</text:p>
          </table:table-cell>
          <table:table-cell office:value-type="float" office:value="0.355129511442995" calcext:value-type="float">
            <text:p>0,355129511442995</text:p>
          </table:table-cell>
          <table:table-cell office:value-type="float" office:value="0.359349174569348" calcext:value-type="float">
            <text:p>0,359349174569348</text:p>
          </table:table-cell>
          <table:table-cell office:value-type="float" office:value="0.308817609441298" calcext:value-type="float">
            <text:p>0,308817609441298</text:p>
          </table:table-cell>
          <table:table-cell office:value-type="float" office:value="0.334055449494451" calcext:value-type="float">
            <text:p>0,334055449494451</text:p>
          </table:table-cell>
          <table:table-cell office:value-type="float" office:value="0.398732891327186" calcext:value-type="float">
            <text:p>0,3987328913271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6265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5.8184151169267" calcext:value-type="float">
            <text:p>35,81841511692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urdMeru-ab-m-10mn-haz-cos-la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5.8184151169267" calcext:value-type="float">
            <text:p>35,818415116926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1.2" calcext:value-type="date">
            <text:p>2024-05-08 18:18:51</text:p>
          </table:table-cell>
          <table:table-cell office:value-type="float" office:value="0.800145" calcext:value-type="float">
            <text:p>0,800145</text:p>
          </table:table-cell>
          <table:table-cell office:value-type="string" calcext:value-type="string">
            <text:p>C:\git\pyaudisam\tests\tmp\val-oanlr\TurdMeru-ab-m-10mn-haz-cos-la-ma-q1pwa2l3</text:p>
          </table:table-cell>
          <table:table-cell office:value-type="float" office:value="372" calcext:value-type="float">
            <text:p>37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57895" calcext:value-type="float">
            <text:p>1,957895</text:p>
          </table:table-cell>
          <table:table-cell office:value-type="float" office:value="0.05927498" calcext:value-type="float">
            <text:p>0,05927498</text:p>
          </table:table-cell>
          <table:table-cell office:value-type="float" office:value="1.740717" calcext:value-type="float">
            <text:p>1,740717</text:p>
          </table:table-cell>
          <table:table-cell office:value-type="float" office:value="2.202168" calcext:value-type="float">
            <text:p>2,202168</text:p>
          </table:table-cell>
          <table:table-cell office:value-type="float" office:value="95" calcext:value-type="float">
            <text:p>95</text:p>
          </table:table-cell>
          <table:table-cell office:value-type="float" office:value="35.8184" calcext:value-type="float">
            <text:p>35,8184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10.225" calcext:value-type="float">
            <text:p>4410,225</text:p>
          </table:table-cell>
          <table:table-cell table:number-columns-repeated="2" office:value-type="float" office:value="0.4998064" calcext:value-type="float">
            <text:p>0,4998064</text:p>
          </table:table-cell>
          <table:table-cell table:number-columns-repeated="2"/>
          <table:table-cell office:value-type="float" office:value="0.00006625634" calcext:value-type="float">
            <text:p>0,00006625634</text:p>
          </table:table-cell>
          <table:table-cell office:value-type="float" office:value="0.08072228" calcext:value-type="float">
            <text:p>0,08072228</text:p>
          </table:table-cell>
          <table:table-cell office:value-type="float" office:value="0.00005654613" calcext:value-type="float">
            <text:p>0,00005654613</text:p>
          </table:table-cell>
          <table:table-cell office:value-type="float" office:value="0.000077634" calcext:value-type="float">
            <text:p>0,000077634</text:p>
          </table:table-cell>
          <table:table-cell office:value-type="float" office:value="370" calcext:value-type="float">
            <text:p>370</text:p>
          </table:table-cell>
          <table:table-cell office:value-type="float" office:value="0.04886103" calcext:value-type="float">
            <text:p>0,04886103</text:p>
          </table:table-cell>
          <table:table-cell office:value-type="float" office:value="0.08072228" calcext:value-type="float">
            <text:p>0,08072228</text:p>
          </table:table-cell>
          <table:table-cell office:value-type="float" office:value="0.0417002" calcext:value-type="float">
            <text:p>0,0417002</text:p>
          </table:table-cell>
          <table:table-cell office:value-type="float" office:value="0.05725153" calcext:value-type="float">
            <text:p>0,05725153</text:p>
          </table:table-cell>
          <table:table-cell office:value-type="float" office:value="370" calcext:value-type="float">
            <text:p>370</text:p>
          </table:table-cell>
          <table:table-cell office:value-type="float" office:value="173.7406" calcext:value-type="float">
            <text:p>173,7406</text:p>
          </table:table-cell>
          <table:table-cell office:value-type="float" office:value="0.04036114" calcext:value-type="float">
            <text:p>0,04036114</text:p>
          </table:table-cell>
          <table:table-cell office:value-type="float" office:value="160.4897" calcext:value-type="float">
            <text:p>160,4897</text:p>
          </table:table-cell>
          <table:table-cell office:value-type="float" office:value="188.0856" calcext:value-type="float">
            <text:p>188,0856</text:p>
          </table:table-cell>
          <table:table-cell office:value-type="float" office:value="370" calcext:value-type="float">
            <text:p>370</text:p>
          </table:table-cell>
          <table:table-cell office:value-type="float" office:value="4410.257" calcext:value-type="float">
            <text:p>4410,257</text:p>
          </table:table-cell>
          <table:table-cell office:value-type="float" office:value="4418.062" calcext:value-type="float">
            <text:p>4418,062</text:p>
          </table:table-cell>
          <table:table-cell office:value-type="float" office:value="-2203.112" calcext:value-type="float">
            <text:p>-2203,112</text:p>
          </table:table-cell>
          <table:table-cell office:value-type="float" office:value="0.4241349" calcext:value-type="float">
            <text:p>0,4241349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3424" calcext:value-type="float">
            <text:p>127,3424</text:p>
          </table:table-cell>
          <table:table-cell office:value-type="float" office:value="3.571487" calcext:value-type="float">
            <text:p>3,571487</text:p>
          </table:table-cell>
          <table:table-cell table:number-columns-repeated="3"/>
          <table:table-cell office:value-type="float" office:value="0.2064605" calcext:value-type="float">
            <text:p>0,2064605</text:p>
          </table:table-cell>
          <table:table-cell office:value-type="float" office:value="0.1001479" calcext:value-type="float">
            <text:p>0,1001479</text:p>
          </table:table-cell>
          <table:table-cell office:value-type="float" office:value="0.1696494" calcext:value-type="float">
            <text:p>0,1696494</text:p>
          </table:table-cell>
          <table:table-cell office:value-type="float" office:value="0.2512589" calcext:value-type="float">
            <text:p>0,2512589</text:p>
          </table:table-cell>
          <table:table-cell office:value-type="float" office:value="411.0859" calcext:value-type="float">
            <text:p>411,0859</text:p>
          </table:table-cell>
          <table:table-cell office:value-type="float" office:value="0.2064605" calcext:value-type="float">
            <text:p>0,2064605</text:p>
          </table:table-cell>
          <table:table-cell office:value-type="float" office:value="0" calcext:value-type="float">
            <text:p>0</text:p>
          </table:table-cell>
          <table:table-cell office:value-type="float" office:value="0.1001479" calcext:value-type="float">
            <text:p>0,1001479</text:p>
          </table:table-cell>
          <table:table-cell office:value-type="float" office:value="0.1696494" calcext:value-type="float">
            <text:p>0,1696494</text:p>
          </table:table-cell>
          <table:table-cell office:value-type="float" office:value="0.2512589" calcext:value-type="float">
            <text:p>0,2512589</text:p>
          </table:table-cell>
          <table:table-cell office:value-type="float" office:value="411.0859" calcext:value-type="float">
            <text:p>411,0859</text:p>
          </table:table-cell>
          <table:table-cell office:value-type="float" office:value="496" calcext:value-type="float">
            <text:p>496</text:p>
          </table:table-cell>
          <table:table-cell office:value-type="float" office:value="0.1001479" calcext:value-type="float">
            <text:p>0,1001479</text:p>
          </table:table-cell>
          <table:table-cell office:value-type="float" office:value="407" calcext:value-type="float">
            <text:p>407</text:p>
          </table:table-cell>
          <table:table-cell office:value-type="float" office:value="603" calcext:value-type="float">
            <text:p>603</text:p>
          </table:table-cell>
          <table:table-cell office:value-type="float" office:value="411.0859" calcext:value-type="float">
            <text:p>411,0859</text:p>
          </table:table-cell>
          <table:table-cell office:value-type="float" office:value="0.552579188840698" calcext:value-type="float">
            <text:p>0,552579188840698</text:p>
          </table:table-cell>
          <table:table-cell office:value-type="float" office:value="0.552723989696287" calcext:value-type="float">
            <text:p>0,552723989696287</text:p>
          </table:table-cell>
          <table:table-cell office:value-type="float" office:value="0.559699469440215" calcext:value-type="float">
            <text:p>0,559699469440215</text:p>
          </table:table-cell>
          <table:table-cell office:value-type="float" office:value="0.552705061378018" calcext:value-type="float">
            <text:p>0,552705061378018</text:p>
          </table:table-cell>
          <table:table-cell office:value-type="float" office:value="0.542714548116891" calcext:value-type="float">
            <text:p>0,542714548116891</text:p>
          </table:table-cell>
          <table:table-cell office:value-type="float" office:value="0.59036656657443" calcext:value-type="float">
            <text:p>0,590366566574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6265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5.8221175059389" calcext:value-type="float">
            <text:p>35,822117505938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urdMeru-ab-m-10mn-haz-cos-la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5.8221175059389" calcext:value-type="float">
            <text:p>35,822117505938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1.28" calcext:value-type="date">
            <text:p>2024-05-08 18:18:51</text:p>
          </table:table-cell>
          <table:table-cell office:value-type="float" office:value="0.791139" calcext:value-type="float">
            <text:p>0,791139</text:p>
          </table:table-cell>
          <table:table-cell office:value-type="string" calcext:value-type="string">
            <text:p>C:\git\pyaudisam\tests\tmp\val-oanlr\TurdMeru-ab-m-10mn-haz-cos-la-ma-7ik1icpr</text:p>
          </table:table-cell>
          <table:table-cell office:value-type="float" office:value="372" calcext:value-type="float">
            <text:p>37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57895" calcext:value-type="float">
            <text:p>1,957895</text:p>
          </table:table-cell>
          <table:table-cell office:value-type="float" office:value="0.05927498" calcext:value-type="float">
            <text:p>0,05927498</text:p>
          </table:table-cell>
          <table:table-cell office:value-type="float" office:value="1.740717" calcext:value-type="float">
            <text:p>1,740717</text:p>
          </table:table-cell>
          <table:table-cell office:value-type="float" office:value="2.202168" calcext:value-type="float">
            <text:p>2,202168</text:p>
          </table:table-cell>
          <table:table-cell office:value-type="float" office:value="95" calcext:value-type="float">
            <text:p>95</text:p>
          </table:table-cell>
          <table:table-cell office:value-type="float" office:value="35.8221" calcext:value-type="float">
            <text:p>35,8221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10.218" calcext:value-type="float">
            <text:p>4410,218</text:p>
          </table:table-cell>
          <table:table-cell table:number-columns-repeated="2" office:value-type="float" office:value="0.4998178" calcext:value-type="float">
            <text:p>0,4998178</text:p>
          </table:table-cell>
          <table:table-cell table:number-columns-repeated="2"/>
          <table:table-cell office:value-type="float" office:value="0.00006626646" calcext:value-type="float">
            <text:p>0,00006626646</text:p>
          </table:table-cell>
          <table:table-cell office:value-type="float" office:value="0.08072863" calcext:value-type="float">
            <text:p>0,08072863</text:p>
          </table:table-cell>
          <table:table-cell office:value-type="float" office:value="0.00005655407" calcext:value-type="float">
            <text:p>0,00005655407</text:p>
          </table:table-cell>
          <table:table-cell office:value-type="float" office:value="0.00007764682" calcext:value-type="float">
            <text:p>0,00007764682</text:p>
          </table:table-cell>
          <table:table-cell office:value-type="float" office:value="370" calcext:value-type="float">
            <text:p>370</text:p>
          </table:table-cell>
          <table:table-cell office:value-type="float" office:value="0.04885357" calcext:value-type="float">
            <text:p>0,04885357</text:p>
          </table:table-cell>
          <table:table-cell office:value-type="float" office:value="0.08072864" calcext:value-type="float">
            <text:p>0,08072864</text:p>
          </table:table-cell>
          <table:table-cell office:value-type="float" office:value="0.0416933" calcext:value-type="float">
            <text:p>0,0416933</text:p>
          </table:table-cell>
          <table:table-cell office:value-type="float" office:value="0.0572435" calcext:value-type="float">
            <text:p>0,0572435</text:p>
          </table:table-cell>
          <table:table-cell office:value-type="float" office:value="370" calcext:value-type="float">
            <text:p>370</text:p>
          </table:table-cell>
          <table:table-cell office:value-type="float" office:value="173.7273" calcext:value-type="float">
            <text:p>173,7273</text:p>
          </table:table-cell>
          <table:table-cell office:value-type="float" office:value="0.04036432" calcext:value-type="float">
            <text:p>0,04036432</text:p>
          </table:table-cell>
          <table:table-cell office:value-type="float" office:value="160.4764" calcext:value-type="float">
            <text:p>160,4764</text:p>
          </table:table-cell>
          <table:table-cell office:value-type="float" office:value="188.0724" calcext:value-type="float">
            <text:p>188,0724</text:p>
          </table:table-cell>
          <table:table-cell office:value-type="float" office:value="370" calcext:value-type="float">
            <text:p>370</text:p>
          </table:table-cell>
          <table:table-cell office:value-type="float" office:value="4410.251" calcext:value-type="float">
            <text:p>4410,251</text:p>
          </table:table-cell>
          <table:table-cell office:value-type="float" office:value="4418.056" calcext:value-type="float">
            <text:p>4418,056</text:p>
          </table:table-cell>
          <table:table-cell office:value-type="float" office:value="-2203.109" calcext:value-type="float">
            <text:p>-2203,109</text:p>
          </table:table-cell>
          <table:table-cell office:value-type="float" office:value="0.4235421" calcext:value-type="float">
            <text:p>0,423542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3314" calcext:value-type="float">
            <text:p>127,3314</text:p>
          </table:table-cell>
          <table:table-cell office:value-type="float" office:value="3.571383" calcext:value-type="float">
            <text:p>3,571383</text:p>
          </table:table-cell>
          <table:table-cell table:number-columns-repeated="3"/>
          <table:table-cell office:value-type="float" office:value="0.206492" calcext:value-type="float">
            <text:p>0,206492</text:p>
          </table:table-cell>
          <table:table-cell office:value-type="float" office:value="0.1001531" calcext:value-type="float">
            <text:p>0,1001531</text:p>
          </table:table-cell>
          <table:table-cell office:value-type="float" office:value="0.1696736" calcext:value-type="float">
            <text:p>0,1696736</text:p>
          </table:table-cell>
          <table:table-cell office:value-type="float" office:value="0.2512998" calcext:value-type="float">
            <text:p>0,2512998</text:p>
          </table:table-cell>
          <table:table-cell office:value-type="float" office:value="411.1093" calcext:value-type="float">
            <text:p>411,1093</text:p>
          </table:table-cell>
          <table:table-cell office:value-type="float" office:value="0.206492" calcext:value-type="float">
            <text:p>0,206492</text:p>
          </table:table-cell>
          <table:table-cell office:value-type="float" office:value="0" calcext:value-type="float">
            <text:p>0</text:p>
          </table:table-cell>
          <table:table-cell office:value-type="float" office:value="0.1001531" calcext:value-type="float">
            <text:p>0,1001531</text:p>
          </table:table-cell>
          <table:table-cell office:value-type="float" office:value="0.1696736" calcext:value-type="float">
            <text:p>0,1696736</text:p>
          </table:table-cell>
          <table:table-cell office:value-type="float" office:value="0.2512998" calcext:value-type="float">
            <text:p>0,2512998</text:p>
          </table:table-cell>
          <table:table-cell office:value-type="float" office:value="411.1093" calcext:value-type="float">
            <text:p>411,1093</text:p>
          </table:table-cell>
          <table:table-cell office:value-type="float" office:value="496" calcext:value-type="float">
            <text:p>496</text:p>
          </table:table-cell>
          <table:table-cell office:value-type="float" office:value="0.1001531" calcext:value-type="float">
            <text:p>0,1001531</text:p>
          </table:table-cell>
          <table:table-cell office:value-type="float" office:value="407" calcext:value-type="float">
            <text:p>407</text:p>
          </table:table-cell>
          <table:table-cell office:value-type="float" office:value="603" calcext:value-type="float">
            <text:p>603</text:p>
          </table:table-cell>
          <table:table-cell office:value-type="float" office:value="411.1093" calcext:value-type="float">
            <text:p>411,1093</text:p>
          </table:table-cell>
          <table:table-cell office:value-type="float" office:value="0.552469604594798" calcext:value-type="float">
            <text:p>0,552469604594798</text:p>
          </table:table-cell>
          <table:table-cell office:value-type="float" office:value="0.552627501567831" calcext:value-type="float">
            <text:p>0,552627501567831</text:p>
          </table:table-cell>
          <table:table-cell office:value-type="float" office:value="0.559602201081666" calcext:value-type="float">
            <text:p>0,559602201081666</text:p>
          </table:table-cell>
          <table:table-cell office:value-type="float" office:value="0.552621080764444" calcext:value-type="float">
            <text:p>0,552621080764444</text:p>
          </table:table-cell>
          <table:table-cell office:value-type="float" office:value="0.542546389281794" calcext:value-type="float">
            <text:p>0,542546389281794</text:p>
          </table:table-cell>
          <table:table-cell office:value-type="float" office:value="0.590274411496582" calcext:value-type="float">
            <text:p>0,5902744114965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626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3.6675126913245" calcext:value-type="float">
            <text:p>33,66751269132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urdMeru-ab-m-10mn-haz-cos-la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3.6675126913245" calcext:value-type="float">
            <text:p>33,667512691324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1.09" calcext:value-type="date">
            <text:p>2024-05-08 18:18:51</text:p>
          </table:table-cell>
          <table:table-cell office:value-type="float" office:value="0.831413" calcext:value-type="float">
            <text:p>0,831413</text:p>
          </table:table-cell>
          <table:table-cell office:value-type="string" calcext:value-type="string">
            <text:p>C:\git\pyaudisam\tests\tmp\val-oanlr\TurdMeru-ab-m-10mn-haz-cos-la-ma-3pt68xu7</text:p>
          </table:table-cell>
          <table:table-cell office:value-type="float" office:value="374" calcext:value-type="float">
            <text:p>37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68421" calcext:value-type="float">
            <text:p>1,968421</text:p>
          </table:table-cell>
          <table:table-cell office:value-type="float" office:value="0.05957227" calcext:value-type="float">
            <text:p>0,05957227</text:p>
          </table:table-cell>
          <table:table-cell office:value-type="float" office:value="1.749046" calcext:value-type="float">
            <text:p>1,749046</text:p>
          </table:table-cell>
          <table:table-cell office:value-type="float" office:value="2.215312" calcext:value-type="float">
            <text:p>2,215312</text:p>
          </table:table-cell>
          <table:table-cell office:value-type="float" office:value="95" calcext:value-type="float">
            <text:p>95</text:p>
          </table:table-cell>
          <table:table-cell office:value-type="float" office:value="33.6675" calcext:value-type="float">
            <text:p>33,6675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3.5" calcext:value-type="float">
            <text:p>93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38.16" calcext:value-type="float">
            <text:p>4438,16</text:p>
          </table:table-cell>
          <table:table-cell table:number-columns-repeated="2" office:value-type="float" office:value="0.3795466" calcext:value-type="float">
            <text:p>0,3795466</text:p>
          </table:table-cell>
          <table:table-cell table:number-columns-repeated="2"/>
          <table:table-cell office:value-type="float" office:value="0.00006603621" calcext:value-type="float">
            <text:p>0,00006603621</text:p>
          </table:table-cell>
          <table:table-cell office:value-type="float" office:value="0.07988172" calcext:value-type="float">
            <text:p>0,07988172</text:p>
          </table:table-cell>
          <table:table-cell office:value-type="float" office:value="0.0000564512" calcext:value-type="float">
            <text:p>0,0000564512</text:p>
          </table:table-cell>
          <table:table-cell office:value-type="float" office:value="0.00007724868" calcext:value-type="float">
            <text:p>0,00007724868</text:p>
          </table:table-cell>
          <table:table-cell office:value-type="float" office:value="372" calcext:value-type="float">
            <text:p>372</text:p>
          </table:table-cell>
          <table:table-cell office:value-type="float" office:value="0.0490239" calcext:value-type="float">
            <text:p>0,0490239</text:p>
          </table:table-cell>
          <table:table-cell office:value-type="float" office:value="0.07988172" calcext:value-type="float">
            <text:p>0,07988172</text:p>
          </table:table-cell>
          <table:table-cell office:value-type="float" office:value="0.0419082" calcext:value-type="float">
            <text:p>0,0419082</text:p>
          </table:table-cell>
          <table:table-cell office:value-type="float" office:value="0.05734781" calcext:value-type="float">
            <text:p>0,05734781</text:p>
          </table:table-cell>
          <table:table-cell office:value-type="float" office:value="372" calcext:value-type="float">
            <text:p>372</text:p>
          </table:table-cell>
          <table:table-cell office:value-type="float" office:value="174.0299" calcext:value-type="float">
            <text:p>174,0299</text:p>
          </table:table-cell>
          <table:table-cell office:value-type="float" office:value="0.03994086" calcext:value-type="float">
            <text:p>0,03994086</text:p>
          </table:table-cell>
          <table:table-cell office:value-type="float" office:value="160.8899" calcext:value-type="float">
            <text:p>160,8899</text:p>
          </table:table-cell>
          <table:table-cell office:value-type="float" office:value="188.2431" calcext:value-type="float">
            <text:p>188,2431</text:p>
          </table:table-cell>
          <table:table-cell office:value-type="float" office:value="372" calcext:value-type="float">
            <text:p>372</text:p>
          </table:table-cell>
          <table:table-cell office:value-type="float" office:value="4438.192" calcext:value-type="float">
            <text:p>4438,192</text:p>
          </table:table-cell>
          <table:table-cell office:value-type="float" office:value="4446.009" calcext:value-type="float">
            <text:p>4446,009</text:p>
          </table:table-cell>
          <table:table-cell office:value-type="float" office:value="-2217.08" calcext:value-type="float">
            <text:p>-2217,08</text:p>
          </table:table-cell>
          <table:table-cell office:value-type="float" office:value="0.4253896" calcext:value-type="float">
            <text:p>0,425389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2099" calcext:value-type="float">
            <text:p>127,2099</text:p>
          </table:table-cell>
          <table:table-cell office:value-type="float" office:value="3.569827" calcext:value-type="float">
            <text:p>3,569827</text:p>
          </table:table-cell>
          <table:table-cell table:number-columns-repeated="3"/>
          <table:table-cell office:value-type="float" office:value="0.2068809" calcext:value-type="float">
            <text:p>0,2068809</text:p>
          </table:table-cell>
          <table:table-cell office:value-type="float" office:value="0.09964911" calcext:value-type="float">
            <text:p>0,09964911</text:p>
          </table:table-cell>
          <table:table-cell office:value-type="float" office:value="0.1701595" calcext:value-type="float">
            <text:p>0,1701595</text:p>
          </table:table-cell>
          <table:table-cell office:value-type="float" office:value="0.2515269" calcext:value-type="float">
            <text:p>0,2515269</text:p>
          </table:table-cell>
          <table:table-cell office:value-type="float" office:value="407.4029" calcext:value-type="float">
            <text:p>407,4029</text:p>
          </table:table-cell>
          <table:table-cell office:value-type="float" office:value="0.2068809" calcext:value-type="float">
            <text:p>0,2068809</text:p>
          </table:table-cell>
          <table:table-cell office:value-type="float" office:value="0" calcext:value-type="float">
            <text:p>0</text:p>
          </table:table-cell>
          <table:table-cell office:value-type="float" office:value="0.09964911" calcext:value-type="float">
            <text:p>0,09964911</text:p>
          </table:table-cell>
          <table:table-cell office:value-type="float" office:value="0.1701595" calcext:value-type="float">
            <text:p>0,1701595</text:p>
          </table:table-cell>
          <table:table-cell office:value-type="float" office:value="0.2515269" calcext:value-type="float">
            <text:p>0,2515269</text:p>
          </table:table-cell>
          <table:table-cell office:value-type="float" office:value="407.4029" calcext:value-type="float">
            <text:p>407,4029</text:p>
          </table:table-cell>
          <table:table-cell office:value-type="float" office:value="497" calcext:value-type="float">
            <text:p>497</text:p>
          </table:table-cell>
          <table:table-cell office:value-type="float" office:value="0.09964911" calcext:value-type="float">
            <text:p>0,09964911</text:p>
          </table:table-cell>
          <table:table-cell office:value-type="float" office:value="408" calcext:value-type="float">
            <text:p>408</text:p>
          </table:table-cell>
          <table:table-cell office:value-type="float" office:value="604" calcext:value-type="float">
            <text:p>604</text:p>
          </table:table-cell>
          <table:table-cell office:value-type="float" office:value="407.4029" calcext:value-type="float">
            <text:p>407,4029</text:p>
          </table:table-cell>
          <table:table-cell office:value-type="float" office:value="0.531995524152576" calcext:value-type="float">
            <text:p>0,531995524152576</text:p>
          </table:table-cell>
          <table:table-cell office:value-type="float" office:value="0.534719309101038" calcext:value-type="float">
            <text:p>0,534719309101038</text:p>
          </table:table-cell>
          <table:table-cell office:value-type="float" office:value="0.541426877570939" calcext:value-type="float">
            <text:p>0,541426877570939</text:p>
          </table:table-cell>
          <table:table-cell office:value-type="float" office:value="0.520472966747803" calcext:value-type="float">
            <text:p>0,520472966747803</text:p>
          </table:table-cell>
          <table:table-cell office:value-type="float" office:value="0.527109198812339" calcext:value-type="float">
            <text:p>0,527109198812339</text:p>
          </table:table-cell>
          <table:table-cell office:value-type="float" office:value="0.573291516429632" calcext:value-type="float">
            <text:p>0,5732915164296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16265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5.8225585688043" calcext:value-type="float">
            <text:p>35,822558568804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urdMeru-ab-m-10mn-haz-cos-la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5.8225585688043" calcext:value-type="float">
            <text:p>35,822558568804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1.17" calcext:value-type="date">
            <text:p>2024-05-08 18:18:51</text:p>
          </table:table-cell>
          <table:table-cell office:value-type="float" office:value="0.753495" calcext:value-type="float">
            <text:p>0,753495</text:p>
          </table:table-cell>
          <table:table-cell office:value-type="string" calcext:value-type="string">
            <text:p>C:\git\pyaudisam\tests\tmp\val-oanlr\TurdMeru-ab-m-10mn-haz-cos-la-ma-xd355eik</text:p>
          </table:table-cell>
          <table:table-cell office:value-type="float" office:value="372" calcext:value-type="float">
            <text:p>37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57895" calcext:value-type="float">
            <text:p>1,957895</text:p>
          </table:table-cell>
          <table:table-cell office:value-type="float" office:value="0.05927498" calcext:value-type="float">
            <text:p>0,05927498</text:p>
          </table:table-cell>
          <table:table-cell office:value-type="float" office:value="1.740717" calcext:value-type="float">
            <text:p>1,740717</text:p>
          </table:table-cell>
          <table:table-cell office:value-type="float" office:value="2.202168" calcext:value-type="float">
            <text:p>2,202168</text:p>
          </table:table-cell>
          <table:table-cell office:value-type="float" office:value="95" calcext:value-type="float">
            <text:p>95</text:p>
          </table:table-cell>
          <table:table-cell office:value-type="float" office:value="35.8226" calcext:value-type="float">
            <text:p>35,8226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10.217" calcext:value-type="float">
            <text:p>4410,217</text:p>
          </table:table-cell>
          <table:table-cell table:number-columns-repeated="2" office:value-type="float" office:value="0.4998241" calcext:value-type="float">
            <text:p>0,4998241</text:p>
          </table:table-cell>
          <table:table-cell table:number-columns-repeated="2"/>
          <table:table-cell office:value-type="float" office:value="0.00006626772" calcext:value-type="float">
            <text:p>0,00006626772</text:p>
          </table:table-cell>
          <table:table-cell office:value-type="float" office:value="0.0807301" calcext:value-type="float">
            <text:p>0,0807301</text:p>
          </table:table-cell>
          <table:table-cell office:value-type="float" office:value="0.00005655498" calcext:value-type="float">
            <text:p>0,00005655498</text:p>
          </table:table-cell>
          <table:table-cell office:value-type="float" office:value="0.00007764852" calcext:value-type="float">
            <text:p>0,00007764852</text:p>
          </table:table-cell>
          <table:table-cell office:value-type="float" office:value="370" calcext:value-type="float">
            <text:p>370</text:p>
          </table:table-cell>
          <table:table-cell office:value-type="float" office:value="0.04885264" calcext:value-type="float">
            <text:p>0,04885264</text:p>
          </table:table-cell>
          <table:table-cell office:value-type="float" office:value="0.0807301" calcext:value-type="float">
            <text:p>0,0807301</text:p>
          </table:table-cell>
          <table:table-cell office:value-type="float" office:value="0.04169239" calcext:value-type="float">
            <text:p>0,04169239</text:p>
          </table:table-cell>
          <table:table-cell office:value-type="float" office:value="0.05724258" calcext:value-type="float">
            <text:p>0,05724258</text:p>
          </table:table-cell>
          <table:table-cell office:value-type="float" office:value="370" calcext:value-type="float">
            <text:p>370</text:p>
          </table:table-cell>
          <table:table-cell office:value-type="float" office:value="173.7257" calcext:value-type="float">
            <text:p>173,7257</text:p>
          </table:table-cell>
          <table:table-cell office:value-type="float" office:value="0.04036505" calcext:value-type="float">
            <text:p>0,04036505</text:p>
          </table:table-cell>
          <table:table-cell office:value-type="float" office:value="160.4747" calcext:value-type="float">
            <text:p>160,4747</text:p>
          </table:table-cell>
          <table:table-cell office:value-type="float" office:value="188.0709" calcext:value-type="float">
            <text:p>188,0709</text:p>
          </table:table-cell>
          <table:table-cell office:value-type="float" office:value="370" calcext:value-type="float">
            <text:p>370</text:p>
          </table:table-cell>
          <table:table-cell office:value-type="float" office:value="4410.25" calcext:value-type="float">
            <text:p>4410,25</text:p>
          </table:table-cell>
          <table:table-cell office:value-type="float" office:value="4418.055" calcext:value-type="float">
            <text:p>4418,055</text:p>
          </table:table-cell>
          <table:table-cell office:value-type="float" office:value="-2203.109" calcext:value-type="float">
            <text:p>-2203,109</text:p>
          </table:table-cell>
          <table:table-cell office:value-type="float" office:value="0.4235471" calcext:value-type="float">
            <text:p>0,423547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3295" calcext:value-type="float">
            <text:p>127,3295</text:p>
          </table:table-cell>
          <table:table-cell office:value-type="float" office:value="3.571343" calcext:value-type="float">
            <text:p>3,571343</text:p>
          </table:table-cell>
          <table:table-cell table:number-columns-repeated="3"/>
          <table:table-cell office:value-type="float" office:value="0.2064959" calcext:value-type="float">
            <text:p>0,2064959</text:p>
          </table:table-cell>
          <table:table-cell office:value-type="float" office:value="0.1001542" calcext:value-type="float">
            <text:p>0,1001542</text:p>
          </table:table-cell>
          <table:table-cell office:value-type="float" office:value="0.1696764" calcext:value-type="float">
            <text:p>0,1696764</text:p>
          </table:table-cell>
          <table:table-cell office:value-type="float" office:value="0.2513051" calcext:value-type="float">
            <text:p>0,2513051</text:p>
          </table:table-cell>
          <table:table-cell office:value-type="float" office:value="411.1147" calcext:value-type="float">
            <text:p>411,1147</text:p>
          </table:table-cell>
          <table:table-cell office:value-type="float" office:value="0.2064959" calcext:value-type="float">
            <text:p>0,2064959</text:p>
          </table:table-cell>
          <table:table-cell office:value-type="float" office:value="0" calcext:value-type="float">
            <text:p>0</text:p>
          </table:table-cell>
          <table:table-cell office:value-type="float" office:value="0.1001542" calcext:value-type="float">
            <text:p>0,1001542</text:p>
          </table:table-cell>
          <table:table-cell office:value-type="float" office:value="0.1696764" calcext:value-type="float">
            <text:p>0,1696764</text:p>
          </table:table-cell>
          <table:table-cell office:value-type="float" office:value="0.2513051" calcext:value-type="float">
            <text:p>0,2513051</text:p>
          </table:table-cell>
          <table:table-cell office:value-type="float" office:value="411.1147" calcext:value-type="float">
            <text:p>411,1147</text:p>
          </table:table-cell>
          <table:table-cell office:value-type="float" office:value="496" calcext:value-type="float">
            <text:p>496</text:p>
          </table:table-cell>
          <table:table-cell office:value-type="float" office:value="0.1001542" calcext:value-type="float">
            <text:p>0,1001542</text:p>
          </table:table-cell>
          <table:table-cell office:value-type="float" office:value="407" calcext:value-type="float">
            <text:p>407</text:p>
          </table:table-cell>
          <table:table-cell office:value-type="float" office:value="603" calcext:value-type="float">
            <text:p>603</text:p>
          </table:table-cell>
          <table:table-cell office:value-type="float" office:value="411.1147" calcext:value-type="float">
            <text:p>411,1147</text:p>
          </table:table-cell>
          <table:table-cell office:value-type="float" office:value="0.552471322429846" calcext:value-type="float">
            <text:p>0,552471322429846</text:p>
          </table:table-cell>
          <table:table-cell office:value-type="float" office:value="0.552628883337624" calcext:value-type="float">
            <text:p>0,552628883337624</text:p>
          </table:table-cell>
          <table:table-cell office:value-type="float" office:value="0.559603692829825" calcext:value-type="float">
            <text:p>0,559603692829825</text:p>
          </table:table-cell>
          <table:table-cell office:value-type="float" office:value="0.552623164169627" calcext:value-type="float">
            <text:p>0,552623164169627</text:p>
          </table:table-cell>
          <table:table-cell office:value-type="float" office:value="0.542548386515719" calcext:value-type="float">
            <text:p>0,542548386515719</text:p>
          </table:table-cell>
          <table:table-cell office:value-type="float" office:value="0.590275607916543" calcext:value-type="float">
            <text:p>0,5902756079165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16265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.1562281132619" calcext:value-type="float">
            <text:p>30,1562281132619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urdMeru-ab-m-10mn-haz-cos-la-r375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.1562281132619" calcext:value-type="float">
            <text:p>30,1562281132619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1.53" calcext:value-type="date">
            <text:p>2024-05-08 18:18:51</text:p>
          </table:table-cell>
          <table:table-cell office:value-type="float" office:value="0.909838" calcext:value-type="float">
            <text:p>0,909838</text:p>
          </table:table-cell>
          <table:table-cell office:value-type="string" calcext:value-type="string">
            <text:p>C:\git\pyaudisam\tests\tmp\val-oanlr\TurdMeru-ab-m-10mn-haz-cos-la-r375-ma-kew0rf08</text:p>
          </table:table-cell>
          <table:table-cell office:value-type="float" office:value="353" calcext:value-type="float">
            <text:p>353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857895" calcext:value-type="float">
            <text:p>1,857895</text:p>
          </table:table-cell>
          <table:table-cell office:value-type="float" office:value="0.06027019" calcext:value-type="float">
            <text:p>0,06027019</text:p>
          </table:table-cell>
          <table:table-cell office:value-type="float" office:value="1.648558" calcext:value-type="float">
            <text:p>1,648558</text:p>
          </table:table-cell>
          <table:table-cell office:value-type="float" office:value="2.093813" calcext:value-type="float">
            <text:p>2,093813</text:p>
          </table:table-cell>
          <table:table-cell office:value-type="float" office:value="95" calcext:value-type="float">
            <text:p>95</text:p>
          </table:table-cell>
          <table:table-cell office:value-type="float" office:value="30.1562" calcext:value-type="float">
            <text:p>30,1562</text:p>
          </table:table-cell>
          <table:table-cell office:value-type="float" office:value="375" calcext:value-type="float">
            <text:p>375</text:p>
          </table:table-cell>
          <table:table-cell office:value-type="float" office:value="88.25" calcext:value-type="float">
            <text:p>88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6.812" calcext:value-type="float">
            <text:p>4006,812</text:p>
          </table:table-cell>
          <table:table-cell table:number-columns-repeated="2" office:value-type="float" office:value="0.397495" calcext:value-type="float">
            <text:p>0,397495</text:p>
          </table:table-cell>
          <table:table-cell table:number-columns-repeated="2"/>
          <table:table-cell office:value-type="float" office:value="0.00008169785" calcext:value-type="float">
            <text:p>0,00008169785</text:p>
          </table:table-cell>
          <table:table-cell office:value-type="float" office:value="0.0988823" calcext:value-type="float">
            <text:p>0,0988823</text:p>
          </table:table-cell>
          <table:table-cell office:value-type="float" office:value="0.00006729085" calcext:value-type="float">
            <text:p>0,00006729085</text:p>
          </table:table-cell>
          <table:table-cell office:value-type="float" office:value="0.0000991894" calcext:value-type="float">
            <text:p>0,0000991894</text:p>
          </table:table-cell>
          <table:table-cell office:value-type="float" office:value="351" calcext:value-type="float">
            <text:p>351</text:p>
          </table:table-cell>
          <table:table-cell office:value-type="float" office:value="0.1740832" calcext:value-type="float">
            <text:p>0,1740832</text:p>
          </table:table-cell>
          <table:table-cell office:value-type="float" office:value="0.0988823" calcext:value-type="float">
            <text:p>0,0988823</text:p>
          </table:table-cell>
          <table:table-cell office:value-type="float" office:value="0.1433845" calcext:value-type="float">
            <text:p>0,1433845</text:p>
          </table:table-cell>
          <table:table-cell office:value-type="float" office:value="0.2113545" calcext:value-type="float">
            <text:p>0,2113545</text:p>
          </table:table-cell>
          <table:table-cell office:value-type="float" office:value="351" calcext:value-type="float">
            <text:p>351</text:p>
          </table:table-cell>
          <table:table-cell office:value-type="float" office:value="156.4623" calcext:value-type="float">
            <text:p>156,4623</text:p>
          </table:table-cell>
          <table:table-cell office:value-type="float" office:value="0.04944115" calcext:value-type="float">
            <text:p>0,04944115</text:p>
          </table:table-cell>
          <table:table-cell office:value-type="float" office:value="141.9729" calcext:value-type="float">
            <text:p>141,9729</text:p>
          </table:table-cell>
          <table:table-cell office:value-type="float" office:value="172.4304" calcext:value-type="float">
            <text:p>172,4304</text:p>
          </table:table-cell>
          <table:table-cell office:value-type="float" office:value="351" calcext:value-type="float">
            <text:p>351</text:p>
          </table:table-cell>
          <table:table-cell office:value-type="float" office:value="4006.847" calcext:value-type="float">
            <text:p>4006,847</text:p>
          </table:table-cell>
          <table:table-cell office:value-type="float" office:value="4014.545" calcext:value-type="float">
            <text:p>4014,545</text:p>
          </table:table-cell>
          <table:table-cell office:value-type="float" office:value="-2001.406" calcext:value-type="float">
            <text:p>-2001,406</text:p>
          </table:table-cell>
          <table:table-cell office:value-type="float" office:value="0.5895564" calcext:value-type="float">
            <text:p>0,5895564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9654" calcext:value-type="float">
            <text:p>109,9654</text:p>
          </table:table-cell>
          <table:table-cell office:value-type="float" office:value="2.990682" calcext:value-type="float">
            <text:p>2,990682</text:p>
          </table:table-cell>
          <table:table-cell table:number-columns-repeated="3"/>
          <table:table-cell office:value-type="float" office:value="0.2415749" calcext:value-type="float">
            <text:p>0,2415749</text:p>
          </table:table-cell>
          <table:table-cell office:value-type="float" office:value="0.1158024" calcext:value-type="float">
            <text:p>0,1158024</text:p>
          </table:table-cell>
          <table:table-cell office:value-type="float" office:value="0.1925467" calcext:value-type="float">
            <text:p>0,1925467</text:p>
          </table:table-cell>
          <table:table-cell office:value-type="float" office:value="0.3030873" calcext:value-type="float">
            <text:p>0,3030873</text:p>
          </table:table-cell>
          <table:table-cell office:value-type="float" office:value="437.2641" calcext:value-type="float">
            <text:p>437,2641</text:p>
          </table:table-cell>
          <table:table-cell office:value-type="float" office:value="0.2415749" calcext:value-type="float">
            <text:p>0,2415749</text:p>
          </table:table-cell>
          <table:table-cell office:value-type="float" office:value="0" calcext:value-type="float">
            <text:p>0</text:p>
          </table:table-cell>
          <table:table-cell office:value-type="float" office:value="0.1158024" calcext:value-type="float">
            <text:p>0,1158024</text:p>
          </table:table-cell>
          <table:table-cell office:value-type="float" office:value="0.1925467" calcext:value-type="float">
            <text:p>0,1925467</text:p>
          </table:table-cell>
          <table:table-cell office:value-type="float" office:value="0.3030873" calcext:value-type="float">
            <text:p>0,3030873</text:p>
          </table:table-cell>
          <table:table-cell office:value-type="float" office:value="437.2641" calcext:value-type="float">
            <text:p>437,2641</text:p>
          </table:table-cell>
          <table:table-cell office:value-type="float" office:value="580" calcext:value-type="float">
            <text:p>580</text:p>
          </table:table-cell>
          <table:table-cell office:value-type="float" office:value="0.1158024" calcext:value-type="float">
            <text:p>0,1158024</text:p>
          </table:table-cell>
          <table:table-cell office:value-type="float" office:value="462" calcext:value-type="float">
            <text:p>462</text:p>
          </table:table-cell>
          <table:table-cell office:value-type="float" office:value="727" calcext:value-type="float">
            <text:p>727</text:p>
          </table:table-cell>
          <table:table-cell office:value-type="float" office:value="437.2641" calcext:value-type="float">
            <text:p>437,2641</text:p>
          </table:table-cell>
          <table:table-cell office:value-type="float" office:value="0.640076686110875" calcext:value-type="float">
            <text:p>0,640076686110875</text:p>
          </table:table-cell>
          <table:table-cell office:value-type="float" office:value="0.626466626633124" calcext:value-type="float">
            <text:p>0,626466626633124</text:p>
          </table:table-cell>
          <table:table-cell office:value-type="float" office:value="0.635746090384803" calcext:value-type="float">
            <text:p>0,635746090384803</text:p>
          </table:table-cell>
          <table:table-cell office:value-type="float" office:value="0.603423697475252" calcext:value-type="float">
            <text:p>0,603423697475252</text:p>
          </table:table-cell>
          <table:table-cell office:value-type="float" office:value="0.630440177385782" calcext:value-type="float">
            <text:p>0,630440177385782</text:p>
          </table:table-cell>
          <table:table-cell office:value-type="float" office:value="0.657468771927253" calcext:value-type="float">
            <text:p>0,6574687719272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6265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1.7184174461194" calcext:value-type="float">
            <text:p>21,7184174461194</text:p>
          </table:table-cell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rdMeru-ab-m-10mn-haz-cos-la-r375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1.7184174461194" calcext:value-type="float">
            <text:p>21,7184174461194</text:p>
          </table:table-cell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1.48" calcext:value-type="date">
            <text:p>2024-05-08 18:18:51</text:p>
          </table:table-cell>
          <table:table-cell office:value-type="float" office:value="0.614937" calcext:value-type="float">
            <text:p>0,614937</text:p>
          </table:table-cell>
          <table:table-cell office:value-type="string" calcext:value-type="string">
            <text:p>C:\git\pyaudisam\tests\tmp\val-oanlr\TurdMeru-ab-m-10mn-haz-cos-la-r375-ma-f974_38a</text:p>
          </table:table-cell>
          <table:table-cell office:value-type="float" office:value="360" calcext:value-type="float">
            <text:p>36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894737" calcext:value-type="float">
            <text:p>1,894737</text:p>
          </table:table-cell>
          <table:table-cell office:value-type="float" office:value="0.05834585" calcext:value-type="float">
            <text:p>0,05834585</text:p>
          </table:table-cell>
          <table:table-cell office:value-type="float" office:value="1.687667" calcext:value-type="float">
            <text:p>1,687667</text:p>
          </table:table-cell>
          <table:table-cell office:value-type="float" office:value="2.127213" calcext:value-type="float">
            <text:p>2,127213</text:p>
          </table:table-cell>
          <table:table-cell office:value-type="float" office:value="95" calcext:value-type="float">
            <text:p>95</text:p>
          </table:table-cell>
          <table:table-cell office:value-type="float" office:value="21.7184" calcext:value-type="float">
            <text:p>21,7184</text:p>
          </table:table-cell>
          <table:table-cell office:value-type="float" office:value="375" calcext:value-type="float">
            <text:p>37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04.978" calcext:value-type="float">
            <text:p>4104,978</text:p>
          </table:table-cell>
          <table:table-cell table:number-columns-repeated="2" office:value-type="float" office:value="0.3117552" calcext:value-type="float">
            <text:p>0,3117552</text:p>
          </table:table-cell>
          <table:table-cell table:number-columns-repeated="2"/>
          <table:table-cell office:value-type="float" office:value="0.0000811209" calcext:value-type="float">
            <text:p>0,0000811209</text:p>
          </table:table-cell>
          <table:table-cell office:value-type="float" office:value="0.09480535" calcext:value-type="float">
            <text:p>0,09480535</text:p>
          </table:table-cell>
          <table:table-cell office:value-type="float" office:value="0.00006735062" calcext:value-type="float">
            <text:p>0,00006735062</text:p>
          </table:table-cell>
          <table:table-cell office:value-type="float" office:value="0.00009770659" calcext:value-type="float">
            <text:p>0,00009770659</text:p>
          </table:table-cell>
          <table:table-cell office:value-type="float" office:value="358" calcext:value-type="float">
            <text:p>358</text:p>
          </table:table-cell>
          <table:table-cell office:value-type="float" office:value="0.1753213" calcext:value-type="float">
            <text:p>0,1753213</text:p>
          </table:table-cell>
          <table:table-cell office:value-type="float" office:value="0.09480535" calcext:value-type="float">
            <text:p>0,09480535</text:p>
          </table:table-cell>
          <table:table-cell office:value-type="float" office:value="0.1455605" calcext:value-type="float">
            <text:p>0,1455605</text:p>
          </table:table-cell>
          <table:table-cell office:value-type="float" office:value="0.2111669" calcext:value-type="float">
            <text:p>0,2111669</text:p>
          </table:table-cell>
          <table:table-cell office:value-type="float" office:value="358" calcext:value-type="float">
            <text:p>358</text:p>
          </table:table-cell>
          <table:table-cell office:value-type="float" office:value="157.0177" calcext:value-type="float">
            <text:p>157,0177</text:p>
          </table:table-cell>
          <table:table-cell office:value-type="float" office:value="0.04740268" calcext:value-type="float">
            <text:p>0,04740268</text:p>
          </table:table-cell>
          <table:table-cell office:value-type="float" office:value="143.0491" calcext:value-type="float">
            <text:p>143,0491</text:p>
          </table:table-cell>
          <table:table-cell office:value-type="float" office:value="172.3503" calcext:value-type="float">
            <text:p>172,3503</text:p>
          </table:table-cell>
          <table:table-cell office:value-type="float" office:value="358" calcext:value-type="float">
            <text:p>358</text:p>
          </table:table-cell>
          <table:table-cell office:value-type="float" office:value="4105.011" calcext:value-type="float">
            <text:p>4105,011</text:p>
          </table:table-cell>
          <table:table-cell office:value-type="float" office:value="4112.75" calcext:value-type="float">
            <text:p>4112,75</text:p>
          </table:table-cell>
          <table:table-cell office:value-type="float" office:value="-2050.489" calcext:value-type="float">
            <text:p>-2050,489</text:p>
          </table:table-cell>
          <table:table-cell office:value-type="float" office:value="0.5714959" calcext:value-type="float">
            <text:p>0,5714959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0153" calcext:value-type="float">
            <text:p>109,0153</text:p>
          </table:table-cell>
          <table:table-cell office:value-type="float" office:value="2.974207" calcext:value-type="float">
            <text:p>2,974207</text:p>
          </table:table-cell>
          <table:table-cell table:number-columns-repeated="3"/>
          <table:table-cell office:value-type="float" office:value="0.2446255" calcext:value-type="float">
            <text:p>0,2446255</text:p>
          </table:table-cell>
          <table:table-cell office:value-type="float" office:value="0.1113207" calcext:value-type="float">
            <text:p>0,1113207</text:p>
          </table:table-cell>
          <table:table-cell office:value-type="float" office:value="0.1966878" calcext:value-type="float">
            <text:p>0,1966878</text:p>
          </table:table-cell>
          <table:table-cell office:value-type="float" office:value="0.3042468" calcext:value-type="float">
            <text:p>0,3042468</text:p>
          </table:table-cell>
          <table:table-cell office:value-type="float" office:value="441.7412" calcext:value-type="float">
            <text:p>441,7412</text:p>
          </table:table-cell>
          <table:table-cell office:value-type="float" office:value="0.2446255" calcext:value-type="float">
            <text:p>0,2446255</text:p>
          </table:table-cell>
          <table:table-cell office:value-type="float" office:value="0" calcext:value-type="float">
            <text:p>0</text:p>
          </table:table-cell>
          <table:table-cell office:value-type="float" office:value="0.1113207" calcext:value-type="float">
            <text:p>0,1113207</text:p>
          </table:table-cell>
          <table:table-cell office:value-type="float" office:value="0.1966878" calcext:value-type="float">
            <text:p>0,1966878</text:p>
          </table:table-cell>
          <table:table-cell office:value-type="float" office:value="0.3042468" calcext:value-type="float">
            <text:p>0,3042468</text:p>
          </table:table-cell>
          <table:table-cell office:value-type="float" office:value="441.7412" calcext:value-type="float">
            <text:p>441,7412</text:p>
          </table:table-cell>
          <table:table-cell office:value-type="float" office:value="587" calcext:value-type="float">
            <text:p>587</text:p>
          </table:table-cell>
          <table:table-cell office:value-type="float" office:value="0.1113207" calcext:value-type="float">
            <text:p>0,1113207</text:p>
          </table:table-cell>
          <table:table-cell office:value-type="float" office:value="472" calcext:value-type="float">
            <text:p>472</text:p>
          </table:table-cell>
          <table:table-cell office:value-type="float" office:value="730" calcext:value-type="float">
            <text:p>730</text:p>
          </table:table-cell>
          <table:table-cell office:value-type="float" office:value="441.7412" calcext:value-type="float">
            <text:p>441,7412</text:p>
          </table:table-cell>
          <table:table-cell office:value-type="float" office:value="0.61830645479937" calcext:value-type="float">
            <text:p>0,61830645479937</text:p>
          </table:table-cell>
          <table:table-cell office:value-type="float" office:value="0.60840154373005" calcext:value-type="float">
            <text:p>0,60840154373005</text:p>
          </table:table-cell>
          <table:table-cell office:value-type="float" office:value="0.617058225945256" calcext:value-type="float">
            <text:p>0,617058225945256</text:p>
          </table:table-cell>
          <table:table-cell office:value-type="float" office:value="0.571979310065701" calcext:value-type="float">
            <text:p>0,571979310065701</text:p>
          </table:table-cell>
          <table:table-cell office:value-type="float" office:value="0.611821449731045" calcext:value-type="float">
            <text:p>0,611821449731045</text:p>
          </table:table-cell>
          <table:table-cell office:value-type="float" office:value="0.641383122069598" calcext:value-type="float">
            <text:p>0,6413831220695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6265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1.4095833158499" calcext:value-type="float">
            <text:p>21,4095833158499</text:p>
          </table:table-cell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rdMeru-ab-m-10mn-haz-cos-la-r375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1.4095833158499" calcext:value-type="float">
            <text:p>21,4095833158499</text:p>
          </table:table-cell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1.39" calcext:value-type="date">
            <text:p>2024-05-08 18:18:51</text:p>
          </table:table-cell>
          <table:table-cell office:value-type="float" office:value="0.658101" calcext:value-type="float">
            <text:p>0,658101</text:p>
          </table:table-cell>
          <table:table-cell office:value-type="string" calcext:value-type="string">
            <text:p>C:\git\pyaudisam\tests\tmp\val-oanlr\TurdMeru-ab-m-10mn-haz-cos-la-r375-ma-a7bz0gdv</text:p>
          </table:table-cell>
          <table:table-cell office:value-type="float" office:value="360" calcext:value-type="float">
            <text:p>36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894737" calcext:value-type="float">
            <text:p>1,894737</text:p>
          </table:table-cell>
          <table:table-cell office:value-type="float" office:value="0.05834585" calcext:value-type="float">
            <text:p>0,05834585</text:p>
          </table:table-cell>
          <table:table-cell office:value-type="float" office:value="1.687667" calcext:value-type="float">
            <text:p>1,687667</text:p>
          </table:table-cell>
          <table:table-cell office:value-type="float" office:value="2.127213" calcext:value-type="float">
            <text:p>2,127213</text:p>
          </table:table-cell>
          <table:table-cell office:value-type="float" office:value="95" calcext:value-type="float">
            <text:p>95</text:p>
          </table:table-cell>
          <table:table-cell office:value-type="float" office:value="21.4096" calcext:value-type="float">
            <text:p>21,4096</text:p>
          </table:table-cell>
          <table:table-cell office:value-type="float" office:value="375" calcext:value-type="float">
            <text:p>37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05.365" calcext:value-type="float">
            <text:p>4105,365</text:p>
          </table:table-cell>
          <table:table-cell table:number-columns-repeated="2" office:value-type="float" office:value="0.2822831" calcext:value-type="float">
            <text:p>0,2822831</text:p>
          </table:table-cell>
          <table:table-cell table:number-columns-repeated="2"/>
          <table:table-cell office:value-type="float" office:value="0.0000808339" calcext:value-type="float">
            <text:p>0,0000808339</text:p>
          </table:table-cell>
          <table:table-cell office:value-type="float" office:value="0.09454914" calcext:value-type="float">
            <text:p>0,09454914</text:p>
          </table:table-cell>
          <table:table-cell office:value-type="float" office:value="0.00006714594" calcext:value-type="float">
            <text:p>0,00006714594</text:p>
          </table:table-cell>
          <table:table-cell office:value-type="float" office:value="0.00009731221" calcext:value-type="float">
            <text:p>0,00009731221</text:p>
          </table:table-cell>
          <table:table-cell office:value-type="float" office:value="358" calcext:value-type="float">
            <text:p>358</text:p>
          </table:table-cell>
          <table:table-cell office:value-type="float" office:value="0.1759438" calcext:value-type="float">
            <text:p>0,1759438</text:p>
          </table:table-cell>
          <table:table-cell office:value-type="float" office:value="0.09454915" calcext:value-type="float">
            <text:p>0,09454915</text:p>
          </table:table-cell>
          <table:table-cell office:value-type="float" office:value="0.1461504" calcext:value-type="float">
            <text:p>0,1461504</text:p>
          </table:table-cell>
          <table:table-cell office:value-type="float" office:value="0.2118106" calcext:value-type="float">
            <text:p>0,2118106</text:p>
          </table:table-cell>
          <table:table-cell office:value-type="float" office:value="358" calcext:value-type="float">
            <text:p>358</text:p>
          </table:table-cell>
          <table:table-cell office:value-type="float" office:value="157.2962" calcext:value-type="float">
            <text:p>157,2962</text:p>
          </table:table-cell>
          <table:table-cell office:value-type="float" office:value="0.04727457" calcext:value-type="float">
            <text:p>0,04727457</text:p>
          </table:table-cell>
          <table:table-cell office:value-type="float" office:value="143.3389" calcext:value-type="float">
            <text:p>143,3389</text:p>
          </table:table-cell>
          <table:table-cell office:value-type="float" office:value="172.6126" calcext:value-type="float">
            <text:p>172,6126</text:p>
          </table:table-cell>
          <table:table-cell office:value-type="float" office:value="358" calcext:value-type="float">
            <text:p>358</text:p>
          </table:table-cell>
          <table:table-cell office:value-type="float" office:value="4105.398" calcext:value-type="float">
            <text:p>4105,398</text:p>
          </table:table-cell>
          <table:table-cell office:value-type="float" office:value="4113.137" calcext:value-type="float">
            <text:p>4113,137</text:p>
          </table:table-cell>
          <table:table-cell office:value-type="float" office:value="-2050.682" calcext:value-type="float">
            <text:p>-2050,682</text:p>
          </table:table-cell>
          <table:table-cell office:value-type="float" office:value="0.580029" calcext:value-type="float">
            <text:p>0,580029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276" calcext:value-type="float">
            <text:p>109,276</text:p>
          </table:table-cell>
          <table:table-cell office:value-type="float" office:value="2.978437" calcext:value-type="float">
            <text:p>2,978437</text:p>
          </table:table-cell>
          <table:table-cell table:number-columns-repeated="3"/>
          <table:table-cell office:value-type="float" office:value="0.2437601" calcext:value-type="float">
            <text:p>0,2437601</text:p>
          </table:table-cell>
          <table:table-cell office:value-type="float" office:value="0.1111026" calcext:value-type="float">
            <text:p>0,1111026</text:p>
          </table:table-cell>
          <table:table-cell office:value-type="float" office:value="0.1960752" calcext:value-type="float">
            <text:p>0,1960752</text:p>
          </table:table-cell>
          <table:table-cell office:value-type="float" office:value="0.3030418" calcext:value-type="float">
            <text:p>0,3030418</text:p>
          </table:table-cell>
          <table:table-cell office:value-type="float" office:value="441.3737" calcext:value-type="float">
            <text:p>441,3737</text:p>
          </table:table-cell>
          <table:table-cell office:value-type="float" office:value="0.2437601" calcext:value-type="float">
            <text:p>0,2437601</text:p>
          </table:table-cell>
          <table:table-cell office:value-type="float" office:value="0" calcext:value-type="float">
            <text:p>0</text:p>
          </table:table-cell>
          <table:table-cell office:value-type="float" office:value="0.1111026" calcext:value-type="float">
            <text:p>0,1111026</text:p>
          </table:table-cell>
          <table:table-cell office:value-type="float" office:value="0.1960752" calcext:value-type="float">
            <text:p>0,1960752</text:p>
          </table:table-cell>
          <table:table-cell office:value-type="float" office:value="0.3030418" calcext:value-type="float">
            <text:p>0,3030418</text:p>
          </table:table-cell>
          <table:table-cell office:value-type="float" office:value="441.3737" calcext:value-type="float">
            <text:p>441,3737</text:p>
          </table:table-cell>
          <table:table-cell office:value-type="float" office:value="585" calcext:value-type="float">
            <text:p>585</text:p>
          </table:table-cell>
          <table:table-cell office:value-type="float" office:value="0.1111026" calcext:value-type="float">
            <text:p>0,1111026</text:p>
          </table:table-cell>
          <table:table-cell office:value-type="float" office:value="471" calcext:value-type="float">
            <text:p>471</text:p>
          </table:table-cell>
          <table:table-cell office:value-type="float" office:value="727" calcext:value-type="float">
            <text:p>727</text:p>
          </table:table-cell>
          <table:table-cell office:value-type="float" office:value="441.3737" calcext:value-type="float">
            <text:p>441,3737</text:p>
          </table:table-cell>
          <table:table-cell office:value-type="float" office:value="0.610939419872528" calcext:value-type="float">
            <text:p>0,610939419872528</text:p>
          </table:table-cell>
          <table:table-cell office:value-type="float" office:value="0.602083113846857" calcext:value-type="float">
            <text:p>0,602083113846857</text:p>
          </table:table-cell>
          <table:table-cell office:value-type="float" office:value="0.610632191065134" calcext:value-type="float">
            <text:p>0,610632191065134</text:p>
          </table:table-cell>
          <table:table-cell office:value-type="float" office:value="0.560462988281301" calcext:value-type="float">
            <text:p>0,560462988281301</text:p>
          </table:table-cell>
          <table:table-cell office:value-type="float" office:value="0.607153615867996" calcext:value-type="float">
            <text:p>0,607153615867996</text:p>
          </table:table-cell>
          <table:table-cell office:value-type="float" office:value="0.63549459885815" calcext:value-type="float">
            <text:p>0,635494598858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265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8.0668399813037" calcext:value-type="float">
            <text:p>18,0668399813037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rdMeru-ab-m-10mn-haz-cos-la-r375-m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8.0668399813037" calcext:value-type="float">
            <text:p>18,0668399813037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1.37" calcext:value-type="date">
            <text:p>2024-05-08 18:18:51</text:p>
          </table:table-cell>
          <table:table-cell office:value-type="float" office:value="0.658719" calcext:value-type="float">
            <text:p>0,658719</text:p>
          </table:table-cell>
          <table:table-cell office:value-type="string" calcext:value-type="string">
            <text:p>C:\git\pyaudisam\tests\tmp\val-oanlr\TurdMeru-ab-m-10mn-haz-cos-la-r375-ma-z1hhtaw5</text:p>
          </table:table-cell>
          <table:table-cell office:value-type="float" office:value="364" calcext:value-type="float">
            <text:p>36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15789" calcext:value-type="float">
            <text:p>1,915789</text:p>
          </table:table-cell>
          <table:table-cell office:value-type="float" office:value="0.05920598" calcext:value-type="float">
            <text:p>0,05920598</text:p>
          </table:table-cell>
          <table:table-cell office:value-type="float" office:value="1.703515" calcext:value-type="float">
            <text:p>1,703515</text:p>
          </table:table-cell>
          <table:table-cell office:value-type="float" office:value="2.154515" calcext:value-type="float">
            <text:p>2,154515</text:p>
          </table:table-cell>
          <table:table-cell office:value-type="float" office:value="95" calcext:value-type="float">
            <text:p>95</text:p>
          </table:table-cell>
          <table:table-cell office:value-type="float" office:value="18.0668" calcext:value-type="float">
            <text:p>18,0668</text:p>
          </table:table-cell>
          <table:table-cell office:value-type="float" office:value="375" calcext:value-type="float">
            <text:p>37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60.42" calcext:value-type="float">
            <text:p>4160,42</text:p>
          </table:table-cell>
          <table:table-cell table:number-columns-repeated="2" office:value-type="float" office:value="0.3089631" calcext:value-type="float">
            <text:p>0,3089631</text:p>
          </table:table-cell>
          <table:table-cell table:number-columns-repeated="2"/>
          <table:table-cell office:value-type="float" office:value="0.00008265112" calcext:value-type="float">
            <text:p>0,00008265112</text:p>
          </table:table-cell>
          <table:table-cell office:value-type="float" office:value="0.0941956" calcext:value-type="float">
            <text:p>0,0941956</text:p>
          </table:table-cell>
          <table:table-cell office:value-type="float" office:value="0.00006870335" calcext:value-type="float">
            <text:p>0,00006870335</text:p>
          </table:table-cell>
          <table:table-cell office:value-type="float" office:value="0.00009943049" calcext:value-type="float">
            <text:p>0,00009943049</text:p>
          </table:table-cell>
          <table:table-cell office:value-type="float" office:value="362" calcext:value-type="float">
            <text:p>362</text:p>
          </table:table-cell>
          <table:table-cell office:value-type="float" office:value="0.1720754" calcext:value-type="float">
            <text:p>0,1720754</text:p>
          </table:table-cell>
          <table:table-cell office:value-type="float" office:value="0.09419561" calcext:value-type="float">
            <text:p>0,09419561</text:p>
          </table:table-cell>
          <table:table-cell office:value-type="float" office:value="0.1430368" calcext:value-type="float">
            <text:p>0,1430368</text:p>
          </table:table-cell>
          <table:table-cell office:value-type="float" office:value="0.2070091" calcext:value-type="float">
            <text:p>0,2070091</text:p>
          </table:table-cell>
          <table:table-cell office:value-type="float" office:value="362" calcext:value-type="float">
            <text:p>362</text:p>
          </table:table-cell>
          <table:table-cell office:value-type="float" office:value="155.5574" calcext:value-type="float">
            <text:p>155,5574</text:p>
          </table:table-cell>
          <table:table-cell office:value-type="float" office:value="0.04709781" calcext:value-type="float">
            <text:p>0,04709781</text:p>
          </table:table-cell>
          <table:table-cell office:value-type="float" office:value="141.804" calcext:value-type="float">
            <text:p>141,804</text:p>
          </table:table-cell>
          <table:table-cell office:value-type="float" office:value="170.6446" calcext:value-type="float">
            <text:p>170,6446</text:p>
          </table:table-cell>
          <table:table-cell office:value-type="float" office:value="362" calcext:value-type="float">
            <text:p>362</text:p>
          </table:table-cell>
          <table:table-cell office:value-type="float" office:value="4160.453" calcext:value-type="float">
            <text:p>4160,453</text:p>
          </table:table-cell>
          <table:table-cell office:value-type="float" office:value="4168.214" calcext:value-type="float">
            <text:p>4168,214</text:p>
          </table:table-cell>
          <table:table-cell office:value-type="float" office:value="-2078.21" calcext:value-type="float">
            <text:p>-2078,21</text:p>
          </table:table-cell>
          <table:table-cell office:value-type="float" office:value="0.4943393" calcext:value-type="float">
            <text:p>0,494339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8888" calcext:value-type="float">
            <text:p>106,8888</text:p>
          </table:table-cell>
          <table:table-cell office:value-type="float" office:value="2.939816" calcext:value-type="float">
            <text:p>2,939816</text:p>
          </table:table-cell>
          <table:table-cell table:number-columns-repeated="3"/>
          <table:table-cell office:value-type="float" office:value="0.2520094" calcext:value-type="float">
            <text:p>0,2520094</text:p>
          </table:table-cell>
          <table:table-cell office:value-type="float" office:value="0.1112572" calcext:value-type="float">
            <text:p>0,1112572</text:p>
          </table:table-cell>
          <table:table-cell office:value-type="float" office:value="0.2026498" calcext:value-type="float">
            <text:p>0,2026498</text:p>
          </table:table-cell>
          <table:table-cell office:value-type="float" office:value="0.3133915" calcext:value-type="float">
            <text:p>0,3133915</text:p>
          </table:table-cell>
          <table:table-cell office:value-type="float" office:value="441.7832" calcext:value-type="float">
            <text:p>441,7832</text:p>
          </table:table-cell>
          <table:table-cell office:value-type="float" office:value="0.2520094" calcext:value-type="float">
            <text:p>0,2520094</text:p>
          </table:table-cell>
          <table:table-cell office:value-type="float" office:value="0" calcext:value-type="float">
            <text:p>0</text:p>
          </table:table-cell>
          <table:table-cell office:value-type="float" office:value="0.1112572" calcext:value-type="float">
            <text:p>0,1112572</text:p>
          </table:table-cell>
          <table:table-cell office:value-type="float" office:value="0.2026498" calcext:value-type="float">
            <text:p>0,2026498</text:p>
          </table:table-cell>
          <table:table-cell office:value-type="float" office:value="0.3133915" calcext:value-type="float">
            <text:p>0,3133915</text:p>
          </table:table-cell>
          <table:table-cell office:value-type="float" office:value="441.7832" calcext:value-type="float">
            <text:p>441,7832</text:p>
          </table:table-cell>
          <table:table-cell office:value-type="float" office:value="605" calcext:value-type="float">
            <text:p>605</text:p>
          </table:table-cell>
          <table:table-cell office:value-type="float" office:value="0.1112572" calcext:value-type="float">
            <text:p>0,1112572</text:p>
          </table:table-cell>
          <table:table-cell office:value-type="float" office:value="486" calcext:value-type="float">
            <text:p>486</text:p>
          </table:table-cell>
          <table:table-cell office:value-type="float" office:value="752" calcext:value-type="float">
            <text:p>752</text:p>
          </table:table-cell>
          <table:table-cell office:value-type="float" office:value="441.7832" calcext:value-type="float">
            <text:p>441,7832</text:p>
          </table:table-cell>
          <table:table-cell office:value-type="float" office:value="0.605819737749559" calcext:value-type="float">
            <text:p>0,605819737749559</text:p>
          </table:table-cell>
          <table:table-cell office:value-type="float" office:value="0.5976454659248" calcext:value-type="float">
            <text:p>0,5976454659248</text:p>
          </table:table-cell>
          <table:table-cell office:value-type="float" office:value="0.606143993820137" calcext:value-type="float">
            <text:p>0,606143993820137</text:p>
          </table:table-cell>
          <table:table-cell office:value-type="float" office:value="0.562415144954114" calcext:value-type="float">
            <text:p>0,562415144954114</text:p>
          </table:table-cell>
          <table:table-cell office:value-type="float" office:value="0.592566155508771" calcext:value-type="float">
            <text:p>0,592566155508771</text:p>
          </table:table-cell>
          <table:table-cell office:value-type="float" office:value="0.631304262537975" calcext:value-type="float">
            <text:p>0,6313042625379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6265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4.32159110071424" calcext:value-type="float">
            <text:p>4,3215911007142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TurdMeru-ab-m-10mn-haz-cos-la-r3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4.32159110071424" calcext:value-type="float">
            <text:p>4,3215911007142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51.57" calcext:value-type="date">
            <text:p>2024-05-08 18:18:51</text:p>
          </table:table-cell>
          <table:table-cell office:value-type="float" office:value="1.078101" calcext:value-type="float">
            <text:p>1,078101</text:p>
          </table:table-cell>
          <table:table-cell office:value-type="string" calcext:value-type="string">
            <text:p>C:\git\pyaudisam\tests\tmp\val-oanlr\TurdMeru-ab-m-10mn-haz-cos-la-r300-k2pb9skv</text:p>
          </table:table-cell>
          <table:table-cell office:value-type="float" office:value="355" calcext:value-type="float">
            <text:p>35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868421" calcext:value-type="float">
            <text:p>1,868421</text:p>
          </table:table-cell>
          <table:table-cell office:value-type="float" office:value="0.05827546" calcext:value-type="float">
            <text:p>0,05827546</text:p>
          </table:table-cell>
          <table:table-cell office:value-type="float" office:value="1.664459" calcext:value-type="float">
            <text:p>1,664459</text:p>
          </table:table-cell>
          <table:table-cell office:value-type="float" office:value="2.097376" calcext:value-type="float">
            <text:p>2,097376</text:p>
          </table:table-cell>
          <table:table-cell office:value-type="float" office:value="95" calcext:value-type="float">
            <text:p>95</text:p>
          </table:table-cell>
          <table:table-cell office:value-type="float" office:value="4.32159" calcext:value-type="float">
            <text:p>4,32159</text:p>
          </table:table-cell>
          <table:table-cell office:value-type="float" office:value="300" calcext:value-type="float">
            <text:p>300</text:p>
          </table:table-cell>
          <table:table-cell office:value-type="float" office:value="88.75" calcext:value-type="float">
            <text:p>88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85.284" calcext:value-type="float">
            <text:p>3985,284</text:p>
          </table:table-cell>
          <table:table-cell office:value-type="float" office:value="0.7220895" calcext:value-type="float">
            <text:p>0,7220895</text:p>
          </table:table-cell>
          <table:table-cell office:value-type="float" office:value="0.2116717" calcext:value-type="float">
            <text:p>0,2116717</text:p>
          </table:table-cell>
          <table:table-cell office:value-type="float" office:value="0.3217129" calcext:value-type="float">
            <text:p>0,3217129</text:p>
          </table:table-cell>
          <table:table-cell office:value-type="float" office:value="0.7220895" calcext:value-type="float">
            <text:p>0,7220895</text:p>
          </table:table-cell>
          <table:table-cell office:value-type="float" office:value="0.000105345" calcext:value-type="float">
            <text:p>0,000105345</text:p>
          </table:table-cell>
          <table:table-cell office:value-type="float" office:value="0.1190929" calcext:value-type="float">
            <text:p>0,1190929</text:p>
          </table:table-cell>
          <table:table-cell office:value-type="float" office:value="0.0000834163" calcext:value-type="float">
            <text:p>0,0000834163</text:p>
          </table:table-cell>
          <table:table-cell office:value-type="float" office:value="0.0001330383" calcext:value-type="float">
            <text:p>0,0001330383</text:p>
          </table:table-cell>
          <table:table-cell office:value-type="float" office:value="353" calcext:value-type="float">
            <text:p>353</text:p>
          </table:table-cell>
          <table:table-cell office:value-type="float" office:value="0.2109471" calcext:value-type="float">
            <text:p>0,2109471</text:p>
          </table:table-cell>
          <table:table-cell office:value-type="float" office:value="0.1190929" calcext:value-type="float">
            <text:p>0,1190929</text:p>
          </table:table-cell>
          <table:table-cell office:value-type="float" office:value="0.1670363" calcext:value-type="float">
            <text:p>0,1670363</text:p>
          </table:table-cell>
          <table:table-cell office:value-type="float" office:value="0.2664014" calcext:value-type="float">
            <text:p>0,2664014</text:p>
          </table:table-cell>
          <table:table-cell office:value-type="float" office:value="353" calcext:value-type="float">
            <text:p>353</text:p>
          </table:table-cell>
          <table:table-cell office:value-type="float" office:value="137.7869" calcext:value-type="float">
            <text:p>137,7869</text:p>
          </table:table-cell>
          <table:table-cell office:value-type="float" office:value="0.05954645" calcext:value-type="float">
            <text:p>0,05954645</text:p>
          </table:table-cell>
          <table:table-cell office:value-type="float" office:value="122.5724" calcext:value-type="float">
            <text:p>122,5724</text:p>
          </table:table-cell>
          <table:table-cell office:value-type="float" office:value="154.89" calcext:value-type="float">
            <text:p>154,89</text:p>
          </table:table-cell>
          <table:table-cell office:value-type="float" office:value="353" calcext:value-type="float">
            <text:p>353</text:p>
          </table:table-cell>
          <table:table-cell office:value-type="float" office:value="3985.318" calcext:value-type="float">
            <text:p>3985,318</text:p>
          </table:table-cell>
          <table:table-cell office:value-type="float" office:value="3993.028" calcext:value-type="float">
            <text:p>3993,028</text:p>
          </table:table-cell>
          <table:table-cell office:value-type="float" office:value="-1990.642" calcext:value-type="float">
            <text:p>-1990,642</text:p>
          </table:table-cell>
          <table:table-cell office:value-type="float" office:value="0.7452481" calcext:value-type="float">
            <text:p>0,745248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37726" calcext:value-type="float">
            <text:p>84,37726</text:p>
          </table:table-cell>
          <table:table-cell office:value-type="float" office:value="2.293288" calcext:value-type="float">
            <text:p>2,293288</text:p>
          </table:table-cell>
          <table:table-cell table:number-columns-repeated="3"/>
          <table:table-cell office:value-type="float" office:value="0.3132627" calcext:value-type="float">
            <text:p>0,3132627</text:p>
          </table:table-cell>
          <table:table-cell office:value-type="float" office:value="0.1325864" calcext:value-type="float">
            <text:p>0,1325864</text:p>
          </table:table-cell>
          <table:table-cell office:value-type="float" office:value="0.2416781" calcext:value-type="float">
            <text:p>0,2416781</text:p>
          </table:table-cell>
          <table:table-cell office:value-type="float" office:value="0.4060506" calcext:value-type="float">
            <text:p>0,4060506</text:p>
          </table:table-cell>
          <table:table-cell office:value-type="float" office:value="447.0475" calcext:value-type="float">
            <text:p>447,0475</text:p>
          </table:table-cell>
          <table:table-cell office:value-type="float" office:value="0.3132627" calcext:value-type="float">
            <text:p>0,3132627</text:p>
          </table:table-cell>
          <table:table-cell office:value-type="float" office:value="0" calcext:value-type="float">
            <text:p>0</text:p>
          </table:table-cell>
          <table:table-cell office:value-type="float" office:value="0.1325864" calcext:value-type="float">
            <text:p>0,1325864</text:p>
          </table:table-cell>
          <table:table-cell office:value-type="float" office:value="0.2416781" calcext:value-type="float">
            <text:p>0,2416781</text:p>
          </table:table-cell>
          <table:table-cell office:value-type="float" office:value="0.4060506" calcext:value-type="float">
            <text:p>0,4060506</text:p>
          </table:table-cell>
          <table:table-cell office:value-type="float" office:value="447.0475" calcext:value-type="float">
            <text:p>447,0475</text:p>
          </table:table-cell>
          <table:table-cell office:value-type="float" office:value="752" calcext:value-type="float">
            <text:p>752</text:p>
          </table:table-cell>
          <table:table-cell office:value-type="float" office:value="0.1325864" calcext:value-type="float">
            <text:p>0,1325864</text:p>
          </table:table-cell>
          <table:table-cell office:value-type="float" office:value="580" calcext:value-type="float">
            <text:p>580</text:p>
          </table:table-cell>
          <table:table-cell office:value-type="float" office:value="975" calcext:value-type="float">
            <text:p>975</text:p>
          </table:table-cell>
          <table:table-cell office:value-type="float" office:value="447.0475" calcext:value-type="float">
            <text:p>447,0475</text:p>
          </table:table-cell>
          <table:table-cell office:value-type="float" office:value="0.803693698949987" calcext:value-type="float">
            <text:p>0,803693698949987</text:p>
          </table:table-cell>
          <table:table-cell office:value-type="float" office:value="0.761357481932865" calcext:value-type="float">
            <text:p>0,761357481932865</text:p>
          </table:table-cell>
          <table:table-cell office:value-type="float" office:value="0.773987919261915" calcext:value-type="float">
            <text:p>0,773987919261915</text:p>
          </table:table-cell>
          <table:table-cell office:value-type="float" office:value="0.768041952406251" calcext:value-type="float">
            <text:p>0,768041952406251</text:p>
          </table:table-cell>
          <table:table-cell office:value-type="float" office:value="0.770740640104114" calcext:value-type="float">
            <text:p>0,770740640104114</text:p>
          </table:table-cell>
          <table:table-cell office:value-type="float" office:value="0.777110971932228" calcext:value-type="float">
            <text:p>0,777110971932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265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4.32114955451902" calcext:value-type="float">
            <text:p>4,3211495545190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TurdMeru-ab-m-10mn-haz-cos-la-r3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4.32114955451902" calcext:value-type="float">
            <text:p>4,321149554519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51.53" calcext:value-type="date">
            <text:p>2024-05-08 18:18:51</text:p>
          </table:table-cell>
          <table:table-cell office:value-type="float" office:value="1.227279" calcext:value-type="float">
            <text:p>1,227279</text:p>
          </table:table-cell>
          <table:table-cell office:value-type="string" calcext:value-type="string">
            <text:p>C:\git\pyaudisam\tests\tmp\val-oanlr\TurdMeru-ab-m-10mn-haz-cos-la-r300-z5su9zjn</text:p>
          </table:table-cell>
          <table:table-cell office:value-type="float" office:value="355" calcext:value-type="float">
            <text:p>35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868421" calcext:value-type="float">
            <text:p>1,868421</text:p>
          </table:table-cell>
          <table:table-cell office:value-type="float" office:value="0.05827546" calcext:value-type="float">
            <text:p>0,05827546</text:p>
          </table:table-cell>
          <table:table-cell office:value-type="float" office:value="1.664459" calcext:value-type="float">
            <text:p>1,664459</text:p>
          </table:table-cell>
          <table:table-cell office:value-type="float" office:value="2.097376" calcext:value-type="float">
            <text:p>2,097376</text:p>
          </table:table-cell>
          <table:table-cell office:value-type="float" office:value="95" calcext:value-type="float">
            <text:p>95</text:p>
          </table:table-cell>
          <table:table-cell office:value-type="float" office:value="4.32115" calcext:value-type="float">
            <text:p>4,32115</text:p>
          </table:table-cell>
          <table:table-cell office:value-type="float" office:value="300" calcext:value-type="float">
            <text:p>300</text:p>
          </table:table-cell>
          <table:table-cell office:value-type="float" office:value="88.75" calcext:value-type="float">
            <text:p>88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85.284" calcext:value-type="float">
            <text:p>3985,284</text:p>
          </table:table-cell>
          <table:table-cell office:value-type="float" office:value="0.7220782" calcext:value-type="float">
            <text:p>0,7220782</text:p>
          </table:table-cell>
          <table:table-cell office:value-type="float" office:value="0.2116702" calcext:value-type="float">
            <text:p>0,2116702</text:p>
          </table:table-cell>
          <table:table-cell office:value-type="float" office:value="0.3217127" calcext:value-type="float">
            <text:p>0,3217127</text:p>
          </table:table-cell>
          <table:table-cell office:value-type="float" office:value="0.7220782" calcext:value-type="float">
            <text:p>0,7220782</text:p>
          </table:table-cell>
          <table:table-cell office:value-type="float" office:value="0.0001053534" calcext:value-type="float">
            <text:p>0,0001053534</text:p>
          </table:table-cell>
          <table:table-cell office:value-type="float" office:value="0.1191033" calcext:value-type="float">
            <text:p>0,1191033</text:p>
          </table:table-cell>
          <table:table-cell office:value-type="float" office:value="0.00008342126" calcext:value-type="float">
            <text:p>0,00008342126</text:p>
          </table:table-cell>
          <table:table-cell office:value-type="float" office:value="0.0001330516" calcext:value-type="float">
            <text:p>0,0001330516</text:p>
          </table:table-cell>
          <table:table-cell office:value-type="float" office:value="353" calcext:value-type="float">
            <text:p>353</text:p>
          </table:table-cell>
          <table:table-cell office:value-type="float" office:value="0.2109304" calcext:value-type="float">
            <text:p>0,2109304</text:p>
          </table:table-cell>
          <table:table-cell office:value-type="float" office:value="0.1191033" calcext:value-type="float">
            <text:p>0,1191033</text:p>
          </table:table-cell>
          <table:table-cell office:value-type="float" office:value="0.1670196" calcext:value-type="float">
            <text:p>0,1670196</text:p>
          </table:table-cell>
          <table:table-cell office:value-type="float" office:value="0.2663856" calcext:value-type="float">
            <text:p>0,2663856</text:p>
          </table:table-cell>
          <table:table-cell office:value-type="float" office:value="353" calcext:value-type="float">
            <text:p>353</text:p>
          </table:table-cell>
          <table:table-cell office:value-type="float" office:value="137.7815" calcext:value-type="float">
            <text:p>137,7815</text:p>
          </table:table-cell>
          <table:table-cell office:value-type="float" office:value="0.05955164" calcext:value-type="float">
            <text:p>0,05955164</text:p>
          </table:table-cell>
          <table:table-cell office:value-type="float" office:value="122.5663" calcext:value-type="float">
            <text:p>122,5663</text:p>
          </table:table-cell>
          <table:table-cell office:value-type="float" office:value="154.8855" calcext:value-type="float">
            <text:p>154,8855</text:p>
          </table:table-cell>
          <table:table-cell office:value-type="float" office:value="353" calcext:value-type="float">
            <text:p>353</text:p>
          </table:table-cell>
          <table:table-cell office:value-type="float" office:value="3985.318" calcext:value-type="float">
            <text:p>3985,318</text:p>
          </table:table-cell>
          <table:table-cell office:value-type="float" office:value="3993.028" calcext:value-type="float">
            <text:p>3993,028</text:p>
          </table:table-cell>
          <table:table-cell office:value-type="float" office:value="-1990.642" calcext:value-type="float">
            <text:p>-1990,642</text:p>
          </table:table-cell>
          <table:table-cell office:value-type="float" office:value="0.7451273" calcext:value-type="float">
            <text:p>0,7451273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37014" calcext:value-type="float">
            <text:p>84,37014</text:p>
          </table:table-cell>
          <table:table-cell office:value-type="float" office:value="2.293164" calcext:value-type="float">
            <text:p>2,293164</text:p>
          </table:table-cell>
          <table:table-cell table:number-columns-repeated="3"/>
          <table:table-cell office:value-type="float" office:value="0.3132876" calcext:value-type="float">
            <text:p>0,3132876</text:p>
          </table:table-cell>
          <table:table-cell office:value-type="float" office:value="0.1325957" calcext:value-type="float">
            <text:p>0,1325957</text:p>
          </table:table-cell>
          <table:table-cell office:value-type="float" office:value="0.2416929" calcext:value-type="float">
            <text:p>0,2416929</text:p>
          </table:table-cell>
          <table:table-cell office:value-type="float" office:value="0.4060903" calcext:value-type="float">
            <text:p>0,4060903</text:p>
          </table:table-cell>
          <table:table-cell office:value-type="float" office:value="447.0447" calcext:value-type="float">
            <text:p>447,0447</text:p>
          </table:table-cell>
          <table:table-cell office:value-type="float" office:value="0.3132876" calcext:value-type="float">
            <text:p>0,3132876</text:p>
          </table:table-cell>
          <table:table-cell office:value-type="float" office:value="0" calcext:value-type="float">
            <text:p>0</text:p>
          </table:table-cell>
          <table:table-cell office:value-type="float" office:value="0.1325957" calcext:value-type="float">
            <text:p>0,1325957</text:p>
          </table:table-cell>
          <table:table-cell office:value-type="float" office:value="0.2416929" calcext:value-type="float">
            <text:p>0,2416929</text:p>
          </table:table-cell>
          <table:table-cell office:value-type="float" office:value="0.4060903" calcext:value-type="float">
            <text:p>0,4060903</text:p>
          </table:table-cell>
          <table:table-cell office:value-type="float" office:value="447.0447" calcext:value-type="float">
            <text:p>447,0447</text:p>
          </table:table-cell>
          <table:table-cell office:value-type="float" office:value="752" calcext:value-type="float">
            <text:p>752</text:p>
          </table:table-cell>
          <table:table-cell office:value-type="float" office:value="0.1325957" calcext:value-type="float">
            <text:p>0,1325957</text:p>
          </table:table-cell>
          <table:table-cell office:value-type="float" office:value="580" calcext:value-type="float">
            <text:p>580</text:p>
          </table:table-cell>
          <table:table-cell office:value-type="float" office:value="975" calcext:value-type="float">
            <text:p>975</text:p>
          </table:table-cell>
          <table:table-cell office:value-type="float" office:value="447.0447" calcext:value-type="float">
            <text:p>447,0447</text:p>
          </table:table-cell>
          <table:table-cell office:value-type="float" office:value="0.803669892714517" calcext:value-type="float">
            <text:p>0,803669892714517</text:p>
          </table:table-cell>
          <table:table-cell office:value-type="float" office:value="0.761335871123456" calcext:value-type="float">
            <text:p>0,761335871123456</text:p>
          </table:table-cell>
          <table:table-cell office:value-type="float" office:value="0.773966542176724" calcext:value-type="float">
            <text:p>0,773966542176724</text:p>
          </table:table-cell>
          <table:table-cell office:value-type="float" office:value="0.768021761067447" calcext:value-type="float">
            <text:p>0,768021761067447</text:p>
          </table:table-cell>
          <table:table-cell office:value-type="float" office:value="0.770707835931585" calcext:value-type="float">
            <text:p>0,770707835931585</text:p>
          </table:table-cell>
          <table:table-cell office:value-type="float" office:value="0.777088163143914" calcext:value-type="float">
            <text:p>0,7770881631439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265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5mn-hno-cos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5-08T18:18:51.57" calcext:value-type="date">
            <text:p>2024-05-08 18:18:51</text:p>
          </table:table-cell>
          <table:table-cell office:value-type="float" office:value="1.085697" calcext:value-type="float">
            <text:p>1,085697</text:p>
          </table:table-cell>
          <table:table-cell office:value-type="string" calcext:value-type="string">
            <text:p>C:\git\pyaudisam\tests\tmp\val-oanlr\LuscMega-b-m-5mn-hno-cos-u34bad2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.4393" calcext:value-type="float">
            <text:p>4,4393</text:p>
          </table:table-cell>
          <table:table-cell office:value-type="float" office:value="724.2105" calcext:value-type="float">
            <text:p>724,2105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1866692" calcext:value-type="float">
            <text:p>0,1866692</text:p>
          </table:table-cell>
          <table:table-cell office:value-type="float" office:value="0.1224781" calcext:value-type="float">
            <text:p>0,1224781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00003411" calcext:value-type="float">
            <text:p>0,00003411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0002789219" calcext:value-type="float">
            <text:p>0,00002789219</text:p>
          </table:table-cell>
          <table:table-cell office:value-type="float" office:value="0.00004171391" calcext:value-type="float">
            <text:p>0,00004171391</text:p>
          </table:table-cell>
          <table:table-cell office:value-type="float" office:value="55" calcext:value-type="float">
            <text:p>55</text:p>
          </table:table-cell>
          <table:table-cell office:value-type="float" office:value="0.05800739" calcext:value-type="float">
            <text:p>0,05800739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4743339" calcext:value-type="float">
            <text:p>0,04743339</text:p>
          </table:table-cell>
          <table:table-cell office:value-type="float" office:value="0.07093858" calcext:value-type="float">
            <text:p>0,07093858</text:p>
          </table:table-cell>
          <table:table-cell office:value-type="float" office:value="55" calcext:value-type="float">
            <text:p>55</text:p>
          </table:table-cell>
          <table:table-cell office:value-type="float" office:value="242.1442" calcext:value-type="float">
            <text:p>242,1442</text:p>
          </table:table-cell>
          <table:table-cell office:value-type="float" office:value="0.0503363" calcext:value-type="float">
            <text:p>0,0503363</text:p>
          </table:table-cell>
          <table:table-cell office:value-type="float" office:value="218.9232" calcext:value-type="float">
            <text:p>218,9232</text:p>
          </table:table-cell>
          <table:table-cell office:value-type="float" office:value="267.8282" calcext:value-type="float">
            <text:p>267,8282</text:p>
          </table:table-cell>
          <table:table-cell office:value-type="float" office:value="55" calcext:value-type="float">
            <text:p>55</text:p>
          </table:table-cell>
          <table:table-cell office:value-type="float" office:value="724.4327" calcext:value-type="float">
            <text:p>724,4327</text:p>
          </table:table-cell>
          <table:table-cell office:value-type="float" office:value="728.2966" calcext:value-type="float">
            <text:p>728,2966</text:p>
          </table:table-cell>
          <table:table-cell office:value-type="float" office:value="-360.1053" calcext:value-type="float">
            <text:p>-360,1053</text:p>
          </table:table-cell>
          <table:table-cell office:value-type="float" office:value="0.08538704" calcext:value-type="float">
            <text:p>0,085387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978" calcext:value-type="float">
            <text:p>241,7978</text:p>
          </table:table-cell>
          <table:table-cell office:value-type="float" office:value="0.7838906" calcext:value-type="float">
            <text:p>0,7838906</text:p>
          </table:table-cell>
          <table:table-cell table:number-columns-repeated="3"/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03291917" calcext:value-type="float">
            <text:p>0,03291917</text:p>
          </table:table-cell>
          <table:table-cell office:value-type="float" office:value="0" calcext:value-type="float">
            <text:p>0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79" calcext:value-type="float">
            <text:p>79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192018150575186" calcext:value-type="float">
            <text:p>0,192018150575186</text:p>
          </table:table-cell>
          <table:table-cell office:value-type="float" office:value="0.225436994487666" calcext:value-type="float">
            <text:p>0,225436994487666</text:p>
          </table:table-cell>
          <table:table-cell office:value-type="float" office:value="0.228811034345682" calcext:value-type="float">
            <text:p>0,228811034345682</text:p>
          </table:table-cell>
          <table:table-cell office:value-type="float" office:value="0.162297395411399" calcext:value-type="float">
            <text:p>0,162297395411399</text:p>
          </table:table-cell>
          <table:table-cell office:value-type="float" office:value="0.205074642779334" calcext:value-type="float">
            <text:p>0,205074642779334</text:p>
          </table:table-cell>
          <table:table-cell office:value-type="float" office:value="0.257763319017068" calcext:value-type="float">
            <text:p>0,257763319017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265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5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4-05-08T18:18:51.67" calcext:value-type="date">
            <text:p>2024-05-08 18:18:51</text:p>
          </table:table-cell>
          <table:table-cell office:value-type="float" office:value="1.013799" calcext:value-type="float">
            <text:p>1,013799</text:p>
          </table:table-cell>
          <table:table-cell office:value-type="string" calcext:value-type="string">
            <text:p>C:\git\pyaudisam\tests\tmp\val-oanlr\LuscMega-b-m-5mn-hno-cos-l10-t9uisi_f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.55499999999995" calcext:value-type="float">
            <text:p>4,55499999999995</text:p>
          </table:table-cell>
          <table:table-cell office:value-type="float" office:value="724.0156" calcext:value-type="float">
            <text:p>724,0156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2140034" calcext:value-type="float">
            <text:p>0,2140034</text:p>
          </table:table-cell>
          <table:table-cell office:value-type="float" office:value="0.08200884" calcext:value-type="float">
            <text:p>0,08200884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00003420466" calcext:value-type="float">
            <text:p>0,00003420466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0002797264" calcext:value-type="float">
            <text:p>0,00002797264</text:p>
          </table:table-cell>
          <table:table-cell office:value-type="float" office:value="0.00004182511" calcext:value-type="float">
            <text:p>0,00004182511</text:p>
          </table:table-cell>
          <table:table-cell office:value-type="float" office:value="55" calcext:value-type="float">
            <text:p>55</text:p>
          </table:table-cell>
          <table:table-cell office:value-type="float" office:value="0.05784687" calcext:value-type="float">
            <text:p>0,05784687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4730728" calcext:value-type="float">
            <text:p>0,04730728</text:p>
          </table:table-cell>
          <table:table-cell office:value-type="float" office:value="0.07073456" calcext:value-type="float">
            <text:p>0,07073456</text:p>
          </table:table-cell>
          <table:table-cell office:value-type="float" office:value="55" calcext:value-type="float">
            <text:p>55</text:p>
          </table:table-cell>
          <table:table-cell office:value-type="float" office:value="241.809" calcext:value-type="float">
            <text:p>241,809</text:p>
          </table:table-cell>
          <table:table-cell office:value-type="float" office:value="0.05030891" calcext:value-type="float">
            <text:p>0,05030891</text:p>
          </table:table-cell>
          <table:table-cell office:value-type="float" office:value="218.6321" calcext:value-type="float">
            <text:p>218,6321</text:p>
          </table:table-cell>
          <table:table-cell office:value-type="float" office:value="267.4428" calcext:value-type="float">
            <text:p>267,4428</text:p>
          </table:table-cell>
          <table:table-cell office:value-type="float" office:value="55" calcext:value-type="float">
            <text:p>55</text:p>
          </table:table-cell>
          <table:table-cell office:value-type="float" office:value="724.2378" calcext:value-type="float">
            <text:p>724,2378</text:p>
          </table:table-cell>
          <table:table-cell office:value-type="float" office:value="728.1017" calcext:value-type="float">
            <text:p>728,1017</text:p>
          </table:table-cell>
          <table:table-cell office:value-type="float" office:value="-360.0078" calcext:value-type="float">
            <text:p>-360,0078</text:p>
          </table:table-cell>
          <table:table-cell office:value-type="float" office:value="0.08168761" calcext:value-type="float">
            <text:p>0,08168761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" calcext:value-type="float">
            <text:p>241,7</text:p>
          </table:table-cell>
          <table:table-cell office:value-type="float" office:value="0.7846602" calcext:value-type="float">
            <text:p>0,7846602</text:p>
          </table:table-cell>
          <table:table-cell table:number-columns-repeated="3"/>
          <table:table-cell office:value-type="float" office:value="0.03301052" calcext:value-type="float">
            <text:p>0,03301052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03301052" calcext:value-type="float">
            <text:p>0,03301052</text:p>
          </table:table-cell>
          <table:table-cell office:value-type="float" office:value="0" calcext:value-type="float">
            <text:p>0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79" calcext:value-type="float">
            <text:p>79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164660463619019" calcext:value-type="float">
            <text:p>0,164660463619019</text:p>
          </table:table-cell>
          <table:table-cell office:value-type="float" office:value="0.197070284131229" calcext:value-type="float">
            <text:p>0,197070284131229</text:p>
          </table:table-cell>
          <table:table-cell office:value-type="float" office:value="0.200019994231442" calcext:value-type="float">
            <text:p>0,200019994231442</text:p>
          </table:table-cell>
          <table:table-cell office:value-type="float" office:value="0.128413074803624" calcext:value-type="float">
            <text:p>0,128413074803624</text:p>
          </table:table-cell>
          <table:table-cell office:value-type="float" office:value="0.181075788863285" calcext:value-type="float">
            <text:p>0,181075788863285</text:p>
          </table:table-cell>
          <table:table-cell office:value-type="float" office:value="0.228727254732865" calcext:value-type="float">
            <text:p>0,228727254732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265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uscMega-b-m-5mn-hno-cos-r28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51.69" calcext:value-type="date">
            <text:p>2024-05-08 18:18:51</text:p>
          </table:table-cell>
          <table:table-cell office:value-type="float" office:value="0.755376" calcext:value-type="float">
            <text:p>0,755376</text:p>
          </table:table-cell>
          <table:table-cell office:value-type="string" calcext:value-type="string">
            <text:p>C:\git\pyaudisam\tests\tmp\val-oanlr\LuscMega-b-m-5mn-hno-cos-r280-vlb1_k0w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1.9298245614035" calcext:value-type="float">
            <text:p>71,9298245614035</text:p>
          </table:table-cell>
          <table:table-cell office:value-type="float" office:value="2" calcext:value-type="float">
            <text:p>2</text:p>
          </table:table-cell>
          <table:table-cell office:value-type="float" office:value="1.11219999999997" calcext:value-type="float">
            <text:p>1,11219999999997</text:p>
          </table:table-cell>
          <table:table-cell office:value-type="float" office:value="458.9498" calcext:value-type="float">
            <text:p>458,9498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3578638" calcext:value-type="float">
            <text:p>0,3578638</text:p>
          </table:table-cell>
          <table:table-cell office:value-type="float" office:value="0.6021177" calcext:value-type="float">
            <text:p>0,6021177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0001162747" calcext:value-type="float">
            <text:p>0,0001162747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00005982538" calcext:value-type="float">
            <text:p>0,00005982538</text:p>
          </table:table-cell>
          <table:table-cell office:value-type="float" office:value="0.0002259876" calcext:value-type="float">
            <text:p>0,0002259876</text:p>
          </table:table-cell>
          <table:table-cell office:value-type="float" office:value="39" calcext:value-type="float">
            <text:p>39</text:p>
          </table:table-cell>
          <table:table-cell office:value-type="float" office:value="0.2193961" calcext:value-type="float">
            <text:p>0,2193961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1128832" calcext:value-type="float">
            <text:p>0,1128832</text:p>
          </table:table-cell>
          <table:table-cell office:value-type="float" office:value="0.4264111" calcext:value-type="float">
            <text:p>0,4264111</text:p>
          </table:table-cell>
          <table:table-cell office:value-type="float" office:value="39" calcext:value-type="float">
            <text:p>39</text:p>
          </table:table-cell>
          <table:table-cell office:value-type="float" office:value="131.1513" calcext:value-type="float">
            <text:p>131,1513</text:p>
          </table:table-cell>
          <table:table-cell office:value-type="float" office:value="0.1688015" calcext:value-type="float">
            <text:p>0,1688015</text:p>
          </table:table-cell>
          <table:table-cell office:value-type="float" office:value="93.43943" calcext:value-type="float">
            <text:p>93,43943</text:p>
          </table:table-cell>
          <table:table-cell office:value-type="float" office:value="184.0835" calcext:value-type="float">
            <text:p>184,0835</text:p>
          </table:table-cell>
          <table:table-cell office:value-type="float" office:value="39" calcext:value-type="float">
            <text:p>39</text:p>
          </table:table-cell>
          <table:table-cell office:value-type="float" office:value="459.2656" calcext:value-type="float">
            <text:p>459,2656</text:p>
          </table:table-cell>
          <table:table-cell office:value-type="float" office:value="462.377" calcext:value-type="float">
            <text:p>462,377</text:p>
          </table:table-cell>
          <table:table-cell office:value-type="float" office:value="-227.4749" calcext:value-type="float">
            <text:p>-227,4749</text:p>
          </table:table-cell>
          <table:table-cell office:value-type="float" office:value="0.9537698" calcext:value-type="float">
            <text:p>0,953769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4858" calcext:value-type="float">
            <text:p>118,4858</text:p>
          </table:table-cell>
          <table:table-cell office:value-type="float" office:value="0.3732212" calcext:value-type="float">
            <text:p>0,3732212</text:p>
          </table:table-cell>
          <table:table-cell table:number-columns-repeated="3"/>
          <table:table-cell office:value-type="float" office:value="0.0807163" calcext:value-type="float">
            <text:p>0,0807163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0807163" calcext:value-type="float">
            <text:p>0,0807163</text:p>
          </table:table-cell>
          <table:table-cell office:value-type="float" office:value="0" calcext:value-type="float">
            <text:p>0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194" calcext:value-type="float">
            <text:p>194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642284317062016" calcext:value-type="float">
            <text:p>0,642284317062016</text:p>
          </table:table-cell>
          <table:table-cell office:value-type="float" office:value="0.579242062223245" calcext:value-type="float">
            <text:p>0,579242062223245</text:p>
          </table:table-cell>
          <table:table-cell office:value-type="float" office:value="0.496371134408611" calcext:value-type="float">
            <text:p>0,496371134408611</text:p>
          </table:table-cell>
          <table:table-cell office:value-type="float" office:value="0.483435614794171" calcext:value-type="float">
            <text:p>0,483435614794171</text:p>
          </table:table-cell>
          <table:table-cell office:value-type="float" office:value="0.533730161229807" calcext:value-type="float">
            <text:p>0,533730161229807</text:p>
          </table:table-cell>
          <table:table-cell office:value-type="float" office:value="0.34351783752028" calcext:value-type="float">
            <text:p>0,343517837520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265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scMega-b-m-5mn-hno-cos-l15-r300-m1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1.69" calcext:value-type="date">
            <text:p>2024-05-08 18:18:51</text:p>
          </table:table-cell>
          <table:table-cell office:value-type="float" office:value="0.98744" calcext:value-type="float">
            <text:p>0,98744</text:p>
          </table:table-cell>
          <table:table-cell office:value-type="string" calcext:value-type="string">
            <text:p>C:\git\pyaudisam\tests\tmp\val-oanlr\LuscMega-b-m-5mn-hno-cos-l15-r300-m14-9hkiekdg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77.1929824561404" calcext:value-type="float">
            <text:p>77,1929824561404</text:p>
          </table:table-cell>
          <table:table-cell office:value-type="float" office:value="2" calcext:value-type="float">
            <text:p>2</text:p>
          </table:table-cell>
          <table:table-cell office:value-type="float" office:value="0.26400000000001" calcext:value-type="float">
            <text:p>0,26400000000001</text:p>
          </table:table-cell>
          <table:table-cell office:value-type="float" office:value="497.5367" calcext:value-type="float">
            <text:p>497,5367</text:p>
          </table:table-cell>
          <table:table-cell table:number-columns-repeated="2" office:value-type="float" office:value="0.2962902" calcext:value-type="float">
            <text:p>0,2962902</text:p>
          </table:table-cell>
          <table:table-cell table:number-columns-repeated="2"/>
          <table:table-cell office:value-type="float" office:value="0.0001154161" calcext:value-type="float">
            <text:p>0,000115416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00006431351" calcext:value-type="float">
            <text:p>0,00006431351</text:p>
          </table:table-cell>
          <table:table-cell office:value-type="float" office:value="0.000207124" calcext:value-type="float">
            <text:p>0,000207124</text:p>
          </table:table-cell>
          <table:table-cell office:value-type="float" office:value="42" calcext:value-type="float">
            <text:p>42</text:p>
          </table:table-cell>
          <table:table-cell office:value-type="float" office:value="0.1925401" calcext:value-type="float">
            <text:p>0,192540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1072895" calcext:value-type="float">
            <text:p>0,1072895</text:p>
          </table:table-cell>
          <table:table-cell office:value-type="float" office:value="0.3455296" calcext:value-type="float">
            <text:p>0,3455296</text:p>
          </table:table-cell>
          <table:table-cell office:value-type="float" office:value="42" calcext:value-type="float">
            <text:p>42</text:p>
          </table:table-cell>
          <table:table-cell office:value-type="float" office:value="131.6382" calcext:value-type="float">
            <text:p>131,6382</text:p>
          </table:table-cell>
          <table:table-cell office:value-type="float" office:value="0.1479788" calcext:value-type="float">
            <text:p>0,1479788</text:p>
          </table:table-cell>
          <table:table-cell office:value-type="float" office:value="97.81125" calcext:value-type="float">
            <text:p>97,81125</text:p>
          </table:table-cell>
          <table:table-cell office:value-type="float" office:value="177.1638" calcext:value-type="float">
            <text:p>177,1638</text:p>
          </table:table-cell>
          <table:table-cell office:value-type="float" office:value="42" calcext:value-type="float">
            <text:p>42</text:p>
          </table:table-cell>
          <table:table-cell office:value-type="float" office:value="497.8294" calcext:value-type="float">
            <text:p>497,8294</text:p>
          </table:table-cell>
          <table:table-cell office:value-type="float" office:value="501.1051" calcext:value-type="float">
            <text:p>501,1051</text:p>
          </table:table-cell>
          <table:table-cell office:value-type="float" office:value="-246.7684" calcext:value-type="float">
            <text:p>-246,7684</text:p>
          </table:table-cell>
          <table:table-cell office:value-type="float" office:value="0.9667979" calcext:value-type="float">
            <text:p>0,9667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6736" calcext:value-type="float">
            <text:p>125,6736</text:p>
          </table:table-cell>
          <table:table-cell office:value-type="float" office:value="0.4714057" calcext:value-type="float">
            <text:p>0,4714057</text:p>
          </table:table-cell>
          <table:table-cell table:number-columns-repeated="3"/>
          <table:table-cell office:value-type="float" office:value="0.08598273" calcext:value-type="float">
            <text:p>0,08598273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08598273" calcext:value-type="float">
            <text:p>0,08598273</text:p>
          </table:table-cell>
          <table:table-cell office:value-type="float" office:value="0" calcext:value-type="float">
            <text:p>0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206" calcext:value-type="float">
            <text:p>206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108" calcext:value-type="float">
            <text:p>108</text:p>
          </table:table-cell>
          <table:table-cell office:value-type="float" office:value="395" calcext:value-type="float">
            <text:p>395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666063514454" calcext:value-type="float">
            <text:p>0,666063514454</text:p>
          </table:table-cell>
          <table:table-cell office:value-type="float" office:value="0.61531578954845" calcext:value-type="float">
            <text:p>0,61531578954845</text:p>
          </table:table-cell>
          <table:table-cell office:value-type="float" office:value="0.563231839683783" calcext:value-type="float">
            <text:p>0,563231839683783</text:p>
          </table:table-cell>
          <table:table-cell office:value-type="float" office:value="0.524433638812582" calcext:value-type="float">
            <text:p>0,524433638812582</text:p>
          </table:table-cell>
          <table:table-cell office:value-type="float" office:value="0.598079963617501" calcext:value-type="float">
            <text:p>0,598079963617501</text:p>
          </table:table-cell>
          <table:table-cell office:value-type="float" office:value="0.434309550621865" calcext:value-type="float">
            <text:p>0,43430955062186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6265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9.923856078944" calcext:value-type="float">
            <text:p>39,923856078944</text:p>
          </table:table-cell>
          <table:table-cell office:value-type="float" office:value="479.636042300494" calcext:value-type="float">
            <text:p>479,6360423004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Mega-b-m-5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9.923856078944" calcext:value-type="float">
            <text:p>39,923856078944</text:p>
          </table:table-cell>
          <table:table-cell office:value-type="float" office:value="479.636042300494" calcext:value-type="float">
            <text:p>479,6360423004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1.73" calcext:value-type="date">
            <text:p>2024-05-08 18:18:51</text:p>
          </table:table-cell>
          <table:table-cell office:value-type="float" office:value="1.013717" calcext:value-type="float">
            <text:p>1,013717</text:p>
          </table:table-cell>
          <table:table-cell office:value-type="string" calcext:value-type="string">
            <text:p>C:\git\pyaudisam\tests\tmp\val-oanlr\LuscMega-b-m-5mn-hno-cos-la-ra-ma-3m77q29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638298" calcext:value-type="float">
            <text:p>0,5638298</text:p>
          </table:table-cell>
          <table:table-cell office:value-type="float" office:value="0.1329422" calcext:value-type="float">
            <text:p>0,1329422</text:p>
          </table:table-cell>
          <table:table-cell office:value-type="float" office:value="0.4335083" calcext:value-type="float">
            <text:p>0,4335083</text:p>
          </table:table-cell>
          <table:table-cell office:value-type="float" office:value="0.7333285" calcext:value-type="float">
            <text:p>0,7333285</text:p>
          </table:table-cell>
          <table:table-cell office:value-type="float" office:value="93" calcext:value-type="float">
            <text:p>93</text:p>
          </table:table-cell>
          <table:table-cell office:value-type="float" office:value="39.9239" calcext:value-type="float">
            <text:p>39,9239</text:p>
          </table:table-cell>
          <table:table-cell office:value-type="float" office:value="479.636" calcext:value-type="float">
            <text:p>479,636</text:p>
          </table:table-cell>
          <table:table-cell office:value-type="float" office:value="92.9824561403509" calcext:value-type="float">
            <text:p>92,98245614035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7.6678" calcext:value-type="float">
            <text:p>637,6678</text:p>
          </table:table-cell>
          <table:table-cell table:number-columns-repeated="2" office:value-type="float" office:value="0.8821594" calcext:value-type="float">
            <text:p>0,8821594</text:p>
          </table:table-cell>
          <table:table-cell table:number-columns-repeated="2"/>
          <table:table-cell office:value-type="float" office:value="0.00006868449" calcext:value-type="float">
            <text:p>0,00006868449</text:p>
          </table:table-cell>
          <table:table-cell office:value-type="float" office:value="0.2065244" calcext:value-type="float">
            <text:p>0,2065244</text:p>
          </table:table-cell>
          <table:table-cell office:value-type="float" office:value="0.00004556912" calcext:value-type="float">
            <text:p>0,00004556912</text:p>
          </table:table-cell>
          <table:table-cell office:value-type="float" office:value="0.0001035254" calcext:value-type="float">
            <text:p>0,0001035254</text:p>
          </table:table-cell>
          <table:table-cell office:value-type="float" office:value="51" calcext:value-type="float">
            <text:p>51</text:p>
          </table:table-cell>
          <table:table-cell office:value-type="float" office:value="0.1265749" calcext:value-type="float">
            <text:p>0,1265749</text:p>
          </table:table-cell>
          <table:table-cell office:value-type="float" office:value="0.2065244" calcext:value-type="float">
            <text:p>0,2065244</text:p>
          </table:table-cell>
          <table:table-cell office:value-type="float" office:value="0.08397686" calcext:value-type="float">
            <text:p>0,08397686</text:p>
          </table:table-cell>
          <table:table-cell office:value-type="float" office:value="0.1907813" calcext:value-type="float">
            <text:p>0,1907813</text:p>
          </table:table-cell>
          <table:table-cell office:value-type="float" office:value="51" calcext:value-type="float">
            <text:p>51</text:p>
          </table:table-cell>
          <table:table-cell office:value-type="float" office:value="170.6419" calcext:value-type="float">
            <text:p>170,6419</text:p>
          </table:table-cell>
          <table:table-cell office:value-type="float" office:value="0.1032622" calcext:value-type="float">
            <text:p>0,1032622</text:p>
          </table:table-cell>
          <table:table-cell office:value-type="float" office:value="138.7688" calcext:value-type="float">
            <text:p>138,7688</text:p>
          </table:table-cell>
          <table:table-cell office:value-type="float" office:value="209.8358" calcext:value-type="float">
            <text:p>209,8358</text:p>
          </table:table-cell>
          <table:table-cell office:value-type="float" office:value="51" calcext:value-type="float">
            <text:p>51</text:p>
          </table:table-cell>
          <table:table-cell office:value-type="float" office:value="637.9078" calcext:value-type="float">
            <text:p>637,9078</text:p>
          </table:table-cell>
          <table:table-cell office:value-type="float" office:value="641.6084" calcext:value-type="float">
            <text:p>641,6084</text:p>
          </table:table-cell>
          <table:table-cell office:value-type="float" office:value="-316.8339" calcext:value-type="float">
            <text:p>-316,8339</text:p>
          </table:table-cell>
          <table:table-cell office:value-type="float" office:value="0.8850435" calcext:value-type="float">
            <text:p>0,885043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.5722" calcext:value-type="float">
            <text:p>167,5722</text:p>
          </table:table-cell>
          <table:table-cell office:value-type="float" office:value="0.5206926" calcext:value-type="float">
            <text:p>0,5206926</text:p>
          </table:table-cell>
          <table:table-cell table:number-columns-repeated="3"/>
          <table:table-cell office:value-type="float" office:value="0.06163492" calcext:value-type="float">
            <text:p>0,06163492</text:p>
          </table:table-cell>
          <table:table-cell office:value-type="float" office:value="0.2456134" calcext:value-type="float">
            <text:p>0,2456134</text:p>
          </table:table-cell>
          <table:table-cell office:value-type="float" office:value="0.03811586" calcext:value-type="float">
            <text:p>0,03811586</text:p>
          </table:table-cell>
          <table:table-cell office:value-type="float" office:value="0.09966623" calcext:value-type="float">
            <text:p>0,09966623</text:p>
          </table:table-cell>
          <table:table-cell office:value-type="float" office:value="93.24238" calcext:value-type="float">
            <text:p>93,24238</text:p>
          </table:table-cell>
          <table:table-cell office:value-type="float" office:value="0.06163492" calcext:value-type="float">
            <text:p>0,06163492</text:p>
          </table:table-cell>
          <table:table-cell office:value-type="float" office:value="0" calcext:value-type="float">
            <text:p>0</text:p>
          </table:table-cell>
          <table:table-cell office:value-type="float" office:value="0.2456134" calcext:value-type="float">
            <text:p>0,2456134</text:p>
          </table:table-cell>
          <table:table-cell office:value-type="float" office:value="0.03811586" calcext:value-type="float">
            <text:p>0,03811586</text:p>
          </table:table-cell>
          <table:table-cell office:value-type="float" office:value="0.09966623" calcext:value-type="float">
            <text:p>0,09966623</text:p>
          </table:table-cell>
          <table:table-cell office:value-type="float" office:value="93.24238" calcext:value-type="float">
            <text:p>93,24238</text:p>
          </table:table-cell>
          <table:table-cell office:value-type="float" office:value="148" calcext:value-type="float">
            <text:p>148</text:p>
          </table:table-cell>
          <table:table-cell office:value-type="float" office:value="0.2456134" calcext:value-type="float">
            <text:p>0,2456134</text:p>
          </table:table-cell>
          <table:table-cell office:value-type="float" office:value="91" calcext:value-type="float">
            <text:p>91</text:p>
          </table:table-cell>
          <table:table-cell office:value-type="float" office:value="239" calcext:value-type="float">
            <text:p>239</text:p>
          </table:table-cell>
          <table:table-cell office:value-type="float" office:value="93.24238" calcext:value-type="float">
            <text:p>93,24238</text:p>
          </table:table-cell>
          <table:table-cell office:value-type="float" office:value="0.835879860176206" calcext:value-type="float">
            <text:p>0,835879860176206</text:p>
          </table:table-cell>
          <table:table-cell office:value-type="float" office:value="0.789830014345235" calcext:value-type="float">
            <text:p>0,789830014345235</text:p>
          </table:table-cell>
          <table:table-cell office:value-type="float" office:value="0.784952104404462" calcext:value-type="float">
            <text:p>0,784952104404462</text:p>
          </table:table-cell>
          <table:table-cell office:value-type="float" office:value="0.795201014906302" calcext:value-type="float">
            <text:p>0,795201014906302</text:p>
          </table:table-cell>
          <table:table-cell office:value-type="float" office:value="0.79548946285291" calcext:value-type="float">
            <text:p>0,79548946285291</text:p>
          </table:table-cell>
          <table:table-cell office:value-type="float" office:value="0.702878597816129" calcext:value-type="float">
            <text:p>0,7028785978161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265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7.6760909778475" calcext:value-type="float">
            <text:p>37,6760909778475</text:p>
          </table:table-cell>
          <table:table-cell office:value-type="float" office:value="442.344647477555" calcext:value-type="float">
            <text:p>442,3446474775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scMega-b-m-5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7.6760909778475" calcext:value-type="float">
            <text:p>37,6760909778475</text:p>
          </table:table-cell>
          <table:table-cell office:value-type="float" office:value="442.344647477555" calcext:value-type="float">
            <text:p>442,34464747755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1.8" calcext:value-type="date">
            <text:p>2024-05-08 18:18:51</text:p>
          </table:table-cell>
          <table:table-cell office:value-type="float" office:value="0.918779" calcext:value-type="float">
            <text:p>0,918779</text:p>
          </table:table-cell>
          <table:table-cell office:value-type="string" calcext:value-type="string">
            <text:p>C:\git\pyaudisam\tests\tmp\val-oanlr\LuscMega-b-m-5mn-hno-cos-la-ra-ma-tk6co3b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531915" calcext:value-type="float">
            <text:p>0,5531915</text:p>
          </table:table-cell>
          <table:table-cell office:value-type="float" office:value="0.1356601" calcext:value-type="float">
            <text:p>0,1356601</text:p>
          </table:table-cell>
          <table:table-cell office:value-type="float" office:value="0.4230699" calcext:value-type="float">
            <text:p>0,4230699</text:p>
          </table:table-cell>
          <table:table-cell office:value-type="float" office:value="0.723334" calcext:value-type="float">
            <text:p>0,723334</text:p>
          </table:table-cell>
          <table:table-cell office:value-type="float" office:value="93" calcext:value-type="float">
            <text:p>93</text:p>
          </table:table-cell>
          <table:table-cell office:value-type="float" office:value="37.6761" calcext:value-type="float">
            <text:p>37,6761</text:p>
          </table:table-cell>
          <table:table-cell office:value-type="float" office:value="442.345" calcext:value-type="float">
            <text:p>442,345</text:p>
          </table:table-cell>
          <table:table-cell office:value-type="float" office:value="91.2280701754386" calcext:value-type="float">
            <text:p>91,2280701754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0.9777" calcext:value-type="float">
            <text:p>620,9777</text:p>
          </table:table-cell>
          <table:table-cell table:number-columns-repeated="2" office:value-type="float" office:value="0.8202999" calcext:value-type="float">
            <text:p>0,8202999</text:p>
          </table:table-cell>
          <table:table-cell table:number-columns-repeated="2"/>
          <table:table-cell office:value-type="float" office:value="0.00007387451" calcext:value-type="float">
            <text:p>0,00007387451</text:p>
          </table:table-cell>
          <table:table-cell office:value-type="float" office:value="0.2202064" calcext:value-type="float">
            <text:p>0,2202064</text:p>
          </table:table-cell>
          <table:table-cell office:value-type="float" office:value="0.00004771739" calcext:value-type="float">
            <text:p>0,00004771739</text:p>
          </table:table-cell>
          <table:table-cell office:value-type="float" office:value="0.0001143701" calcext:value-type="float">
            <text:p>0,0001143701</text:p>
          </table:table-cell>
          <table:table-cell office:value-type="float" office:value="50" calcext:value-type="float">
            <text:p>50</text:p>
          </table:table-cell>
          <table:table-cell office:value-type="float" office:value="0.1383608" calcext:value-type="float">
            <text:p>0,1383608</text:p>
          </table:table-cell>
          <table:table-cell office:value-type="float" office:value="0.2202064" calcext:value-type="float">
            <text:p>0,2202064</text:p>
          </table:table-cell>
          <table:table-cell office:value-type="float" office:value="0.08937069" calcext:value-type="float">
            <text:p>0,08937069</text:p>
          </table:table-cell>
          <table:table-cell office:value-type="float" office:value="0.2142057" calcext:value-type="float">
            <text:p>0,2142057</text:p>
          </table:table-cell>
          <table:table-cell office:value-type="float" office:value="50" calcext:value-type="float">
            <text:p>50</text:p>
          </table:table-cell>
          <table:table-cell office:value-type="float" office:value="164.5386" calcext:value-type="float">
            <text:p>164,5386</text:p>
          </table:table-cell>
          <table:table-cell office:value-type="float" office:value="0.1101032" calcext:value-type="float">
            <text:p>0,1101032</text:p>
          </table:table-cell>
          <table:table-cell office:value-type="float" office:value="131.9815" calcext:value-type="float">
            <text:p>131,9815</text:p>
          </table:table-cell>
          <table:table-cell office:value-type="float" office:value="205.1267" calcext:value-type="float">
            <text:p>205,1267</text:p>
          </table:table-cell>
          <table:table-cell office:value-type="float" office:value="50" calcext:value-type="float">
            <text:p>50</text:p>
          </table:table-cell>
          <table:table-cell office:value-type="float" office:value="621.2226" calcext:value-type="float">
            <text:p>621,2226</text:p>
          </table:table-cell>
          <table:table-cell office:value-type="float" office:value="624.8802" calcext:value-type="float">
            <text:p>624,8802</text:p>
          </table:table-cell>
          <table:table-cell office:value-type="float" office:value="-308.4889" calcext:value-type="float">
            <text:p>-308,4889</text:p>
          </table:table-cell>
          <table:table-cell office:value-type="float" office:value="0.9502745" calcext:value-type="float">
            <text:p>0,95027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.1442" calcext:value-type="float">
            <text:p>163,1442</text:p>
          </table:table-cell>
          <table:table-cell office:value-type="float" office:value="0.5335202" calcext:value-type="float">
            <text:p>0,5335202</text:p>
          </table:table-cell>
          <table:table-cell table:number-columns-repeated="3"/>
          <table:table-cell office:value-type="float" office:value="0.06504145" calcext:value-type="float">
            <text:p>0,06504145</text:p>
          </table:table-cell>
          <table:table-cell office:value-type="float" office:value="0.2586397" calcext:value-type="float">
            <text:p>0,2586397</text:p>
          </table:table-cell>
          <table:table-cell office:value-type="float" office:value="0.03922662" calcext:value-type="float">
            <text:p>0,03922662</text:p>
          </table:table-cell>
          <table:table-cell office:value-type="float" office:value="0.1078449" calcext:value-type="float">
            <text:p>0,1078449</text:p>
          </table:table-cell>
          <table:table-cell office:value-type="float" office:value="88.31563" calcext:value-type="float">
            <text:p>88,31563</text:p>
          </table:table-cell>
          <table:table-cell office:value-type="float" office:value="0.06504145" calcext:value-type="float">
            <text:p>0,06504145</text:p>
          </table:table-cell>
          <table:table-cell office:value-type="float" office:value="0" calcext:value-type="float">
            <text:p>0</text:p>
          </table:table-cell>
          <table:table-cell office:value-type="float" office:value="0.2586397" calcext:value-type="float">
            <text:p>0,2586397</text:p>
          </table:table-cell>
          <table:table-cell office:value-type="float" office:value="0.03922662" calcext:value-type="float">
            <text:p>0,03922662</text:p>
          </table:table-cell>
          <table:table-cell office:value-type="float" office:value="0.1078449" calcext:value-type="float">
            <text:p>0,1078449</text:p>
          </table:table-cell>
          <table:table-cell office:value-type="float" office:value="88.31563" calcext:value-type="float">
            <text:p>88,31563</text:p>
          </table:table-cell>
          <table:table-cell office:value-type="float" office:value="156" calcext:value-type="float">
            <text:p>156</text:p>
          </table:table-cell>
          <table:table-cell office:value-type="float" office:value="0.2586397" calcext:value-type="float">
            <text:p>0,2586397</text:p>
          </table:table-cell>
          <table:table-cell office:value-type="float" office:value="94" calcext:value-type="float">
            <text:p>94</text:p>
          </table:table-cell>
          <table:table-cell office:value-type="float" office:value="259" calcext:value-type="float">
            <text:p>259</text:p>
          </table:table-cell>
          <table:table-cell office:value-type="float" office:value="88.31563" calcext:value-type="float">
            <text:p>88,31563</text:p>
          </table:table-cell>
          <table:table-cell office:value-type="float" office:value="0.849271905922851" calcext:value-type="float">
            <text:p>0,849271905922851</text:p>
          </table:table-cell>
          <table:table-cell office:value-type="float" office:value="0.795648011513626" calcext:value-type="float">
            <text:p>0,795648011513626</text:p>
          </table:table-cell>
          <table:table-cell office:value-type="float" office:value="0.784720669148475" calcext:value-type="float">
            <text:p>0,784720669148475</text:p>
          </table:table-cell>
          <table:table-cell office:value-type="float" office:value="0.788596456910233" calcext:value-type="float">
            <text:p>0,788596456910233</text:p>
          </table:table-cell>
          <table:table-cell office:value-type="float" office:value="0.801589834803551" calcext:value-type="float">
            <text:p>0,801589834803551</text:p>
          </table:table-cell>
          <table:table-cell office:value-type="float" office:value="0.687828466390651" calcext:value-type="float">
            <text:p>0,6878284663906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6265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7.6824267954131" calcext:value-type="float">
            <text:p>37,6824267954131</text:p>
          </table:table-cell>
          <table:table-cell office:value-type="float" office:value="662.95949404359" calcext:value-type="float">
            <text:p>662,95949404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scMega-b-m-5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7.6824267954131" calcext:value-type="float">
            <text:p>37,6824267954131</text:p>
          </table:table-cell>
          <table:table-cell office:value-type="float" office:value="662.95949404359" calcext:value-type="float">
            <text:p>662,959494043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1.72" calcext:value-type="date">
            <text:p>2024-05-08 18:18:51</text:p>
          </table:table-cell>
          <table:table-cell office:value-type="float" office:value="0.997714" calcext:value-type="float">
            <text:p>0,997714</text:p>
          </table:table-cell>
          <table:table-cell office:value-type="string" calcext:value-type="string">
            <text:p>C:\git\pyaudisam\tests\tmp\val-oanlr\LuscMega-b-m-5mn-hno-cos-la-ra-ma-xwm5he3t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744681" calcext:value-type="float">
            <text:p>0,5744681</text:p>
          </table:table-cell>
          <table:table-cell office:value-type="float" office:value="0.1302964" calcext:value-type="float">
            <text:p>0,1302964</text:p>
          </table:table-cell>
          <table:table-cell office:value-type="float" office:value="0.4439846" calcext:value-type="float">
            <text:p>0,4439846</text:p>
          </table:table-cell>
          <table:table-cell office:value-type="float" office:value="0.7432996" calcext:value-type="float">
            <text:p>0,7432996</text:p>
          </table:table-cell>
          <table:table-cell office:value-type="float" office:value="93" calcext:value-type="float">
            <text:p>93</text:p>
          </table:table-cell>
          <table:table-cell office:value-type="float" office:value="37.6824" calcext:value-type="float">
            <text:p>37,6824</text:p>
          </table:table-cell>
          <table:table-cell office:value-type="float" office:value="662.959" calcext:value-type="float">
            <text:p>662,959</text:p>
          </table:table-cell>
          <table:table-cell office:value-type="float" office:value="94.7368421052632" calcext:value-type="float">
            <text:p>94,73684210526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61.8901" calcext:value-type="float">
            <text:p>661,8901</text:p>
          </table:table-cell>
          <table:table-cell table:number-columns-repeated="2" office:value-type="float" office:value="0.9215297" calcext:value-type="float">
            <text:p>0,9215297</text:p>
          </table:table-cell>
          <table:table-cell table:number-columns-repeated="2"/>
          <table:table-cell office:value-type="float" office:value="0.00006781203" calcext:value-type="float">
            <text:p>0,00006781203</text:p>
          </table:table-cell>
          <table:table-cell office:value-type="float" office:value="0.2080022" calcext:value-type="float">
            <text:p>0,2080022</text:p>
          </table:table-cell>
          <table:table-cell office:value-type="float" office:value="0.00004486112" calcext:value-type="float">
            <text:p>0,00004486112</text:p>
          </table:table-cell>
          <table:table-cell office:value-type="float" office:value="0.0001025046" calcext:value-type="float">
            <text:p>0,0001025046</text:p>
          </table:table-cell>
          <table:table-cell office:value-type="float" office:value="51" calcext:value-type="float">
            <text:p>51</text:p>
          </table:table-cell>
          <table:table-cell office:value-type="float" office:value="0.06710424" calcext:value-type="float">
            <text:p>0,06710424</text:p>
          </table:table-cell>
          <table:table-cell office:value-type="float" office:value="0.2080021" calcext:value-type="float">
            <text:p>0,2080021</text:p>
          </table:table-cell>
          <table:table-cell office:value-type="float" office:value="0.04439289" calcext:value-type="float">
            <text:p>0,04439289</text:p>
          </table:table-cell>
          <table:table-cell office:value-type="float" office:value="0.1014347" calcext:value-type="float">
            <text:p>0,1014347</text:p>
          </table:table-cell>
          <table:table-cell office:value-type="float" office:value="51" calcext:value-type="float">
            <text:p>51</text:p>
          </table:table-cell>
          <table:table-cell office:value-type="float" office:value="171.7361" calcext:value-type="float">
            <text:p>171,7361</text:p>
          </table:table-cell>
          <table:table-cell office:value-type="float" office:value="0.1040011" calcext:value-type="float">
            <text:p>0,1040011</text:p>
          </table:table-cell>
          <table:table-cell office:value-type="float" office:value="139.4533" calcext:value-type="float">
            <text:p>139,4533</text:p>
          </table:table-cell>
          <table:table-cell office:value-type="float" office:value="211.4923" calcext:value-type="float">
            <text:p>211,4923</text:p>
          </table:table-cell>
          <table:table-cell office:value-type="float" office:value="51" calcext:value-type="float">
            <text:p>51</text:p>
          </table:table-cell>
          <table:table-cell office:value-type="float" office:value="662.3701" calcext:value-type="float">
            <text:p>662,3701</text:p>
          </table:table-cell>
          <table:table-cell office:value-type="float" office:value="667.8571" calcext:value-type="float">
            <text:p>667,8571</text:p>
          </table:table-cell>
          <table:table-cell office:value-type="float" office:value="-327.9451" calcext:value-type="float">
            <text:p>-327,9451</text:p>
          </table:table-cell>
          <table:table-cell office:value-type="float" office:value="0.9287484" calcext:value-type="float">
            <text:p>0,928748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6.7253" calcext:value-type="float">
            <text:p>166,7253</text:p>
          </table:table-cell>
          <table:table-cell office:value-type="float" office:value="0.09155632" calcext:value-type="float">
            <text:p>0,09155632</text:p>
          </table:table-cell>
          <table:table-cell office:value-type="float" office:value="0.4582211" calcext:value-type="float">
            <text:p>0,4582211</text:p>
          </table:table-cell>
          <table:table-cell table:number-columns-repeated="2"/>
          <table:table-cell office:value-type="float" office:value="0.06200015" calcext:value-type="float">
            <text:p>0,06200015</text:p>
          </table:table-cell>
          <table:table-cell office:value-type="float" office:value="0.2454425" calcext:value-type="float">
            <text:p>0,2454425</text:p>
          </table:table-cell>
          <table:table-cell office:value-type="float" office:value="0.03834869" calcext:value-type="float">
            <text:p>0,03834869</text:p>
          </table:table-cell>
          <table:table-cell office:value-type="float" office:value="0.1002386" calcext:value-type="float">
            <text:p>0,1002386</text:p>
          </table:table-cell>
          <table:table-cell office:value-type="float" office:value="91.1786" calcext:value-type="float">
            <text:p>91,1786</text:p>
          </table:table-cell>
          <table:table-cell office:value-type="float" office:value="0.06200015" calcext:value-type="float">
            <text:p>0,06200015</text:p>
          </table:table-cell>
          <table:table-cell office:value-type="float" office:value="0" calcext:value-type="float">
            <text:p>0</text:p>
          </table:table-cell>
          <table:table-cell office:value-type="float" office:value="0.2454425" calcext:value-type="float">
            <text:p>0,2454425</text:p>
          </table:table-cell>
          <table:table-cell office:value-type="float" office:value="0.03834869" calcext:value-type="float">
            <text:p>0,03834869</text:p>
          </table:table-cell>
          <table:table-cell office:value-type="float" office:value="0.1002386" calcext:value-type="float">
            <text:p>0,1002386</text:p>
          </table:table-cell>
          <table:table-cell office:value-type="float" office:value="91.1786" calcext:value-type="float">
            <text:p>91,1786</text:p>
          </table:table-cell>
          <table:table-cell office:value-type="float" office:value="149" calcext:value-type="float">
            <text:p>149</text:p>
          </table:table-cell>
          <table:table-cell office:value-type="float" office:value="0.2454425" calcext:value-type="float">
            <text:p>0,2454425</text:p>
          </table:table-cell>
          <table:table-cell office:value-type="float" office:value="92" calcext:value-type="float">
            <text:p>92</text:p>
          </table:table-cell>
          <table:table-cell office:value-type="float" office:value="241" calcext:value-type="float">
            <text:p>241</text:p>
          </table:table-cell>
          <table:table-cell office:value-type="float" office:value="91.1786" calcext:value-type="float">
            <text:p>91,1786</text:p>
          </table:table-cell>
          <table:table-cell office:value-type="float" office:value="0.840021898915908" calcext:value-type="float">
            <text:p>0,840021898915908</text:p>
          </table:table-cell>
          <table:table-cell office:value-type="float" office:value="0.76721498089825" calcext:value-type="float">
            <text:p>0,76721498089825</text:p>
          </table:table-cell>
          <table:table-cell office:value-type="float" office:value="0.756848450618053" calcext:value-type="float">
            <text:p>0,756848450618053</text:p>
          </table:table-cell>
          <table:table-cell office:value-type="float" office:value="0.773586659631229" calcext:value-type="float">
            <text:p>0,773586659631229</text:p>
          </table:table-cell>
          <table:table-cell office:value-type="float" office:value="0.774257638624229" calcext:value-type="float">
            <text:p>0,774257638624229</text:p>
          </table:table-cell>
          <table:table-cell office:value-type="float" office:value="0.680646447276003" calcext:value-type="float">
            <text:p>0,680646447276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6265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3.5160323117795" calcext:value-type="float">
            <text:p>33,5160323117795</text:p>
          </table:table-cell>
          <table:table-cell office:value-type="float" office:value="684.659343342938" calcext:value-type="float">
            <text:p>684,6593433429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scMega-b-m-5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3.5160323117795" calcext:value-type="float">
            <text:p>33,5160323117795</text:p>
          </table:table-cell>
          <table:table-cell office:value-type="float" office:value="684.659343342938" calcext:value-type="float">
            <text:p>684,6593433429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1.72" calcext:value-type="date">
            <text:p>2024-05-08 18:18:51</text:p>
          </table:table-cell>
          <table:table-cell office:value-type="float" office:value="0.953078" calcext:value-type="float">
            <text:p>0,953078</text:p>
          </table:table-cell>
          <table:table-cell office:value-type="string" calcext:value-type="string">
            <text:p>C:\git\pyaudisam\tests\tmp\val-oanlr\LuscMega-b-m-5mn-hno-cos-la-ra-ma-wkzd_is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851064" calcext:value-type="float">
            <text:p>0,5851064</text:p>
          </table:table-cell>
          <table:table-cell office:value-type="float" office:value="0.1277188" calcext:value-type="float">
            <text:p>0,1277188</text:p>
          </table:table-cell>
          <table:table-cell office:value-type="float" office:value="0.4544985" calcext:value-type="float">
            <text:p>0,4544985</text:p>
          </table:table-cell>
          <table:table-cell office:value-type="float" office:value="0.7532467" calcext:value-type="float">
            <text:p>0,7532467</text:p>
          </table:table-cell>
          <table:table-cell office:value-type="float" office:value="93" calcext:value-type="float">
            <text:p>93</text:p>
          </table:table-cell>
          <table:table-cell office:value-type="float" office:value="33.516" calcext:value-type="float">
            <text:p>33,516</text:p>
          </table:table-cell>
          <table:table-cell office:value-type="float" office:value="684.659" calcext:value-type="float">
            <text:p>684,659</text:p>
          </table:table-cell>
          <table:table-cell office:value-type="float" office:value="96.4912280701754" calcext:value-type="float">
            <text:p>96,4912280701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5.1155" calcext:value-type="float">
            <text:p>675,1155</text:p>
          </table:table-cell>
          <table:table-cell table:number-columns-repeated="2" office:value-type="float" office:value="0.8714769" calcext:value-type="float">
            <text:p>0,8714769</text:p>
          </table:table-cell>
          <table:table-cell table:number-columns-repeated="2"/>
          <table:table-cell office:value-type="float" office:value="0.00006850023" calcext:value-type="float">
            <text:p>0,00006850023</text:p>
          </table:table-cell>
          <table:table-cell office:value-type="float" office:value="0.1999801" calcext:value-type="float">
            <text:p>0,1999801</text:p>
          </table:table-cell>
          <table:table-cell office:value-type="float" office:value="0.00004603837" calcext:value-type="float">
            <text:p>0,00004603837</text:p>
          </table:table-cell>
          <table:table-cell office:value-type="float" office:value="0.0001019211" calcext:value-type="float">
            <text:p>0,0001019211</text:p>
          </table:table-cell>
          <table:table-cell office:value-type="float" office:value="52" calcext:value-type="float">
            <text:p>52</text:p>
          </table:table-cell>
          <table:table-cell office:value-type="float" office:value="0.06228584" calcext:value-type="float">
            <text:p>0,06228584</text:p>
          </table:table-cell>
          <table:table-cell office:value-type="float" office:value="0.1999801" calcext:value-type="float">
            <text:p>0,1999801</text:p>
          </table:table-cell>
          <table:table-cell office:value-type="float" office:value="0.04186174" calcext:value-type="float">
            <text:p>0,04186174</text:p>
          </table:table-cell>
          <table:table-cell office:value-type="float" office:value="0.09267474" calcext:value-type="float">
            <text:p>0,09267474</text:p>
          </table:table-cell>
          <table:table-cell office:value-type="float" office:value="52" calcext:value-type="float">
            <text:p>52</text:p>
          </table:table-cell>
          <table:table-cell office:value-type="float" office:value="170.8712" calcext:value-type="float">
            <text:p>170,8712</text:p>
          </table:table-cell>
          <table:table-cell office:value-type="float" office:value="0.09999002" calcext:value-type="float">
            <text:p>0,09999002</text:p>
          </table:table-cell>
          <table:table-cell office:value-type="float" office:value="139.8771" calcext:value-type="float">
            <text:p>139,8771</text:p>
          </table:table-cell>
          <table:table-cell office:value-type="float" office:value="208.7331" calcext:value-type="float">
            <text:p>208,7331</text:p>
          </table:table-cell>
          <table:table-cell office:value-type="float" office:value="52" calcext:value-type="float">
            <text:p>52</text:p>
          </table:table-cell>
          <table:table-cell office:value-type="float" office:value="675.5861" calcext:value-type="float">
            <text:p>675,5861</text:p>
          </table:table-cell>
          <table:table-cell office:value-type="float" office:value="681.1375" calcext:value-type="float">
            <text:p>681,1375</text:p>
          </table:table-cell>
          <table:table-cell office:value-type="float" office:value="-334.5577" calcext:value-type="float">
            <text:p>-334,5577</text:p>
          </table:table-cell>
          <table:table-cell office:value-type="float" office:value="0.8916058" calcext:value-type="float">
            <text:p>0,891605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.9988" calcext:value-type="float">
            <text:p>163,9988</text:p>
          </table:table-cell>
          <table:table-cell office:value-type="float" office:value="-0.008314927" calcext:value-type="float">
            <text:p>-0,008314927</text:p>
          </table:table-cell>
          <table:table-cell office:value-type="float" office:value="0.5249844" calcext:value-type="float">
            <text:p>0,5249844</text:p>
          </table:table-cell>
          <table:table-cell table:number-columns-repeated="2"/>
          <table:table-cell office:value-type="float" office:value="0.06378917" calcext:value-type="float">
            <text:p>0,06378917</text:p>
          </table:table-cell>
          <table:table-cell office:value-type="float" office:value="0.2372849" calcext:value-type="float">
            <text:p>0,2372849</text:p>
          </table:table-cell>
          <table:table-cell office:value-type="float" office:value="0.04008109" calcext:value-type="float">
            <text:p>0,04008109</text:p>
          </table:table-cell>
          <table:table-cell office:value-type="float" office:value="0.1015207" calcext:value-type="float">
            <text:p>0,1015207</text:p>
          </table:table-cell>
          <table:table-cell office:value-type="float" office:value="94.29907" calcext:value-type="float">
            <text:p>94,29907</text:p>
          </table:table-cell>
          <table:table-cell office:value-type="float" office:value="0.06378917" calcext:value-type="float">
            <text:p>0,06378917</text:p>
          </table:table-cell>
          <table:table-cell office:value-type="float" office:value="0" calcext:value-type="float">
            <text:p>0</text:p>
          </table:table-cell>
          <table:table-cell office:value-type="float" office:value="0.2372849" calcext:value-type="float">
            <text:p>0,2372849</text:p>
          </table:table-cell>
          <table:table-cell office:value-type="float" office:value="0.04008109" calcext:value-type="float">
            <text:p>0,04008109</text:p>
          </table:table-cell>
          <table:table-cell office:value-type="float" office:value="0.1015207" calcext:value-type="float">
            <text:p>0,1015207</text:p>
          </table:table-cell>
          <table:table-cell office:value-type="float" office:value="94.29907" calcext:value-type="float">
            <text:p>94,29907</text:p>
          </table:table-cell>
          <table:table-cell office:value-type="float" office:value="153" calcext:value-type="float">
            <text:p>153</text:p>
          </table:table-cell>
          <table:table-cell office:value-type="float" office:value="0.2372849" calcext:value-type="float">
            <text:p>0,2372849</text:p>
          </table:table-cell>
          <table:table-cell office:value-type="float" office:value="96" calcext:value-type="float">
            <text:p>96</text:p>
          </table:table-cell>
          <table:table-cell office:value-type="float" office:value="244" calcext:value-type="float">
            <text:p>244</text:p>
          </table:table-cell>
          <table:table-cell office:value-type="float" office:value="94.29907" calcext:value-type="float">
            <text:p>94,29907</text:p>
          </table:table-cell>
          <table:table-cell office:value-type="float" office:value="0.836303395045933" calcext:value-type="float">
            <text:p>0,836303395045933</text:p>
          </table:table-cell>
          <table:table-cell office:value-type="float" office:value="0.767257913985611" calcext:value-type="float">
            <text:p>0,767257913985611</text:p>
          </table:table-cell>
          <table:table-cell office:value-type="float" office:value="0.759985789493916" calcext:value-type="float">
            <text:p>0,759985789493916</text:p>
          </table:table-cell>
          <table:table-cell office:value-type="float" office:value="0.771633497586659" calcext:value-type="float">
            <text:p>0,771633497586659</text:p>
          </table:table-cell>
          <table:table-cell office:value-type="float" office:value="0.773593767385025" calcext:value-type="float">
            <text:p>0,773593767385025</text:p>
          </table:table-cell>
          <table:table-cell office:value-type="float" office:value="0.691662609153205" calcext:value-type="float">
            <text:p>0,6916626091532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6265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uscMega-b-m-5mn-hno-cos-l50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1.81" calcext:value-type="date">
            <text:p>2024-05-08 18:18:51</text:p>
          </table:table-cell>
          <table:table-cell office:value-type="float" office:value="0.966457" calcext:value-type="float">
            <text:p>0,966457</text:p>
          </table:table-cell>
          <table:table-cell office:value-type="string" calcext:value-type="string">
            <text:p>C:\git\pyaudisam\tests\tmp\val-oanlr\LuscMega-b-m-5mn-hno-cos-l50-ma-njb_6qkv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638298" calcext:value-type="float">
            <text:p>0,5638298</text:p>
          </table:table-cell>
          <table:table-cell office:value-type="float" office:value="0.1329422" calcext:value-type="float">
            <text:p>0,1329422</text:p>
          </table:table-cell>
          <table:table-cell office:value-type="float" office:value="0.4335083" calcext:value-type="float">
            <text:p>0,4335083</text:p>
          </table:table-cell>
          <table:table-cell office:value-type="float" office:value="0.7333285" calcext:value-type="float">
            <text:p>0,733328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92.9824561403509" calcext:value-type="float">
            <text:p>92,9824561403509</text:p>
          </table:table-cell>
          <table:table-cell office:value-type="float" office:value="2" calcext:value-type="float">
            <text:p>2</text:p>
          </table:table-cell>
          <table:table-cell office:value-type="float" office:value="3.39280000000008" calcext:value-type="float">
            <text:p>3,39280000000008</text:p>
          </table:table-cell>
          <table:table-cell office:value-type="float" office:value="666.7037" calcext:value-type="float">
            <text:p>666,7037</text:p>
          </table:table-cell>
          <table:table-cell table:number-columns-repeated="2" office:value-type="float" office:value="0.3317838" calcext:value-type="float">
            <text:p>0,3317838</text:p>
          </table:table-cell>
          <table:table-cell table:number-columns-repeated="2"/>
          <table:table-cell office:value-type="float" office:value="0.00003489481" calcext:value-type="float">
            <text:p>0,00003489481</text:p>
          </table:table-cell>
          <table:table-cell office:value-type="float" office:value="0.1116642" calcext:value-type="float">
            <text:p>0,1116642</text:p>
          </table:table-cell>
          <table:table-cell office:value-type="float" office:value="0.00002790643" calcext:value-type="float">
            <text:p>0,00002790643</text:p>
          </table:table-cell>
          <table:table-cell office:value-type="float" office:value="0.00004363324" calcext:value-type="float">
            <text:p>0,00004363324</text:p>
          </table:table-cell>
          <table:table-cell office:value-type="float" office:value="51" calcext:value-type="float">
            <text:p>51</text:p>
          </table:table-cell>
          <table:table-cell office:value-type="float" office:value="0.05670276" calcext:value-type="float">
            <text:p>0,05670276</text:p>
          </table:table-cell>
          <table:table-cell office:value-type="float" office:value="0.1116642" calcext:value-type="float">
            <text:p>0,1116642</text:p>
          </table:table-cell>
          <table:table-cell office:value-type="float" office:value="0.0453469" calcext:value-type="float">
            <text:p>0,0453469</text:p>
          </table:table-cell>
          <table:table-cell office:value-type="float" office:value="0.07090239" calcext:value-type="float">
            <text:p>0,07090239</text:p>
          </table:table-cell>
          <table:table-cell office:value-type="float" office:value="51" calcext:value-type="float">
            <text:p>51</text:p>
          </table:table-cell>
          <table:table-cell office:value-type="float" office:value="239.4057" calcext:value-type="float">
            <text:p>239,4057</text:p>
          </table:table-cell>
          <table:table-cell office:value-type="float" office:value="0.05583211" calcext:value-type="float">
            <text:p>0,05583211</text:p>
          </table:table-cell>
          <table:table-cell office:value-type="float" office:value="214.0392" calcext:value-type="float">
            <text:p>214,0392</text:p>
          </table:table-cell>
          <table:table-cell office:value-type="float" office:value="267.7785" calcext:value-type="float">
            <text:p>267,7785</text:p>
          </table:table-cell>
          <table:table-cell office:value-type="float" office:value="51" calcext:value-type="float">
            <text:p>51</text:p>
          </table:table-cell>
          <table:table-cell office:value-type="float" office:value="666.9437" calcext:value-type="float">
            <text:p>666,9437</text:p>
          </table:table-cell>
          <table:table-cell office:value-type="float" office:value="670.6442" calcext:value-type="float">
            <text:p>670,6442</text:p>
          </table:table-cell>
          <table:table-cell office:value-type="float" office:value="-331.3518" calcext:value-type="float">
            <text:p>-331,3518</text:p>
          </table:table-cell>
          <table:table-cell office:value-type="float" office:value="0.1493071" calcext:value-type="float">
            <text:p>0,1493071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.4493" calcext:value-type="float">
            <text:p>243,4493</text:p>
          </table:table-cell>
          <table:table-cell office:value-type="float" office:value="0.7693827" calcext:value-type="float">
            <text:p>0,7693827</text:p>
          </table:table-cell>
          <table:table-cell table:number-columns-repeated="3"/>
          <table:table-cell office:value-type="float" office:value="0.03131331" calcext:value-type="float">
            <text:p>0,03131331</text:p>
          </table:table-cell>
          <table:table-cell office:value-type="float" office:value="0.173616" calcext:value-type="float">
            <text:p>0,173616</text:p>
          </table:table-cell>
          <table:table-cell office:value-type="float" office:value="0.02227307" calcext:value-type="float">
            <text:p>0,02227307</text:p>
          </table:table-cell>
          <table:table-cell office:value-type="float" office:value="0.04402284" calcext:value-type="float">
            <text:p>0,04402284</text:p>
          </table:table-cell>
          <table:table-cell office:value-type="float" office:value="141.8053" calcext:value-type="float">
            <text:p>141,8053</text:p>
          </table:table-cell>
          <table:table-cell office:value-type="float" office:value="0.03131331" calcext:value-type="float">
            <text:p>0,03131331</text:p>
          </table:table-cell>
          <table:table-cell office:value-type="float" office:value="0" calcext:value-type="float">
            <text:p>0</text:p>
          </table:table-cell>
          <table:table-cell office:value-type="float" office:value="0.173616" calcext:value-type="float">
            <text:p>0,173616</text:p>
          </table:table-cell>
          <table:table-cell office:value-type="float" office:value="0.02227307" calcext:value-type="float">
            <text:p>0,02227307</text:p>
          </table:table-cell>
          <table:table-cell office:value-type="float" office:value="0.04402284" calcext:value-type="float">
            <text:p>0,04402284</text:p>
          </table:table-cell>
          <table:table-cell office:value-type="float" office:value="141.8053" calcext:value-type="float">
            <text:p>141,8053</text:p>
          </table:table-cell>
          <table:table-cell office:value-type="float" office:value="75" calcext:value-type="float">
            <text:p>75</text:p>
          </table:table-cell>
          <table:table-cell office:value-type="float" office:value="0.173616" calcext:value-type="float">
            <text:p>0,173616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141.8053" calcext:value-type="float">
            <text:p>141,8053</text:p>
          </table:table-cell>
          <table:table-cell office:value-type="float" office:value="0.3707257379263" calcext:value-type="float">
            <text:p>0,3707257379263</text:p>
          </table:table-cell>
          <table:table-cell office:value-type="float" office:value="0.399656974514753" calcext:value-type="float">
            <text:p>0,399656974514753</text:p>
          </table:table-cell>
          <table:table-cell office:value-type="float" office:value="0.405438898154416" calcext:value-type="float">
            <text:p>0,405438898154416</text:p>
          </table:table-cell>
          <table:table-cell office:value-type="float" office:value="0.396507076182719" calcext:value-type="float">
            <text:p>0,396507076182719</text:p>
          </table:table-cell>
          <table:table-cell office:value-type="float" office:value="0.362844394533169" calcext:value-type="float">
            <text:p>0,362844394533169</text:p>
          </table:table-cell>
          <table:table-cell office:value-type="float" office:value="0.425509001100017" calcext:value-type="float">
            <text:p>0,42550900110001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6265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5mn-haz-cos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5-08T18:18:51.89" calcext:value-type="date">
            <text:p>2024-05-08 18:18:51</text:p>
          </table:table-cell>
          <table:table-cell office:value-type="float" office:value="0.88791" calcext:value-type="float">
            <text:p>0,88791</text:p>
          </table:table-cell>
          <table:table-cell office:value-type="string" calcext:value-type="string">
            <text:p>C:\git\pyaudisam\tests\tmp\val-oanlr\LuscMega-b-m-5mn-haz-cos-l426z2_j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9.7712" calcext:value-type="float">
            <text:p>719,771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9972513" calcext:value-type="float">
            <text:p>0,009972513</text:p>
          </table:table-cell>
          <table:table-cell office:value-type="float" office:value="0.08929592" calcext:value-type="float">
            <text:p>0,0892959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005394509" calcext:value-type="float">
            <text:p>0,00005394509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0003393332" calcext:value-type="float">
            <text:p>0,00003393332</text:p>
          </table:table-cell>
          <table:table-cell office:value-type="float" office:value="0.00008575855" calcext:value-type="float">
            <text:p>0,00008575855</text:p>
          </table:table-cell>
          <table:table-cell office:value-type="float" office:value="55" calcext:value-type="float">
            <text:p>55</text:p>
          </table:table-cell>
          <table:table-cell office:value-type="float" office:value="0.03667863" calcext:value-type="float">
            <text:p>0,03667863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2307213" calcext:value-type="float">
            <text:p>0,02307213</text:p>
          </table:table-cell>
          <table:table-cell office:value-type="float" office:value="0.05830941" calcext:value-type="float">
            <text:p>0,05830941</text:p>
          </table:table-cell>
          <table:table-cell office:value-type="float" office:value="55" calcext:value-type="float">
            <text:p>55</text:p>
          </table:table-cell>
          <table:table-cell office:value-type="float" office:value="192.548" calcext:value-type="float">
            <text:p>192,548</text:p>
          </table:table-cell>
          <table:table-cell office:value-type="float" office:value="0.1172229" calcext:value-type="float">
            <text:p>0,1172229</text:p>
          </table:table-cell>
          <table:table-cell office:value-type="float" office:value="152.357" calcext:value-type="float">
            <text:p>152,357</text:p>
          </table:table-cell>
          <table:table-cell office:value-type="float" office:value="243.3412" calcext:value-type="float">
            <text:p>243,3412</text:p>
          </table:table-cell>
          <table:table-cell office:value-type="float" office:value="55" calcext:value-type="float">
            <text:p>55</text:p>
          </table:table-cell>
          <table:table-cell office:value-type="float" office:value="719.9934" calcext:value-type="float">
            <text:p>719,9934</text:p>
          </table:table-cell>
          <table:table-cell office:value-type="float" office:value="723.8573" calcext:value-type="float">
            <text:p>723,8573</text:p>
          </table:table-cell>
          <table:table-cell office:value-type="float" office:value="-357.8856" calcext:value-type="float">
            <text:p>-357,8856</text:p>
          </table:table-cell>
          <table:table-cell office:value-type="float" office:value="0.6965854" calcext:value-type="float">
            <text:p>0,6965854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8623" calcext:value-type="float">
            <text:p>122,8623</text:p>
          </table:table-cell>
          <table:table-cell office:value-type="float" office:value="2.981298" calcext:value-type="float">
            <text:p>2,981298</text:p>
          </table:table-cell>
          <table:table-cell table:number-columns-repeated="3"/>
          <table:table-cell office:value-type="float" office:value="0.05206179" calcext:value-type="float">
            <text:p>0,05206179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0.05206179" calcext:value-type="float">
            <text:p>0,05206179</text:p>
          </table:table-cell>
          <table:table-cell office:value-type="float" office:value="0.1036121" calcext:value-type="float">
            <text:p>0,1036121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125" calcext:value-type="float">
            <text:p>125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0.467991903561379" calcext:value-type="float">
            <text:p>0,467991903561379</text:p>
          </table:table-cell>
          <table:table-cell office:value-type="float" office:value="0.449264172128113" calcext:value-type="float">
            <text:p>0,449264172128113</text:p>
          </table:table-cell>
          <table:table-cell office:value-type="float" office:value="0.44133937596601" calcext:value-type="float">
            <text:p>0,44133937596601</text:p>
          </table:table-cell>
          <table:table-cell office:value-type="float" office:value="0.327206341415972" calcext:value-type="float">
            <text:p>0,327206341415972</text:p>
          </table:table-cell>
          <table:table-cell office:value-type="float" office:value="0.464296154556617" calcext:value-type="float">
            <text:p>0,464296154556617</text:p>
          </table:table-cell>
          <table:table-cell office:value-type="float" office:value="0.405491436957507" calcext:value-type="float">
            <text:p>0,4054914369575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6265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5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4-05-08T18:18:51.89" calcext:value-type="date">
            <text:p>2024-05-08 18:18:51</text:p>
          </table:table-cell>
          <table:table-cell office:value-type="float" office:value="0.809388" calcext:value-type="float">
            <text:p>0,809388</text:p>
          </table:table-cell>
          <table:table-cell office:value-type="string" calcext:value-type="string">
            <text:p>C:\git\pyaudisam\tests\tmp\val-oanlr\LuscMega-b-m-5mn-haz-cos-l10-wj4pry9w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9.4606" calcext:value-type="float">
            <text:p>719,4606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4001677" calcext:value-type="float">
            <text:p>0,004001677</text:p>
          </table:table-cell>
          <table:table-cell office:value-type="float" office:value="0.08015192" calcext:value-type="float">
            <text:p>0,08015192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00548464" calcext:value-type="float">
            <text:p>0,0000548464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0003433832" calcext:value-type="float">
            <text:p>0,00003433832</text:p>
          </table:table-cell>
          <table:table-cell office:value-type="float" office:value="0.00008760265" calcext:value-type="float">
            <text:p>0,00008760265</text:p>
          </table:table-cell>
          <table:table-cell office:value-type="float" office:value="55" calcext:value-type="float">
            <text:p>55</text:p>
          </table:table-cell>
          <table:table-cell office:value-type="float" office:value="0.03607588" calcext:value-type="float">
            <text:p>0,03607588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2258644" calcext:value-type="float">
            <text:p>0,02258644</text:p>
          </table:table-cell>
          <table:table-cell office:value-type="float" office:value="0.0576217" calcext:value-type="float">
            <text:p>0,0576217</text:p>
          </table:table-cell>
          <table:table-cell office:value-type="float" office:value="55" calcext:value-type="float">
            <text:p>55</text:p>
          </table:table-cell>
          <table:table-cell office:value-type="float" office:value="190.9594" calcext:value-type="float">
            <text:p>190,9594</text:p>
          </table:table-cell>
          <table:table-cell office:value-type="float" office:value="0.1184454" calcext:value-type="float">
            <text:p>0,1184454</text:p>
          </table:table-cell>
          <table:table-cell office:value-type="float" office:value="150.734" calcext:value-type="float">
            <text:p>150,734</text:p>
          </table:table-cell>
          <table:table-cell office:value-type="float" office:value="241.9193" calcext:value-type="float">
            <text:p>241,9193</text:p>
          </table:table-cell>
          <table:table-cell office:value-type="float" office:value="55" calcext:value-type="float">
            <text:p>55</text:p>
          </table:table-cell>
          <table:table-cell office:value-type="float" office:value="719.6829" calcext:value-type="float">
            <text:p>719,6829</text:p>
          </table:table-cell>
          <table:table-cell office:value-type="float" office:value="723.5467" calcext:value-type="float">
            <text:p>723,5467</text:p>
          </table:table-cell>
          <table:table-cell office:value-type="float" office:value="-357.7303" calcext:value-type="float">
            <text:p>-357,7303</text:p>
          </table:table-cell>
          <table:table-cell office:value-type="float" office:value="0.6905212" calcext:value-type="float">
            <text:p>0,6905212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6853" calcext:value-type="float">
            <text:p>121,6853</text:p>
          </table:table-cell>
          <table:table-cell office:value-type="float" office:value="2.97174" calcext:value-type="float">
            <text:p>2,97174</text:p>
          </table:table-cell>
          <table:table-cell table:number-columns-repeated="3"/>
          <table:table-cell office:value-type="float" office:value="0.05293163" calcext:value-type="float">
            <text:p>0,05293163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0.05293163" calcext:value-type="float">
            <text:p>0,05293163</text:p>
          </table:table-cell>
          <table:table-cell office:value-type="float" office:value="0.1057859" calcext:value-type="float">
            <text:p>0,1057859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127" calcext:value-type="float">
            <text:p>127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0.493068865806977" calcext:value-type="float">
            <text:p>0,493068865806977</text:p>
          </table:table-cell>
          <table:table-cell office:value-type="float" office:value="0.469717668404408" calcext:value-type="float">
            <text:p>0,469717668404408</text:p>
          </table:table-cell>
          <table:table-cell office:value-type="float" office:value="0.460710095624657" calcext:value-type="float">
            <text:p>0,460710095624657</text:p>
          </table:table-cell>
          <table:table-cell office:value-type="float" office:value="0.354915397152474" calcext:value-type="float">
            <text:p>0,354915397152474</text:p>
          </table:table-cell>
          <table:table-cell office:value-type="float" office:value="0.481898337173248" calcext:value-type="float">
            <text:p>0,481898337173248</text:p>
          </table:table-cell>
          <table:table-cell office:value-type="float" office:value="0.419611414238749" calcext:value-type="float">
            <text:p>0,4196114142387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6265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uscMega-b-m-5mn-haz-cos-r28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8T18:18:51.91" calcext:value-type="date">
            <text:p>2024-05-08 18:18:51</text:p>
          </table:table-cell>
          <table:table-cell office:value-type="float" office:value="0.850139" calcext:value-type="float">
            <text:p>0,850139</text:p>
          </table:table-cell>
          <table:table-cell office:value-type="string" calcext:value-type="string">
            <text:p>C:\git\pyaudisam\tests\tmp\val-oanlr\LuscMega-b-m-5mn-haz-cos-r280-or8jx4u_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1.9298245614035" calcext:value-type="float">
            <text:p>71,92982456140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7.8376" calcext:value-type="float">
            <text:p>457,8376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4783733" calcext:value-type="float">
            <text:p>0,4783733</text:p>
          </table:table-cell>
          <table:table-cell office:value-type="float" office:value="0.8626642" calcext:value-type="float">
            <text:p>0,8626642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00008964748" calcext:value-type="float">
            <text:p>0,00008964748</text:p>
          </table:table-cell>
          <table:table-cell office:value-type="float" office:value="0.4241663" calcext:value-type="float">
            <text:p>0,4241663</text:p>
          </table:table-cell>
          <table:table-cell office:value-type="float" office:value="0.0000393761" calcext:value-type="float">
            <text:p>0,0000393761</text:p>
          </table:table-cell>
          <table:table-cell office:value-type="float" office:value="0.0002041002" calcext:value-type="float">
            <text:p>0,0002041002</text:p>
          </table:table-cell>
          <table:table-cell office:value-type="float" office:value="39" calcext:value-type="float">
            <text:p>39</text:p>
          </table:table-cell>
          <table:table-cell office:value-type="float" office:value="0.2845613" calcext:value-type="float">
            <text:p>0,2845613</text:p>
          </table:table-cell>
          <table:table-cell office:value-type="float" office:value="0.4241664" calcext:value-type="float">
            <text:p>0,4241664</text:p>
          </table:table-cell>
          <table:table-cell office:value-type="float" office:value="0.1249886" calcext:value-type="float">
            <text:p>0,1249886</text:p>
          </table:table-cell>
          <table:table-cell office:value-type="float" office:value="0.6478602" calcext:value-type="float">
            <text:p>0,6478602</text:p>
          </table:table-cell>
          <table:table-cell office:value-type="float" office:value="39" calcext:value-type="float">
            <text:p>39</text:p>
          </table:table-cell>
          <table:table-cell office:value-type="float" office:value="149.364" calcext:value-type="float">
            <text:p>149,364</text:p>
          </table:table-cell>
          <table:table-cell office:value-type="float" office:value="0.2120832" calcext:value-type="float">
            <text:p>0,2120832</text:p>
          </table:table-cell>
          <table:table-cell office:value-type="float" office:value="97.72108" calcext:value-type="float">
            <text:p>97,72108</text:p>
          </table:table-cell>
          <table:table-cell office:value-type="float" office:value="228.2988" calcext:value-type="float">
            <text:p>228,2988</text:p>
          </table:table-cell>
          <table:table-cell office:value-type="float" office:value="39" calcext:value-type="float">
            <text:p>39</text:p>
          </table:table-cell>
          <table:table-cell office:value-type="float" office:value="458.1534" calcext:value-type="float">
            <text:p>458,1534</text:p>
          </table:table-cell>
          <table:table-cell office:value-type="float" office:value="461.2647" calcext:value-type="float">
            <text:p>461,2647</text:p>
          </table:table-cell>
          <table:table-cell office:value-type="float" office:value="-226.9188" calcext:value-type="float">
            <text:p>-226,9188</text:p>
          </table:table-cell>
          <table:table-cell office:value-type="float" office:value="0.9891204" calcext:value-type="float">
            <text:p>0,9891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4858" calcext:value-type="float">
            <text:p>92,54858</text:p>
          </table:table-cell>
          <table:table-cell office:value-type="float" office:value="2.098161" calcext:value-type="float">
            <text:p>2,098161</text:p>
          </table:table-cell>
          <table:table-cell table:number-columns-repeated="3"/>
          <table:table-cell office:value-type="float" office:value="0.06223207" calcext:value-type="float">
            <text:p>0,06223207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0.06223207" calcext:value-type="float">
            <text:p>0,06223207</text:p>
          </table:table-cell>
          <table:table-cell office:value-type="float" office:value="0.0796651" calcext:value-type="float">
            <text:p>0,0796651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149" calcext:value-type="float">
            <text:p>149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0.633067337110406" calcext:value-type="float">
            <text:p>0,633067337110406</text:p>
          </table:table-cell>
          <table:table-cell office:value-type="float" office:value="0.511848350875224" calcext:value-type="float">
            <text:p>0,511848350875224</text:p>
          </table:table-cell>
          <table:table-cell office:value-type="float" office:value="0.361855512654562" calcext:value-type="float">
            <text:p>0,361855512654562</text:p>
          </table:table-cell>
          <table:table-cell office:value-type="float" office:value="0.387954578081993" calcext:value-type="float">
            <text:p>0,387954578081993</text:p>
          </table:table-cell>
          <table:table-cell office:value-type="float" office:value="0.404630827532873" calcext:value-type="float">
            <text:p>0,404630827532873</text:p>
          </table:table-cell>
          <table:table-cell office:value-type="float" office:value="0.188389358080483" calcext:value-type="float">
            <text:p>0,1883893580804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265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scMega-b-m-5mn-haz-cos-l15-r300-m1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1.94" calcext:value-type="date">
            <text:p>2024-05-08 18:18:51</text:p>
          </table:table-cell>
          <table:table-cell office:value-type="float" office:value="0.762617" calcext:value-type="float">
            <text:p>0,762617</text:p>
          </table:table-cell>
          <table:table-cell office:value-type="string" calcext:value-type="string">
            <text:p>C:\git\pyaudisam\tests\tmp\val-oanlr\LuscMega-b-m-5mn-haz-cos-l15-r300-m14-2_2m539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77.1929824561404" calcext:value-type="float">
            <text:p>77,1929824561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7.2727" calcext:value-type="float">
            <text:p>497,2727</text:p>
          </table:table-cell>
          <table:table-cell table:number-columns-repeated="2" office:value-type="float" office:value="0.3401631" calcext:value-type="float">
            <text:p>0,3401631</text:p>
          </table:table-cell>
          <table:table-cell table:number-columns-repeated="2"/>
          <table:table-cell office:value-type="float" office:value="0.00008934733" calcext:value-type="float">
            <text:p>0,00008934733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0003502888" calcext:value-type="float">
            <text:p>0,00003502888</text:p>
          </table:table-cell>
          <table:table-cell office:value-type="float" office:value="0.0002278961" calcext:value-type="float">
            <text:p>0,0002278961</text:p>
          </table:table-cell>
          <table:table-cell office:value-type="float" office:value="42" calcext:value-type="float">
            <text:p>42</text:p>
          </table:table-cell>
          <table:table-cell office:value-type="float" office:value="0.2487172" calcext:value-type="float">
            <text:p>0,2487172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9751031" calcext:value-type="float">
            <text:p>0,09751031</text:p>
          </table:table-cell>
          <table:table-cell office:value-type="float" office:value="0.6343971" calcext:value-type="float">
            <text:p>0,6343971</text:p>
          </table:table-cell>
          <table:table-cell office:value-type="float" office:value="42" calcext:value-type="float">
            <text:p>42</text:p>
          </table:table-cell>
          <table:table-cell office:value-type="float" office:value="149.6147" calcext:value-type="float">
            <text:p>149,6147</text:p>
          </table:table-cell>
          <table:table-cell office:value-type="float" office:value="0.2450567" calcext:value-type="float">
            <text:p>0,2450567</text:p>
          </table:table-cell>
          <table:table-cell office:value-type="float" office:value="91.90093" calcext:value-type="float">
            <text:p>91,90093</text:p>
          </table:table-cell>
          <table:table-cell office:value-type="float" office:value="243.5726" calcext:value-type="float">
            <text:p>243,5726</text:p>
          </table:table-cell>
          <table:table-cell office:value-type="float" office:value="42" calcext:value-type="float">
            <text:p>42</text:p>
          </table:table-cell>
          <table:table-cell office:value-type="float" office:value="497.5654" calcext:value-type="float">
            <text:p>497,5654</text:p>
          </table:table-cell>
          <table:table-cell office:value-type="float" office:value="500.8411" calcext:value-type="float">
            <text:p>500,8411</text:p>
          </table:table-cell>
          <table:table-cell office:value-type="float" office:value="-246.6363" calcext:value-type="float">
            <text:p>-246,6363</text:p>
          </table:table-cell>
          <table:table-cell office:value-type="float" office:value="0.9690178" calcext:value-type="float">
            <text:p>0,9690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13898" calcext:value-type="float">
            <text:p>86,13898</text:p>
          </table:table-cell>
          <table:table-cell office:value-type="float" office:value="1.928837" calcext:value-type="float">
            <text:p>1,928837</text:p>
          </table:table-cell>
          <table:table-cell table:number-columns-repeated="3"/>
          <table:table-cell office:value-type="float" office:value="0.06656203" calcext:value-type="float">
            <text:p>0,0665620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0.06656203" calcext:value-type="float">
            <text:p>0,06656203</text:p>
          </table:table-cell>
          <table:table-cell office:value-type="float" office:value="0.1801173" calcext:value-type="float">
            <text:p>0,180117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160" calcext:value-type="float">
            <text:p>160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0.52311676187777" calcext:value-type="float">
            <text:p>0,52311676187777</text:p>
          </table:table-cell>
          <table:table-cell office:value-type="float" office:value="0.40871965133443" calcext:value-type="float">
            <text:p>0,40871965133443</text:p>
          </table:table-cell>
          <table:table-cell office:value-type="float" office:value="0.2334530397608" calcext:value-type="float">
            <text:p>0,2334530397608</text:p>
          </table:table-cell>
          <table:table-cell office:value-type="float" office:value="0.243424804330483" calcext:value-type="float">
            <text:p>0,243424804330483</text:p>
          </table:table-cell>
          <table:table-cell office:value-type="float" office:value="0.273451865907134" calcext:value-type="float">
            <text:p>0,273451865907134</text:p>
          </table:table-cell>
          <table:table-cell office:value-type="float" office:value="0.0927884315810741" calcext:value-type="float">
            <text:p>0,09278843158107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265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8.1439084445522" calcext:value-type="float">
            <text:p>38,1439084445522</text:p>
          </table:table-cell>
          <table:table-cell office:value-type="float" office:value="929.085923356687" calcext:value-type="float">
            <text:p>929,0859233566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scMega-b-m-5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8.1439084445522" calcext:value-type="float">
            <text:p>38,1439084445522</text:p>
          </table:table-cell>
          <table:table-cell office:value-type="float" office:value="929.085923356687" calcext:value-type="float">
            <text:p>929,0859233566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2.44" calcext:value-type="date">
            <text:p>2024-05-08 18:18:52</text:p>
          </table:table-cell>
          <table:table-cell office:value-type="float" office:value="1.486717" calcext:value-type="float">
            <text:p>1,486717</text:p>
          </table:table-cell>
          <table:table-cell office:value-type="string" calcext:value-type="string">
            <text:p>C:\git\pyaudisam\tests\tmp\val-oanlr\LuscMega-b-m-5mn-haz-cos-la-ra-ma-4sujc03d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744681" calcext:value-type="float">
            <text:p>0,5744681</text:p>
          </table:table-cell>
          <table:table-cell office:value-type="float" office:value="0.1302964" calcext:value-type="float">
            <text:p>0,1302964</text:p>
          </table:table-cell>
          <table:table-cell office:value-type="float" office:value="0.4439846" calcext:value-type="float">
            <text:p>0,4439846</text:p>
          </table:table-cell>
          <table:table-cell office:value-type="float" office:value="0.7432996" calcext:value-type="float">
            <text:p>0,7432996</text:p>
          </table:table-cell>
          <table:table-cell office:value-type="float" office:value="93" calcext:value-type="float">
            <text:p>93</text:p>
          </table:table-cell>
          <table:table-cell office:value-type="float" office:value="38.1439" calcext:value-type="float">
            <text:p>38,1439</text:p>
          </table:table-cell>
          <table:table-cell office:value-type="float" office:value="929.086" calcext:value-type="float">
            <text:p>929,086</text:p>
          </table:table-cell>
          <table:table-cell office:value-type="float" office:value="94.7368421052632" calcext:value-type="float">
            <text:p>94,73684210526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0.9662" calcext:value-type="float">
            <text:p>670,9662</text:p>
          </table:table-cell>
          <table:table-cell table:number-columns-repeated="2" office:value-type="float" office:value="0.1381307" calcext:value-type="float">
            <text:p>0,1381307</text:p>
          </table:table-cell>
          <table:table-cell table:number-columns-repeated="2"/>
          <table:table-cell office:value-type="float" office:value="0.00005635381" calcext:value-type="float">
            <text:p>0,00005635381</text:p>
          </table:table-cell>
          <table:table-cell office:value-type="float" office:value="0.2523078" calcext:value-type="float">
            <text:p>0,2523078</text:p>
          </table:table-cell>
          <table:table-cell office:value-type="float" office:value="0.00003423157" calcext:value-type="float">
            <text:p>0,00003423157</text:p>
          </table:table-cell>
          <table:table-cell office:value-type="float" office:value="0.00009277263" calcext:value-type="float">
            <text:p>0,00009277263</text:p>
          </table:table-cell>
          <table:table-cell office:value-type="float" office:value="52" calcext:value-type="float">
            <text:p>52</text:p>
          </table:table-cell>
          <table:table-cell office:value-type="float" office:value="0.04111448" calcext:value-type="float">
            <text:p>0,04111448</text:p>
          </table:table-cell>
          <table:table-cell office:value-type="float" office:value="0.2523079" calcext:value-type="float">
            <text:p>0,2523079</text:p>
          </table:table-cell>
          <table:table-cell office:value-type="float" office:value="0.02497458" calcext:value-type="float">
            <text:p>0,02497458</text:p>
          </table:table-cell>
          <table:table-cell office:value-type="float" office:value="0.06768484" calcext:value-type="float">
            <text:p>0,06768484</text:p>
          </table:table-cell>
          <table:table-cell office:value-type="float" office:value="52" calcext:value-type="float">
            <text:p>52</text:p>
          </table:table-cell>
          <table:table-cell office:value-type="float" office:value="188.388" calcext:value-type="float">
            <text:p>188,388</text:p>
          </table:table-cell>
          <table:table-cell office:value-type="float" office:value="0.1261539" calcext:value-type="float">
            <text:p>0,1261539</text:p>
          </table:table-cell>
          <table:table-cell office:value-type="float" office:value="146.402" calcext:value-type="float">
            <text:p>146,402</text:p>
          </table:table-cell>
          <table:table-cell office:value-type="float" office:value="242.4151" calcext:value-type="float">
            <text:p>242,4151</text:p>
          </table:table-cell>
          <table:table-cell office:value-type="float" office:value="52" calcext:value-type="float">
            <text:p>52</text:p>
          </table:table-cell>
          <table:table-cell office:value-type="float" office:value="671.2015" calcext:value-type="float">
            <text:p>671,2015</text:p>
          </table:table-cell>
          <table:table-cell office:value-type="float" office:value="674.9442" calcext:value-type="float">
            <text:p>674,9442</text:p>
          </table:table-cell>
          <table:table-cell office:value-type="float" office:value="-333.4831" calcext:value-type="float">
            <text:p>-333,4831</text:p>
          </table:table-cell>
          <table:table-cell office:value-type="float" office:value="0.6706674" calcext:value-type="float">
            <text:p>0,6706674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7164" calcext:value-type="float">
            <text:p>125,7164</text:p>
          </table:table-cell>
          <table:table-cell office:value-type="float" office:value="3.07029" calcext:value-type="float">
            <text:p>3,07029</text:p>
          </table:table-cell>
          <table:table-cell table:number-columns-repeated="3"/>
          <table:table-cell office:value-type="float" office:value="0.05152397" calcext:value-type="float">
            <text:p>0,05152397</text:p>
          </table:table-cell>
          <table:table-cell office:value-type="float" office:value="0.2839655" calcext:value-type="float">
            <text:p>0,2839655</text:p>
          </table:table-cell>
          <table:table-cell office:value-type="float" office:value="0.02960323" calcext:value-type="float">
            <text:p>0,02960323</text:p>
          </table:table-cell>
          <table:table-cell office:value-type="float" office:value="0.08967668" calcext:value-type="float">
            <text:p>0,08967668</text:p>
          </table:table-cell>
          <table:table-cell office:value-type="float" office:value="80.24286" calcext:value-type="float">
            <text:p>80,24286</text:p>
          </table:table-cell>
          <table:table-cell office:value-type="float" office:value="0.05152397" calcext:value-type="float">
            <text:p>0,05152397</text:p>
          </table:table-cell>
          <table:table-cell office:value-type="float" office:value="0" calcext:value-type="float">
            <text:p>0</text:p>
          </table:table-cell>
          <table:table-cell office:value-type="float" office:value="0.2839655" calcext:value-type="float">
            <text:p>0,2839655</text:p>
          </table:table-cell>
          <table:table-cell office:value-type="float" office:value="0.02960323" calcext:value-type="float">
            <text:p>0,02960323</text:p>
          </table:table-cell>
          <table:table-cell office:value-type="float" office:value="0.08967668" calcext:value-type="float">
            <text:p>0,08967668</text:p>
          </table:table-cell>
          <table:table-cell office:value-type="float" office:value="80.24286" calcext:value-type="float">
            <text:p>80,24286</text:p>
          </table:table-cell>
          <table:table-cell office:value-type="float" office:value="124" calcext:value-type="float">
            <text:p>124</text:p>
          </table:table-cell>
          <table:table-cell office:value-type="float" office:value="0.2839655" calcext:value-type="float">
            <text:p>0,2839655</text:p>
          </table:table-cell>
          <table:table-cell office:value-type="float" office:value="71" calcext:value-type="float">
            <text:p>71</text:p>
          </table:table-cell>
          <table:table-cell office:value-type="float" office:value="215" calcext:value-type="float">
            <text:p>215</text:p>
          </table:table-cell>
          <table:table-cell office:value-type="float" office:value="80.24286" calcext:value-type="float">
            <text:p>80,24286</text:p>
          </table:table-cell>
          <table:table-cell office:value-type="float" office:value="0.543487381016208" calcext:value-type="float">
            <text:p>0,543487381016208</text:p>
          </table:table-cell>
          <table:table-cell office:value-type="float" office:value="0.507621189252763" calcext:value-type="float">
            <text:p>0,507621189252763</text:p>
          </table:table-cell>
          <table:table-cell office:value-type="float" office:value="0.492441954492091" calcext:value-type="float">
            <text:p>0,492441954492091</text:p>
          </table:table-cell>
          <table:table-cell office:value-type="float" office:value="0.427577170768274" calcext:value-type="float">
            <text:p>0,427577170768274</text:p>
          </table:table-cell>
          <table:table-cell office:value-type="float" office:value="0.509636871222456" calcext:value-type="float">
            <text:p>0,509636871222456</text:p>
          </table:table-cell>
          <table:table-cell office:value-type="float" office:value="0.433506873136134" calcext:value-type="float">
            <text:p>0,4335068731361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6265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49.3343279371634" calcext:value-type="float">
            <text:p>49,3343279371634</text:p>
          </table:table-cell>
          <table:table-cell office:value-type="float" office:value="813.619283290832" calcext:value-type="float">
            <text:p>813,6192832908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Mega-b-m-5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49.3343279371634" calcext:value-type="float">
            <text:p>49,3343279371634</text:p>
          </table:table-cell>
          <table:table-cell office:value-type="float" office:value="813.619283290832" calcext:value-type="float">
            <text:p>813,61928329083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2.19" calcext:value-type="date">
            <text:p>2024-05-08 18:18:52</text:p>
          </table:table-cell>
          <table:table-cell office:value-type="float" office:value="0.575172" calcext:value-type="float">
            <text:p>0,575172</text:p>
          </table:table-cell>
          <table:table-cell office:value-type="string" calcext:value-type="string">
            <text:p>C:\git\pyaudisam\tests\tmp\val-oanlr\LuscMega-b-m-5mn-haz-cos-la-ra-ma-6os_u3c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531915" calcext:value-type="float">
            <text:p>0,5531915</text:p>
          </table:table-cell>
          <table:table-cell office:value-type="float" office:value="0.1328761" calcext:value-type="float">
            <text:p>0,1328761</text:p>
          </table:table-cell>
          <table:table-cell office:value-type="float" office:value="0.425384" calcext:value-type="float">
            <text:p>0,425384</text:p>
          </table:table-cell>
          <table:table-cell office:value-type="float" office:value="0.719399" calcext:value-type="float">
            <text:p>0,719399</text:p>
          </table:table-cell>
          <table:table-cell office:value-type="float" office:value="93" calcext:value-type="float">
            <text:p>93</text:p>
          </table:table-cell>
          <table:table-cell office:value-type="float" office:value="49.3343" calcext:value-type="float">
            <text:p>49,3343</text:p>
          </table:table-cell>
          <table:table-cell office:value-type="float" office:value="813.619" calcext:value-type="float">
            <text:p>813,619</text:p>
          </table:table-cell>
          <table:table-cell office:value-type="float" office:value="91.2280701754386" calcext:value-type="float">
            <text:p>91,2280701754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2.515" calcext:value-type="float">
            <text:p>642,515</text:p>
          </table:table-cell>
          <table:table-cell table:number-columns-repeated="2" office:value-type="float" office:value="0.1542213" calcext:value-type="float">
            <text:p>0,1542213</text:p>
          </table:table-cell>
          <table:table-cell table:number-columns-repeated="2"/>
          <table:table-cell office:value-type="float" office:value="0.00005788416" calcext:value-type="float">
            <text:p>0,00005788416</text:p>
          </table:table-cell>
          <table:table-cell office:value-type="float" office:value="0.2936245" calcext:value-type="float">
            <text:p>0,2936245</text:p>
          </table:table-cell>
          <table:table-cell office:value-type="float" office:value="0.00003248674" calcext:value-type="float">
            <text:p>0,00003248674</text:p>
          </table:table-cell>
          <table:table-cell office:value-type="float" office:value="0.0001031367" calcext:value-type="float">
            <text:p>0,0001031367</text:p>
          </table:table-cell>
          <table:table-cell office:value-type="float" office:value="50" calcext:value-type="float">
            <text:p>50</text:p>
          </table:table-cell>
          <table:table-cell office:value-type="float" office:value="0.0521949" calcext:value-type="float">
            <text:p>0,0521949</text:p>
          </table:table-cell>
          <table:table-cell office:value-type="float" office:value="0.2936245" calcext:value-type="float">
            <text:p>0,2936245</text:p>
          </table:table-cell>
          <table:table-cell office:value-type="float" office:value="0.02929372" calcext:value-type="float">
            <text:p>0,02929372</text:p>
          </table:table-cell>
          <table:table-cell office:value-type="float" office:value="0.09299973" calcext:value-type="float">
            <text:p>0,09299973</text:p>
          </table:table-cell>
          <table:table-cell office:value-type="float" office:value="50" calcext:value-type="float">
            <text:p>50</text:p>
          </table:table-cell>
          <table:table-cell office:value-type="float" office:value="185.8811" calcext:value-type="float">
            <text:p>185,8811</text:p>
          </table:table-cell>
          <table:table-cell office:value-type="float" office:value="0.1468122" calcext:value-type="float">
            <text:p>0,1468122</text:p>
          </table:table-cell>
          <table:table-cell office:value-type="float" office:value="138.6283" calcext:value-type="float">
            <text:p>138,6283</text:p>
          </table:table-cell>
          <table:table-cell office:value-type="float" office:value="249.2403" calcext:value-type="float">
            <text:p>249,2403</text:p>
          </table:table-cell>
          <table:table-cell office:value-type="float" office:value="50" calcext:value-type="float">
            <text:p>50</text:p>
          </table:table-cell>
          <table:table-cell office:value-type="float" office:value="642.7598" calcext:value-type="float">
            <text:p>642,7598</text:p>
          </table:table-cell>
          <table:table-cell office:value-type="float" office:value="646.4174" calcext:value-type="float">
            <text:p>646,4174</text:p>
          </table:table-cell>
          <table:table-cell office:value-type="float" office:value="-319.2575" calcext:value-type="float">
            <text:p>-319,2575</text:p>
          </table:table-cell>
          <table:table-cell office:value-type="float" office:value="0.6715792" calcext:value-type="float">
            <text:p>0,6715792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4417" calcext:value-type="float">
            <text:p>123,4417</text:p>
          </table:table-cell>
          <table:table-cell office:value-type="float" office:value="2.949565" calcext:value-type="float">
            <text:p>2,949565</text:p>
          </table:table-cell>
          <table:table-cell table:number-columns-repeated="3"/>
          <table:table-cell office:value-type="float" office:value="0.05096304" calcext:value-type="float">
            <text:p>0,05096304</text:p>
          </table:table-cell>
          <table:table-cell office:value-type="float" office:value="0.3222908" calcext:value-type="float">
            <text:p>0,3222908</text:p>
          </table:table-cell>
          <table:table-cell office:value-type="float" office:value="0.02722885" calcext:value-type="float">
            <text:p>0,02722885</text:p>
          </table:table-cell>
          <table:table-cell office:value-type="float" office:value="0.09538531" calcext:value-type="float">
            <text:p>0,09538531</text:p>
          </table:table-cell>
          <table:table-cell office:value-type="float" office:value="70.97563" calcext:value-type="float">
            <text:p>70,97563</text:p>
          </table:table-cell>
          <table:table-cell office:value-type="float" office:value="0.05096304" calcext:value-type="float">
            <text:p>0,05096304</text:p>
          </table:table-cell>
          <table:table-cell office:value-type="float" office:value="0" calcext:value-type="float">
            <text:p>0</text:p>
          </table:table-cell>
          <table:table-cell office:value-type="float" office:value="0.3222908" calcext:value-type="float">
            <text:p>0,3222908</text:p>
          </table:table-cell>
          <table:table-cell office:value-type="float" office:value="0.02722885" calcext:value-type="float">
            <text:p>0,02722885</text:p>
          </table:table-cell>
          <table:table-cell office:value-type="float" office:value="0.09538531" calcext:value-type="float">
            <text:p>0,09538531</text:p>
          </table:table-cell>
          <table:table-cell office:value-type="float" office:value="70.97563" calcext:value-type="float">
            <text:p>70,97563</text:p>
          </table:table-cell>
          <table:table-cell office:value-type="float" office:value="122" calcext:value-type="float">
            <text:p>122</text:p>
          </table:table-cell>
          <table:table-cell office:value-type="float" office:value="0.3222908" calcext:value-type="float">
            <text:p>0,3222908</text:p>
          </table:table-cell>
          <table:table-cell office:value-type="float" office:value="65" calcext:value-type="float">
            <text:p>65</text:p>
          </table:table-cell>
          <table:table-cell office:value-type="float" office:value="229" calcext:value-type="float">
            <text:p>229</text:p>
          </table:table-cell>
          <table:table-cell office:value-type="float" office:value="70.97563" calcext:value-type="float">
            <text:p>70,97563</text:p>
          </table:table-cell>
          <table:table-cell office:value-type="float" office:value="0.52780079396908" calcext:value-type="float">
            <text:p>0,52780079396908</text:p>
          </table:table-cell>
          <table:table-cell office:value-type="float" office:value="0.483414232080418" calcext:value-type="float">
            <text:p>0,483414232080418</text:p>
          </table:table-cell>
          <table:table-cell office:value-type="float" office:value="0.450302889615922" calcext:value-type="float">
            <text:p>0,450302889615922</text:p>
          </table:table-cell>
          <table:table-cell office:value-type="float" office:value="0.399758793418772" calcext:value-type="float">
            <text:p>0,399758793418772</text:p>
          </table:table-cell>
          <table:table-cell office:value-type="float" office:value="0.470752667648072" calcext:value-type="float">
            <text:p>0,470752667648072</text:p>
          </table:table-cell>
          <table:table-cell office:value-type="float" office:value="0.366747561725883" calcext:value-type="float">
            <text:p>0,3667475617258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265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48.6848628117834" calcext:value-type="float">
            <text:p>48,6848628117834</text:p>
          </table:table-cell>
          <table:table-cell office:value-type="float" office:value="811.714010696111" calcext:value-type="float">
            <text:p>811,714010696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Mega-b-m-5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48.6848628117834" calcext:value-type="float">
            <text:p>48,6848628117834</text:p>
          </table:table-cell>
          <table:table-cell office:value-type="float" office:value="811.714010696111" calcext:value-type="float">
            <text:p>811,7140106961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2.27" calcext:value-type="date">
            <text:p>2024-05-08 18:18:52</text:p>
          </table:table-cell>
          <table:table-cell office:value-type="float" office:value="0.48829" calcext:value-type="float">
            <text:p>0,48829</text:p>
          </table:table-cell>
          <table:table-cell office:value-type="string" calcext:value-type="string">
            <text:p>C:\git\pyaudisam\tests\tmp\val-oanlr\LuscMega-b-m-5mn-haz-cos-la-ra-ma-z_lyhulo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531915" calcext:value-type="float">
            <text:p>0,5531915</text:p>
          </table:table-cell>
          <table:table-cell office:value-type="float" office:value="0.1328761" calcext:value-type="float">
            <text:p>0,1328761</text:p>
          </table:table-cell>
          <table:table-cell office:value-type="float" office:value="0.425384" calcext:value-type="float">
            <text:p>0,425384</text:p>
          </table:table-cell>
          <table:table-cell office:value-type="float" office:value="0.719399" calcext:value-type="float">
            <text:p>0,719399</text:p>
          </table:table-cell>
          <table:table-cell office:value-type="float" office:value="93" calcext:value-type="float">
            <text:p>93</text:p>
          </table:table-cell>
          <table:table-cell office:value-type="float" office:value="48.6849" calcext:value-type="float">
            <text:p>48,6849</text:p>
          </table:table-cell>
          <table:table-cell office:value-type="float" office:value="811.714" calcext:value-type="float">
            <text:p>811,714</text:p>
          </table:table-cell>
          <table:table-cell office:value-type="float" office:value="91.2280701754386" calcext:value-type="float">
            <text:p>91,2280701754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2.6693" calcext:value-type="float">
            <text:p>642,6693</text:p>
          </table:table-cell>
          <table:table-cell table:number-columns-repeated="2" office:value-type="float" office:value="0.1513509" calcext:value-type="float">
            <text:p>0,1513509</text:p>
          </table:table-cell>
          <table:table-cell table:number-columns-repeated="2"/>
          <table:table-cell office:value-type="float" office:value="0.00005700095" calcext:value-type="float">
            <text:p>0,00005700095</text:p>
          </table:table-cell>
          <table:table-cell office:value-type="float" office:value="0.2901152" calcext:value-type="float">
            <text:p>0,2901152</text:p>
          </table:table-cell>
          <table:table-cell office:value-type="float" office:value="0.00003220386" calcext:value-type="float">
            <text:p>0,00003220386</text:p>
          </table:table-cell>
          <table:table-cell office:value-type="float" office:value="0.0001008919" calcext:value-type="float">
            <text:p>0,0001008919</text:p>
          </table:table-cell>
          <table:table-cell office:value-type="float" office:value="50" calcext:value-type="float">
            <text:p>50</text:p>
          </table:table-cell>
          <table:table-cell office:value-type="float" office:value="0.05325273" calcext:value-type="float">
            <text:p>0,05325273</text:p>
          </table:table-cell>
          <table:table-cell office:value-type="float" office:value="0.2901152" calcext:value-type="float">
            <text:p>0,2901152</text:p>
          </table:table-cell>
          <table:table-cell office:value-type="float" office:value="0.03008623" calcext:value-type="float">
            <text:p>0,03008623</text:p>
          </table:table-cell>
          <table:table-cell office:value-type="float" office:value="0.09425752" calcext:value-type="float">
            <text:p>0,09425752</text:p>
          </table:table-cell>
          <table:table-cell office:value-type="float" office:value="50" calcext:value-type="float">
            <text:p>50</text:p>
          </table:table-cell>
          <table:table-cell office:value-type="float" office:value="187.3156" calcext:value-type="float">
            <text:p>187,3156</text:p>
          </table:table-cell>
          <table:table-cell office:value-type="float" office:value="0.1450576" calcext:value-type="float">
            <text:p>0,1450576</text:p>
          </table:table-cell>
          <table:table-cell office:value-type="float" office:value="140.1837" calcext:value-type="float">
            <text:p>140,1837</text:p>
          </table:table-cell>
          <table:table-cell office:value-type="float" office:value="250.294" calcext:value-type="float">
            <text:p>250,294</text:p>
          </table:table-cell>
          <table:table-cell office:value-type="float" office:value="50" calcext:value-type="float">
            <text:p>50</text:p>
          </table:table-cell>
          <table:table-cell office:value-type="float" office:value="642.9141" calcext:value-type="float">
            <text:p>642,9141</text:p>
          </table:table-cell>
          <table:table-cell office:value-type="float" office:value="646.5717" calcext:value-type="float">
            <text:p>646,5717</text:p>
          </table:table-cell>
          <table:table-cell office:value-type="float" office:value="-319.3346" calcext:value-type="float">
            <text:p>-319,3346</text:p>
          </table:table-cell>
          <table:table-cell office:value-type="float" office:value="0.6776696" calcext:value-type="float">
            <text:p>0,677669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5183" calcext:value-type="float">
            <text:p>124,5183</text:p>
          </table:table-cell>
          <table:table-cell office:value-type="float" office:value="2.956988" calcext:value-type="float">
            <text:p>2,956988</text:p>
          </table:table-cell>
          <table:table-cell table:number-columns-repeated="3"/>
          <table:table-cell office:value-type="float" office:value="0.05018543" calcext:value-type="float">
            <text:p>0,05018543</text:p>
          </table:table-cell>
          <table:table-cell office:value-type="float" office:value="0.319097" calcext:value-type="float">
            <text:p>0,319097</text:p>
          </table:table-cell>
          <table:table-cell office:value-type="float" office:value="0.02697463" calcext:value-type="float">
            <text:p>0,02697463</text:p>
          </table:table-cell>
          <table:table-cell office:value-type="float" office:value="0.0933684" calcext:value-type="float">
            <text:p>0,0933684</text:p>
          </table:table-cell>
          <table:table-cell office:value-type="float" office:value="71.48644" calcext:value-type="float">
            <text:p>71,48644</text:p>
          </table:table-cell>
          <table:table-cell office:value-type="float" office:value="0.05018543" calcext:value-type="float">
            <text:p>0,05018543</text:p>
          </table:table-cell>
          <table:table-cell office:value-type="float" office:value="0" calcext:value-type="float">
            <text:p>0</text:p>
          </table:table-cell>
          <table:table-cell office:value-type="float" office:value="0.319097" calcext:value-type="float">
            <text:p>0,319097</text:p>
          </table:table-cell>
          <table:table-cell office:value-type="float" office:value="0.02697463" calcext:value-type="float">
            <text:p>0,02697463</text:p>
          </table:table-cell>
          <table:table-cell office:value-type="float" office:value="0.0933684" calcext:value-type="float">
            <text:p>0,0933684</text:p>
          </table:table-cell>
          <table:table-cell office:value-type="float" office:value="71.48644" calcext:value-type="float">
            <text:p>71,48644</text:p>
          </table:table-cell>
          <table:table-cell office:value-type="float" office:value="120" calcext:value-type="float">
            <text:p>120</text:p>
          </table:table-cell>
          <table:table-cell office:value-type="float" office:value="0.319097" calcext:value-type="float">
            <text:p>0,319097</text:p>
          </table:table-cell>
          <table:table-cell office:value-type="float" office:value="65" calcext:value-type="float">
            <text:p>65</text:p>
          </table:table-cell>
          <table:table-cell office:value-type="float" office:value="224" calcext:value-type="float">
            <text:p>224</text:p>
          </table:table-cell>
          <table:table-cell office:value-type="float" office:value="71.48644" calcext:value-type="float">
            <text:p>71,48644</text:p>
          </table:table-cell>
          <table:table-cell office:value-type="float" office:value="0.528919548656551" calcext:value-type="float">
            <text:p>0,528919548656551</text:p>
          </table:table-cell>
          <table:table-cell office:value-type="float" office:value="0.485303810175666" calcext:value-type="float">
            <text:p>0,485303810175666</text:p>
          </table:table-cell>
          <table:table-cell office:value-type="float" office:value="0.453861895747303" calcext:value-type="float">
            <text:p>0,453861895747303</text:p>
          </table:table-cell>
          <table:table-cell office:value-type="float" office:value="0.401726547384589" calcext:value-type="float">
            <text:p>0,401726547384589</text:p>
          </table:table-cell>
          <table:table-cell office:value-type="float" office:value="0.474534215324118" calcext:value-type="float">
            <text:p>0,474534215324118</text:p>
          </table:table-cell>
          <table:table-cell office:value-type="float" office:value="0.372320022023831" calcext:value-type="float">
            <text:p>0,3723200220238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6265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3.079036899827" calcext:value-type="float">
            <text:p>33,079036899827</text:p>
          </table:table-cell>
          <table:table-cell office:value-type="float" office:value="616.260576786635" calcext:value-type="float">
            <text:p>616,2605767866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scMega-b-m-5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3.079036899827" calcext:value-type="float">
            <text:p>33,079036899827</text:p>
          </table:table-cell>
          <table:table-cell office:value-type="float" office:value="616.260576786635" calcext:value-type="float">
            <text:p>616,2605767866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2.47" calcext:value-type="date">
            <text:p>2024-05-08 18:18:52</text:p>
          </table:table-cell>
          <table:table-cell office:value-type="float" office:value="0.512309" calcext:value-type="float">
            <text:p>0,512309</text:p>
          </table:table-cell>
          <table:table-cell office:value-type="string" calcext:value-type="string">
            <text:p>C:\git\pyaudisam\tests\tmp\val-oanlr\LuscMega-b-m-5mn-haz-cos-la-ra-ma-oz13ykg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851064" calcext:value-type="float">
            <text:p>0,5851064</text:p>
          </table:table-cell>
          <table:table-cell office:value-type="float" office:value="0.1277188" calcext:value-type="float">
            <text:p>0,1277188</text:p>
          </table:table-cell>
          <table:table-cell office:value-type="float" office:value="0.4544985" calcext:value-type="float">
            <text:p>0,4544985</text:p>
          </table:table-cell>
          <table:table-cell office:value-type="float" office:value="0.7532467" calcext:value-type="float">
            <text:p>0,7532467</text:p>
          </table:table-cell>
          <table:table-cell office:value-type="float" office:value="93" calcext:value-type="float">
            <text:p>93</text:p>
          </table:table-cell>
          <table:table-cell office:value-type="float" office:value="33.079" calcext:value-type="float">
            <text:p>33,079</text:p>
          </table:table-cell>
          <table:table-cell office:value-type="float" office:value="616.261" calcext:value-type="float">
            <text:p>616,261</text:p>
          </table:table-cell>
          <table:table-cell office:value-type="float" office:value="96.4912280701754" calcext:value-type="float">
            <text:p>96,49122807017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6.1957" calcext:value-type="float">
            <text:p>676,1957</text:p>
          </table:table-cell>
          <table:table-cell table:number-columns-repeated="2" office:value-type="float" office:value="0.4346733" calcext:value-type="float">
            <text:p>0,4346733</text:p>
          </table:table-cell>
          <table:table-cell table:number-columns-repeated="2"/>
          <table:table-cell office:value-type="float" office:value="0.00007011012" calcext:value-type="float">
            <text:p>0,00007011012</text:p>
          </table:table-cell>
          <table:table-cell office:value-type="float" office:value="0.3597805" calcext:value-type="float">
            <text:p>0,3597805</text:p>
          </table:table-cell>
          <table:table-cell office:value-type="float" office:value="0.0000348232" calcext:value-type="float">
            <text:p>0,0000348232</text:p>
          </table:table-cell>
          <table:table-cell office:value-type="float" office:value="0.0001411539" calcext:value-type="float">
            <text:p>0,0001411539</text:p>
          </table:table-cell>
          <table:table-cell office:value-type="float" office:value="53" calcext:value-type="float">
            <text:p>53</text:p>
          </table:table-cell>
          <table:table-cell office:value-type="float" office:value="0.07511384" calcext:value-type="float">
            <text:p>0,07511384</text:p>
          </table:table-cell>
          <table:table-cell office:value-type="float" office:value="0.3597805" calcext:value-type="float">
            <text:p>0,3597805</text:p>
          </table:table-cell>
          <table:table-cell office:value-type="float" office:value="0.03730851" calcext:value-type="float">
            <text:p>0,03730851</text:p>
          </table:table-cell>
          <table:table-cell office:value-type="float" office:value="0.1512279" calcext:value-type="float">
            <text:p>0,1512279</text:p>
          </table:table-cell>
          <table:table-cell office:value-type="float" office:value="53" calcext:value-type="float">
            <text:p>53</text:p>
          </table:table-cell>
          <table:table-cell office:value-type="float" office:value="168.8981" calcext:value-type="float">
            <text:p>168,8981</text:p>
          </table:table-cell>
          <table:table-cell office:value-type="float" office:value="0.1798903" calcext:value-type="float">
            <text:p>0,1798903</text:p>
          </table:table-cell>
          <table:table-cell office:value-type="float" office:value="118.0785" calcext:value-type="float">
            <text:p>118,0785</text:p>
          </table:table-cell>
          <table:table-cell office:value-type="float" office:value="241.5896" calcext:value-type="float">
            <text:p>241,5896</text:p>
          </table:table-cell>
          <table:table-cell office:value-type="float" office:value="53" calcext:value-type="float">
            <text:p>53</text:p>
          </table:table-cell>
          <table:table-cell office:value-type="float" office:value="676.4265" calcext:value-type="float">
            <text:p>676,4265</text:p>
          </table:table-cell>
          <table:table-cell office:value-type="float" office:value="680.2104" calcext:value-type="float">
            <text:p>680,2104</text:p>
          </table:table-cell>
          <table:table-cell office:value-type="float" office:value="-336.0978" calcext:value-type="float">
            <text:p>-336,0978</text:p>
          </table:table-cell>
          <table:table-cell office:value-type="float" office:value="0.8482395" calcext:value-type="float">
            <text:p>0,84823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3588" calcext:value-type="float">
            <text:p>99,03588</text:p>
          </table:table-cell>
          <table:table-cell office:value-type="float" office:value="2.481246" calcext:value-type="float">
            <text:p>2,481246</text:p>
          </table:table-cell>
          <table:table-cell table:number-columns-repeated="3"/>
          <table:table-cell office:value-type="float" office:value="0.06528834" calcext:value-type="float">
            <text:p>0,06528834</text:p>
          </table:table-cell>
          <table:table-cell office:value-type="float" office:value="0.3817776" calcext:value-type="float">
            <text:p>0,3817776</text:p>
          </table:table-cell>
          <table:table-cell office:value-type="float" office:value="0.03126406" calcext:value-type="float">
            <text:p>0,03126406</text:p>
          </table:table-cell>
          <table:table-cell office:value-type="float" office:value="0.1363408" calcext:value-type="float">
            <text:p>0,1363408</text:p>
          </table:table-cell>
          <table:table-cell office:value-type="float" office:value="66.59693" calcext:value-type="float">
            <text:p>66,59693</text:p>
          </table:table-cell>
          <table:table-cell office:value-type="float" office:value="0.06528834" calcext:value-type="float">
            <text:p>0,06528834</text:p>
          </table:table-cell>
          <table:table-cell office:value-type="float" office:value="0" calcext:value-type="float">
            <text:p>0</text:p>
          </table:table-cell>
          <table:table-cell office:value-type="float" office:value="0.3817776" calcext:value-type="float">
            <text:p>0,3817776</text:p>
          </table:table-cell>
          <table:table-cell office:value-type="float" office:value="0.03126406" calcext:value-type="float">
            <text:p>0,03126406</text:p>
          </table:table-cell>
          <table:table-cell office:value-type="float" office:value="0.1363408" calcext:value-type="float">
            <text:p>0,1363408</text:p>
          </table:table-cell>
          <table:table-cell office:value-type="float" office:value="66.59693" calcext:value-type="float">
            <text:p>66,59693</text:p>
          </table:table-cell>
          <table:table-cell office:value-type="float" office:value="157" calcext:value-type="float">
            <text:p>157</text:p>
          </table:table-cell>
          <table:table-cell office:value-type="float" office:value="0.3817776" calcext:value-type="float">
            <text:p>0,3817776</text:p>
          </table:table-cell>
          <table:table-cell office:value-type="float" office:value="75" calcext:value-type="float">
            <text:p>75</text:p>
          </table:table-cell>
          <table:table-cell office:value-type="float" office:value="327" calcext:value-type="float">
            <text:p>327</text:p>
          </table:table-cell>
          <table:table-cell office:value-type="float" office:value="66.59693" calcext:value-type="float">
            <text:p>66,59693</text:p>
          </table:table-cell>
          <table:table-cell office:value-type="float" office:value="0.661957161886085" calcext:value-type="float">
            <text:p>0,661957161886085</text:p>
          </table:table-cell>
          <table:table-cell office:value-type="float" office:value="0.56519048124659" calcext:value-type="float">
            <text:p>0,56519048124659</text:p>
          </table:table-cell>
          <table:table-cell office:value-type="float" office:value="0.478316491707579" calcext:value-type="float">
            <text:p>0,478316491707579</text:p>
          </table:table-cell>
          <table:table-cell office:value-type="float" office:value="0.473258499808803" calcext:value-type="float">
            <text:p>0,473258499808803</text:p>
          </table:table-cell>
          <table:table-cell office:value-type="float" office:value="0.509753419840789" calcext:value-type="float">
            <text:p>0,509753419840789</text:p>
          </table:table-cell>
          <table:table-cell office:value-type="float" office:value="0.323749555718346" calcext:value-type="float">
            <text:p>0,3237495557183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265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uscMega-b-m-5mn-haz-cos-l50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2.47" calcext:value-type="date">
            <text:p>2024-05-08 18:18:52</text:p>
          </table:table-cell>
          <table:table-cell office:value-type="float" office:value="1.424068" calcext:value-type="float">
            <text:p>1,424068</text:p>
          </table:table-cell>
          <table:table-cell office:value-type="string" calcext:value-type="string">
            <text:p>C:\git\pyaudisam\tests\tmp\val-oanlr\LuscMega-b-m-5mn-haz-cos-l50-ma-nllxe_3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638298" calcext:value-type="float">
            <text:p>0,5638298</text:p>
          </table:table-cell>
          <table:table-cell office:value-type="float" office:value="0.1329422" calcext:value-type="float">
            <text:p>0,1329422</text:p>
          </table:table-cell>
          <table:table-cell office:value-type="float" office:value="0.4335083" calcext:value-type="float">
            <text:p>0,4335083</text:p>
          </table:table-cell>
          <table:table-cell office:value-type="float" office:value="0.7333285" calcext:value-type="float">
            <text:p>0,733328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92.9824561403509" calcext:value-type="float">
            <text:p>92,98245614035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3.3109" calcext:value-type="float">
            <text:p>663,3109</text:p>
          </table:table-cell>
          <table:table-cell table:number-columns-repeated="2" office:value-type="float" office:value="0.1618027" calcext:value-type="float">
            <text:p>0,1618027</text:p>
          </table:table-cell>
          <table:table-cell table:number-columns-repeated="2"/>
          <table:table-cell office:value-type="float" office:value="0.00005644601" calcext:value-type="float">
            <text:p>0,00005644601</text:p>
          </table:table-cell>
          <table:table-cell office:value-type="float" office:value="0.2823099" calcext:value-type="float">
            <text:p>0,2823099</text:p>
          </table:table-cell>
          <table:table-cell office:value-type="float" office:value="0.00003237393" calcext:value-type="float">
            <text:p>0,00003237393</text:p>
          </table:table-cell>
          <table:table-cell office:value-type="float" office:value="0.00009841721" calcext:value-type="float">
            <text:p>0,00009841721</text:p>
          </table:table-cell>
          <table:table-cell office:value-type="float" office:value="51" calcext:value-type="float">
            <text:p>51</text:p>
          </table:table-cell>
          <table:table-cell office:value-type="float" office:value="0.03505354" calcext:value-type="float">
            <text:p>0,03505354</text:p>
          </table:table-cell>
          <table:table-cell office:value-type="float" office:value="0.2823099" calcext:value-type="float">
            <text:p>0,2823099</text:p>
          </table:table-cell>
          <table:table-cell office:value-type="float" office:value="0.02010453" calcext:value-type="float">
            <text:p>0,02010453</text:p>
          </table:table-cell>
          <table:table-cell office:value-type="float" office:value="0.06111808" calcext:value-type="float">
            <text:p>0,06111808</text:p>
          </table:table-cell>
          <table:table-cell office:value-type="float" office:value="51" calcext:value-type="float">
            <text:p>51</text:p>
          </table:table-cell>
          <table:table-cell office:value-type="float" office:value="188.2341" calcext:value-type="float">
            <text:p>188,2341</text:p>
          </table:table-cell>
          <table:table-cell office:value-type="float" office:value="0.141155" calcext:value-type="float">
            <text:p>0,141155</text:p>
          </table:table-cell>
          <table:table-cell office:value-type="float" office:value="141.9823" calcext:value-type="float">
            <text:p>141,9823</text:p>
          </table:table-cell>
          <table:table-cell office:value-type="float" office:value="249.5528" calcext:value-type="float">
            <text:p>249,5528</text:p>
          </table:table-cell>
          <table:table-cell office:value-type="float" office:value="51" calcext:value-type="float">
            <text:p>51</text:p>
          </table:table-cell>
          <table:table-cell office:value-type="float" office:value="663.5508" calcext:value-type="float">
            <text:p>663,5508</text:p>
          </table:table-cell>
          <table:table-cell office:value-type="float" office:value="667.2515" calcext:value-type="float">
            <text:p>667,2515</text:p>
          </table:table-cell>
          <table:table-cell office:value-type="float" office:value="-329.6554" calcext:value-type="float">
            <text:p>-329,6554</text:p>
          </table:table-cell>
          <table:table-cell office:value-type="float" office:value="0.6626436" calcext:value-type="float">
            <text:p>0,662643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8314" calcext:value-type="float">
            <text:p>124,8314</text:p>
          </table:table-cell>
          <table:table-cell office:value-type="float" office:value="2.997224" calcext:value-type="float">
            <text:p>2,997224</text:p>
          </table:table-cell>
          <table:table-cell table:number-columns-repeated="3"/>
          <table:table-cell office:value-type="float" office:value="0.05065255" calcext:value-type="float">
            <text:p>0,05065255</text:p>
          </table:table-cell>
          <table:table-cell office:value-type="float" office:value="0.3120457" calcext:value-type="float">
            <text:p>0,3120457</text:p>
          </table:table-cell>
          <table:table-cell office:value-type="float" office:value="0.02759483" calcext:value-type="float">
            <text:p>0,02759483</text:p>
          </table:table-cell>
          <table:table-cell office:value-type="float" office:value="0.09297687" calcext:value-type="float">
            <text:p>0,09297687</text:p>
          </table:table-cell>
          <table:table-cell office:value-type="float" office:value="74.12793" calcext:value-type="float">
            <text:p>74,12793</text:p>
          </table:table-cell>
          <table:table-cell office:value-type="float" office:value="0.05065255" calcext:value-type="float">
            <text:p>0,05065255</text:p>
          </table:table-cell>
          <table:table-cell office:value-type="float" office:value="0.1384297" calcext:value-type="float">
            <text:p>0,1384297</text:p>
          </table:table-cell>
          <table:table-cell office:value-type="float" office:value="0.3120457" calcext:value-type="float">
            <text:p>0,3120457</text:p>
          </table:table-cell>
          <table:table-cell office:value-type="float" office:value="0.02759483" calcext:value-type="float">
            <text:p>0,02759483</text:p>
          </table:table-cell>
          <table:table-cell office:value-type="float" office:value="0.09297687" calcext:value-type="float">
            <text:p>0,09297687</text:p>
          </table:table-cell>
          <table:table-cell office:value-type="float" office:value="74.12793" calcext:value-type="float">
            <text:p>74,12793</text:p>
          </table:table-cell>
          <table:table-cell office:value-type="float" office:value="122" calcext:value-type="float">
            <text:p>122</text:p>
          </table:table-cell>
          <table:table-cell office:value-type="float" office:value="0.3120457" calcext:value-type="float">
            <text:p>0,3120457</text:p>
          </table:table-cell>
          <table:table-cell office:value-type="float" office:value="66" calcext:value-type="float">
            <text:p>66</text:p>
          </table:table-cell>
          <table:table-cell office:value-type="float" office:value="223" calcext:value-type="float">
            <text:p>223</text:p>
          </table:table-cell>
          <table:table-cell office:value-type="float" office:value="74.12793" calcext:value-type="float">
            <text:p>74,12793</text:p>
          </table:table-cell>
          <table:table-cell office:value-type="float" office:value="0.537819516367887" calcext:value-type="float">
            <text:p>0,537819516367887</text:p>
          </table:table-cell>
          <table:table-cell office:value-type="float" office:value="0.494638078896798" calcext:value-type="float">
            <text:p>0,494638078896798</text:p>
          </table:table-cell>
          <table:table-cell office:value-type="float" office:value="0.466482113710964" calcext:value-type="float">
            <text:p>0,466482113710964</text:p>
          </table:table-cell>
          <table:table-cell office:value-type="float" office:value="0.414706304006583" calcext:value-type="float">
            <text:p>0,414706304006583</text:p>
          </table:table-cell>
          <table:table-cell office:value-type="float" office:value="0.485035282092337" calcext:value-type="float">
            <text:p>0,485035282092337</text:p>
          </table:table-cell>
          <table:table-cell office:value-type="float" office:value="0.388179425209118" calcext:value-type="float">
            <text:p>0,3881794252091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6265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10mn-hno-cos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5-08T18:18:52.5" calcext:value-type="date">
            <text:p>2024-05-08 18:18:52</text:p>
          </table:table-cell>
          <table:table-cell office:value-type="float" office:value="1.337384" calcext:value-type="float">
            <text:p>1,337384</text:p>
          </table:table-cell>
          <table:table-cell office:value-type="string" calcext:value-type="string">
            <text:p>C:\git\pyaudisam\tests\tmp\val-oanlr\LuscMega-b-m-10mn-hno-cos-tu0rsb2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01999999999998" calcext:value-type="float">
            <text:p>1,01999999999998</text:p>
          </table:table-cell>
          <table:table-cell office:value-type="float" office:value="1058.948" calcext:value-type="float">
            <text:p>1058,948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8371365" calcext:value-type="float">
            <text:p>0,08371365</text:p>
          </table:table-cell>
          <table:table-cell office:value-type="float" office:value="0.08485699" calcext:value-type="float">
            <text:p>0,08485699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000334086" calcext:value-type="float">
            <text:p>0,0000334086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0002820783" calcext:value-type="float">
            <text:p>0,00002820783</text:p>
          </table:table-cell>
          <table:table-cell office:value-type="float" office:value="0.00003956824" calcext:value-type="float">
            <text:p>0,00003956824</text:p>
          </table:table-cell>
          <table:table-cell office:value-type="float" office:value="82" calcext:value-type="float">
            <text:p>82</text:p>
          </table:table-cell>
          <table:table-cell office:value-type="float" office:value="0.05922524" calcext:value-type="float">
            <text:p>0,05922524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5000556" calcext:value-type="float">
            <text:p>0,05000556</text:p>
          </table:table-cell>
          <table:table-cell office:value-type="float" office:value="0.07014479" calcext:value-type="float">
            <text:p>0,07014479</text:p>
          </table:table-cell>
          <table:table-cell office:value-type="float" office:value="82" calcext:value-type="float">
            <text:p>82</text:p>
          </table:table-cell>
          <table:table-cell office:value-type="float" office:value="244.6729" calcext:value-type="float">
            <text:p>244,6729</text:p>
          </table:table-cell>
          <table:table-cell office:value-type="float" office:value="0.0426076" calcext:value-type="float">
            <text:p>0,0426076</text:p>
          </table:table-cell>
          <table:table-cell office:value-type="float" office:value="224.7976" calcext:value-type="float">
            <text:p>224,7976</text:p>
          </table:table-cell>
          <table:table-cell office:value-type="float" office:value="266.3055" calcext:value-type="float">
            <text:p>266,3055</text:p>
          </table:table-cell>
          <table:table-cell office:value-type="float" office:value="82" calcext:value-type="float">
            <text:p>82</text:p>
          </table:table-cell>
          <table:table-cell office:value-type="float" office:value="1059.097" calcext:value-type="float">
            <text:p>1059,097</text:p>
          </table:table-cell>
          <table:table-cell office:value-type="float" office:value="1063.81" calcext:value-type="float">
            <text:p>1063,81</text:p>
          </table:table-cell>
          <table:table-cell office:value-type="float" office:value="-527.4742" calcext:value-type="float">
            <text:p>-527,4742</text:p>
          </table:table-cell>
          <table:table-cell office:value-type="float" office:value="0.4717315" calcext:value-type="float">
            <text:p>0,471731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3438" calcext:value-type="float">
            <text:p>237,3438</text:p>
          </table:table-cell>
          <table:table-cell office:value-type="float" office:value="0.7208087" calcext:value-type="float">
            <text:p>0,7208087</text:p>
          </table:table-cell>
          <table:table-cell table:number-columns-repeated="3"/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0475149" calcext:value-type="float">
            <text:p>0,0475149</text:p>
          </table:table-cell>
          <table:table-cell office:value-type="float" office:value="0" calcext:value-type="float">
            <text:p>0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114" calcext:value-type="float">
            <text:p>114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542850613283753" calcext:value-type="float">
            <text:p>0,542850613283753</text:p>
          </table:table-cell>
          <table:table-cell office:value-type="float" office:value="0.564789600080575" calcext:value-type="float">
            <text:p>0,564789600080575</text:p>
          </table:table-cell>
          <table:table-cell office:value-type="float" office:value="0.572797127556109" calcext:value-type="float">
            <text:p>0,572797127556109</text:p>
          </table:table-cell>
          <table:table-cell office:value-type="float" office:value="0.533973836139552" calcext:value-type="float">
            <text:p>0,533973836139552</text:p>
          </table:table-cell>
          <table:table-cell office:value-type="float" office:value="0.560574712923171" calcext:value-type="float">
            <text:p>0,560574712923171</text:p>
          </table:table-cell>
          <table:table-cell office:value-type="float" office:value="0.594184838306252" calcext:value-type="float">
            <text:p>0,59418483830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6265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10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4-05-08T18:18:52.5" calcext:value-type="date">
            <text:p>2024-05-08 18:18:52</text:p>
          </table:table-cell>
          <table:table-cell office:value-type="float" office:value="1.125265" calcext:value-type="float">
            <text:p>1,125265</text:p>
          </table:table-cell>
          <table:table-cell office:value-type="string" calcext:value-type="string">
            <text:p>C:\git\pyaudisam\tests\tmp\val-oanlr\LuscMega-b-m-10mn-hno-cos-l10-zfwbgf1o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03199999999993" calcext:value-type="float">
            <text:p>1,03199999999993</text:p>
          </table:table-cell>
          <table:table-cell office:value-type="float" office:value="1058.667" calcext:value-type="float">
            <text:p>1058,667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1467018" calcext:value-type="float">
            <text:p>0,1467018</text:p>
          </table:table-cell>
          <table:table-cell office:value-type="float" office:value="0.07330143" calcext:value-type="float">
            <text:p>0,07330143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0000335023" calcext:value-type="float">
            <text:p>0,0000335023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0002829015" calcext:value-type="float">
            <text:p>0,00002829015</text:p>
          </table:table-cell>
          <table:table-cell office:value-type="float" office:value="0.00003967473" calcext:value-type="float">
            <text:p>0,00003967473</text:p>
          </table:table-cell>
          <table:table-cell office:value-type="float" office:value="82" calcext:value-type="float">
            <text:p>82</text:p>
          </table:table-cell>
          <table:table-cell office:value-type="float" office:value="0.05905959" calcext:value-type="float">
            <text:p>0,05905959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4987134" calcext:value-type="float">
            <text:p>0,04987134</text:p>
          </table:table-cell>
          <table:table-cell office:value-type="float" office:value="0.06994069" calcext:value-type="float">
            <text:p>0,06994069</text:p>
          </table:table-cell>
          <table:table-cell office:value-type="float" office:value="82" calcext:value-type="float">
            <text:p>82</text:p>
          </table:table-cell>
          <table:table-cell office:value-type="float" office:value="244.3305" calcext:value-type="float">
            <text:p>244,3305</text:p>
          </table:table-cell>
          <table:table-cell office:value-type="float" office:value="0.04257899" calcext:value-type="float">
            <text:p>0,04257899</text:p>
          </table:table-cell>
          <table:table-cell office:value-type="float" office:value="224.4958" calcext:value-type="float">
            <text:p>224,4958</text:p>
          </table:table-cell>
          <table:table-cell office:value-type="float" office:value="265.9176" calcext:value-type="float">
            <text:p>265,9176</text:p>
          </table:table-cell>
          <table:table-cell office:value-type="float" office:value="82" calcext:value-type="float">
            <text:p>82</text:p>
          </table:table-cell>
          <table:table-cell office:value-type="float" office:value="1058.815" calcext:value-type="float">
            <text:p>1058,815</text:p>
          </table:table-cell>
          <table:table-cell office:value-type="float" office:value="1063.529" calcext:value-type="float">
            <text:p>1063,529</text:p>
          </table:table-cell>
          <table:table-cell office:value-type="float" office:value="-527.3335" calcext:value-type="float">
            <text:p>-527,3335</text:p>
          </table:table-cell>
          <table:table-cell office:value-type="float" office:value="0.4574933" calcext:value-type="float">
            <text:p>0,457493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2471" calcext:value-type="float">
            <text:p>237,2471</text:p>
          </table:table-cell>
          <table:table-cell office:value-type="float" office:value="0.7216358" calcext:value-type="float">
            <text:p>0,7216358</text:p>
          </table:table-cell>
          <table:table-cell table:number-columns-repeated="3"/>
          <table:table-cell office:value-type="float" office:value="0.04764817" calcext:value-type="float">
            <text:p>0,04764817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04764817" calcext:value-type="float">
            <text:p>0,04764817</text:p>
          </table:table-cell>
          <table:table-cell office:value-type="float" office:value="0" calcext:value-type="float">
            <text:p>0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114" calcext:value-type="float">
            <text:p>114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545146266083392" calcext:value-type="float">
            <text:p>0,545146266083392</text:p>
          </table:table-cell>
          <table:table-cell office:value-type="float" office:value="0.566884445308238" calcext:value-type="float">
            <text:p>0,566884445308238</text:p>
          </table:table-cell>
          <table:table-cell office:value-type="float" office:value="0.574920049990066" calcext:value-type="float">
            <text:p>0,574920049990066</text:p>
          </table:table-cell>
          <table:table-cell office:value-type="float" office:value="0.539320332007681" calcext:value-type="float">
            <text:p>0,539320332007681</text:p>
          </table:table-cell>
          <table:table-cell office:value-type="float" office:value="0.56050915230887" calcext:value-type="float">
            <text:p>0,56050915230887</text:p>
          </table:table-cell>
          <table:table-cell office:value-type="float" office:value="0.59615334269635" calcext:value-type="float">
            <text:p>0,59615334269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6265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LuscMega-b-m-10mn-hno-cos-r3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8T18:18:52.51" calcext:value-type="date">
            <text:p>2024-05-08 18:18:52</text:p>
          </table:table-cell>
          <table:table-cell office:value-type="float" office:value="0.513678" calcext:value-type="float">
            <text:p>0,513678</text:p>
          </table:table-cell>
          <table:table-cell office:value-type="string" calcext:value-type="string">
            <text:p>C:\git\pyaudisam\tests\tmp\val-oanlr\LuscMega-b-m-10mn-hno-cos-r350-1nzan7pd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80.952380952381" calcext:value-type="float">
            <text:p>80,952380952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4.4421" calcext:value-type="float">
            <text:p>784,4421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6085085" calcext:value-type="float">
            <text:p>0,6085085</text:p>
          </table:table-cell>
          <table:table-cell office:value-type="float" office:value="0.3857976" calcext:value-type="float">
            <text:p>0,3857976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00005227832" calcext:value-type="float">
            <text:p>0,00005227832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0000397023" calcext:value-type="float">
            <text:p>0,0000397023</text:p>
          </table:table-cell>
          <table:table-cell office:value-type="float" office:value="0.00006883789" calcext:value-type="float">
            <text:p>0,00006883789</text:p>
          </table:table-cell>
          <table:table-cell office:value-type="float" office:value="67" calcext:value-type="float">
            <text:p>67</text:p>
          </table:table-cell>
          <table:table-cell office:value-type="float" office:value="0.3123002" calcext:value-type="float">
            <text:p>0,3123002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2371736" calcext:value-type="float">
            <text:p>0,2371736</text:p>
          </table:table-cell>
          <table:table-cell office:value-type="float" office:value="0.4112238" calcext:value-type="float">
            <text:p>0,4112238</text:p>
          </table:table-cell>
          <table:table-cell office:value-type="float" office:value="67" calcext:value-type="float">
            <text:p>67</text:p>
          </table:table-cell>
          <table:table-cell office:value-type="float" office:value="195.5934" calcext:value-type="float">
            <text:p>195,5934</text:p>
          </table:table-cell>
          <table:table-cell office:value-type="float" office:value="0.06925952" calcext:value-type="float">
            <text:p>0,06925952</text:p>
          </table:table-cell>
          <table:table-cell office:value-type="float" office:value="170.368" calcext:value-type="float">
            <text:p>170,368</text:p>
          </table:table-cell>
          <table:table-cell office:value-type="float" office:value="224.5538" calcext:value-type="float">
            <text:p>224,5538</text:p>
          </table:table-cell>
          <table:table-cell office:value-type="float" office:value="67" calcext:value-type="float">
            <text:p>67</text:p>
          </table:table-cell>
          <table:table-cell office:value-type="float" office:value="784.5027" calcext:value-type="float">
            <text:p>784,5027</text:p>
          </table:table-cell>
          <table:table-cell office:value-type="float" office:value="786.6617" calcext:value-type="float">
            <text:p>786,6617</text:p>
          </table:table-cell>
          <table:table-cell office:value-type="float" office:value="-391.2211" calcext:value-type="float">
            <text:p>-391,2211</text:p>
          </table:table-cell>
          <table:table-cell office:value-type="float" office:value="0.7989637" calcext:value-type="float">
            <text:p>0,7989637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6971" calcext:value-type="float">
            <text:p>141,6971</text:p>
          </table:table-cell>
          <table:table-cell table:number-columns-repeated="4"/>
          <table:table-cell office:value-type="float" office:value="0.06018978" calcext:value-type="float">
            <text:p>0,06018978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0.06018978" calcext:value-type="float">
            <text:p>0,06018978</text:p>
          </table:table-cell>
          <table:table-cell office:value-type="float" office:value="0" calcext:value-type="float">
            <text:p>0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144" calcext:value-type="float">
            <text:p>144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101" calcext:value-type="float">
            <text:p>101</text:p>
          </table:table-cell>
          <table:table-cell office:value-type="float" office:value="207" calcext:value-type="float">
            <text:p>207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0.755278140787437" calcext:value-type="float">
            <text:p>0,755278140787437</text:p>
          </table:table-cell>
          <table:table-cell office:value-type="float" office:value="0.756255022425161" calcext:value-type="float">
            <text:p>0,756255022425161</text:p>
          </table:table-cell>
          <table:table-cell office:value-type="float" office:value="0.768328175048237" calcext:value-type="float">
            <text:p>0,768328175048237</text:p>
          </table:table-cell>
          <table:table-cell office:value-type="float" office:value="0.724275965348441" calcext:value-type="float">
            <text:p>0,724275965348441</text:p>
          </table:table-cell>
          <table:table-cell office:value-type="float" office:value="0.771673271936103" calcext:value-type="float">
            <text:p>0,771673271936103</text:p>
          </table:table-cell>
          <table:table-cell office:value-type="float" office:value="0.744331271798245" calcext:value-type="float">
            <text:p>0,744331271798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265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LuscMega-b-m-10mn-hno-cos-l15-r37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8T18:18:52.53" calcext:value-type="date">
            <text:p>2024-05-08 18:18:52</text:p>
          </table:table-cell>
          <table:table-cell office:value-type="float" office:value="1.582508" calcext:value-type="float">
            <text:p>1,582508</text:p>
          </table:table-cell>
          <table:table-cell office:value-type="string" calcext:value-type="string">
            <text:p>C:\git\pyaudisam\tests\tmp\val-oanlr\LuscMega-b-m-10mn-hno-cos-l15-r370-e25wiwt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84.5238095238095" calcext:value-type="float">
            <text:p>84,523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168299999999931" calcext:value-type="float">
            <text:p>0,168299999999931</text:p>
          </table:table-cell>
          <table:table-cell office:value-type="float" office:value="828.3412" calcext:value-type="float">
            <text:p>828,3412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3278859" calcext:value-type="float">
            <text:p>0,3278859</text:p>
          </table:table-cell>
          <table:table-cell office:value-type="float" office:value="0.6107057" calcext:value-type="float">
            <text:p>0,6107057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000047428" calcext:value-type="float">
            <text:p>0,000047428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00003665145" calcext:value-type="float">
            <text:p>0,00003665145</text:p>
          </table:table-cell>
          <table:table-cell office:value-type="float" office:value="0.00006137317" calcext:value-type="float">
            <text:p>0,00006137317</text:p>
          </table:table-cell>
          <table:table-cell office:value-type="float" office:value="70" calcext:value-type="float">
            <text:p>70</text:p>
          </table:table-cell>
          <table:table-cell office:value-type="float" office:value="0.3080291" calcext:value-type="float">
            <text:p>0,3080291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2380389" calcext:value-type="float">
            <text:p>0,2380389</text:p>
          </table:table-cell>
          <table:table-cell office:value-type="float" office:value="0.3985982" calcext:value-type="float">
            <text:p>0,3985982</text:p>
          </table:table-cell>
          <table:table-cell office:value-type="float" office:value="70" calcext:value-type="float">
            <text:p>70</text:p>
          </table:table-cell>
          <table:table-cell office:value-type="float" office:value="205.3513" calcext:value-type="float">
            <text:p>205,3513</text:p>
          </table:table-cell>
          <table:table-cell office:value-type="float" office:value="0.06489046" calcext:value-type="float">
            <text:p>0,06489046</text:p>
          </table:table-cell>
          <table:table-cell office:value-type="float" office:value="180.4472" calcext:value-type="float">
            <text:p>180,4472</text:p>
          </table:table-cell>
          <table:table-cell office:value-type="float" office:value="233.6926" calcext:value-type="float">
            <text:p>233,6926</text:p>
          </table:table-cell>
          <table:table-cell office:value-type="float" office:value="70" calcext:value-type="float">
            <text:p>70</text:p>
          </table:table-cell>
          <table:table-cell office:value-type="float" office:value="828.3992" calcext:value-type="float">
            <text:p>828,3992</text:p>
          </table:table-cell>
          <table:table-cell office:value-type="float" office:value="830.6039" calcext:value-type="float">
            <text:p>830,6039</text:p>
          </table:table-cell>
          <table:table-cell office:value-type="float" office:value="-413.1706" calcext:value-type="float">
            <text:p>-413,1706</text:p>
          </table:table-cell>
          <table:table-cell office:value-type="float" office:value="0.6537191" calcext:value-type="float">
            <text:p>0,653719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0506" calcext:value-type="float">
            <text:p>149,0506</text:p>
          </table:table-cell>
          <table:table-cell table:number-columns-repeated="4"/>
          <table:table-cell office:value-type="float" office:value="0.05701452" calcext:value-type="float">
            <text:p>0,05701452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05701452" calcext:value-type="float">
            <text:p>0,05701452</text:p>
          </table:table-cell>
          <table:table-cell office:value-type="float" office:value="0" calcext:value-type="float">
            <text:p>0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137" calcext:value-type="float">
            <text:p>137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689919952227147" calcext:value-type="float">
            <text:p>0,689919952227147</text:p>
          </table:table-cell>
          <table:table-cell office:value-type="float" office:value="0.700798478992437" calcext:value-type="float">
            <text:p>0,700798478992437</text:p>
          </table:table-cell>
          <table:table-cell office:value-type="float" office:value="0.71261763115691" calcext:value-type="float">
            <text:p>0,71261763115691</text:p>
          </table:table-cell>
          <table:table-cell office:value-type="float" office:value="0.679393503019862" calcext:value-type="float">
            <text:p>0,679393503019862</text:p>
          </table:table-cell>
          <table:table-cell office:value-type="float" office:value="0.705819645536405" calcext:value-type="float">
            <text:p>0,705819645536405</text:p>
          </table:table-cell>
          <table:table-cell office:value-type="float" office:value="0.701427569306136" calcext:value-type="float">
            <text:p>0,7014275693061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6265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8.5376605195366" calcext:value-type="float">
            <text:p>38,5376605195366</text:p>
          </table:table-cell>
          <table:table-cell office:value-type="float" office:value="614.061925390092" calcext:value-type="float">
            <text:p>614,0619253900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scMega-b-m-10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8.5376605195366" calcext:value-type="float">
            <text:p>38,5376605195366</text:p>
          </table:table-cell>
          <table:table-cell office:value-type="float" office:value="614.061925390092" calcext:value-type="float">
            <text:p>614,0619253900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2.53" calcext:value-type="date">
            <text:p>2024-05-08 18:18:52</text:p>
          </table:table-cell>
          <table:table-cell office:value-type="float" office:value="1.503654" calcext:value-type="float">
            <text:p>1,503654</text:p>
          </table:table-cell>
          <table:table-cell office:value-type="string" calcext:value-type="string">
            <text:p>C:\git\pyaudisam\tests\tmp\val-oanlr\LuscMega-b-m-10mn-hno-cos-la-ra-ma-pjfo3_iw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617021" calcext:value-type="float">
            <text:p>0,8617021</text:p>
          </table:table-cell>
          <table:table-cell office:value-type="float" office:value="0.1032517" calcext:value-type="float">
            <text:p>0,1032517</text:p>
          </table:table-cell>
          <table:table-cell office:value-type="float" office:value="0.7023385" calcext:value-type="float">
            <text:p>0,7023385</text:p>
          </table:table-cell>
          <table:table-cell office:value-type="float" office:value="1.057226" calcext:value-type="float">
            <text:p>1,057226</text:p>
          </table:table-cell>
          <table:table-cell office:value-type="float" office:value="93" calcext:value-type="float">
            <text:p>93</text:p>
          </table:table-cell>
          <table:table-cell office:value-type="float" office:value="38.5377" calcext:value-type="float">
            <text:p>38,5377</text:p>
          </table:table-cell>
          <table:table-cell office:value-type="float" office:value="614.062" calcext:value-type="float">
            <text:p>614,062</text:p>
          </table:table-cell>
          <table:table-cell office:value-type="float" office:value="96.4285714285714" calcext:value-type="float">
            <text:p>96,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6.6085" calcext:value-type="float">
            <text:p>996,6085</text:p>
          </table:table-cell>
          <table:table-cell table:number-columns-repeated="2" office:value-type="float" office:value="0.7839509" calcext:value-type="float">
            <text:p>0,7839509</text:p>
          </table:table-cell>
          <table:table-cell table:number-columns-repeated="2"/>
          <table:table-cell office:value-type="float" office:value="0.00004705994" calcext:value-type="float">
            <text:p>0,00004705994</text:p>
          </table:table-cell>
          <table:table-cell office:value-type="float" office:value="0.1611351" calcext:value-type="float">
            <text:p>0,1611351</text:p>
          </table:table-cell>
          <table:table-cell office:value-type="float" office:value="0.00003421773" calcext:value-type="float">
            <text:p>0,00003421773</text:p>
          </table:table-cell>
          <table:table-cell office:value-type="float" office:value="0.00006472196" calcext:value-type="float">
            <text:p>0,00006472196</text:p>
          </table:table-cell>
          <table:table-cell office:value-type="float" office:value="79" calcext:value-type="float">
            <text:p>79</text:p>
          </table:table-cell>
          <table:table-cell office:value-type="float" office:value="0.1127079" calcext:value-type="float">
            <text:p>0,1127079</text:p>
          </table:table-cell>
          <table:table-cell office:value-type="float" office:value="0.1611351" calcext:value-type="float">
            <text:p>0,1611351</text:p>
          </table:table-cell>
          <table:table-cell office:value-type="float" office:value="0.08195095" calcext:value-type="float">
            <text:p>0,08195095</text:p>
          </table:table-cell>
          <table:table-cell office:value-type="float" office:value="0.1550081" calcext:value-type="float">
            <text:p>0,1550081</text:p>
          </table:table-cell>
          <table:table-cell office:value-type="float" office:value="79" calcext:value-type="float">
            <text:p>79</text:p>
          </table:table-cell>
          <table:table-cell office:value-type="float" office:value="206.1528" calcext:value-type="float">
            <text:p>206,1528</text:p>
          </table:table-cell>
          <table:table-cell office:value-type="float" office:value="0.08056755" calcext:value-type="float">
            <text:p>0,08056755</text:p>
          </table:table-cell>
          <table:table-cell office:value-type="float" office:value="175.6532" calcext:value-type="float">
            <text:p>175,6532</text:p>
          </table:table-cell>
          <table:table-cell office:value-type="float" office:value="241.9483" calcext:value-type="float">
            <text:p>241,9483</text:p>
          </table:table-cell>
          <table:table-cell office:value-type="float" office:value="79" calcext:value-type="float">
            <text:p>79</text:p>
          </table:table-cell>
          <table:table-cell office:value-type="float" office:value="996.7624" calcext:value-type="float">
            <text:p>996,7624</text:p>
          </table:table-cell>
          <table:table-cell office:value-type="float" office:value="1001.397" calcext:value-type="float">
            <text:p>1001,397</text:p>
          </table:table-cell>
          <table:table-cell office:value-type="float" office:value="-496.3043" calcext:value-type="float">
            <text:p>-496,3043</text:p>
          </table:table-cell>
          <table:table-cell office:value-type="float" office:value="0.8525886" calcext:value-type="float">
            <text:p>0,852588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.3212" calcext:value-type="float">
            <text:p>186,3212</text:p>
          </table:table-cell>
          <table:table-cell office:value-type="float" office:value="0.4004283" calcext:value-type="float">
            <text:p>0,4004283</text:p>
          </table:table-cell>
          <table:table-cell table:number-columns-repeated="3"/>
          <table:table-cell office:value-type="float" office:value="0.06453995" calcext:value-type="float">
            <text:p>0,06453995</text:p>
          </table:table-cell>
          <table:table-cell office:value-type="float" office:value="0.1913777" calcext:value-type="float">
            <text:p>0,1913777</text:p>
          </table:table-cell>
          <table:table-cell office:value-type="float" office:value="0.04435646" calcext:value-type="float">
            <text:p>0,04435646</text:p>
          </table:table-cell>
          <table:table-cell office:value-type="float" office:value="0.09390754" calcext:value-type="float">
            <text:p>0,09390754</text:p>
          </table:table-cell>
          <table:table-cell office:value-type="float" office:value="137.5011" calcext:value-type="float">
            <text:p>137,5011</text:p>
          </table:table-cell>
          <table:table-cell office:value-type="float" office:value="0.06453995" calcext:value-type="float">
            <text:p>0,06453995</text:p>
          </table:table-cell>
          <table:table-cell office:value-type="float" office:value="0" calcext:value-type="float">
            <text:p>0</text:p>
          </table:table-cell>
          <table:table-cell office:value-type="float" office:value="0.1913777" calcext:value-type="float">
            <text:p>0,1913777</text:p>
          </table:table-cell>
          <table:table-cell office:value-type="float" office:value="0.04435646" calcext:value-type="float">
            <text:p>0,04435646</text:p>
          </table:table-cell>
          <table:table-cell office:value-type="float" office:value="0.09390754" calcext:value-type="float">
            <text:p>0,09390754</text:p>
          </table:table-cell>
          <table:table-cell office:value-type="float" office:value="137.5011" calcext:value-type="float">
            <text:p>137,5011</text:p>
          </table:table-cell>
          <table:table-cell office:value-type="float" office:value="155" calcext:value-type="float">
            <text:p>155</text:p>
          </table:table-cell>
          <table:table-cell office:value-type="float" office:value="0.1913777" calcext:value-type="float">
            <text:p>0,1913777</text:p>
          </table:table-cell>
          <table:table-cell office:value-type="float" office:value="106" calcext:value-type="float">
            <text:p>106</text:p>
          </table:table-cell>
          <table:table-cell office:value-type="float" office:value="225" calcext:value-type="float">
            <text:p>225</text:p>
          </table:table-cell>
          <table:table-cell office:value-type="float" office:value="137.5011" calcext:value-type="float">
            <text:p>137,5011</text:p>
          </table:table-cell>
          <table:table-cell office:value-type="float" office:value="0.868846671495521" calcext:value-type="float">
            <text:p>0,868846671495521</text:p>
          </table:table-cell>
          <table:table-cell office:value-type="float" office:value="0.836615695293199" calcext:value-type="float">
            <text:p>0,836615695293199</text:p>
          </table:table-cell>
          <table:table-cell office:value-type="float" office:value="0.84691102804252" calcext:value-type="float">
            <text:p>0,84691102804252</text:p>
          </table:table-cell>
          <table:table-cell office:value-type="float" office:value="0.839672886351415" calcext:value-type="float">
            <text:p>0,839672886351415</text:p>
          </table:table-cell>
          <table:table-cell office:value-type="float" office:value="0.847539997679357" calcext:value-type="float">
            <text:p>0,847539997679357</text:p>
          </table:table-cell>
          <table:table-cell office:value-type="float" office:value="0.805740768168942" calcext:value-type="float">
            <text:p>0,8057407681689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16265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4.1690011470288" calcext:value-type="float">
            <text:p>54,1690011470288</text:p>
          </table:table-cell>
          <table:table-cell office:value-type="float" office:value="539.304006732635" calcext:value-type="float">
            <text:p>539,3040067326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scMega-b-m-10mn-hno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54.1690011470288" calcext:value-type="float">
            <text:p>54,1690011470288</text:p>
          </table:table-cell>
          <table:table-cell office:value-type="float" office:value="539.304006732635" calcext:value-type="float">
            <text:p>539,30400673263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2.53" calcext:value-type="date">
            <text:p>2024-05-08 18:18:52</text:p>
          </table:table-cell>
          <table:table-cell office:value-type="float" office:value="1.221" calcext:value-type="float">
            <text:p>1,221</text:p>
          </table:table-cell>
          <table:table-cell office:value-type="string" calcext:value-type="string">
            <text:p>C:\git\pyaudisam\tests\tmp\val-oanlr\LuscMega-b-m-10mn-hno-cos-la-ra-ma-x68qpoi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978724" calcext:value-type="float">
            <text:p>0,7978724</text:p>
          </table:table-cell>
          <table:table-cell office:value-type="float" office:value="0.1114775" calcext:value-type="float">
            <text:p>0,1114775</text:p>
          </table:table-cell>
          <table:table-cell office:value-type="float" office:value="0.6398665" calcext:value-type="float">
            <text:p>0,6398665</text:p>
          </table:table-cell>
          <table:table-cell office:value-type="float" office:value="0.9948956" calcext:value-type="float">
            <text:p>0,9948956</text:p>
          </table:table-cell>
          <table:table-cell office:value-type="float" office:value="93" calcext:value-type="float">
            <text:p>93</text:p>
          </table:table-cell>
          <table:table-cell office:value-type="float" office:value="54.169" calcext:value-type="float">
            <text:p>54,169</text:p>
          </table:table-cell>
          <table:table-cell office:value-type="float" office:value="539.304" calcext:value-type="float">
            <text:p>539,304</text:p>
          </table:table-cell>
          <table:table-cell office:value-type="float" office:value="89.2857142857143" calcext:value-type="float">
            <text:p>89,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5.1057" calcext:value-type="float">
            <text:p>905,1057</text:p>
          </table:table-cell>
          <table:table-cell table:number-columns-repeated="2" office:value-type="float" office:value="0.9436482" calcext:value-type="float">
            <text:p>0,9436482</text:p>
          </table:table-cell>
          <table:table-cell table:number-columns-repeated="2"/>
          <table:table-cell office:value-type="float" office:value="0.00005137883" calcext:value-type="float">
            <text:p>0,00005137883</text:p>
          </table:table-cell>
          <table:table-cell office:value-type="float" office:value="0.2101752" calcext:value-type="float">
            <text:p>0,2101752</text:p>
          </table:table-cell>
          <table:table-cell office:value-type="float" office:value="0.00003394922" calcext:value-type="float">
            <text:p>0,00003394922</text:p>
          </table:table-cell>
          <table:table-cell office:value-type="float" office:value="0.00007775684" calcext:value-type="float">
            <text:p>0,00007775684</text:p>
          </table:table-cell>
          <table:table-cell office:value-type="float" office:value="73" calcext:value-type="float">
            <text:p>73</text:p>
          </table:table-cell>
          <table:table-cell office:value-type="float" office:value="0.1338377" calcext:value-type="float">
            <text:p>0,1338377</text:p>
          </table:table-cell>
          <table:table-cell office:value-type="float" office:value="0.2101752" calcext:value-type="float">
            <text:p>0,2101752</text:p>
          </table:table-cell>
          <table:table-cell office:value-type="float" office:value="0.08843498" calcext:value-type="float">
            <text:p>0,08843498</text:p>
          </table:table-cell>
          <table:table-cell office:value-type="float" office:value="0.2025503" calcext:value-type="float">
            <text:p>0,2025503</text:p>
          </table:table-cell>
          <table:table-cell office:value-type="float" office:value="73" calcext:value-type="float">
            <text:p>73</text:p>
          </table:table-cell>
          <table:table-cell office:value-type="float" office:value="197.2981" calcext:value-type="float">
            <text:p>197,2981</text:p>
          </table:table-cell>
          <table:table-cell office:value-type="float" office:value="0.1050876" calcext:value-type="float">
            <text:p>0,1050876</text:p>
          </table:table-cell>
          <table:table-cell office:value-type="float" office:value="160.1084" calcext:value-type="float">
            <text:p>160,1084</text:p>
          </table:table-cell>
          <table:table-cell office:value-type="float" office:value="243.1261" calcext:value-type="float">
            <text:p>243,1261</text:p>
          </table:table-cell>
          <table:table-cell office:value-type="float" office:value="73" calcext:value-type="float">
            <text:p>73</text:p>
          </table:table-cell>
          <table:table-cell office:value-type="float" office:value="905.2723" calcext:value-type="float">
            <text:p>905,2723</text:p>
          </table:table-cell>
          <table:table-cell office:value-type="float" office:value="909.7407" calcext:value-type="float">
            <text:p>909,7407</text:p>
          </table:table-cell>
          <table:table-cell office:value-type="float" office:value="-450.5528" calcext:value-type="float">
            <text:p>-450,5528</text:p>
          </table:table-cell>
          <table:table-cell office:value-type="float" office:value="0.9789733" calcext:value-type="float">
            <text:p>0,97897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.5525" calcext:value-type="float">
            <text:p>174,5525</text:p>
          </table:table-cell>
          <table:table-cell office:value-type="float" office:value="0.3153101" calcext:value-type="float">
            <text:p>0,3153101</text:p>
          </table:table-cell>
          <table:table-cell table:number-columns-repeated="3"/>
          <table:table-cell office:value-type="float" office:value="0.06524357" calcext:value-type="float">
            <text:p>0,06524357</text:p>
          </table:table-cell>
          <table:table-cell office:value-type="float" office:value="0.2379094" calcext:value-type="float">
            <text:p>0,2379094</text:p>
          </table:table-cell>
          <table:table-cell office:value-type="float" office:value="0.04098686" calcext:value-type="float">
            <text:p>0,04098686</text:p>
          </table:table-cell>
          <table:table-cell office:value-type="float" office:value="0.1038558" calcext:value-type="float">
            <text:p>0,1038558</text:p>
          </table:table-cell>
          <table:table-cell office:value-type="float" office:value="112.8411" calcext:value-type="float">
            <text:p>112,8411</text:p>
          </table:table-cell>
          <table:table-cell office:value-type="float" office:value="0.06524357" calcext:value-type="float">
            <text:p>0,06524357</text:p>
          </table:table-cell>
          <table:table-cell office:value-type="float" office:value="0" calcext:value-type="float">
            <text:p>0</text:p>
          </table:table-cell>
          <table:table-cell office:value-type="float" office:value="0.2379094" calcext:value-type="float">
            <text:p>0,2379094</text:p>
          </table:table-cell>
          <table:table-cell office:value-type="float" office:value="0.04098686" calcext:value-type="float">
            <text:p>0,04098686</text:p>
          </table:table-cell>
          <table:table-cell office:value-type="float" office:value="0.1038558" calcext:value-type="float">
            <text:p>0,1038558</text:p>
          </table:table-cell>
          <table:table-cell office:value-type="float" office:value="112.8411" calcext:value-type="float">
            <text:p>112,8411</text:p>
          </table:table-cell>
          <table:table-cell office:value-type="float" office:value="157" calcext:value-type="float">
            <text:p>157</text:p>
          </table:table-cell>
          <table:table-cell office:value-type="float" office:value="0.2379094" calcext:value-type="float">
            <text:p>0,2379094</text:p>
          </table:table-cell>
          <table:table-cell office:value-type="float" office:value="98" calcext:value-type="float">
            <text:p>98</text:p>
          </table:table-cell>
          <table:table-cell office:value-type="float" office:value="249" calcext:value-type="float">
            <text:p>249</text:p>
          </table:table-cell>
          <table:table-cell office:value-type="float" office:value="112.8411" calcext:value-type="float">
            <text:p>112,8411</text:p>
          </table:table-cell>
          <table:table-cell office:value-type="float" office:value="0.882901426209733" calcext:value-type="float">
            <text:p>0,882901426209733</text:p>
          </table:table-cell>
          <table:table-cell office:value-type="float" office:value="0.831665562308182" calcext:value-type="float">
            <text:p>0,831665562308182</text:p>
          </table:table-cell>
          <table:table-cell office:value-type="float" office:value="0.829740322492505" calcext:value-type="float">
            <text:p>0,829740322492505</text:p>
          </table:table-cell>
          <table:table-cell office:value-type="float" office:value="0.841685300325069" calcext:value-type="float">
            <text:p>0,841685300325069</text:p>
          </table:table-cell>
          <table:table-cell office:value-type="float" office:value="0.845129296974393" calcext:value-type="float">
            <text:p>0,845129296974393</text:p>
          </table:table-cell>
          <table:table-cell office:value-type="float" office:value="0.747125541866178" calcext:value-type="float">
            <text:p>0,74712554186617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16265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55.598056391215" calcext:value-type="float">
            <text:p>455,5980563912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455.598056391215" calcext:value-type="float">
            <text:p>455,5980563912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2.57" calcext:value-type="date">
            <text:p>2024-05-08 18:18:52</text:p>
          </table:table-cell>
          <table:table-cell office:value-type="float" office:value="1.598059" calcext:value-type="float">
            <text:p>1,598059</text:p>
          </table:table-cell>
          <table:table-cell office:value-type="string" calcext:value-type="string">
            <text:p>C:\git\pyaudisam\tests\tmp\val-oanlr\LuscMega-b-m-10mn-hno-cos-l30-ra-ma-2b1l_tcf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404256" calcext:value-type="float">
            <text:p>0,8404256</text:p>
          </table:table-cell>
          <table:table-cell office:value-type="float" office:value="0.105409" calcext:value-type="float">
            <text:p>0,105409</text:p>
          </table:table-cell>
          <table:table-cell office:value-type="float" office:value="0.6820923" calcext:value-type="float">
            <text:p>0,6820923</text:p>
          </table:table-cell>
          <table:table-cell office:value-type="float" office:value="1.035512" calcext:value-type="float">
            <text:p>1,035512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55.598" calcext:value-type="float">
            <text:p>455,598</text:p>
          </table:table-cell>
          <table:table-cell office:value-type="float" office:value="94.0476190476191" calcext:value-type="float">
            <text:p>94,0476190476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7.2826" calcext:value-type="float">
            <text:p>947,2826</text:p>
          </table:table-cell>
          <table:table-cell table:number-columns-repeated="2" office:value-type="float" office:value="0.9493085" calcext:value-type="float">
            <text:p>0,9493085</text:p>
          </table:table-cell>
          <table:table-cell table:number-columns-repeated="2"/>
          <table:table-cell office:value-type="float" office:value="0.00006058902" calcext:value-type="float">
            <text:p>0,00006058902</text:p>
          </table:table-cell>
          <table:table-cell office:value-type="float" office:value="0.1966904" calcext:value-type="float">
            <text:p>0,1966904</text:p>
          </table:table-cell>
          <table:table-cell office:value-type="float" office:value="0.0000411064" calcext:value-type="float">
            <text:p>0,0000411064</text:p>
          </table:table-cell>
          <table:table-cell office:value-type="float" office:value="0.00008930555" calcext:value-type="float">
            <text:p>0,00008930555</text:p>
          </table:table-cell>
          <table:table-cell office:value-type="float" office:value="77" calcext:value-type="float">
            <text:p>77</text:p>
          </table:table-cell>
          <table:table-cell office:value-type="float" office:value="0.1590276" calcext:value-type="float">
            <text:p>0,1590276</text:p>
          </table:table-cell>
          <table:table-cell office:value-type="float" office:value="0.1966904" calcext:value-type="float">
            <text:p>0,1966904</text:p>
          </table:table-cell>
          <table:table-cell office:value-type="float" office:value="0.1078917" calcext:value-type="float">
            <text:p>0,1078917</text:p>
          </table:table-cell>
          <table:table-cell office:value-type="float" office:value="0.2343997" calcext:value-type="float">
            <text:p>0,2343997</text:p>
          </table:table-cell>
          <table:table-cell office:value-type="float" office:value="77" calcext:value-type="float">
            <text:p>77</text:p>
          </table:table-cell>
          <table:table-cell office:value-type="float" office:value="181.6846" calcext:value-type="float">
            <text:p>181,6846</text:p>
          </table:table-cell>
          <table:table-cell office:value-type="float" office:value="0.09834518" calcext:value-type="float">
            <text:p>0,09834518</text:p>
          </table:table-cell>
          <table:table-cell office:value-type="float" office:value="149.4427" calcext:value-type="float">
            <text:p>149,4427</text:p>
          </table:table-cell>
          <table:table-cell office:value-type="float" office:value="220.8826" calcext:value-type="float">
            <text:p>220,8826</text:p>
          </table:table-cell>
          <table:table-cell office:value-type="float" office:value="77" calcext:value-type="float">
            <text:p>77</text:p>
          </table:table-cell>
          <table:table-cell office:value-type="float" office:value="947.4405" calcext:value-type="float">
            <text:p>947,4405</text:p>
          </table:table-cell>
          <table:table-cell office:value-type="float" office:value="952.0215" calcext:value-type="float">
            <text:p>952,0215</text:p>
          </table:table-cell>
          <table:table-cell office:value-type="float" office:value="-471.6413" calcext:value-type="float">
            <text:p>-471,6413</text:p>
          </table:table-cell>
          <table:table-cell office:value-type="float" office:value="0.9540696" calcext:value-type="float">
            <text:p>0,9540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.1476" calcext:value-type="float">
            <text:p>163,1476</text:p>
          </table:table-cell>
          <table:table-cell office:value-type="float" office:value="0.368784" calcext:value-type="float">
            <text:p>0,368784</text:p>
          </table:table-cell>
          <table:table-cell table:number-columns-repeated="3"/>
          <table:table-cell office:value-type="float" office:value="0.08104259" calcext:value-type="float">
            <text:p>0,08104259</text:p>
          </table:table-cell>
          <table:table-cell office:value-type="float" office:value="0.223155" calcext:value-type="float">
            <text:p>0,223155</text:p>
          </table:table-cell>
          <table:table-cell office:value-type="float" office:value="0.0523776" calcext:value-type="float">
            <text:p>0,0523776</text:p>
          </table:table-cell>
          <table:table-cell office:value-type="float" office:value="0.1253952" calcext:value-type="float">
            <text:p>0,1253952</text:p>
          </table:table-cell>
          <table:table-cell office:value-type="float" office:value="119.4246" calcext:value-type="float">
            <text:p>119,4246</text:p>
          </table:table-cell>
          <table:table-cell office:value-type="float" office:value="0.08104259" calcext:value-type="float">
            <text:p>0,08104259</text:p>
          </table:table-cell>
          <table:table-cell office:value-type="float" office:value="0" calcext:value-type="float">
            <text:p>0</text:p>
          </table:table-cell>
          <table:table-cell office:value-type="float" office:value="0.223155" calcext:value-type="float">
            <text:p>0,223155</text:p>
          </table:table-cell>
          <table:table-cell office:value-type="float" office:value="0.0523776" calcext:value-type="float">
            <text:p>0,0523776</text:p>
          </table:table-cell>
          <table:table-cell office:value-type="float" office:value="0.1253952" calcext:value-type="float">
            <text:p>0,1253952</text:p>
          </table:table-cell>
          <table:table-cell office:value-type="float" office:value="119.4246" calcext:value-type="float">
            <text:p>119,4246</text:p>
          </table:table-cell>
          <table:table-cell office:value-type="float" office:value="195" calcext:value-type="float">
            <text:p>195</text:p>
          </table:table-cell>
          <table:table-cell office:value-type="float" office:value="0.223155" calcext:value-type="float">
            <text:p>0,223155</text:p>
          </table:table-cell>
          <table:table-cell office:value-type="float" office:value="126" calcext:value-type="float">
            <text:p>126</text:p>
          </table:table-cell>
          <table:table-cell office:value-type="float" office:value="301" calcext:value-type="float">
            <text:p>301</text:p>
          </table:table-cell>
          <table:table-cell office:value-type="float" office:value="119.4246" calcext:value-type="float">
            <text:p>119,4246</text:p>
          </table:table-cell>
          <table:table-cell office:value-type="float" office:value="0.897372847011968" calcext:value-type="float">
            <text:p>0,897372847011968</text:p>
          </table:table-cell>
          <table:table-cell office:value-type="float" office:value="0.849339307607552" calcext:value-type="float">
            <text:p>0,849339307607552</text:p>
          </table:table-cell>
          <table:table-cell office:value-type="float" office:value="0.852631258541433" calcext:value-type="float">
            <text:p>0,852631258541433</text:p>
          </table:table-cell>
          <table:table-cell office:value-type="float" office:value="0.862867581392632" calcext:value-type="float">
            <text:p>0,862867581392632</text:p>
          </table:table-cell>
          <table:table-cell office:value-type="float" office:value="0.863347354046369" calcext:value-type="float">
            <text:p>0,863347354046369</text:p>
          </table:table-cell>
          <table:table-cell office:value-type="float" office:value="0.781362851269842" calcext:value-type="float">
            <text:p>0,7813628512698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6265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61.468246597151" calcext:value-type="float">
            <text:p>461,4682465971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461.468246597151" calcext:value-type="float">
            <text:p>461,4682465971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2.57" calcext:value-type="date">
            <text:p>2024-05-08 18:18:52</text:p>
          </table:table-cell>
          <table:table-cell office:value-type="float" office:value="1.566631" calcext:value-type="float">
            <text:p>1,566631</text:p>
          </table:table-cell>
          <table:table-cell office:value-type="string" calcext:value-type="string">
            <text:p>C:\git\pyaudisam\tests\tmp\val-oanlr\LuscMega-b-m-10mn-hno-cos-l30-ra-ma-0bqxwzui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404256" calcext:value-type="float">
            <text:p>0,8404256</text:p>
          </table:table-cell>
          <table:table-cell office:value-type="float" office:value="0.105409" calcext:value-type="float">
            <text:p>0,105409</text:p>
          </table:table-cell>
          <table:table-cell office:value-type="float" office:value="0.6820923" calcext:value-type="float">
            <text:p>0,6820923</text:p>
          </table:table-cell>
          <table:table-cell office:value-type="float" office:value="1.035512" calcext:value-type="float">
            <text:p>1,035512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61.468" calcext:value-type="float">
            <text:p>461,468</text:p>
          </table:table-cell>
          <table:table-cell office:value-type="float" office:value="94.0476190476191" calcext:value-type="float">
            <text:p>94,0476190476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7.8036" calcext:value-type="float">
            <text:p>947,8036</text:p>
          </table:table-cell>
          <table:table-cell table:number-columns-repeated="2" office:value-type="float" office:value="0.9443312" calcext:value-type="float">
            <text:p>0,9443312</text:p>
          </table:table-cell>
          <table:table-cell table:number-columns-repeated="2"/>
          <table:table-cell office:value-type="float" office:value="0.00006020153" calcext:value-type="float">
            <text:p>0,00006020153</text:p>
          </table:table-cell>
          <table:table-cell office:value-type="float" office:value="0.1949814" calcext:value-type="float">
            <text:p>0,1949814</text:p>
          </table:table-cell>
          <table:table-cell office:value-type="float" office:value="0.00004097886" calcext:value-type="float">
            <text:p>0,00004097886</text:p>
          </table:table-cell>
          <table:table-cell office:value-type="float" office:value="0.00008844132" calcext:value-type="float">
            <text:p>0,00008844132</text:p>
          </table:table-cell>
          <table:table-cell office:value-type="float" office:value="77" calcext:value-type="float">
            <text:p>77</text:p>
          </table:table-cell>
          <table:table-cell office:value-type="float" office:value="0.1560053" calcext:value-type="float">
            <text:p>0,1560053</text:p>
          </table:table-cell>
          <table:table-cell office:value-type="float" office:value="0.1949814" calcext:value-type="float">
            <text:p>0,1949814</text:p>
          </table:table-cell>
          <table:table-cell office:value-type="float" office:value="0.1061919" calcext:value-type="float">
            <text:p>0,1061919</text:p>
          </table:table-cell>
          <table:table-cell office:value-type="float" office:value="0.2291854" calcext:value-type="float">
            <text:p>0,2291854</text:p>
          </table:table-cell>
          <table:table-cell office:value-type="float" office:value="77" calcext:value-type="float">
            <text:p>77</text:p>
          </table:table-cell>
          <table:table-cell office:value-type="float" office:value="182.2683" calcext:value-type="float">
            <text:p>182,2683</text:p>
          </table:table-cell>
          <table:table-cell office:value-type="float" office:value="0.09749068" calcext:value-type="float">
            <text:p>0,09749068</text:p>
          </table:table-cell>
          <table:table-cell office:value-type="float" office:value="150.1763" calcext:value-type="float">
            <text:p>150,1763</text:p>
          </table:table-cell>
          <table:table-cell office:value-type="float" office:value="221.2183" calcext:value-type="float">
            <text:p>221,2183</text:p>
          </table:table-cell>
          <table:table-cell office:value-type="float" office:value="77" calcext:value-type="float">
            <text:p>77</text:p>
          </table:table-cell>
          <table:table-cell office:value-type="float" office:value="947.9615" calcext:value-type="float">
            <text:p>947,9615</text:p>
          </table:table-cell>
          <table:table-cell office:value-type="float" office:value="952.5426" calcext:value-type="float">
            <text:p>952,5426</text:p>
          </table:table-cell>
          <table:table-cell office:value-type="float" office:value="-471.9018" calcext:value-type="float">
            <text:p>-471,9018</text:p>
          </table:table-cell>
          <table:table-cell office:value-type="float" office:value="0.9508512" calcext:value-type="float">
            <text:p>0,9508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.038" calcext:value-type="float">
            <text:p>163,038</text:p>
          </table:table-cell>
          <table:table-cell office:value-type="float" office:value="0.3636402" calcext:value-type="float">
            <text:p>0,3636402</text:p>
          </table:table-cell>
          <table:table-cell table:number-columns-repeated="3"/>
          <table:table-cell office:value-type="float" office:value="0.08052429" calcext:value-type="float">
            <text:p>0,08052429</text:p>
          </table:table-cell>
          <table:table-cell office:value-type="float" office:value="0.2216501" calcext:value-type="float">
            <text:p>0,2216501</text:p>
          </table:table-cell>
          <table:table-cell office:value-type="float" office:value="0.05219369" calcext:value-type="float">
            <text:p>0,05219369</text:p>
          </table:table-cell>
          <table:table-cell office:value-type="float" office:value="0.1242327" calcext:value-type="float">
            <text:p>0,1242327</text:p>
          </table:table-cell>
          <table:table-cell office:value-type="float" office:value="120.092" calcext:value-type="float">
            <text:p>120,092</text:p>
          </table:table-cell>
          <table:table-cell office:value-type="float" office:value="0.08052429" calcext:value-type="float">
            <text:p>0,08052429</text:p>
          </table:table-cell>
          <table:table-cell office:value-type="float" office:value="0" calcext:value-type="float">
            <text:p>0</text:p>
          </table:table-cell>
          <table:table-cell office:value-type="float" office:value="0.2216501" calcext:value-type="float">
            <text:p>0,2216501</text:p>
          </table:table-cell>
          <table:table-cell office:value-type="float" office:value="0.05219369" calcext:value-type="float">
            <text:p>0,05219369</text:p>
          </table:table-cell>
          <table:table-cell office:value-type="float" office:value="0.1242327" calcext:value-type="float">
            <text:p>0,1242327</text:p>
          </table:table-cell>
          <table:table-cell office:value-type="float" office:value="120.092" calcext:value-type="float">
            <text:p>120,092</text:p>
          </table:table-cell>
          <table:table-cell office:value-type="float" office:value="193" calcext:value-type="float">
            <text:p>193</text:p>
          </table:table-cell>
          <table:table-cell office:value-type="float" office:value="0.2216501" calcext:value-type="float">
            <text:p>0,2216501</text:p>
          </table:table-cell>
          <table:table-cell office:value-type="float" office:value="125" calcext:value-type="float">
            <text:p>125</text:p>
          </table:table-cell>
          <table:table-cell office:value-type="float" office:value="298" calcext:value-type="float">
            <text:p>298</text:p>
          </table:table-cell>
          <table:table-cell office:value-type="float" office:value="120.092" calcext:value-type="float">
            <text:p>120,092</text:p>
          </table:table-cell>
          <table:table-cell office:value-type="float" office:value="0.897295513760272" calcext:value-type="float">
            <text:p>0,897295513760272</text:p>
          </table:table-cell>
          <table:table-cell office:value-type="float" office:value="0.849843946946468" calcext:value-type="float">
            <text:p>0,849843946946468</text:p>
          </table:table-cell>
          <table:table-cell office:value-type="float" office:value="0.853601702003591" calcext:value-type="float">
            <text:p>0,853601702003591</text:p>
          </table:table-cell>
          <table:table-cell office:value-type="float" office:value="0.863236137929903" calcext:value-type="float">
            <text:p>0,863236137929903</text:p>
          </table:table-cell>
          <table:table-cell office:value-type="float" office:value="0.863896346893882" calcext:value-type="float">
            <text:p>0,863896346893882</text:p>
          </table:table-cell>
          <table:table-cell office:value-type="float" office:value="0.783696209670775" calcext:value-type="float">
            <text:p>0,7836962096707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6265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88.170871594406" calcext:value-type="float">
            <text:p>488,1708715944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488.170871594406" calcext:value-type="float">
            <text:p>488,17087159440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2.61" calcext:value-type="date">
            <text:p>2024-05-08 18:18:52</text:p>
          </table:table-cell>
          <table:table-cell office:value-type="float" office:value="1.504118" calcext:value-type="float">
            <text:p>1,504118</text:p>
          </table:table-cell>
          <table:table-cell office:value-type="string" calcext:value-type="string">
            <text:p>C:\git\pyaudisam\tests\tmp\val-oanlr\LuscMega-b-m-10mn-hno-cos-l30-ra-ma-x1w0259r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404256" calcext:value-type="float">
            <text:p>0,8404256</text:p>
          </table:table-cell>
          <table:table-cell office:value-type="float" office:value="0.105409" calcext:value-type="float">
            <text:p>0,105409</text:p>
          </table:table-cell>
          <table:table-cell office:value-type="float" office:value="0.6820923" calcext:value-type="float">
            <text:p>0,6820923</text:p>
          </table:table-cell>
          <table:table-cell office:value-type="float" office:value="1.035512" calcext:value-type="float">
            <text:p>1,035512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88.171" calcext:value-type="float">
            <text:p>488,171</text:p>
          </table:table-cell>
          <table:table-cell office:value-type="float" office:value="94.0476190476191" calcext:value-type="float">
            <text:p>94,0476190476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9.8257" calcext:value-type="float">
            <text:p>949,8257</text:p>
          </table:table-cell>
          <table:table-cell table:number-columns-repeated="2" office:value-type="float" office:value="0.9523885" calcext:value-type="float">
            <text:p>0,9523885</text:p>
          </table:table-cell>
          <table:table-cell table:number-columns-repeated="2"/>
          <table:table-cell office:value-type="float" office:value="0.00005812142" calcext:value-type="float">
            <text:p>0,00005812142</text:p>
          </table:table-cell>
          <table:table-cell office:value-type="float" office:value="0.1882959" calcext:value-type="float">
            <text:p>0,1882959</text:p>
          </table:table-cell>
          <table:table-cell office:value-type="float" office:value="0.00004007891" calcext:value-type="float">
            <text:p>0,00004007891</text:p>
          </table:table-cell>
          <table:table-cell office:value-type="float" office:value="0.00008428621" calcext:value-type="float">
            <text:p>0,00008428621</text:p>
          </table:table-cell>
          <table:table-cell office:value-type="float" office:value="77" calcext:value-type="float">
            <text:p>77</text:p>
          </table:table-cell>
          <table:table-cell office:value-type="float" office:value="0.1443942" calcext:value-type="float">
            <text:p>0,1443942</text:p>
          </table:table-cell>
          <table:table-cell office:value-type="float" office:value="0.1882959" calcext:value-type="float">
            <text:p>0,1882959</text:p>
          </table:table-cell>
          <table:table-cell office:value-type="float" office:value="0.09957024" calcext:value-type="float">
            <text:p>0,09957024</text:p>
          </table:table-cell>
          <table:table-cell office:value-type="float" office:value="0.2093969" calcext:value-type="float">
            <text:p>0,2093969</text:p>
          </table:table-cell>
          <table:table-cell office:value-type="float" office:value="77" calcext:value-type="float">
            <text:p>77</text:p>
          </table:table-cell>
          <table:table-cell office:value-type="float" office:value="185.5013" calcext:value-type="float">
            <text:p>185,5013</text:p>
          </table:table-cell>
          <table:table-cell office:value-type="float" office:value="0.09414796" calcext:value-type="float">
            <text:p>0,09414796</text:p>
          </table:table-cell>
          <table:table-cell office:value-type="float" office:value="153.8538" calcext:value-type="float">
            <text:p>153,8538</text:p>
          </table:table-cell>
          <table:table-cell office:value-type="float" office:value="223.6586" calcext:value-type="float">
            <text:p>223,6586</text:p>
          </table:table-cell>
          <table:table-cell office:value-type="float" office:value="77" calcext:value-type="float">
            <text:p>77</text:p>
          </table:table-cell>
          <table:table-cell office:value-type="float" office:value="949.9836" calcext:value-type="float">
            <text:p>949,9836</text:p>
          </table:table-cell>
          <table:table-cell office:value-type="float" office:value="954.5646" calcext:value-type="float">
            <text:p>954,5646</text:p>
          </table:table-cell>
          <table:table-cell office:value-type="float" office:value="-472.9128" calcext:value-type="float">
            <text:p>-472,9128</text:p>
          </table:table-cell>
          <table:table-cell office:value-type="float" office:value="0.9266374" calcext:value-type="float">
            <text:p>0,92663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.8784" calcext:value-type="float">
            <text:p>162,8784</text:p>
          </table:table-cell>
          <table:table-cell office:value-type="float" office:value="0.3379358" calcext:value-type="float">
            <text:p>0,3379358</text:p>
          </table:table-cell>
          <table:table-cell table:number-columns-repeated="3"/>
          <table:table-cell office:value-type="float" office:value="0.07774197" calcext:value-type="float">
            <text:p>0,07774197</text:p>
          </table:table-cell>
          <table:table-cell office:value-type="float" office:value="0.2157925" calcext:value-type="float">
            <text:p>0,2157925</text:p>
          </table:table-cell>
          <table:table-cell office:value-type="float" office:value="0.05096263" calcext:value-type="float">
            <text:p>0,05096263</text:p>
          </table:table-cell>
          <table:table-cell office:value-type="float" office:value="0.1185931" calcext:value-type="float">
            <text:p>0,1185931</text:p>
          </table:table-cell>
          <table:table-cell office:value-type="float" office:value="122.8348" calcext:value-type="float">
            <text:p>122,8348</text:p>
          </table:table-cell>
          <table:table-cell office:value-type="float" office:value="0.07774197" calcext:value-type="float">
            <text:p>0,07774197</text:p>
          </table:table-cell>
          <table:table-cell office:value-type="float" office:value="0" calcext:value-type="float">
            <text:p>0</text:p>
          </table:table-cell>
          <table:table-cell office:value-type="float" office:value="0.2157925" calcext:value-type="float">
            <text:p>0,2157925</text:p>
          </table:table-cell>
          <table:table-cell office:value-type="float" office:value="0.05096263" calcext:value-type="float">
            <text:p>0,05096263</text:p>
          </table:table-cell>
          <table:table-cell office:value-type="float" office:value="0.1185931" calcext:value-type="float">
            <text:p>0,1185931</text:p>
          </table:table-cell>
          <table:table-cell office:value-type="float" office:value="122.8348" calcext:value-type="float">
            <text:p>122,8348</text:p>
          </table:table-cell>
          <table:table-cell office:value-type="float" office:value="187" calcext:value-type="float">
            <text:p>187</text:p>
          </table:table-cell>
          <table:table-cell office:value-type="float" office:value="0.2157925" calcext:value-type="float">
            <text:p>0,2157925</text:p>
          </table:table-cell>
          <table:table-cell office:value-type="float" office:value="122" calcext:value-type="float">
            <text:p>122</text:p>
          </table:table-cell>
          <table:table-cell office:value-type="float" office:value="285" calcext:value-type="float">
            <text:p>285</text:p>
          </table:table-cell>
          <table:table-cell office:value-type="float" office:value="122.8348" calcext:value-type="float">
            <text:p>122,8348</text:p>
          </table:table-cell>
          <table:table-cell office:value-type="float" office:value="0.899021158229823" calcext:value-type="float">
            <text:p>0,899021158229823</text:p>
          </table:table-cell>
          <table:table-cell office:value-type="float" office:value="0.853457934484095" calcext:value-type="float">
            <text:p>0,853457934484095</text:p>
          </table:table-cell>
          <table:table-cell office:value-type="float" office:value="0.858920738121003" calcext:value-type="float">
            <text:p>0,858920738121003</text:p>
          </table:table-cell>
          <table:table-cell office:value-type="float" office:value="0.868835685324805" calcext:value-type="float">
            <text:p>0,868835685324805</text:p>
          </table:table-cell>
          <table:table-cell office:value-type="float" office:value="0.866193555440463" calcext:value-type="float">
            <text:p>0,866193555440463</text:p>
          </table:table-cell>
          <table:table-cell office:value-type="float" office:value="0.793923457943493" calcext:value-type="float">
            <text:p>0,7939234579434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6265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53.061952285887" calcext:value-type="float">
            <text:p>453,0619522858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453.061952285887" calcext:value-type="float">
            <text:p>453,06195228588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2.64" calcext:value-type="date">
            <text:p>2024-05-08 18:18:52</text:p>
          </table:table-cell>
          <table:table-cell office:value-type="float" office:value="1.566642" calcext:value-type="float">
            <text:p>1,566642</text:p>
          </table:table-cell>
          <table:table-cell office:value-type="string" calcext:value-type="string">
            <text:p>C:\git\pyaudisam\tests\tmp\val-oanlr\LuscMega-b-m-10mn-hno-cos-l30-ra-ma-4megavmr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404256" calcext:value-type="float">
            <text:p>0,8404256</text:p>
          </table:table-cell>
          <table:table-cell office:value-type="float" office:value="0.105409" calcext:value-type="float">
            <text:p>0,105409</text:p>
          </table:table-cell>
          <table:table-cell office:value-type="float" office:value="0.6820923" calcext:value-type="float">
            <text:p>0,6820923</text:p>
          </table:table-cell>
          <table:table-cell office:value-type="float" office:value="1.035512" calcext:value-type="float">
            <text:p>1,035512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53.062" calcext:value-type="float">
            <text:p>453,062</text:p>
          </table:table-cell>
          <table:table-cell office:value-type="float" office:value="94.0476190476191" calcext:value-type="float">
            <text:p>94,0476190476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7.048" calcext:value-type="float">
            <text:p>947,048</text:p>
          </table:table-cell>
          <table:table-cell table:number-columns-repeated="2" office:value-type="float" office:value="0.9775918" calcext:value-type="float">
            <text:p>0,9775918</text:p>
          </table:table-cell>
          <table:table-cell table:number-columns-repeated="2"/>
          <table:table-cell office:value-type="float" office:value="0.00006074513" calcext:value-type="float">
            <text:p>0,00006074513</text:p>
          </table:table-cell>
          <table:table-cell office:value-type="float" office:value="0.1974566" calcext:value-type="float">
            <text:p>0,1974566</text:p>
          </table:table-cell>
          <table:table-cell office:value-type="float" office:value="0.00004115124" calcext:value-type="float">
            <text:p>0,00004115124</text:p>
          </table:table-cell>
          <table:table-cell office:value-type="float" office:value="0.00008966851" calcext:value-type="float">
            <text:p>0,00008966851</text:p>
          </table:table-cell>
          <table:table-cell office:value-type="float" office:value="77" calcext:value-type="float">
            <text:p>77</text:p>
          </table:table-cell>
          <table:table-cell office:value-type="float" office:value="0.1603996" calcext:value-type="float">
            <text:p>0,1603996</text:p>
          </table:table-cell>
          <table:table-cell office:value-type="float" office:value="0.1974566" calcext:value-type="float">
            <text:p>0,1974566</text:p>
          </table:table-cell>
          <table:table-cell office:value-type="float" office:value="0.1086612" calcext:value-type="float">
            <text:p>0,1086612</text:p>
          </table:table-cell>
          <table:table-cell office:value-type="float" office:value="0.2367728" calcext:value-type="float">
            <text:p>0,2367728</text:p>
          </table:table-cell>
          <table:table-cell office:value-type="float" office:value="77" calcext:value-type="float">
            <text:p>77</text:p>
          </table:table-cell>
          <table:table-cell office:value-type="float" office:value="181.451" calcext:value-type="float">
            <text:p>181,451</text:p>
          </table:table-cell>
          <table:table-cell office:value-type="float" office:value="0.09872831" calcext:value-type="float">
            <text:p>0,09872831</text:p>
          </table:table-cell>
          <table:table-cell office:value-type="float" office:value="149.1375" calcext:value-type="float">
            <text:p>149,1375</text:p>
          </table:table-cell>
          <table:table-cell office:value-type="float" office:value="220.7657" calcext:value-type="float">
            <text:p>220,7657</text:p>
          </table:table-cell>
          <table:table-cell office:value-type="float" office:value="77" calcext:value-type="float">
            <text:p>77</text:p>
          </table:table-cell>
          <table:table-cell office:value-type="float" office:value="947.2059" calcext:value-type="float">
            <text:p>947,2059</text:p>
          </table:table-cell>
          <table:table-cell office:value-type="float" office:value="951.7869" calcext:value-type="float">
            <text:p>951,7869</text:p>
          </table:table-cell>
          <table:table-cell office:value-type="float" office:value="-471.524" calcext:value-type="float">
            <text:p>-471,524</text:p>
          </table:table-cell>
          <table:table-cell office:value-type="float" office:value="0.955221" calcext:value-type="float">
            <text:p>0,955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.2065" calcext:value-type="float">
            <text:p>163,2065</text:p>
          </table:table-cell>
          <table:table-cell office:value-type="float" office:value="0.3709294" calcext:value-type="float">
            <text:p>0,3709294</text:p>
          </table:table-cell>
          <table:table-cell table:number-columns-repeated="3"/>
          <table:table-cell office:value-type="float" office:value="0.0812514" calcext:value-type="float">
            <text:p>0,0812514</text:p>
          </table:table-cell>
          <table:table-cell office:value-type="float" office:value="0.2238307" calcext:value-type="float">
            <text:p>0,2238307</text:p>
          </table:table-cell>
          <table:table-cell office:value-type="float" office:value="0.05244428" calcext:value-type="float">
            <text:p>0,05244428</text:p>
          </table:table-cell>
          <table:table-cell office:value-type="float" office:value="0.125882" calcext:value-type="float">
            <text:p>0,125882</text:p>
          </table:table-cell>
          <table:table-cell office:value-type="float" office:value="119.1297" calcext:value-type="float">
            <text:p>119,1297</text:p>
          </table:table-cell>
          <table:table-cell office:value-type="float" office:value="0.0812514" calcext:value-type="float">
            <text:p>0,0812514</text:p>
          </table:table-cell>
          <table:table-cell office:value-type="float" office:value="0" calcext:value-type="float">
            <text:p>0</text:p>
          </table:table-cell>
          <table:table-cell office:value-type="float" office:value="0.2238307" calcext:value-type="float">
            <text:p>0,2238307</text:p>
          </table:table-cell>
          <table:table-cell office:value-type="float" office:value="0.05244428" calcext:value-type="float">
            <text:p>0,05244428</text:p>
          </table:table-cell>
          <table:table-cell office:value-type="float" office:value="0.125882" calcext:value-type="float">
            <text:p>0,125882</text:p>
          </table:table-cell>
          <table:table-cell office:value-type="float" office:value="119.1297" calcext:value-type="float">
            <text:p>119,1297</text:p>
          </table:table-cell>
          <table:table-cell office:value-type="float" office:value="195" calcext:value-type="float">
            <text:p>195</text:p>
          </table:table-cell>
          <table:table-cell office:value-type="float" office:value="0.2238307" calcext:value-type="float">
            <text:p>0,2238307</text:p>
          </table:table-cell>
          <table:table-cell office:value-type="float" office:value="126" calcext:value-type="float">
            <text:p>126</text:p>
          </table:table-cell>
          <table:table-cell office:value-type="float" office:value="302" calcext:value-type="float">
            <text:p>302</text:p>
          </table:table-cell>
          <table:table-cell office:value-type="float" office:value="119.1297" calcext:value-type="float">
            <text:p>119,1297</text:p>
          </table:table-cell>
          <table:table-cell office:value-type="float" office:value="0.900833122703401" calcext:value-type="float">
            <text:p>0,900833122703401</text:p>
          </table:table-cell>
          <table:table-cell office:value-type="float" office:value="0.851946942867198" calcext:value-type="float">
            <text:p>0,851946942867198</text:p>
          </table:table-cell>
          <table:table-cell office:value-type="float" office:value="0.855035925829116" calcext:value-type="float">
            <text:p>0,855035925829116</text:p>
          </table:table-cell>
          <table:table-cell office:value-type="float" office:value="0.867856759134507" calcext:value-type="float">
            <text:p>0,867856759134507</text:p>
          </table:table-cell>
          <table:table-cell office:value-type="float" office:value="0.865627357915766" calcext:value-type="float">
            <text:p>0,865627357915766</text:p>
          </table:table-cell>
          <table:table-cell office:value-type="float" office:value="0.78262243665889" calcext:value-type="float">
            <text:p>0,78262243665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6265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84.243491926207" calcext:value-type="float">
            <text:p>484,2434919262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484.243491926207" calcext:value-type="float">
            <text:p>484,24349192620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2.65" calcext:value-type="date">
            <text:p>2024-05-08 18:18:52</text:p>
          </table:table-cell>
          <table:table-cell office:value-type="float" office:value="1.457114" calcext:value-type="float">
            <text:p>1,457114</text:p>
          </table:table-cell>
          <table:table-cell office:value-type="string" calcext:value-type="string">
            <text:p>C:\git\pyaudisam\tests\tmp\val-oanlr\LuscMega-b-m-10mn-hno-cos-l30-ra-ma-0q1m6a3e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404256" calcext:value-type="float">
            <text:p>0,8404256</text:p>
          </table:table-cell>
          <table:table-cell office:value-type="float" office:value="0.105409" calcext:value-type="float">
            <text:p>0,105409</text:p>
          </table:table-cell>
          <table:table-cell office:value-type="float" office:value="0.6820923" calcext:value-type="float">
            <text:p>0,6820923</text:p>
          </table:table-cell>
          <table:table-cell office:value-type="float" office:value="1.035512" calcext:value-type="float">
            <text:p>1,035512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84.243" calcext:value-type="float">
            <text:p>484,243</text:p>
          </table:table-cell>
          <table:table-cell office:value-type="float" office:value="94.0476190476191" calcext:value-type="float">
            <text:p>94,0476190476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9.5613" calcext:value-type="float">
            <text:p>949,5613</text:p>
          </table:table-cell>
          <table:table-cell table:number-columns-repeated="2" office:value-type="float" office:value="0.9007496" calcext:value-type="float">
            <text:p>0,9007496</text:p>
          </table:table-cell>
          <table:table-cell table:number-columns-repeated="2"/>
          <table:table-cell office:value-type="float" office:value="0.00005845026" calcext:value-type="float">
            <text:p>0,00005845026</text:p>
          </table:table-cell>
          <table:table-cell office:value-type="float" office:value="0.1891701" calcext:value-type="float">
            <text:p>0,1891701</text:p>
          </table:table-cell>
          <table:table-cell office:value-type="float" office:value="0.00004023738" calcext:value-type="float">
            <text:p>0,00004023738</text:p>
          </table:table-cell>
          <table:table-cell office:value-type="float" office:value="0.00008490693" calcext:value-type="float">
            <text:p>0,00008490693</text:p>
          </table:table-cell>
          <table:table-cell office:value-type="float" office:value="77" calcext:value-type="float">
            <text:p>77</text:p>
          </table:table-cell>
          <table:table-cell office:value-type="float" office:value="0.1459207" calcext:value-type="float">
            <text:p>0,1459207</text:p>
          </table:table-cell>
          <table:table-cell office:value-type="float" office:value="0.1891701" calcext:value-type="float">
            <text:p>0,1891701</text:p>
          </table:table-cell>
          <table:table-cell office:value-type="float" office:value="0.1004523" calcext:value-type="float">
            <text:p>0,1004523</text:p>
          </table:table-cell>
          <table:table-cell office:value-type="float" office:value="0.2119696" calcext:value-type="float">
            <text:p>0,2119696</text:p>
          </table:table-cell>
          <table:table-cell office:value-type="float" office:value="77" calcext:value-type="float">
            <text:p>77</text:p>
          </table:table-cell>
          <table:table-cell office:value-type="float" office:value="184.9787" calcext:value-type="float">
            <text:p>184,9787</text:p>
          </table:table-cell>
          <table:table-cell office:value-type="float" office:value="0.09458504" calcext:value-type="float">
            <text:p>0,09458504</text:p>
          </table:table-cell>
          <table:table-cell office:value-type="float" office:value="153.2878" calcext:value-type="float">
            <text:p>153,2878</text:p>
          </table:table-cell>
          <table:table-cell office:value-type="float" office:value="223.2215" calcext:value-type="float">
            <text:p>223,2215</text:p>
          </table:table-cell>
          <table:table-cell office:value-type="float" office:value="77" calcext:value-type="float">
            <text:p>77</text:p>
          </table:table-cell>
          <table:table-cell office:value-type="float" office:value="949.7192" calcext:value-type="float">
            <text:p>949,7192</text:p>
          </table:table-cell>
          <table:table-cell office:value-type="float" office:value="954.3002" calcext:value-type="float">
            <text:p>954,3002</text:p>
          </table:table-cell>
          <table:table-cell office:value-type="float" office:value="-472.7806" calcext:value-type="float">
            <text:p>-472,7806</text:p>
          </table:table-cell>
          <table:table-cell office:value-type="float" office:value="0.9311751" calcext:value-type="float">
            <text:p>0,93117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.8771" calcext:value-type="float">
            <text:p>162,8771</text:p>
          </table:table-cell>
          <table:table-cell office:value-type="float" office:value="0.3419152" calcext:value-type="float">
            <text:p>0,3419152</text:p>
          </table:table-cell>
          <table:table-cell table:number-columns-repeated="3"/>
          <table:table-cell office:value-type="float" office:value="0.07818182" calcext:value-type="float">
            <text:p>0,07818182</text:p>
          </table:table-cell>
          <table:table-cell office:value-type="float" office:value="0.2165557" calcext:value-type="float">
            <text:p>0,2165557</text:p>
          </table:table-cell>
          <table:table-cell office:value-type="float" office:value="0.05117555" calcext:value-type="float">
            <text:p>0,05117555</text:p>
          </table:table-cell>
          <table:table-cell office:value-type="float" office:value="0.1194398" calcext:value-type="float">
            <text:p>0,1194398</text:p>
          </table:table-cell>
          <table:table-cell office:value-type="float" office:value="122.4639" calcext:value-type="float">
            <text:p>122,4639</text:p>
          </table:table-cell>
          <table:table-cell office:value-type="float" office:value="0.07818182" calcext:value-type="float">
            <text:p>0,07818182</text:p>
          </table:table-cell>
          <table:table-cell office:value-type="float" office:value="0" calcext:value-type="float">
            <text:p>0</text:p>
          </table:table-cell>
          <table:table-cell office:value-type="float" office:value="0.2165557" calcext:value-type="float">
            <text:p>0,2165557</text:p>
          </table:table-cell>
          <table:table-cell office:value-type="float" office:value="0.05117555" calcext:value-type="float">
            <text:p>0,05117555</text:p>
          </table:table-cell>
          <table:table-cell office:value-type="float" office:value="0.1194398" calcext:value-type="float">
            <text:p>0,1194398</text:p>
          </table:table-cell>
          <table:table-cell office:value-type="float" office:value="122.4639" calcext:value-type="float">
            <text:p>122,4639</text:p>
          </table:table-cell>
          <table:table-cell office:value-type="float" office:value="188" calcext:value-type="float">
            <text:p>188</text:p>
          </table:table-cell>
          <table:table-cell office:value-type="float" office:value="0.2165557" calcext:value-type="float">
            <text:p>0,216555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122.4639" calcext:value-type="float">
            <text:p>122,4639</text:p>
          </table:table-cell>
          <table:table-cell office:value-type="float" office:value="0.892007990893818" calcext:value-type="float">
            <text:p>0,892007990893818</text:p>
          </table:table-cell>
          <table:table-cell office:value-type="float" office:value="0.847349924420021" calcext:value-type="float">
            <text:p>0,847349924420021</text:p>
          </table:table-cell>
          <table:table-cell office:value-type="float" office:value="0.852566108156377" calcext:value-type="float">
            <text:p>0,852566108156377</text:p>
          </table:table-cell>
          <table:table-cell office:value-type="float" office:value="0.857789951962503" calcext:value-type="float">
            <text:p>0,857789951962503</text:p>
          </table:table-cell>
          <table:table-cell office:value-type="float" office:value="0.860962003577151" calcext:value-type="float">
            <text:p>0,860962003577151</text:p>
          </table:table-cell>
          <table:table-cell office:value-type="float" office:value="0.787951595370979" calcext:value-type="float">
            <text:p>0,7879515953709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265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52.538279002459" calcext:value-type="float">
            <text:p>452,5382790024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452.538279002459" calcext:value-type="float">
            <text:p>452,53827900245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2.54" calcext:value-type="date">
            <text:p>2024-05-08 18:18:52</text:p>
          </table:table-cell>
          <table:table-cell office:value-type="float" office:value="1.58268" calcext:value-type="float">
            <text:p>1,58268</text:p>
          </table:table-cell>
          <table:table-cell office:value-type="string" calcext:value-type="string">
            <text:p>C:\git\pyaudisam\tests\tmp\val-oanlr\LuscMega-b-m-10mn-hno-cos-l30-ra-ma-aunf9s4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404256" calcext:value-type="float">
            <text:p>0,8404256</text:p>
          </table:table-cell>
          <table:table-cell office:value-type="float" office:value="0.105409" calcext:value-type="float">
            <text:p>0,105409</text:p>
          </table:table-cell>
          <table:table-cell office:value-type="float" office:value="0.6820923" calcext:value-type="float">
            <text:p>0,6820923</text:p>
          </table:table-cell>
          <table:table-cell office:value-type="float" office:value="1.035512" calcext:value-type="float">
            <text:p>1,035512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52.538" calcext:value-type="float">
            <text:p>452,538</text:p>
          </table:table-cell>
          <table:table-cell office:value-type="float" office:value="94.0476190476191" calcext:value-type="float">
            <text:p>94,0476190476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6.9988" calcext:value-type="float">
            <text:p>946,9988</text:p>
          </table:table-cell>
          <table:table-cell table:number-columns-repeated="2" office:value-type="float" office:value="0.977745" calcext:value-type="float">
            <text:p>0,977745</text:p>
          </table:table-cell>
          <table:table-cell table:number-columns-repeated="2"/>
          <table:table-cell office:value-type="float" office:value="0.00006077554" calcext:value-type="float">
            <text:p>0,00006077554</text:p>
          </table:table-cell>
          <table:table-cell office:value-type="float" office:value="0.1976195" calcext:value-type="float">
            <text:p>0,1976195</text:p>
          </table:table-cell>
          <table:table-cell office:value-type="float" office:value="0.00004115887" calcext:value-type="float">
            <text:p>0,00004115887</text:p>
          </table:table-cell>
          <table:table-cell office:value-type="float" office:value="0.00008974168" calcext:value-type="float">
            <text:p>0,00008974168</text:p>
          </table:table-cell>
          <table:table-cell office:value-type="float" office:value="77" calcext:value-type="float">
            <text:p>77</text:p>
          </table:table-cell>
          <table:table-cell office:value-type="float" office:value="0.1606908" calcext:value-type="float">
            <text:p>0,1606908</text:p>
          </table:table-cell>
          <table:table-cell office:value-type="float" office:value="0.1976195" calcext:value-type="float">
            <text:p>0,1976195</text:p>
          </table:table-cell>
          <table:table-cell office:value-type="float" office:value="0.1088242" calcext:value-type="float">
            <text:p>0,1088242</text:p>
          </table:table-cell>
          <table:table-cell office:value-type="float" office:value="0.2372775" calcext:value-type="float">
            <text:p>0,2372775</text:p>
          </table:table-cell>
          <table:table-cell office:value-type="float" office:value="77" calcext:value-type="float">
            <text:p>77</text:p>
          </table:table-cell>
          <table:table-cell office:value-type="float" office:value="181.4056" calcext:value-type="float">
            <text:p>181,4056</text:p>
          </table:table-cell>
          <table:table-cell office:value-type="float" office:value="0.09880977" calcext:value-type="float">
            <text:p>0,09880977</text:p>
          </table:table-cell>
          <table:table-cell office:value-type="float" office:value="149.0762" calcext:value-type="float">
            <text:p>149,0762</text:p>
          </table:table-cell>
          <table:table-cell office:value-type="float" office:value="220.746" calcext:value-type="float">
            <text:p>220,746</text:p>
          </table:table-cell>
          <table:table-cell office:value-type="float" office:value="77" calcext:value-type="float">
            <text:p>77</text:p>
          </table:table-cell>
          <table:table-cell office:value-type="float" office:value="947.1567" calcext:value-type="float">
            <text:p>947,1567</text:p>
          </table:table-cell>
          <table:table-cell office:value-type="float" office:value="951.7377" calcext:value-type="float">
            <text:p>951,7377</text:p>
          </table:table-cell>
          <table:table-cell office:value-type="float" office:value="-471.4994" calcext:value-type="float">
            <text:p>-471,4994</text:p>
          </table:table-cell>
          <table:table-cell office:value-type="float" office:value="0.9554285" calcext:value-type="float">
            <text:p>0,9554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.2193" calcext:value-type="float">
            <text:p>163,2193</text:p>
          </table:table-cell>
          <table:table-cell office:value-type="float" office:value="0.3713509" calcext:value-type="float">
            <text:p>0,3713509</text:p>
          </table:table-cell>
          <table:table-cell table:number-columns-repeated="3"/>
          <table:table-cell office:value-type="float" office:value="0.08129207" calcext:value-type="float">
            <text:p>0,08129207</text:p>
          </table:table-cell>
          <table:table-cell office:value-type="float" office:value="0.2239744" calcext:value-type="float">
            <text:p>0,2239744</text:p>
          </table:table-cell>
          <table:table-cell office:value-type="float" office:value="0.05245601" calcext:value-type="float">
            <text:p>0,05245601</text:p>
          </table:table-cell>
          <table:table-cell office:value-type="float" office:value="0.1259798" calcext:value-type="float">
            <text:p>0,1259798</text:p>
          </table:table-cell>
          <table:table-cell office:value-type="float" office:value="119.0673" calcext:value-type="float">
            <text:p>119,0673</text:p>
          </table:table-cell>
          <table:table-cell office:value-type="float" office:value="0.08129207" calcext:value-type="float">
            <text:p>0,08129207</text:p>
          </table:table-cell>
          <table:table-cell office:value-type="float" office:value="0" calcext:value-type="float">
            <text:p>0</text:p>
          </table:table-cell>
          <table:table-cell office:value-type="float" office:value="0.2239744" calcext:value-type="float">
            <text:p>0,2239744</text:p>
          </table:table-cell>
          <table:table-cell office:value-type="float" office:value="0.05245601" calcext:value-type="float">
            <text:p>0,05245601</text:p>
          </table:table-cell>
          <table:table-cell office:value-type="float" office:value="0.1259798" calcext:value-type="float">
            <text:p>0,1259798</text:p>
          </table:table-cell>
          <table:table-cell office:value-type="float" office:value="119.0673" calcext:value-type="float">
            <text:p>119,0673</text:p>
          </table:table-cell>
          <table:table-cell office:value-type="float" office:value="195" calcext:value-type="float">
            <text:p>195</text:p>
          </table:table-cell>
          <table:table-cell office:value-type="float" office:value="0.2239744" calcext:value-type="float">
            <text:p>0,2239744</text:p>
          </table:table-cell>
          <table:table-cell office:value-type="float" office:value="126" calcext:value-type="float">
            <text:p>126</text:p>
          </table:table-cell>
          <table:table-cell office:value-type="float" office:value="302" calcext:value-type="float">
            <text:p>302</text:p>
          </table:table-cell>
          <table:table-cell office:value-type="float" office:value="119.0673" calcext:value-type="float">
            <text:p>119,0673</text:p>
          </table:table-cell>
          <table:table-cell office:value-type="float" office:value="0.900781867768437" calcext:value-type="float">
            <text:p>0,900781867768437</text:p>
          </table:table-cell>
          <table:table-cell office:value-type="float" office:value="0.851849710505885" calcext:value-type="float">
            <text:p>0,851849710505885</text:p>
          </table:table-cell>
          <table:table-cell office:value-type="float" office:value="0.854892687505588" calcext:value-type="float">
            <text:p>0,854892687505588</text:p>
          </table:table-cell>
          <table:table-cell office:value-type="float" office:value="0.867742634002811" calcext:value-type="float">
            <text:p>0,867742634002811</text:p>
          </table:table-cell>
          <table:table-cell office:value-type="float" office:value="0.865519344560772" calcext:value-type="float">
            <text:p>0,865519344560772</text:p>
          </table:table-cell>
          <table:table-cell office:value-type="float" office:value="0.782356868529923" calcext:value-type="float">
            <text:p>0,782356868529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6265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46.942768408403" calcext:value-type="float">
            <text:p>446,9427684084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446.942768408403" calcext:value-type="float">
            <text:p>446,9427684084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2.57" calcext:value-type="date">
            <text:p>2024-05-08 18:18:52</text:p>
          </table:table-cell>
          <table:table-cell office:value-type="float" office:value="1.503989" calcext:value-type="float">
            <text:p>1,503989</text:p>
          </table:table-cell>
          <table:table-cell office:value-type="string" calcext:value-type="string">
            <text:p>C:\git\pyaudisam\tests\tmp\val-oanlr\LuscMega-b-m-10mn-hno-cos-l30-ra-ma-annfih8p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404256" calcext:value-type="float">
            <text:p>0,8404256</text:p>
          </table:table-cell>
          <table:table-cell office:value-type="float" office:value="0.105409" calcext:value-type="float">
            <text:p>0,105409</text:p>
          </table:table-cell>
          <table:table-cell office:value-type="float" office:value="0.6820923" calcext:value-type="float">
            <text:p>0,6820923</text:p>
          </table:table-cell>
          <table:table-cell office:value-type="float" office:value="1.035512" calcext:value-type="float">
            <text:p>1,035512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46.943" calcext:value-type="float">
            <text:p>446,943</text:p>
          </table:table-cell>
          <table:table-cell office:value-type="float" office:value="94.0476190476191" calcext:value-type="float">
            <text:p>94,0476190476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6.4576" calcext:value-type="float">
            <text:p>946,4576</text:p>
          </table:table-cell>
          <table:table-cell table:number-columns-repeated="2" office:value-type="float" office:value="0.9858873" calcext:value-type="float">
            <text:p>0,9858873</text:p>
          </table:table-cell>
          <table:table-cell table:number-columns-repeated="2"/>
          <table:table-cell office:value-type="float" office:value="0.00006109972" calcext:value-type="float">
            <text:p>0,00006109972</text:p>
          </table:table-cell>
          <table:table-cell office:value-type="float" office:value="0.1993618" calcext:value-type="float">
            <text:p>0,1993618</text:p>
          </table:table-cell>
          <table:table-cell office:value-type="float" office:value="0.00004123919" calcext:value-type="float">
            <text:p>0,00004123919</text:p>
          </table:table-cell>
          <table:table-cell office:value-type="float" office:value="0.00009052497" calcext:value-type="float">
            <text:p>0,00009052497</text:p>
          </table:table-cell>
          <table:table-cell office:value-type="float" office:value="77" calcext:value-type="float">
            <text:p>77</text:p>
          </table:table-cell>
          <table:table-cell office:value-type="float" office:value="0.1638651" calcext:value-type="float">
            <text:p>0,1638651</text:p>
          </table:table-cell>
          <table:table-cell office:value-type="float" office:value="0.1993618" calcext:value-type="float">
            <text:p>0,1993618</text:p>
          </table:table-cell>
          <table:table-cell office:value-type="float" office:value="0.1106006" calcext:value-type="float">
            <text:p>0,1106006</text:p>
          </table:table-cell>
          <table:table-cell office:value-type="float" office:value="0.2427815" calcext:value-type="float">
            <text:p>0,2427815</text:p>
          </table:table-cell>
          <table:table-cell office:value-type="float" office:value="77" calcext:value-type="float">
            <text:p>77</text:p>
          </table:table-cell>
          <table:table-cell office:value-type="float" office:value="180.9237" calcext:value-type="float">
            <text:p>180,9237</text:p>
          </table:table-cell>
          <table:table-cell office:value-type="float" office:value="0.0996809" calcext:value-type="float">
            <text:p>0,0996809</text:p>
          </table:table-cell>
          <table:table-cell office:value-type="float" office:value="148.4244" calcext:value-type="float">
            <text:p>148,4244</text:p>
          </table:table-cell>
          <table:table-cell office:value-type="float" office:value="220.5391" calcext:value-type="float">
            <text:p>220,5391</text:p>
          </table:table-cell>
          <table:table-cell office:value-type="float" office:value="77" calcext:value-type="float">
            <text:p>77</text:p>
          </table:table-cell>
          <table:table-cell office:value-type="float" office:value="946.6155" calcext:value-type="float">
            <text:p>946,6155</text:p>
          </table:table-cell>
          <table:table-cell office:value-type="float" office:value="951.1965" calcext:value-type="float">
            <text:p>951,1965</text:p>
          </table:table-cell>
          <table:table-cell office:value-type="float" office:value="-471.2288" calcext:value-type="float">
            <text:p>-471,2288</text:p>
          </table:table-cell>
          <table:table-cell office:value-type="float" office:value="0.9575297" calcext:value-type="float">
            <text:p>0,95752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.3692" calcext:value-type="float">
            <text:p>163,3692</text:p>
          </table:table-cell>
          <table:table-cell office:value-type="float" office:value="0.3759234" calcext:value-type="float">
            <text:p>0,3759234</text:p>
          </table:table-cell>
          <table:table-cell table:number-columns-repeated="3"/>
          <table:table-cell office:value-type="float" office:value="0.08172569" calcext:value-type="float">
            <text:p>0,08172569</text:p>
          </table:table-cell>
          <table:table-cell office:value-type="float" office:value="0.2255131" calcext:value-type="float">
            <text:p>0,2255131</text:p>
          </table:table-cell>
          <table:table-cell office:value-type="float" office:value="0.05257986" calcext:value-type="float">
            <text:p>0,05257986</text:p>
          </table:table-cell>
          <table:table-cell office:value-type="float" office:value="0.1270275" calcext:value-type="float">
            <text:p>0,1270275</text:p>
          </table:table-cell>
          <table:table-cell office:value-type="float" office:value="118.4078" calcext:value-type="float">
            <text:p>118,4078</text:p>
          </table:table-cell>
          <table:table-cell office:value-type="float" office:value="0.08172569" calcext:value-type="float">
            <text:p>0,08172569</text:p>
          </table:table-cell>
          <table:table-cell office:value-type="float" office:value="0" calcext:value-type="float">
            <text:p>0</text:p>
          </table:table-cell>
          <table:table-cell office:value-type="float" office:value="0.2255131" calcext:value-type="float">
            <text:p>0,2255131</text:p>
          </table:table-cell>
          <table:table-cell office:value-type="float" office:value="0.05257986" calcext:value-type="float">
            <text:p>0,05257986</text:p>
          </table:table-cell>
          <table:table-cell office:value-type="float" office:value="0.1270275" calcext:value-type="float">
            <text:p>0,1270275</text:p>
          </table:table-cell>
          <table:table-cell office:value-type="float" office:value="118.4078" calcext:value-type="float">
            <text:p>118,4078</text:p>
          </table:table-cell>
          <table:table-cell office:value-type="float" office:value="196" calcext:value-type="float">
            <text:p>196</text:p>
          </table:table-cell>
          <table:table-cell office:value-type="float" office:value="0.2255131" calcext:value-type="float">
            <text:p>0,2255131</text:p>
          </table:table-cell>
          <table:table-cell office:value-type="float" office:value="126" calcext:value-type="float">
            <text:p>126</text:p>
          </table:table-cell>
          <table:table-cell office:value-type="float" office:value="305" calcext:value-type="float">
            <text:p>305</text:p>
          </table:table-cell>
          <table:table-cell office:value-type="float" office:value="118.4078" calcext:value-type="float">
            <text:p>118,4078</text:p>
          </table:table-cell>
          <table:table-cell office:value-type="float" office:value="0.901063784399571" calcext:value-type="float">
            <text:p>0,901063784399571</text:p>
          </table:table-cell>
          <table:table-cell office:value-type="float" office:value="0.851493863685224" calcext:value-type="float">
            <text:p>0,851493863685224</text:p>
          </table:table-cell>
          <table:table-cell office:value-type="float" office:value="0.854039332613894" calcext:value-type="float">
            <text:p>0,854039332613894</text:p>
          </table:table-cell>
          <table:table-cell office:value-type="float" office:value="0.867771901554903" calcext:value-type="float">
            <text:p>0,867771901554903</text:p>
          </table:table-cell>
          <table:table-cell office:value-type="float" office:value="0.864962438064371" calcext:value-type="float">
            <text:p>0,864962438064371</text:p>
          </table:table-cell>
          <table:table-cell office:value-type="float" office:value="0.780059324032846" calcext:value-type="float">
            <text:p>0,7800593240328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6265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89.641186141913" calcext:value-type="float">
            <text:p>489,6411861419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489.641186141913" calcext:value-type="float">
            <text:p>489,6411861419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8T18:18:52.78" calcext:value-type="date">
            <text:p>2024-05-08 18:18:52</text:p>
          </table:table-cell>
          <table:table-cell office:value-type="float" office:value="1.283721" calcext:value-type="float">
            <text:p>1,283721</text:p>
          </table:table-cell>
          <table:table-cell office:value-type="string" calcext:value-type="string">
            <text:p>C:\git\pyaudisam\tests\tmp\val-oanlr\LuscMega-b-m-10mn-hno-cos-l30-ra-ma-eg4h6rxf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404256" calcext:value-type="float">
            <text:p>0,8404256</text:p>
          </table:table-cell>
          <table:table-cell office:value-type="float" office:value="0.105409" calcext:value-type="float">
            <text:p>0,105409</text:p>
          </table:table-cell>
          <table:table-cell office:value-type="float" office:value="0.6820923" calcext:value-type="float">
            <text:p>0,6820923</text:p>
          </table:table-cell>
          <table:table-cell office:value-type="float" office:value="1.035512" calcext:value-type="float">
            <text:p>1,035512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89.641" calcext:value-type="float">
            <text:p>489,641</text:p>
          </table:table-cell>
          <table:table-cell office:value-type="float" office:value="94.0476190476191" calcext:value-type="float">
            <text:p>94,0476190476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9.9219" calcext:value-type="float">
            <text:p>949,9219</text:p>
          </table:table-cell>
          <table:table-cell table:number-columns-repeated="2" office:value-type="float" office:value="0.9075299" calcext:value-type="float">
            <text:p>0,9075299</text:p>
          </table:table-cell>
          <table:table-cell table:number-columns-repeated="2"/>
          <table:table-cell office:value-type="float" office:value="0.00005799697" calcext:value-type="float">
            <text:p>0,00005799697</text:p>
          </table:table-cell>
          <table:table-cell office:value-type="float" office:value="0.1879782" calcext:value-type="float">
            <text:p>0,1879782</text:p>
          </table:table-cell>
          <table:table-cell office:value-type="float" office:value="0.00004001775" calcext:value-type="float">
            <text:p>0,00004001775</text:p>
          </table:table-cell>
          <table:table-cell office:value-type="float" office:value="0.00008405392" calcext:value-type="float">
            <text:p>0,00008405392</text:p>
          </table:table-cell>
          <table:table-cell office:value-type="float" office:value="77" calcext:value-type="float">
            <text:p>77</text:p>
          </table:table-cell>
          <table:table-cell office:value-type="float" office:value="0.1438365" calcext:value-type="float">
            <text:p>0,1438365</text:p>
          </table:table-cell>
          <table:table-cell office:value-type="float" office:value="0.1879782" calcext:value-type="float">
            <text:p>0,1879782</text:p>
          </table:table-cell>
          <table:table-cell office:value-type="float" office:value="0.0992468" calcext:value-type="float">
            <text:p>0,0992468</text:p>
          </table:table-cell>
          <table:table-cell office:value-type="float" office:value="0.2084595" calcext:value-type="float">
            <text:p>0,2084595</text:p>
          </table:table-cell>
          <table:table-cell office:value-type="float" office:value="77" calcext:value-type="float">
            <text:p>77</text:p>
          </table:table-cell>
          <table:table-cell office:value-type="float" office:value="185.7002" calcext:value-type="float">
            <text:p>185,7002</text:p>
          </table:table-cell>
          <table:table-cell office:value-type="float" office:value="0.09398911" calcext:value-type="float">
            <text:p>0,09398911</text:p>
          </table:table-cell>
          <table:table-cell office:value-type="float" office:value="154.0672" calcext:value-type="float">
            <text:p>154,0672</text:p>
          </table:table-cell>
          <table:table-cell office:value-type="float" office:value="223.8281" calcext:value-type="float">
            <text:p>223,8281</text:p>
          </table:table-cell>
          <table:table-cell office:value-type="float" office:value="77" calcext:value-type="float">
            <text:p>77</text:p>
          </table:table-cell>
          <table:table-cell office:value-type="float" office:value="950.0798" calcext:value-type="float">
            <text:p>950,0798</text:p>
          </table:table-cell>
          <table:table-cell office:value-type="float" office:value="954.6608" calcext:value-type="float">
            <text:p>954,6608</text:p>
          </table:table-cell>
          <table:table-cell office:value-type="float" office:value="-472.9609" calcext:value-type="float">
            <text:p>-472,9609</text:p>
          </table:table-cell>
          <table:table-cell office:value-type="float" office:value="0.9248527" calcext:value-type="float">
            <text:p>0,92485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.8804" calcext:value-type="float">
            <text:p>162,8804</text:p>
          </table:table-cell>
          <table:table-cell office:value-type="float" office:value="0.3364315" calcext:value-type="float">
            <text:p>0,3364315</text:p>
          </table:table-cell>
          <table:table-cell table:number-columns-repeated="3"/>
          <table:table-cell office:value-type="float" office:value="0.07757552" calcext:value-type="float">
            <text:p>0,07757552</text:p>
          </table:table-cell>
          <table:table-cell office:value-type="float" office:value="0.2155153" calcext:value-type="float">
            <text:p>0,2155153</text:p>
          </table:table-cell>
          <table:table-cell office:value-type="float" office:value="0.05088072" calcext:value-type="float">
            <text:p>0,05088072</text:p>
          </table:table-cell>
          <table:table-cell office:value-type="float" office:value="0.1182759" calcext:value-type="float">
            <text:p>0,1182759</text:p>
          </table:table-cell>
          <table:table-cell office:value-type="float" office:value="122.9705" calcext:value-type="float">
            <text:p>122,9705</text:p>
          </table:table-cell>
          <table:table-cell office:value-type="float" office:value="0.07757552" calcext:value-type="float">
            <text:p>0,07757552</text:p>
          </table:table-cell>
          <table:table-cell office:value-type="float" office:value="0" calcext:value-type="float">
            <text:p>0</text:p>
          </table:table-cell>
          <table:table-cell office:value-type="float" office:value="0.2155153" calcext:value-type="float">
            <text:p>0,2155153</text:p>
          </table:table-cell>
          <table:table-cell office:value-type="float" office:value="0.05088072" calcext:value-type="float">
            <text:p>0,05088072</text:p>
          </table:table-cell>
          <table:table-cell office:value-type="float" office:value="0.1182759" calcext:value-type="float">
            <text:p>0,1182759</text:p>
          </table:table-cell>
          <table:table-cell office:value-type="float" office:value="122.9705" calcext:value-type="float">
            <text:p>122,9705</text:p>
          </table:table-cell>
          <table:table-cell office:value-type="float" office:value="186" calcext:value-type="float">
            <text:p>186</text:p>
          </table:table-cell>
          <table:table-cell office:value-type="float" office:value="0.2155153" calcext:value-type="float">
            <text:p>0,2155153</text:p>
          </table:table-cell>
          <table:table-cell office:value-type="float" office:value="122" calcext:value-type="float">
            <text:p>122</text:p>
          </table:table-cell>
          <table:table-cell office:value-type="float" office:value="284" calcext:value-type="float">
            <text:p>284</text:p>
          </table:table-cell>
          <table:table-cell office:value-type="float" office:value="122.9705" calcext:value-type="float">
            <text:p>122,9705</text:p>
          </table:table-cell>
          <table:table-cell office:value-type="float" office:value="0.892783185874728" calcext:value-type="float">
            <text:p>0,892783185874728</text:p>
          </table:table-cell>
          <table:table-cell office:value-type="float" office:value="0.848375508122336" calcext:value-type="float">
            <text:p>0,848375508122336</text:p>
          </table:table-cell>
          <table:table-cell office:value-type="float" office:value="0.853880439893186" calcext:value-type="float">
            <text:p>0,853880439893186</text:p>
          </table:table-cell>
          <table:table-cell office:value-type="float" office:value="0.859681331676925" calcext:value-type="float">
            <text:p>0,859681331676925</text:p>
          </table:table-cell>
          <table:table-cell office:value-type="float" office:value="0.861489322135243" calcext:value-type="float">
            <text:p>0,861489322135243</text:p>
          </table:table-cell>
          <table:table-cell office:value-type="float" office:value="0.790052140779067" calcext:value-type="float">
            <text:p>0,7900521407790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6265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10mn-haz-cos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5-08T18:18:52.84" calcext:value-type="date">
            <text:p>2024-05-08 18:18:52</text:p>
          </table:table-cell>
          <table:table-cell office:value-type="float" office:value="1.229645" calcext:value-type="float">
            <text:p>1,229645</text:p>
          </table:table-cell>
          <table:table-cell office:value-type="string" calcext:value-type="string">
            <text:p>C:\git\pyaudisam\tests\tmp\val-oanlr\LuscMega-b-m-10mn-haz-cos-1xtctkqf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7.928" calcext:value-type="float">
            <text:p>1057,928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2870377" calcext:value-type="float">
            <text:p>0,2870377</text:p>
          </table:table-cell>
          <table:table-cell office:value-type="float" office:value="0.03151327" calcext:value-type="float">
            <text:p>0,03151327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00003473129" calcext:value-type="float">
            <text:p>0,00003473129</text:p>
          </table:table-cell>
          <table:table-cell office:value-type="float" office:value="0.1556614" calcext:value-type="float">
            <text:p>0,1556614</text:p>
          </table:table-cell>
          <table:table-cell office:value-type="float" office:value="0.00002552944" calcext:value-type="float">
            <text:p>0,00002552944</text:p>
          </table:table-cell>
          <table:table-cell office:value-type="float" office:value="0.00004724985" calcext:value-type="float">
            <text:p>0,00004724985</text:p>
          </table:table-cell>
          <table:table-cell office:value-type="float" office:value="82" calcext:value-type="float">
            <text:p>82</text:p>
          </table:table-cell>
          <table:table-cell office:value-type="float" office:value="0.05696974" calcext:value-type="float">
            <text:p>0,05696974</text:p>
          </table:table-cell>
          <table:table-cell office:value-type="float" office:value="0.1556615" calcext:value-type="float">
            <text:p>0,1556615</text:p>
          </table:table-cell>
          <table:table-cell office:value-type="float" office:value="0.04187594" calcext:value-type="float">
            <text:p>0,04187594</text:p>
          </table:table-cell>
          <table:table-cell office:value-type="float" office:value="0.07750395" calcext:value-type="float">
            <text:p>0,07750395</text:p>
          </table:table-cell>
          <table:table-cell office:value-type="float" office:value="82" calcext:value-type="float">
            <text:p>82</text:p>
          </table:table-cell>
          <table:table-cell office:value-type="float" office:value="239.9687" calcext:value-type="float">
            <text:p>239,9687</text:p>
          </table:table-cell>
          <table:table-cell office:value-type="float" office:value="0.07783073" calcext:value-type="float">
            <text:p>0,07783073</text:p>
          </table:table-cell>
          <table:table-cell office:value-type="float" office:value="205.5958" calcext:value-type="float">
            <text:p>205,5958</text:p>
          </table:table-cell>
          <table:table-cell office:value-type="float" office:value="280.0883" calcext:value-type="float">
            <text:p>280,0883</text:p>
          </table:table-cell>
          <table:table-cell office:value-type="float" office:value="82" calcext:value-type="float">
            <text:p>82</text:p>
          </table:table-cell>
          <table:table-cell office:value-type="float" office:value="1058.077" calcext:value-type="float">
            <text:p>1058,077</text:p>
          </table:table-cell>
          <table:table-cell office:value-type="float" office:value="1062.79" calcext:value-type="float">
            <text:p>1062,79</text:p>
          </table:table-cell>
          <table:table-cell office:value-type="float" office:value="-526.9642" calcext:value-type="float">
            <text:p>-526,9642</text:p>
          </table:table-cell>
          <table:table-cell office:value-type="float" office:value="0.6945009" calcext:value-type="float">
            <text:p>0,6945009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3856" calcext:value-type="float">
            <text:p>172,3856</text:p>
          </table:table-cell>
          <table:table-cell office:value-type="float" office:value="3.564023" calcext:value-type="float">
            <text:p>3,564023</text:p>
          </table:table-cell>
          <table:table-cell table:number-columns-repeated="3"/>
          <table:table-cell office:value-type="float" office:value="0.04939607" calcext:value-type="float">
            <text:p>0,0493960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0.04939607" calcext:value-type="float">
            <text:p>0,04939607</text:p>
          </table:table-cell>
          <table:table-cell office:value-type="float" office:value="0.0528397" calcext:value-type="float">
            <text:p>0,052839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119" calcext:value-type="float">
            <text:p>119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0.634637146486256" calcext:value-type="float">
            <text:p>0,634637146486256</text:p>
          </table:table-cell>
          <table:table-cell office:value-type="float" office:value="0.608546335678067" calcext:value-type="float">
            <text:p>0,608546335678067</text:p>
          </table:table-cell>
          <table:table-cell office:value-type="float" office:value="0.617997720936165" calcext:value-type="float">
            <text:p>0,617997720936165</text:p>
          </table:table-cell>
          <table:table-cell office:value-type="float" office:value="0.549944812729592" calcext:value-type="float">
            <text:p>0,549944812729592</text:p>
          </table:table-cell>
          <table:table-cell office:value-type="float" office:value="0.626063874410755" calcext:value-type="float">
            <text:p>0,626063874410755</text:p>
          </table:table-cell>
          <table:table-cell office:value-type="float" office:value="0.611526826380632" calcext:value-type="float">
            <text:p>0,6115268263806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6265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10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4-05-08T18:18:53.38" calcext:value-type="date">
            <text:p>2024-05-08 18:18:53</text:p>
          </table:table-cell>
          <table:table-cell office:value-type="float" office:value="0.864126" calcext:value-type="float">
            <text:p>0,864126</text:p>
          </table:table-cell>
          <table:table-cell office:value-type="string" calcext:value-type="string">
            <text:p>C:\git\pyaudisam\tests\tmp\val-oanlr\LuscMega-b-m-10mn-haz-cos-l10-ji19kj9j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7.635" calcext:value-type="float">
            <text:p>1057,635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2032301" calcext:value-type="float">
            <text:p>0,2032301</text:p>
          </table:table-cell>
          <table:table-cell office:value-type="float" office:value="0.06220853" calcext:value-type="float">
            <text:p>0,06220853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00003504841" calcext:value-type="float">
            <text:p>0,00003504841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0002572014" calcext:value-type="float">
            <text:p>0,00002572014</text:p>
          </table:table-cell>
          <table:table-cell office:value-type="float" office:value="0.0000477599" calcext:value-type="float">
            <text:p>0,0000477599</text:p>
          </table:table-cell>
          <table:table-cell office:value-type="float" office:value="82" calcext:value-type="float">
            <text:p>82</text:p>
          </table:table-cell>
          <table:table-cell office:value-type="float" office:value="0.05645426" calcext:value-type="float">
            <text:p>0,05645426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4142874" calcext:value-type="float">
            <text:p>0,04142874</text:p>
          </table:table-cell>
          <table:table-cell office:value-type="float" office:value="0.07692929" calcext:value-type="float">
            <text:p>0,07692929</text:p>
          </table:table-cell>
          <table:table-cell office:value-type="float" office:value="82" calcext:value-type="float">
            <text:p>82</text:p>
          </table:table-cell>
          <table:table-cell office:value-type="float" office:value="238.8806" calcext:value-type="float">
            <text:p>238,8806</text:p>
          </table:table-cell>
          <table:table-cell office:value-type="float" office:value="0.07825229" calcext:value-type="float">
            <text:p>0,07825229</text:p>
          </table:table-cell>
          <table:table-cell office:value-type="float" office:value="204.4927" calcext:value-type="float">
            <text:p>204,4927</text:p>
          </table:table-cell>
          <table:table-cell office:value-type="float" office:value="279.0511" calcext:value-type="float">
            <text:p>279,0511</text:p>
          </table:table-cell>
          <table:table-cell office:value-type="float" office:value="82" calcext:value-type="float">
            <text:p>82</text:p>
          </table:table-cell>
          <table:table-cell office:value-type="float" office:value="1057.783" calcext:value-type="float">
            <text:p>1057,783</text:p>
          </table:table-cell>
          <table:table-cell office:value-type="float" office:value="1062.497" calcext:value-type="float">
            <text:p>1062,497</text:p>
          </table:table-cell>
          <table:table-cell office:value-type="float" office:value="-526.8174" calcext:value-type="float">
            <text:p>-526,8174</text:p>
          </table:table-cell>
          <table:table-cell office:value-type="float" office:value="0.6834104" calcext:value-type="float">
            <text:p>0,6834104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4803" calcext:value-type="float">
            <text:p>171,4803</text:p>
          </table:table-cell>
          <table:table-cell office:value-type="float" office:value="3.553778" calcext:value-type="float">
            <text:p>3,553778</text:p>
          </table:table-cell>
          <table:table-cell table:number-columns-repeated="3"/>
          <table:table-cell office:value-type="float" office:value="0.0498471" calcext:value-type="float">
            <text:p>0,0498471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0.0498471" calcext:value-type="float">
            <text:p>0,0498471</text:p>
          </table:table-cell>
          <table:table-cell office:value-type="float" office:value="0.0535785" calcext:value-type="float">
            <text:p>0,0535785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120" calcext:value-type="float">
            <text:p>120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0.638919061010162" calcext:value-type="float">
            <text:p>0,638919061010162</text:p>
          </table:table-cell>
          <table:table-cell office:value-type="float" office:value="0.611976367358937" calcext:value-type="float">
            <text:p>0,611976367358937</text:p>
          </table:table-cell>
          <table:table-cell office:value-type="float" office:value="0.621417681461007" calcext:value-type="float">
            <text:p>0,621417681461007</text:p>
          </table:table-cell>
          <table:table-cell office:value-type="float" office:value="0.556737078923904" calcext:value-type="float">
            <text:p>0,556737078923904</text:p>
          </table:table-cell>
          <table:table-cell office:value-type="float" office:value="0.628018258715387" calcext:value-type="float">
            <text:p>0,628018258715387</text:p>
          </table:table-cell>
          <table:table-cell office:value-type="float" office:value="0.614119047317044" calcext:value-type="float">
            <text:p>0,6141190473170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6265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LuscMega-b-m-10mn-haz-cos-r3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53.45" calcext:value-type="date">
            <text:p>2024-05-08 18:18:53</text:p>
          </table:table-cell>
          <table:table-cell office:value-type="float" office:value="0.564994" calcext:value-type="float">
            <text:p>0,564994</text:p>
          </table:table-cell>
          <table:table-cell office:value-type="string" calcext:value-type="string">
            <text:p>C:\git\pyaudisam\tests\tmp\val-oanlr\LuscMega-b-m-10mn-haz-cos-r350-belzrkrr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80.952380952381" calcext:value-type="float">
            <text:p>80,952380952381</text:p>
          </table:table-cell>
          <table:table-cell office:value-type="float" office:value="2" calcext:value-type="float">
            <text:p>2</text:p>
          </table:table-cell>
          <table:table-cell office:value-type="float" office:value="1.65560000000005" calcext:value-type="float">
            <text:p>1,65560000000005</text:p>
          </table:table-cell>
          <table:table-cell office:value-type="float" office:value="786.0977" calcext:value-type="float">
            <text:p>786,0977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5786376" calcext:value-type="float">
            <text:p>0,5786376</text:p>
          </table:table-cell>
          <table:table-cell office:value-type="float" office:value="0.4358371" calcext:value-type="float">
            <text:p>0,4358371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00005908828" calcext:value-type="float">
            <text:p>0,00005908828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00003432728" calcext:value-type="float">
            <text:p>0,00003432728</text:p>
          </table:table-cell>
          <table:table-cell office:value-type="float" office:value="0.0001017099" calcext:value-type="float">
            <text:p>0,0001017099</text:p>
          </table:table-cell>
          <table:table-cell office:value-type="float" office:value="66" calcext:value-type="float">
            <text:p>66</text:p>
          </table:table-cell>
          <table:table-cell office:value-type="float" office:value="0.2763074" calcext:value-type="float">
            <text:p>0,2763074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1605205" calcext:value-type="float">
            <text:p>0,1605205</text:p>
          </table:table-cell>
          <table:table-cell office:value-type="float" office:value="0.475614" calcext:value-type="float">
            <text:p>0,475614</text:p>
          </table:table-cell>
          <table:table-cell office:value-type="float" office:value="66" calcext:value-type="float">
            <text:p>66</text:p>
          </table:table-cell>
          <table:table-cell office:value-type="float" office:value="183.9773" calcext:value-type="float">
            <text:p>183,9773</text:p>
          </table:table-cell>
          <table:table-cell office:value-type="float" office:value="0.1385618" calcext:value-type="float">
            <text:p>0,1385618</text:p>
          </table:table-cell>
          <table:table-cell office:value-type="float" office:value="139.6975" calcext:value-type="float">
            <text:p>139,6975</text:p>
          </table:table-cell>
          <table:table-cell office:value-type="float" office:value="242.2925" calcext:value-type="float">
            <text:p>242,2925</text:p>
          </table:table-cell>
          <table:table-cell office:value-type="float" office:value="66" calcext:value-type="float">
            <text:p>66</text:p>
          </table:table-cell>
          <table:table-cell office:value-type="float" office:value="786.2823" calcext:value-type="float">
            <text:p>786,2823</text:p>
          </table:table-cell>
          <table:table-cell office:value-type="float" office:value="790.5367" calcext:value-type="float">
            <text:p>790,5367</text:p>
          </table:table-cell>
          <table:table-cell office:value-type="float" office:value="-391.0488" calcext:value-type="float">
            <text:p>-391,0488</text:p>
          </table:table-cell>
          <table:table-cell office:value-type="float" office:value="0.9677382" calcext:value-type="float">
            <text:p>0,9677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7832" calcext:value-type="float">
            <text:p>117,7832</text:p>
          </table:table-cell>
          <table:table-cell office:value-type="float" office:value="2.271137" calcext:value-type="float">
            <text:p>2,271137</text:p>
          </table:table-cell>
          <table:table-cell table:number-columns-repeated="3"/>
          <table:table-cell office:value-type="float" office:value="0.06803033" calcext:value-type="float">
            <text:p>0,0680303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06803033" calcext:value-type="float">
            <text:p>0,06803033</text:p>
          </table:table-cell>
          <table:table-cell office:value-type="float" office:value="0.1185025" calcext:value-type="float">
            <text:p>0,1185025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163" calcext:value-type="float">
            <text:p>16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91" calcext:value-type="float">
            <text:p>91</text:p>
          </table:table-cell>
          <table:table-cell office:value-type="float" office:value="294" calcext:value-type="float">
            <text:p>294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734541941685684" calcext:value-type="float">
            <text:p>0,734541941685684</text:p>
          </table:table-cell>
          <table:table-cell office:value-type="float" office:value="0.653639780864501" calcext:value-type="float">
            <text:p>0,653639780864501</text:p>
          </table:table-cell>
          <table:table-cell office:value-type="float" office:value="0.623052620978562" calcext:value-type="float">
            <text:p>0,623052620978562</text:p>
          </table:table-cell>
          <table:table-cell office:value-type="float" office:value="0.599586398351714" calcext:value-type="float">
            <text:p>0,599586398351714</text:p>
          </table:table-cell>
          <table:table-cell office:value-type="float" office:value="0.654293876641078" calcext:value-type="float">
            <text:p>0,654293876641078</text:p>
          </table:table-cell>
          <table:table-cell office:value-type="float" office:value="0.513621498591747" calcext:value-type="float">
            <text:p>0,51362149859174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6265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LuscMega-b-m-10mn-haz-cos-l15-r37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8T18:18:53.59" calcext:value-type="date">
            <text:p>2024-05-08 18:18:53</text:p>
          </table:table-cell>
          <table:table-cell office:value-type="float" office:value="1.346078" calcext:value-type="float">
            <text:p>1,346078</text:p>
          </table:table-cell>
          <table:table-cell office:value-type="string" calcext:value-type="string">
            <text:p>C:\git\pyaudisam\tests\tmp\val-oanlr\LuscMega-b-m-10mn-haz-cos-l15-r370-0vner4m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84.5238095238095" calcext:value-type="float">
            <text:p>84,52380952380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8.1729" calcext:value-type="float">
            <text:p>828,1729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2852551" calcext:value-type="float">
            <text:p>0,2852551</text:p>
          </table:table-cell>
          <table:table-cell office:value-type="float" office:value="0.8848182" calcext:value-type="float">
            <text:p>0,8848182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0000595747" calcext:value-type="float">
            <text:p>0,0000595747</text:p>
          </table:table-cell>
          <table:table-cell office:value-type="float" office:value="0.3011801" calcext:value-type="float">
            <text:p>0,3011801</text:p>
          </table:table-cell>
          <table:table-cell office:value-type="float" office:value="0.00003309517" calcext:value-type="float">
            <text:p>0,00003309517</text:p>
          </table:table-cell>
          <table:table-cell office:value-type="float" office:value="0.0001072406" calcext:value-type="float">
            <text:p>0,0001072406</text:p>
          </table:table-cell>
          <table:table-cell office:value-type="float" office:value="69" calcext:value-type="float">
            <text:p>69</text:p>
          </table:table-cell>
          <table:table-cell office:value-type="float" office:value="0.2452249" calcext:value-type="float">
            <text:p>0,2452249</text:p>
          </table:table-cell>
          <table:table-cell office:value-type="float" office:value="0.3011802" calcext:value-type="float">
            <text:p>0,3011802</text:p>
          </table:table-cell>
          <table:table-cell office:value-type="float" office:value="0.1362283" calcext:value-type="float">
            <text:p>0,1362283</text:p>
          </table:table-cell>
          <table:table-cell office:value-type="float" office:value="0.4414301" calcext:value-type="float">
            <text:p>0,4414301</text:p>
          </table:table-cell>
          <table:table-cell office:value-type="float" office:value="69" calcext:value-type="float">
            <text:p>69</text:p>
          </table:table-cell>
          <table:table-cell office:value-type="float" office:value="183.2247" calcext:value-type="float">
            <text:p>183,2247</text:p>
          </table:table-cell>
          <table:table-cell office:value-type="float" office:value="0.1505901" calcext:value-type="float">
            <text:p>0,1505901</text:p>
          </table:table-cell>
          <table:table-cell office:value-type="float" office:value="135.9078" calcext:value-type="float">
            <text:p>135,9078</text:p>
          </table:table-cell>
          <table:table-cell office:value-type="float" office:value="247.0152" calcext:value-type="float">
            <text:p>247,0152</text:p>
          </table:table-cell>
          <table:table-cell office:value-type="float" office:value="69" calcext:value-type="float">
            <text:p>69</text:p>
          </table:table-cell>
          <table:table-cell office:value-type="float" office:value="828.3494" calcext:value-type="float">
            <text:p>828,3494</text:p>
          </table:table-cell>
          <table:table-cell office:value-type="float" office:value="832.6983" calcext:value-type="float">
            <text:p>832,6983</text:p>
          </table:table-cell>
          <table:table-cell office:value-type="float" office:value="-412.0865" calcext:value-type="float">
            <text:p>-412,0865</text:p>
          </table:table-cell>
          <table:table-cell office:value-type="float" office:value="0.9851687" calcext:value-type="float">
            <text:p>0,9851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0929" calcext:value-type="float">
            <text:p>112,0929</text:p>
          </table:table-cell>
          <table:table-cell office:value-type="float" office:value="2.162544" calcext:value-type="float">
            <text:p>2,162544</text:p>
          </table:table-cell>
          <table:table-cell table:number-columns-repeated="3"/>
          <table:table-cell office:value-type="float" office:value="0.0716164" calcext:value-type="float">
            <text:p>0,0716164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0.0716164" calcext:value-type="float">
            <text:p>0,0716164</text:p>
          </table:table-cell>
          <table:table-cell office:value-type="float" office:value="0.1480843" calcext:value-type="float">
            <text:p>0,1480843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172" calcext:value-type="float">
            <text:p>172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92" calcext:value-type="float">
            <text:p>92</text:p>
          </table:table-cell>
          <table:table-cell office:value-type="float" office:value="322" calcext:value-type="float">
            <text:p>322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0.786436117878079" calcext:value-type="float">
            <text:p>0,786436117878079</text:p>
          </table:table-cell>
          <table:table-cell office:value-type="float" office:value="0.684760884970547" calcext:value-type="float">
            <text:p>0,684760884970547</text:p>
          </table:table-cell>
          <table:table-cell office:value-type="float" office:value="0.636922956550243" calcext:value-type="float">
            <text:p>0,636922956550243</text:p>
          </table:table-cell>
          <table:table-cell office:value-type="float" office:value="0.651807716694188" calcext:value-type="float">
            <text:p>0,651807716694188</text:p>
          </table:table-cell>
          <table:table-cell office:value-type="float" office:value="0.668550134483256" calcext:value-type="float">
            <text:p>0,668550134483256</text:p>
          </table:table-cell>
          <table:table-cell office:value-type="float" office:value="0.49765677143991" calcext:value-type="float">
            <text:p>0,497656771439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265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2.8725991873046" calcext:value-type="float">
            <text:p>32,8725991873046</text:p>
          </table:table-cell>
          <table:table-cell office:value-type="float" office:value="733.964205028466" calcext:value-type="float">
            <text:p>733,9642050284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scMega-b-m-10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2.8725991873046" calcext:value-type="float">
            <text:p>32,8725991873046</text:p>
          </table:table-cell>
          <table:table-cell office:value-type="float" office:value="733.964205028466" calcext:value-type="float">
            <text:p>733,9642050284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3.67" calcext:value-type="date">
            <text:p>2024-05-08 18:18:53</text:p>
          </table:table-cell>
          <table:table-cell office:value-type="float" office:value="0.788292" calcext:value-type="float">
            <text:p>0,788292</text:p>
          </table:table-cell>
          <table:table-cell office:value-type="string" calcext:value-type="string">
            <text:p>C:\git\pyaudisam\tests\tmp\val-oanlr\LuscMega-b-m-10mn-haz-cos-la-ra-ma-j0hm768q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723404" calcext:value-type="float">
            <text:p>0,8723404</text:p>
          </table:table-cell>
          <table:table-cell office:value-type="float" office:value="0.1014502" calcext:value-type="float">
            <text:p>0,1014502</text:p>
          </table:table-cell>
          <table:table-cell office:value-type="float" office:value="0.7135377" calcext:value-type="float">
            <text:p>0,7135377</text:p>
          </table:table-cell>
          <table:table-cell office:value-type="float" office:value="1.066486" calcext:value-type="float">
            <text:p>1,066486</text:p>
          </table:table-cell>
          <table:table-cell office:value-type="float" office:value="93" calcext:value-type="float">
            <text:p>93</text:p>
          </table:table-cell>
          <table:table-cell office:value-type="float" office:value="32.8726" calcext:value-type="float">
            <text:p>32,8726</text:p>
          </table:table-cell>
          <table:table-cell office:value-type="float" office:value="733.964" calcext:value-type="float">
            <text:p>733,964</text:p>
          </table:table-cell>
          <table:table-cell office:value-type="float" office:value="97.6190476190476" calcext:value-type="float">
            <text:p>97,6190476190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7.03" calcext:value-type="float">
            <text:p>1017,03</text:p>
          </table:table-cell>
          <table:table-cell table:number-columns-repeated="2" office:value-type="float" office:value="0.4001098" calcext:value-type="float">
            <text:p>0,4001098</text:p>
          </table:table-cell>
          <table:table-cell table:number-columns-repeated="2"/>
          <table:table-cell office:value-type="float" office:value="0.00004039946" calcext:value-type="float">
            <text:p>0,00004039946</text:p>
          </table:table-cell>
          <table:table-cell office:value-type="float" office:value="0.1836632" calcext:value-type="float">
            <text:p>0,1836632</text:p>
          </table:table-cell>
          <table:table-cell office:value-type="float" office:value="0.0000281161" calcext:value-type="float">
            <text:p>0,0000281161</text:p>
          </table:table-cell>
          <table:table-cell office:value-type="float" office:value="0.00005804918" calcext:value-type="float">
            <text:p>0,00005804918</text:p>
          </table:table-cell>
          <table:table-cell office:value-type="float" office:value="80" calcext:value-type="float">
            <text:p>80</text:p>
          </table:table-cell>
          <table:table-cell office:value-type="float" office:value="0.09189776" calcext:value-type="float">
            <text:p>0,09189776</text:p>
          </table:table-cell>
          <table:table-cell office:value-type="float" office:value="0.1836632" calcext:value-type="float">
            <text:p>0,1836632</text:p>
          </table:table-cell>
          <table:table-cell office:value-type="float" office:value="0.06395645" calcext:value-type="float">
            <text:p>0,06395645</text:p>
          </table:table-cell>
          <table:table-cell office:value-type="float" office:value="0.1320461" calcext:value-type="float">
            <text:p>0,1320461</text:p>
          </table:table-cell>
          <table:table-cell office:value-type="float" office:value="80" calcext:value-type="float">
            <text:p>80</text:p>
          </table:table-cell>
          <table:table-cell office:value-type="float" office:value="222.4986" calcext:value-type="float">
            <text:p>222,4986</text:p>
          </table:table-cell>
          <table:table-cell office:value-type="float" office:value="0.09183159" calcext:value-type="float">
            <text:p>0,09183159</text:p>
          </table:table-cell>
          <table:table-cell office:value-type="float" office:value="185.407" calcext:value-type="float">
            <text:p>185,407</text:p>
          </table:table-cell>
          <table:table-cell office:value-type="float" office:value="267.0105" calcext:value-type="float">
            <text:p>267,0105</text:p>
          </table:table-cell>
          <table:table-cell office:value-type="float" office:value="80" calcext:value-type="float">
            <text:p>80</text:p>
          </table:table-cell>
          <table:table-cell office:value-type="float" office:value="1017.182" calcext:value-type="float">
            <text:p>1017,182</text:p>
          </table:table-cell>
          <table:table-cell office:value-type="float" office:value="1021.844" calcext:value-type="float">
            <text:p>1021,844</text:p>
          </table:table-cell>
          <table:table-cell office:value-type="float" office:value="-506.5151" calcext:value-type="float">
            <text:p>-506,5151</text:p>
          </table:table-cell>
          <table:table-cell office:value-type="float" office:value="0.7701414" calcext:value-type="float">
            <text:p>0,770141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6535" calcext:value-type="float">
            <text:p>154,6535</text:p>
          </table:table-cell>
          <table:table-cell office:value-type="float" office:value="3.197943" calcext:value-type="float">
            <text:p>3,197943</text:p>
          </table:table-cell>
          <table:table-cell table:number-columns-repeated="3"/>
          <table:table-cell office:value-type="float" office:value="0.05608952" calcext:value-type="float">
            <text:p>0,05608952</text:p>
          </table:table-cell>
          <table:table-cell office:value-type="float" office:value="0.2098197" calcext:value-type="float">
            <text:p>0,2098197</text:p>
          </table:table-cell>
          <table:table-cell office:value-type="float" office:value="0.03719562" calcext:value-type="float">
            <text:p>0,03719562</text:p>
          </table:table-cell>
          <table:table-cell office:value-type="float" office:value="0.08458075" calcext:value-type="float">
            <text:p>0,08458075</text:p>
          </table:table-cell>
          <table:table-cell office:value-type="float" office:value="126.1625" calcext:value-type="float">
            <text:p>126,1625</text:p>
          </table:table-cell>
          <table:table-cell office:value-type="float" office:value="0.05608952" calcext:value-type="float">
            <text:p>0,05608952</text:p>
          </table:table-cell>
          <table:table-cell office:value-type="float" office:value="0" calcext:value-type="float">
            <text:p>0</text:p>
          </table:table-cell>
          <table:table-cell office:value-type="float" office:value="0.2098197" calcext:value-type="float">
            <text:p>0,2098197</text:p>
          </table:table-cell>
          <table:table-cell office:value-type="float" office:value="0.03719562" calcext:value-type="float">
            <text:p>0,03719562</text:p>
          </table:table-cell>
          <table:table-cell office:value-type="float" office:value="0.08458075" calcext:value-type="float">
            <text:p>0,08458075</text:p>
          </table:table-cell>
          <table:table-cell office:value-type="float" office:value="126.1625" calcext:value-type="float">
            <text:p>126,1625</text:p>
          </table:table-cell>
          <table:table-cell office:value-type="float" office:value="135" calcext:value-type="float">
            <text:p>135</text:p>
          </table:table-cell>
          <table:table-cell office:value-type="float" office:value="0.2098197" calcext:value-type="float">
            <text:p>0,2098197</text:p>
          </table:table-cell>
          <table:table-cell office:value-type="float" office:value="89" calcext:value-type="float">
            <text:p>89</text:p>
          </table:table-cell>
          <table:table-cell office:value-type="float" office:value="203" calcext:value-type="float">
            <text:p>203</text:p>
          </table:table-cell>
          <table:table-cell office:value-type="float" office:value="126.1625" calcext:value-type="float">
            <text:p>126,1625</text:p>
          </table:table-cell>
          <table:table-cell office:value-type="float" office:value="0.705399526025316" calcext:value-type="float">
            <text:p>0,705399526025316</text:p>
          </table:table-cell>
          <table:table-cell office:value-type="float" office:value="0.661500475937882" calcext:value-type="float">
            <text:p>0,661500475937882</text:p>
          </table:table-cell>
          <table:table-cell office:value-type="float" office:value="0.668585143449223" calcext:value-type="float">
            <text:p>0,668585143449223</text:p>
          </table:table-cell>
          <table:table-cell office:value-type="float" office:value="0.631511757246039" calcext:value-type="float">
            <text:p>0,631511757246039</text:p>
          </table:table-cell>
          <table:table-cell office:value-type="float" office:value="0.679173092605823" calcext:value-type="float">
            <text:p>0,679173092605823</text:p>
          </table:table-cell>
          <table:table-cell office:value-type="float" office:value="0.640041956288591" calcext:value-type="float">
            <text:p>0,6400419562885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265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2.991983725143" calcext:value-type="float">
            <text:p>52,991983725143</text:p>
          </table:table-cell>
          <table:table-cell office:value-type="float" office:value="620.773907302637" calcext:value-type="float">
            <text:p>620,7739073026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uscMega-b-m-10mn-haz-cos-la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52.991983725143" calcext:value-type="float">
            <text:p>52,991983725143</text:p>
          </table:table-cell>
          <table:table-cell office:value-type="float" office:value="620.773907302637" calcext:value-type="float">
            <text:p>620,77390730263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3.61" calcext:value-type="date">
            <text:p>2024-05-08 18:18:53</text:p>
          </table:table-cell>
          <table:table-cell office:value-type="float" office:value="0.590509" calcext:value-type="float">
            <text:p>0,590509</text:p>
          </table:table-cell>
          <table:table-cell office:value-type="string" calcext:value-type="string">
            <text:p>C:\git\pyaudisam\tests\tmp\val-oanlr\LuscMega-b-m-10mn-haz-cos-la-ra-ma-9bb3hfo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19149" calcext:value-type="float">
            <text:p>0,819149</text:p>
          </table:table-cell>
          <table:table-cell office:value-type="float" office:value="0.1076089" calcext:value-type="float">
            <text:p>0,1076089</text:p>
          </table:table-cell>
          <table:table-cell office:value-type="float" office:value="0.6619504" calcext:value-type="float">
            <text:p>0,6619504</text:p>
          </table:table-cell>
          <table:table-cell office:value-type="float" office:value="1.013679" calcext:value-type="float">
            <text:p>1,013679</text:p>
          </table:table-cell>
          <table:table-cell office:value-type="float" office:value="93" calcext:value-type="float">
            <text:p>93</text:p>
          </table:table-cell>
          <table:table-cell office:value-type="float" office:value="52.992" calcext:value-type="float">
            <text:p>52,992</text:p>
          </table:table-cell>
          <table:table-cell office:value-type="float" office:value="620.774" calcext:value-type="float">
            <text:p>620,774</text:p>
          </table:table-cell>
          <table:table-cell office:value-type="float" office:value="91.6666666666667" calcext:value-type="float">
            <text:p>91,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3.4661" calcext:value-type="float">
            <text:p>943,4661</text:p>
          </table:table-cell>
          <table:table-cell table:number-columns-repeated="2" office:value-type="float" office:value="0.6488155" calcext:value-type="float">
            <text:p>0,6488155</text:p>
          </table:table-cell>
          <table:table-cell table:number-columns-repeated="2"/>
          <table:table-cell office:value-type="float" office:value="0.00004060308" calcext:value-type="float">
            <text:p>0,00004060308</text:p>
          </table:table-cell>
          <table:table-cell office:value-type="float" office:value="0.2290542" calcext:value-type="float">
            <text:p>0,2290542</text:p>
          </table:table-cell>
          <table:table-cell office:value-type="float" office:value="0.00002587728" calcext:value-type="float">
            <text:p>0,00002587728</text:p>
          </table:table-cell>
          <table:table-cell office:value-type="float" office:value="0.00006370879" calcext:value-type="float">
            <text:p>0,00006370879</text:p>
          </table:table-cell>
          <table:table-cell office:value-type="float" office:value="75" calcext:value-type="float">
            <text:p>75</text:p>
          </table:table-cell>
          <table:table-cell office:value-type="float" office:value="0.1278215" calcext:value-type="float">
            <text:p>0,1278215</text:p>
          </table:table-cell>
          <table:table-cell office:value-type="float" office:value="0.2290542" calcext:value-type="float">
            <text:p>0,2290542</text:p>
          </table:table-cell>
          <table:table-cell office:value-type="float" office:value="0.0814636" calcext:value-type="float">
            <text:p>0,0814636</text:p>
          </table:table-cell>
          <table:table-cell office:value-type="float" office:value="0.20056" calcext:value-type="float">
            <text:p>0,20056</text:p>
          </table:table-cell>
          <table:table-cell office:value-type="float" office:value="75" calcext:value-type="float">
            <text:p>75</text:p>
          </table:table-cell>
          <table:table-cell office:value-type="float" office:value="221.94" calcext:value-type="float">
            <text:p>221,94</text:p>
          </table:table-cell>
          <table:table-cell office:value-type="float" office:value="0.1145271" calcext:value-type="float">
            <text:p>0,1145271</text:p>
          </table:table-cell>
          <table:table-cell office:value-type="float" office:value="176.7966" calcext:value-type="float">
            <text:p>176,7966</text:p>
          </table:table-cell>
          <table:table-cell office:value-type="float" office:value="278.6102" calcext:value-type="float">
            <text:p>278,6102</text:p>
          </table:table-cell>
          <table:table-cell office:value-type="float" office:value="75" calcext:value-type="float">
            <text:p>75</text:p>
          </table:table-cell>
          <table:table-cell office:value-type="float" office:value="943.6282" calcext:value-type="float">
            <text:p>943,6282</text:p>
          </table:table-cell>
          <table:table-cell office:value-type="float" office:value="948.1536" calcext:value-type="float">
            <text:p>948,1536</text:p>
          </table:table-cell>
          <table:table-cell office:value-type="float" office:value="-469.733" calcext:value-type="float">
            <text:p>-469,733</text:p>
          </table:table-cell>
          <table:table-cell office:value-type="float" office:value="0.9744616" calcext:value-type="float">
            <text:p>0,97446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1231" calcext:value-type="float">
            <text:p>152,1231</text:p>
          </table:table-cell>
          <table:table-cell office:value-type="float" office:value="2.915725" calcext:value-type="float">
            <text:p>2,915725</text:p>
          </table:table-cell>
          <table:table-cell table:number-columns-repeated="3"/>
          <table:table-cell office:value-type="float" office:value="0.05293489" calcext:value-type="float">
            <text:p>0,05293489</text:p>
          </table:table-cell>
          <table:table-cell office:value-type="float" office:value="0.2530721" calcext:value-type="float">
            <text:p>0,2530721</text:p>
          </table:table-cell>
          <table:table-cell office:value-type="float" office:value="0.03230333" calcext:value-type="float">
            <text:p>0,03230333</text:p>
          </table:table-cell>
          <table:table-cell office:value-type="float" office:value="0.08674346" calcext:value-type="float">
            <text:p>0,08674346</text:p>
          </table:table-cell>
          <table:table-cell office:value-type="float" office:value="107.5353" calcext:value-type="float">
            <text:p>107,5353</text:p>
          </table:table-cell>
          <table:table-cell office:value-type="float" office:value="0.05293489" calcext:value-type="float">
            <text:p>0,05293489</text:p>
          </table:table-cell>
          <table:table-cell office:value-type="float" office:value="0" calcext:value-type="float">
            <text:p>0</text:p>
          </table:table-cell>
          <table:table-cell office:value-type="float" office:value="0.2530721" calcext:value-type="float">
            <text:p>0,2530721</text:p>
          </table:table-cell>
          <table:table-cell office:value-type="float" office:value="0.03230333" calcext:value-type="float">
            <text:p>0,03230333</text:p>
          </table:table-cell>
          <table:table-cell office:value-type="float" office:value="0.08674346" calcext:value-type="float">
            <text:p>0,08674346</text:p>
          </table:table-cell>
          <table:table-cell office:value-type="float" office:value="107.5353" calcext:value-type="float">
            <text:p>107,5353</text:p>
          </table:table-cell>
          <table:table-cell office:value-type="float" office:value="127" calcext:value-type="float">
            <text:p>127</text:p>
          </table:table-cell>
          <table:table-cell office:value-type="float" office:value="0.2530721" calcext:value-type="float">
            <text:p>0,2530721</text:p>
          </table:table-cell>
          <table:table-cell office:value-type="float" office:value="78" calcext:value-type="float">
            <text:p>78</text:p>
          </table:table-cell>
          <table:table-cell office:value-type="float" office:value="208" calcext:value-type="float">
            <text:p>208</text:p>
          </table:table-cell>
          <table:table-cell office:value-type="float" office:value="107.5353" calcext:value-type="float">
            <text:p>107,5353</text:p>
          </table:table-cell>
          <table:table-cell office:value-type="float" office:value="0.828847428836339" calcext:value-type="float">
            <text:p>0,828847428836339</text:p>
          </table:table-cell>
          <table:table-cell office:value-type="float" office:value="0.746654306994423" calcext:value-type="float">
            <text:p>0,746654306994423</text:p>
          </table:table-cell>
          <table:table-cell office:value-type="float" office:value="0.740781908078274" calcext:value-type="float">
            <text:p>0,740781908078274</text:p>
          </table:table-cell>
          <table:table-cell office:value-type="float" office:value="0.729951146193237" calcext:value-type="float">
            <text:p>0,729951146193237</text:p>
          </table:table-cell>
          <table:table-cell office:value-type="float" office:value="0.763696590803687" calcext:value-type="float">
            <text:p>0,763696590803687</text:p>
          </table:table-cell>
          <table:table-cell office:value-type="float" office:value="0.659645804056274" calcext:value-type="float">
            <text:p>0,65964580405627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6265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616.72879411795" calcext:value-type="float">
            <text:p>616,728794117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616.72879411795" calcext:value-type="float">
            <text:p>616,7287941179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3.77" calcext:value-type="date">
            <text:p>2024-05-08 18:18:53</text:p>
          </table:table-cell>
          <table:table-cell office:value-type="float" office:value="1.176481" calcext:value-type="float">
            <text:p>1,176481</text:p>
          </table:table-cell>
          <table:table-cell office:value-type="string" calcext:value-type="string">
            <text:p>C:\git\pyaudisam\tests\tmp\val-oanlr\LuscMega-b-m-10mn-haz-cos-l30-ra-ma-b65_ljih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829787" calcext:value-type="float">
            <text:p>0,8829787</text:p>
          </table:table-cell>
          <table:table-cell office:value-type="float" office:value="0.1025752" calcext:value-type="float">
            <text:p>0,1025752</text:p>
          </table:table-cell>
          <table:table-cell office:value-type="float" office:value="0.7206401" calcext:value-type="float">
            <text:p>0,7206401</text:p>
          </table:table-cell>
          <table:table-cell office:value-type="float" office:value="1.081887" calcext:value-type="float">
            <text:p>1,081887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616.729" calcext:value-type="float">
            <text:p>616,729</text:p>
          </table:table-cell>
          <table:table-cell office:value-type="float" office:value="98.8095238095238" calcext:value-type="float">
            <text:p>98,8095238095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4.733" calcext:value-type="float">
            <text:p>1024,733</text:p>
          </table:table-cell>
          <table:table-cell table:number-columns-repeated="2" office:value-type="float" office:value="0.6658701" calcext:value-type="float">
            <text:p>0,6658701</text:p>
          </table:table-cell>
          <table:table-cell table:number-columns-repeated="2"/>
          <table:table-cell office:value-type="float" office:value="0.00005057044" calcext:value-type="float">
            <text:p>0,00005057044</text:p>
          </table:table-cell>
          <table:table-cell office:value-type="float" office:value="0.2323374" calcext:value-type="float">
            <text:p>0,2323374</text:p>
          </table:table-cell>
          <table:table-cell office:value-type="float" office:value="0.00003204531" calcext:value-type="float">
            <text:p>0,00003204531</text:p>
          </table:table-cell>
          <table:table-cell office:value-type="float" office:value="0.00007980478" calcext:value-type="float">
            <text:p>0,00007980478</text:p>
          </table:table-cell>
          <table:table-cell office:value-type="float" office:value="81" calcext:value-type="float">
            <text:p>81</text:p>
          </table:table-cell>
          <table:table-cell office:value-type="float" office:value="0.1039787" calcext:value-type="float">
            <text:p>0,1039787</text:p>
          </table:table-cell>
          <table:table-cell office:value-type="float" office:value="0.2323374" calcext:value-type="float">
            <text:p>0,2323374</text:p>
          </table:table-cell>
          <table:table-cell office:value-type="float" office:value="0.0658889" calcext:value-type="float">
            <text:p>0,0658889</text:p>
          </table:table-cell>
          <table:table-cell office:value-type="float" office:value="0.1640879" calcext:value-type="float">
            <text:p>0,1640879</text:p>
          </table:table-cell>
          <table:table-cell office:value-type="float" office:value="81" calcext:value-type="float">
            <text:p>81</text:p>
          </table:table-cell>
          <table:table-cell office:value-type="float" office:value="198.8688" calcext:value-type="float">
            <text:p>198,8688</text:p>
          </table:table-cell>
          <table:table-cell office:value-type="float" office:value="0.1161687" calcext:value-type="float">
            <text:p>0,1161687</text:p>
          </table:table-cell>
          <table:table-cell office:value-type="float" office:value="157.9502" calcext:value-type="float">
            <text:p>157,9502</text:p>
          </table:table-cell>
          <table:table-cell office:value-type="float" office:value="250.3876" calcext:value-type="float">
            <text:p>250,3876</text:p>
          </table:table-cell>
          <table:table-cell office:value-type="float" office:value="81" calcext:value-type="float">
            <text:p>81</text:p>
          </table:table-cell>
          <table:table-cell office:value-type="float" office:value="1024.883" calcext:value-type="float">
            <text:p>1024,883</text:p>
          </table:table-cell>
          <table:table-cell office:value-type="float" office:value="1029.571" calcext:value-type="float">
            <text:p>1029,571</text:p>
          </table:table-cell>
          <table:table-cell office:value-type="float" office:value="-510.3666" calcext:value-type="float">
            <text:p>-510,3666</text:p>
          </table:table-cell>
          <table:table-cell office:value-type="float" office:value="0.9192879" calcext:value-type="float">
            <text:p>0,9192879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88" calcext:value-type="float">
            <text:p>123,88</text:p>
          </table:table-cell>
          <table:table-cell office:value-type="float" office:value="2.633774" calcext:value-type="float">
            <text:p>2,633774</text:p>
          </table:table-cell>
          <table:table-cell table:number-columns-repeated="3"/>
          <table:table-cell office:value-type="float" office:value="0.07106686" calcext:value-type="float">
            <text:p>0,07106686</text:p>
          </table:table-cell>
          <table:table-cell office:value-type="float" office:value="0.2539732" calcext:value-type="float">
            <text:p>0,2539732</text:p>
          </table:table-cell>
          <table:table-cell office:value-type="float" office:value="0.04330405" calcext:value-type="float">
            <text:p>0,04330405</text:p>
          </table:table-cell>
          <table:table-cell office:value-type="float" office:value="0.1166288" calcext:value-type="float">
            <text:p>0,1166288</text:p>
          </table:table-cell>
          <table:table-cell office:value-type="float" office:value="111.9493" calcext:value-type="float">
            <text:p>111,9493</text:p>
          </table:table-cell>
          <table:table-cell office:value-type="float" office:value="0.07106686" calcext:value-type="float">
            <text:p>0,07106686</text:p>
          </table:table-cell>
          <table:table-cell office:value-type="float" office:value="0" calcext:value-type="float">
            <text:p>0</text:p>
          </table:table-cell>
          <table:table-cell office:value-type="float" office:value="0.2539732" calcext:value-type="float">
            <text:p>0,2539732</text:p>
          </table:table-cell>
          <table:table-cell office:value-type="float" office:value="0.04330405" calcext:value-type="float">
            <text:p>0,04330405</text:p>
          </table:table-cell>
          <table:table-cell office:value-type="float" office:value="0.1166288" calcext:value-type="float">
            <text:p>0,1166288</text:p>
          </table:table-cell>
          <table:table-cell office:value-type="float" office:value="111.9493" calcext:value-type="float">
            <text:p>111,9493</text:p>
          </table:table-cell>
          <table:table-cell office:value-type="float" office:value="171" calcext:value-type="float">
            <text:p>171</text:p>
          </table:table-cell>
          <table:table-cell office:value-type="float" office:value="0.2539732" calcext:value-type="float">
            <text:p>0,2539732</text:p>
          </table:table-cell>
          <table:table-cell office:value-type="float" office:value="104" calcext:value-type="float">
            <text:p>104</text:p>
          </table:table-cell>
          <table:table-cell office:value-type="float" office:value="280" calcext:value-type="float">
            <text:p>280</text:p>
          </table:table-cell>
          <table:table-cell office:value-type="float" office:value="111.9493" calcext:value-type="float">
            <text:p>111,9493</text:p>
          </table:table-cell>
          <table:table-cell office:value-type="float" office:value="0.808555411715778" calcext:value-type="float">
            <text:p>0,808555411715778</text:p>
          </table:table-cell>
          <table:table-cell office:value-type="float" office:value="0.730301076048292" calcext:value-type="float">
            <text:p>0,730301076048292</text:p>
          </table:table-cell>
          <table:table-cell office:value-type="float" office:value="0.724167477820113" calcext:value-type="float">
            <text:p>0,724167477820113</text:p>
          </table:table-cell>
          <table:table-cell office:value-type="float" office:value="0.717445757973588" calcext:value-type="float">
            <text:p>0,717445757973588</text:p>
          </table:table-cell>
          <table:table-cell office:value-type="float" office:value="0.743620784298295" calcext:value-type="float">
            <text:p>0,743620784298295</text:p>
          </table:table-cell>
          <table:table-cell office:value-type="float" office:value="0.645513528460595" calcext:value-type="float">
            <text:p>0,6455135284605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6265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609.005793642531" calcext:value-type="float">
            <text:p>609,0057936425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609.005793642531" calcext:value-type="float">
            <text:p>609,0057936425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3.75" calcext:value-type="date">
            <text:p>2024-05-08 18:18:53</text:p>
          </table:table-cell>
          <table:table-cell office:value-type="float" office:value="1.291721" calcext:value-type="float">
            <text:p>1,291721</text:p>
          </table:table-cell>
          <table:table-cell office:value-type="string" calcext:value-type="string">
            <text:p>C:\git\pyaudisam\tests\tmp\val-oanlr\LuscMega-b-m-10mn-haz-cos-l30-ra-ma-iuqstavf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829787" calcext:value-type="float">
            <text:p>0,8829787</text:p>
          </table:table-cell>
          <table:table-cell office:value-type="float" office:value="0.1025752" calcext:value-type="float">
            <text:p>0,1025752</text:p>
          </table:table-cell>
          <table:table-cell office:value-type="float" office:value="0.7206401" calcext:value-type="float">
            <text:p>0,7206401</text:p>
          </table:table-cell>
          <table:table-cell office:value-type="float" office:value="1.081887" calcext:value-type="float">
            <text:p>1,081887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609.006" calcext:value-type="float">
            <text:p>609,006</text:p>
          </table:table-cell>
          <table:table-cell office:value-type="float" office:value="98.8095238095238" calcext:value-type="float">
            <text:p>98,8095238095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4.139" calcext:value-type="float">
            <text:p>1024,139</text:p>
          </table:table-cell>
          <table:table-cell table:number-columns-repeated="2" office:value-type="float" office:value="0.6076336" calcext:value-type="float">
            <text:p>0,6076336</text:p>
          </table:table-cell>
          <table:table-cell table:number-columns-repeated="2"/>
          <table:table-cell office:value-type="float" office:value="0.00005115196" calcext:value-type="float">
            <text:p>0,00005115196</text:p>
          </table:table-cell>
          <table:table-cell office:value-type="float" office:value="0.2369146" calcext:value-type="float">
            <text:p>0,2369146</text:p>
          </table:table-cell>
          <table:table-cell office:value-type="float" office:value="0.00003213146" calcext:value-type="float">
            <text:p>0,00003213146</text:p>
          </table:table-cell>
          <table:table-cell office:value-type="float" office:value="0.0000814318" calcext:value-type="float">
            <text:p>0,0000814318</text:p>
          </table:table-cell>
          <table:table-cell office:value-type="float" office:value="81" calcext:value-type="float">
            <text:p>81</text:p>
          </table:table-cell>
          <table:table-cell office:value-type="float" office:value="0.1054204" calcext:value-type="float">
            <text:p>0,1054204</text:p>
          </table:table-cell>
          <table:table-cell office:value-type="float" office:value="0.2369146" calcext:value-type="float">
            <text:p>0,2369146</text:p>
          </table:table-cell>
          <table:table-cell office:value-type="float" office:value="0.06622056" calcext:value-type="float">
            <text:p>0,06622056</text:p>
          </table:table-cell>
          <table:table-cell office:value-type="float" office:value="0.1678249" calcext:value-type="float">
            <text:p>0,1678249</text:p>
          </table:table-cell>
          <table:table-cell office:value-type="float" office:value="81" calcext:value-type="float">
            <text:p>81</text:p>
          </table:table-cell>
          <table:table-cell office:value-type="float" office:value="197.7351" calcext:value-type="float">
            <text:p>197,7351</text:p>
          </table:table-cell>
          <table:table-cell office:value-type="float" office:value="0.1184573" calcext:value-type="float">
            <text:p>0,1184573</text:p>
          </table:table-cell>
          <table:table-cell office:value-type="float" office:value="156.3436" calcext:value-type="float">
            <text:p>156,3436</text:p>
          </table:table-cell>
          <table:table-cell office:value-type="float" office:value="250.085" calcext:value-type="float">
            <text:p>250,085</text:p>
          </table:table-cell>
          <table:table-cell office:value-type="float" office:value="81" calcext:value-type="float">
            <text:p>81</text:p>
          </table:table-cell>
          <table:table-cell office:value-type="float" office:value="1024.289" calcext:value-type="float">
            <text:p>1024,289</text:p>
          </table:table-cell>
          <table:table-cell office:value-type="float" office:value="1028.977" calcext:value-type="float">
            <text:p>1028,977</text:p>
          </table:table-cell>
          <table:table-cell office:value-type="float" office:value="-510.0694" calcext:value-type="float">
            <text:p>-510,0694</text:p>
          </table:table-cell>
          <table:table-cell office:value-type="float" office:value="0.9232977" calcext:value-type="float">
            <text:p>0,9232977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2693" calcext:value-type="float">
            <text:p>122,2693</text:p>
          </table:table-cell>
          <table:table-cell office:value-type="float" office:value="2.600224" calcext:value-type="float">
            <text:p>2,600224</text:p>
          </table:table-cell>
          <table:table-cell table:number-columns-repeated="3"/>
          <table:table-cell office:value-type="float" office:value="0.07188407" calcext:value-type="float">
            <text:p>0,07188407</text:p>
          </table:table-cell>
          <table:table-cell office:value-type="float" office:value="0.258167" calcext:value-type="float">
            <text:p>0,258167</text:p>
          </table:table-cell>
          <table:table-cell office:value-type="float" office:value="0.04345388" calcext:value-type="float">
            <text:p>0,04345388</text:p>
          </table:table-cell>
          <table:table-cell office:value-type="float" office:value="0.118915" calcext:value-type="float">
            <text:p>0,118915</text:p>
          </table:table-cell>
          <table:table-cell office:value-type="float" office:value="110.8225" calcext:value-type="float">
            <text:p>110,8225</text:p>
          </table:table-cell>
          <table:table-cell office:value-type="float" office:value="0.07188407" calcext:value-type="float">
            <text:p>0,07188407</text:p>
          </table:table-cell>
          <table:table-cell office:value-type="float" office:value="0" calcext:value-type="float">
            <text:p>0</text:p>
          </table:table-cell>
          <table:table-cell office:value-type="float" office:value="0.258167" calcext:value-type="float">
            <text:p>0,258167</text:p>
          </table:table-cell>
          <table:table-cell office:value-type="float" office:value="0.04345388" calcext:value-type="float">
            <text:p>0,04345388</text:p>
          </table:table-cell>
          <table:table-cell office:value-type="float" office:value="0.118915" calcext:value-type="float">
            <text:p>0,118915</text:p>
          </table:table-cell>
          <table:table-cell office:value-type="float" office:value="110.8225" calcext:value-type="float">
            <text:p>110,8225</text:p>
          </table:table-cell>
          <table:table-cell office:value-type="float" office:value="173" calcext:value-type="float">
            <text:p>173</text:p>
          </table:table-cell>
          <table:table-cell office:value-type="float" office:value="0.258167" calcext:value-type="float">
            <text:p>0,258167</text:p>
          </table:table-cell>
          <table:table-cell office:value-type="float" office:value="104" calcext:value-type="float">
            <text:p>104</text:p>
          </table:table-cell>
          <table:table-cell office:value-type="float" office:value="285" calcext:value-type="float">
            <text:p>285</text:p>
          </table:table-cell>
          <table:table-cell office:value-type="float" office:value="110.8225" calcext:value-type="float">
            <text:p>110,8225</text:p>
          </table:table-cell>
          <table:table-cell office:value-type="float" office:value="0.795614176748156" calcext:value-type="float">
            <text:p>0,795614176748156</text:p>
          </table:table-cell>
          <table:table-cell office:value-type="float" office:value="0.718518229678658" calcext:value-type="float">
            <text:p>0,718518229678658</text:p>
          </table:table-cell>
          <table:table-cell office:value-type="float" office:value="0.710638281417411" calcext:value-type="float">
            <text:p>0,710638281417411</text:p>
          </table:table-cell>
          <table:table-cell office:value-type="float" office:value="0.698380791222246" calcext:value-type="float">
            <text:p>0,698380791222246</text:p>
          </table:table-cell>
          <table:table-cell office:value-type="float" office:value="0.731612591908217" calcext:value-type="float">
            <text:p>0,731612591908217</text:p>
          </table:table-cell>
          <table:table-cell office:value-type="float" office:value="0.630305354890255" calcext:value-type="float">
            <text:p>0,6303053548902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6265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620.138761353617" calcext:value-type="float">
            <text:p>620,1387613536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620.138761353617" calcext:value-type="float">
            <text:p>620,1387613536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3.8" calcext:value-type="date">
            <text:p>2024-05-08 18:18:53</text:p>
          </table:table-cell>
          <table:table-cell office:value-type="float" office:value="1.084201" calcext:value-type="float">
            <text:p>1,084201</text:p>
          </table:table-cell>
          <table:table-cell office:value-type="string" calcext:value-type="string">
            <text:p>C:\git\pyaudisam\tests\tmp\val-oanlr\LuscMega-b-m-10mn-haz-cos-l30-ra-ma-oclsk_5f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829787" calcext:value-type="float">
            <text:p>0,8829787</text:p>
          </table:table-cell>
          <table:table-cell office:value-type="float" office:value="0.1025752" calcext:value-type="float">
            <text:p>0,1025752</text:p>
          </table:table-cell>
          <table:table-cell office:value-type="float" office:value="0.7206401" calcext:value-type="float">
            <text:p>0,7206401</text:p>
          </table:table-cell>
          <table:table-cell office:value-type="float" office:value="1.081887" calcext:value-type="float">
            <text:p>1,081887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620.139" calcext:value-type="float">
            <text:p>620,139</text:p>
          </table:table-cell>
          <table:table-cell office:value-type="float" office:value="98.8095238095238" calcext:value-type="float">
            <text:p>98,8095238095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4.986" calcext:value-type="float">
            <text:p>1024,986</text:p>
          </table:table-cell>
          <table:table-cell table:number-columns-repeated="2" office:value-type="float" office:value="0.6661549" calcext:value-type="float">
            <text:p>0,6661549</text:p>
          </table:table-cell>
          <table:table-cell table:number-columns-repeated="2"/>
          <table:table-cell office:value-type="float" office:value="0.00005030812" calcext:value-type="float">
            <text:p>0,00005030812</text:p>
          </table:table-cell>
          <table:table-cell office:value-type="float" office:value="0.2303741" calcext:value-type="float">
            <text:p>0,2303741</text:p>
          </table:table-cell>
          <table:table-cell office:value-type="float" office:value="0.00003199908" calcext:value-type="float">
            <text:p>0,00003199908</text:p>
          </table:table-cell>
          <table:table-cell office:value-type="float" office:value="0.00007909312" calcext:value-type="float">
            <text:p>0,00007909312</text:p>
          </table:table-cell>
          <table:table-cell office:value-type="float" office:value="81" calcext:value-type="float">
            <text:p>81</text:p>
          </table:table-cell>
          <table:table-cell office:value-type="float" office:value="0.1033746" calcext:value-type="float">
            <text:p>0,1033746</text:p>
          </table:table-cell>
          <table:table-cell office:value-type="float" office:value="0.2303741" calcext:value-type="float">
            <text:p>0,2303741</text:p>
          </table:table-cell>
          <table:table-cell office:value-type="float" office:value="0.06575265" calcext:value-type="float">
            <text:p>0,06575265</text:p>
          </table:table-cell>
          <table:table-cell office:value-type="float" office:value="0.1625229" calcext:value-type="float">
            <text:p>0,1625229</text:p>
          </table:table-cell>
          <table:table-cell office:value-type="float" office:value="81" calcext:value-type="float">
            <text:p>81</text:p>
          </table:table-cell>
          <table:table-cell office:value-type="float" office:value="199.3866" calcext:value-type="float">
            <text:p>199,3866</text:p>
          </table:table-cell>
          <table:table-cell office:value-type="float" office:value="0.115187" calcext:value-type="float">
            <text:p>0,115187</text:p>
          </table:table-cell>
          <table:table-cell office:value-type="float" office:value="158.6681" calcext:value-type="float">
            <text:p>158,6681</text:p>
          </table:table-cell>
          <table:table-cell office:value-type="float" office:value="250.5546" calcext:value-type="float">
            <text:p>250,5546</text:p>
          </table:table-cell>
          <table:table-cell office:value-type="float" office:value="81" calcext:value-type="float">
            <text:p>81</text:p>
          </table:table-cell>
          <table:table-cell office:value-type="float" office:value="1025.136" calcext:value-type="float">
            <text:p>1025,136</text:p>
          </table:table-cell>
          <table:table-cell office:value-type="float" office:value="1029.824" calcext:value-type="float">
            <text:p>1029,824</text:p>
          </table:table-cell>
          <table:table-cell office:value-type="float" office:value="-510.4931" calcext:value-type="float">
            <text:p>-510,4931</text:p>
          </table:table-cell>
          <table:table-cell office:value-type="float" office:value="0.9179068" calcext:value-type="float">
            <text:p>0,9179068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6065" calcext:value-type="float">
            <text:p>124,6065</text:p>
          </table:table-cell>
          <table:table-cell office:value-type="float" office:value="2.648682" calcext:value-type="float">
            <text:p>2,648682</text:p>
          </table:table-cell>
          <table:table-cell table:number-columns-repeated="3"/>
          <table:table-cell office:value-type="float" office:value="0.07069822" calcext:value-type="float">
            <text:p>0,07069822</text:p>
          </table:table-cell>
          <table:table-cell office:value-type="float" office:value="0.2521783" calcext:value-type="float">
            <text:p>0,2521783</text:p>
          </table:table-cell>
          <table:table-cell office:value-type="float" office:value="0.04322695" calcext:value-type="float">
            <text:p>0,04322695</text:p>
          </table:table-cell>
          <table:table-cell office:value-type="float" office:value="0.1156278" calcext:value-type="float">
            <text:p>0,1156278</text:p>
          </table:table-cell>
          <table:table-cell office:value-type="float" office:value="112.451" calcext:value-type="float">
            <text:p>112,451</text:p>
          </table:table-cell>
          <table:table-cell office:value-type="float" office:value="0.07069822" calcext:value-type="float">
            <text:p>0,07069822</text:p>
          </table:table-cell>
          <table:table-cell office:value-type="float" office:value="0" calcext:value-type="float">
            <text:p>0</text:p>
          </table:table-cell>
          <table:table-cell office:value-type="float" office:value="0.2521783" calcext:value-type="float">
            <text:p>0,2521783</text:p>
          </table:table-cell>
          <table:table-cell office:value-type="float" office:value="0.04322695" calcext:value-type="float">
            <text:p>0,04322695</text:p>
          </table:table-cell>
          <table:table-cell office:value-type="float" office:value="0.1156278" calcext:value-type="float">
            <text:p>0,1156278</text:p>
          </table:table-cell>
          <table:table-cell office:value-type="float" office:value="112.451" calcext:value-type="float">
            <text:p>112,451</text:p>
          </table:table-cell>
          <table:table-cell office:value-type="float" office:value="170" calcext:value-type="float">
            <text:p>170</text:p>
          </table:table-cell>
          <table:table-cell office:value-type="float" office:value="0.2521783" calcext:value-type="float">
            <text:p>0,2521783</text:p>
          </table:table-cell>
          <table:table-cell office:value-type="float" office:value="104" calcext:value-type="float">
            <text:p>104</text:p>
          </table:table-cell>
          <table:table-cell office:value-type="float" office:value="278" calcext:value-type="float">
            <text:p>278</text:p>
          </table:table-cell>
          <table:table-cell office:value-type="float" office:value="112.451" calcext:value-type="float">
            <text:p>112,451</text:p>
          </table:table-cell>
          <table:table-cell office:value-type="float" office:value="0.809691192629266" calcext:value-type="float">
            <text:p>0,809691192629266</text:p>
          </table:table-cell>
          <table:table-cell office:value-type="float" office:value="0.731863211383859" calcext:value-type="float">
            <text:p>0,731863211383859</text:p>
          </table:table-cell>
          <table:table-cell office:value-type="float" office:value="0.726490046124724" calcext:value-type="float">
            <text:p>0,726490046124724</text:p>
          </table:table-cell>
          <table:table-cell office:value-type="float" office:value="0.719524922582729" calcext:value-type="float">
            <text:p>0,719524922582729</text:p>
          </table:table-cell>
          <table:table-cell office:value-type="float" office:value="0.745615802274153" calcext:value-type="float">
            <text:p>0,745615802274153</text:p>
          </table:table-cell>
          <table:table-cell office:value-type="float" office:value="0.64927627483717" calcext:value-type="float">
            <text:p>0,649276274837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6265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621.606002363186" calcext:value-type="float">
            <text:p>621,606002363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621.606002363186" calcext:value-type="float">
            <text:p>621,6060023631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3.74" calcext:value-type="date">
            <text:p>2024-05-08 18:18:53</text:p>
          </table:table-cell>
          <table:table-cell office:value-type="float" office:value="1.335226" calcext:value-type="float">
            <text:p>1,335226</text:p>
          </table:table-cell>
          <table:table-cell office:value-type="string" calcext:value-type="string">
            <text:p>C:\git\pyaudisam\tests\tmp\val-oanlr\LuscMega-b-m-10mn-haz-cos-l30-ra-ma-50wj3_tm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829787" calcext:value-type="float">
            <text:p>0,8829787</text:p>
          </table:table-cell>
          <table:table-cell office:value-type="float" office:value="0.1025752" calcext:value-type="float">
            <text:p>0,1025752</text:p>
          </table:table-cell>
          <table:table-cell office:value-type="float" office:value="0.7206401" calcext:value-type="float">
            <text:p>0,7206401</text:p>
          </table:table-cell>
          <table:table-cell office:value-type="float" office:value="1.081887" calcext:value-type="float">
            <text:p>1,081887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621.606" calcext:value-type="float">
            <text:p>621,606</text:p>
          </table:table-cell>
          <table:table-cell office:value-type="float" office:value="98.8095238095238" calcext:value-type="float">
            <text:p>98,8095238095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5.093" calcext:value-type="float">
            <text:p>1025,093</text:p>
          </table:table-cell>
          <table:table-cell table:number-columns-repeated="2" office:value-type="float" office:value="0.5448734" calcext:value-type="float">
            <text:p>0,5448734</text:p>
          </table:table-cell>
          <table:table-cell table:number-columns-repeated="2"/>
          <table:table-cell office:value-type="float" office:value="0.00005019574" calcext:value-type="float">
            <text:p>0,00005019574</text:p>
          </table:table-cell>
          <table:table-cell office:value-type="float" office:value="0.2295431" calcext:value-type="float">
            <text:p>0,2295431</text:p>
          </table:table-cell>
          <table:table-cell office:value-type="float" office:value="0.00003197843" calcext:value-type="float">
            <text:p>0,00003197843</text:p>
          </table:table-cell>
          <table:table-cell office:value-type="float" office:value="0.00007879099" calcext:value-type="float">
            <text:p>0,00007879099</text:p>
          </table:table-cell>
          <table:table-cell office:value-type="float" office:value="81" calcext:value-type="float">
            <text:p>81</text:p>
          </table:table-cell>
          <table:table-cell office:value-type="float" office:value="0.1031176" calcext:value-type="float">
            <text:p>0,1031176</text:p>
          </table:table-cell>
          <table:table-cell office:value-type="float" office:value="0.2295431" calcext:value-type="float">
            <text:p>0,2295431</text:p>
          </table:table-cell>
          <table:table-cell office:value-type="float" office:value="0.06569359" calcext:value-type="float">
            <text:p>0,06569359</text:p>
          </table:table-cell>
          <table:table-cell office:value-type="float" office:value="0.1618611" calcext:value-type="float">
            <text:p>0,1618611</text:p>
          </table:table-cell>
          <table:table-cell office:value-type="float" office:value="81" calcext:value-type="float">
            <text:p>81</text:p>
          </table:table-cell>
          <table:table-cell office:value-type="float" office:value="199.6097" calcext:value-type="float">
            <text:p>199,6097</text:p>
          </table:table-cell>
          <table:table-cell office:value-type="float" office:value="0.1147715" calcext:value-type="float">
            <text:p>0,1147715</text:p>
          </table:table-cell>
          <table:table-cell office:value-type="float" office:value="158.9757" calcext:value-type="float">
            <text:p>158,9757</text:p>
          </table:table-cell>
          <table:table-cell office:value-type="float" office:value="250.6297" calcext:value-type="float">
            <text:p>250,6297</text:p>
          </table:table-cell>
          <table:table-cell office:value-type="float" office:value="81" calcext:value-type="float">
            <text:p>81</text:p>
          </table:table-cell>
          <table:table-cell office:value-type="float" office:value="1025.243" calcext:value-type="float">
            <text:p>1025,243</text:p>
          </table:table-cell>
          <table:table-cell office:value-type="float" office:value="1029.931" calcext:value-type="float">
            <text:p>1029,931</text:p>
          </table:table-cell>
          <table:table-cell office:value-type="float" office:value="-510.5467" calcext:value-type="float">
            <text:p>-510,5467</text:p>
          </table:table-cell>
          <table:table-cell office:value-type="float" office:value="0.917402" calcext:value-type="float">
            <text:p>0,917402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9198" calcext:value-type="float">
            <text:p>124,9198</text:p>
          </table:table-cell>
          <table:table-cell office:value-type="float" office:value="2.655114" calcext:value-type="float">
            <text:p>2,655114</text:p>
          </table:table-cell>
          <table:table-cell table:number-columns-repeated="3"/>
          <table:table-cell office:value-type="float" office:value="0.07054029" calcext:value-type="float">
            <text:p>0,07054029</text:p>
          </table:table-cell>
          <table:table-cell office:value-type="float" office:value="0.2514194" calcext:value-type="float">
            <text:p>0,2514194</text:p>
          </table:table-cell>
          <table:table-cell office:value-type="float" office:value="0.04319281" calcext:value-type="float">
            <text:p>0,04319281</text:p>
          </table:table-cell>
          <table:table-cell office:value-type="float" office:value="0.1152028" calcext:value-type="float">
            <text:p>0,1152028</text:p>
          </table:table-cell>
          <table:table-cell office:value-type="float" office:value="112.6668" calcext:value-type="float">
            <text:p>112,6668</text:p>
          </table:table-cell>
          <table:table-cell office:value-type="float" office:value="0.07054029" calcext:value-type="float">
            <text:p>0,07054029</text:p>
          </table:table-cell>
          <table:table-cell office:value-type="float" office:value="0" calcext:value-type="float">
            <text:p>0</text:p>
          </table:table-cell>
          <table:table-cell office:value-type="float" office:value="0.2514194" calcext:value-type="float">
            <text:p>0,2514194</text:p>
          </table:table-cell>
          <table:table-cell office:value-type="float" office:value="0.04319281" calcext:value-type="float">
            <text:p>0,04319281</text:p>
          </table:table-cell>
          <table:table-cell office:value-type="float" office:value="0.1152028" calcext:value-type="float">
            <text:p>0,1152028</text:p>
          </table:table-cell>
          <table:table-cell office:value-type="float" office:value="112.6668" calcext:value-type="float">
            <text:p>112,6668</text:p>
          </table:table-cell>
          <table:table-cell office:value-type="float" office:value="169" calcext:value-type="float">
            <text:p>169</text:p>
          </table:table-cell>
          <table:table-cell office:value-type="float" office:value="0.2514194" calcext:value-type="float">
            <text:p>0,2514194</text:p>
          </table:table-cell>
          <table:table-cell office:value-type="float" office:value="104" calcext:value-type="float">
            <text:p>104</text:p>
          </table:table-cell>
          <table:table-cell office:value-type="float" office:value="276" calcext:value-type="float">
            <text:p>276</text:p>
          </table:table-cell>
          <table:table-cell office:value-type="float" office:value="112.6668" calcext:value-type="float">
            <text:p>112,6668</text:p>
          </table:table-cell>
          <table:table-cell office:value-type="float" office:value="0.787229398236205" calcext:value-type="float">
            <text:p>0,787229398236205</text:p>
          </table:table-cell>
          <table:table-cell office:value-type="float" office:value="0.714340129865992" calcext:value-type="float">
            <text:p>0,714340129865992</text:p>
          </table:table-cell>
          <table:table-cell office:value-type="float" office:value="0.709409455146324" calcext:value-type="float">
            <text:p>0,709409455146324</text:p>
          </table:table-cell>
          <table:table-cell office:value-type="float" office:value="0.688911584003055" calcext:value-type="float">
            <text:p>0,688911584003055</text:p>
          </table:table-cell>
          <table:table-cell office:value-type="float" office:value="0.729968198642244" calcext:value-type="float">
            <text:p>0,729968198642244</text:p>
          </table:table-cell>
          <table:table-cell office:value-type="float" office:value="0.636479730121026" calcext:value-type="float">
            <text:p>0,6364797301210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6265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568.509635480655" calcext:value-type="float">
            <text:p>568,5096354806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568.509635480655" calcext:value-type="float">
            <text:p>568,50963548065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3.72" calcext:value-type="date">
            <text:p>2024-05-08 18:18:53</text:p>
          </table:table-cell>
          <table:table-cell office:value-type="float" office:value="1.370447" calcext:value-type="float">
            <text:p>1,370447</text:p>
          </table:table-cell>
          <table:table-cell office:value-type="string" calcext:value-type="string">
            <text:p>C:\git\pyaudisam\tests\tmp\val-oanlr\LuscMega-b-m-10mn-haz-cos-l30-ra-ma-6vhzbpm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617021" calcext:value-type="float">
            <text:p>0,8617021</text:p>
          </table:table-cell>
          <table:table-cell office:value-type="float" office:value="0.1061938" calcext:value-type="float">
            <text:p>0,1061938</text:p>
          </table:table-cell>
          <table:table-cell office:value-type="float" office:value="0.6982803" calcext:value-type="float">
            <text:p>0,6982803</text:p>
          </table:table-cell>
          <table:table-cell office:value-type="float" office:value="1.06337" calcext:value-type="float">
            <text:p>1,06337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568.51" calcext:value-type="float">
            <text:p>568,51</text:p>
          </table:table-cell>
          <table:table-cell office:value-type="float" office:value="96.4285714285714" calcext:value-type="float">
            <text:p>96,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0.4081" calcext:value-type="float">
            <text:p>990,4081</text:p>
          </table:table-cell>
          <table:table-cell table:number-columns-repeated="2" office:value-type="float" office:value="0.7818313" calcext:value-type="float">
            <text:p>0,7818313</text:p>
          </table:table-cell>
          <table:table-cell table:number-columns-repeated="2"/>
          <table:table-cell office:value-type="float" office:value="0.00005170547" calcext:value-type="float">
            <text:p>0,00005170547</text:p>
          </table:table-cell>
          <table:table-cell office:value-type="float" office:value="0.2325964" calcext:value-type="float">
            <text:p>0,2325964</text:p>
          </table:table-cell>
          <table:table-cell office:value-type="float" office:value="0.00003274259" calcext:value-type="float">
            <text:p>0,00003274259</text:p>
          </table:table-cell>
          <table:table-cell office:value-type="float" office:value="0.00008165069" calcext:value-type="float">
            <text:p>0,00008165069</text:p>
          </table:table-cell>
          <table:table-cell office:value-type="float" office:value="79" calcext:value-type="float">
            <text:p>79</text:p>
          </table:table-cell>
          <table:table-cell office:value-type="float" office:value="0.1196788" calcext:value-type="float">
            <text:p>0,1196788</text:p>
          </table:table-cell>
          <table:table-cell office:value-type="float" office:value="0.2325963" calcext:value-type="float">
            <text:p>0,2325963</text:p>
          </table:table-cell>
          <table:table-cell office:value-type="float" office:value="0.07578685" calcext:value-type="float">
            <text:p>0,07578685</text:p>
          </table:table-cell>
          <table:table-cell office:value-type="float" office:value="0.1889908" calcext:value-type="float">
            <text:p>0,1889908</text:p>
          </table:table-cell>
          <table:table-cell office:value-type="float" office:value="79" calcext:value-type="float">
            <text:p>79</text:p>
          </table:table-cell>
          <table:table-cell office:value-type="float" office:value="196.6739" calcext:value-type="float">
            <text:p>196,6739</text:p>
          </table:table-cell>
          <table:table-cell office:value-type="float" office:value="0.1162982" calcext:value-type="float">
            <text:p>0,1162982</text:p>
          </table:table-cell>
          <table:table-cell office:value-type="float" office:value="156.1533" calcext:value-type="float">
            <text:p>156,1533</text:p>
          </table:table-cell>
          <table:table-cell office:value-type="float" office:value="247.7093" calcext:value-type="float">
            <text:p>247,7093</text:p>
          </table:table-cell>
          <table:table-cell office:value-type="float" office:value="79" calcext:value-type="float">
            <text:p>79</text:p>
          </table:table-cell>
          <table:table-cell office:value-type="float" office:value="990.562" calcext:value-type="float">
            <text:p>990,562</text:p>
          </table:table-cell>
          <table:table-cell office:value-type="float" office:value="995.197" calcext:value-type="float">
            <text:p>995,197</text:p>
          </table:table-cell>
          <table:table-cell office:value-type="float" office:value="-493.2041" calcext:value-type="float">
            <text:p>-493,2041</text:p>
          </table:table-cell>
          <table:table-cell office:value-type="float" office:value="0.9095513" calcext:value-type="float">
            <text:p>0,909551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1933" calcext:value-type="float">
            <text:p>124,1933</text:p>
          </table:table-cell>
          <table:table-cell office:value-type="float" office:value="2.641054" calcext:value-type="float">
            <text:p>2,641054</text:p>
          </table:table-cell>
          <table:table-cell table:number-columns-repeated="3"/>
          <table:table-cell office:value-type="float" office:value="0.07091103" calcext:value-type="float">
            <text:p>0,07091103</text:p>
          </table:table-cell>
          <table:table-cell office:value-type="float" office:value="0.2556916" calcext:value-type="float">
            <text:p>0,2556916</text:p>
          </table:table-cell>
          <table:table-cell office:value-type="float" office:value="0.04306752" calcext:value-type="float">
            <text:p>0,04306752</text:p>
          </table:table-cell>
          <table:table-cell office:value-type="float" office:value="0.1167556" calcext:value-type="float">
            <text:p>0,1167556</text:p>
          </table:table-cell>
          <table:table-cell office:value-type="float" office:value="111.2604" calcext:value-type="float">
            <text:p>111,2604</text:p>
          </table:table-cell>
          <table:table-cell office:value-type="float" office:value="0.07091103" calcext:value-type="float">
            <text:p>0,07091103</text:p>
          </table:table-cell>
          <table:table-cell office:value-type="float" office:value="0" calcext:value-type="float">
            <text:p>0</text:p>
          </table:table-cell>
          <table:table-cell office:value-type="float" office:value="0.2556916" calcext:value-type="float">
            <text:p>0,2556916</text:p>
          </table:table-cell>
          <table:table-cell office:value-type="float" office:value="0.04306752" calcext:value-type="float">
            <text:p>0,04306752</text:p>
          </table:table-cell>
          <table:table-cell office:value-type="float" office:value="0.1167556" calcext:value-type="float">
            <text:p>0,1167556</text:p>
          </table:table-cell>
          <table:table-cell office:value-type="float" office:value="111.2604" calcext:value-type="float">
            <text:p>111,2604</text:p>
          </table:table-cell>
          <table:table-cell office:value-type="float" office:value="170" calcext:value-type="float">
            <text:p>170</text:p>
          </table:table-cell>
          <table:table-cell office:value-type="float" office:value="0.2556916" calcext:value-type="float">
            <text:p>0,2556916</text:p>
          </table:table-cell>
          <table:table-cell office:value-type="float" office:value="103" calcext:value-type="float">
            <text:p>103</text:p>
          </table:table-cell>
          <table:table-cell office:value-type="float" office:value="280" calcext:value-type="float">
            <text:p>280</text:p>
          </table:table-cell>
          <table:table-cell office:value-type="float" office:value="111.2604" calcext:value-type="float">
            <text:p>111,2604</text:p>
          </table:table-cell>
          <table:table-cell office:value-type="float" office:value="0.821947982158256" calcext:value-type="float">
            <text:p>0,821947982158256</text:p>
          </table:table-cell>
          <table:table-cell office:value-type="float" office:value="0.740225955398765" calcext:value-type="float">
            <text:p>0,740225955398765</text:p>
          </table:table-cell>
          <table:table-cell office:value-type="float" office:value="0.733242457280816" calcext:value-type="float">
            <text:p>0,733242457280816</text:p>
          </table:table-cell>
          <table:table-cell office:value-type="float" office:value="0.738488548374896" calcext:value-type="float">
            <text:p>0,738488548374896</text:p>
          </table:table-cell>
          <table:table-cell office:value-type="float" office:value="0.751009337823878" calcext:value-type="float">
            <text:p>0,751009337823878</text:p>
          </table:table-cell>
          <table:table-cell office:value-type="float" office:value="0.650825228001316" calcext:value-type="float">
            <text:p>0,6508252280013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265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527.233434169096" calcext:value-type="float">
            <text:p>527,2334341690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527.233434169096" calcext:value-type="float">
            <text:p>527,23343416909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3.78" calcext:value-type="date">
            <text:p>2024-05-08 18:18:53</text:p>
          </table:table-cell>
          <table:table-cell office:value-type="float" office:value="1.235623" calcext:value-type="float">
            <text:p>1,235623</text:p>
          </table:table-cell>
          <table:table-cell office:value-type="string" calcext:value-type="string">
            <text:p>C:\git\pyaudisam\tests\tmp\val-oanlr\LuscMega-b-m-10mn-haz-cos-l30-ra-ma-utaihnf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510638" calcext:value-type="float">
            <text:p>0,8510638</text:p>
          </table:table-cell>
          <table:table-cell office:value-type="float" office:value="0.1065717" calcext:value-type="float">
            <text:p>0,1065717</text:p>
          </table:table-cell>
          <table:table-cell office:value-type="float" office:value="0.6891466" calcext:value-type="float">
            <text:p>0,6891466</text:p>
          </table:table-cell>
          <table:table-cell office:value-type="float" office:value="1.051024" calcext:value-type="float">
            <text:p>1,051024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527.233" calcext:value-type="float">
            <text:p>527,233</text:p>
          </table:table-cell>
          <table:table-cell office:value-type="float" office:value="95.2380952380952" calcext:value-type="float">
            <text:p>95,23809523809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1.674" calcext:value-type="float">
            <text:p>971,674</text:p>
          </table:table-cell>
          <table:table-cell table:number-columns-repeated="2" office:value-type="float" office:value="0.8334026" calcext:value-type="float">
            <text:p>0,8334026</text:p>
          </table:table-cell>
          <table:table-cell table:number-columns-repeated="2"/>
          <table:table-cell office:value-type="float" office:value="0.00005439093" calcext:value-type="float">
            <text:p>0,00005439093</text:p>
          </table:table-cell>
          <table:table-cell office:value-type="float" office:value="0.2502873" calcext:value-type="float">
            <text:p>0,2502873</text:p>
          </table:table-cell>
          <table:table-cell office:value-type="float" office:value="0.00003329686" calcext:value-type="float">
            <text:p>0,00003329686</text:p>
          </table:table-cell>
          <table:table-cell office:value-type="float" office:value="0.00008884843" calcext:value-type="float">
            <text:p>0,00008884843</text:p>
          </table:table-cell>
          <table:table-cell office:value-type="float" office:value="78" calcext:value-type="float">
            <text:p>78</text:p>
          </table:table-cell>
          <table:table-cell office:value-type="float" office:value="0.1322813" calcext:value-type="float">
            <text:p>0,1322813</text:p>
          </table:table-cell>
          <table:table-cell office:value-type="float" office:value="0.2502873" calcext:value-type="float">
            <text:p>0,2502873</text:p>
          </table:table-cell>
          <table:table-cell office:value-type="float" office:value="0.0809795" calcext:value-type="float">
            <text:p>0,0809795</text:p>
          </table:table-cell>
          <table:table-cell office:value-type="float" office:value="0.2160835" calcext:value-type="float">
            <text:p>0,2160835</text:p>
          </table:table-cell>
          <table:table-cell office:value-type="float" office:value="78" calcext:value-type="float">
            <text:p>78</text:p>
          </table:table-cell>
          <table:table-cell office:value-type="float" office:value="191.7572" calcext:value-type="float">
            <text:p>191,7572</text:p>
          </table:table-cell>
          <table:table-cell office:value-type="float" office:value="0.1251437" calcext:value-type="float">
            <text:p>0,1251437</text:p>
          </table:table-cell>
          <table:table-cell office:value-type="float" office:value="149.6135" calcext:value-type="float">
            <text:p>149,6135</text:p>
          </table:table-cell>
          <table:table-cell office:value-type="float" office:value="245.7721" calcext:value-type="float">
            <text:p>245,7721</text:p>
          </table:table-cell>
          <table:table-cell office:value-type="float" office:value="78" calcext:value-type="float">
            <text:p>78</text:p>
          </table:table-cell>
          <table:table-cell office:value-type="float" office:value="971.8298" calcext:value-type="float">
            <text:p>971,8298</text:p>
          </table:table-cell>
          <table:table-cell office:value-type="float" office:value="976.438" calcext:value-type="float">
            <text:p>976,438</text:p>
          </table:table-cell>
          <table:table-cell office:value-type="float" office:value="-483.837" calcext:value-type="float">
            <text:p>-483,837</text:p>
          </table:table-cell>
          <table:table-cell office:value-type="float" office:value="0.9355165" calcext:value-type="float">
            <text:p>0,935516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7856" calcext:value-type="float">
            <text:p>118,7856</text:p>
          </table:table-cell>
          <table:table-cell office:value-type="float" office:value="2.523027" calcext:value-type="float">
            <text:p>2,523027</text:p>
          </table:table-cell>
          <table:table-cell table:number-columns-repeated="3"/>
          <table:table-cell office:value-type="float" office:value="0.07367307" calcext:value-type="float">
            <text:p>0,07367307</text:p>
          </table:table-cell>
          <table:table-cell office:value-type="float" office:value="0.2720317" calcext:value-type="float">
            <text:p>0,2720317</text:p>
          </table:table-cell>
          <table:table-cell office:value-type="float" office:value="0.04337574" calcext:value-type="float">
            <text:p>0,04337574</text:p>
          </table:table-cell>
          <table:table-cell office:value-type="float" office:value="0.1251326" calcext:value-type="float">
            <text:p>0,1251326</text:p>
          </table:table-cell>
          <table:table-cell office:value-type="float" office:value="105.9269" calcext:value-type="float">
            <text:p>105,9269</text:p>
          </table:table-cell>
          <table:table-cell office:value-type="float" office:value="0.07367307" calcext:value-type="float">
            <text:p>0,07367307</text:p>
          </table:table-cell>
          <table:table-cell office:value-type="float" office:value="0" calcext:value-type="float">
            <text:p>0</text:p>
          </table:table-cell>
          <table:table-cell office:value-type="float" office:value="0.2720317" calcext:value-type="float">
            <text:p>0,2720317</text:p>
          </table:table-cell>
          <table:table-cell office:value-type="float" office:value="0.04337574" calcext:value-type="float">
            <text:p>0,04337574</text:p>
          </table:table-cell>
          <table:table-cell office:value-type="float" office:value="0.1251326" calcext:value-type="float">
            <text:p>0,1251326</text:p>
          </table:table-cell>
          <table:table-cell office:value-type="float" office:value="105.9269" calcext:value-type="float">
            <text:p>105,9269</text:p>
          </table:table-cell>
          <table:table-cell office:value-type="float" office:value="177" calcext:value-type="float">
            <text:p>177</text:p>
          </table:table-cell>
          <table:table-cell office:value-type="float" office:value="0.2720317" calcext:value-type="float">
            <text:p>0,2720317</text:p>
          </table:table-cell>
          <table:table-cell office:value-type="float" office:value="104" calcext:value-type="float">
            <text:p>104</text:p>
          </table:table-cell>
          <table:table-cell office:value-type="float" office:value="300" calcext:value-type="float">
            <text:p>300</text:p>
          </table:table-cell>
          <table:table-cell office:value-type="float" office:value="105.9269" calcext:value-type="float">
            <text:p>105,9269</text:p>
          </table:table-cell>
          <table:table-cell office:value-type="float" office:value="0.831572141326958" calcext:value-type="float">
            <text:p>0,831572141326958</text:p>
          </table:table-cell>
          <table:table-cell office:value-type="float" office:value="0.74138366624715" calcext:value-type="float">
            <text:p>0,74138366624715</text:p>
          </table:table-cell>
          <table:table-cell office:value-type="float" office:value="0.72621391613267" calcext:value-type="float">
            <text:p>0,72621391613267</text:p>
          </table:table-cell>
          <table:table-cell office:value-type="float" office:value="0.737408147535717" calcext:value-type="float">
            <text:p>0,737408147535717</text:p>
          </table:table-cell>
          <table:table-cell office:value-type="float" office:value="0.746939337011783" calcext:value-type="float">
            <text:p>0,746939337011783</text:p>
          </table:table-cell>
          <table:table-cell office:value-type="float" office:value="0.626761741319114" calcext:value-type="float">
            <text:p>0,6267617413191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6265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563.279957050945" calcext:value-type="float">
            <text:p>563,2799570509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563.279957050945" calcext:value-type="float">
            <text:p>563,27995705094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3.75" calcext:value-type="date">
            <text:p>2024-05-08 18:18:53</text:p>
          </table:table-cell>
          <table:table-cell office:value-type="float" office:value="1.359499" calcext:value-type="float">
            <text:p>1,359499</text:p>
          </table:table-cell>
          <table:table-cell office:value-type="string" calcext:value-type="string">
            <text:p>C:\git\pyaudisam\tests\tmp\val-oanlr\LuscMega-b-m-10mn-haz-cos-l30-ra-ma-8w9m1pgq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617021" calcext:value-type="float">
            <text:p>0,8617021</text:p>
          </table:table-cell>
          <table:table-cell office:value-type="float" office:value="0.1061938" calcext:value-type="float">
            <text:p>0,1061938</text:p>
          </table:table-cell>
          <table:table-cell office:value-type="float" office:value="0.6982803" calcext:value-type="float">
            <text:p>0,6982803</text:p>
          </table:table-cell>
          <table:table-cell office:value-type="float" office:value="1.06337" calcext:value-type="float">
            <text:p>1,06337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563.28" calcext:value-type="float">
            <text:p>563,28</text:p>
          </table:table-cell>
          <table:table-cell office:value-type="float" office:value="96.4285714285714" calcext:value-type="float">
            <text:p>96,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9.9549" calcext:value-type="float">
            <text:p>989,9549</text:p>
          </table:table-cell>
          <table:table-cell table:number-columns-repeated="2" office:value-type="float" office:value="0.7335294" calcext:value-type="float">
            <text:p>0,7335294</text:p>
          </table:table-cell>
          <table:table-cell table:number-columns-repeated="2"/>
          <table:table-cell office:value-type="float" office:value="0.00005218905" calcext:value-type="float">
            <text:p>0,00005218905</text:p>
          </table:table-cell>
          <table:table-cell office:value-type="float" office:value="0.2363843" calcext:value-type="float">
            <text:p>0,2363843</text:p>
          </table:table-cell>
          <table:table-cell office:value-type="float" office:value="0.0000328103" calcext:value-type="float">
            <text:p>0,0000328103</text:p>
          </table:table-cell>
          <table:table-cell office:value-type="float" office:value="0.00008301347" calcext:value-type="float">
            <text:p>0,00008301347</text:p>
          </table:table-cell>
          <table:table-cell office:value-type="float" office:value="79" calcext:value-type="float">
            <text:p>79</text:p>
          </table:table-cell>
          <table:table-cell office:value-type="float" office:value="0.1207819" calcext:value-type="float">
            <text:p>0,1207819</text:p>
          </table:table-cell>
          <table:table-cell office:value-type="float" office:value="0.2363843" calcext:value-type="float">
            <text:p>0,2363843</text:p>
          </table:table-cell>
          <table:table-cell office:value-type="float" office:value="0.07593337" calcext:value-type="float">
            <text:p>0,07593337</text:p>
          </table:table-cell>
          <table:table-cell office:value-type="float" office:value="0.1921193" calcext:value-type="float">
            <text:p>0,1921193</text:p>
          </table:table-cell>
          <table:table-cell office:value-type="float" office:value="79" calcext:value-type="float">
            <text:p>79</text:p>
          </table:table-cell>
          <table:table-cell office:value-type="float" office:value="195.7606" calcext:value-type="float">
            <text:p>195,7606</text:p>
          </table:table-cell>
          <table:table-cell office:value-type="float" office:value="0.1181921" calcext:value-type="float">
            <text:p>0,1181921</text:p>
          </table:table-cell>
          <table:table-cell office:value-type="float" office:value="154.8493" calcext:value-type="float">
            <text:p>154,8493</text:p>
          </table:table-cell>
          <table:table-cell office:value-type="float" office:value="247.4807" calcext:value-type="float">
            <text:p>247,4807</text:p>
          </table:table-cell>
          <table:table-cell office:value-type="float" office:value="79" calcext:value-type="float">
            <text:p>79</text:p>
          </table:table-cell>
          <table:table-cell office:value-type="float" office:value="990.1088" calcext:value-type="float">
            <text:p>990,1088</text:p>
          </table:table-cell>
          <table:table-cell office:value-type="float" office:value="994.7438" calcext:value-type="float">
            <text:p>994,7438</text:p>
          </table:table-cell>
          <table:table-cell office:value-type="float" office:value="-492.9774" calcext:value-type="float">
            <text:p>-492,9774</text:p>
          </table:table-cell>
          <table:table-cell office:value-type="float" office:value="0.9155381" calcext:value-type="float">
            <text:p>0,915538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8822" calcext:value-type="float">
            <text:p>122,8822</text:p>
          </table:table-cell>
          <table:table-cell office:value-type="float" office:value="2.612734" calcext:value-type="float">
            <text:p>2,612734</text:p>
          </table:table-cell>
          <table:table-cell table:number-columns-repeated="3"/>
          <table:table-cell office:value-type="float" office:value="0.07157423" calcext:value-type="float">
            <text:p>0,07157423</text:p>
          </table:table-cell>
          <table:table-cell office:value-type="float" office:value="0.2591422" calcext:value-type="float">
            <text:p>0,2591422</text:p>
          </table:table-cell>
          <table:table-cell office:value-type="float" office:value="0.04318584" calcext:value-type="float">
            <text:p>0,04318584</text:p>
          </table:table-cell>
          <table:table-cell office:value-type="float" office:value="0.1186239" calcext:value-type="float">
            <text:p>0,1186239</text:p>
          </table:table-cell>
          <table:table-cell office:value-type="float" office:value="110.2892" calcext:value-type="float">
            <text:p>110,2892</text:p>
          </table:table-cell>
          <table:table-cell office:value-type="float" office:value="0.07157423" calcext:value-type="float">
            <text:p>0,07157423</text:p>
          </table:table-cell>
          <table:table-cell office:value-type="float" office:value="0" calcext:value-type="float">
            <text:p>0</text:p>
          </table:table-cell>
          <table:table-cell office:value-type="float" office:value="0.2591422" calcext:value-type="float">
            <text:p>0,2591422</text:p>
          </table:table-cell>
          <table:table-cell office:value-type="float" office:value="0.04318584" calcext:value-type="float">
            <text:p>0,04318584</text:p>
          </table:table-cell>
          <table:table-cell office:value-type="float" office:value="0.1186239" calcext:value-type="float">
            <text:p>0,1186239</text:p>
          </table:table-cell>
          <table:table-cell office:value-type="float" office:value="110.2892" calcext:value-type="float">
            <text:p>110,2892</text:p>
          </table:table-cell>
          <table:table-cell office:value-type="float" office:value="172" calcext:value-type="float">
            <text:p>172</text:p>
          </table:table-cell>
          <table:table-cell office:value-type="float" office:value="0.2591422" calcext:value-type="float">
            <text:p>0,2591422</text:p>
          </table:table-cell>
          <table:table-cell office:value-type="float" office:value="104" calcext:value-type="float">
            <text:p>104</text:p>
          </table:table-cell>
          <table:table-cell office:value-type="float" office:value="285" calcext:value-type="float">
            <text:p>285</text:p>
          </table:table-cell>
          <table:table-cell office:value-type="float" office:value="110.2892" calcext:value-type="float">
            <text:p>110,2892</text:p>
          </table:table-cell>
          <table:table-cell office:value-type="float" office:value="0.812778598356196" calcext:value-type="float">
            <text:p>0,812778598356196</text:p>
          </table:table-cell>
          <table:table-cell office:value-type="float" office:value="0.731694392047196" calcext:value-type="float">
            <text:p>0,731694392047196</text:p>
          </table:table-cell>
          <table:table-cell office:value-type="float" office:value="0.723218381666128" calcext:value-type="float">
            <text:p>0,723218381666128</text:p>
          </table:table-cell>
          <table:table-cell office:value-type="float" office:value="0.724356855340781" calcext:value-type="float">
            <text:p>0,724356855340781</text:p>
          </table:table-cell>
          <table:table-cell office:value-type="float" office:value="0.742417170562527" calcext:value-type="float">
            <text:p>0,742417170562527</text:p>
          </table:table-cell>
          <table:table-cell office:value-type="float" office:value="0.639141857457933" calcext:value-type="float">
            <text:p>0,6391418574579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6265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618.15511864871" calcext:value-type="float">
            <text:p>618,155118648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618.15511864871" calcext:value-type="float">
            <text:p>618,155118648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8T18:18:53.78" calcext:value-type="date">
            <text:p>2024-05-08 18:18:53</text:p>
          </table:table-cell>
          <table:table-cell office:value-type="float" office:value="1.390011" calcext:value-type="float">
            <text:p>1,390011</text:p>
          </table:table-cell>
          <table:table-cell office:value-type="string" calcext:value-type="string">
            <text:p>C:\git\pyaudisam\tests\tmp\val-oanlr\LuscMega-b-m-10mn-haz-cos-l30-ra-ma-y_x_w8j_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829787" calcext:value-type="float">
            <text:p>0,8829787</text:p>
          </table:table-cell>
          <table:table-cell office:value-type="float" office:value="0.1025752" calcext:value-type="float">
            <text:p>0,1025752</text:p>
          </table:table-cell>
          <table:table-cell office:value-type="float" office:value="0.7206401" calcext:value-type="float">
            <text:p>0,7206401</text:p>
          </table:table-cell>
          <table:table-cell office:value-type="float" office:value="1.081887" calcext:value-type="float">
            <text:p>1,081887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618.155" calcext:value-type="float">
            <text:p>618,155</text:p>
          </table:table-cell>
          <table:table-cell office:value-type="float" office:value="98.8095238095238" calcext:value-type="float">
            <text:p>98,8095238095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4.84" calcext:value-type="float">
            <text:p>1024,84</text:p>
          </table:table-cell>
          <table:table-cell table:number-columns-repeated="2" office:value-type="float" office:value="0.6699654" calcext:value-type="float">
            <text:p>0,6699654</text:p>
          </table:table-cell>
          <table:table-cell table:number-columns-repeated="2"/>
          <table:table-cell office:value-type="float" office:value="0.00005046146" calcext:value-type="float">
            <text:p>0,00005046146</text:p>
          </table:table-cell>
          <table:table-cell office:value-type="float" office:value="0.2315206" calcext:value-type="float">
            <text:p>0,2315206</text:p>
          </table:table-cell>
          <table:table-cell office:value-type="float" office:value="0.00003202627" calcext:value-type="float">
            <text:p>0,00003202627</text:p>
          </table:table-cell>
          <table:table-cell office:value-type="float" office:value="0.00007950846" calcext:value-type="float">
            <text:p>0,00007950846</text:p>
          </table:table-cell>
          <table:table-cell office:value-type="float" office:value="81" calcext:value-type="float">
            <text:p>81</text:p>
          </table:table-cell>
          <table:table-cell office:value-type="float" office:value="0.1037231" calcext:value-type="float">
            <text:p>0,1037231</text:p>
          </table:table-cell>
          <table:table-cell office:value-type="float" office:value="0.2315206" calcext:value-type="float">
            <text:p>0,2315206</text:p>
          </table:table-cell>
          <table:table-cell office:value-type="float" office:value="0.0658297" calcext:value-type="float">
            <text:p>0,0658297</text:p>
          </table:table-cell>
          <table:table-cell office:value-type="float" office:value="0.1634289" calcext:value-type="float">
            <text:p>0,1634289</text:p>
          </table:table-cell>
          <table:table-cell office:value-type="float" office:value="81" calcext:value-type="float">
            <text:p>81</text:p>
          </table:table-cell>
          <table:table-cell office:value-type="float" office:value="199.0834" calcext:value-type="float">
            <text:p>199,0834</text:p>
          </table:table-cell>
          <table:table-cell office:value-type="float" office:value="0.1157603" calcext:value-type="float">
            <text:p>0,1157603</text:p>
          </table:table-cell>
          <table:table-cell office:value-type="float" office:value="158.248" calcext:value-type="float">
            <text:p>158,248</text:p>
          </table:table-cell>
          <table:table-cell office:value-type="float" office:value="250.4563" calcext:value-type="float">
            <text:p>250,4563</text:p>
          </table:table-cell>
          <table:table-cell office:value-type="float" office:value="81" calcext:value-type="float">
            <text:p>81</text:p>
          </table:table-cell>
          <table:table-cell office:value-type="float" office:value="1024.99" calcext:value-type="float">
            <text:p>1024,99</text:p>
          </table:table-cell>
          <table:table-cell office:value-type="float" office:value="1029.677" calcext:value-type="float">
            <text:p>1029,677</text:p>
          </table:table-cell>
          <table:table-cell office:value-type="float" office:value="-510.4199" calcext:value-type="float">
            <text:p>-510,4199</text:p>
          </table:table-cell>
          <table:table-cell office:value-type="float" office:value="0.9186177" calcext:value-type="float">
            <text:p>0,9186177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1799" calcext:value-type="float">
            <text:p>124,1799</text:p>
          </table:table-cell>
          <table:table-cell office:value-type="float" office:value="2.639925" calcext:value-type="float">
            <text:p>2,639925</text:p>
          </table:table-cell>
          <table:table-cell table:number-columns-repeated="3"/>
          <table:table-cell office:value-type="float" office:value="0.07091371" calcext:value-type="float">
            <text:p>0,07091371</text:p>
          </table:table-cell>
          <table:table-cell office:value-type="float" office:value="0.2532261" calcext:value-type="float">
            <text:p>0,2532261</text:p>
          </table:table-cell>
          <table:table-cell office:value-type="float" office:value="0.04327225" calcext:value-type="float">
            <text:p>0,04327225</text:p>
          </table:table-cell>
          <table:table-cell office:value-type="float" office:value="0.116212" calcext:value-type="float">
            <text:p>0,116212</text:p>
          </table:table-cell>
          <table:table-cell office:value-type="float" office:value="112.1567" calcext:value-type="float">
            <text:p>112,1567</text:p>
          </table:table-cell>
          <table:table-cell office:value-type="float" office:value="0.07091371" calcext:value-type="float">
            <text:p>0,07091371</text:p>
          </table:table-cell>
          <table:table-cell office:value-type="float" office:value="0" calcext:value-type="float">
            <text:p>0</text:p>
          </table:table-cell>
          <table:table-cell office:value-type="float" office:value="0.2532261" calcext:value-type="float">
            <text:p>0,2532261</text:p>
          </table:table-cell>
          <table:table-cell office:value-type="float" office:value="0.04327225" calcext:value-type="float">
            <text:p>0,04327225</text:p>
          </table:table-cell>
          <table:table-cell office:value-type="float" office:value="0.116212" calcext:value-type="float">
            <text:p>0,116212</text:p>
          </table:table-cell>
          <table:table-cell office:value-type="float" office:value="112.1567" calcext:value-type="float">
            <text:p>112,1567</text:p>
          </table:table-cell>
          <table:table-cell office:value-type="float" office:value="170" calcext:value-type="float">
            <text:p>170</text:p>
          </table:table-cell>
          <table:table-cell office:value-type="float" office:value="0.2532261" calcext:value-type="float">
            <text:p>0,2532261</text:p>
          </table:table-cell>
          <table:table-cell office:value-type="float" office:value="104" calcext:value-type="float">
            <text:p>104</text:p>
          </table:table-cell>
          <table:table-cell office:value-type="float" office:value="279" calcext:value-type="float">
            <text:p>279</text:p>
          </table:table-cell>
          <table:table-cell office:value-type="float" office:value="112.1567" calcext:value-type="float">
            <text:p>112,1567</text:p>
          </table:table-cell>
          <table:table-cell office:value-type="float" office:value="0.809705451435554" calcext:value-type="float">
            <text:p>0,809705451435554</text:p>
          </table:table-cell>
          <table:table-cell office:value-type="float" office:value="0.731487017734589" calcext:value-type="float">
            <text:p>0,731487017734589</text:p>
          </table:table-cell>
          <table:table-cell office:value-type="float" office:value="0.725667508999861" calcext:value-type="float">
            <text:p>0,725667508999861</text:p>
          </table:table-cell>
          <table:table-cell office:value-type="float" office:value="0.719256434445178" calcext:value-type="float">
            <text:p>0,719256434445178</text:p>
          </table:table-cell>
          <table:table-cell office:value-type="float" office:value="0.744929438716526" calcext:value-type="float">
            <text:p>0,744929438716526</text:p>
          </table:table-cell>
          <table:table-cell office:value-type="float" office:value="0.647503750692912" calcext:value-type="float">
            <text:p>0,6475037506929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6265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-analyses" table:style-name="ta2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FonctionClé</text:p>
          </table:table-cell>
          <table:table-cell table:style-name="ce1" office:value-type="string" calcext:value-type="string">
            <text:p>SérieAjust</text:p>
          </table:table-cell>
          <table:table-cell table:style-name="ce1" office:value-type="string" calcext:value-type="string">
            <text:p>TrGche</text:p>
          </table:table-cell>
          <table:table-cell table:style-name="ce1" office:value-type="string" calcext:value-type="string">
            <text:p>TrDrte</text:p>
          </table:table-cell>
          <table:table-cell table:style-name="ce1" office:value-type="string" calcext:value-type="string">
            <text:p>NbTrchMod</text:p>
          </table:table-cell>
          <table:table-cell table:style-name="ce1" office:value-type="string" calcext:value-type="string">
            <text:p>MultiOpt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OptimTrunc</text:p>
          </table:table-cell>
          <table:table-cell table:number-columns-repeated="1636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5mn-hno-co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5mn-hno-cos-l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5mn-hno-cos-r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5mn-hno-cos-l15-r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ylvAtri-ab-m-5mn-hno-cos-l20-r300-m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3.619461212243" calcext:value-type="float">
            <text:p>23,619461212243</text:p>
          </table:table-cell>
          <table:table-cell office:value-type="float" office:value="354.093309107789" calcext:value-type="float">
            <text:p>354,0933091077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imes(4, b=3)</text:p>
          </table:table-cell>
          <table:table-cell office:value-type="string" calcext:value-type="string">
            <text:p>SylvAtri-ab-m-5mn-hno-cos-la-ra-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8.870595322404" calcext:value-type="float">
            <text:p>18,870595322404</text:p>
          </table:table-cell>
          <table:table-cell office:value-type="float" office:value="317.815884237081" calcext:value-type="float">
            <text:p>317,8158842370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mes(4, b=3)</text:p>
          </table:table-cell>
          <table:table-cell office:value-type="string" calcext:value-type="string">
            <text:p>SylvAtri-ab-m-5mn-hno-cos-la-ra-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2.905828035289" calcext:value-type="float">
            <text:p>12,905828035289</text:p>
          </table:table-cell>
          <table:table-cell office:value-type="float" office:value="363.45214013473" calcext:value-type="float">
            <text:p>363,452140134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4, b=3)</text:p>
          </table:table-cell>
          <table:table-cell office:value-type="string" calcext:value-type="string">
            <text:p>SylvAtri-ab-m-5mn-hno-cos-la-ra-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.8939174596947" calcext:value-type="float">
            <text:p>15,8939174596947</text:p>
          </table:table-cell>
          <table:table-cell office:value-type="float" office:value="240.102248656929" calcext:value-type="float">
            <text:p>240,102248656929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7.4221870822918" calcext:value-type="float">
            <text:p>17,4221870822918</text:p>
          </table:table-cell>
          <table:table-cell office:value-type="float" office:value="238.354168157661" calcext:value-type="float">
            <text:p>238,354168157661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2.0856901758502" calcext:value-type="float">
            <text:p>12,0856901758502</text:p>
          </table:table-cell>
          <table:table-cell office:value-type="float" office:value="248.655971189739" calcext:value-type="float">
            <text:p>248,655971189739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7.7846491008146" calcext:value-type="float">
            <text:p>27,7846491008146</text:p>
          </table:table-cell>
          <table:table-cell office:value-type="float" office:value="247.253142952" calcext:value-type="float">
            <text:p>247,253142952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9.6666167031588" calcext:value-type="float">
            <text:p>19,6666167031588</text:p>
          </table:table-cell>
          <table:table-cell office:value-type="float" office:value="349.037263946682" calcext:value-type="float">
            <text:p>349,0372639466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3)</text:p>
          </table:table-cell>
          <table:table-cell office:value-type="string" calcext:value-type="string">
            <text:p>SylvAtri-ab-m-5mn-hno-cos-la-ra-m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9.8498283445611" calcext:value-type="float">
            <text:p>19,8498283445611</text:p>
          </table:table-cell>
          <table:table-cell office:value-type="float" office:value="348.17823980749" calcext:value-type="float">
            <text:p>348,178239807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3)</text:p>
          </table:table-cell>
          <table:table-cell office:value-type="string" calcext:value-type="string">
            <text:p>SylvAtri-ab-m-5mn-hno-cos-la-ra-m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3.0414661741809" calcext:value-type="float">
            <text:p>13,0414661741809</text:p>
          </table:table-cell>
          <table:table-cell office:value-type="float" office:value="365.588810913246" calcext:value-type="float">
            <text:p>365,588810913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3)</text:p>
          </table:table-cell>
          <table:table-cell office:value-type="string" calcext:value-type="string">
            <text:p>SylvAtri-ab-m-5mn-hno-cos-la-ra-m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5mn-haz-co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5mn-haz-cos-l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5mn-haz-cos-r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5mn-haz-cos-l15-r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ylvAtri-ab-m-5mn-haz-cos-l20-r300-m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1.9937416874915" calcext:value-type="float">
            <text:p>11,9937416874915</text:p>
          </table:table-cell>
          <table:table-cell office:value-type="float" office:value="369.633247356723" calcext:value-type="float">
            <text:p>369,6332473567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mes(4, b=3)</text:p>
          </table:table-cell>
          <table:table-cell office:value-type="string" calcext:value-type="string">
            <text:p>SylvAtri-ab-m-5mn-haz-cos-la-ra-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2.4605323698171" calcext:value-type="float">
            <text:p>22,4605323698171</text:p>
          </table:table-cell>
          <table:table-cell office:value-type="float" office:value="318.314047547147" calcext:value-type="float">
            <text:p>318,3140475471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4, b=3)</text:p>
          </table:table-cell>
          <table:table-cell office:value-type="string" calcext:value-type="string">
            <text:p>SylvAtri-ab-m-5mn-haz-cos-la-ra-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1.8418706592063" calcext:value-type="float">
            <text:p>21,8418706592063</text:p>
          </table:table-cell>
          <table:table-cell office:value-type="float" office:value="319.080470835204" calcext:value-type="float">
            <text:p>319,0804708352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4, b=3)</text:p>
          </table:table-cell>
          <table:table-cell office:value-type="string" calcext:value-type="string">
            <text:p>SylvAtri-ab-m-5mn-haz-cos-la-ra-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5.2522005677132" calcext:value-type="float">
            <text:p>25,2522005677132</text:p>
          </table:table-cell>
          <table:table-cell office:value-type="float" office:value="418.616150188624" calcext:value-type="float">
            <text:p>418,616150188624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4.9809610172481" calcext:value-type="float">
            <text:p>14,9809610172481</text:p>
          </table:table-cell>
          <table:table-cell office:value-type="float" office:value="265.035395942425" calcext:value-type="float">
            <text:p>265,035395942425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5.6460613748023" calcext:value-type="float">
            <text:p>25,6460613748023</text:p>
          </table:table-cell>
          <table:table-cell office:value-type="float" office:value="418.263339473756" calcext:value-type="float">
            <text:p>418,263339473756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.8586675480742" calcext:value-type="float">
            <text:p>20,8586675480742</text:p>
          </table:table-cell>
          <table:table-cell office:value-type="float" office:value="337.560535554101" calcext:value-type="float">
            <text:p>337,560535554101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.818024744789" calcext:value-type="float">
            <text:p>15,818024744789</text:p>
          </table:table-cell>
          <table:table-cell office:value-type="float" office:value="362.549367497857" calcext:value-type="float">
            <text:p>362,549367497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3)</text:p>
          </table:table-cell>
          <table:table-cell office:value-type="string" calcext:value-type="string">
            <text:p>SylvAtri-ab-m-5mn-haz-cos-la-ra-m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1.3688939416872" calcext:value-type="float">
            <text:p>11,3688939416872</text:p>
          </table:table-cell>
          <table:table-cell office:value-type="float" office:value="368.51612897639" calcext:value-type="float">
            <text:p>368,516128976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3)</text:p>
          </table:table-cell>
          <table:table-cell office:value-type="string" calcext:value-type="string">
            <text:p>SylvAtri-ab-m-5mn-haz-cos-la-ra-m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3.8228314088495" calcext:value-type="float">
            <text:p>13,8228314088495</text:p>
          </table:table-cell>
          <table:table-cell office:value-type="float" office:value="361.385906289328" calcext:value-type="float">
            <text:p>361,3859062893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3)</text:p>
          </table:table-cell>
          <table:table-cell office:value-type="string" calcext:value-type="string">
            <text:p>SylvAtri-ab-m-5mn-haz-cos-la-ra-m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10mn-hno-c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10mn-hno-cos-l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10mn-hno-cos-r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10mn-hno-cos-l15-r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ylvAtri-ab-m-10mn-hno-cos-l20-r300-m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.9334457936281" calcext:value-type="float">
            <text:p>10,9334457936281</text:p>
          </table:table-cell>
          <table:table-cell office:value-type="float" office:value="334.510323572711" calcext:value-type="float">
            <text:p>334,5103235727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no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1.7178404736347" calcext:value-type="float">
            <text:p>21,7178404736347</text:p>
          </table:table-cell>
          <table:table-cell office:value-type="float" office:value="316.290497783946" calcext:value-type="float">
            <text:p>316,2904977839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no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7.9132995849075" calcext:value-type="float">
            <text:p>17,9132995849075</text:p>
          </table:table-cell>
          <table:table-cell office:value-type="float" office:value="257.492737137676" calcext:value-type="float">
            <text:p>257,4927371376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no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.2357216765691" calcext:value-type="float">
            <text:p>2,2357216765691</text:p>
          </table:table-cell>
          <table:table-cell office:value-type="float" office:value="373.03806457547" calcext:value-type="float">
            <text:p>373,038064575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no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3.8550355488936" calcext:value-type="float">
            <text:p>23,8550355488936</text:p>
          </table:table-cell>
          <table:table-cell office:value-type="float" office:value="317.159916644011" calcext:value-type="float">
            <text:p>317,159916644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no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4.95965005106817" calcext:value-type="float">
            <text:p>4,95965005106817</text:p>
          </table:table-cell>
          <table:table-cell office:value-type="float" office:value="261.369476857554" calcext:value-type="float">
            <text:p>261,3694768575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no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.495586319382" calcext:value-type="float">
            <text:p>20,495586319382</text:p>
          </table:table-cell>
          <table:table-cell office:value-type="float" office:value="338.465116349733" calcext:value-type="float">
            <text:p>338,4651163497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no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4.87926398926062" calcext:value-type="float">
            <text:p>4,87926398926062</text:p>
          </table:table-cell>
          <table:table-cell office:value-type="float" office:value="334.364692950228" calcext:value-type="float">
            <text:p>334,3646929502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no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8.2370687473302" calcext:value-type="float">
            <text:p>18,2370687473302</text:p>
          </table:table-cell>
          <table:table-cell office:value-type="float" office:value="372.955236100298" calcext:value-type="float">
            <text:p>372,9552361002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no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7.9967220105852" calcext:value-type="float">
            <text:p>7,9967220105852</text:p>
          </table:table-cell>
          <table:table-cell office:value-type="float" office:value="316.083817008135" calcext:value-type="float">
            <text:p>316,083817008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no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10mn-haz-c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10mn-haz-cos-l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10mn-haz-cos-r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10mn-haz-cos-l15-r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ylvAtri-ab-m-10mn-haz-cos-l20-r300-m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7.2415037164144" calcext:value-type="float">
            <text:p>17,2415037164144</text:p>
          </table:table-cell>
          <table:table-cell office:value-type="float" office:value="424.161802724413" calcext:value-type="float">
            <text:p>424,1618027244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az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4.3972965197211" calcext:value-type="float">
            <text:p>24,3972965197211</text:p>
          </table:table-cell>
          <table:table-cell office:value-type="float" office:value="418.928391260391" calcext:value-type="float">
            <text:p>418,9283912603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az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2.6241478163772" calcext:value-type="float">
            <text:p>12,6241478163772</text:p>
          </table:table-cell>
          <table:table-cell office:value-type="float" office:value="441.288902343363" calcext:value-type="float">
            <text:p>441,2889023433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az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5.3754097831903" calcext:value-type="float">
            <text:p>25,3754097831903</text:p>
          </table:table-cell>
          <table:table-cell office:value-type="float" office:value="417.391107327081" calcext:value-type="float">
            <text:p>417,3911073270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az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4.7504992650269" calcext:value-type="float">
            <text:p>14,7504992650269</text:p>
          </table:table-cell>
          <table:table-cell office:value-type="float" office:value="500.207639720377" calcext:value-type="float">
            <text:p>500,2076397203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az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.22345053371539" calcext:value-type="float">
            <text:p>1,22345053371539</text:p>
          </table:table-cell>
          <table:table-cell office:value-type="float" office:value="250.862028414042" calcext:value-type="float">
            <text:p>250,8620284140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az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8.69462620873668" calcext:value-type="float">
            <text:p>8,69462620873668</text:p>
          </table:table-cell>
          <table:table-cell office:value-type="float" office:value="269.326488464376" calcext:value-type="float">
            <text:p>269,3264884643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az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6.1707221001953" calcext:value-type="float">
            <text:p>16,1707221001953</text:p>
          </table:table-cell>
          <table:table-cell office:value-type="float" office:value="430.33735228913" calcext:value-type="float">
            <text:p>430,337352289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az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7.99539214157999" calcext:value-type="float">
            <text:p>7,99539214157999</text:p>
          </table:table-cell>
          <table:table-cell office:value-type="float" office:value="248.128518347895" calcext:value-type="float">
            <text:p>248,1285183478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az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5.1723796768424" calcext:value-type="float">
            <text:p>25,1723796768424</text:p>
          </table:table-cell>
          <table:table-cell office:value-type="float" office:value="266.098581004587" calcext:value-type="float">
            <text:p>266,0985810045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s(15, b=10)</text:p>
          </table:table-cell>
          <table:table-cell office:value-type="string" calcext:value-type="string">
            <text:p>SylvAtri-ab-m-10mn-haz-cos-la-ra-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5mn-hno-c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urdMeru-ab-m-5mn-hno-cos-r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urdMeru-ab-m-5mn-hno-cos-r500-m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5.7912884745525" calcext:value-type="float">
            <text:p>25,7912884745525</text:p>
          </table:table-cell>
          <table:table-cell office:value-type="float" office:value="386.910163417754" calcext:value-type="float">
            <text:p>386,9101634177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no-cos-la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9.9795934319559" calcext:value-type="float">
            <text:p>29,9795934319559</text:p>
          </table:table-cell>
          <table:table-cell office:value-type="float" office:value="428.868269718551" calcext:value-type="float">
            <text:p>428,8682697185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no-cos-la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1.6913934519666" calcext:value-type="float">
            <text:p>21,6913934519666</text:p>
          </table:table-cell>
          <table:table-cell office:value-type="float" office:value="339.264023619053" calcext:value-type="float">
            <text:p>339,2640236190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no-cos-la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5.8591926168518" calcext:value-type="float">
            <text:p>25,8591926168518</text:p>
          </table:table-cell>
          <table:table-cell office:value-type="float" office:value="483.379546960567" calcext:value-type="float">
            <text:p>483,3795469605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no-cos-la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9.9517315946476" calcext:value-type="float">
            <text:p>29,9517315946476</text:p>
          </table:table-cell>
          <table:table-cell office:value-type="float" office:value="475.344137959361" calcext:value-type="float">
            <text:p>475,3441379593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no-cos-la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72.114269088335" calcext:value-type="float">
            <text:p>372,1142690883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no-cos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37.55978500037" calcext:value-type="float">
            <text:p>337,559785000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no-cos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72.285596332712" calcext:value-type="float">
            <text:p>372,2855963327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no-cos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71.145157343385" calcext:value-type="float">
            <text:p>371,145157343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no-cos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37.594990765794" calcext:value-type="float">
            <text:p>337,5949907657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no-cos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5mn-haz-c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urdMeru-ab-m-5mn-haz-cos-r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urdMeru-ab-m-5mn-haz-cos-r500-m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1.4320636184672" calcext:value-type="float">
            <text:p>31,4320636184672</text:p>
          </table:table-cell>
          <table:table-cell office:value-type="float" office:value="584.26291591609" calcext:value-type="float">
            <text:p>584,262915916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az-cos-la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1.4625932901461" calcext:value-type="float">
            <text:p>31,4625932901461</text:p>
          </table:table-cell>
          <table:table-cell office:value-type="float" office:value="527.023497175253" calcext:value-type="float">
            <text:p>527,0234971752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az-cos-la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2.1472187596401" calcext:value-type="float">
            <text:p>22,1472187596401</text:p>
          </table:table-cell>
          <table:table-cell office:value-type="float" office:value="409.475880206233" calcext:value-type="float">
            <text:p>409,4758802062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az-cos-la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1.4406152901577" calcext:value-type="float">
            <text:p>31,4406152901577</text:p>
          </table:table-cell>
          <table:table-cell office:value-type="float" office:value="559.332143043072" calcext:value-type="float">
            <text:p>559,3321430430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az-cos-la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6.6055495190934" calcext:value-type="float">
            <text:p>26,6055495190934</text:p>
          </table:table-cell>
          <table:table-cell office:value-type="float" office:value="613.698980984195" calcext:value-type="float">
            <text:p>613,698980984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az-cos-la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34.053747766375" calcext:value-type="float">
            <text:p>334,0537477663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az-cos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33.604080477697" calcext:value-type="float">
            <text:p>333,6040804776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az-cos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38.489618196155" calcext:value-type="float">
            <text:p>338,4896181961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az-cos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38.64988361977" calcext:value-type="float">
            <text:p>338,649883619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az-cos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38.31669739639" calcext:value-type="float">
            <text:p>338,316697396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(5)</text:p>
          </table:table-cell>
          <table:table-cell office:value-type="string" calcext:value-type="string">
            <text:p>TurdMeru-ab-m-5mn-haz-cos-ra-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10mn-hno-c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urdMeru-ab-m-10mn-hno-cos-r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urdMeru-ab-m-10mn-hno-cos-r600-m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5.7957365364414" calcext:value-type="float">
            <text:p>35,79573653644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TurdMeru-ab-m-10mn-hno-cos-la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5.7942542499119" calcext:value-type="float">
            <text:p>35,79425424991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TurdMeru-ab-m-10mn-hno-cos-la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3.6329356367221" calcext:value-type="float">
            <text:p>33,63293563672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TurdMeru-ab-m-10mn-hno-cos-la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5.5326234505517" calcext:value-type="float">
            <text:p>35,53262345055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TurdMeru-ab-m-10mn-hno-cos-la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7.8534193135922" calcext:value-type="float">
            <text:p>17,8534193135922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mes(5, b=4)</text:p>
          </table:table-cell>
          <table:table-cell office:value-type="string" calcext:value-type="string">
            <text:p>TurdMeru-ab-m-10mn-hno-cos-la-r375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3.7892663627429" calcext:value-type="float">
            <text:p>33,7892663627429</text:p>
          </table:table-cell>
          <table:table-cell office:value-type="float" office:value="375" calcext:value-type="float">
            <text:p>3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mes(5, b=4)</text:p>
          </table:table-cell>
          <table:table-cell office:value-type="string" calcext:value-type="string">
            <text:p>TurdMeru-ab-m-10mn-hno-cos-la-r375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3.8447230476866" calcext:value-type="float">
            <text:p>33,8447230476866</text:p>
          </table:table-cell>
          <table:table-cell office:value-type="float" office:value="375" calcext:value-type="float">
            <text:p>3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mes(5, b=4)</text:p>
          </table:table-cell>
          <table:table-cell office:value-type="string" calcext:value-type="string">
            <text:p>TurdMeru-ab-m-10mn-hno-cos-la-r375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.6528037515763" calcext:value-type="float">
            <text:p>20,6528037515763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mes(5, b=4)</text:p>
          </table:table-cell>
          <table:table-cell office:value-type="string" calcext:value-type="string">
            <text:p>TurdMeru-ab-m-10mn-hno-cos-la-r375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4.20052218765255" calcext:value-type="float">
            <text:p>4,2005221876525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urdMeru-ab-m-10mn-hno-cos-la-r3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4.16532313909427" calcext:value-type="float">
            <text:p>4,1653231390942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urdMeru-ab-m-10mn-hno-cos-la-r3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10mn-haz-c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urdMeru-ab-m-10mn-haz-cos-r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urdMeru-ab-m-10mn-haz-cos-r600-m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3.6675126913245" calcext:value-type="float">
            <text:p>33,66751269132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TurdMeru-ab-m-10mn-haz-cos-la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5.8225585688043" calcext:value-type="float">
            <text:p>35,822558568804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TurdMeru-ab-m-10mn-haz-cos-la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5.8184151169267" calcext:value-type="float">
            <text:p>35,81841511692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TurdMeru-ab-m-10mn-haz-cos-la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5.8221175059389" calcext:value-type="float">
            <text:p>35,822117505938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TurdMeru-ab-m-10mn-haz-cos-la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8.0668399813037" calcext:value-type="float">
            <text:p>18,0668399813037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mes(5, b=4)</text:p>
          </table:table-cell>
          <table:table-cell office:value-type="string" calcext:value-type="string">
            <text:p>TurdMeru-ab-m-10mn-haz-cos-la-r375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1.4095833158499" calcext:value-type="float">
            <text:p>21,4095833158499</text:p>
          </table:table-cell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es(5, b=4)</text:p>
          </table:table-cell>
          <table:table-cell office:value-type="string" calcext:value-type="string">
            <text:p>TurdMeru-ab-m-10mn-haz-cos-la-r375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1.7184174461194" calcext:value-type="float">
            <text:p>21,7184174461194</text:p>
          </table:table-cell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es(5, b=4)</text:p>
          </table:table-cell>
          <table:table-cell office:value-type="string" calcext:value-type="string">
            <text:p>TurdMeru-ab-m-10mn-haz-cos-la-r375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.1562281132619" calcext:value-type="float">
            <text:p>30,1562281132619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mes(5, b=4)</text:p>
          </table:table-cell>
          <table:table-cell office:value-type="string" calcext:value-type="string">
            <text:p>TurdMeru-ab-m-10mn-haz-cos-la-r375-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4.32114955451902" calcext:value-type="float">
            <text:p>4,321149554519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urdMeru-ab-m-10mn-haz-cos-la-r3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4.32159110071424" calcext:value-type="float">
            <text:p>4,32159110071424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urdMeru-ab-m-10mn-haz-cos-la-r3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5mn-hno-c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5mn-hno-cos-l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LuscMega-b-m-5mn-hno-cos-r2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scMega-b-m-5mn-hno-cos-l15-r300-m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3.5160323117795" calcext:value-type="float">
            <text:p>33,5160323117795</text:p>
          </table:table-cell>
          <table:table-cell office:value-type="float" office:value="684.659343342938" calcext:value-type="float">
            <text:p>684,6593433429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LuscMega-b-m-5mn-hno-cos-la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7.6824267954131" calcext:value-type="float">
            <text:p>37,6824267954131</text:p>
          </table:table-cell>
          <table:table-cell office:value-type="float" office:value="662.95949404359" calcext:value-type="float">
            <text:p>662,95949404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LuscMega-b-m-5mn-hno-cos-la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9.923856078944" calcext:value-type="float">
            <text:p>39,923856078944</text:p>
          </table:table-cell>
          <table:table-cell office:value-type="float" office:value="479.636042300494" calcext:value-type="float">
            <text:p>479,6360423004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LuscMega-b-m-5mn-hno-cos-la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7.6760909778475" calcext:value-type="float">
            <text:p>37,6760909778475</text:p>
          </table:table-cell>
          <table:table-cell office:value-type="float" office:value="442.344647477555" calcext:value-type="float">
            <text:p>442,3446474775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LuscMega-b-m-5mn-hno-cos-la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imes(6)</text:p>
          </table:table-cell>
          <table:table-cell office:value-type="string" calcext:value-type="string">
            <text:p>LuscMega-b-m-5mn-hno-cos-l50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5mn-haz-c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5mn-haz-cos-l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LuscMega-b-m-5mn-haz-cos-r2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scMega-b-m-5mn-haz-cos-l15-r300-m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49.3343279371634" calcext:value-type="float">
            <text:p>49,3343279371634</text:p>
          </table:table-cell>
          <table:table-cell office:value-type="float" office:value="813.619283290832" calcext:value-type="float">
            <text:p>813,6192832908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LuscMega-b-m-5mn-haz-cos-la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48.6848628117834" calcext:value-type="float">
            <text:p>48,6848628117834</text:p>
          </table:table-cell>
          <table:table-cell office:value-type="float" office:value="811.714010696111" calcext:value-type="float">
            <text:p>811,714010696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LuscMega-b-m-5mn-haz-cos-la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8.1439084445522" calcext:value-type="float">
            <text:p>38,1439084445522</text:p>
          </table:table-cell>
          <table:table-cell office:value-type="float" office:value="929.085923356687" calcext:value-type="float">
            <text:p>929,0859233566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LuscMega-b-m-5mn-haz-cos-la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3.079036899827" calcext:value-type="float">
            <text:p>33,079036899827</text:p>
          </table:table-cell>
          <table:table-cell office:value-type="float" office:value="616.260576786635" calcext:value-type="float">
            <text:p>616,2605767866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4)</text:p>
          </table:table-cell>
          <table:table-cell office:value-type="string" calcext:value-type="string">
            <text:p>LuscMega-b-m-5mn-haz-cos-la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imes(6)</text:p>
          </table:table-cell>
          <table:table-cell office:value-type="string" calcext:value-type="string">
            <text:p>LuscMega-b-m-5mn-haz-cos-l50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10mn-hno-co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10mn-hno-cos-l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LuscMega-b-m-10mn-hno-cos-r3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string" calcext:value-type="string">
            <text:p>LuscMega-b-m-10mn-hno-cos-l15-r3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8.5376605195366" calcext:value-type="float">
            <text:p>38,5376605195366</text:p>
          </table:table-cell>
          <table:table-cell office:value-type="float" office:value="614.061925390092" calcext:value-type="float">
            <text:p>614,0619253900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uscMega-b-m-10mn-hno-cos-la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4.1690011470288" calcext:value-type="float">
            <text:p>54,1690011470288</text:p>
          </table:table-cell>
          <table:table-cell office:value-type="float" office:value="539.304006732635" calcext:value-type="float">
            <text:p>539,30400673263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uscMega-b-m-10mn-hno-cos-la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52.538279002459" calcext:value-type="float">
            <text:p>452,5382790024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61.468246597151" calcext:value-type="float">
            <text:p>461,4682465971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46.942768408403" calcext:value-type="float">
            <text:p>446,9427684084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55.598056391215" calcext:value-type="float">
            <text:p>455,5980563912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88.170871594406" calcext:value-type="float">
            <text:p>488,1708715944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53.061952285887" calcext:value-type="float">
            <text:p>453,0619522858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84.243491926207" calcext:value-type="float">
            <text:p>484,2434919262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489.641186141913" calcext:value-type="float">
            <text:p>489,6411861419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no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10mn-haz-co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10mn-haz-cos-l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LuscMega-b-m-10mn-haz-cos-r3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string" calcext:value-type="string">
            <text:p>LuscMega-b-m-10mn-haz-cos-l15-r3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2.991983725143" calcext:value-type="float">
            <text:p>52,991983725143</text:p>
          </table:table-cell>
          <table:table-cell office:value-type="float" office:value="620.773907302637" calcext:value-type="float">
            <text:p>620,77390730263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uscMega-b-m-10mn-haz-cos-la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2.8725991873046" calcext:value-type="float">
            <text:p>32,8725991873046</text:p>
          </table:table-cell>
          <table:table-cell office:value-type="float" office:value="733.964205028466" calcext:value-type="float">
            <text:p>733,96420502846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scMega-b-m-10mn-haz-cos-la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568.509635480655" calcext:value-type="float">
            <text:p>568,5096354806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621.606002363186" calcext:value-type="float">
            <text:p>621,606002363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609.005793642531" calcext:value-type="float">
            <text:p>609,0057936425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563.279957050945" calcext:value-type="float">
            <text:p>563,2799570509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616.72879411795" calcext:value-type="float">
            <text:p>616,728794117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618.15511864871" calcext:value-type="float">
            <text:p>618,155118648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527.233434169096" calcext:value-type="float">
            <text:p>527,2334341690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620.138761353617" calcext:value-type="float">
            <text:p>620,1387613536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10, b=8)</text:p>
          </table:table-cell>
          <table:table-cell office:value-type="string" calcext:value-type="string">
            <text:p>LuscMega-b-m-10mn-haz-cos-l30-ra-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 table:number-rows-repeated="10484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-analyser" table:style-name="ta3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Value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Zone</text:p>
          </table:table-cell>
          <table:table-cell office:value-type="string" calcext:value-type="string">
            <text:p>ACDC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urface</text:p>
          </table:table-cell>
          <table:table-cell office:value-type="string" calcext:value-type="string">
            <text:p>24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istanceUnit</text:p>
          </table:table-cell>
          <table:table-cell office:value-type="string" calcext:value-type="string">
            <text:p>Meter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areaUnit</text:p>
          </table:table-cell>
          <table:table-cell office:value-type="string" calcext:value-type="string">
            <text:p>Hectare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runMethod</text:p>
          </table:table-cell>
          <table:table-cell office:value-type="string" calcext:value-type="string">
            <text:p>subprocess.ru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runTimeOut</text:p>
          </table:table-cell>
          <table:table-cell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urveyType</text:p>
          </table:table-cell>
          <table:table-cell office:value-type="string" calcext:value-type="string">
            <text:p>Point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istanceType</text:p>
          </table:table-cell>
          <table:table-cell office:value-type="string" calcext:value-type="string">
            <text:p>Radial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clustering</text:p>
          </table:table-cell>
          <table:table-cell table:formula="of:=FALSE()" office:value-type="float" office:value="0" calcext:value-type="float">
            <text:p>FAUX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EstimKeyFn</text:p>
          </table:table-cell>
          <table:table-cell office:value-type="string" calcext:value-type="string">
            <text:p>UNIFORM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EstimAdjustFn</text:p>
          </table:table-cell>
          <table:table-cell office:value-type="string" calcext:value-type="string">
            <text:p>POLY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EstimCriterion</text:p>
          </table:table-cell>
          <table:table-cell office:value-type="string" calcext:value-type="string">
            <text:p>AIC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CVInterval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MinDist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MaxDist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FitDistCuts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DiscrDistCuts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Expr2Optimise</text:p>
          </table:table-cell>
          <table:table-cell office:value-type="string" calcext:value-type="string">
            <text:p>balq3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MinimiseExpr</text:p>
          </table:table-cell>
          <table:table-cell table:formula="of:=FALSE()" office:value-type="float" office:value="0" calcext:value-type="float">
            <text:p>FAUX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DefOptimCoreParamsCore</text:p>
          </table:table-cell>
          <table:table-cell office:value-type="string" calcext:value-type="string">
            <text:p>zoopt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DefOptimCoreParamsMaxIters</text:p>
          </table:table-cell>
          <table:table-cell office:value-type="float" office:value="150" calcext:value-type="float">
            <text:p>15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DefOptimCoreParamsTermExprValue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DefOptimCoreParamsAlgorithm</text:p>
          </table:table-cell>
          <table:table-cell office:value-type="string" calcext:value-type="string">
            <text:p>racos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DefOptimCoreParamsMaxRetries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SubmitTimes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SubmitOnlyBest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OutliersMethod</text:p>
          </table:table-cell>
          <table:table-cell office:value-type="string" calcext:value-type="string">
            <text:p>tucquant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OutliersQuantCutPct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FitDistCutsFctr</text:p>
          </table:table-cell>
          <table:table-cell office:value-type="string" calcext:value-type="string">
            <text:p>[0.6, 1.4]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DiscrDistCutsFctr</text:p>
          </table:table-cell>
          <table:table-cell office:value-type="string" calcext:value-type="string">
            <text:p>[0.5, 1.2]</text:p>
          </table:table-cell>
          <table:table-cell table:number-columns-repeated="1638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-runtime" table:style-name="ta4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Versio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os</text:p>
          </table:table-cell>
          <table:table-cell office:value-type="string" calcext:value-type="string">
            <text:p>Windows Enterprise 10.0.22621 (64bit)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rocessor</text:p>
          </table:table-cell>
          <table:table-cell office:value-type="string" calcext:value-type="string">
            <text:p>Intel64 Family 6 Model 165 Stepping 2, GenuineIntel, 12 CPUs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ython</text:p>
          </table:table-cell>
          <table:table-cell office:value-type="string" calcext:value-type="string">
            <text:p>cpython (win32) R3.8.17 | packaged by conda-forge | (default, Jun 16 2023, 07:01:59) [MSC v.1929 64 bit (AMD64)]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numpy</text:p>
          </table:table-cell>
          <table:table-cell office:value-type="string" calcext:value-type="string">
            <text:p>1.24.4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andas</text:p>
          </table:table-cell>
          <table:table-cell office:value-type="string" calcext:value-type="string">
            <text:p>1.2.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zoopt</text:p>
          </table:table-cell>
          <table:table-cell office:value-type="string" calcext:value-type="string">
            <text:p>0.4.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matplotlib</text:p>
          </table:table-cell>
          <table:table-cell office:value-type="string" calcext:value-type="string">
            <text:p>3.7.2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jinja2</text:p>
          </table:table-cell>
          <table:table-cell office:value-type="string" calcext:value-type="string">
            <text:p>3.1.3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yaudisam</text:p>
          </table:table-cell>
          <table:table-cell office:value-type="string" calcext:value-type="string">
            <text:p>1.1.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MCDS engine</text:p>
          </table:table-cell>
          <table:table-cell office:value-type="string" calcext:value-type="string">
            <text:p>C:/PortableApps/Distance 7/MCDS.exe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MCDS engine version</text:p>
          </table:table-cell>
          <table:table-cell office:value-type="string" calcext:value-type="string">
            <text:p>6.2.0</text:p>
          </table:table-cell>
          <table:table-cell table:number-columns-repeated="1638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-runtime" style:display-name="PageStyle_sp-runti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-analyser" style:display-name="PageStyle_sp-analy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-analyses" style:display-name="PageStyle_sp-analys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-results" style:display-name="PageStyle_all-resul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4-05-08T16:18:59</meta:creation-date>
    <dc:date>2024-05-08T16:18:59</dc:date>
    <meta:generator>LibreOffice/7.5.5.2$Windows_x86 LibreOffice_project/ca8fe7424262805f223b9a2334bc7181abbcbf5e</meta:generator>
    <meta:document-statistic meta:table-count="4" meta:cell-count="20254" meta:object-count="0"/>
    <meta:user-defined meta:name="AppVersion">3.1</meta:user-defined>
  </office:meta>
</office:document-meta>
</file>